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11" svg:font-family="Arial11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style:vertical-align="middle" fo:background-color="transparent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/>
      <style:text-properties fo:font-size="10pt" style:font-size-asian="10pt" style:font-size-complex="10pt"/>
    </style:style>
    <style:style style:name="ce9" style:family="table-cell" style:parent-style-name="Excel_32_Built-in_32_Normal" style:data-style-name="N36">
      <style:table-cell-properties fo:border="thin solid #000000" style:vertical-align="middle" fo:background-color="transparent"/>
      <style:text-properties fo:font-size="10pt" style:font-size-asian="10pt" style:font-size-complex="10pt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Excel_32_Built-in_32_Hyperlink" style:data-style-name="N36">
      <style:table-cell-properties style:vertical-align="automatic" fo:background-color="transparent"/>
      <style:text-properties fo:color="#000000" style:font-name="Calibri" style:font-name-asian="Calibri" style:font-name-complex="Calibri" style:text-underline-style="solid" style:text-underline-type="single" style:font-family-generic="swiss"/>
    </style:style>
    <style:style style:name="ce14" style:family="table-cell" style:parent-style-name="Normal_32_2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style:font-family-generic="swiss"/>
    </style:style>
    <style:style style:name="ce15" style:family="table-cell" style:parent-style-name="Normal_32_2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Normal_32_2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Normal_32_2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fo:font-size="10pt" style:font-size-asian="10pt" style:font-size-complex="10pt"/>
    </style:style>
    <style:style style:name="ce1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fo:font-size="10pt" style:font-size-asian="10pt" style:font-size-complex="10pt"/>
    </style:style>
    <style:style style:name="ce20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fo:font-size="10pt" style:font-size-asian="10pt" style:font-size-complex="10pt"/>
    </style:style>
    <style:style style:name="ce23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/>
      <style:text-properties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fo:font-size="10pt" style:font-size-asian="10pt" style:font-size-complex="10pt"/>
    </style:style>
    <style:style style:name="ce25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fo:font-size="10pt" style:font-size-asian="10pt" style:font-size-complex="10pt"/>
    </style:style>
    <style:style style:name="ce26" style:family="table-cell" style:parent-style-name="Excel_32_Built-in_32_Normal" style:data-style-name="N36">
      <style:table-cell-properties style:vertical-align="middle" fo:background-color="transparent"/>
      <style:text-properties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29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background-color="transparent"/>
      <style:text-properties fo:font-weight="bold" style:font-weight-asian="bold" style:font-weight-complex="bold"/>
    </style:style>
    <style:style style:name="ce31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Normal_32_2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34" style:family="table-cell" style:parent-style-name="Normal_32_2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5" style:family="table-cell" style:parent-style-name="Normal_32_2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6" style:family="table-cell" style:parent-style-name="Normal_32_2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7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Normal_32_2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50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51" style:family="table-cell" style:parent-style-name="Excel_32_Built-in_32_Normal" style:data-style-name="N36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52" style:family="table-cell" style:parent-style-name="Normal_32_2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53" style:family="table-cell" style:parent-style-name="Normal_32_2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4" style:family="table-cell" style:parent-style-name="Normal_32_2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55" style:family="table-cell" style:parent-style-name="Normal_32_2" style:data-style-name="N36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56" style:family="table-cell" style:parent-style-name="Normal_32_2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7" style:family="table-cell" style:parent-style-name="Normal_32_2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58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9" style:family="table-cell" style:parent-style-name="Normal_32_2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0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1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Excel_32_Built-in_32_Normal" style:data-style-name="N36">
      <style:table-cell-properties fo:border="thin solid #000000" style:vertical-align="middle" fo:background-color="transparent"/>
      <style:text-properties fo:font-size="10pt" style:font-size-asian="10pt" style:font-size-complex="10pt"/>
    </style:style>
    <style:style style:name="ce63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64" style:family="table-cell" style:parent-style-name="Excel_32_Built-in_32_Normal" style:data-style-name="N36">
      <style:table-cell-properties fo:border="thin solid #000000" style:vertical-align="automatic" fo:background-color="transparent"/>
      <style:text-properties fo:font-size="10pt" style:font-size-asian="10pt" style:font-size-complex="10pt"/>
    </style:style>
    <style:style style:name="ce65" style:family="table-cell" style:parent-style-name="Normal_32_2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66" style:family="table-cell" style:parent-style-name="Normal_32_2" style:data-style-name="N36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67" style:family="table-cell" style:parent-style-name="Excel_BuiltIn_Hyperlink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text-underline-style="solid" style:text-underline-type="single" style:font-family-generic="swiss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top"/>
    </style:style>
    <style:style style:name="ce70" style:family="table-cell" style:parent-style-name="Default" style:data-style-name="N0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5.66208333333333cm"/>
    </style:style>
    <style:style style:name="co6" style:family="table-column">
      <style:table-column-properties fo:break-before="auto" style:column-width="5.132916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5135416666666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10.3452083333333cm"/>
    </style:style>
    <style:style style:name="co14" style:family="table-column">
      <style:table-column-properties fo:break-before="auto" style:column-width="5.68854166666667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3.22791666666667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3.51895833333333cm"/>
    </style:style>
    <style:style style:name="co20" style:family="table-column">
      <style:table-column-properties fo:break-before="auto" style:column-width="10.8479166666667cm"/>
    </style:style>
    <style:style style:name="co21" style:family="table-column">
      <style:table-column-properties fo:break-before="auto" style:column-width="4.70958333333333cm"/>
    </style:style>
    <style:style style:name="co22" style:family="table-column">
      <style:table-column-properties fo:break-before="auto" style:column-width="3.75708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55.5pt" style:use-optimal-row-height="false" fo:break-before="auto"/>
    </style:style>
    <style:style style:name="ro5" style:family="table-row">
      <style:table-row-properties style:row-height="4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36pt" style:use-optimal-row-height="false" fo:break-before="auto"/>
    </style:style>
    <style:style style:name="ro9" style:family="table-row">
      <style:table-row-properties style:row-height="52.9pt" style:use-optimal-row-height="false" fo:break-before="auto"/>
    </style:style>
    <style:style style:name="ro10" style:family="table-row">
      <style:table-row-properties style:row-height="54.75pt" style:use-optimal-row-height="false" fo:break-before="auto"/>
    </style:style>
    <style:style style:name="ro11" style:family="table-row">
      <style:table-row-properties style:row-height="51pt" style:use-optimal-row-height="false" fo:break-before="auto"/>
    </style:style>
    <style:style style:name="ro12" style:family="table-row">
      <style:table-row-properties style:row-height="49.9pt" style:use-optimal-row-height="false" fo:break-before="auto"/>
    </style:style>
    <style:style style:name="ro13" style:family="table-row">
      <style:table-row-properties style:row-height="42pt" style:use-optimal-row-height="false" fo:break-before="auto"/>
    </style:style>
    <style:style style:name="ro14" style:family="table-row">
      <style:table-row-properties style:row-height="12.75pt" style:use-optimal-row-height="true" fo:break-before="auto"/>
    </style:style>
    <style:style style:name="ro15" style:family="table-row">
      <style:table-row-properties style:row-height="25.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2.5pt" style:use-optimal-row-height="false" fo:break-before="auto"/>
    </style:style>
    <style:style style:name="ro18" style:family="table-row">
      <style:table-row-properties style:row-height="16.35pt" style:use-optimal-row-height="false" fo:break-before="auto"/>
    </style:style>
    <style:style style:name="ro19" style:family="table-row">
      <style:table-row-properties style:row-height="14.85pt" style:use-optimal-row-height="false" fo:break-before="auto"/>
    </style:style>
    <style:style style:name="ro20" style:family="table-row">
      <style:table-row-properties style:row-height="14.1pt" style:use-optimal-row-height="false" fo:break-before="auto"/>
    </style:style>
    <style:style style:name="ro21" style:family="table-row">
      <style:table-row-properties style:row-height="15.6pt" style:use-optimal-row-height="false" fo:break-before="auto"/>
    </style:style>
    <style:style style:name="ro22" style:family="table-row">
      <style:table-row-properties style:row-height="13.35pt" style:use-optimal-row-height="false" fo:break-before="auto"/>
    </style:style>
    <style:style style:name="ro23" style:family="table-row">
      <style:table-row-properties style:row-height="49.5pt" style:use-optimal-row-height="false" fo:break-before="auto"/>
    </style:style>
    <style:style style:name="ro24" style:family="table-row">
      <style:table-row-properties style:row-height="42.75pt" style:use-optimal-row-height="false" fo:break-before="auto"/>
    </style:style>
    <style:style style:name="ro25" style:family="table-row">
      <style:table-row-properties style:row-height="61.15pt" style:use-optimal-row-height="false" fo:break-before="auto"/>
    </style:style>
    <style:style style:name="ro26" style:family="table-row">
      <style:table-row-properties style:row-height="37.35pt" style:use-optimal-row-height="false" fo:break-before="auto"/>
    </style:style>
    <style:style style:name="ro27" style:family="table-row">
      <style:table-row-properties style:row-height="17.25pt" style:use-optimal-row-height="false" fo:break-before="auto"/>
    </style:style>
    <style:style style:name="ro28" style:family="table-row">
      <style:table-row-properties style:row-height="51.75pt" style:use-optimal-row-height="false" fo:break-before="auto"/>
    </style:style>
    <style:style style:name="ro29" style:family="table-row">
      <style:table-row-properties style:row-height="40.5pt" style:use-optimal-row-height="false" fo:break-before="auto"/>
    </style:style>
    <style:style style:name="ro30" style:family="table-row">
      <style:table-row-properties style:row-height="37.5pt" style:use-optimal-row-height="false" fo:break-before="auto"/>
    </style:style>
    <style:style style:name="ro31" style:family="table-row">
      <style:table-row-properties style:row-height="53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GM_I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26"/>
        <table:table-column table:style-name="co3" table:default-cell-style-name="ce27" table:visibility="collapse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number-columns-repeated="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007" table:default-cell-style-name="ce3"/>
        <table:table-column table:style-name="co9" table:default-cell-style-name="ce3"/>
        <table:table-column table:style-name="co9" table:number-columns-repeated="15361" table:default-cell-style-name="ce1"/>
        <table:table-row table:style-name="ro1">
          <table:table-cell office:value-type="string" table:number-columns-spanned="15" table:number-rows-spanned="1" table:style-name="ce28">
            <text:p>KOLKATA CIRCLE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table:number-columns-repeated="3" table:style-name="ce4"/>
          <table:table-cell table:style-name="ce5"/>
          <table:table-cell table:style-name="ce2"/>
          <table:table-cell table:number-columns-repeated="7" table:style-name="ce4"/>
          <table:table-cell table:style-name="ce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28">
            <text:p>DETAILS OF DESIGNATED AUTHORITIES UNDER RIGHT TO INFORMATION ACT 2005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table:number-columns-repeated="3" table:style-name="ce4"/>
          <table:table-cell table:style-name="ce5"/>
          <table:table-cell table:style-name="ce2"/>
          <table:table-cell table:number-columns-repeated="7" table:style-name="ce4"/>
          <table:table-cell table:style-name="ce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28">
            <text:p>APPELLATE AUTHORITY FOR UNDERNOTED CPIO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table:number-columns-repeated="3" table:style-name="ce4"/>
          <table:table-cell table:style-name="ce5"/>
          <table:table-cell table:style-name="ce2"/>
          <table:table-cell table:number-columns-repeated="7" table:style-name="ce4"/>
          <table:table-cell table:style-name="ce3"/>
          <table:table-cell table:number-columns-repeated="2" table:style-name="ce4"/>
          <table:table-cell table:number-columns-repeated="16369"/>
        </table:table-row>
        <table:table-row table:style-name="ro2">
          <table:table-cell office:value-type="string" table:number-columns-spanned="7" table:number-rows-spanned="4" table:style-name="ce29">
            <text:p>FIRST APPELLATE AUTHORITY</text:p>
          </table:table-cell>
          <table:covered-table-cell table:number-columns-repeated="6"/>
          <table:table-cell office:value-type="string" table:number-columns-spanned="8" table:number-rows-spanned="4" table:style-name="ce30">
            <text:p>GENERAL MANAGER - I, STATE BANK OF INDIA, SAMRIDDHI BHAVAN B BLOCK 4TH FLOOR, 1, STRAND ROAD, KOLKATA 700001,</text:p>
          </table:table-cell>
          <table:covered-table-cell table:number-columns-repeated="7"/>
          <table:table-cell table:number-columns-repeated="16369"/>
        </table:table-row>
        <table:table-row table:number-rows-repeated="3" table:style-name="ro2">
          <table:covered-table-cell/>
          <table:covered-table-cell table:number-columns-repeated="6"/>
          <table:covered-table-cell/>
          <table:covered-table-cell table:number-columns-repeated="7"/>
          <table:table-cell table:number-columns-repeated="16369"/>
        </table:table-row>
        <table:table-row table:style-name="ro3">
          <table:table-cell office:value-type="string" table:number-columns-spanned="3" table:number-rows-spanned="1" table:style-name="ce29">
            <text:p>CENTRAL PUBLIC INFORMATION OFFICER (CPIO)</text:p>
          </table:table-cell>
          <table:covered-table-cell table:number-columns-repeated="2"/>
          <table:table-cell office:value-type="string" table:style-name="ce6">
            <text:p>CONTACT DETAILS</text:p>
          </table:table-cell>
          <table:table-cell table:style-name="ce6"/>
          <table:table-cell office:value-type="string" table:number-columns-spanned="10" table:number-rows-spanned="1" table:style-name="ce29">
            <text:p>DETAILS OF CENTRAL ASSISTANT PUBLIC INFORMATION OFFICER (CAPIO)</text:p>
          </table:table-cell>
          <table:covered-table-cell table:number-columns-repeated="9"/>
          <table:table-cell table:number-columns-repeated="16369" table:style-name="ce7"/>
        </table:table-row>
        <table:table-row table:style-name="ro2">
          <table:table-cell table:number-columns-repeated="3" table:style-name="ce8"/>
          <table:table-cell table:style-name="ce9"/>
          <table:table-cell table:style-name="ce10"/>
          <table:table-cell table:number-columns-repeated="7" table:style-name="ce8"/>
          <table:table-cell table:style-name="ce3"/>
          <table:table-cell table:number-columns-repeated="2" table:style-name="ce8"/>
          <table:table-cell table:number-columns-repeated="16369"/>
        </table:table-row>
        <table:table-row table:style-name="ro2">
          <table:table-cell table:number-columns-repeated="3" table:style-name="ce8"/>
          <table:table-cell table:style-name="ce9"/>
          <table:table-cell table:style-name="ce10"/>
          <table:table-cell office:value-type="string" table:style-name="ce11">
            <text:p>BRANCH/OFFICE</text:p>
          </table:table-cell>
          <table:table-cell office:value-type="string" table:style-name="ce11">
            <text:p>BR CODE</text:p>
          </table:table-cell>
          <table:table-cell office:value-type="string" table:number-columns-spanned="5" table:number-rows-spanned="1" table:style-name="ce31">
            <text:p>ADRESS</text:p>
          </table:table-cell>
          <table:covered-table-cell table:number-columns-repeated="4"/>
          <table:table-cell office:value-type="string" table:style-name="ce12">
            <text:p>EMAIL ID</text:p>
          </table:table-cell>
          <table:table-cell office:value-type="string" table:style-name="ce11">
            <text:p>STD CODE</text:p>
          </table:table-cell>
          <table:table-cell office:value-type="string" table:style-name="ce11">
            <text:p>PHONE NO</text:p>
          </table:table-cell>
          <table:table-cell table:number-columns-repeated="16369"/>
        </table:table-row>
        <table:table-row table:style-name="ro4">
          <table:table-cell office:value-type="string" table:number-columns-spanned="3" table:number-rows-spanned="1" table:style-name="ce29">
            <text:p>Assistant General Manager P &amp; E, 9th Floor, Samriddhi Bhavan B Block, No 1, Strand Road, Kolkata 700001</text:p>
          </table:table-cell>
          <table:covered-table-cell table:number-columns-repeated="2"/>
          <table:table-cell office:value-type="string" table:style-name="ce6">
            <text:p>033-22421035</text:p>
          </table:table-cell>
          <table:table-cell table:number-columns-repeated="3" table:style-name="ce6"/>
          <table:table-cell office:value-type="string" table:number-columns-spanned="3" table:number-rows-spanned="1" table:style-name="ce29">
            <text:p>Chief Manager Estate, 9th Floor, Samriddhi Bhavan B Block, No 1, Strand Road, Kolkata 700001</text:p>
          </table:table-cell>
          <table:covered-table-cell table:number-columns-repeated="2"/>
          <table:table-cell table:number-columns-repeated="2" table:style-name="ce6"/>
          <table:table-cell office:value-type="string" table:style-name="ce13">
            <text:p>agmpre.lhokol@sbi.co.in</text:p>
          </table:table-cell>
          <table:table-cell office:value-type="float" office:value="33" table:style-name="ce6">
            <text:p>33</text:p>
          </table:table-cell>
          <table:table-cell office:value-type="float" office:value="22436728" table:style-name="ce6">
            <text:p>22436728</text:p>
          </table:table-cell>
          <table:table-cell table:number-columns-repeated="16369"/>
        </table:table-row>
        <table:table-row table:style-name="ro5">
          <table:table-cell office:value-type="string" table:number-columns-spanned="3" table:number-rows-spanned="1" table:style-name="ce32">
            <text:p>Deputy General Manager B&amp;O, State Bank of India, 1/16, VIP Road, Kolkata 700054</text:p>
          </table:table-cell>
          <table:covered-table-cell table:number-columns-repeated="2"/>
          <table:table-cell office:value-type="string" table:style-name="ce14">
            <text:p>033-2355-3637</text:p>
          </table:table-cell>
          <table:table-cell office:value-type="float" office:value="16339" table:style-name="ce15">
            <text:p>16339</text:p>
          </table:table-cell>
          <table:table-cell office:value-type="string" table:style-name="ce16">
            <text:p>DAC, Barrackpore</text:p>
          </table:table-cell>
          <table:table-cell office:value-type="float" office:value="12222" table:style-name="ce16">
            <text:p>12222</text:p>
          </table:table-cell>
          <table:table-cell office:value-type="string" table:style-name="ce16">
            <text:p>The Branch Manager, State Bank of India,Barrackpore Br.</text:p>
          </table:table-cell>
          <table:table-cell office:value-type="string" table:style-name="ce16">
            <text:p>S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20" table:style-name="ce16">
            <text:p>700120</text:p>
          </table:table-cell>
          <table:table-cell office:value-type="string" table:style-name="ce17">
            <text:p>sbi.12222@sbi.co.in</text:p>
          </table:table-cell>
          <table:table-cell office:value-type="float" office:value="33" table:style-name="ce16">
            <text:p>33</text:p>
          </table:table-cell>
          <table:table-cell office:value-type="float" office:value="25451653" table:style-name="ce16">
            <text:p>25451653</text:p>
          </table:table-cell>
          <table:table-cell table:number-columns-repeated="16369"/>
        </table:table-row>
        <table:table-row table:style-name="ro6">
          <table:table-cell office:value-type="string" table:number-columns-spanned="3" table:number-rows-spanned="33" table:style-name="ce33">
            <text:p>Regional Manager, State Bank of India, RBO-I, 15 Square East, Berhampore, Murshidabad, 742101</text:p>
          </table:table-cell>
          <table:covered-table-cell table:number-columns-repeated="2"/>
          <table:table-cell office:value-type="string" table:number-columns-spanned="1" table:number-rows-spanned="33" table:style-name="ce34">
            <text:p>03482-200225</text:p>
          </table:table-cell>
          <table:table-cell office:value-type="float" office:value="16339" table:style-name="ce15">
            <text:p>16339</text:p>
          </table:table-cell>
          <table:table-cell office:value-type="string" table:style-name="ce16">
            <text:p>Farakka</text:p>
          </table:table-cell>
          <table:table-cell office:value-type="float" office:value="218" table:style-name="ce16">
            <text:p>218</text:p>
          </table:table-cell>
          <table:table-cell office:value-type="string" table:style-name="ce16">
            <text:p>The Branch Manager, State Bank of India PO Farraka Barrage</text:p>
          </table:table-cell>
          <table:table-cell office:value-type="string" table:style-name="ce16">
            <text:p>Dist Murshidabad</text:p>
          </table:table-cell>
          <table:table-cell office:value-type="string" table:style-name="ce16">
            <text:p>Farakka</text:p>
          </table:table-cell>
          <table:table-cell office:value-type="string" table:style-name="ce16">
            <text:p>WB</text:p>
          </table:table-cell>
          <table:table-cell office:value-type="float" office:value="742212" table:style-name="ce16">
            <text:p>742212</text:p>
          </table:table-cell>
          <table:table-cell office:value-type="string" table:style-name="ce17">
            <text:p>sbi.00218@sbi.co.in</text:p>
          </table:table-cell>
          <table:table-cell office:value-type="float" office:value="3485" table:style-name="ce16">
            <text:p>3485</text:p>
          </table:table-cell>
          <table:table-cell office:value-type="float" office:value="253254" table:style-name="ce16">
            <text:p>25325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Kandi</text:p>
          </table:table-cell>
          <table:table-cell office:value-type="float" office:value="237" table:style-name="ce16">
            <text:p>237</text:p>
          </table:table-cell>
          <table:table-cell office:value-type="string" table:style-name="ce16">
            <text:p>The Branch Manager, State Bank of India PO Kandi</text:p>
          </table:table-cell>
          <table:table-cell office:value-type="string" table:style-name="ce16">
            <text:p>Dist Murshidabad</text:p>
          </table:table-cell>
          <table:table-cell office:value-type="string" table:style-name="ce16">
            <text:p>Kandi</text:p>
          </table:table-cell>
          <table:table-cell office:value-type="string" table:style-name="ce16">
            <text:p>WB</text:p>
          </table:table-cell>
          <table:table-cell office:value-type="float" office:value="742137" table:style-name="ce16">
            <text:p>742137</text:p>
          </table:table-cell>
          <table:table-cell office:value-type="string" table:style-name="ce17">
            <text:p>sbi.00237@sbi.co.in</text:p>
          </table:table-cell>
          <table:table-cell office:value-type="float" office:value="34840" table:style-name="ce16">
            <text:p>34840</text:p>
          </table:table-cell>
          <table:table-cell office:value-type="float" office:value="255301" table:style-name="ce16">
            <text:p>25530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Aurangabad WB</text:p>
          </table:table-cell>
          <table:table-cell office:value-type="float" office:value="1299" table:style-name="ce16">
            <text:p>1299</text:p>
          </table:table-cell>
          <table:table-cell office:value-type="string" table:style-name="ce16">
            <text:p>The Branch Manager, State Bank of India C/O SBISME near Netaji</text:p>
          </table:table-cell>
          <table:table-cell office:value-type="string" table:style-name="ce16">
            <text:p>More</text:p>
          </table:table-cell>
          <table:table-cell office:value-type="string" table:style-name="ce16">
            <text:p>Aurangabad</text:p>
          </table:table-cell>
          <table:table-cell office:value-type="string" table:style-name="ce16">
            <text:p>WB</text:p>
          </table:table-cell>
          <table:table-cell office:value-type="float" office:value="742201" table:style-name="ce16">
            <text:p>742201</text:p>
          </table:table-cell>
          <table:table-cell office:value-type="string" table:style-name="ce17">
            <text:p>sbi.01299@sbi.co.in</text:p>
          </table:table-cell>
          <table:table-cell office:value-type="float" office:value="34820" table:style-name="ce16">
            <text:p>34820</text:p>
          </table:table-cell>
          <table:table-cell office:value-type="float" office:value="263814" table:style-name="ce16">
            <text:p>26381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Salar</text:p>
          </table:table-cell>
          <table:table-cell office:value-type="float" office:value="1721" table:style-name="ce16">
            <text:p>1721</text:p>
          </table:table-cell>
          <table:table-cell office:value-type="string" table:style-name="ce16">
            <text:p>The Branch Manager,State Bank of India Vill + PO Salar</text:p>
          </table:table-cell>
          <table:table-cell office:value-type="string" table:style-name="ce16">
            <text:p>Dist Murshidabad</text:p>
          </table:table-cell>
          <table:table-cell office:value-type="string" table:style-name="ce16">
            <text:p>Salar</text:p>
          </table:table-cell>
          <table:table-cell office:value-type="string" table:style-name="ce16">
            <text:p>WB</text:p>
          </table:table-cell>
          <table:table-cell office:value-type="float" office:value="742401" table:style-name="ce16">
            <text:p>742401</text:p>
          </table:table-cell>
          <table:table-cell office:value-type="string" table:style-name="ce17">
            <text:p>sbi.01721@sbi.co.in</text:p>
          </table:table-cell>
          <table:table-cell office:value-type="float" office:value="3484" table:style-name="ce16">
            <text:p>3484</text:p>
          </table:table-cell>
          <table:table-cell office:value-type="float" office:value="273043" table:style-name="ce16">
            <text:p>27304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Nagar</text:p>
          </table:table-cell>
          <table:table-cell office:value-type="float" office:value="2092" table:style-name="ce16">
            <text:p>2092</text:p>
          </table:table-cell>
          <table:table-cell office:value-type="string" table:style-name="ce16">
            <text:p>The Branch Manager,State Bank of India PO Nagar</text:p>
          </table:table-cell>
          <table:table-cell office:value-type="string" table:style-name="ce16">
            <text:p>Dist Murshidabad</text:p>
          </table:table-cell>
          <table:table-cell office:value-type="string" table:style-name="ce16">
            <text:p>Nagar</text:p>
          </table:table-cell>
          <table:table-cell office:value-type="string" table:style-name="ce16">
            <text:p>WB</text:p>
          </table:table-cell>
          <table:table-cell office:value-type="float" office:value="742159" table:style-name="ce16">
            <text:p>742159</text:p>
          </table:table-cell>
          <table:table-cell office:value-type="string" table:style-name="ce17">
            <text:p>sbi.02092@sbi.co.in</text:p>
          </table:table-cell>
          <table:table-cell office:value-type="float" office:value="3484" table:style-name="ce16">
            <text:p>3484</text:p>
          </table:table-cell>
          <table:table-cell office:value-type="float" office:value="279022" table:style-name="ce16">
            <text:p>27902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SatitaraBurwanA</text:p>
          </table:table-cell>
          <table:table-cell office:value-type="float" office:value="4781" table:style-name="ce16">
            <text:p>4781</text:p>
          </table:table-cell>
          <table:table-cell office:value-type="string" table:style-name="ce16">
            <text:p>The Branch Manager,State Bank of India,Dakbunglow PO Gramsalkia</text:p>
          </table:table-cell>
          <table:table-cell office:value-type="string" table:style-name="ce16">
            <text:p>Dist Murshidibad</text:p>
          </table:table-cell>
          <table:table-cell office:value-type="string" table:style-name="ce16">
            <text:p>Satitara</text:p>
          </table:table-cell>
          <table:table-cell office:value-type="string" table:style-name="ce16">
            <text:p>WB</text:p>
          </table:table-cell>
          <table:table-cell office:value-type="float" office:value="742132" table:style-name="ce16">
            <text:p>742132</text:p>
          </table:table-cell>
          <table:table-cell office:value-type="string" table:style-name="ce17">
            <text:p>sbi.04781@sbi.co.in</text:p>
          </table:table-cell>
          <table:table-cell office:value-type="float" office:value="3484" table:style-name="ce16">
            <text:p>3484</text:p>
          </table:table-cell>
          <table:table-cell office:value-type="float" office:value="272215" table:style-name="ce16">
            <text:p>27221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Dhulian</text:p>
          </table:table-cell>
          <table:table-cell office:value-type="float" office:value="6932" table:style-name="ce16">
            <text:p>6932</text:p>
          </table:table-cell>
          <table:table-cell office:value-type="string" table:style-name="ce16">
            <text:p>The Branch Manager,State Bank of India,Dhulian</text:p>
          </table:table-cell>
          <table:table-cell office:value-type="string" table:style-name="ce16">
            <text:p>Dist Murshidabad</text:p>
          </table:table-cell>
          <table:table-cell office:value-type="string" table:style-name="ce16">
            <text:p>Dhulian</text:p>
          </table:table-cell>
          <table:table-cell office:value-type="string" table:style-name="ce16">
            <text:p>WB</text:p>
          </table:table-cell>
          <table:table-cell office:value-type="float" office:value="742202" table:style-name="ce16">
            <text:p>742202</text:p>
          </table:table-cell>
          <table:table-cell office:value-type="string" table:style-name="ce17">
            <text:p>sbi.06932@sbi.co.in</text:p>
          </table:table-cell>
          <table:table-cell office:value-type="float" office:value="3485" table:style-name="ce16">
            <text:p>3485</text:p>
          </table:table-cell>
          <table:table-cell office:value-type="float" office:value="265255" table:style-name="ce16">
            <text:p>26525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Andua</text:p>
          </table:table-cell>
          <table:table-cell office:value-type="float" office:value="7099" table:style-name="ce16">
            <text:p>7099</text:p>
          </table:table-cell>
          <table:table-cell office:value-type="string" table:style-name="ce16">
            <text:p>The Branch Manager,State Bank of India,PO Nabarun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Andua</text:p>
          </table:table-cell>
          <table:table-cell office:value-type="string" table:style-name="ce16">
            <text:p>WB</text:p>
          </table:table-cell>
          <table:table-cell office:value-type="float" office:value="742212" table:style-name="ce16">
            <text:p>742212</text:p>
          </table:table-cell>
          <table:table-cell office:value-type="string" table:style-name="ce17">
            <text:p>sbi.07099@sbi.co.in</text:p>
          </table:table-cell>
          <table:table-cell office:value-type="float" office:value="3485" table:style-name="ce16">
            <text:p>3485</text:p>
          </table:table-cell>
          <table:table-cell office:value-type="float" office:value="252222" table:style-name="ce16">
            <text:p>25222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Mirzapur SAB</text:p>
          </table:table-cell>
          <table:table-cell office:value-type="float" office:value="7145" table:style-name="ce16">
            <text:p>7145</text:p>
          </table:table-cell>
          <table:table-cell office:value-type="string" table:style-name="ce16">
            <text:p>The Branch Manager,State Bank of India,Vill Mirzapur PO Ganka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27" table:style-name="ce16">
            <text:p>742227</text:p>
          </table:table-cell>
          <table:table-cell office:value-type="string" table:style-name="ce17">
            <text:p>sbi.07145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62024" table:style-name="ce16">
            <text:p>2620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Joypur SAB</text:p>
          </table:table-cell>
          <table:table-cell office:value-type="float" office:value="8519" table:style-name="ce16">
            <text:p>8519</text:p>
          </table:table-cell>
          <table:table-cell office:value-type="string" table:style-name="ce16">
            <text:p>The Branch Manager,State Bank of India,Village &amp; PO Joypu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59" table:style-name="ce16">
            <text:p>742159</text:p>
          </table:table-cell>
          <table:table-cell office:value-type="string" table:style-name="ce17">
            <text:p>sbi.08519@sbi.co.in</text:p>
          </table:table-cell>
          <table:table-cell office:value-type="float" office:value="3484" table:style-name="ce16">
            <text:p>3484</text:p>
          </table:table-cell>
          <table:table-cell office:value-type="float" office:value="240038" table:style-name="ce16">
            <text:p>24003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Alugram</text:p>
          </table:table-cell>
          <table:table-cell office:value-type="float" office:value="8558" table:style-name="ce16">
            <text:p>8558</text:p>
          </table:table-cell>
          <table:table-cell office:value-type="string" table:style-name="ce16">
            <text:p>The Branch Manager,State Bank of India,Vill &amp; PO Angapur</text:p>
          </table:table-cell>
          <table:table-cell office:value-type="string" table:style-name="ce16">
            <text:p>Dist 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301" table:style-name="ce16">
            <text:p>742301</text:p>
          </table:table-cell>
          <table:table-cell office:value-type="string" table:style-name="ce17">
            <text:p>sbi.08558@sbi.co.in</text:p>
          </table:table-cell>
          <table:table-cell office:value-type="float" office:value="3484" table:style-name="ce16">
            <text:p>3484</text:p>
          </table:table-cell>
          <table:table-cell office:value-type="float" office:value="225300" table:style-name="ce16">
            <text:p>2253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Bazardanga SAB</text:p>
          </table:table-cell>
          <table:table-cell office:value-type="float" office:value="8854" table:style-name="ce16">
            <text:p>8854</text:p>
          </table:table-cell>
          <table:table-cell office:value-type="string" table:style-name="ce16">
            <text:p>The Branch Manager,State Bank of India,Vill &amp; PO Mahatan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80" table:style-name="ce16">
            <text:p>742180</text:p>
          </table:table-cell>
          <table:table-cell office:value-type="string" table:style-name="ce17">
            <text:p>sbi.08854@sbi.co.in</text:p>
          </table:table-cell>
          <table:table-cell office:value-type="float" office:value="3484" table:style-name="ce16">
            <text:p>3484</text:p>
          </table:table-cell>
          <table:table-cell office:value-type="float" office:value="266250" table:style-name="ce16">
            <text:p>26625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Tenya SAB</text:p>
          </table:table-cell>
          <table:table-cell office:value-type="float" office:value="9171" table:style-name="ce16">
            <text:p>9171</text:p>
          </table:table-cell>
          <table:table-cell office:value-type="string" table:style-name="ce16">
            <text:p>The Branch Manager,State Bank of India,Teny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404" table:style-name="ce16">
            <text:p>742404</text:p>
          </table:table-cell>
          <table:table-cell office:value-type="string" table:style-name="ce17">
            <text:p>sbi.09171@sbi.co.in</text:p>
          </table:table-cell>
          <table:table-cell office:value-type="float" office:value="3484" table:style-name="ce16">
            <text:p>3484</text:p>
          </table:table-cell>
          <table:table-cell office:value-type="float" office:value="261023" table:style-name="ce16">
            <text:p>26102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Kharer SAB</text:p>
          </table:table-cell>
          <table:table-cell office:value-type="float" office:value="9172" table:style-name="ce16">
            <text:p>9172</text:p>
          </table:table-cell>
          <table:table-cell office:value-type="string" table:style-name="ce16">
            <text:p>The Branch Manager,State Bank of India,Kharer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401" table:style-name="ce16">
            <text:p>742401</text:p>
          </table:table-cell>
          <table:table-cell office:value-type="string" table:style-name="ce17">
            <text:p>sbi.09172@sbi.co.in</text:p>
          </table:table-cell>
          <table:table-cell office:value-type="float" office:value="3484" table:style-name="ce16">
            <text:p>3484</text:p>
          </table:table-cell>
          <table:table-cell office:value-type="float" office:value="232211" table:style-name="ce16">
            <text:p>2322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Bazitpur SAB</text:p>
          </table:table-cell>
          <table:table-cell office:value-type="float" office:value="9173" table:style-name="ce16">
            <text:p>9173</text:p>
          </table:table-cell>
          <table:table-cell office:value-type="string" table:style-name="ce16">
            <text:p>The Branch Manager,State Bank of India,Vill Raghunathpu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01" table:style-name="ce16">
            <text:p>742201</text:p>
          </table:table-cell>
          <table:table-cell office:value-type="string" table:style-name="ce17">
            <text:p>sbi.09173@sbi.co.in</text:p>
          </table:table-cell>
          <table:table-cell office:value-type="float" office:value="3485" table:style-name="ce16">
            <text:p>3485</text:p>
          </table:table-cell>
          <table:table-cell office:value-type="float" office:value="240202" table:style-name="ce16">
            <text:p>24020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Nimtita SAB</text:p>
          </table:table-cell>
          <table:table-cell office:value-type="float" office:value="9174" table:style-name="ce16">
            <text:p>9174</text:p>
          </table:table-cell>
          <table:table-cell office:value-type="string" table:style-name="ce16">
            <text:p>The Branch Manager,State Bank of India,Sherpur , Nimtit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24" table:style-name="ce16">
            <text:p>742224</text:p>
          </table:table-cell>
          <table:table-cell office:value-type="string" table:style-name="ce17">
            <text:p>sbi.09174@sbi.co.in</text:p>
          </table:table-cell>
          <table:table-cell office:value-type="float" office:value="3485" table:style-name="ce16">
            <text:p>3485</text:p>
          </table:table-cell>
          <table:table-cell office:value-type="float" office:value="262519" table:style-name="ce16">
            <text:p>26251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Rampur SAB</text:p>
          </table:table-cell>
          <table:table-cell office:value-type="float" office:value="9723" table:style-name="ce16">
            <text:p>9723</text:p>
          </table:table-cell>
          <table:table-cell office:value-type="string" table:style-name="ce16">
            <text:p>The Branch Manager,State Bank of India,Rampu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13" table:style-name="ce16">
            <text:p>742213</text:p>
          </table:table-cell>
          <table:table-cell office:value-type="string" table:style-name="ce17">
            <text:p>sbi.09723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69361" table:style-name="ce16">
            <text:p>26936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Jangipur Town</text:p>
          </table:table-cell>
          <table:table-cell office:value-type="float" office:value="13444" table:style-name="ce16">
            <text:p>13444</text:p>
          </table:table-cell>
          <table:table-cell office:value-type="string" table:style-name="ce16">
            <text:p>The Branch Manager,State Bank of India,Jangipur High School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13" table:style-name="ce16">
            <text:p>742213</text:p>
          </table:table-cell>
          <table:table-cell office:value-type="string" table:style-name="ce17">
            <text:p>sbi.13444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64655" table:style-name="ce16">
            <text:p>26465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KANDI BUS STN</text:p>
          </table:table-cell>
          <table:table-cell office:value-type="float" office:value="13984" table:style-name="ce16">
            <text:p>13984</text:p>
          </table:table-cell>
          <table:table-cell office:value-type="string" table:style-name="ce16">
            <text:p>The Branch Manager,State Bank of India,Kandi Bus Stan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37" table:style-name="ce16">
            <text:p>742137</text:p>
          </table:table-cell>
          <table:table-cell office:value-type="string" table:style-name="ce17">
            <text:p>sbi.13984@sbi.co.in</text:p>
          </table:table-cell>
          <table:table-cell office:value-type="float" office:value="3484" table:style-name="ce16">
            <text:p>3484</text:p>
          </table:table-cell>
          <table:table-cell office:value-type="float" office:value="255315" table:style-name="ce16">
            <text:p>25531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KULU</text:p>
          </table:table-cell>
          <table:table-cell office:value-type="float" office:value="13985" table:style-name="ce16">
            <text:p>13985</text:p>
          </table:table-cell>
          <table:table-cell office:value-type="string" table:style-name="ce16">
            <text:p>The Branch Manager,State Bank of India,Kulikandi Burwan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63" table:style-name="ce16">
            <text:p>742163</text:p>
          </table:table-cell>
          <table:table-cell office:value-type="string" table:style-name="ce17">
            <text:p>sbi.13985@sbi.co.in</text:p>
          </table:table-cell>
          <table:table-cell office:value-type="float" office:value="3484" table:style-name="ce16">
            <text:p>3484</text:p>
          </table:table-cell>
          <table:table-cell office:value-type="float" office:value="222112" table:style-name="ce16">
            <text:p>22211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DakBunglow More</text:p>
          </table:table-cell>
          <table:table-cell office:value-type="float" office:value="14039" table:style-name="ce16">
            <text:p>14039</text:p>
          </table:table-cell>
          <table:table-cell office:value-type="string" table:style-name="ce16">
            <text:p>The Branch Manager,State Bank of India,Dak Bunglow More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38" table:style-name="ce16">
            <text:p>742238</text:p>
          </table:table-cell>
          <table:table-cell office:value-type="string" table:style-name="ce17">
            <text:p>sbi.14039@sbi.co.in</text:p>
          </table:table-cell>
          <table:table-cell office:value-type="float" office:value="3484" table:style-name="ce16">
            <text:p>3484</text:p>
          </table:table-cell>
          <table:table-cell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SAMMATINAGAR</text:p>
          </table:table-cell>
          <table:table-cell office:value-type="float" office:value="14041" table:style-name="ce16">
            <text:p>14041</text:p>
          </table:table-cell>
          <table:table-cell office:value-type="string" table:style-name="ce16">
            <text:p>The Branch Manager,State Bank of India,Sammatinapu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13" table:style-name="ce16">
            <text:p>742213</text:p>
          </table:table-cell>
          <table:table-cell office:value-type="string" table:style-name="ce17">
            <text:p>sbi.14041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69040" table:style-name="ce16">
            <text:p>26904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Palsanda</text:p>
          </table:table-cell>
          <table:table-cell office:value-type="float" office:value="14042" table:style-name="ce16">
            <text:p>14042</text:p>
          </table:table-cell>
          <table:table-cell office:value-type="string" table:style-name="ce16">
            <text:p>The Branch Manager,State Bank of India,Palsand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38" table:style-name="ce16">
            <text:p>742238</text:p>
          </table:table-cell>
          <table:table-cell office:value-type="string" table:style-name="ce17">
            <text:p>sbi.14042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20605" table:style-name="ce16">
            <text:p>22060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SAGARDIGHI RL S</text:p>
          </table:table-cell>
          <table:table-cell office:value-type="float" office:value="14044" table:style-name="ce16">
            <text:p>14044</text:p>
          </table:table-cell>
          <table:table-cell office:value-type="string" table:style-name="ce16">
            <text:p>The Branch Manager,State Bank of India,Popara, Sagardhighi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26" table:style-name="ce16">
            <text:p>742226</text:p>
          </table:table-cell>
          <table:table-cell office:value-type="string" table:style-name="ce17">
            <text:p>sbi.14044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68003" table:style-name="ce16">
            <text:p>26800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Sekandara</text:p>
          </table:table-cell>
          <table:table-cell office:value-type="float" office:value="18004" table:style-name="ce16">
            <text:p>18004</text:p>
          </table:table-cell>
          <table:table-cell office:value-type="string" table:style-name="ce16">
            <text:p>The Branch Manager,State Bank of India,Vill &amp; PO Lakhinda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13" table:style-name="ce16">
            <text:p>742213</text:p>
          </table:table-cell>
          <table:table-cell office:value-type="string" table:style-name="ce17">
            <text:p>sbi.18004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65622" table:style-name="ce16">
            <text:p>26562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Kabilpur</text:p>
          </table:table-cell>
          <table:table-cell office:value-type="float" office:value="18007" table:style-name="ce16">
            <text:p>18007</text:p>
          </table:table-cell>
          <table:table-cell office:value-type="string" table:style-name="ce16">
            <text:p>The Branch Manager,State Bank of India,Kabilpu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37" table:style-name="ce16">
            <text:p>742237</text:p>
          </table:table-cell>
          <table:table-cell office:value-type="string" table:style-name="ce17">
            <text:p>sbi.18007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05104" table:style-name="ce16">
            <text:p>20510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Lakshijola</text:p>
          </table:table-cell>
          <table:table-cell office:value-type="float" office:value="18008" table:style-name="ce16">
            <text:p>18008</text:p>
          </table:table-cell>
          <table:table-cell office:value-type="string" table:style-name="ce16">
            <text:p>The Branch Manager,State Bank of India,Lakshijol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13" table:style-name="ce16">
            <text:p>742213</text:p>
          </table:table-cell>
          <table:table-cell office:value-type="string" table:style-name="ce17">
            <text:p>sbi.18008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77334" table:style-name="ce16">
            <text:p>27733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Burwan</text:p>
          </table:table-cell>
          <table:table-cell office:value-type="float" office:value="9357" table:style-name="ce16">
            <text:p>9357</text:p>
          </table:table-cell>
          <table:table-cell office:value-type="string" table:style-name="ce16">
            <text:p>The Branch Manager,State Bank of India,Burwan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32" table:style-name="ce16">
            <text:p>742132</text:p>
          </table:table-cell>
          <table:table-cell office:value-type="string" table:style-name="ce17">
            <text:p>sbi.09357@sbi.co.in</text:p>
          </table:table-cell>
          <table:table-cell office:value-type="float" office:value="3484" table:style-name="ce16">
            <text:p>3484</text:p>
          </table:table-cell>
          <table:table-cell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Sagardighi</text:p>
          </table:table-cell>
          <table:table-cell office:value-type="float" office:value="11377" table:style-name="ce16">
            <text:p>11377</text:p>
          </table:table-cell>
          <table:table-cell office:value-type="string" table:style-name="ce16">
            <text:p>The Branch Manager,State Bank of India,Manigram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37" table:style-name="ce16">
            <text:p>742237</text:p>
          </table:table-cell>
          <table:table-cell office:value-type="string" table:style-name="ce17">
            <text:p>sbi.11377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83701" table:style-name="ce16">
            <text:p>28370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Omarpur BdhnNgr</text:p>
          </table:table-cell>
          <table:table-cell office:value-type="float" office:value="12355" table:style-name="ce16">
            <text:p>12355</text:p>
          </table:table-cell>
          <table:table-cell office:value-type="string" table:style-name="ce16">
            <text:p>The Branch Manager,State Bank of India,Nr Omarpur Bus St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29" table:style-name="ce16">
            <text:p>742229</text:p>
          </table:table-cell>
          <table:table-cell office:value-type="string" table:style-name="ce17">
            <text:p>sbi.12355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73557" table:style-name="ce16">
            <text:p>27355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PURANDARPUR</text:p>
          </table:table-cell>
          <table:table-cell office:value-type="float" office:value="15270" table:style-name="ce16">
            <text:p>15270</text:p>
          </table:table-cell>
          <table:table-cell office:value-type="string" table:style-name="ce16">
            <text:p>The Branch Manager,State Bank of India,Purandarpu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71" table:style-name="ce16">
            <text:p>742171</text:p>
          </table:table-cell>
          <table:table-cell office:value-type="string" table:style-name="ce17">
            <text:p>sbi@15270@sbi.co.in</text:p>
          </table:table-cell>
          <table:table-cell office:value-type="float" office:value="3484" table:style-name="ce16">
            <text:p>3484</text:p>
          </table:table-cell>
          <table:table-cell office:value-type="float" office:value="258002" table:style-name="ce16">
            <text:p>25800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New Farraka</text:p>
          </table:table-cell>
          <table:table-cell office:value-type="float" office:value="18784" table:style-name="ce16">
            <text:p>18784</text:p>
          </table:table-cell>
          <table:table-cell office:value-type="string" table:style-name="ce16">
            <text:p>The Branch Manager, State Bank of India Near New Farraka Railway Station, PO Farrak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12" table:style-name="ce16">
            <text:p>742212</text:p>
          </table:table-cell>
          <table:table-cell office:value-type="string" table:style-name="ce17">
            <text:p>sbi.18784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53005" table:style-name="ce16">
            <text:p>253005</text:p>
          </table:table-cell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39" table:style-name="ce15">
            <text:p>16339</text:p>
          </table:table-cell>
          <table:table-cell office:value-type="string" table:style-name="ce16">
            <text:p>SONARUNDI</text:p>
          </table:table-cell>
          <table:table-cell office:value-type="float" office:value="15271" table:style-name="ce16">
            <text:p>15271</text:p>
          </table:table-cell>
          <table:table-cell office:value-type="string" table:style-name="ce16">
            <text:p>The Branch Manager,State Bank of India,Sonarundi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WB</text:p>
          </table:table-cell>
          <table:table-cell office:value-type="float" office:value="713123" table:style-name="ce16">
            <text:p>713123</text:p>
          </table:table-cell>
          <table:table-cell office:value-type="string" table:style-name="ce17">
            <text:p>sbi15271@sbi.co.in</text:p>
          </table:table-cell>
          <table:table-cell office:value-type="float" office:value="3484" table:style-name="ce16">
            <text:p>3484</text:p>
          </table:table-cell>
          <table:table-cell office:value-type="float" office:value="231001" table:style-name="ce16">
            <text:p>23100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table-cell office:value-type="string" table:number-columns-spanned="3" table:number-rows-spanned="32" table:style-name="ce33">
            <text:p>Regional Manager, State Bank of India, RBO-II, 15 Square East, Berhampore, Murshidabad, 742101</text:p>
          </table:table-cell>
          <table:covered-table-cell table:number-columns-repeated="2"/>
          <table:table-cell office:value-type="string" table:number-columns-spanned="1" table:number-rows-spanned="32" table:style-name="ce35">
            <text:p>03482-277115</text:p>
          </table:table-cell>
          <table:table-cell office:value-type="float" office:value="14869" table:style-name="ce15">
            <text:p>14869</text:p>
          </table:table-cell>
          <table:table-cell office:value-type="string" table:style-name="ce16">
            <text:p>Jangipur</text:p>
          </table:table-cell>
          <table:table-cell office:value-type="float" office:value="98" table:style-name="ce16">
            <text:p>98</text:p>
          </table:table-cell>
          <table:table-cell office:value-type="string" table:style-name="ce16">
            <text:p>The Branch Manager,State Bank of India,PO Raghunathganj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Jangipur</text:p>
          </table:table-cell>
          <table:table-cell office:value-type="string" table:style-name="ce16">
            <text:p>WB</text:p>
          </table:table-cell>
          <table:table-cell office:value-type="float" office:value="742225" table:style-name="ce16">
            <text:p>742225</text:p>
          </table:table-cell>
          <table:table-cell office:value-type="string" table:style-name="ce17">
            <text:p>Sbi.00098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71503" table:style-name="ce16">
            <text:p>27150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Lalbagh</text:p>
          </table:table-cell>
          <table:table-cell office:value-type="float" office:value="1087" table:style-name="ce16">
            <text:p>1087</text:p>
          </table:table-cell>
          <table:table-cell office:value-type="string" table:style-name="ce16">
            <text:p>The Branch Manager,State Bank of India,Sirajduallah Road</text:p>
          </table:table-cell>
          <table:table-cell office:value-type="string" table:style-name="ce16">
            <text:p>Lalbagh , Murshidabad</text:p>
          </table:table-cell>
          <table:table-cell office:value-type="string" table:style-name="ce16">
            <text:p>Lalbagh</text:p>
          </table:table-cell>
          <table:table-cell office:value-type="string" table:style-name="ce16">
            <text:p>WB</text:p>
          </table:table-cell>
          <table:table-cell office:value-type="float" office:value="742149" table:style-name="ce16">
            <text:p>742149</text:p>
          </table:table-cell>
          <table:table-cell office:value-type="string" table:style-name="ce17">
            <text:p>Sbi.01087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71465" table:style-name="ce16">
            <text:p>27146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Jiagunj</text:p>
          </table:table-cell>
          <table:table-cell office:value-type="float" office:value="1870" table:style-name="ce16">
            <text:p>1870</text:p>
          </table:table-cell>
          <table:table-cell office:value-type="string" table:style-name="ce16">
            <text:p>The Branch Manager,State Bank of India PO Jiaganj</text:p>
          </table:table-cell>
          <table:table-cell office:value-type="string" table:style-name="ce16">
            <text:p>Dist Murshidabad</text:p>
          </table:table-cell>
          <table:table-cell office:value-type="string" table:style-name="ce16">
            <text:p>Jiagunj</text:p>
          </table:table-cell>
          <table:table-cell office:value-type="string" table:style-name="ce16">
            <text:p>WB</text:p>
          </table:table-cell>
          <table:table-cell office:value-type="float" office:value="742123" table:style-name="ce16">
            <text:p>742123</text:p>
          </table:table-cell>
          <table:table-cell office:value-type="string" table:style-name="ce17">
            <text:p>sbi.01870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55515" table:style-name="ce16">
            <text:p>25551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Khagra Behampore</text:p>
          </table:table-cell>
          <table:table-cell office:value-type="float" office:value="2020" table:style-name="ce16">
            <text:p>2020</text:p>
          </table:table-cell>
          <table:table-cell office:value-type="string" table:style-name="ce16">
            <text:p>The Branch Manager,State Bank of India,Khagr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03" table:style-name="ce16">
            <text:p>742103</text:p>
          </table:table-cell>
          <table:table-cell office:value-type="string" table:style-name="ce17">
            <text:p>Sbi.02020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50294" table:style-name="ce16">
            <text:p>25029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Dumkal</text:p>
          </table:table-cell>
          <table:table-cell office:value-type="float" office:value="2055" table:style-name="ce16">
            <text:p>2055</text:p>
          </table:table-cell>
          <table:table-cell office:value-type="string" table:style-name="ce16">
            <text:p>The Branch Manager,State Bank of IndiaVill &amp; PO Dumkal</text:p>
          </table:table-cell>
          <table:table-cell office:value-type="string" table:style-name="ce16">
            <text:p>Dist Murshidabad</text:p>
          </table:table-cell>
          <table:table-cell office:value-type="string" table:style-name="ce16">
            <text:p>Dumkal</text:p>
          </table:table-cell>
          <table:table-cell office:value-type="string" table:style-name="ce16">
            <text:p>WB</text:p>
          </table:table-cell>
          <table:table-cell office:value-type="float" office:value="742303" table:style-name="ce16">
            <text:p>742303</text:p>
          </table:table-cell>
          <table:table-cell office:value-type="string" table:style-name="ce17">
            <text:p>sbi.02055@sbi.co.in</text:p>
          </table:table-cell>
          <table:table-cell office:value-type="float" office:value="3481" table:style-name="ce16">
            <text:p>3481</text:p>
          </table:table-cell>
          <table:table-cell office:value-type="float" office:value="230338" table:style-name="ce16">
            <text:p>23033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Berhampore ADB</text:p>
          </table:table-cell>
          <table:table-cell office:value-type="float" office:value="3914" table:style-name="ce16">
            <text:p>3914</text:p>
          </table:table-cell>
          <table:table-cell office:value-type="string" table:style-name="ce16">
            <text:p>The Branch Manager,State Bank of India,1A, Churamon Chowdhury Lane</text:p>
          </table:table-cell>
          <table:table-cell office:value-type="string" table:style-name="ce16">
            <text:p>Catholic Church Building, Murshidabad</text:p>
          </table:table-cell>
          <table:table-cell office:value-type="string" table:style-name="ce16">
            <text:p>Berhampore</text:p>
          </table:table-cell>
          <table:table-cell office:value-type="string" table:style-name="ce16">
            <text:p>WB</text:p>
          </table:table-cell>
          <table:table-cell office:value-type="float" office:value="742101" table:style-name="ce16">
            <text:p>742101</text:p>
          </table:table-cell>
          <table:table-cell office:value-type="string" table:style-name="ce17">
            <text:p>sbi.03914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58140" table:style-name="ce16">
            <text:p>25814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Trimohini villa</text:p>
          </table:table-cell>
          <table:table-cell office:value-type="float" office:value="7104" table:style-name="ce16">
            <text:p>7104</text:p>
          </table:table-cell>
          <table:table-cell office:value-type="string" table:style-name="ce16">
            <text:p>The Branch Manager,State Bank of India,Vill &amp; PO Trimohini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33" table:style-name="ce16">
            <text:p>742133</text:p>
          </table:table-cell>
          <table:table-cell office:value-type="string" table:style-name="ce17">
            <text:p>sbi.07104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49236" table:style-name="ce16">
            <text:p>24923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Satui village B</text:p>
          </table:table-cell>
          <table:table-cell office:value-type="float" office:value="7146" table:style-name="ce16">
            <text:p>7146</text:p>
          </table:table-cell>
          <table:table-cell office:value-type="string" table:style-name="ce16">
            <text:p>The Branch Manager,State Bank of India,PO Satui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01" table:style-name="ce16">
            <text:p>742101</text:p>
          </table:table-cell>
          <table:table-cell office:value-type="string" table:style-name="ce17">
            <text:p>sbi.07146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42222" table:style-name="ce16">
            <text:p>24222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KatabaganVill.</text:p>
          </table:table-cell>
          <table:table-cell office:value-type="float" office:value="7147" table:style-name="ce16">
            <text:p>7147</text:p>
          </table:table-cell>
          <table:table-cell office:value-type="string" table:style-name="ce16">
            <text:p>The Branch Manager,State Bank of India,Vill &amp; PO Rajdharpar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01" table:style-name="ce16">
            <text:p>742101</text:p>
          </table:table-cell>
          <table:table-cell office:value-type="string" table:style-name="ce17">
            <text:p>sbi.07147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53087" table:style-name="ce16">
            <text:p>25308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Lalgola</text:p>
          </table:table-cell>
          <table:table-cell office:value-type="float" office:value="8006" table:style-name="ce16">
            <text:p>8006</text:p>
          </table:table-cell>
          <table:table-cell office:value-type="string" table:style-name="ce16">
            <text:p>The Branch Manager,State Bank of India,Lalgol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48" table:style-name="ce16">
            <text:p>742148</text:p>
          </table:table-cell>
          <table:table-cell office:value-type="string" table:style-name="ce17">
            <text:p>sbi.08006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74245" table:style-name="ce16">
            <text:p>27424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Bazar shau</text:p>
          </table:table-cell>
          <table:table-cell office:value-type="float" office:value="8520" table:style-name="ce16">
            <text:p>8520</text:p>
          </table:table-cell>
          <table:table-cell office:value-type="string" table:style-name="ce16">
            <text:p>The Branch Manager,State Bank of India,Vill &amp; PO Bazarshau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62" table:style-name="ce16">
            <text:p>742162</text:p>
          </table:table-cell>
          <table:table-cell office:value-type="string" table:style-name="ce17">
            <text:p>sbi.08520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42220" table:style-name="ce16">
            <text:p>2422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Daltonpur</text:p>
          </table:table-cell>
          <table:table-cell office:value-type="float" office:value="8737" table:style-name="ce16">
            <text:p>8737</text:p>
          </table:table-cell>
          <table:table-cell office:value-type="string" table:style-name="ce16">
            <text:p>The Branch Manager,State Bank of India,PO Hariharpar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66" table:style-name="ce16">
            <text:p>742166</text:p>
          </table:table-cell>
          <table:table-cell office:value-type="string" table:style-name="ce17">
            <text:p>sbi.08737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30233" table:style-name="ce16">
            <text:p>23023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Bahadurpur</text:p>
          </table:table-cell>
          <table:table-cell office:value-type="float" office:value="8855" table:style-name="ce16">
            <text:p>8855</text:p>
          </table:table-cell>
          <table:table-cell office:value-type="string" table:style-name="ce16">
            <text:p>The Branch Manager,State Bank of India,Vill &amp; PO Bahadurpu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35" table:style-name="ce16">
            <text:p>742135</text:p>
          </table:table-cell>
          <table:table-cell office:value-type="string" table:style-name="ce17">
            <text:p>sbi.08855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Kashipur SAB</text:p>
          </table:table-cell>
          <table:table-cell office:value-type="float" office:value="8856" table:style-name="ce16">
            <text:p>8856</text:p>
          </table:table-cell>
          <table:table-cell office:value-type="string" table:style-name="ce16">
            <text:p>The Branch Manager,State Bank of India,Vill &amp; PO Kashipu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91" table:style-name="ce16">
            <text:p>742191</text:p>
          </table:table-cell>
          <table:table-cell office:value-type="string" table:style-name="ce17">
            <text:p>sbi.08856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23304" table:style-name="ce16">
            <text:p>22330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Kalitala</text:p>
          </table:table-cell>
          <table:table-cell office:value-type="float" office:value="9170" table:style-name="ce16">
            <text:p>9170</text:p>
          </table:table-cell>
          <table:table-cell office:value-type="string" table:style-name="ce16">
            <text:p>The Branch Manager,State Bank of India,Kalital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33" table:style-name="ce16">
            <text:p>742133</text:p>
          </table:table-cell>
          <table:table-cell office:value-type="string" table:style-name="ce17">
            <text:p>sbi.09170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79100" table:style-name="ce16">
            <text:p>2791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Sahebnagar SAB</text:p>
          </table:table-cell>
          <table:table-cell office:value-type="float" office:value="9463" table:style-name="ce16">
            <text:p>9463</text:p>
          </table:table-cell>
          <table:table-cell office:value-type="string" table:style-name="ce16">
            <text:p>The Branch Manager,State Bank of India,Bhagwangol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235" table:style-name="ce16">
            <text:p>742235</text:p>
          </table:table-cell>
          <table:table-cell office:value-type="string" table:style-name="ce17">
            <text:p>sbi.09463@sbi.co.in</text:p>
          </table:table-cell>
          <table:table-cell office:value-type="float" office:value="3483" table:style-name="ce16">
            <text:p>3483</text:p>
          </table:table-cell>
          <table:table-cell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Lokenathpur</text:p>
          </table:table-cell>
          <table:table-cell office:value-type="float" office:value="9464" table:style-name="ce16">
            <text:p>9464</text:p>
          </table:table-cell>
          <table:table-cell office:value-type="string" table:style-name="ce16">
            <text:p>The Branch Manager,State Bank of India,Loknathpu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89" table:style-name="ce16">
            <text:p>742189</text:p>
          </table:table-cell>
          <table:table-cell office:value-type="string" table:style-name="ce17">
            <text:p>sbi.09464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41541" table:style-name="ce16">
            <text:p>24154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Juginda SAB</text:p>
          </table:table-cell>
          <table:table-cell office:value-type="float" office:value="9465" table:style-name="ce16">
            <text:p>9465</text:p>
          </table:table-cell>
          <table:table-cell office:value-type="string" table:style-name="ce16">
            <text:p>The Branch Manager,State Bank of India,Bhatsala, Dumkal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303" table:style-name="ce16">
            <text:p>742303</text:p>
          </table:table-cell>
          <table:table-cell office:value-type="string" table:style-name="ce17">
            <text:p>sbi.09465@sbi.co.in</text:p>
          </table:table-cell>
          <table:table-cell office:value-type="float" office:value="3481" table:style-name="ce16">
            <text:p>3481</text:p>
          </table:table-cell>
          <table:table-cell office:value-type="float" office:value="230420" table:style-name="ce16">
            <text:p>2304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GangadasparaSAB</text:p>
          </table:table-cell>
          <table:table-cell office:value-type="float" office:value="9466" table:style-name="ce16">
            <text:p>9466</text:p>
          </table:table-cell>
          <table:table-cell office:value-type="string" table:style-name="ce16">
            <text:p>The Branch Manager,State Bank of India,Gangadaspar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303" table:style-name="ce16">
            <text:p>742303</text:p>
          </table:table-cell>
          <table:table-cell office:value-type="string" table:style-name="ce17">
            <text:p>sbi.09466@sbi.co.in</text:p>
          </table:table-cell>
          <table:table-cell office:value-type="float" office:value="3481" table:style-name="ce16">
            <text:p>3481</text:p>
          </table:table-cell>
          <table:table-cell office:value-type="float" office:value="230187" table:style-name="ce16">
            <text:p>23018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Mominpur SAB</text:p>
          </table:table-cell>
          <table:table-cell office:value-type="float" office:value="9469" table:style-name="ce16">
            <text:p>9469</text:p>
          </table:table-cell>
          <table:table-cell office:value-type="string" table:style-name="ce16">
            <text:p>The Branch Manager,State Bank of India,Momompu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303" table:style-name="ce16">
            <text:p>742303</text:p>
          </table:table-cell>
          <table:table-cell office:value-type="string" table:style-name="ce17">
            <text:p>sbi.09469@sbi.co.in</text:p>
          </table:table-cell>
          <table:table-cell office:value-type="float" office:value="34810" table:style-name="ce16">
            <text:p>34810</text:p>
          </table:table-cell>
          <table:table-cell office:value-type="float" office:value="288404" table:style-name="ce16">
            <text:p>28840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Nowda</text:p>
          </table:table-cell>
          <table:table-cell office:value-type="float" office:value="13125" table:style-name="ce16">
            <text:p>13125</text:p>
          </table:table-cell>
          <table:table-cell office:value-type="string" table:style-name="ce16">
            <text:p>The Branch Manager,State Bank of India,Nowd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83" table:style-name="ce16">
            <text:p>742183</text:p>
          </table:table-cell>
          <table:table-cell office:value-type="string" table:style-name="ce17">
            <text:p>sbi.13125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47112" table:style-name="ce16">
            <text:p>24711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Cossim Bazar</text:p>
          </table:table-cell>
          <table:table-cell office:value-type="float" office:value="14040" table:style-name="ce16">
            <text:p>14040</text:p>
          </table:table-cell>
          <table:table-cell office:value-type="string" table:style-name="ce16">
            <text:p>The Branch Manager,State Bank of India,Cossimbaza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02" table:style-name="ce16">
            <text:p>742102</text:p>
          </table:table-cell>
          <table:table-cell office:value-type="string" table:style-name="ce17">
            <text:p>sbi.14040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59536" table:style-name="ce16">
            <text:p>25953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Azimganj</text:p>
          </table:table-cell>
          <table:table-cell office:value-type="float" office:value="15776" table:style-name="ce16">
            <text:p>15776</text:p>
          </table:table-cell>
          <table:table-cell office:value-type="string" table:style-name="ce16">
            <text:p>The Branch Manager,State Bank of India,Guripar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22" table:style-name="ce16">
            <text:p>742122</text:p>
          </table:table-cell>
          <table:table-cell office:value-type="string" table:style-name="ce17">
            <text:p>sbi.15776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53050" table:style-name="ce16">
            <text:p>25305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CHUNAKHALI</text:p>
          </table:table-cell>
          <table:table-cell office:value-type="float" office:value="15956" table:style-name="ce16">
            <text:p>15956</text:p>
          </table:table-cell>
          <table:table-cell office:value-type="string" table:style-name="ce16">
            <text:p>The Branch Manager,State Bank of India,Chunakhali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49" table:style-name="ce16">
            <text:p>742149</text:p>
          </table:table-cell>
          <table:table-cell office:value-type="string" table:style-name="ce17">
            <text:p>sbi.15956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75024" table:style-name="ce16">
            <text:p>2750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Khairamari</text:p>
          </table:table-cell>
          <table:table-cell office:value-type="float" office:value="18006" table:style-name="ce16">
            <text:p>18006</text:p>
          </table:table-cell>
          <table:table-cell office:value-type="string" table:style-name="ce16">
            <text:p>The Branch Manager,State Bank of India,Khairmari, Jalangi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303" table:style-name="ce16">
            <text:p>742303</text:p>
          </table:table-cell>
          <table:table-cell office:value-type="string" table:style-name="ce17">
            <text:p>sbi.18006@sbi.co.in</text:p>
          </table:table-cell>
          <table:table-cell office:value-type="float" office:value="3481" table:style-name="ce16">
            <text:p>3481</text:p>
          </table:table-cell>
          <table:table-cell office:value-type="float" office:value="235116" table:style-name="ce16">
            <text:p>23511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Beldanga</text:p>
          </table:table-cell>
          <table:table-cell office:value-type="float" office:value="11376" table:style-name="ce16">
            <text:p>11376</text:p>
          </table:table-cell>
          <table:table-cell office:value-type="string" table:style-name="ce16">
            <text:p>The Branch Manager,State Bank of India,Beldanga Stn. Rd.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33" table:style-name="ce16">
            <text:p>742133</text:p>
          </table:table-cell>
          <table:table-cell office:value-type="string" table:style-name="ce17">
            <text:p>sbi.11376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64330" table:style-name="ce16">
            <text:p>2643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Jalangi BdhnNgr</text:p>
          </table:table-cell>
          <table:table-cell office:value-type="float" office:value="12352" table:style-name="ce16">
            <text:p>12352</text:p>
          </table:table-cell>
          <table:table-cell office:value-type="string" table:style-name="ce16">
            <text:p>The Branch Manager,State Bank of India,Jortala,Jalangi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305" table:style-name="ce16">
            <text:p>742305</text:p>
          </table:table-cell>
          <table:table-cell office:value-type="string" table:style-name="ce17">
            <text:p>sbi.12352@sbi.co.in</text:p>
          </table:table-cell>
          <table:table-cell office:value-type="float" office:value="3481" table:style-name="ce16">
            <text:p>3481</text:p>
          </table:table-cell>
          <table:table-cell office:value-type="float" office:value="235460" table:style-name="ce16">
            <text:p>23546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Sagarpara</text:p>
          </table:table-cell>
          <table:table-cell office:value-type="float" office:value="12353" table:style-name="ce16">
            <text:p>12353</text:p>
          </table:table-cell>
          <table:table-cell office:value-type="string" table:style-name="ce16">
            <text:p>The Branch Manager,State Bank of India,Sagarpara,Jalangi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306" table:style-name="ce16">
            <text:p>742306</text:p>
          </table:table-cell>
          <table:table-cell office:value-type="string" table:style-name="ce17">
            <text:p>sbi.12353@sbi.co.in</text:p>
          </table:table-cell>
          <table:table-cell office:value-type="float" office:value="3481" table:style-name="ce16">
            <text:p>3481</text:p>
          </table:table-cell>
          <table:table-cell office:value-type="float" office:value="250283" table:style-name="ce16">
            <text:p>25028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Seikhpara</text:p>
          </table:table-cell>
          <table:table-cell office:value-type="float" office:value="12354" table:style-name="ce16">
            <text:p>12354</text:p>
          </table:table-cell>
          <table:table-cell office:value-type="string" table:style-name="ce16">
            <text:p>The Branch Manager,State Bank of India,Seikhapar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308" table:style-name="ce16">
            <text:p>742308</text:p>
          </table:table-cell>
          <table:table-cell office:value-type="string" table:style-name="ce17">
            <text:p>sbi.12354@sbi.co.in</text:p>
          </table:table-cell>
          <table:table-cell office:value-type="float" office:value="3481" table:style-name="ce16">
            <text:p>3481</text:p>
          </table:table-cell>
          <table:table-cell office:value-type="float" office:value="242027" table:style-name="ce16">
            <text:p>24202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KALMEGH BAZAR</text:p>
          </table:table-cell>
          <table:table-cell office:value-type="float" office:value="15048" table:style-name="ce16">
            <text:p>15048</text:p>
          </table:table-cell>
          <table:table-cell office:value-type="string" table:style-name="ce16">
            <text:p>The Branch Manager,State Bank of India,Bansgara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48" table:style-name="ce16">
            <text:p>742148</text:p>
          </table:table-cell>
          <table:table-cell office:value-type="string" table:style-name="ce17">
            <text:p>sbi.15048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74619" table:style-name="ce16">
            <text:p>27461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Sargachi</text:p>
          </table:table-cell>
          <table:table-cell office:value-type="float" office:value="15206" table:style-name="ce16">
            <text:p>15206</text:p>
          </table:table-cell>
          <table:table-cell office:value-type="string" table:style-name="ce16">
            <text:p>The Branch Manager,State Bank of India,Sargachi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134" table:style-name="ce16">
            <text:p>742134</text:p>
          </table:table-cell>
          <table:table-cell office:value-type="string" table:style-name="ce17">
            <text:p>sbi.15206@sbi.co.in</text:p>
          </table:table-cell>
          <table:table-cell office:value-type="float" office:value="3482" table:style-name="ce16">
            <text:p>3482</text:p>
          </table:table-cell>
          <table:table-cell office:value-type="float" office:value="232330" table:style-name="ce16">
            <text:p>2323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9" table:style-name="ce15">
            <text:p>14869</text:p>
          </table:table-cell>
          <table:table-cell office:value-type="string" table:style-name="ce16">
            <text:p>Chak-Islampur</text:p>
          </table:table-cell>
          <table:table-cell office:value-type="float" office:value="12351" table:style-name="ce16">
            <text:p>12351</text:p>
          </table:table-cell>
          <table:table-cell office:value-type="string" table:style-name="ce16">
            <text:p>The Branch Manager,State Bank of India,Chakislampur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Murshidabad</text:p>
          </table:table-cell>
          <table:table-cell office:value-type="string" table:style-name="ce16">
            <text:p>WB</text:p>
          </table:table-cell>
          <table:table-cell office:value-type="float" office:value="742304" table:style-name="ce16">
            <text:p>742304</text:p>
          </table:table-cell>
          <table:table-cell office:value-type="string" table:style-name="ce17">
            <text:p>sbi.12351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table-cell office:value-type="string" table:number-columns-spanned="3" table:number-rows-spanned="49" table:style-name="ce33">
            <text:p>Regional Manager, State Bank of India, RBO-III, 1/16, VIP Road, Kolkata 700054</text:p>
          </table:table-cell>
          <table:covered-table-cell table:number-columns-repeated="2"/>
          <table:table-cell office:value-type="string" table:number-columns-spanned="1" table:number-rows-spanned="49" table:style-name="ce35">
            <text:p>033-23551030</text:p>
          </table:table-cell>
          <table:table-cell office:value-type="float" office:value="14870" table:style-name="ce15">
            <text:p>14870</text:p>
          </table:table-cell>
          <table:table-cell office:value-type="string" table:style-name="ce16">
            <text:p>Barrackpore</text:p>
          </table:table-cell>
          <table:table-cell office:value-type="float" office:value="29" table:style-name="ce16">
            <text:p>29</text:p>
          </table:table-cell>
          <table:table-cell office:value-type="string" table:style-name="ce16">
            <text:p>The Branch Manager,State Bank of India, 66 Barrackpore Road</text:p>
          </table:table-cell>
          <table:table-cell office:value-type="string" table:style-name="ce16">
            <text:p>PO Barrackpore</text:p>
          </table:table-cell>
          <table:table-cell office:value-type="string" table:style-name="ce16">
            <text:p>Barackpore</text:p>
          </table:table-cell>
          <table:table-cell office:value-type="string" table:style-name="ce16">
            <text:p>WB</text:p>
          </table:table-cell>
          <table:table-cell office:value-type="float" office:value="743101" table:style-name="ce16">
            <text:p>743101</text:p>
          </table:table-cell>
          <table:table-cell office:value-type="string" table:style-name="ce17">
            <text:p>sbi.00029@sbi.co.in</text:p>
          </table:table-cell>
          <table:table-cell office:value-type="float" office:value="33" table:style-name="ce16">
            <text:p>33</text:p>
          </table:table-cell>
          <table:table-cell office:value-type="float" office:value="25922043" table:style-name="ce16">
            <text:p>2592204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Kamarhati</text:p>
          </table:table-cell>
          <table:table-cell office:value-type="float" office:value="1404" table:style-name="ce16">
            <text:p>1404</text:p>
          </table:table-cell>
          <table:table-cell office:value-type="string" table:style-name="ce16">
            <text:p>The Branch Manager,State Bank of India 1 BT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amarhati</text:p>
          </table:table-cell>
          <table:table-cell office:value-type="string" table:style-name="ce16">
            <text:p>WB</text:p>
          </table:table-cell>
          <table:table-cell office:value-type="float" office:value="700058" table:style-name="ce16">
            <text:p>700058</text:p>
          </table:table-cell>
          <table:table-cell office:value-type="string" table:style-name="ce17">
            <text:p>sbi.0140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31788" table:style-name="ce16">
            <text:p>2553178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Kanchrapara</text:p>
          </table:table-cell>
          <table:table-cell office:value-type="float" office:value="1487" table:style-name="ce16">
            <text:p>1487</text:p>
          </table:table-cell>
          <table:table-cell office:value-type="string" table:style-name="ce16">
            <text:p>The Branch Manager,State Bank of India Kabiguru Rabindra Path</text:p>
          </table:table-cell>
          <table:table-cell office:value-type="string" table:style-name="ce16">
            <text:p>Dist 24 PGS N</text:p>
          </table:table-cell>
          <table:table-cell office:value-type="string" table:style-name="ce16">
            <text:p>Kanchpara</text:p>
          </table:table-cell>
          <table:table-cell office:value-type="string" table:style-name="ce16">
            <text:p>WB</text:p>
          </table:table-cell>
          <table:table-cell office:value-type="float" office:value="743145" table:style-name="ce16">
            <text:p>743145</text:p>
          </table:table-cell>
          <table:table-cell office:value-type="string" table:style-name="ce17">
            <text:p>sbi.0148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58442" table:style-name="ce16">
            <text:p>2585844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Garulia</text:p>
          </table:table-cell>
          <table:table-cell office:value-type="float" office:value="1720" table:style-name="ce16">
            <text:p>1720</text:p>
          </table:table-cell>
          <table:table-cell office:value-type="string" table:style-name="ce16">
            <text:p>The Branch Manager,State Bank of India Pinkal More</text:p>
          </table:table-cell>
          <table:table-cell office:value-type="string" table:style-name="ce16">
            <text:p>Garulia Main Road</text:p>
          </table:table-cell>
          <table:table-cell office:value-type="string" table:style-name="ce16">
            <text:p>Garulia</text:p>
          </table:table-cell>
          <table:table-cell office:value-type="string" table:style-name="ce16">
            <text:p>WB</text:p>
          </table:table-cell>
          <table:table-cell office:value-type="float" office:value="743133" table:style-name="ce16">
            <text:p>743133</text:p>
          </table:table-cell>
          <table:table-cell office:value-type="string" table:style-name="ce17">
            <text:p>sbi.01720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63306" table:style-name="ce16">
            <text:p>258633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Anandapuri</text:p>
          </table:table-cell>
          <table:table-cell office:value-type="float" office:value="1770" table:style-name="ce16">
            <text:p>1770</text:p>
          </table:table-cell>
          <table:table-cell office:value-type="string" table:style-name="ce16">
            <text:p>The Branch Manager,State Bank of India Old Calcutta Road</text:p>
          </table:table-cell>
          <table:table-cell office:value-type="string" table:style-name="ce16">
            <text:p>PO Non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WB</text:p>
          </table:table-cell>
          <table:table-cell office:value-type="float" office:value="700122" table:style-name="ce16">
            <text:p>700122</text:p>
          </table:table-cell>
          <table:table-cell office:value-type="string" table:style-name="ce17">
            <text:p>sbi.01770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Sodepur</text:p>
          </table:table-cell>
          <table:table-cell office:value-type="float" office:value="1796" table:style-name="ce16">
            <text:p>1796</text:p>
          </table:table-cell>
          <table:table-cell office:value-type="string" table:style-name="ce16">
            <text:p>The Branch Manager,State Bank of India Station Road</text:p>
          </table:table-cell>
          <table:table-cell office:value-type="string" table:style-name="ce16">
            <text:p>Sodepur</text:p>
          </table:table-cell>
          <table:table-cell office:value-type="string" table:style-name="ce16">
            <text:p>Sodepur</text:p>
          </table:table-cell>
          <table:table-cell office:value-type="string" table:style-name="ce16">
            <text:p>WB</text:p>
          </table:table-cell>
          <table:table-cell office:value-type="float" office:value="700110" table:style-name="ce16">
            <text:p>700110</text:p>
          </table:table-cell>
          <table:table-cell office:value-type="string" table:style-name="ce17">
            <text:p>sbi.01796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32982" table:style-name="ce16">
            <text:p>2553298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Ichapur</text:p>
          </table:table-cell>
          <table:table-cell office:value-type="float" office:value="1797" table:style-name="ce16">
            <text:p>1797</text:p>
          </table:table-cell>
          <table:table-cell office:value-type="string" table:style-name="ce16">
            <text:p>The Branch Manager,State Bank of India Store Bazar Ghoshpar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Ichapur</text:p>
          </table:table-cell>
          <table:table-cell office:value-type="string" table:style-name="ce16">
            <text:p>WB</text:p>
          </table:table-cell>
          <table:table-cell office:value-type="float" office:value="700125" table:style-name="ce16">
            <text:p>700125</text:p>
          </table:table-cell>
          <table:table-cell office:value-type="string" table:style-name="ce17">
            <text:p>sbi.0179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616533" table:style-name="ce16">
            <text:p>2561653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Naihati</text:p>
          </table:table-cell>
          <table:table-cell office:value-type="float" office:value="1823" table:style-name="ce16">
            <text:p>1823</text:p>
          </table:table-cell>
          <table:table-cell office:value-type="string" table:style-name="ce16">
            <text:p>The Branch Manager,State Bank of India 18, George Road</text:p>
          </table:table-cell>
          <table:table-cell office:value-type="string" table:style-name="ce16">
            <text:p>Dist 24 PGS N</text:p>
          </table:table-cell>
          <table:table-cell office:value-type="string" table:style-name="ce16">
            <text:p>Naihati</text:p>
          </table:table-cell>
          <table:table-cell office:value-type="string" table:style-name="ce16">
            <text:p>WB</text:p>
          </table:table-cell>
          <table:table-cell office:value-type="float" office:value="743165" table:style-name="ce16">
            <text:p>743165</text:p>
          </table:table-cell>
          <table:table-cell office:value-type="string" table:style-name="ce17">
            <text:p>sbi.01823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03365" table:style-name="ce16">
            <text:p>2580336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Kankinara</text:p>
          </table:table-cell>
          <table:table-cell office:value-type="float" office:value="1883" table:style-name="ce16">
            <text:p>1883</text:p>
          </table:table-cell>
          <table:table-cell office:value-type="string" table:style-name="ce16">
            <text:p>The Branch Manager,State Bank of India 56&amp; 57A East Ghoshpar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akinara</text:p>
          </table:table-cell>
          <table:table-cell office:value-type="string" table:style-name="ce16">
            <text:p>WB</text:p>
          </table:table-cell>
          <table:table-cell office:value-type="float" office:value="743126" table:style-name="ce16">
            <text:p>743126</text:p>
          </table:table-cell>
          <table:table-cell office:value-type="string" table:style-name="ce17">
            <text:p>sbi.01883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03809" table:style-name="ce16">
            <text:p>2580380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Belghoria</text:p>
          </table:table-cell>
          <table:table-cell office:value-type="float" office:value="1888" table:style-name="ce16">
            <text:p>1888</text:p>
          </table:table-cell>
          <table:table-cell office:value-type="string" table:style-name="ce16">
            <text:p>The Branch Manager,State Bank of India 97, Feeder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6" table:style-name="ce16">
            <text:p>700056</text:p>
          </table:table-cell>
          <table:table-cell office:value-type="string" table:style-name="ce17">
            <text:p>sbi.01888@sbi.co.in</text:p>
          </table:table-cell>
          <table:table-cell office:value-type="float" office:value="33" table:style-name="ce16">
            <text:p>33</text:p>
          </table:table-cell>
          <table:table-cell office:value-type="float" office:value="25646364" table:style-name="ce16">
            <text:p>2564636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Khardah</text:p>
          </table:table-cell>
          <table:table-cell office:value-type="float" office:value="1899" table:style-name="ce16">
            <text:p>1899</text:p>
          </table:table-cell>
          <table:table-cell office:value-type="string" table:style-name="ce16">
            <text:p>The Branch Manager,State Bank of India 21 BT Road</text:p>
          </table:table-cell>
          <table:table-cell office:value-type="string" table:style-name="ce16">
            <text:p>Khardah</text:p>
          </table:table-cell>
          <table:table-cell office:value-type="string" table:style-name="ce16">
            <text:p>Khardah</text:p>
          </table:table-cell>
          <table:table-cell office:value-type="string" table:style-name="ce16">
            <text:p>WB</text:p>
          </table:table-cell>
          <table:table-cell office:value-type="float" office:value="700117" table:style-name="ce16">
            <text:p>700117</text:p>
          </table:table-cell>
          <table:table-cell office:value-type="string" table:style-name="ce17">
            <text:p>sbi.01899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31022" table:style-name="ce16">
            <text:p>2553102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Dum dum cant</text:p>
          </table:table-cell>
          <table:table-cell office:value-type="float" office:value="1956" table:style-name="ce16">
            <text:p>1956</text:p>
          </table:table-cell>
          <table:table-cell office:value-type="string" table:style-name="ce16">
            <text:p>The Branch Manager,State Bank of India 39/1 Post Offic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8" table:style-name="ce16">
            <text:p>700028</text:p>
          </table:table-cell>
          <table:table-cell office:value-type="string" table:style-name="ce17">
            <text:p>sbi.01956@sbi.co.in</text:p>
          </table:table-cell>
          <table:table-cell office:value-type="float" office:value="33" table:style-name="ce16">
            <text:p>33</text:p>
          </table:table-cell>
          <table:table-cell office:value-type="float" office:value="25299001" table:style-name="ce16">
            <text:p>2529900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Dum dum</text:p>
          </table:table-cell>
          <table:table-cell office:value-type="float" office:value="2054" table:style-name="ce16">
            <text:p>2054</text:p>
          </table:table-cell>
          <table:table-cell office:value-type="string" table:style-name="ce16">
            <text:p>The Branch Manager,State Bank of India 5/1 Jessore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8" table:style-name="ce16">
            <text:p>700028</text:p>
          </table:table-cell>
          <table:table-cell office:value-type="string" table:style-name="ce17">
            <text:p>sbi.0205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93224" table:style-name="ce16">
            <text:p>255932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BarrackporeRlyS</text:p>
          </table:table-cell>
          <table:table-cell office:value-type="float" office:value="3071" table:style-name="ce16">
            <text:p>3071</text:p>
          </table:table-cell>
          <table:table-cell office:value-type="string" table:style-name="ce16">
            <text:p>The Branch Manager,State Bank of India 1, BT Road, Chiriamore</text:p>
          </table:table-cell>
          <table:table-cell office:value-type="string" table:style-name="ce16">
            <text:p>PO Barrackpore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WB</text:p>
          </table:table-cell>
          <table:table-cell office:value-type="float" office:value="700120" table:style-name="ce16">
            <text:p>700120</text:p>
          </table:table-cell>
          <table:table-cell office:value-type="string" table:style-name="ce17">
            <text:p>sbi.03071@sbi.co.in</text:p>
          </table:table-cell>
          <table:table-cell office:value-type="float" office:value="33" table:style-name="ce16">
            <text:p>33</text:p>
          </table:table-cell>
          <table:table-cell office:value-type="float" office:value="25920859" table:style-name="ce16">
            <text:p>2592085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BarrackporeAFSt</text:p>
          </table:table-cell>
          <table:table-cell office:value-type="float" office:value="3852" table:style-name="ce16">
            <text:p>3852</text:p>
          </table:table-cell>
          <table:table-cell office:value-type="string" table:style-name="ce16">
            <text:p>The Branch Manager,State Bank of India,Barrackpore AFS 6th Wing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Barrackpur</text:p>
          </table:table-cell>
          <table:table-cell office:value-type="string" table:style-name="ce16">
            <text:p>WB</text:p>
          </table:table-cell>
          <table:table-cell office:value-type="float" office:value="700120" table:style-name="ce16">
            <text:p>700120</text:p>
          </table:table-cell>
          <table:table-cell office:value-type="string" table:style-name="ce17">
            <text:p>sbi.03852@sbi.co.in</text:p>
          </table:table-cell>
          <table:table-cell office:value-type="float" office:value="33" table:style-name="ce16">
            <text:p>33</text:p>
          </table:table-cell>
          <table:table-cell office:value-type="float" office:value="29920640" table:style-name="ce16">
            <text:p>2992064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Nagerbazardum</text:p>
          </table:table-cell>
          <table:table-cell office:value-type="float" office:value="4605" table:style-name="ce16">
            <text:p>4605</text:p>
          </table:table-cell>
          <table:table-cell office:value-type="string" table:style-name="ce16">
            <text:p>The Branch Manager,State Bank of India,505 Jessore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74" table:style-name="ce16">
            <text:p>700074</text:p>
          </table:table-cell>
          <table:table-cell office:value-type="string" table:style-name="ce17">
            <text:p>sbi.04605@sbi.co.in</text:p>
          </table:table-cell>
          <table:table-cell office:value-type="float" office:value="33" table:style-name="ce16">
            <text:p>33</text:p>
          </table:table-cell>
          <table:table-cell office:value-type="float" office:value="25293776" table:style-name="ce16">
            <text:p>2529377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Titagarh</text:p>
          </table:table-cell>
          <table:table-cell office:value-type="float" office:value="4727" table:style-name="ce16">
            <text:p>4727</text:p>
          </table:table-cell>
          <table:table-cell office:value-type="string" table:style-name="ce16">
            <text:p>The Branch Manager,State Bank of India,13 BT Road</text:p>
          </table:table-cell>
          <table:table-cell office:value-type="string" table:style-name="ce16">
            <text:p>PO Titagarh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3188" table:style-name="ce16">
            <text:p>743188</text:p>
          </table:table-cell>
          <table:table-cell office:value-type="string" table:style-name="ce17">
            <text:p>sbi.0472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010381" table:style-name="ce16">
            <text:p>2501038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Dakhineswar</text:p>
          </table:table-cell>
          <table:table-cell office:value-type="float" office:value="4786" table:style-name="ce16">
            <text:p>4786</text:p>
          </table:table-cell>
          <table:table-cell office:value-type="string" table:style-name="ce16">
            <text:p>The Branch Manager,State Bank of India,2/1 TN Biswas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35" table:style-name="ce16">
            <text:p>700035</text:p>
          </table:table-cell>
          <table:table-cell office:value-type="string" table:style-name="ce17">
            <text:p>sbi.04786@sbi.co.in</text:p>
          </table:table-cell>
          <table:table-cell office:value-type="float" office:value="33" table:style-name="ce16">
            <text:p>33</text:p>
          </table:table-cell>
          <table:table-cell office:value-type="float" office:value="25645702" table:style-name="ce16">
            <text:p>2564570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ShyamNgr Market</text:p>
          </table:table-cell>
          <table:table-cell office:value-type="float" office:value="5154" table:style-name="ce16">
            <text:p>5154</text:p>
          </table:table-cell>
          <table:table-cell office:value-type="string" table:style-name="ce16">
            <text:p>The Branch Manager,State Bank of India,180/4 East Kaptepara Road</text:p>
          </table:table-cell>
          <table:table-cell office:value-type="string" table:style-name="ce16">
            <text:p>Syamnagar</text:p>
          </table:table-cell>
          <table:table-cell office:value-type="string" table:style-name="ce16">
            <text:p>Shyamnagar</text:p>
          </table:table-cell>
          <table:table-cell office:value-type="string" table:style-name="ce16">
            <text:p>WB</text:p>
          </table:table-cell>
          <table:table-cell office:value-type="float" office:value="743127" table:style-name="ce16">
            <text:p>743127</text:p>
          </table:table-cell>
          <table:table-cell office:value-type="string" table:style-name="ce17">
            <text:p>sbi.0515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021254" table:style-name="ce16">
            <text:p>2502125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Rathtala</text:p>
          </table:table-cell>
          <table:table-cell office:value-type="float" office:value="6042" table:style-name="ce16">
            <text:p>6042</text:p>
          </table:table-cell>
          <table:table-cell office:value-type="string" table:style-name="ce16">
            <text:p>The Branch Manager,State Bank of India,AB Road PO Fingapara</text:p>
          </table:table-cell>
          <table:table-cell office:value-type="string" table:style-name="ce16">
            <text:p>Dist 24 PGS N</text:p>
          </table:table-cell>
          <table:table-cell office:value-type="string" table:style-name="ce16">
            <text:p>Rathtala</text:p>
          </table:table-cell>
          <table:table-cell office:value-type="string" table:style-name="ce16">
            <text:p>WB</text:p>
          </table:table-cell>
          <table:table-cell office:value-type="float" office:value="743129" table:style-name="ce16">
            <text:p>743129</text:p>
          </table:table-cell>
          <table:table-cell office:value-type="string" table:style-name="ce17">
            <text:p>sbi.06042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12675" table:style-name="ce16">
            <text:p>2581267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Halisahar</text:p>
          </table:table-cell>
          <table:table-cell office:value-type="float" office:value="6224" table:style-name="ce16">
            <text:p>6224</text:p>
          </table:table-cell>
          <table:table-cell office:value-type="string" table:style-name="ce16">
            <text:p>The Branch Manager,State Bank of India,10/1 Bag Ghospara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Halisahar</text:p>
          </table:table-cell>
          <table:table-cell office:value-type="string" table:style-name="ce16">
            <text:p>WB</text:p>
          </table:table-cell>
          <table:table-cell office:value-type="float" office:value="743145" table:style-name="ce16">
            <text:p>743145</text:p>
          </table:table-cell>
          <table:table-cell office:value-type="string" table:style-name="ce17">
            <text:p>sbi.0622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58045" table:style-name="ce16">
            <text:p>2585804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H b town <text:s/>sodep</text:p>
          </table:table-cell>
          <table:table-cell office:value-type="float" office:value="7654" table:style-name="ce16">
            <text:p>7654</text:p>
          </table:table-cell>
          <table:table-cell office:value-type="string" table:style-name="ce16">
            <text:p>The Branch Manager,State Bank of India,Barasat Road PO Sodepur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3178" table:style-name="ce16">
            <text:p>743178</text:p>
          </table:table-cell>
          <table:table-cell office:value-type="string" table:style-name="ce17">
            <text:p>sbi.0765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0910" table:style-name="ce16">
            <text:p>255091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Agarpara</text:p>
          </table:table-cell>
          <table:table-cell office:value-type="float" office:value="8046" table:style-name="ce16">
            <text:p>8046</text:p>
          </table:table-cell>
          <table:table-cell office:value-type="string" table:style-name="ce16">
            <text:p>The Branch Manager,State Bank of India,6 Dr SP Mukherjee Road</text:p>
          </table:table-cell>
          <table:table-cell office:value-type="string" table:style-name="ce16">
            <text:p>Belgori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6" table:style-name="ce16">
            <text:p>700056</text:p>
          </table:table-cell>
          <table:table-cell office:value-type="string" table:style-name="ce17">
            <text:p>sbi.08046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39329" table:style-name="ce16">
            <text:p>2583932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Garui</text:p>
          </table:table-cell>
          <table:table-cell office:value-type="float" office:value="8705" table:style-name="ce16">
            <text:p>8705</text:p>
          </table:table-cell>
          <table:table-cell office:value-type="string" table:style-name="ce16">
            <text:p>The Branch Manager,State Bank of India,PO RabindraNagar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Garui</text:p>
          </table:table-cell>
          <table:table-cell office:value-type="string" table:style-name="ce16">
            <text:p>WB</text:p>
          </table:table-cell>
          <table:table-cell office:value-type="float" office:value="700065" table:style-name="ce16">
            <text:p>700065</text:p>
          </table:table-cell>
          <table:table-cell office:value-type="string" table:style-name="ce17">
            <text:p>sbi.08705@sbi.co.in</text:p>
          </table:table-cell>
          <table:table-cell office:value-type="float" office:value="33" table:style-name="ce16">
            <text:p>33</text:p>
          </table:table-cell>
          <table:table-cell office:value-type="float" office:value="25661013" table:style-name="ce16">
            <text:p>2566101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Sewli SAB</text:p>
          </table:table-cell>
          <table:table-cell office:value-type="float" office:value="8921" table:style-name="ce16">
            <text:p>8921</text:p>
          </table:table-cell>
          <table:table-cell office:value-type="string" table:style-name="ce16">
            <text:p>The Branch Manager,State Bank of India,Debpukur Barrackpore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Barrackpore</text:p>
          </table:table-cell>
          <table:table-cell office:value-type="string" table:style-name="ce16">
            <text:p>WB</text:p>
          </table:table-cell>
          <table:table-cell office:value-type="float" office:value="743120" table:style-name="ce16">
            <text:p>743120</text:p>
          </table:table-cell>
          <table:table-cell office:value-type="string" table:style-name="ce17">
            <text:p>sbi.08921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53119" table:style-name="ce16">
            <text:p>2535311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Patulia SAB</text:p>
          </table:table-cell>
          <table:table-cell office:value-type="float" office:value="9169" table:style-name="ce16">
            <text:p>9169</text:p>
          </table:table-cell>
          <table:table-cell office:value-type="string" table:style-name="ce16">
            <text:p>The Branch Manager,State Bank of India,Patuli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Patulia</text:p>
          </table:table-cell>
          <table:table-cell office:value-type="string" table:style-name="ce16">
            <text:p>WB</text:p>
          </table:table-cell>
          <table:table-cell office:value-type="float" office:value="700119" table:style-name="ce16">
            <text:p>700119</text:p>
          </table:table-cell>
          <table:table-cell office:value-type="string" table:style-name="ce17">
            <text:p>sbi.09169@sbi.co.in</text:p>
          </table:table-cell>
          <table:table-cell office:value-type="float" office:value="33" table:style-name="ce16">
            <text:p>33</text:p>
          </table:table-cell>
          <table:table-cell office:value-type="float" office:value="25922751" table:style-name="ce16">
            <text:p>2592275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Nimta Belghoria</text:p>
          </table:table-cell>
          <table:table-cell office:value-type="float" office:value="11541" table:style-name="ce16">
            <text:p>11541</text:p>
          </table:table-cell>
          <table:table-cell office:value-type="string" table:style-name="ce16">
            <text:p>The Branch Manager,State Bank of India,466/1, M.B&gt; Rd.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49" table:style-name="ce16">
            <text:p>700049</text:p>
          </table:table-cell>
          <table:table-cell office:value-type="string" table:style-name="ce17">
            <text:p>sbi.11541@sbi.co.in</text:p>
          </table:table-cell>
          <table:table-cell office:value-type="float" office:value="33" table:style-name="ce16">
            <text:p>33</text:p>
          </table:table-cell>
          <table:table-cell office:value-type="float" office:value="25416705" table:style-name="ce16">
            <text:p>2541670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5">
            <text:p>14880</text:p>
          </table:table-cell>
          <table:table-cell office:value-type="string" table:style-name="ce16">
            <text:p>CAC, Barrackpor</text:p>
          </table:table-cell>
          <table:table-cell office:value-type="float" office:value="13415" table:style-name="ce16">
            <text:p>13415</text:p>
          </table:table-cell>
          <table:table-cell office:value-type="string" table:style-name="ce16">
            <text:p>The Branch Manager,State Bank of India,Barrackpore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Barrackpore</text:p>
          </table:table-cell>
          <table:table-cell office:value-type="string" table:style-name="ce16">
            <text:p>WB</text:p>
          </table:table-cell>
          <table:table-cell office:value-type="float" office:value="743101" table:style-name="ce16">
            <text:p>743101</text:p>
          </table:table-cell>
          <table:table-cell office:value-type="string" table:style-name="ce17">
            <text:p>sbi.13415@sbi.co.in</text:p>
          </table:table-cell>
          <table:table-cell office:value-type="float" office:value="33" table:style-name="ce16">
            <text:p>33</text:p>
          </table:table-cell>
          <table:table-cell office:value-type="float" office:value="25948124" table:style-name="ce16">
            <text:p>259481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Nilganj</text:p>
          </table:table-cell>
          <table:table-cell office:value-type="float" office:value="14045" table:style-name="ce16">
            <text:p>14045</text:p>
          </table:table-cell>
          <table:table-cell office:value-type="string" table:style-name="ce16">
            <text:p>The Branch Manager,State Bank of India,Nilganj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Nilganj</text:p>
          </table:table-cell>
          <table:table-cell office:value-type="string" table:style-name="ce16">
            <text:p>WB</text:p>
          </table:table-cell>
          <table:table-cell office:value-type="float" office:value="700121" table:style-name="ce16">
            <text:p>700121</text:p>
          </table:table-cell>
          <table:table-cell office:value-type="string" table:style-name="ce17">
            <text:p>sbi.14045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Board Ghar</text:p>
          </table:table-cell>
          <table:table-cell office:value-type="float" office:value="14047" table:style-name="ce16">
            <text:p>14047</text:p>
          </table:table-cell>
          <table:table-cell office:value-type="string" table:style-name="ce16">
            <text:p>The Branch Manager,State Bank of India,Muragacha, Jugberai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Jugberia</text:p>
          </table:table-cell>
          <table:table-cell office:value-type="string" table:style-name="ce16">
            <text:p>WB</text:p>
          </table:table-cell>
          <table:table-cell office:value-type="float" office:value="700110" table:style-name="ce16">
            <text:p>700110</text:p>
          </table:table-cell>
          <table:table-cell office:value-type="string" table:style-name="ce17">
            <text:p>sbi.1404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70066" table:style-name="ce16">
            <text:p>2537006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Chandanpukur</text:p>
          </table:table-cell>
          <table:table-cell office:value-type="float" office:value="14530" table:style-name="ce16">
            <text:p>14530</text:p>
          </table:table-cell>
          <table:table-cell office:value-type="string" table:style-name="ce16">
            <text:p>The Branch Manager,State Bank of India,91 Barasat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22" table:style-name="ce16">
            <text:p>700122</text:p>
          </table:table-cell>
          <table:table-cell office:value-type="string" table:style-name="ce17">
            <text:p>sbi.14530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Purba Sinthi</text:p>
          </table:table-cell>
          <table:table-cell office:value-type="float" office:value="14533" table:style-name="ce16">
            <text:p>14533</text:p>
          </table:table-cell>
          <table:table-cell office:value-type="string" table:style-name="ce16">
            <text:p>The Branch Manager,State Bank of India,113 Purba Sithee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30" table:style-name="ce16">
            <text:p>700030</text:p>
          </table:table-cell>
          <table:table-cell office:value-type="string" table:style-name="ce17">
            <text:p>sbi.14533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Babanpur</text:p>
          </table:table-cell>
          <table:table-cell office:value-type="float" office:value="15957" table:style-name="ce16">
            <text:p>15957</text:p>
          </table:table-cell>
          <table:table-cell office:value-type="string" table:style-name="ce16">
            <text:p>The Branch Manager,State Bank of India,Babanpur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Babanpur</text:p>
          </table:table-cell>
          <table:table-cell office:value-type="string" table:style-name="ce16">
            <text:p>WB</text:p>
          </table:table-cell>
          <table:table-cell office:value-type="float" office:value="743122" table:style-name="ce16">
            <text:p>743122</text:p>
          </table:table-cell>
          <table:table-cell office:value-type="string" table:style-name="ce17">
            <text:p>sbi.1595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453730" table:style-name="ce16">
            <text:p>2545373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Gurunanak Colle</text:p>
          </table:table-cell>
          <table:table-cell office:value-type="float" office:value="16642" table:style-name="ce16">
            <text:p>16642</text:p>
          </table:table-cell>
          <table:table-cell office:value-type="string" table:style-name="ce16">
            <text:p>The Branch Manager,State Bank of India,180/F Nilganj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14" table:style-name="ce16">
            <text:p>700114</text:p>
          </table:table-cell>
          <table:table-cell office:value-type="string" table:style-name="ce17">
            <text:p>sbi.16642@sbi.co.in</text:p>
          </table:table-cell>
          <table:table-cell office:value-type="float" office:value="33" table:style-name="ce16">
            <text:p>33</text:p>
          </table:table-cell>
          <table:table-cell office:value-type="float" office:value="25630010" table:style-name="ce16">
            <text:p>2563001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Talpukur</text:p>
          </table:table-cell>
          <table:table-cell office:value-type="float" office:value="16769" table:style-name="ce16">
            <text:p>16769</text:p>
          </table:table-cell>
          <table:table-cell office:value-type="string" table:style-name="ce16">
            <text:p>The Branch Manager,State Bank of India,7 KN Mukherjee R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Talpukur</text:p>
          </table:table-cell>
          <table:table-cell office:value-type="string" table:style-name="ce16">
            <text:p>WB</text:p>
          </table:table-cell>
          <table:table-cell office:value-type="float" office:value="700123" table:style-name="ce16">
            <text:p>700123</text:p>
          </table:table-cell>
          <table:table-cell office:value-type="string" table:style-name="ce17">
            <text:p>sbi.16769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SHYAMNAGAR(GARU</text:p>
          </table:table-cell>
          <table:table-cell office:value-type="float" office:value="16920" table:style-name="ce16">
            <text:p>16920</text:p>
          </table:table-cell>
          <table:table-cell office:value-type="string" table:style-name="ce16">
            <text:p>The Branch Manager,State Bank of India,West Ghospara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3127" table:style-name="ce16">
            <text:p>743127</text:p>
          </table:table-cell>
          <table:table-cell office:value-type="string" table:style-name="ce17">
            <text:p>sbi.16920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DURGANAGAR</text:p>
          </table:table-cell>
          <table:table-cell office:value-type="float" office:value="17364" table:style-name="ce16">
            <text:p>17364</text:p>
          </table:table-cell>
          <table:table-cell office:value-type="string" table:style-name="ce16">
            <text:p>The Branch Manager,State Bank of India,19 Mahajati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79" table:style-name="ce16">
            <text:p>700079</text:p>
          </table:table-cell>
          <table:table-cell office:value-type="string" table:style-name="ce17">
            <text:p>sbi.17364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GHOLA</text:p>
          </table:table-cell>
          <table:table-cell office:value-type="float" office:value="17365" table:style-name="ce16">
            <text:p>17365</text:p>
          </table:table-cell>
          <table:table-cell office:value-type="string" table:style-name="ce16">
            <text:p>The Branch Manager,State Bank of India,Bus Stand Sodepur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11" table:style-name="ce16">
            <text:p>700111</text:p>
          </table:table-cell>
          <table:table-cell office:value-type="string" table:style-name="ce17">
            <text:p>sbi.17365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ANANDAMATH</text:p>
          </table:table-cell>
          <table:table-cell office:value-type="float" office:value="17370" table:style-name="ce16">
            <text:p>17370</text:p>
          </table:table-cell>
          <table:table-cell office:value-type="string" table:style-name="ce16">
            <text:p>The Branch Manager,State Bank of India,Block B 400 Anandamath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3144" table:style-name="ce16">
            <text:p>743144</text:p>
          </table:table-cell>
          <table:table-cell office:value-type="string" table:style-name="ce17">
            <text:p>sbi.17370@sbi.co.in</text:p>
          </table:table-cell>
          <table:table-cell office:value-type="float" office:value="33" table:style-name="ce16">
            <text:p>33</text:p>
          </table:table-cell>
          <table:table-cell office:value-type="float" office:value="25407044" table:style-name="ce16">
            <text:p>2540704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BarodaRdNaihati</text:p>
          </table:table-cell>
          <table:table-cell office:value-type="float" office:value="18132" table:style-name="ce16">
            <text:p>18132</text:p>
          </table:table-cell>
          <table:table-cell office:value-type="string" table:style-name="ce16">
            <text:p>The Branch Manager,State Bank of India,21 Baroda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Naihati</text:p>
          </table:table-cell>
          <table:table-cell office:value-type="string" table:style-name="ce16">
            <text:p>WB</text:p>
          </table:table-cell>
          <table:table-cell office:value-type="float" office:value="743165" table:style-name="ce16">
            <text:p>743165</text:p>
          </table:table-cell>
          <table:table-cell office:value-type="string" table:style-name="ce17">
            <text:p>sbi.18132@sbi.co.in</text:p>
          </table:table-cell>
          <table:table-cell office:value-type="float" office:value="33" table:style-name="ce16">
            <text:p>33</text:p>
          </table:table-cell>
          <table:table-cell office:value-type="float" office:value="9434301447" table:style-name="ce16">
            <text:p>943430144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Doperia</text:p>
          </table:table-cell>
          <table:table-cell office:value-type="float" office:value="18261" table:style-name="ce16">
            <text:p>18261</text:p>
          </table:table-cell>
          <table:table-cell office:value-type="string" table:style-name="ce16">
            <text:p>The Branch Manager,State Bank of India, Post Bandipur, PS Khardah</text:p>
          </table:table-cell>
          <table:table-cell office:value-type="string" table:style-name="ce16">
            <text:p>24 Parganas N</text:p>
          </table:table-cell>
          <table:table-cell table:style-name="ce16"/>
          <table:table-cell office:value-type="string" table:style-name="ce16">
            <text:p>WB</text:p>
          </table:table-cell>
          <table:table-cell office:value-type="float" office:value="700119" table:style-name="ce16">
            <text:p>700119</text:p>
          </table:table-cell>
          <table:table-cell office:value-type="string" table:style-name="ce17">
            <text:p>sbi.18261@sbi.co.in</text:p>
          </table:table-cell>
          <table:table-cell office:value-type="float" office:value="33" table:style-name="ce16">
            <text:p>33</text:p>
          </table:table-cell>
          <table:table-cell office:value-type="float" office:value="25682299" table:style-name="ce16">
            <text:p>2568229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Nioh Campus</text:p>
          </table:table-cell>
          <table:table-cell office:value-type="float" office:value="30468" table:style-name="ce16">
            <text:p>30468</text:p>
          </table:table-cell>
          <table:table-cell office:value-type="string" table:style-name="ce16">
            <text:p>The Branch Manager,State Bank of India,Mandir Road New Block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1" table:style-name="ce16">
            <text:p>700001</text:p>
          </table:table-cell>
          <table:table-cell office:value-type="string" table:style-name="ce17">
            <text:p>sbi.30468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11075" table:style-name="ce16">
            <text:p>2531107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Bon hooghly IE</text:p>
          </table:table-cell>
          <table:table-cell office:value-type="float" office:value="2029" table:style-name="ce16">
            <text:p>2029</text:p>
          </table:table-cell>
          <table:table-cell office:value-type="string" table:style-name="ce16">
            <text:p>The Branch Manager,State Bank of India 89/3 Raimohan Banerjee</text:p>
          </table:table-cell>
          <table:table-cell office:value-type="string" table:style-name="ce16">
            <text:p>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08" table:style-name="ce16">
            <text:p>700108</text:p>
          </table:table-cell>
          <table:table-cell office:value-type="string" table:style-name="ce17">
            <text:p>sbi.02029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72593" table:style-name="ce16">
            <text:p>2577259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Sri Pally, Palt</text:p>
          </table:table-cell>
          <table:table-cell office:value-type="float" office:value="10091" table:style-name="ce16">
            <text:p>10091</text:p>
          </table:table-cell>
          <table:table-cell office:value-type="string" table:style-name="ce16">
            <text:p>The Branch Manager,State Bank of India,Sreepally, Palta</text:p>
          </table:table-cell>
          <table:table-cell office:value-type="string" table:style-name="ce16">
            <text:p>N 24 PGS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3122" table:style-name="ce16">
            <text:p>743122</text:p>
          </table:table-cell>
          <table:table-cell office:value-type="string" table:style-name="ce13">
            <text:p>SBI.10091@sbi.co.in</text:p>
          </table:table-cell>
          <table:table-cell office:value-type="float" office:value="33" table:style-name="ce16">
            <text:p>33</text:p>
          </table:table-cell>
          <table:table-cell office:value-type="float" office:value="25450731" table:style-name="ce16">
            <text:p>2545073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Dunlop Bridge</text:p>
          </table:table-cell>
          <table:table-cell office:value-type="float" office:value="11540" table:style-name="ce16">
            <text:p>11540</text:p>
          </table:table-cell>
          <table:table-cell office:value-type="string" table:style-name="ce16">
            <text:p>The Branch Manager,State Bank of India,13, Ashoke Garh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08" table:style-name="ce16">
            <text:p>700108</text:p>
          </table:table-cell>
          <table:table-cell office:value-type="string" table:style-name="ce17">
            <text:p>sbi.11540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81790" table:style-name="ce16">
            <text:p>2578179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Rahara Stn. Rd</text:p>
          </table:table-cell>
          <table:table-cell office:value-type="float" office:value="12364" table:style-name="ce16">
            <text:p>12364</text:p>
          </table:table-cell>
          <table:table-cell office:value-type="string" table:style-name="ce16">
            <text:p>The Branch Manager,State Bank of India,42/K-IC Rd., Rahara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18" table:style-name="ce16">
            <text:p>700118</text:p>
          </table:table-cell>
          <table:table-cell office:value-type="string" table:style-name="ce17">
            <text:p>sbi.1236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237800" table:style-name="ce16">
            <text:p>2523780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DUM DUM ROAD</text:p>
          </table:table-cell>
          <table:table-cell office:value-type="float" office:value="12373" table:style-name="ce16">
            <text:p>12373</text:p>
          </table:table-cell>
          <table:table-cell office:value-type="string" table:style-name="ce16">
            <text:p>The Branch Manager,State Bank of India,181 Dumdum Rd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00074" table:style-name="ce16">
            <text:p>700074</text:p>
          </table:table-cell>
          <table:table-cell office:value-type="string" table:style-name="ce17">
            <text:p>sbi.12373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Dum Dum Park</text:p>
          </table:table-cell>
          <table:table-cell office:value-type="float" office:value="18680" table:style-name="ce16">
            <text:p>18680</text:p>
          </table:table-cell>
          <table:table-cell office:value-type="string" table:style-name="ce16">
            <text:p>The Branch Manager, State Bank of India Lokenath Mahal, 133/134, Dum Dum Park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5" table:style-name="ce16">
            <text:p>700055</text:p>
          </table:table-cell>
          <table:table-cell office:value-type="string" table:style-name="ce17">
            <text:p>sbi.18680@sbi.co.in</text:p>
          </table:table-cell>
          <table:table-cell office:value-type="float" office:value="33" table:style-name="ce16">
            <text:p>33</text:p>
          </table:table-cell>
          <table:table-cell office:value-type="float" office:value="25909595" table:style-name="ce16">
            <text:p>25909595</text:p>
          </table:table-cell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0" table:style-name="ce15">
            <text:p>14870</text:p>
          </table:table-cell>
          <table:table-cell office:value-type="string" table:style-name="ce16">
            <text:p>LALKUTHI</text:p>
          </table:table-cell>
          <table:table-cell office:value-type="float" office:value="17371" table:style-name="ce16">
            <text:p>17371</text:p>
          </table:table-cell>
          <table:table-cell office:value-type="string" table:style-name="ce16">
            <text:p>The Branch Manager,State Bank of India,67A Ghoshpara Road</text:p>
          </table:table-cell>
          <table:table-cell office:value-type="string" table:style-name="ce16">
            <text:p>24PGS N</text:p>
          </table:table-cell>
          <table:table-cell office:value-type="string" table:style-name="ce16">
            <text:p>Ichapore</text:p>
          </table:table-cell>
          <table:table-cell office:value-type="string" table:style-name="ce16">
            <text:p>WB</text:p>
          </table:table-cell>
          <table:table-cell office:value-type="float" office:value="700120" table:style-name="ce16">
            <text:p>700120</text:p>
          </table:table-cell>
          <table:table-cell office:value-type="string" table:style-name="ce17">
            <text:p>sbi17371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6369"/>
        </table:table-row>
        <table:table-row table:style-name="ro6">
          <table:table-cell office:value-type="string" table:number-columns-spanned="3" table:number-rows-spanned="47" table:style-name="ce33">
            <text:p>Regional Manager, State Bank of India, RBO-IV, 1/16, VIP Road, Kolkata 700054</text:p>
          </table:table-cell>
          <table:covered-table-cell table:number-columns-repeated="2"/>
          <table:table-cell office:value-type="string" table:number-columns-spanned="1" table:number-rows-spanned="47" table:style-name="ce35">
            <text:p>033-23550292</text:p>
          </table:table-cell>
          <table:table-cell office:value-type="float" office:value="14871" table:style-name="ce15">
            <text:p>14871</text:p>
          </table:table-cell>
          <table:table-cell office:value-type="string" table:style-name="ce16">
            <text:p>Asoknaar</text:p>
          </table:table-cell>
          <table:table-cell office:value-type="float" office:value="4784" table:style-name="ce16">
            <text:p>4784</text:p>
          </table:table-cell>
          <table:table-cell office:value-type="string" table:style-name="ce16">
            <text:p>The Branch Manager,State Bank of India,PO Ahoknagar</text:p>
          </table:table-cell>
          <table:table-cell office:value-type="string" table:style-name="ce16">
            <text:p>24 Parganas North</text:p>
          </table:table-cell>
          <table:table-cell office:value-type="string" table:style-name="ce16">
            <text:p>Asoknagar</text:p>
          </table:table-cell>
          <table:table-cell office:value-type="string" table:style-name="ce16">
            <text:p>WB</text:p>
          </table:table-cell>
          <table:table-cell office:value-type="float" office:value="743222" table:style-name="ce16">
            <text:p>743222</text:p>
          </table:table-cell>
          <table:table-cell office:value-type="string" table:style-name="ce17">
            <text:p>sbi.04784@sbi.co.in</text:p>
          </table:table-cell>
          <table:table-cell office:value-type="float" office:value="3216" table:style-name="ce16">
            <text:p>3216</text:p>
          </table:table-cell>
          <table:table-cell office:value-type="float" office:value="223398" table:style-name="ce16">
            <text:p>22339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Barasat</text:p>
          </table:table-cell>
          <table:table-cell office:value-type="float" office:value="24" table:style-name="ce16">
            <text:p>24</text:p>
          </table:table-cell>
          <table:table-cell office:value-type="string" table:style-name="ce16">
            <text:p>The Branch Manager,State Bank of India,12/28, KNC Road</text:p>
          </table:table-cell>
          <table:table-cell office:value-type="string" table:style-name="ce16">
            <text:p>24 Parganas North</text:p>
          </table:table-cell>
          <table:table-cell office:value-type="string" table:style-name="ce16">
            <text:p>Barasat</text:p>
          </table:table-cell>
          <table:table-cell office:value-type="string" table:style-name="ce16">
            <text:p>WB`</text:p>
          </table:table-cell>
          <table:table-cell office:value-type="float" office:value="700124" table:style-name="ce16">
            <text:p>700124</text:p>
          </table:table-cell>
          <table:table-cell office:value-type="string" table:style-name="ce17">
            <text:p>sbi.0002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23356" table:style-name="ce16">
            <text:p>2552335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Basirhat</text:p>
          </table:table-cell>
          <table:table-cell office:value-type="float" office:value="30" table:style-name="ce16">
            <text:p>30</text:p>
          </table:table-cell>
          <table:table-cell office:value-type="string" table:style-name="ce16">
            <text:p>The Branch Manager,State Bank of India,Surendra Nath Mazumder Road</text:p>
          </table:table-cell>
          <table:table-cell office:value-type="string" table:style-name="ce16">
            <text:p>24 Parganas North</text:p>
          </table:table-cell>
          <table:table-cell office:value-type="string" table:style-name="ce16">
            <text:p>Basirhat</text:p>
          </table:table-cell>
          <table:table-cell office:value-type="string" table:style-name="ce16">
            <text:p>WB</text:p>
          </table:table-cell>
          <table:table-cell office:value-type="float" office:value="743411" table:style-name="ce16">
            <text:p>743411</text:p>
          </table:table-cell>
          <table:table-cell office:value-type="string" table:style-name="ce17">
            <text:p>sbi.00030@sbi.co.in</text:p>
          </table:table-cell>
          <table:table-cell office:value-type="float" office:value="33" table:style-name="ce16">
            <text:p>33</text:p>
          </table:table-cell>
          <table:table-cell office:value-type="float" office:value="265228" table:style-name="ce16">
            <text:p>26522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Bangoan</text:p>
          </table:table-cell>
          <table:table-cell office:value-type="float" office:value="47" table:style-name="ce16">
            <text:p>47</text:p>
          </table:table-cell>
          <table:table-cell office:value-type="string" table:style-name="ce16">
            <text:p>The Branch Manager,State Bank of India,Ramnagar Road Jessore Road crossing</text:p>
          </table:table-cell>
          <table:table-cell office:value-type="string" table:style-name="ce16">
            <text:p>PO Bangoan 24 Parganas N</text:p>
          </table:table-cell>
          <table:table-cell office:value-type="string" table:style-name="ce16">
            <text:p>Bangoan</text:p>
          </table:table-cell>
          <table:table-cell office:value-type="string" table:style-name="ce16">
            <text:p>WB</text:p>
          </table:table-cell>
          <table:table-cell office:value-type="float" office:value="743235" table:style-name="ce16">
            <text:p>743235</text:p>
          </table:table-cell>
          <table:table-cell office:value-type="string" table:style-name="ce17">
            <text:p>Sbi.00047@sbi.co.in</text:p>
          </table:table-cell>
          <table:table-cell office:value-type="float" office:value="30215" table:style-name="ce16">
            <text:p>30215</text:p>
          </table:table-cell>
          <table:table-cell office:value-type="float" office:value="255060" table:style-name="ce16">
            <text:p>25506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Baguiati</text:p>
          </table:table-cell>
          <table:table-cell office:value-type="float" office:value="1488" table:style-name="ce16">
            <text:p>1488</text:p>
          </table:table-cell>
          <table:table-cell office:value-type="string" table:style-name="ce16">
            <text:p>The Branch Manager,State Bank of India,VIP Road PO Ashwininagar, Baguati</text:p>
          </table:table-cell>
          <table:table-cell office:value-type="string" table:style-name="ce16">
            <text:p>24 Parganas North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9" table:style-name="ce16">
            <text:p>700059</text:p>
          </table:table-cell>
          <table:table-cell office:value-type="string" table:style-name="ce17">
            <text:p>sbi.01488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03261" table:style-name="ce16">
            <text:p>2570326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Habra</text:p>
          </table:table-cell>
          <table:table-cell office:value-type="float" office:value="1643" table:style-name="ce16">
            <text:p>1643</text:p>
          </table:table-cell>
          <table:table-cell office:value-type="string" table:style-name="ce16">
            <text:p>The Branch Manager,State Bank of India,PO <text:s/>Habra</text:p>
          </table:table-cell>
          <table:table-cell office:value-type="string" table:style-name="ce16">
            <text:p>24 Parganas North</text:p>
          </table:table-cell>
          <table:table-cell office:value-type="string" table:style-name="ce16">
            <text:p>Habra</text:p>
          </table:table-cell>
          <table:table-cell office:value-type="string" table:style-name="ce16">
            <text:p>WB</text:p>
          </table:table-cell>
          <table:table-cell office:value-type="float" office:value="743263" table:style-name="ce16">
            <text:p>743263</text:p>
          </table:table-cell>
          <table:table-cell office:value-type="string" table:style-name="ce17">
            <text:p>Sbi.01643@sbi.co.in</text:p>
          </table:table-cell>
          <table:table-cell office:value-type="float" office:value="3216" table:style-name="ce16">
            <text:p>3216</text:p>
          </table:table-cell>
          <table:table-cell office:value-type="float" office:value="237085" table:style-name="ce16">
            <text:p>23708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Baduria</text:p>
          </table:table-cell>
          <table:table-cell office:value-type="float" office:value="2005" table:style-name="ce16">
            <text:p>2005</text:p>
          </table:table-cell>
          <table:table-cell office:value-type="string" table:style-name="ce16">
            <text:p>The Branch Manager,State Bank of India PO Baduri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Basirhat</text:p>
          </table:table-cell>
          <table:table-cell office:value-type="string" table:style-name="ce16">
            <text:p>WB</text:p>
          </table:table-cell>
          <table:table-cell office:value-type="float" office:value="743401" table:style-name="ce16">
            <text:p>743401</text:p>
          </table:table-cell>
          <table:table-cell office:value-type="string" table:style-name="ce17">
            <text:p>sbi.02005@sbi.co.in</text:p>
          </table:table-cell>
          <table:table-cell office:value-type="float" office:value="3217" table:style-name="ce16">
            <text:p>3217</text:p>
          </table:table-cell>
          <table:table-cell office:value-type="float" office:value="238461" table:style-name="ce16">
            <text:p>23846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Calcutta Airport</text:p>
          </table:table-cell>
          <table:table-cell office:value-type="float" office:value="3029" table:style-name="ce16">
            <text:p>3029</text:p>
          </table:table-cell>
          <table:table-cell office:value-type="string" table:style-name="ce16">
            <text:p>The Branch Manager,State Bank of India,Calcutta Airport, Kolkata 700052</text:p>
          </table:table-cell>
          <table:table-cell office:value-type="string" table:style-name="ce16">
            <text:p>24 Parganas North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2" table:style-name="ce16">
            <text:p>700052</text:p>
          </table:table-cell>
          <table:table-cell office:value-type="string" table:style-name="ce17">
            <text:p>Sbi.03029@sbi.co.in</text:p>
          </table:table-cell>
          <table:table-cell office:value-type="float" office:value="33" table:style-name="ce16">
            <text:p>33</text:p>
          </table:table-cell>
          <table:table-cell office:value-type="float" office:value="25119663" table:style-name="ce16">
            <text:p>2511966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Swarupnagar</text:p>
          </table:table-cell>
          <table:table-cell office:value-type="float" office:value="3928" table:style-name="ce16">
            <text:p>3928</text:p>
          </table:table-cell>
          <table:table-cell office:value-type="string" table:style-name="ce16">
            <text:p>The Branch Manager,State Bank of India,PO Swarupnagar</text:p>
          </table:table-cell>
          <table:table-cell office:value-type="string" table:style-name="ce16">
            <text:p>Dist 24 PGS N</text:p>
          </table:table-cell>
          <table:table-cell office:value-type="string" table:style-name="ce16">
            <text:p>Swarupnagar</text:p>
          </table:table-cell>
          <table:table-cell office:value-type="string" table:style-name="ce16">
            <text:p>WB</text:p>
          </table:table-cell>
          <table:table-cell office:value-type="float" office:value="743286" table:style-name="ce16">
            <text:p>743286</text:p>
          </table:table-cell>
          <table:table-cell office:value-type="string" table:style-name="ce17">
            <text:p>sbi.03928@sbi.co.in</text:p>
          </table:table-cell>
          <table:table-cell office:value-type="float" office:value="3217" table:style-name="ce16">
            <text:p>3217</text:p>
          </table:table-cell>
          <table:table-cell office:value-type="float" office:value="253387" table:style-name="ce16">
            <text:p>25338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PBB kankurgachi</text:p>
          </table:table-cell>
          <table:table-cell office:value-type="float" office:value="4203" table:style-name="ce16">
            <text:p>4203</text:p>
          </table:table-cell>
          <table:table-cell office:value-type="string" table:style-name="ce16">
            <text:p>The Branch Manager,State Bank of India,1/16 VIP Road CIT</text:p>
          </table:table-cell>
          <table:table-cell office:value-type="string" table:style-name="ce16">
            <text:p>Scheme VII M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4" table:style-name="ce16">
            <text:p>700054</text:p>
          </table:table-cell>
          <table:table-cell office:value-type="string" table:style-name="ce17">
            <text:p>sbi.04203@sbi.co.in</text:p>
          </table:table-cell>
          <table:table-cell office:value-type="float" office:value="33" table:style-name="ce16">
            <text:p>33</text:p>
          </table:table-cell>
          <table:table-cell office:value-type="float" office:value="23565652" table:style-name="ce16">
            <text:p>2356565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Birati</text:p>
          </table:table-cell>
          <table:table-cell office:value-type="float" office:value="4604" table:style-name="ce16">
            <text:p>4604</text:p>
          </table:table-cell>
          <table:table-cell office:value-type="string" table:style-name="ce16">
            <text:p>The Branch Manager,State Bank of India,206 MB Road Birati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1" table:style-name="ce16">
            <text:p>700051</text:p>
          </table:table-cell>
          <table:table-cell office:value-type="string" table:style-name="ce17">
            <text:p>sbi.0460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91977" table:style-name="ce16">
            <text:p>2539197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Maslandpur</text:p>
          </table:table-cell>
          <table:table-cell office:value-type="float" office:value="4636" table:style-name="ce16">
            <text:p>4636</text:p>
          </table:table-cell>
          <table:table-cell office:value-type="string" table:style-name="ce16">
            <text:p>The Branch Manager,State Bank of India,Sadpur P.O. Maslandpur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Maslandpur</text:p>
          </table:table-cell>
          <table:table-cell office:value-type="string" table:style-name="ce16">
            <text:p>WB</text:p>
          </table:table-cell>
          <table:table-cell office:value-type="float" office:value="743289" table:style-name="ce16">
            <text:p>743289</text:p>
          </table:table-cell>
          <table:table-cell office:value-type="string" table:style-name="ce17">
            <text:p>sbi.04636@sbi.co.in</text:p>
          </table:table-cell>
          <table:table-cell office:value-type="float" office:value="3216" table:style-name="ce16">
            <text:p>3216</text:p>
          </table:table-cell>
          <table:table-cell office:value-type="float" office:value="246536" table:style-name="ce16">
            <text:p>24653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Chandpara</text:p>
          </table:table-cell>
          <table:table-cell office:value-type="float" office:value="6046" table:style-name="ce16">
            <text:p>6046</text:p>
          </table:table-cell>
          <table:table-cell office:value-type="string" table:style-name="ce16">
            <text:p>The Branch Manager,State Bank of India,PO Chandrapur</text:p>
          </table:table-cell>
          <table:table-cell office:value-type="string" table:style-name="ce16">
            <text:p>Dist 24 PGS N</text:p>
          </table:table-cell>
          <table:table-cell office:value-type="string" table:style-name="ce16">
            <text:p>Chandpara</text:p>
          </table:table-cell>
          <table:table-cell office:value-type="string" table:style-name="ce16">
            <text:p>WB</text:p>
          </table:table-cell>
          <table:table-cell office:value-type="float" office:value="743245" table:style-name="ce16">
            <text:p>743245</text:p>
          </table:table-cell>
          <table:table-cell office:value-type="string" table:style-name="ce17">
            <text:p>sbi.06046@sbi.co.in</text:p>
          </table:table-cell>
          <table:table-cell office:value-type="float" office:value="3215" table:style-name="ce16">
            <text:p>3215</text:p>
          </table:table-cell>
          <table:table-cell office:value-type="float" office:value="250046" table:style-name="ce16">
            <text:p>25004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New barrackpore</text:p>
          </table:table-cell>
          <table:table-cell office:value-type="float" office:value="6809" table:style-name="ce16">
            <text:p>6809</text:p>
          </table:table-cell>
          <table:table-cell office:value-type="string" table:style-name="ce16">
            <text:p>The Branch Manager,State Bank of India,St Road East</text:p>
          </table:table-cell>
          <table:table-cell office:value-type="string" table:style-name="ce16">
            <text:p>PO Chandra pally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31" table:style-name="ce16">
            <text:p>700131</text:p>
          </table:table-cell>
          <table:table-cell office:value-type="string" table:style-name="ce17">
            <text:p>sbi.06809@sbi.co.in</text:p>
          </table:table-cell>
          <table:table-cell office:value-type="float" office:value="33" table:style-name="ce16">
            <text:p>33</text:p>
          </table:table-cell>
          <table:table-cell office:value-type="float" office:value="25672128" table:style-name="ce16">
            <text:p>2567212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Kadambagachi</text:p>
          </table:table-cell>
          <table:table-cell office:value-type="float" office:value="6853" table:style-name="ce16">
            <text:p>6853</text:p>
          </table:table-cell>
          <table:table-cell office:value-type="string" table:style-name="ce16">
            <text:p>The Branch Manager,State Bank of India,Vill &amp; PO Kadambagachi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adambagachi</text:p>
          </table:table-cell>
          <table:table-cell office:value-type="string" table:style-name="ce16">
            <text:p>WB</text:p>
          </table:table-cell>
          <table:table-cell office:value-type="float" office:value="743201" table:style-name="ce16">
            <text:p>743201</text:p>
          </table:table-cell>
          <table:table-cell office:value-type="string" table:style-name="ce17">
            <text:p>sbi.06853@sbi.co.in</text:p>
          </table:table-cell>
          <table:table-cell office:value-type="float" office:value="33" table:style-name="ce16">
            <text:p>33</text:p>
          </table:table-cell>
          <table:table-cell office:value-type="float" office:value="25629585" table:style-name="ce16">
            <text:p>2562958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Taki</text:p>
          </table:table-cell>
          <table:table-cell office:value-type="float" office:value="6867" table:style-name="ce16">
            <text:p>6867</text:p>
          </table:table-cell>
          <table:table-cell office:value-type="string" table:style-name="ce16">
            <text:p>The Branch Manager,State Bank of India,Hasnabad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Basirhat</text:p>
          </table:table-cell>
          <table:table-cell office:value-type="string" table:style-name="ce16">
            <text:p>WB</text:p>
          </table:table-cell>
          <table:table-cell office:value-type="float" office:value="743426" table:style-name="ce16">
            <text:p>743426</text:p>
          </table:table-cell>
          <table:table-cell office:value-type="string" table:style-name="ce17">
            <text:p>sbi.06867@sbi.co.in</text:p>
          </table:table-cell>
          <table:table-cell office:value-type="float" office:value="3217" table:style-name="ce16">
            <text:p>3217</text:p>
          </table:table-cell>
          <table:table-cell office:value-type="float" office:value="234511" table:style-name="ce16">
            <text:p>2345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DharmapukuriaVB</text:p>
          </table:table-cell>
          <table:table-cell office:value-type="float" office:value="7004" table:style-name="ce16">
            <text:p>7004</text:p>
          </table:table-cell>
          <table:table-cell office:value-type="string" table:style-name="ce16">
            <text:p>The Branch Manager,State Bank of India,PO Dharmapukuri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Dharmapukuria</text:p>
          </table:table-cell>
          <table:table-cell office:value-type="string" table:style-name="ce16">
            <text:p>WB</text:p>
          </table:table-cell>
          <table:table-cell office:value-type="float" office:value="743235" table:style-name="ce16">
            <text:p>743235</text:p>
          </table:table-cell>
          <table:table-cell office:value-type="string" table:style-name="ce17">
            <text:p>sbi.07004@sbi.co.in</text:p>
          </table:table-cell>
          <table:table-cell office:value-type="float" office:value="3215" table:style-name="ce16">
            <text:p>3215</text:p>
          </table:table-cell>
          <table:table-cell office:value-type="float" office:value="255070" table:style-name="ce16">
            <text:p>25507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Boyermari</text:p>
          </table:table-cell>
          <table:table-cell office:value-type="float" office:value="8734" table:style-name="ce16">
            <text:p>8734</text:p>
          </table:table-cell>
          <table:table-cell office:value-type="string" table:style-name="ce16">
            <text:p>The Branch Manager,State Bank of India,Nazat Hathkolk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Hathkhola</text:p>
          </table:table-cell>
          <table:table-cell office:value-type="string" table:style-name="ce16">
            <text:p>WB</text:p>
          </table:table-cell>
          <table:table-cell office:value-type="float" office:value="743442" table:style-name="ce16">
            <text:p>743442</text:p>
          </table:table-cell>
          <table:table-cell office:value-type="string" table:style-name="ce17">
            <text:p>sbi.08734@sbi.co.in</text:p>
          </table:table-cell>
          <table:table-cell office:value-type="float" office:value="3217" table:style-name="ce16">
            <text:p>3217</text:p>
          </table:table-cell>
          <table:table-cell office:value-type="float" office:value="252328" table:style-name="ce16">
            <text:p>25232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TeghoriaRaghuna</text:p>
          </table:table-cell>
          <table:table-cell office:value-type="float" office:value="8735" table:style-name="ce16">
            <text:p>8735</text:p>
          </table:table-cell>
          <table:table-cell office:value-type="string" table:style-name="ce16">
            <text:p>The Branch Manager,State Bank of India,Ragunathpur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Raghunathpur</text:p>
          </table:table-cell>
          <table:table-cell office:value-type="string" table:style-name="ce16">
            <text:p>WB</text:p>
          </table:table-cell>
          <table:table-cell office:value-type="float" office:value="700059" table:style-name="ce16">
            <text:p>700059</text:p>
          </table:table-cell>
          <table:table-cell office:value-type="string" table:style-name="ce17">
            <text:p>sbi.08735@sbi.co.in</text:p>
          </table:table-cell>
          <table:table-cell office:value-type="float" office:value="33" table:style-name="ce16">
            <text:p>33</text:p>
          </table:table-cell>
          <table:table-cell office:value-type="float" office:value="25006397" table:style-name="ce16">
            <text:p>2500639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Gobardanga</text:p>
          </table:table-cell>
          <table:table-cell office:value-type="float" office:value="8766" table:style-name="ce16">
            <text:p>8766</text:p>
          </table:table-cell>
          <table:table-cell office:value-type="string" table:style-name="ce16">
            <text:p>The Branch Manager,State Bank of India,Vill &amp; PO Gobordang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3252" table:style-name="ce16">
            <text:p>743252</text:p>
          </table:table-cell>
          <table:table-cell office:value-type="string" table:style-name="ce17">
            <text:p>sbi.08766@sbi.co.in</text:p>
          </table:table-cell>
          <table:table-cell office:value-type="float" office:value="3216" table:style-name="ce16">
            <text:p>3216</text:p>
          </table:table-cell>
          <table:table-cell office:value-type="float" office:value="249447" table:style-name="ce16">
            <text:p>2494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HINGALGANJ</text:p>
          </table:table-cell>
          <table:table-cell office:value-type="float" office:value="14048" table:style-name="ce16">
            <text:p>14048</text:p>
          </table:table-cell>
          <table:table-cell office:value-type="string" table:style-name="ce16">
            <text:p>The Branch Manager,State Bank of India,Ghoshpara, Hingalganj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Hingalganj</text:p>
          </table:table-cell>
          <table:table-cell office:value-type="string" table:style-name="ce16">
            <text:p>WB</text:p>
          </table:table-cell>
          <table:table-cell office:value-type="float" office:value="743435" table:style-name="ce16">
            <text:p>743435</text:p>
          </table:table-cell>
          <table:table-cell office:value-type="string" table:style-name="ce17">
            <text:p>sbi.14048@sbi.co.in</text:p>
          </table:table-cell>
          <table:table-cell office:value-type="float" office:value="3217" table:style-name="ce16">
            <text:p>3217</text:p>
          </table:table-cell>
          <table:table-cell office:value-type="float" office:value="251215" table:style-name="ce16">
            <text:p>25121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HIJALPUKURIA</text:p>
          </table:table-cell>
          <table:table-cell office:value-type="float" office:value="14536" table:style-name="ce16">
            <text:p>14536</text:p>
          </table:table-cell>
          <table:table-cell office:value-type="string" table:style-name="ce16">
            <text:p>The Branch Manager,State Bank of India,HijalPukuri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Hijalpukuria</text:p>
          </table:table-cell>
          <table:table-cell office:value-type="string" table:style-name="ce16">
            <text:p>WB</text:p>
          </table:table-cell>
          <table:table-cell office:value-type="float" office:value="743271" table:style-name="ce16">
            <text:p>743271</text:p>
          </table:table-cell>
          <table:table-cell office:value-type="string" table:style-name="ce17">
            <text:p>sbi.14536@sbi.co.in</text:p>
          </table:table-cell>
          <table:table-cell office:value-type="float" office:value="3216" table:style-name="ce16">
            <text:p>3216</text:p>
          </table:table-cell>
          <table:table-cell office:value-type="float" office:value="237094" table:style-name="ce16">
            <text:p>23709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Badu Road</text:p>
          </table:table-cell>
          <table:table-cell office:value-type="float" office:value="14537" table:style-name="ce16">
            <text:p>14537</text:p>
          </table:table-cell>
          <table:table-cell office:value-type="string" table:style-name="ce16">
            <text:p>The Branch Manager,State Bank of India,28/1 Badu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28" table:style-name="ce16">
            <text:p>700128</text:p>
          </table:table-cell>
          <table:table-cell office:value-type="string" table:style-name="ce17">
            <text:p>sbi.14537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Hridaypur</text:p>
          </table:table-cell>
          <table:table-cell office:value-type="float" office:value="14538" table:style-name="ce16">
            <text:p>14538</text:p>
          </table:table-cell>
          <table:table-cell office:value-type="string" table:style-name="ce16">
            <text:p>The Branch Manager,State Bank of India,138A Suryatoron Apt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27" table:style-name="ce16">
            <text:p>700127</text:p>
          </table:table-cell>
          <table:table-cell office:value-type="string" table:style-name="ce17">
            <text:p>sbi.14538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46568" table:style-name="ce16">
            <text:p>2584656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Madhyamgram Cho</text:p>
          </table:table-cell>
          <table:table-cell office:value-type="float" office:value="14819" table:style-name="ce16">
            <text:p>14819</text:p>
          </table:table-cell>
          <table:table-cell office:value-type="string" table:style-name="ce16">
            <text:p>The Branch Manager,State Bank of India,Rani Park Madhaymgram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29" table:style-name="ce16">
            <text:p>700129</text:p>
          </table:table-cell>
          <table:table-cell office:value-type="string" table:style-name="ce17">
            <text:p>sbi.14819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80232" table:style-name="ce16">
            <text:p>253802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Panchpota</text:p>
          </table:table-cell>
          <table:table-cell office:value-type="float" office:value="15045" table:style-name="ce16">
            <text:p>15045</text:p>
          </table:table-cell>
          <table:table-cell office:value-type="string" table:style-name="ce16">
            <text:p>The Branch Manager,State Bank of India,Panchpot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Panchpota</text:p>
          </table:table-cell>
          <table:table-cell office:value-type="string" table:style-name="ce16">
            <text:p>WB</text:p>
          </table:table-cell>
          <table:table-cell office:value-type="float" office:value="743273" table:style-name="ce16">
            <text:p>743273</text:p>
          </table:table-cell>
          <table:table-cell office:value-type="string" table:style-name="ce17">
            <text:p>sbi.15045@sbi.co.in</text:p>
          </table:table-cell>
          <table:table-cell office:value-type="float" office:value="3215" table:style-name="ce16">
            <text:p>3215</text:p>
          </table:table-cell>
          <table:table-cell office:value-type="float" office:value="224011" table:style-name="ce16">
            <text:p>2240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Dandirhat</text:p>
          </table:table-cell>
          <table:table-cell office:value-type="float" office:value="16643" table:style-name="ce16">
            <text:p>16643</text:p>
          </table:table-cell>
          <table:table-cell office:value-type="string" table:style-name="ce16">
            <text:p>The Branch Manager,State Bank of India,Basirhat Saipar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Basirhat</text:p>
          </table:table-cell>
          <table:table-cell office:value-type="string" table:style-name="ce16">
            <text:p>WB</text:p>
          </table:table-cell>
          <table:table-cell office:value-type="float" office:value="743412" table:style-name="ce16">
            <text:p>743412</text:p>
          </table:table-cell>
          <table:table-cell office:value-type="string" table:style-name="ce17">
            <text:p>sbi.16643@sbi.co.in</text:p>
          </table:table-cell>
          <table:table-cell office:value-type="float" office:value="3217" table:style-name="ce16">
            <text:p>3217</text:p>
          </table:table-cell>
          <table:table-cell office:value-type="float" office:value="263855" table:style-name="ce16">
            <text:p>26385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Banipur</text:p>
          </table:table-cell>
          <table:table-cell office:value-type="float" office:value="16644" table:style-name="ce16">
            <text:p>16644</text:p>
          </table:table-cell>
          <table:table-cell office:value-type="string" table:style-name="ce16">
            <text:p>The Branch Manager,State Bank of India,Banipur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Banipur</text:p>
          </table:table-cell>
          <table:table-cell office:value-type="string" table:style-name="ce16">
            <text:p>WB</text:p>
          </table:table-cell>
          <table:table-cell office:value-type="float" office:value="743233" table:style-name="ce16">
            <text:p>743233</text:p>
          </table:table-cell>
          <table:table-cell office:value-type="string" table:style-name="ce17">
            <text:p>sbi.16644@sbi.co.in</text:p>
          </table:table-cell>
          <table:table-cell office:value-type="float" office:value="3216" table:style-name="ce16">
            <text:p>3216</text:p>
          </table:table-cell>
          <table:table-cell office:value-type="float" office:value="27100729" table:style-name="ce16">
            <text:p>2710072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GANGANAGAR</text:p>
          </table:table-cell>
          <table:table-cell office:value-type="float" office:value="16645" table:style-name="ce16">
            <text:p>16645</text:p>
          </table:table-cell>
          <table:table-cell office:value-type="string" table:style-name="ce16">
            <text:p>The Branch Manager,State Bank of India,Ganganagar Ghoshpar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Ganganagar</text:p>
          </table:table-cell>
          <table:table-cell office:value-type="string" table:style-name="ce16">
            <text:p>WB</text:p>
          </table:table-cell>
          <table:table-cell office:value-type="float" office:value="700132" table:style-name="ce16">
            <text:p>700132</text:p>
          </table:table-cell>
          <table:table-cell office:value-type="string" table:style-name="ce17">
            <text:p>sbi.16645@sbi.co.in</text:p>
          </table:table-cell>
          <table:table-cell office:value-type="float" office:value="33" table:style-name="ce16">
            <text:p>33</text:p>
          </table:table-cell>
          <table:table-cell office:value-type="float" office:value="25675422" table:style-name="ce16">
            <text:p>2567542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Kaikhali</text:p>
          </table:table-cell>
          <table:table-cell office:value-type="float" office:value="16773" table:style-name="ce16">
            <text:p>16773</text:p>
          </table:table-cell>
          <table:table-cell office:value-type="string" table:style-name="ce16">
            <text:p>The Branch Manager,State Bank of India,Jamuna Point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aikhali</text:p>
          </table:table-cell>
          <table:table-cell office:value-type="string" table:style-name="ce16">
            <text:p>WB</text:p>
          </table:table-cell>
          <table:table-cell office:value-type="float" office:value="700052" table:style-name="ce16">
            <text:p>700052</text:p>
          </table:table-cell>
          <table:table-cell office:value-type="string" table:style-name="ce17">
            <text:p>sbi.16773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30009" table:style-name="ce16">
            <text:p>2573000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DHAMAKHALI</text:p>
          </table:table-cell>
          <table:table-cell office:value-type="float" office:value="16919" table:style-name="ce16">
            <text:p>16919</text:p>
          </table:table-cell>
          <table:table-cell office:value-type="string" table:style-name="ce16">
            <text:p>The Branch Manager,State Bank of India,SGSY Building II D Block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3446" table:style-name="ce16">
            <text:p>743446</text:p>
          </table:table-cell>
          <table:table-cell office:value-type="string" table:style-name="ce17">
            <text:p>sbi.16919@sbi.co.in</text:p>
          </table:table-cell>
          <table:table-cell office:value-type="float" office:value="3217" table:style-name="ce16">
            <text:p>3217</text:p>
          </table:table-cell>
          <table:table-cell office:value-type="float" office:value="80011963" table:style-name="ce16">
            <text:p>8001196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Madhayamgram</text:p>
          </table:table-cell>
          <table:table-cell office:value-type="float" office:value="1329" table:style-name="ce16">
            <text:p>1329</text:p>
          </table:table-cell>
          <table:table-cell office:value-type="string" table:style-name="ce16">
            <text:p>The Branch Manager,State Bank of India,Sodepur Road, Madhaymgram</text:p>
          </table:table-cell>
          <table:table-cell office:value-type="string" table:style-name="ce16">
            <text:p>24 parganas North</text:p>
          </table:table-cell>
          <table:table-cell office:value-type="string" table:style-name="ce16">
            <text:p>Madhyamgram</text:p>
          </table:table-cell>
          <table:table-cell office:value-type="string" table:style-name="ce16">
            <text:p>WB</text:p>
          </table:table-cell>
          <table:table-cell office:value-type="float" office:value="700129" table:style-name="ce16">
            <text:p>700129</text:p>
          </table:table-cell>
          <table:table-cell office:value-type="string" table:style-name="ce17">
            <text:p>Sbi.01329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83508" table:style-name="ce16">
            <text:p>2538350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Taranipur SAB</text:p>
          </table:table-cell>
          <table:table-cell office:value-type="float" office:value="8730" table:style-name="ce16">
            <text:p>8730</text:p>
          </table:table-cell>
          <table:table-cell office:value-type="string" table:style-name="ce16">
            <text:p>The Branch Manager,State Bank of India,Taranipur PO Gobindapur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Taranipur</text:p>
          </table:table-cell>
          <table:table-cell office:value-type="string" table:style-name="ce16">
            <text:p>WB</text:p>
          </table:table-cell>
          <table:table-cell office:value-type="float" office:value="743273" table:style-name="ce16">
            <text:p>743273</text:p>
          </table:table-cell>
          <table:table-cell office:value-type="string" table:style-name="ce17">
            <text:p>sbi.08730@sbi.co.in</text:p>
          </table:table-cell>
          <table:table-cell office:value-type="float" office:value="3217" table:style-name="ce16">
            <text:p>3217</text:p>
          </table:table-cell>
          <table:table-cell office:value-type="float" office:value="222460" table:style-name="ce16">
            <text:p>22246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ColonyMoreBaras</text:p>
          </table:table-cell>
          <table:table-cell office:value-type="float" office:value="10090" table:style-name="ce16">
            <text:p>10090</text:p>
          </table:table-cell>
          <table:table-cell office:value-type="string" table:style-name="ce16">
            <text:p>The Branch Manager,State Bank of India,Colony More,Barasat</text:p>
          </table:table-cell>
          <table:table-cell office:value-type="string" table:style-name="ce16">
            <text:p>N 24 PGS</text:p>
          </table:table-cell>
          <table:table-cell office:value-type="string" table:style-name="ce16">
            <text:p>Barasat</text:p>
          </table:table-cell>
          <table:table-cell office:value-type="string" table:style-name="ce16">
            <text:p>WB</text:p>
          </table:table-cell>
          <table:table-cell office:value-type="float" office:value="700126" table:style-name="ce16">
            <text:p>700126</text:p>
          </table:table-cell>
          <table:table-cell office:value-type="string" table:style-name="ce13">
            <text:p>sbi.10090@sbi.co.in</text:p>
          </table:table-cell>
          <table:table-cell office:value-type="float" office:value="33" table:style-name="ce16">
            <text:p>33</text:p>
          </table:table-cell>
          <table:table-cell office:value-type="float" office:value="25241112" table:style-name="ce16">
            <text:p>2524111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Air Cargo C'lex</text:p>
          </table:table-cell>
          <table:table-cell office:value-type="float" office:value="10418" table:style-name="ce16">
            <text:p>10418</text:p>
          </table:table-cell>
          <table:table-cell office:value-type="string" table:style-name="ce16">
            <text:p>The Branch Manager,State Bank of India,NSCBI Airport Kolkata</text:p>
          </table:table-cell>
          <table:table-cell office:value-type="string" table:style-name="ce16">
            <text:p>N 24 PGS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2" table:style-name="ce16">
            <text:p>700052</text:p>
          </table:table-cell>
          <table:table-cell office:value-type="string" table:style-name="ce17">
            <text:p>sbi.10418@sbi.co.in</text:p>
          </table:table-cell>
          <table:table-cell office:value-type="float" office:value="33" table:style-name="ce16">
            <text:p>33</text:p>
          </table:table-cell>
          <table:table-cell office:value-type="float" office:value="25130426" table:style-name="ce16">
            <text:p>2513042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Malancha</text:p>
          </table:table-cell>
          <table:table-cell office:value-type="float" office:value="11369" table:style-name="ce16">
            <text:p>11369</text:p>
          </table:table-cell>
          <table:table-cell office:value-type="string" table:style-name="ce16">
            <text:p>The Branch Manager,State Bank of India,Malancha Bazar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Malancha</text:p>
          </table:table-cell>
          <table:table-cell office:value-type="string" table:style-name="ce16">
            <text:p>WB</text:p>
          </table:table-cell>
          <table:table-cell office:value-type="float" office:value="743425" table:style-name="ce16">
            <text:p>743425</text:p>
          </table:table-cell>
          <table:table-cell office:value-type="string" table:style-name="ce17">
            <text:p>sbi.11369@sbi.co.in</text:p>
          </table:table-cell>
          <table:table-cell office:value-type="float" office:value="3217" table:style-name="ce16">
            <text:p>3217</text:p>
          </table:table-cell>
          <table:table-cell office:value-type="float" office:value="260813" table:style-name="ce16">
            <text:p>26081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Berachampa</text:p>
          </table:table-cell>
          <table:table-cell office:value-type="float" office:value="11371" table:style-name="ce16">
            <text:p>11371</text:p>
          </table:table-cell>
          <table:table-cell office:value-type="string" table:style-name="ce16">
            <text:p>The Branch Manager,State Bank of India,Berachampa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Berachampa</text:p>
          </table:table-cell>
          <table:table-cell office:value-type="string" table:style-name="ce16">
            <text:p>WB</text:p>
          </table:table-cell>
          <table:table-cell office:value-type="float" office:value="743424" table:style-name="ce16">
            <text:p>743424</text:p>
          </table:table-cell>
          <table:table-cell office:value-type="string" table:style-name="ce17">
            <text:p>sbi.11371@sbi.co.in</text:p>
          </table:table-cell>
          <table:table-cell office:value-type="float" office:value="3216" table:style-name="ce16">
            <text:p>3216</text:p>
          </table:table-cell>
          <table:table-cell office:value-type="float" office:value="245100" table:style-name="ce16">
            <text:p>24510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Dutta Pukur</text:p>
          </table:table-cell>
          <table:table-cell office:value-type="float" office:value="11372" table:style-name="ce16">
            <text:p>11372</text:p>
          </table:table-cell>
          <table:table-cell office:value-type="string" table:style-name="ce16">
            <text:p>The Branch Manager,State Bank of India,Duttapukur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Habra</text:p>
          </table:table-cell>
          <table:table-cell office:value-type="string" table:style-name="ce16">
            <text:p>WB</text:p>
          </table:table-cell>
          <table:table-cell office:value-type="float" office:value="743248" table:style-name="ce16">
            <text:p>743248</text:p>
          </table:table-cell>
          <table:table-cell office:value-type="string" table:style-name="ce17">
            <text:p>sbi.11372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62199" table:style-name="ce16">
            <text:p>2536219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Champadali More</text:p>
          </table:table-cell>
          <table:table-cell office:value-type="float" office:value="12375" table:style-name="ce16">
            <text:p>12375</text:p>
          </table:table-cell>
          <table:table-cell office:value-type="string" table:style-name="ce16">
            <text:p>The Branch Manager,State Bank of India,66, Taki Rd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24" table:style-name="ce16">
            <text:p>700124</text:p>
          </table:table-cell>
          <table:table-cell office:value-type="string" table:style-name="ce17">
            <text:p>sbi.12375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47373" table:style-name="ce16">
            <text:p>2584737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HATIARA</text:p>
          </table:table-cell>
          <table:table-cell office:value-type="float" office:value="12376" table:style-name="ce16">
            <text:p>12376</text:p>
          </table:table-cell>
          <table:table-cell office:value-type="string" table:style-name="ce16">
            <text:p>The Branch Manager,State Bank of India,Hatiara Rd,Jyangra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Hatiara</text:p>
          </table:table-cell>
          <table:table-cell office:value-type="string" table:style-name="ce16">
            <text:p>WB</text:p>
          </table:table-cell>
          <table:table-cell office:value-type="float" office:value="700059" table:style-name="ce16">
            <text:p>700059</text:p>
          </table:table-cell>
          <table:table-cell office:value-type="string" table:style-name="ce17">
            <text:p>sbi.12376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20025" table:style-name="ce16">
            <text:p>2572002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MOTILAL COLONY</text:p>
          </table:table-cell>
          <table:table-cell office:value-type="float" office:value="12377" table:style-name="ce16">
            <text:p>12377</text:p>
          </table:table-cell>
          <table:table-cell office:value-type="string" table:style-name="ce16">
            <text:p>The Branch Manager,State Bank of India,3 Motilala Colony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81" table:style-name="ce16">
            <text:p>700081</text:p>
          </table:table-cell>
          <table:table-cell office:value-type="string" table:style-name="ce17">
            <text:p>sbi.1237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132550" table:style-name="ce16">
            <text:p>2513255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HAROA, BidhanNg</text:p>
          </table:table-cell>
          <table:table-cell office:value-type="float" office:value="12380" table:style-name="ce16">
            <text:p>12380</text:p>
          </table:table-cell>
          <table:table-cell office:value-type="string" table:style-name="ce16">
            <text:p>The Branch Manager,State Bank of India,Vill &amp; PO -Haroa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Haroa</text:p>
          </table:table-cell>
          <table:table-cell office:value-type="string" table:style-name="ce16">
            <text:p>WB</text:p>
          </table:table-cell>
          <table:table-cell office:value-type="float" office:value="743425" table:style-name="ce16">
            <text:p>743425</text:p>
          </table:table-cell>
          <table:table-cell office:value-type="string" table:style-name="ce17">
            <text:p>sbi.12380@sbi.co.in</text:p>
          </table:table-cell>
          <table:table-cell office:value-type="float" office:value="3217" table:style-name="ce16">
            <text:p>3217</text:p>
          </table:table-cell>
          <table:table-cell office:value-type="float" office:value="278376" table:style-name="ce16">
            <text:p>27837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Bankra - Birati</text:p>
          </table:table-cell>
          <table:table-cell office:value-type="float" office:value="12383" table:style-name="ce16">
            <text:p>12383</text:p>
          </table:table-cell>
          <table:table-cell office:value-type="string" table:style-name="ce16">
            <text:p>The Branch Manager,State Bank of India,MA Sarani,Birati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1" table:style-name="ce16">
            <text:p>700051</text:p>
          </table:table-cell>
          <table:table-cell office:value-type="string" table:style-name="ce17">
            <text:p>sbi.12383@sbi.co.in</text:p>
          </table:table-cell>
          <table:table-cell office:value-type="float" office:value="33" table:style-name="ce16">
            <text:p>33</text:p>
          </table:table-cell>
          <table:table-cell office:value-type="float" office:value="25141007" table:style-name="ce16">
            <text:p>2514100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Sisir Kunja</text:p>
          </table:table-cell>
          <table:table-cell office:value-type="float" office:value="17459" table:style-name="ce16">
            <text:p>17459</text:p>
          </table:table-cell>
          <table:table-cell office:value-type="string" table:style-name="ce16">
            <text:p>The Branch Manager,State Bank of India,74/38 Jessore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27" table:style-name="ce16">
            <text:p>700127</text:p>
          </table:table-cell>
          <table:table-cell office:value-type="string" table:style-name="ce17">
            <text:p>sbi.17459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40633" table:style-name="ce16">
            <text:p>2584063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Noapara (Baranagar)</text:p>
          </table:table-cell>
          <table:table-cell office:value-type="float" office:value="18537" table:style-name="ce16">
            <text:p>18537</text:p>
          </table:table-cell>
          <table:table-cell office:value-type="string" table:style-name="ce16">
            <text:p>The Branch Manager, State Bank of India 81/A A K Mukherjee Road,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90" table:style-name="ce16">
            <text:p>700090</text:p>
          </table:table-cell>
          <table:table-cell office:value-type="string" table:style-name="ce17">
            <text:p>sbi.1853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10022" table:style-name="ce16">
            <text:p>25310022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Koyla Vihar VIP Road</text:p>
          </table:table-cell>
          <table:table-cell office:value-type="float" office:value="40711" table:style-name="ce16">
            <text:p>40711</text:p>
          </table:table-cell>
          <table:table-cell office:value-type="string" table:style-name="ce16">
            <text:p>The Branch Manager, State Bank of India Abhinandan, Kyolavihar VIP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2" table:style-name="ce16">
            <text:p>700052</text:p>
          </table:table-cell>
          <table:table-cell office:value-type="string" table:style-name="ce17">
            <text:p>rajarhat@sbi.co.in</text:p>
          </table:table-cell>
          <table:table-cell office:value-type="float" office:value="33" table:style-name="ce16">
            <text:p>33</text:p>
          </table:table-cell>
          <table:table-cell office:value-type="float" office:value="25250257" table:style-name="ce16">
            <text:p>25250257</text:p>
          </table:table-cell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1" table:style-name="ce15">
            <text:p>14871</text:p>
          </table:table-cell>
          <table:table-cell office:value-type="string" table:style-name="ce16">
            <text:p>KATIAHAT</text:p>
          </table:table-cell>
          <table:table-cell office:value-type="float" office:value="12382" table:style-name="ce16">
            <text:p>12382</text:p>
          </table:table-cell>
          <table:table-cell office:value-type="string" table:style-name="ce16">
            <text:p>The Branch Manager,State Bank of India,Katiahat,Baduria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Basirhat</text:p>
          </table:table-cell>
          <table:table-cell office:value-type="string" table:style-name="ce16">
            <text:p>WB</text:p>
          </table:table-cell>
          <table:table-cell office:value-type="float" office:value="743427" table:style-name="ce16">
            <text:p>743427</text:p>
          </table:table-cell>
          <table:table-cell office:value-type="string" table:style-name="ce17">
            <text:p>sbi.12382@sbi.co.in</text:p>
          </table:table-cell>
          <table:table-cell office:value-type="float" office:value="3217" table:style-name="ce16">
            <text:p>3217</text:p>
          </table:table-cell>
          <table:table-cell office:value-type="float" office:value="243089" table:style-name="ce16">
            <text:p>24308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table-cell office:value-type="string" table:number-columns-spanned="3" table:number-rows-spanned="45" table:style-name="ce33">
            <text:p>Regional Manager, State Bank of India, RBO-V, 5B, BL Roy Road, Krishnanagar, Nadia, 741101</text:p>
          </table:table-cell>
          <table:covered-table-cell table:number-columns-repeated="2"/>
          <table:table-cell office:value-type="string" table:number-columns-spanned="1" table:number-rows-spanned="45" table:style-name="ce35">
            <text:p>03472-223002</text:p>
          </table:table-cell>
          <table:table-cell office:value-type="float" office:value="14872" table:style-name="ce15">
            <text:p>14872</text:p>
          </table:table-cell>
          <table:table-cell office:value-type="string" table:style-name="ce16">
            <text:p>Santipore</text:p>
          </table:table-cell>
          <table:table-cell office:value-type="float" office:value="176" table:style-name="ce16">
            <text:p>176</text:p>
          </table:table-cell>
          <table:table-cell office:value-type="string" table:style-name="ce16">
            <text:p>The Branch Manager,State Bank of India 78 NS Road</text:p>
          </table:table-cell>
          <table:table-cell office:value-type="string" table:style-name="ce16">
            <text:p>PO Santipur</text:p>
          </table:table-cell>
          <table:table-cell office:value-type="string" table:style-name="ce16">
            <text:p>Santipur</text:p>
          </table:table-cell>
          <table:table-cell office:value-type="string" table:style-name="ce16">
            <text:p>WB</text:p>
          </table:table-cell>
          <table:table-cell office:value-type="float" office:value="741404" table:style-name="ce16">
            <text:p>741404</text:p>
          </table:table-cell>
          <table:table-cell office:value-type="string" table:style-name="ce17">
            <text:p>sbi.00176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278043" table:style-name="ce16">
            <text:p>27804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GayeshpurGovtCo</text:p>
          </table:table-cell>
          <table:table-cell office:value-type="float" office:value="1300" table:style-name="ce16">
            <text:p>1300</text:p>
          </table:table-cell>
          <table:table-cell office:value-type="string" table:style-name="ce16">
            <text:p>The Branch Manager,State Bank of India 6/1904 Gayespur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Gayespur</text:p>
          </table:table-cell>
          <table:table-cell office:value-type="string" table:style-name="ce16">
            <text:p>WB</text:p>
          </table:table-cell>
          <table:table-cell office:value-type="float" office:value="741234" table:style-name="ce16">
            <text:p>741234</text:p>
          </table:table-cell>
          <table:table-cell office:value-type="string" table:style-name="ce17">
            <text:p>sbi.01300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97656" table:style-name="ce16">
            <text:p>2589765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Birnagar</text:p>
          </table:table-cell>
          <table:table-cell office:value-type="float" office:value="1301" table:style-name="ce16">
            <text:p>1301</text:p>
          </table:table-cell>
          <table:table-cell office:value-type="string" table:style-name="ce16">
            <text:p>The Branch Manager,State Bank of India PO Birnagar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Birnagar</text:p>
          </table:table-cell>
          <table:table-cell office:value-type="string" table:style-name="ce16">
            <text:p>WB</text:p>
          </table:table-cell>
          <table:table-cell office:value-type="float" office:value="741127" table:style-name="ce16">
            <text:p>741127</text:p>
          </table:table-cell>
          <table:table-cell office:value-type="string" table:style-name="ce17">
            <text:p>sbi.01301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260225" table:style-name="ce16">
            <text:p>26022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Bagula</text:p>
          </table:table-cell>
          <table:table-cell office:value-type="float" office:value="1302" table:style-name="ce16">
            <text:p>1302</text:p>
          </table:table-cell>
          <table:table-cell office:value-type="string" table:style-name="ce16">
            <text:p>The Branch Manager,State Bank of India PO Bagula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Bagula</text:p>
          </table:table-cell>
          <table:table-cell office:value-type="string" table:style-name="ce16">
            <text:p>WB</text:p>
          </table:table-cell>
          <table:table-cell office:value-type="float" office:value="741502" table:style-name="ce16">
            <text:p>741502</text:p>
          </table:table-cell>
          <table:table-cell office:value-type="string" table:style-name="ce17">
            <text:p>sbi.01302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72206" table:style-name="ce16">
            <text:p>2722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Plassey</text:p>
          </table:table-cell>
          <table:table-cell office:value-type="float" office:value="1382" table:style-name="ce16">
            <text:p>1382</text:p>
          </table:table-cell>
          <table:table-cell office:value-type="string" table:style-name="ce16">
            <text:p>The Branch Manager,State Bank of India PO Palassey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Plassey</text:p>
          </table:table-cell>
          <table:table-cell office:value-type="string" table:style-name="ce16">
            <text:p>WB</text:p>
          </table:table-cell>
          <table:table-cell office:value-type="float" office:value="741156" table:style-name="ce16">
            <text:p>741156</text:p>
          </table:table-cell>
          <table:table-cell office:value-type="string" table:style-name="ce17">
            <text:p>sbi.01382@sbi.co.in</text:p>
          </table:table-cell>
          <table:table-cell office:value-type="float" office:value="3474" table:style-name="ce16">
            <text:p>3474</text:p>
          </table:table-cell>
          <table:table-cell office:value-type="float" office:value="262239" table:style-name="ce16">
            <text:p>26223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Fulia</text:p>
          </table:table-cell>
          <table:table-cell office:value-type="float" office:value="2057" table:style-name="ce16">
            <text:p>2057</text:p>
          </table:table-cell>
          <table:table-cell office:value-type="string" table:style-name="ce16">
            <text:p>The Branch Manager,State Bank of India Station Road PO Belemath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Fulia</text:p>
          </table:table-cell>
          <table:table-cell office:value-type="string" table:style-name="ce16">
            <text:p>WB</text:p>
          </table:table-cell>
          <table:table-cell office:value-type="float" office:value="741402" table:style-name="ce16">
            <text:p>741402</text:p>
          </table:table-cell>
          <table:table-cell office:value-type="string" table:style-name="ce17">
            <text:p>sbi.02057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34237" table:style-name="ce16">
            <text:p>23423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Nabagram</text:p>
          </table:table-cell>
          <table:table-cell office:value-type="float" office:value="2091" table:style-name="ce16">
            <text:p>2091</text:p>
          </table:table-cell>
          <table:table-cell office:value-type="string" table:style-name="ce16">
            <text:p>The Branch Manager,State Bank of India Sreebas Angan Road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Nbagram</text:p>
          </table:table-cell>
          <table:table-cell office:value-type="string" table:style-name="ce16">
            <text:p>WB</text:p>
          </table:table-cell>
          <table:table-cell office:value-type="float" office:value="742184" table:style-name="ce16">
            <text:p>742184</text:p>
          </table:table-cell>
          <table:table-cell office:value-type="string" table:style-name="ce17">
            <text:p>sbi.02091@sbi.co.in</text:p>
          </table:table-cell>
          <table:table-cell office:value-type="float" office:value="3483" table:style-name="ce16">
            <text:p>3483</text:p>
          </table:table-cell>
          <table:table-cell office:value-type="float" office:value="270031" table:style-name="ce16">
            <text:p>27003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Tehatta</text:p>
          </table:table-cell>
          <table:table-cell office:value-type="float" office:value="3153" table:style-name="ce16">
            <text:p>3153</text:p>
          </table:table-cell>
          <table:table-cell office:value-type="string" table:style-name="ce16">
            <text:p>The Branch Manager,State Bank of India,Vill &amp; PO Tehatta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Tehatta</text:p>
          </table:table-cell>
          <table:table-cell office:value-type="string" table:style-name="ce16">
            <text:p>WB</text:p>
          </table:table-cell>
          <table:table-cell office:value-type="float" office:value="741160" table:style-name="ce16">
            <text:p>741160</text:p>
          </table:table-cell>
          <table:table-cell office:value-type="string" table:style-name="ce17">
            <text:p>sbi.03153@sbi.co.in</text:p>
          </table:table-cell>
          <table:table-cell office:value-type="float" office:value="3471" table:style-name="ce16">
            <text:p>3471</text:p>
          </table:table-cell>
          <table:table-cell office:value-type="float" office:value="250227" table:style-name="ce16">
            <text:p>25022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Debagram ADB</text:p>
          </table:table-cell>
          <table:table-cell office:value-type="float" office:value="3242" table:style-name="ce16">
            <text:p>3242</text:p>
          </table:table-cell>
          <table:table-cell office:value-type="string" table:style-name="ce16">
            <text:p>The Branch Manager,State Bank of India,Station Road PO Debagram</text:p>
          </table:table-cell>
          <table:table-cell office:value-type="string" table:style-name="ce16">
            <text:p>PS Kaliganj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137" table:style-name="ce16">
            <text:p>741137</text:p>
          </table:table-cell>
          <table:table-cell office:value-type="string" table:style-name="ce17">
            <text:p>sbi.03242@sbi.co.in</text:p>
          </table:table-cell>
          <table:table-cell office:value-type="float" office:value="3474" table:style-name="ce16">
            <text:p>3474</text:p>
          </table:table-cell>
          <table:table-cell office:value-type="float" office:value="266218" table:style-name="ce16">
            <text:p>26621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Krishnaganj vil</text:p>
          </table:table-cell>
          <table:table-cell office:value-type="float" office:value="3696" table:style-name="ce16">
            <text:p>3696</text:p>
          </table:table-cell>
          <table:table-cell office:value-type="string" table:style-name="ce16">
            <text:p>The Branch Manager,State Bank of India,PO Krishnaganj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Krishnaganj</text:p>
          </table:table-cell>
          <table:table-cell office:value-type="string" table:style-name="ce16">
            <text:p>WB</text:p>
          </table:table-cell>
          <table:table-cell office:value-type="float" office:value="741506" table:style-name="ce16">
            <text:p>741506</text:p>
          </table:table-cell>
          <table:table-cell office:value-type="string" table:style-name="ce17">
            <text:p>sbi.03696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76221" table:style-name="ce16">
            <text:p>27622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Karimpur ADB</text:p>
          </table:table-cell>
          <table:table-cell office:value-type="float" office:value="3735" table:style-name="ce16">
            <text:p>3735</text:p>
          </table:table-cell>
          <table:table-cell office:value-type="string" table:style-name="ce16">
            <text:p>The Branch Manager,State Bank of India,PO Karimpur Thana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Karimpur</text:p>
          </table:table-cell>
          <table:table-cell office:value-type="string" table:style-name="ce16">
            <text:p>WB</text:p>
          </table:table-cell>
          <table:table-cell office:value-type="float" office:value="741152" table:style-name="ce16">
            <text:p>741152</text:p>
          </table:table-cell>
          <table:table-cell office:value-type="string" table:style-name="ce17">
            <text:p>sbi.03735@sbi.co.in</text:p>
          </table:table-cell>
          <table:table-cell office:value-type="float" office:value="3471" table:style-name="ce16">
            <text:p>3471</text:p>
          </table:table-cell>
          <table:table-cell office:value-type="float" office:value="255204" table:style-name="ce16">
            <text:p>25520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Chakdah</text:p>
          </table:table-cell>
          <table:table-cell office:value-type="float" office:value="4744" table:style-name="ce16">
            <text:p>4744</text:p>
          </table:table-cell>
          <table:table-cell office:value-type="string" table:style-name="ce16">
            <text:p>The Branch Manager,State Bank of India,Lalpur, Chakdah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Chakdah</text:p>
          </table:table-cell>
          <table:table-cell office:value-type="string" table:style-name="ce16">
            <text:p>WB</text:p>
          </table:table-cell>
          <table:table-cell office:value-type="float" office:value="741222" table:style-name="ce16">
            <text:p>741222</text:p>
          </table:table-cell>
          <table:table-cell office:value-type="string" table:style-name="ce17">
            <text:p>Sbi.04744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45069" table:style-name="ce16">
            <text:p>24506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Betai</text:p>
          </table:table-cell>
          <table:table-cell office:value-type="float" office:value="5617" table:style-name="ce16">
            <text:p>5617</text:p>
          </table:table-cell>
          <table:table-cell office:value-type="string" table:style-name="ce16">
            <text:p>The Branch Manager,State Bank of India,Betai Bazar Main</text:p>
          </table:table-cell>
          <table:table-cell office:value-type="string" table:style-name="ce16">
            <text:p>Road Nadia</text:p>
          </table:table-cell>
          <table:table-cell office:value-type="string" table:style-name="ce16">
            <text:p>Betai</text:p>
          </table:table-cell>
          <table:table-cell office:value-type="string" table:style-name="ce16">
            <text:p>WB</text:p>
          </table:table-cell>
          <table:table-cell office:value-type="float" office:value="741163" table:style-name="ce16">
            <text:p>741163</text:p>
          </table:table-cell>
          <table:table-cell office:value-type="string" table:style-name="ce17">
            <text:p>sbi.05617@sbi.co.in</text:p>
          </table:table-cell>
          <table:table-cell office:value-type="float" office:value="3471" table:style-name="ce16">
            <text:p>3471</text:p>
          </table:table-cell>
          <table:table-cell office:value-type="float" office:value="254205" table:style-name="ce16">
            <text:p>25420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Gangnapur vill</text:p>
          </table:table-cell>
          <table:table-cell office:value-type="float" office:value="5748" table:style-name="ce16">
            <text:p>5748</text:p>
          </table:table-cell>
          <table:table-cell office:value-type="string" table:style-name="ce16">
            <text:p>The Branch Manager,State Bank of India,Vill + PO Gangnapur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Gangnapur</text:p>
          </table:table-cell>
          <table:table-cell office:value-type="string" table:style-name="ce16">
            <text:p>WB</text:p>
          </table:table-cell>
          <table:table-cell office:value-type="float" office:value="741233" table:style-name="ce16">
            <text:p>741233</text:p>
          </table:table-cell>
          <table:table-cell office:value-type="string" table:style-name="ce17">
            <text:p>sbi.05748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68223" table:style-name="ce16">
            <text:p>26822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Nimtala bazar</text:p>
          </table:table-cell>
          <table:table-cell office:value-type="float" office:value="6041" table:style-name="ce16">
            <text:p>6041</text:p>
          </table:table-cell>
          <table:table-cell office:value-type="string" table:style-name="ce16">
            <text:p>The Branch Manager,State Bank of India,PO Chowberia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Nimtala</text:p>
          </table:table-cell>
          <table:table-cell office:value-type="string" table:style-name="ce16">
            <text:p>WB</text:p>
          </table:table-cell>
          <table:table-cell office:value-type="float" office:value="741257" table:style-name="ce16">
            <text:p>741257</text:p>
          </table:table-cell>
          <table:table-cell office:value-type="string" table:style-name="ce17">
            <text:p>sbi.06041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89226" table:style-name="ce16">
            <text:p>28922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Shaktinagar</text:p>
          </table:table-cell>
          <table:table-cell office:value-type="float" office:value="6156" table:style-name="ce16">
            <text:p>6156</text:p>
          </table:table-cell>
          <table:table-cell office:value-type="string" table:style-name="ce16">
            <text:p>The Branch Manager,State Bank of India,PO Shaktinagar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Shaktinagar</text:p>
          </table:table-cell>
          <table:table-cell office:value-type="string" table:style-name="ce16">
            <text:p>WB</text:p>
          </table:table-cell>
          <table:table-cell office:value-type="float" office:value="741102" table:style-name="ce16">
            <text:p>741102</text:p>
          </table:table-cell>
          <table:table-cell office:value-type="string" table:style-name="ce17">
            <text:p>sbi.06156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224644" table:style-name="ce16">
            <text:p>22464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Kalyani IGC</text:p>
          </table:table-cell>
          <table:table-cell office:value-type="float" office:value="6701" table:style-name="ce16">
            <text:p>6701</text:p>
          </table:table-cell>
          <table:table-cell office:value-type="string" table:style-name="ce16">
            <text:p>The Branch Manager,State Bank of India,A9/12&amp; 13(s), Kalyani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Kalyani</text:p>
          </table:table-cell>
          <table:table-cell office:value-type="string" table:style-name="ce16">
            <text:p>WB</text:p>
          </table:table-cell>
          <table:table-cell office:value-type="float" office:value="741235" table:style-name="ce16">
            <text:p>741235</text:p>
          </table:table-cell>
          <table:table-cell office:value-type="string" table:style-name="ce17">
            <text:p>Sbi.06701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22375" table:style-name="ce16">
            <text:p>2582237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Bethuadahari</text:p>
          </table:table-cell>
          <table:table-cell office:value-type="float" office:value="6985" table:style-name="ce16">
            <text:p>6985</text:p>
          </table:table-cell>
          <table:table-cell office:value-type="string" table:style-name="ce16">
            <text:p>The Branch Manager,State Bank of India,PO Bethuadhahari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Bethuadahari</text:p>
          </table:table-cell>
          <table:table-cell office:value-type="string" table:style-name="ce16">
            <text:p>WB</text:p>
          </table:table-cell>
          <table:table-cell office:value-type="float" office:value="741126" table:style-name="ce16">
            <text:p>741126</text:p>
          </table:table-cell>
          <table:table-cell office:value-type="string" table:style-name="ce17">
            <text:p>sbi.06985@sbi.co.on</text:p>
          </table:table-cell>
          <table:table-cell office:value-type="float" office:value="3474" table:style-name="ce16">
            <text:p>3474</text:p>
          </table:table-cell>
          <table:table-cell office:value-type="float" office:value="255264" table:style-name="ce16">
            <text:p>25526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Kaikhali</text:p>
          </table:table-cell>
          <table:table-cell office:value-type="float" office:value="8552" table:style-name="ce16">
            <text:p>8552</text:p>
          </table:table-cell>
          <table:table-cell office:value-type="string" table:style-name="ce16">
            <text:p>The Branch Manager,State Bank of India,Vill Kaikhali PO Haritola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502" table:style-name="ce16">
            <text:p>741502</text:p>
          </table:table-cell>
          <table:table-cell office:value-type="string" table:style-name="ce17">
            <text:p>sbi.08552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72275" table:style-name="ce16">
            <text:p>27227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Khidirpur</text:p>
          </table:table-cell>
          <table:table-cell office:value-type="float" office:value="8557" table:style-name="ce16">
            <text:p>8557</text:p>
          </table:table-cell>
          <table:table-cell office:value-type="string" table:style-name="ce16">
            <text:p>The Branch Manager,State Bank of India,Vill &amp; PO Khidirpur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126" table:style-name="ce16">
            <text:p>741126</text:p>
          </table:table-cell>
          <table:table-cell office:value-type="string" table:style-name="ce17">
            <text:p>sbi.08557@sbi.co.in</text:p>
          </table:table-cell>
          <table:table-cell office:value-type="float" office:value="3474" table:style-name="ce16">
            <text:p>3474</text:p>
          </table:table-cell>
          <table:table-cell office:value-type="float" office:value="255736" table:style-name="ce16">
            <text:p>25573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Anulia SAB</text:p>
          </table:table-cell>
          <table:table-cell office:value-type="float" office:value="8857" table:style-name="ce16">
            <text:p>8857</text:p>
          </table:table-cell>
          <table:table-cell office:value-type="string" table:style-name="ce16">
            <text:p>The Branch Manager,State Bank of India,Vill &amp; PO Anul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201" table:style-name="ce16">
            <text:p>741201</text:p>
          </table:table-cell>
          <table:table-cell office:value-type="string" table:style-name="ce17">
            <text:p>sbi.08857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10228" table:style-name="ce16">
            <text:p>21022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ChotoAnduliaSAB</text:p>
          </table:table-cell>
          <table:table-cell office:value-type="float" office:value="8858" table:style-name="ce16">
            <text:p>8858</text:p>
          </table:table-cell>
          <table:table-cell office:value-type="string" table:style-name="ce16">
            <text:p>The Branch Manager,State Bank of India,Choto Andul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123" table:style-name="ce16">
            <text:p>741123</text:p>
          </table:table-cell>
          <table:table-cell office:value-type="string" table:style-name="ce17">
            <text:p>sbi.08858@sbi.co.in</text:p>
          </table:table-cell>
          <table:table-cell office:value-type="float" office:value="3474" table:style-name="ce16">
            <text:p>3474</text:p>
          </table:table-cell>
          <table:table-cell office:value-type="float" office:value="271163" table:style-name="ce16">
            <text:p>27116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Binodnagar SAB</text:p>
          </table:table-cell>
          <table:table-cell office:value-type="float" office:value="8859" table:style-name="ce16">
            <text:p>8859</text:p>
          </table:table-cell>
          <table:table-cell office:value-type="string" table:style-name="ce16">
            <text:p>The Branch Manager,State Bank of India,Binodnagar Tehatt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155" table:style-name="ce16">
            <text:p>741155</text:p>
          </table:table-cell>
          <table:table-cell office:value-type="string" table:style-name="ce17">
            <text:p>sbi.08859@sbi.co.in</text:p>
          </table:table-cell>
          <table:table-cell office:value-type="float" office:value="3471" table:style-name="ce16">
            <text:p>3471</text:p>
          </table:table-cell>
          <table:table-cell office:value-type="float" office:value="239877" table:style-name="ce16">
            <text:p>23987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Krishnagar SAB</text:p>
          </table:table-cell>
          <table:table-cell office:value-type="float" office:value="8860" table:style-name="ce16">
            <text:p>8860</text:p>
          </table:table-cell>
          <table:table-cell office:value-type="string" table:style-name="ce16">
            <text:p>The Branch Manager,State Bank of India,Krishnanagar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155" table:style-name="ce16">
            <text:p>741155</text:p>
          </table:table-cell>
          <table:table-cell office:value-type="string" table:style-name="ce17">
            <text:p>sbi.08860@sbi.co.in</text:p>
          </table:table-cell>
          <table:table-cell office:value-type="float" office:value="3471" table:style-name="ce16">
            <text:p>3471</text:p>
          </table:table-cell>
          <table:table-cell office:value-type="float" office:value="252228" table:style-name="ce16">
            <text:p>25222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Gazna</text:p>
          </table:table-cell>
          <table:table-cell office:value-type="float" office:value="14049" table:style-name="ce16">
            <text:p>14049</text:p>
          </table:table-cell>
          <table:table-cell office:value-type="string" table:style-name="ce16">
            <text:p>The Branch Manager,State Bank of India,Gazna Bazar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Gazna</text:p>
          </table:table-cell>
          <table:table-cell office:value-type="string" table:style-name="ce16">
            <text:p>WB</text:p>
          </table:table-cell>
          <table:table-cell office:value-type="float" office:value="741313" table:style-name="ce16">
            <text:p>741313</text:p>
          </table:table-cell>
          <table:table-cell office:value-type="string" table:style-name="ce17">
            <text:p>sbi.14049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250462" table:style-name="ce16">
            <text:p>25046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Coopers Camp</text:p>
          </table:table-cell>
          <table:table-cell office:value-type="float" office:value="14052" table:style-name="ce16">
            <text:p>14052</text:p>
          </table:table-cell>
          <table:table-cell office:value-type="string" table:style-name="ce16">
            <text:p>The Branch Manager,State Bank of India,Coopers Camp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Coopers Camp</text:p>
          </table:table-cell>
          <table:table-cell office:value-type="string" table:style-name="ce16">
            <text:p>WB</text:p>
          </table:table-cell>
          <table:table-cell office:value-type="float" office:value="741232" table:style-name="ce16">
            <text:p>741232</text:p>
          </table:table-cell>
          <table:table-cell office:value-type="string" table:style-name="ce17">
            <text:p>sbi.14052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250462" table:style-name="ce16">
            <text:p>25046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Bijoynagar</text:p>
          </table:table-cell>
          <table:table-cell office:value-type="float" office:value="14529" table:style-name="ce16">
            <text:p>14529</text:p>
          </table:table-cell>
          <table:table-cell office:value-type="string" table:style-name="ce16">
            <text:p>The Branch Manager,State Bank of India,4 No Bijoynagar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3165" table:style-name="ce16">
            <text:p>743165</text:p>
          </table:table-cell>
          <table:table-cell office:value-type="string" table:style-name="ce17">
            <text:p>sbi.14529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10172" table:style-name="ce16">
            <text:p>2581017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SPBB-Krishnagar</text:p>
          </table:table-cell>
          <table:table-cell office:value-type="float" office:value="14539" table:style-name="ce16">
            <text:p>14539</text:p>
          </table:table-cell>
          <table:table-cell office:value-type="string" table:style-name="ce16">
            <text:p>The Branch Manager,State Bank of India,125, DL Roy Road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Krishnanagar</text:p>
          </table:table-cell>
          <table:table-cell office:value-type="string" table:style-name="ce16">
            <text:p>WB</text:p>
          </table:table-cell>
          <table:table-cell office:value-type="float" office:value="741101" table:style-name="ce16">
            <text:p>741101</text:p>
          </table:table-cell>
          <table:table-cell office:value-type="string" table:style-name="ce17">
            <text:p>sbi.14539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8001195227" table:style-name="ce16">
            <text:p>800119522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Dutta Phulia</text:p>
          </table:table-cell>
          <table:table-cell office:value-type="float" office:value="15960" table:style-name="ce16">
            <text:p>15960</text:p>
          </table:table-cell>
          <table:table-cell office:value-type="string" table:style-name="ce16">
            <text:p>The Branch Manager,State Bank of India,DuttaPhulia Chowrast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504" table:style-name="ce16">
            <text:p>741504</text:p>
          </table:table-cell>
          <table:table-cell office:value-type="string" table:style-name="ce17">
            <text:p>sbi.15960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64008" table:style-name="ce16">
            <text:p>26400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Bablari</text:p>
          </table:table-cell>
          <table:table-cell office:value-type="float" office:value="15962" table:style-name="ce16">
            <text:p>15962</text:p>
          </table:table-cell>
          <table:table-cell office:value-type="string" table:style-name="ce16">
            <text:p>The Branch Manager,State Bank of India,Bablari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1302" table:style-name="ce16">
            <text:p>741302</text:p>
          </table:table-cell>
          <table:table-cell office:value-type="string" table:style-name="ce17">
            <text:p>sbi.15962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Majdia</text:p>
          </table:table-cell>
          <table:table-cell office:value-type="float" office:value="16543" table:style-name="ce16">
            <text:p>16543</text:p>
          </table:table-cell>
          <table:table-cell office:value-type="string" table:style-name="ce16">
            <text:p>The Branch Manager,State Bank of India,College Road Maj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507" table:style-name="ce16">
            <text:p>741507</text:p>
          </table:table-cell>
          <table:table-cell office:value-type="string" table:style-name="ce17">
            <text:p>sbi.16543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250462" table:style-name="ce16">
            <text:p>25046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Nabadwip Town</text:p>
          </table:table-cell>
          <table:table-cell office:value-type="float" office:value="16646" table:style-name="ce16">
            <text:p>16646</text:p>
          </table:table-cell>
          <table:table-cell office:value-type="string" table:style-name="ce16">
            <text:p>The Branch Manager,State Bank of India,Charichara Bazar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badwip</text:p>
          </table:table-cell>
          <table:table-cell office:value-type="string" table:style-name="ce16">
            <text:p>WB</text:p>
          </table:table-cell>
          <table:table-cell office:value-type="float" office:value="741302" table:style-name="ce16">
            <text:p>741302</text:p>
          </table:table-cell>
          <table:table-cell office:value-type="string" table:style-name="ce17">
            <text:p>sbi.16646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250462" table:style-name="ce16">
            <text:p>25046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Krishnagar Town</text:p>
          </table:table-cell>
          <table:table-cell office:value-type="float" office:value="16647" table:style-name="ce16">
            <text:p>16647</text:p>
          </table:table-cell>
          <table:table-cell office:value-type="string" table:style-name="ce16">
            <text:p>The Branch Manager,State Bank of India,68(33) RN Tagore Rd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Krishnanagar</text:p>
          </table:table-cell>
          <table:table-cell office:value-type="string" table:style-name="ce16">
            <text:p>WB</text:p>
          </table:table-cell>
          <table:table-cell office:value-type="float" office:value="741101" table:style-name="ce16">
            <text:p>741101</text:p>
          </table:table-cell>
          <table:table-cell office:value-type="string" table:style-name="ce17">
            <text:p>sbi.16647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250462" table:style-name="ce16">
            <text:p>25046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Ranaghat</text:p>
          </table:table-cell>
          <table:table-cell office:value-type="float" office:value="166" table:style-name="ce16">
            <text:p>166</text:p>
          </table:table-cell>
          <table:table-cell office:value-type="string" table:style-name="ce16">
            <text:p>The Branch Manager,State Bank of India,1, Swami Vivekananda Sarani</text:p>
          </table:table-cell>
          <table:table-cell office:value-type="string" table:style-name="ce16">
            <text:p>PO Ranaghat Dist Nadia</text:p>
          </table:table-cell>
          <table:table-cell office:value-type="string" table:style-name="ce16">
            <text:p>Ranaghat</text:p>
          </table:table-cell>
          <table:table-cell office:value-type="string" table:style-name="ce16">
            <text:p>WB</text:p>
          </table:table-cell>
          <table:table-cell office:value-type="float" office:value="741201" table:style-name="ce16">
            <text:p>741201</text:p>
          </table:table-cell>
          <table:table-cell office:value-type="string" table:style-name="ce17">
            <text:p>Sbi.00166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10064" table:style-name="ce16">
            <text:p>21006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SUTRAGARH</text:p>
          </table:table-cell>
          <table:table-cell office:value-type="float" office:value="12369" table:style-name="ce16">
            <text:p>12369</text:p>
          </table:table-cell>
          <table:table-cell office:value-type="string" table:style-name="ce16">
            <text:p>The Branch Manager,State Bank of India,105 KC Das Rd.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404" table:style-name="ce16">
            <text:p>741404</text:p>
          </table:table-cell>
          <table:table-cell office:value-type="string" table:style-name="ce17">
            <text:p>Sbi.12369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280025" table:style-name="ce16">
            <text:p>28002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PAIRADANGA</text:p>
          </table:table-cell>
          <table:table-cell office:value-type="float" office:value="12370" table:style-name="ce16">
            <text:p>12370</text:p>
          </table:table-cell>
          <table:table-cell office:value-type="string" table:style-name="ce16">
            <text:p>The Branch Manager,State Bank of India,2 No Gopalpur Rd.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247" table:style-name="ce16">
            <text:p>741247</text:p>
          </table:table-cell>
          <table:table-cell office:value-type="string" table:style-name="ce17">
            <text:p>sbi.12370@sbi.co.in</text:p>
          </table:table-cell>
          <table:table-cell office:value-type="float" office:value="3742" table:style-name="ce16">
            <text:p>3742</text:p>
          </table:table-cell>
          <table:table-cell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CAC, Krishnanag</text:p>
          </table:table-cell>
          <table:table-cell office:value-type="float" office:value="13419" table:style-name="ce16">
            <text:p>13419</text:p>
          </table:table-cell>
          <table:table-cell office:value-type="string" table:style-name="ce16">
            <text:p>The Branch Manager,State Bank of India,5B DL Roy Road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Krishnanagar</text:p>
          </table:table-cell>
          <table:table-cell office:value-type="string" table:style-name="ce16">
            <text:p>WB</text:p>
          </table:table-cell>
          <table:table-cell office:value-type="float" office:value="741101" table:style-name="ce16">
            <text:p>741101</text:p>
          </table:table-cell>
          <table:table-cell office:value-type="string" table:style-name="ce17">
            <text:p>sbi.13419@sbi.co.in</text:p>
          </table:table-cell>
          <table:table-cell table:number-columns-repeated="2"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Mayapur</text:p>
          </table:table-cell>
          <table:table-cell office:value-type="float" office:value="15273" table:style-name="ce16">
            <text:p>15273</text:p>
          </table:table-cell>
          <table:table-cell office:value-type="string" table:style-name="ce16">
            <text:p>The Branch Manager,State Bank of India,Bamanpukur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313" table:style-name="ce16">
            <text:p>741313</text:p>
          </table:table-cell>
          <table:table-cell office:value-type="string" table:style-name="ce17">
            <text:p>sbi15273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275095" table:style-name="ce16">
            <text:p>27509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MOLLABALIA</text:p>
          </table:table-cell>
          <table:table-cell office:value-type="float" office:value="18001" table:style-name="ce16">
            <text:p>18001</text:p>
          </table:table-cell>
          <table:table-cell office:value-type="string" table:style-name="ce16">
            <text:p>The Branch Manager,State Bank of India,Haringhat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249" table:style-name="ce16">
            <text:p>741249</text:p>
          </table:table-cell>
          <table:table-cell office:value-type="string" table:style-name="ce17">
            <text:p>sbi18001@sbi.co.in</text:p>
          </table:table-cell>
          <table:table-cell table:number-columns-repeated="2"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Badkulla</text:p>
          </table:table-cell>
          <table:table-cell office:value-type="float" office:value="11374" table:style-name="ce16">
            <text:p>11374</text:p>
          </table:table-cell>
          <table:table-cell office:value-type="string" table:style-name="ce16">
            <text:p>The Branch Manager,State Bank of India,STn Para,Badkull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121" table:style-name="ce16">
            <text:p>741121</text:p>
          </table:table-cell>
          <table:table-cell office:value-type="string" table:style-name="ce17">
            <text:p>sbi.11374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70997" table:style-name="ce16">
            <text:p>27099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Aranghata</text:p>
          </table:table-cell>
          <table:table-cell office:value-type="float" office:value="11375" table:style-name="ce16">
            <text:p>11375</text:p>
          </table:table-cell>
          <table:table-cell office:value-type="string" table:style-name="ce16">
            <text:p>The Branch Manager,State Bank of India,Madhya Aranghat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507" table:style-name="ce16">
            <text:p>741507</text:p>
          </table:table-cell>
          <table:table-cell office:value-type="string" table:style-name="ce17">
            <text:p>sbi.11375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63222" table:style-name="ce16">
            <text:p>26322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Nabadwip</text:p>
          </table:table-cell>
          <table:table-cell office:value-type="float" office:value="2090" table:style-name="ce16">
            <text:p>2090</text:p>
          </table:table-cell>
          <table:table-cell office:value-type="string" table:style-name="ce16">
            <text:p>The Branch Manager,State Bank of India,Sreebas Angan Road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302" table:style-name="ce16">
            <text:p>741302</text:p>
          </table:table-cell>
          <table:table-cell office:value-type="string" table:style-name="ce17">
            <text:p>Sbi.02090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240351" table:style-name="ce16">
            <text:p>24035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Assanagar</text:p>
          </table:table-cell>
          <table:table-cell office:value-type="float" office:value="18543" table:style-name="ce16">
            <text:p>18543</text:p>
          </table:table-cell>
          <table:table-cell office:value-type="string" table:style-name="ce16">
            <text:p>The Branch Manager, State Bank of India Gram Panchyat Building, Assanagar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161" table:style-name="ce16">
            <text:p>741161</text:p>
          </table:table-cell>
          <table:table-cell office:value-type="string" table:style-name="ce17">
            <text:p>sbi.18543@sbi.co.in</text:p>
          </table:table-cell>
          <table:table-cell table:number-columns-repeated="2" table:style-name="ce16"/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Kalibazar Nadia</text:p>
          </table:table-cell>
          <table:table-cell office:value-type="float" office:value="18541" table:style-name="ce16">
            <text:p>18541</text:p>
          </table:table-cell>
          <table:table-cell office:value-type="string" table:style-name="ce16">
            <text:p>The Branch Manager, State Bank of India Vill Mondlaghat, Kalibazar, PO Ghetugachi, Chakdah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36165" table:style-name="ce16">
            <text:p>736165</text:p>
          </table:table-cell>
          <table:table-cell office:value-type="string" table:style-name="ce17">
            <text:p>sbi.18541@sbi.co.in</text:p>
          </table:table-cell>
          <table:table-cell table:number-columns-repeated="2" table:style-name="ce16"/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2" table:style-name="ce15">
            <text:p>14872</text:p>
          </table:table-cell>
          <table:table-cell office:value-type="string" table:style-name="ce16">
            <text:p>Radhanagar ADB</text:p>
          </table:table-cell>
          <table:table-cell office:value-type="float" office:value="5681" table:style-name="ce16">
            <text:p>5681</text:p>
          </table:table-cell>
          <table:table-cell office:value-type="string" table:style-name="ce16">
            <text:p>The Branch Manager,State Bank of India,85/1 Dr Sachin Sen Road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103" table:style-name="ce16">
            <text:p>741103</text:p>
          </table:table-cell>
          <table:table-cell office:value-type="string" table:style-name="ce17">
            <text:p>Sbi.05681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252990" table:style-name="ce16">
            <text:p>25299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table-cell office:value-type="string" table:number-columns-spanned="3" table:number-rows-spanned="21" table:style-name="ce33">
            <text:p>Regional Manager, State Bank of India, RBO-VI, 1/16, VIP Road, Kolkata 700054</text:p>
          </table:table-cell>
          <table:covered-table-cell table:number-columns-repeated="2"/>
          <table:table-cell office:value-type="string" table:number-columns-spanned="1" table:number-rows-spanned="21" table:style-name="ce35">
            <text:p>033-23550066</text:p>
          </table:table-cell>
          <table:table-cell office:value-type="float" office:value="18252" table:style-name="ce15">
            <text:p>18252</text:p>
          </table:table-cell>
          <table:table-cell office:value-type="string" table:style-name="ce16">
            <text:p>Awalsidhi</text:p>
          </table:table-cell>
          <table:table-cell office:value-type="float" office:value="8354" table:style-name="ce16">
            <text:p>8354</text:p>
          </table:table-cell>
          <table:table-cell office:value-type="string" table:style-name="ce16">
            <text:p>The Branch Manager,State Bank of India,PO Hishabi</text:p>
          </table:table-cell>
          <table:table-cell office:value-type="string" table:style-name="ce16">
            <text:p>Via Amdanga</text:p>
          </table:table-cell>
          <table:table-cell office:value-type="string" table:style-name="ce16">
            <text:p>Amdanga</text:p>
          </table:table-cell>
          <table:table-cell office:value-type="string" table:style-name="ce16">
            <text:p>WB</text:p>
          </table:table-cell>
          <table:table-cell office:value-type="float" office:value="743221" table:style-name="ce16">
            <text:p>743221</text:p>
          </table:table-cell>
          <table:table-cell office:value-type="string" table:style-name="ce17">
            <text:p>sbi.08354@sbi.co.in</text:p>
          </table:table-cell>
          <table:table-cell office:value-type="float" office:value="33" table:style-name="ce16">
            <text:p>33</text:p>
          </table:table-cell>
          <table:table-cell office:value-type="float" office:value="64148662" table:style-name="ce16">
            <text:p>6414866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Palla bazar SAB</text:p>
          </table:table-cell>
          <table:table-cell office:value-type="float" office:value="8355" table:style-name="ce16">
            <text:p>8355</text:p>
          </table:table-cell>
          <table:table-cell office:value-type="string" table:style-name="ce16">
            <text:p>The Branch Manager,State Bank of India,Vill &amp; PO Pall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Pallabazar</text:p>
          </table:table-cell>
          <table:table-cell office:value-type="string" table:style-name="ce16">
            <text:p>WB</text:p>
          </table:table-cell>
          <table:table-cell office:value-type="float" office:value="743701" table:style-name="ce16">
            <text:p>743701</text:p>
          </table:table-cell>
          <table:table-cell office:value-type="string" table:style-name="ce17">
            <text:p>sbi.08355@sbi.co.in</text:p>
          </table:table-cell>
          <table:table-cell office:value-type="float" office:value="3215" table:style-name="ce16">
            <text:p>3215</text:p>
          </table:table-cell>
          <table:table-cell office:value-type="float" office:value="260237" table:style-name="ce16">
            <text:p>26023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Majhergram</text:p>
          </table:table-cell>
          <table:table-cell office:value-type="float" office:value="8553" table:style-name="ce16">
            <text:p>8553</text:p>
          </table:table-cell>
          <table:table-cell office:value-type="string" table:style-name="ce16">
            <text:p>The Branch Manager,State Bank of India,PO Gangsara Vill Majergram</text:p>
          </table:table-cell>
          <table:table-cell office:value-type="string" table:style-name="ce16">
            <text:p>Dist 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233" table:style-name="ce16">
            <text:p>741233</text:p>
          </table:table-cell>
          <table:table-cell office:value-type="string" table:style-name="ce17">
            <text:p>sbi.08553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68244" table:style-name="ce16">
            <text:p>26824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Asharu SAB</text:p>
          </table:table-cell>
          <table:table-cell office:value-type="float" office:value="8922" table:style-name="ce16">
            <text:p>8922</text:p>
          </table:table-cell>
          <table:table-cell office:value-type="string" table:style-name="ce16">
            <text:p>The Branch Manager,State Bank of India,PO Asharu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Asharu</text:p>
          </table:table-cell>
          <table:table-cell office:value-type="string" table:style-name="ce16">
            <text:p>WB</text:p>
          </table:table-cell>
          <table:table-cell office:value-type="float" office:value="743251" table:style-name="ce16">
            <text:p>743251</text:p>
          </table:table-cell>
          <table:table-cell office:value-type="string" table:style-name="ce17">
            <text:p>sbi.08922@sbi.co.in</text:p>
          </table:table-cell>
          <table:table-cell office:value-type="float" office:value="3215" table:style-name="ce16">
            <text:p>3215</text:p>
          </table:table-cell>
          <table:table-cell office:value-type="float" office:value="264306" table:style-name="ce16">
            <text:p>2643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HaringhataIDDCo</text:p>
          </table:table-cell>
          <table:table-cell office:value-type="float" office:value="9168" table:style-name="ce16">
            <text:p>9168</text:p>
          </table:table-cell>
          <table:table-cell office:value-type="string" table:style-name="ce16">
            <text:p>The Branch Manager,State Bank of India,PO Momanpur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1246" table:style-name="ce16">
            <text:p>741246</text:p>
          </table:table-cell>
          <table:table-cell office:value-type="string" table:style-name="ce17">
            <text:p>sbi.09168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70518" table:style-name="ce16">
            <text:p>2587051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NAHATA</text:p>
          </table:table-cell>
          <table:table-cell office:value-type="float" office:value="14046" table:style-name="ce16">
            <text:p>14046</text:p>
          </table:table-cell>
          <table:table-cell office:value-type="string" table:style-name="ce16">
            <text:p>The Branch Manager,State Bank of India,Nahat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Nahata</text:p>
          </table:table-cell>
          <table:table-cell office:value-type="string" table:style-name="ce16">
            <text:p>WB</text:p>
          </table:table-cell>
          <table:table-cell office:value-type="float" office:value="743290" table:style-name="ce16">
            <text:p>743290</text:p>
          </table:table-cell>
          <table:table-cell office:value-type="string" table:style-name="ce17">
            <text:p>sbi.14046@sbi.co.in</text:p>
          </table:table-cell>
          <table:table-cell office:value-type="float" office:value="3215" table:style-name="ce16">
            <text:p>3215</text:p>
          </table:table-cell>
          <table:table-cell office:value-type="float" office:value="243227" table:style-name="ce16">
            <text:p>24322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MOTIGANJ-BONGAO</text:p>
          </table:table-cell>
          <table:table-cell office:value-type="float" office:value="14535" table:style-name="ce16">
            <text:p>14535</text:p>
          </table:table-cell>
          <table:table-cell office:value-type="string" table:style-name="ce16">
            <text:p>The Branch Manager,State Bank of India,Motiganj Bagda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Motiganj</text:p>
          </table:table-cell>
          <table:table-cell office:value-type="string" table:style-name="ce16">
            <text:p>WB</text:p>
          </table:table-cell>
          <table:table-cell office:value-type="float" office:value="743235" table:style-name="ce16">
            <text:p>743235</text:p>
          </table:table-cell>
          <table:table-cell office:value-type="string" table:style-name="ce17">
            <text:p>sbi.14535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Kampa</text:p>
          </table:table-cell>
          <table:table-cell office:value-type="float" office:value="15958" table:style-name="ce16">
            <text:p>15958</text:p>
          </table:table-cell>
          <table:table-cell office:value-type="string" table:style-name="ce16">
            <text:p>The Branch Manager,State Bank of India,PO &amp; Vill Camp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15958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Gaighata Bazar</text:p>
          </table:table-cell>
          <table:table-cell office:value-type="float" office:value="15959" table:style-name="ce16">
            <text:p>15959</text:p>
          </table:table-cell>
          <table:table-cell office:value-type="string" table:style-name="ce16">
            <text:p>The Branch Manager,State Bank of India,Gaighata Bazar</text:p>
          </table:table-cell>
          <table:table-cell office:value-type="string" table:style-name="ce16">
            <text:p>24 PGS N</text:p>
          </table:table-cell>
          <table:table-cell table:style-name="ce16"/>
          <table:table-cell office:value-type="string" table:style-name="ce16">
            <text:p>WB</text:p>
          </table:table-cell>
          <table:table-cell office:value-type="float" office:value="743249" table:style-name="ce16">
            <text:p>743249</text:p>
          </table:table-cell>
          <table:table-cell office:value-type="string" table:style-name="ce17">
            <text:p>sbi.15959@sbi.co.in</text:p>
          </table:table-cell>
          <table:table-cell office:value-type="float" office:value="3215" table:style-name="ce16">
            <text:p>3215</text:p>
          </table:table-cell>
          <table:table-cell office:value-type="float" office:value="252151" table:style-name="ce16">
            <text:p>25215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Chakdah Town</text:p>
          </table:table-cell>
          <table:table-cell office:value-type="float" office:value="15967" table:style-name="ce16">
            <text:p>15967</text:p>
          </table:table-cell>
          <table:table-cell office:value-type="string" table:style-name="ce16">
            <text:p>The Branch Manager,State Bank of India,NS Road Chakdah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Chakdah</text:p>
          </table:table-cell>
          <table:table-cell office:value-type="string" table:style-name="ce16">
            <text:p>WB</text:p>
          </table:table-cell>
          <table:table-cell office:value-type="float" office:value="741222" table:style-name="ce16">
            <text:p>741222</text:p>
          </table:table-cell>
          <table:table-cell office:value-type="string" table:style-name="ce17">
            <text:p>sbi.15967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NRI Kalyani</text:p>
          </table:table-cell>
          <table:table-cell office:value-type="float" office:value="15968" table:style-name="ce16">
            <text:p>15968</text:p>
          </table:table-cell>
          <table:table-cell office:value-type="string" table:style-name="ce16">
            <text:p>The Branch Manager,State Bank of India,City Centre Kalyani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Kalyani</text:p>
          </table:table-cell>
          <table:table-cell office:value-type="string" table:style-name="ce16">
            <text:p>WB</text:p>
          </table:table-cell>
          <table:table-cell office:value-type="float" office:value="741235" table:style-name="ce16">
            <text:p>741235</text:p>
          </table:table-cell>
          <table:table-cell office:value-type="string" table:style-name="ce17">
            <text:p>sbi.15968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22007" table:style-name="ce16">
            <text:p>2582200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Thakurnagar</text:p>
          </table:table-cell>
          <table:table-cell office:value-type="float" office:value="10419" table:style-name="ce16">
            <text:p>10419</text:p>
          </table:table-cell>
          <table:table-cell office:value-type="string" table:style-name="ce16">
            <text:p>The Branch Manager,State Bank of India,Simulpur</text:p>
          </table:table-cell>
          <table:table-cell office:value-type="string" table:style-name="ce16">
            <text:p>N 24 PGS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3287" table:style-name="ce16">
            <text:p>743287</text:p>
          </table:table-cell>
          <table:table-cell office:value-type="string" table:style-name="ce17">
            <text:p>sbi.10419@sbi.co.in</text:p>
          </table:table-cell>
          <table:table-cell office:value-type="float" office:value="3215" table:style-name="ce16">
            <text:p>3215</text:p>
          </table:table-cell>
          <table:table-cell office:value-type="float" office:value="244986" table:style-name="ce16">
            <text:p>24498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Madanpur</text:p>
          </table:table-cell>
          <table:table-cell office:value-type="float" office:value="10539" table:style-name="ce16">
            <text:p>10539</text:p>
          </table:table-cell>
          <table:table-cell office:value-type="string" table:style-name="ce16">
            <text:p>The Branch Manager,State Bank of India,Madanpur,Chakdah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245" table:style-name="ce16">
            <text:p>741245</text:p>
          </table:table-cell>
          <table:table-cell office:value-type="string" table:style-name="ce17">
            <text:p>sbi.10539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29330" table:style-name="ce16">
            <text:p>2293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DHANTALA</text:p>
          </table:table-cell>
          <table:table-cell office:value-type="float" office:value="11373" table:style-name="ce16">
            <text:p>11373</text:p>
          </table:table-cell>
          <table:table-cell office:value-type="string" table:style-name="ce16">
            <text:p>The Branch Manager,State Bank of India,Vill &amp; PO-Dhanatl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202" table:style-name="ce16">
            <text:p>741202</text:p>
          </table:table-cell>
          <table:table-cell office:value-type="string" table:style-name="ce17">
            <text:p>sbi.11373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66492" table:style-name="ce16">
            <text:p>26649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Bhaluka</text:p>
          </table:table-cell>
          <table:table-cell office:value-type="float" office:value="12366" table:style-name="ce16">
            <text:p>12366</text:p>
          </table:table-cell>
          <table:table-cell office:value-type="string" table:style-name="ce16">
            <text:p>The Branch Manager,State Bank of India,Bhaluk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Bhaluka</text:p>
          </table:table-cell>
          <table:table-cell office:value-type="string" table:style-name="ce16">
            <text:p>WB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sbi.12366@sbi.co.in</text:p>
          </table:table-cell>
          <table:table-cell office:value-type="float" office:value="3474" table:style-name="ce16">
            <text:p>3474</text:p>
          </table:table-cell>
          <table:table-cell office:value-type="float" office:value="229055" table:style-name="ce16">
            <text:p>22905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SHIMURALI</text:p>
          </table:table-cell>
          <table:table-cell office:value-type="float" office:value="12367" table:style-name="ce16">
            <text:p>12367</text:p>
          </table:table-cell>
          <table:table-cell office:value-type="string" table:style-name="ce16">
            <text:p>The Branch Manager,State Bank of India,Simurali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1248" table:style-name="ce16">
            <text:p>741248</text:p>
          </table:table-cell>
          <table:table-cell office:value-type="string" table:style-name="ce17">
            <text:p>sbi.12367@sbi.co.in</text:p>
          </table:table-cell>
          <table:table-cell office:value-type="float" office:value="3472" table:style-name="ce16">
            <text:p>3472</text:p>
          </table:table-cell>
          <table:table-cell office:value-type="float" office:value="225030" table:style-name="ce16">
            <text:p>2250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BISHNUPUR-NADIA</text:p>
          </table:table-cell>
          <table:table-cell office:value-type="float" office:value="12368" table:style-name="ce16">
            <text:p>12368</text:p>
          </table:table-cell>
          <table:table-cell office:value-type="string" table:style-name="ce16">
            <text:p>The Branch Manager,State Bank of India,Bishnupur, Chakdah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223" table:style-name="ce16">
            <text:p>741223</text:p>
          </table:table-cell>
          <table:table-cell office:value-type="string" table:style-name="ce17">
            <text:p>sbi.12368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48096" table:style-name="ce16">
            <text:p>24809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Jaguli BdhnNgr</text:p>
          </table:table-cell>
          <table:table-cell office:value-type="float" office:value="12371" table:style-name="ce16">
            <text:p>12371</text:p>
          </table:table-cell>
          <table:table-cell office:value-type="string" table:style-name="ce16">
            <text:p>The Branch Manager,State Bank of India,Barajaguli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221" table:style-name="ce16">
            <text:p>741221</text:p>
          </table:table-cell>
          <table:table-cell office:value-type="string" table:style-name="ce17">
            <text:p>sbi.12371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79180" table:style-name="ce16">
            <text:p>27918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Nagarukhrah</text:p>
          </table:table-cell>
          <table:table-cell office:value-type="float" office:value="12372" table:style-name="ce16">
            <text:p>12372</text:p>
          </table:table-cell>
          <table:table-cell office:value-type="string" table:style-name="ce16">
            <text:p>The Branch Manager,State Bank of India,Nagarukhr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Nadia</text:p>
          </table:table-cell>
          <table:table-cell office:value-type="string" table:style-name="ce16">
            <text:p>WB</text:p>
          </table:table-cell>
          <table:table-cell office:value-type="float" office:value="741257" table:style-name="ce16">
            <text:p>741257</text:p>
          </table:table-cell>
          <table:table-cell office:value-type="string" table:style-name="ce17">
            <text:p>sbi.12372@sbi.co.in</text:p>
          </table:table-cell>
          <table:table-cell office:value-type="float" office:value="3473" table:style-name="ce16">
            <text:p>3473</text:p>
          </table:table-cell>
          <table:table-cell office:value-type="float" office:value="231374" table:style-name="ce16">
            <text:p>23137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Halisahar StnRd</text:p>
          </table:table-cell>
          <table:table-cell office:value-type="float" office:value="12463" table:style-name="ce16">
            <text:p>12463</text:p>
          </table:table-cell>
          <table:table-cell office:value-type="string" table:style-name="ce16">
            <text:p>The Branch Manager,State Bank of India,Jetia Bazar</text:p>
          </table:table-cell>
          <table:table-cell office:value-type="string" table:style-name="ce16">
            <text:p>N 24 PGS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3135" table:style-name="ce16">
            <text:p>743135</text:p>
          </table:table-cell>
          <table:table-cell office:value-type="string" table:style-name="ce17">
            <text:p>sbi.12463@sbi.co.in</text:p>
          </table:table-cell>
          <table:table-cell office:value-type="float" office:value="33" table:style-name="ce16">
            <text:p>33</text:p>
          </table:table-cell>
          <table:table-cell office:value-type="float" office:value="25886060" table:style-name="ce16">
            <text:p>2588606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2" table:style-name="ce15">
            <text:p>18252</text:p>
          </table:table-cell>
          <table:table-cell office:value-type="string" table:style-name="ce16">
            <text:p>HaziNgrGARIFA</text:p>
          </table:table-cell>
          <table:table-cell office:value-type="float" office:value="17372" table:style-name="ce16">
            <text:p>17372</text:p>
          </table:table-cell>
          <table:table-cell office:value-type="string" table:style-name="ce16">
            <text:p>The Branch Manager,State Bank of India,M C Mitra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43135" table:style-name="ce16">
            <text:p>743135</text:p>
          </table:table-cell>
          <table:table-cell office:value-type="string" table:style-name="ce17">
            <text:p>sbi17372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table-cell office:value-type="string" table:number-columns-spanned="3" table:number-rows-spanned="3" table:style-name="ce32">
            <text:p>Deputy General Manager B &amp; O, State Bank of India, Zonal Office,34, Jawahar Lal Nehru Road, Sribriddhi Bhawan, <text:s/>Kolkata – 700071</text:p>
          </table:table-cell>
          <table:covered-table-cell table:number-columns-repeated="2"/>
          <table:table-cell office:value-type="string" table:number-columns-spanned="1" table:number-rows-spanned="3" table:style-name="ce35">
            <text:p>033-22884278</text:p>
          </table:table-cell>
          <table:table-cell office:value-type="float" office:value="14862" table:style-name="ce15">
            <text:p>14862</text:p>
          </table:table-cell>
          <table:table-cell office:value-type="string" table:style-name="ce16">
            <text:p>Spl. Kolkata Te</text:p>
          </table:table-cell>
          <table:table-cell office:value-type="float" office:value="15197" table:style-name="ce16">
            <text:p>15197</text:p>
          </table:table-cell>
          <table:table-cell office:value-type="string" table:style-name="ce16">
            <text:p>The Branch Manager,State Bank of India,9, Brabourn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1" table:style-name="ce16">
            <text:p>700001</text:p>
          </table:table-cell>
          <table:table-cell office:value-type="string" table:style-name="ce17">
            <text:p>sbi.15197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DAC,BUDGE BUDGE</text:p>
          </table:table-cell>
          <table:table-cell office:value-type="float" office:value="17192" table:style-name="ce16">
            <text:p>17192</text:p>
          </table:table-cell>
          <table:table-cell office:value-type="string" table:style-name="ce16">
            <text:p>The Branch Manager,State Bank of India,10 Budge Budge road</text:p>
          </table:table-cell>
          <table:table-cell office:value-type="string" table:style-name="ce16">
            <text:p>24 PGS S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41" table:style-name="ce16">
            <text:p>700141</text:p>
          </table:table-cell>
          <table:table-cell office:value-type="string" table:style-name="ce17">
            <text:p>sbi.17192@sbi.co.in</text:p>
          </table:table-cell>
          <table:table-cell table:number-columns-repeated="2" table:style-name="ce16"/>
          <table:table-cell table:number-columns-repeated="16369"/>
        </table:table-row>
        <table:table-row table:style-name="ro7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RACPC Rajarhat</text:p>
          </table:table-cell>
          <table:table-cell office:value-type="float" office:value="16822" table:style-name="ce16">
            <text:p>16822</text:p>
          </table:table-cell>
          <table:table-cell office:value-type="string" table:style-name="ce16">
            <text:p>The Branch Manager,State Bank of India,Martin Burn Business</text:p>
          </table:table-cell>
          <table:table-cell office:value-type="string" table:style-name="ce16">
            <text:p>Park BP 3 Salt Lak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91" table:style-name="ce16">
            <text:p>700091</text:p>
          </table:table-cell>
          <table:table-cell office:value-type="string" table:style-name="ce17">
            <text:p>Sbi.16822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26011" table:style-name="ce16">
            <text:p>25726011</text:p>
          </table:table-cell>
          <table:table-cell table:number-columns-repeated="16369"/>
        </table:table-row>
        <table:table-row table:style-name="ro6">
          <table:table-cell office:value-type="string" table:number-columns-spanned="3" table:number-rows-spanned="44" table:style-name="ce36">
            <text:p>Regional Manager, State Bank of India, RBO-I, 34, Jawahar Lal Nehru Road, Sribriddhi Bhawan, 5<text:span text:style-name="T4">th</text:span><text:s/>Floor, Kolkata – 700071</text:p>
          </table:table-cell>
          <table:covered-table-cell table:number-columns-repeated="2"/>
          <table:table-cell office:value-type="string" table:number-columns-spanned="1" table:number-rows-spanned="44" table:style-name="ce35">
            <text:p>033-22884235</text:p>
          </table:table-cell>
          <table:table-cell office:value-type="float" office:value="14862" table:style-name="ce15">
            <text:p>14862</text:p>
          </table:table-cell>
          <table:table-cell office:value-type="string" table:style-name="ce16">
            <text:p>Southern Avenue</text:p>
          </table:table-cell>
          <table:table-cell office:value-type="float" office:value="1505" table:style-name="ce16">
            <text:p>1505</text:p>
          </table:table-cell>
          <table:table-cell office:value-type="string" table:style-name="ce16">
            <text:p>The Branch Manager,State Bank of India,129 SP Mukherjee</text:p>
          </table:table-cell>
          <table:table-cell office:value-type="string" table:style-name="ce16">
            <text:p>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6" table:style-name="ce16">
            <text:p>700026</text:p>
          </table:table-cell>
          <table:table-cell office:value-type="string" table:style-name="ce17">
            <text:p>Sbi.01505@sbi.co.in</text:p>
          </table:table-cell>
          <table:table-cell office:value-type="float" office:value="33" table:style-name="ce16">
            <text:p>33</text:p>
          </table:table-cell>
          <table:table-cell office:value-type="float" office:value="24636311" table:style-name="ce16">
            <text:p>246363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Fort william</text:p>
          </table:table-cell>
          <table:table-cell office:value-type="float" office:value="1597" table:style-name="ce16">
            <text:p>1597</text:p>
          </table:table-cell>
          <table:table-cell office:value-type="string" table:style-name="ce16">
            <text:p>The Branch Manager,State Bank of India St Gorges Gat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1" table:style-name="ce16">
            <text:p>700021</text:p>
          </table:table-cell>
          <table:table-cell office:value-type="string" table:style-name="ce17">
            <text:p>sbi.01597@sbi.co.in</text:p>
          </table:table-cell>
          <table:table-cell office:value-type="float" office:value="33" table:style-name="ce16">
            <text:p>33</text:p>
          </table:table-cell>
          <table:table-cell office:value-type="float" office:value="22480552" table:style-name="ce16">
            <text:p>2248055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RashBehariAvenu</text:p>
          </table:table-cell>
          <table:table-cell office:value-type="float" office:value="1648" table:style-name="ce16">
            <text:p>1648</text:p>
          </table:table-cell>
          <table:table-cell office:value-type="string" table:style-name="ce16">
            <text:p>The Branch Manager,State Bank of India 47/A Rashbehari 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6" table:style-name="ce16">
            <text:p>700026</text:p>
          </table:table-cell>
          <table:table-cell office:value-type="string" table:style-name="ce17">
            <text:p>sbi.01648@sbi.co.in</text:p>
          </table:table-cell>
          <table:table-cell office:value-type="float" office:value="33" table:style-name="ce16">
            <text:p>33</text:p>
          </table:table-cell>
          <table:table-cell office:value-type="float" office:value="24656046" table:style-name="ce16">
            <text:p>2465604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Hazra Rd.</text:p>
          </table:table-cell>
          <table:table-cell office:value-type="float" office:value="1649" table:style-name="ce16">
            <text:p>1649</text:p>
          </table:table-cell>
          <table:table-cell office:value-type="string" table:style-name="ce16">
            <text:p>The Branch Manager,State Bank of India 77/2A Hazra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6" table:style-name="ce16">
            <text:p>700026</text:p>
          </table:table-cell>
          <table:table-cell office:value-type="string" table:style-name="ce17">
            <text:p>sbi.01649@sbi.co.in</text:p>
          </table:table-cell>
          <table:table-cell office:value-type="float" office:value="33" table:style-name="ce16">
            <text:p>33</text:p>
          </table:table-cell>
          <table:table-cell office:value-type="float" office:value="24750489" table:style-name="ce16">
            <text:p>2475048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Kalighat</text:p>
          </table:table-cell>
          <table:table-cell office:value-type="float" office:value="1722" table:style-name="ce16">
            <text:p>1722</text:p>
          </table:table-cell>
          <table:table-cell office:value-type="string" table:style-name="ce16">
            <text:p>The Branch Manager,State Bank of India,79/C Shyama Prasad</text:p>
          </table:table-cell>
          <table:table-cell office:value-type="string" table:style-name="ce16">
            <text:p>Mukherje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6" table:style-name="ce16">
            <text:p>700026</text:p>
          </table:table-cell>
          <table:table-cell office:value-type="string" table:style-name="ce17">
            <text:p>Sbi.01722@sbi.co.in</text:p>
          </table:table-cell>
          <table:table-cell office:value-type="float" office:value="33" table:style-name="ce16">
            <text:p>33</text:p>
          </table:table-cell>
          <table:table-cell office:value-type="float" office:value="24646340" table:style-name="ce16">
            <text:p>2464634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Park Circus</text:p>
          </table:table-cell>
          <table:table-cell office:value-type="float" office:value="1749" table:style-name="ce16">
            <text:p>1749</text:p>
          </table:table-cell>
          <table:table-cell office:value-type="string" table:style-name="ce16">
            <text:p>The Branch Manager,State Bank of India,9, Syed Amir Ali</text:p>
          </table:table-cell>
          <table:table-cell office:value-type="string" table:style-name="ce16">
            <text:p>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7" table:style-name="ce16">
            <text:p>700017</text:p>
          </table:table-cell>
          <table:table-cell office:value-type="string" table:style-name="ce17">
            <text:p>Sbi.01749@sbi.co.in</text:p>
          </table:table-cell>
          <table:table-cell office:value-type="float" office:value="33" table:style-name="ce16">
            <text:p>33</text:p>
          </table:table-cell>
          <table:table-cell office:value-type="float" office:value="22873676" table:style-name="ce16">
            <text:p>2287367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ElginRoad</text:p>
          </table:table-cell>
          <table:table-cell office:value-type="float" office:value="1768" table:style-name="ce16">
            <text:p>1768</text:p>
          </table:table-cell>
          <table:table-cell office:value-type="string" table:style-name="ce16">
            <text:p>The Branch Manager,State Bank of India,91B Chowrongee</text:p>
          </table:table-cell>
          <table:table-cell office:value-type="string" table:style-name="ce16">
            <text:p>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0" table:style-name="ce16">
            <text:p>700020</text:p>
          </table:table-cell>
          <table:table-cell office:value-type="string" table:style-name="ce17">
            <text:p>Sbi.01768@sbi.co.in</text:p>
          </table:table-cell>
          <table:table-cell office:value-type="float" office:value="33" table:style-name="ce16">
            <text:p>33</text:p>
          </table:table-cell>
          <table:table-cell office:value-type="float" office:value="22234267" table:style-name="ce16">
            <text:p>2223426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Sitalatala</text:p>
          </table:table-cell>
          <table:table-cell office:value-type="float" office:value="1772" table:style-name="ce16">
            <text:p>1772</text:p>
          </table:table-cell>
          <table:table-cell office:value-type="string" table:style-name="ce16">
            <text:p>The Branch Manager,State Bank of India 38, Rash Beari 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6" table:style-name="ce16">
            <text:p>700026</text:p>
          </table:table-cell>
          <table:table-cell office:value-type="string" table:style-name="ce17">
            <text:p>sbi.01772@sbi.co.in</text:p>
          </table:table-cell>
          <table:table-cell office:value-type="float" office:value="33" table:style-name="ce16">
            <text:p>33</text:p>
          </table:table-cell>
          <table:table-cell office:value-type="float" office:value="24641374" table:style-name="ce16">
            <text:p>2464137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Triangular Park</text:p>
          </table:table-cell>
          <table:table-cell office:value-type="float" office:value="1799" table:style-name="ce16">
            <text:p>1799</text:p>
          </table:table-cell>
          <table:table-cell office:value-type="string" table:style-name="ce16">
            <text:p>The Branch Manager,State Bank of India,100 Rash Behari</text:p>
          </table:table-cell>
          <table:table-cell office:value-type="string" table:style-name="ce16">
            <text:p>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9" table:style-name="ce16">
            <text:p>700029</text:p>
          </table:table-cell>
          <table:table-cell office:value-type="string" table:style-name="ce17">
            <text:p>Sbi.01799@sbi.co.in</text:p>
          </table:table-cell>
          <table:table-cell office:value-type="float" office:value="33" table:style-name="ce16">
            <text:p>33</text:p>
          </table:table-cell>
          <table:table-cell office:value-type="float" office:value="24659568" table:style-name="ce16">
            <text:p>2465956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Shakespear sara</text:p>
          </table:table-cell>
          <table:table-cell office:value-type="float" office:value="3031" table:style-name="ce16">
            <text:p>3031</text:p>
          </table:table-cell>
          <table:table-cell office:value-type="string" table:style-name="ce16">
            <text:p>The Branch Manager,State Bank of India 51, Shakespeare Saran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7" table:style-name="ce16">
            <text:p>700017</text:p>
          </table:table-cell>
          <table:table-cell office:value-type="string" table:style-name="ce17">
            <text:p>sbi.03031@sbi.co.in</text:p>
          </table:table-cell>
          <table:table-cell office:value-type="float" office:value="33" table:style-name="ce16">
            <text:p>33</text:p>
          </table:table-cell>
          <table:table-cell office:value-type="float" office:value="22901532" table:style-name="ce16">
            <text:p>229015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Garcha</text:p>
          </table:table-cell>
          <table:table-cell office:value-type="float" office:value="3692" table:style-name="ce16">
            <text:p>3692</text:p>
          </table:table-cell>
          <table:table-cell office:value-type="string" table:style-name="ce16">
            <text:p>The Branch Manager,State Bank of India,51/B Garcha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9" table:style-name="ce16">
            <text:p>700019</text:p>
          </table:table-cell>
          <table:table-cell office:value-type="string" table:style-name="ce17">
            <text:p>sbi.03692@sbi.co.in</text:p>
          </table:table-cell>
          <table:table-cell office:value-type="float" office:value="33" table:style-name="ce16">
            <text:p>33</text:p>
          </table:table-cell>
          <table:table-cell office:value-type="float" office:value="24754778" table:style-name="ce16">
            <text:p>2475477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HarishMukherjeR</text:p>
          </table:table-cell>
          <table:table-cell office:value-type="float" office:value="3961" table:style-name="ce16">
            <text:p>3961</text:p>
          </table:table-cell>
          <table:table-cell office:value-type="string" table:style-name="ce16">
            <text:p>The Branch Manager,State Bank of India,102B Harish Mukherjee</text:p>
          </table:table-cell>
          <table:table-cell office:value-type="string" table:style-name="ce16">
            <text:p><text:s/>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5" table:style-name="ce16">
            <text:p>700025</text:p>
          </table:table-cell>
          <table:table-cell office:value-type="string" table:style-name="ce17">
            <text:p>sbi.03961@sbi.co.in</text:p>
          </table:table-cell>
          <table:table-cell office:value-type="float" office:value="33" table:style-name="ce16">
            <text:p>33</text:p>
          </table:table-cell>
          <table:table-cell office:value-type="float" office:value="24552140" table:style-name="ce16">
            <text:p>2455214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PBB Deshapriya Park</text:p>
          </table:table-cell>
          <table:table-cell office:value-type="float" office:value="4233" table:style-name="ce16">
            <text:p>4233</text:p>
          </table:table-cell>
          <table:table-cell office:value-type="string" table:style-name="ce16">
            <text:p>The Branch Manager,State Bank of India,Rash Behari 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9" table:style-name="ce16">
            <text:p>700029</text:p>
          </table:table-cell>
          <table:table-cell office:value-type="string" table:style-name="ce17">
            <text:p>Sbi.04233@sbi.co.in</text:p>
          </table:table-cell>
          <table:table-cell office:value-type="float" office:value="33" table:style-name="ce16">
            <text:p>33</text:p>
          </table:table-cell>
          <table:table-cell office:value-type="float" office:value="24634975" table:style-name="ce16">
            <text:p>2463497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KhirodeGhoshMkt</text:p>
          </table:table-cell>
          <table:table-cell office:value-type="float" office:value="4772" table:style-name="ce16">
            <text:p>4772</text:p>
          </table:table-cell>
          <table:table-cell office:value-type="string" table:style-name="ce16">
            <text:p>The Branch Manager,State Bank of India,128/15, Hazra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6" table:style-name="ce16">
            <text:p>700026</text:p>
          </table:table-cell>
          <table:table-cell office:value-type="string" table:style-name="ce17">
            <text:p>sbi.04772@sbi.co.in</text:p>
          </table:table-cell>
          <table:table-cell office:value-type="float" office:value="33" table:style-name="ce16">
            <text:p>33</text:p>
          </table:table-cell>
          <table:table-cell office:value-type="float" office:value="24542547" table:style-name="ce16">
            <text:p>245425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Picnic garden</text:p>
          </table:table-cell>
          <table:table-cell office:value-type="float" office:value="5602" table:style-name="ce16">
            <text:p>5602</text:p>
          </table:table-cell>
          <table:table-cell office:value-type="string" table:style-name="ce16">
            <text:p>The Branch Manager,State Bank of India,232/2 Picnic Garden</text:p>
          </table:table-cell>
          <table:table-cell office:value-type="string" table:style-name="ce16">
            <text:p>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9" table:style-name="ce16">
            <text:p>700019</text:p>
          </table:table-cell>
          <table:table-cell office:value-type="string" table:style-name="ce17">
            <text:p>sbi.05602@sbi.co.in</text:p>
          </table:table-cell>
          <table:table-cell office:value-type="float" office:value="33" table:style-name="ce16">
            <text:p>33</text:p>
          </table:table-cell>
          <table:table-cell office:value-type="float" office:value="23449817" table:style-name="ce16">
            <text:p>2344981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Jadu babus baza</text:p>
          </table:table-cell>
          <table:table-cell office:value-type="float" office:value="5736" table:style-name="ce16">
            <text:p>5736</text:p>
          </table:table-cell>
          <table:table-cell office:value-type="string" table:style-name="ce16">
            <text:p>The Branch Manager,State Bank of India,31 Rammohan Dutta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0" table:style-name="ce16">
            <text:p>700020</text:p>
          </table:table-cell>
          <table:table-cell office:value-type="string" table:style-name="ce17">
            <text:p>sbi.05736@sbi.co.in</text:p>
          </table:table-cell>
          <table:table-cell office:value-type="float" office:value="33" table:style-name="ce16">
            <text:p>33</text:p>
          </table:table-cell>
          <table:table-cell office:value-type="float" office:value="24542627" table:style-name="ce16">
            <text:p>2454262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Sarat Bose Road</text:p>
          </table:table-cell>
          <table:table-cell office:value-type="float" office:value="6770" table:style-name="ce16">
            <text:p>6770</text:p>
          </table:table-cell>
          <table:table-cell office:value-type="string" table:style-name="ce16">
            <text:p>The Branch Manager,State Bank of India,145 A Sarat Bos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6" table:style-name="ce16">
            <text:p>700026</text:p>
          </table:table-cell>
          <table:table-cell office:value-type="string" table:style-name="ce17">
            <text:p>sbi.06770@sbi.co.in</text:p>
          </table:table-cell>
          <table:table-cell office:value-type="float" office:value="33" table:style-name="ce16">
            <text:p>33</text:p>
          </table:table-cell>
          <table:table-cell office:value-type="float" office:value="24192310" table:style-name="ce16">
            <text:p>2419231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Pramathesh baru</text:p>
          </table:table-cell>
          <table:table-cell office:value-type="float" office:value="6905" table:style-name="ce16">
            <text:p>6905</text:p>
          </table:table-cell>
          <table:table-cell office:value-type="string" table:style-name="ce16">
            <text:p>The Branch Manager,State Bank of India,64/1 Richi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9" table:style-name="ce16">
            <text:p>700019</text:p>
          </table:table-cell>
          <table:table-cell office:value-type="string" table:style-name="ce17">
            <text:p>sbi.06905@sbi.co.in</text:p>
          </table:table-cell>
          <table:table-cell office:value-type="float" office:value="33" table:style-name="ce16">
            <text:p>33</text:p>
          </table:table-cell>
          <table:table-cell office:value-type="float" office:value="24757600" table:style-name="ce16">
            <text:p>247576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GariahatCivicCe</text:p>
          </table:table-cell>
          <table:table-cell office:value-type="float" office:value="7826" table:style-name="ce16">
            <text:p>7826</text:p>
          </table:table-cell>
          <table:table-cell office:value-type="string" table:style-name="ce16">
            <text:p>The Branch Manager,State Bank of India,1/48 Jodhpur Park</text:p>
          </table:table-cell>
          <table:table-cell office:value-type="string" table:style-name="ce16">
            <text:p>Gariahat Road S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68" table:style-name="ce16">
            <text:p>700068</text:p>
          </table:table-cell>
          <table:table-cell office:value-type="string" table:style-name="ce17">
            <text:p>sbi.07826@sbi.co.in</text:p>
          </table:table-cell>
          <table:table-cell office:value-type="float" office:value="33" table:style-name="ce16">
            <text:p>33</text:p>
          </table:table-cell>
          <table:table-cell office:value-type="float" office:value="24236133" table:style-name="ce16">
            <text:p>2423613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Rifle Rd.</text:p>
          </table:table-cell>
          <table:table-cell office:value-type="float" office:value="8212" table:style-name="ce16">
            <text:p>8212</text:p>
          </table:table-cell>
          <table:table-cell office:value-type="string" table:style-name="ce16">
            <text:p>The Branch Manager,State Bank of India,5/6 Rifl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9" table:style-name="ce16">
            <text:p>700019</text:p>
          </table:table-cell>
          <table:table-cell office:value-type="string" table:style-name="ce17">
            <text:p>sbi.08212@sbi.co.in</text:p>
          </table:table-cell>
          <table:table-cell office:value-type="float" office:value="33" table:style-name="ce16">
            <text:p>33</text:p>
          </table:table-cell>
          <table:table-cell office:value-type="float" office:value="22817244" table:style-name="ce16">
            <text:p>2281724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Gorachand Rd.</text:p>
          </table:table-cell>
          <table:table-cell office:value-type="float" office:value="8581" table:style-name="ce16">
            <text:p>8581</text:p>
          </table:table-cell>
          <table:table-cell office:value-type="string" table:style-name="ce16">
            <text:p>The Branch Manager,State Bank of India,22/2 Gorachand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4" table:style-name="ce16">
            <text:p>700014</text:p>
          </table:table-cell>
          <table:table-cell office:value-type="string" table:style-name="ce17">
            <text:p>sbi.08581@sbi.co.in</text:p>
          </table:table-cell>
          <table:table-cell office:value-type="float" office:value="33" table:style-name="ce16">
            <text:p>33</text:p>
          </table:table-cell>
          <table:table-cell office:value-type="float" office:value="22846383" table:style-name="ce16">
            <text:p>2284638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CAC,Ballygunge</text:p>
          </table:table-cell>
          <table:table-cell office:value-type="float" office:value="10377" table:style-name="ce16">
            <text:p>10377</text:p>
          </table:table-cell>
          <table:table-cell office:value-type="string" table:style-name="ce16">
            <text:p>The Branch Manager,State Bank of India,50A, Gariahat Main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9" table:style-name="ce16">
            <text:p>700019</text:p>
          </table:table-cell>
          <table:table-cell office:value-type="string" table:style-name="ce17">
            <text:p>sbi.10337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TOPSIA</text:p>
          </table:table-cell>
          <table:table-cell office:value-type="float" office:value="11532" table:style-name="ce16">
            <text:p>11532</text:p>
          </table:table-cell>
          <table:table-cell office:value-type="string" table:style-name="ce16">
            <text:p>The Branch Manager,State Bank of India,Ambedkar Sarani, topsi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46" table:style-name="ce16">
            <text:p>700046</text:p>
          </table:table-cell>
          <table:table-cell office:value-type="string" table:style-name="ce17">
            <text:p>sbi.11532@sbi.co.in</text:p>
          </table:table-cell>
          <table:table-cell office:value-type="float" office:value="33" table:style-name="ce16">
            <text:p>33</text:p>
          </table:table-cell>
          <table:table-cell office:value-type="float" office:value="23298864" table:style-name="ce16">
            <text:p>2329886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Ballygunge Park</text:p>
          </table:table-cell>
          <table:table-cell office:value-type="float" office:value="11534" table:style-name="ce16">
            <text:p>11534</text:p>
          </table:table-cell>
          <table:table-cell office:value-type="string" table:style-name="ce16">
            <text:p>The Branch Manager,State Bank of India,22 Ballygungae Park rd.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9" table:style-name="ce16">
            <text:p>700019</text:p>
          </table:table-cell>
          <table:table-cell office:value-type="string" table:style-name="ce17">
            <text:p>sbi.11534@sbi.co.in</text:p>
          </table:table-cell>
          <table:table-cell office:value-type="float" office:value="33" table:style-name="ce16">
            <text:p>33</text:p>
          </table:table-cell>
          <table:table-cell office:value-type="float" office:value="22903018" table:style-name="ce16">
            <text:p>2290301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C.N. ROY RD KOL</text:p>
          </table:table-cell>
          <table:table-cell office:value-type="float" office:value="14517" table:style-name="ce16">
            <text:p>14517</text:p>
          </table:table-cell>
          <table:table-cell office:value-type="string" table:style-name="ce16">
            <text:p>The Branch Manager,State Bank of India,1C/2, Chowbhaga R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39" table:style-name="ce16">
            <text:p>700039</text:p>
          </table:table-cell>
          <table:table-cell office:value-type="string" table:style-name="ce17">
            <text:p>sbi.14517@sbi.co.in</text:p>
          </table:table-cell>
          <table:table-cell office:value-type="float" office:value="33" table:style-name="ce16">
            <text:p>33</text:p>
          </table:table-cell>
          <table:table-cell office:value-type="float" office:value="23452766" table:style-name="ce16">
            <text:p>2345276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HNI ELGIN ROAD</text:p>
          </table:table-cell>
          <table:table-cell office:value-type="float" office:value="16624" table:style-name="ce16">
            <text:p>16624</text:p>
          </table:table-cell>
          <table:table-cell office:value-type="string" table:style-name="ce16">
            <text:p>The Branch Manager,State Bank of India,6, Sambhnath Pandit S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5" table:style-name="ce16">
            <text:p>700025</text:p>
          </table:table-cell>
          <table:table-cell office:value-type="string" table:style-name="ce17">
            <text:p>sbi.16624@sbi.co.in</text:p>
          </table:table-cell>
          <table:table-cell office:value-type="float" office:value="33" table:style-name="ce16">
            <text:p>33</text:p>
          </table:table-cell>
          <table:table-cell office:value-type="float" office:value="22237138" table:style-name="ce16">
            <text:p>2223713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PBB JODHPUR PAR</text:p>
          </table:table-cell>
          <table:table-cell office:value-type="float" office:value="16626" table:style-name="ce16">
            <text:p>16626</text:p>
          </table:table-cell>
          <table:table-cell office:value-type="string" table:style-name="ce16">
            <text:p>The Branch Manager,State Bank of India,1/504 Gariahat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68" table:style-name="ce16">
            <text:p>700068</text:p>
          </table:table-cell>
          <table:table-cell office:value-type="string" table:style-name="ce17">
            <text:p>sbi.16626@sbi.co.in</text:p>
          </table:table-cell>
          <table:table-cell office:value-type="float" office:value="33" table:style-name="ce16">
            <text:p>33</text:p>
          </table:table-cell>
          <table:table-cell office:value-type="float" office:value="24236026" table:style-name="ce16">
            <text:p>2423602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BROAD STREET</text:p>
          </table:table-cell>
          <table:table-cell office:value-type="float" office:value="16628" table:style-name="ce16">
            <text:p>16628</text:p>
          </table:table-cell>
          <table:table-cell office:value-type="string" table:style-name="ce16">
            <text:p>The Branch Manager,State Bank of India,198 Broad S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9" table:style-name="ce16">
            <text:p>700019</text:p>
          </table:table-cell>
          <table:table-cell office:value-type="string" table:style-name="ce17">
            <text:p>sbi.16628@sbi.co.in</text:p>
          </table:table-cell>
          <table:table-cell office:value-type="float" office:value="33" table:style-name="ce16">
            <text:p>33</text:p>
          </table:table-cell>
          <table:table-cell office:value-type="float" office:value="22870422" table:style-name="ce16">
            <text:p>2287042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Baghajatin Stat</text:p>
          </table:table-cell>
          <table:table-cell office:value-type="float" office:value="16629" table:style-name="ce16">
            <text:p>16629</text:p>
          </table:table-cell>
          <table:table-cell office:value-type="string" table:style-name="ce16">
            <text:p>The Branch Manager,State Bank of India,388 Baghajatin Plac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86" table:style-name="ce16">
            <text:p>700086</text:p>
          </table:table-cell>
          <table:table-cell office:value-type="string" table:style-name="ce17">
            <text:p>sbi.16629@sbi.co.in</text:p>
          </table:table-cell>
          <table:table-cell office:value-type="float" office:value="33" table:style-name="ce16">
            <text:p>33</text:p>
          </table:table-cell>
          <table:table-cell office:value-type="float" office:value="24253272" table:style-name="ce16">
            <text:p>2425327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SBI INTOUCH Quest Mall</text:p>
          </table:table-cell>
          <table:table-cell office:value-type="float" office:value="19031" table:style-name="ce16">
            <text:p>19031</text:p>
          </table:table-cell>
          <table:table-cell office:value-type="string" table:style-name="ce16">
            <text:p>The Branch Manager,State Bank of India,36, Sayed Amir Ali 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7" table:style-name="ce16">
            <text:p>700017</text:p>
          </table:table-cell>
          <table:table-cell office:value-type="string" table:style-name="ce17">
            <text:p>sbi.19031@sbi.co.in</text:p>
          </table:table-cell>
          <table:table-cell table:number-columns-repeated="2"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Calcutta Bhovanipore</text:p>
          </table:table-cell>
          <table:table-cell office:value-type="float" office:value="60393" table:style-name="ce16">
            <text:p>60393</text:p>
          </table:table-cell>
          <table:table-cell office:value-type="string" table:style-name="ce16">
            <text:p>The Branch Manager,State Bank of India,1A Ashutosh Muk R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60393@sbi.co.in</text:p>
          </table:table-cell>
          <table:table-cell office:value-type="float" office:value="33" table:style-name="ce16">
            <text:p>33</text:p>
          </table:table-cell>
          <table:table-cell office:value-type="float" office:value="23458222" table:style-name="ce16">
            <text:p>2345822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GokahleRoad</text:p>
          </table:table-cell>
          <table:table-cell office:value-type="float" office:value="2062" table:style-name="ce16">
            <text:p>2062</text:p>
          </table:table-cell>
          <table:table-cell office:value-type="string" table:style-name="ce16">
            <text:p>The Branch Manager,State Bank of India,½ Gokhal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0" table:style-name="ce16">
            <text:p>700020</text:p>
          </table:table-cell>
          <table:table-cell office:value-type="string" table:style-name="ce17">
            <text:p>Sbi.02062@sbi.co.in</text:p>
          </table:table-cell>
          <table:table-cell office:value-type="float" office:value="33" table:style-name="ce16">
            <text:p>33</text:p>
          </table:table-cell>
          <table:table-cell office:value-type="float" office:value="22233042" table:style-name="ce16">
            <text:p>2223304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Golpark</text:p>
          </table:table-cell>
          <table:table-cell office:value-type="float" office:value="7195" table:style-name="ce16">
            <text:p>7195</text:p>
          </table:table-cell>
          <table:table-cell office:value-type="string" table:style-name="ce16">
            <text:p>The Branch Manager,State Bank of India,133 Southern 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9" table:style-name="ce16">
            <text:p>700029</text:p>
          </table:table-cell>
          <table:table-cell office:value-type="string" table:style-name="ce17">
            <text:p>Sbi.07195@sbi.co.in</text:p>
          </table:table-cell>
          <table:table-cell office:value-type="float" office:value="33" table:style-name="ce16">
            <text:p>33</text:p>
          </table:table-cell>
          <table:table-cell office:value-type="float" office:value="24642415" table:style-name="ce16">
            <text:p>2464241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Gariahat Kolkata</text:p>
          </table:table-cell>
          <table:table-cell office:value-type="float" office:value="31376" table:style-name="ce16">
            <text:p>31376</text:p>
          </table:table-cell>
          <table:table-cell office:value-type="string" table:style-name="ce16">
            <text:p>The Branch Manager,State Bank of India, 204 Rasbehari Avenue,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9" table:style-name="ce16">
            <text:p>700029</text:p>
          </table:table-cell>
          <table:table-cell office:value-type="string" table:style-name="ce17">
            <text:p>sbbj.10376@sbi.co.in</text:p>
          </table:table-cell>
          <table:table-cell office:value-type="float" office:value="33" table:style-name="ce16">
            <text:p>33</text:p>
          </table:table-cell>
          <table:table-cell office:value-type="float" office:value="24641068" table:style-name="ce16">
            <text:p>24641068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Alleby Road</text:p>
          </table:table-cell>
          <table:table-cell office:value-type="float" office:value="31641" table:style-name="ce16">
            <text:p>31641</text:p>
          </table:table-cell>
          <table:table-cell office:value-type="string" table:style-name="ce16">
            <text:p>The Branch Manager,State Bank of India 5A, Heysam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0" table:style-name="ce16">
            <text:p>700020</text:p>
          </table:table-cell>
          <table:table-cell office:value-type="string" table:style-name="ce17">
            <text:p>sbbj10641@sbi.co.in</text:p>
          </table:table-cell>
          <table:table-cell office:value-type="float" office:value="33" table:style-name="ce16">
            <text:p>33</text:p>
          </table:table-cell>
          <table:table-cell office:value-type="float" office:value="24753528" table:style-name="ce16">
            <text:p>2475352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Beltala</text:p>
          </table:table-cell>
          <table:table-cell office:value-type="float" office:value="20272" table:style-name="ce16">
            <text:p>20272</text:p>
          </table:table-cell>
          <table:table-cell office:value-type="string" table:style-name="ce16">
            <text:p>The Branch Manager,State Bank of India, 53 Sarat Bos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5" table:style-name="ce16">
            <text:p>700025</text:p>
          </table:table-cell>
          <table:table-cell office:value-type="string" table:style-name="ce17">
            <text:p>lansdowme@sbi.co.in</text:p>
          </table:table-cell>
          <table:table-cell office:value-type="float" office:value="33" table:style-name="ce16">
            <text:p>33</text:p>
          </table:table-cell>
          <table:table-cell office:value-type="float" office:value="24559242" table:style-name="ce16">
            <text:p>24559242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Dhakuria</text:p>
          </table:table-cell>
          <table:table-cell office:value-type="float" office:value="1405" table:style-name="ce16">
            <text:p>1405</text:p>
          </table:table-cell>
          <table:table-cell office:value-type="string" table:number-columns-spanned="3" table:number-rows-spanned="1" table:style-name="ce37">
            <text:p>The Branch Manager, State Bank of India, Dhakuria, 12&amp;14E, Gariahat Road, Kolkata 700031</text:p>
          </table:table-cell>
          <table:covered-table-cell table:number-columns-repeated="2"/>
          <table:table-cell office:value-type="string" table:style-name="ce16">
            <text:p>WB</text:p>
          </table:table-cell>
          <table:table-cell office:value-type="float" office:value="700031" table:style-name="ce16">
            <text:p>700031</text:p>
          </table:table-cell>
          <table:table-cell office:value-type="string" table:style-name="ce13">
            <text:p>sbi.01405@sbi.co.in</text:p>
          </table:table-cell>
          <table:table-cell office:value-type="float" office:value="33" table:style-name="ce8">
            <text:p>33</text:p>
          </table:table-cell>
          <table:table-cell office:value-type="float" office:value="24739593" table:style-name="ce8">
            <text:p>24739593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Commercial Branch, Kol</text:p>
          </table:table-cell>
          <table:table-cell office:value-type="float" office:value="20273" table:style-name="ce16">
            <text:p>20273</text:p>
          </table:table-cell>
          <table:table-cell office:value-type="string" table:style-name="ce16">
            <text:p>The Branch Manager,State Bank of India , 83, Topsia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46" table:style-name="ce16">
            <text:p>700046</text:p>
          </table:table-cell>
          <table:table-cell office:value-type="string" table:style-name="ce17">
            <text:p>brabourneroad@sbi.co.in</text:p>
          </table:table-cell>
          <table:table-cell office:value-type="float" office:value="33" table:style-name="ce16">
            <text:p>33</text:p>
          </table:table-cell>
          <table:table-cell office:value-type="float" office:value="22852061" table:style-name="ce16">
            <text:p>2285206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P SB, Kolkata</text:p>
          </table:table-cell>
          <table:table-cell office:value-type="float" office:value="20806" table:style-name="ce16">
            <text:p>20806</text:p>
          </table:table-cell>
          <table:table-cell office:value-type="string" table:style-name="ce16">
            <text:p>The Branch Manager,State Bank of India , 173, Sarat Bos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6" table:style-name="ce16">
            <text:p>700026</text:p>
          </table:table-cell>
          <table:table-cell office:value-type="string" table:style-name="ce17">
            <text:p>kolkata_psb@sbi.co.in</text:p>
          </table:table-cell>
          <table:table-cell office:value-type="float" office:value="33" table:style-name="ce16">
            <text:p>33</text:p>
          </table:table-cell>
          <table:table-cell office:value-type="float" office:value="24640388" table:style-name="ce16">
            <text:p>24640388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Doverplace</text:p>
          </table:table-cell>
          <table:table-cell office:value-type="float" office:value="40229" table:style-name="ce16">
            <text:p>40229</text:p>
          </table:table-cell>
          <table:table-cell office:value-type="string" table:style-name="ce16">
            <text:p>The Branch Manager,State Bank of India , 180 Rashbehari 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9" table:style-name="ce16">
            <text:p>700029</text:p>
          </table:table-cell>
          <table:table-cell office:value-type="string" table:style-name="ce17">
            <text:p>rashbehari@sbi.co.in</text:p>
          </table:table-cell>
          <table:table-cell office:value-type="float" office:value="33" table:style-name="ce16">
            <text:p>33</text:p>
          </table:table-cell>
          <table:table-cell office:value-type="float" office:value="24640844" table:style-name="ce16">
            <text:p>2464084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Kolkata Bhowanipore</text:p>
          </table:table-cell>
          <table:table-cell office:value-type="float" office:value="50808" table:style-name="ce16">
            <text:p>50808</text:p>
          </table:table-cell>
          <table:table-cell office:value-type="string" table:style-name="ce16">
            <text:p>The Branch Manager,State Bank of India , 68/1B, Ashutosh Mukherje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0" table:style-name="ce16">
            <text:p>700020</text:p>
          </table:table-cell>
          <table:table-cell office:value-type="string" table:style-name="ce17">
            <text:p>b5808@sbi.co.in</text:p>
          </table:table-cell>
          <table:table-cell office:value-type="float" office:value="33" table:style-name="ce16">
            <text:p>33</text:p>
          </table:table-cell>
          <table:table-cell office:value-type="float" office:value="24867835" table:style-name="ce16">
            <text:p>24867835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Lake Market</text:p>
          </table:table-cell>
          <table:table-cell office:value-type="float" office:value="70500" table:style-name="ce16">
            <text:p>70500</text:p>
          </table:table-cell>
          <table:table-cell office:value-type="string" table:style-name="ce16">
            <text:p>The Branch Manager,State Bank of India , 176, Sarat Bos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9" table:style-name="ce16">
            <text:p>700029</text:p>
          </table:table-cell>
          <table:table-cell office:value-type="string" table:style-name="ce17">
            <text:p>lakemarket@sbi.co.in</text:p>
          </table:table-cell>
          <table:table-cell office:value-type="float" office:value="33" table:style-name="ce16">
            <text:p>33</text:p>
          </table:table-cell>
          <table:table-cell office:value-type="float" office:value="24643138" table:style-name="ce16">
            <text:p>24643138</text:p>
          </table:table-cell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sbi INTOUCH Sarat Bose Road</text:p>
          </table:table-cell>
          <table:table-cell office:value-type="float" office:value="19210" table:style-name="ce16">
            <text:p>19210</text:p>
          </table:table-cell>
          <table:table-cell office:value-type="string" table:style-name="ce16">
            <text:p>The Branch Manager,State Bank of India , 88A, Sarat Bos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6" table:style-name="ce16">
            <text:p>700026</text:p>
          </table:table-cell>
          <table:table-cell office:value-type="string" table:style-name="ce17">
            <text:p>sbi.19210@sbi.co.in</text:p>
          </table:table-cell>
          <table:table-cell table:number-columns-repeated="2" table:style-name="ce16"/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Bhowanipore</text:p>
          </table:table-cell>
          <table:table-cell office:value-type="float" office:value="40" table:style-name="ce16">
            <text:p>40</text:p>
          </table:table-cell>
          <table:table-cell office:value-type="string" table:style-name="ce16">
            <text:p>The Branch Manager,State Bank of India,6/1 Ramesh Mitra</text:p>
          </table:table-cell>
          <table:table-cell office:value-type="string" table:style-name="ce16">
            <text:p>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5" table:style-name="ce16">
            <text:p>700025</text:p>
          </table:table-cell>
          <table:table-cell office:value-type="string" table:style-name="ce17">
            <text:p>Sbi.00040@sbi.co.in</text:p>
          </table:table-cell>
          <table:table-cell office:value-type="float" office:value="33" table:style-name="ce16">
            <text:p>33</text:p>
          </table:table-cell>
          <table:table-cell office:value-type="float" office:value="24752440" table:style-name="ce16">
            <text:p>24752440</text:p>
          </table:table-cell>
          <table:table-cell table:number-columns-repeated="16369"/>
        </table:table-row>
        <table:table-row table:style-name="ro6">
          <table:table-cell office:value-type="string" table:number-columns-spanned="3" table:number-rows-spanned="40" table:style-name="ce36">
            <text:p>Regional Manager, State Bank of India, RBO-II, 34, Jawahar Lal Nehru Road, Sribriddhi Bhawan, 3<text:span text:style-name="T4">rd</text:span><text:s/>Floor, Kolkata – 700071</text:p>
          </table:table-cell>
          <table:covered-table-cell table:number-columns-repeated="2"/>
          <table:table-cell office:value-type="string" table:number-columns-spanned="1" table:number-rows-spanned="40" table:style-name="ce35">
            <text:p>033-22884294</text:p>
          </table:table-cell>
          <table:table-cell office:value-type="float" office:value="14863" table:style-name="ce15">
            <text:p>14863</text:p>
          </table:table-cell>
          <table:table-cell office:value-type="string" table:style-name="ce16">
            <text:p>ChittaranjanAve</text:p>
          </table:table-cell>
          <table:table-cell office:value-type="float" office:value="7406" table:style-name="ce16">
            <text:p>7406</text:p>
          </table:table-cell>
          <table:table-cell office:value-type="string" table:style-name="ce16">
            <text:p>The Branch Manager,State Bank of India,150 Chittaranjan 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73" table:style-name="ce16">
            <text:p>700073</text:p>
          </table:table-cell>
          <table:table-cell office:value-type="string" table:style-name="ce17">
            <text:p>sbi.07406@sbi.co.in</text:p>
          </table:table-cell>
          <table:table-cell office:value-type="float" office:value="33" table:style-name="ce16">
            <text:p>33</text:p>
          </table:table-cell>
          <table:table-cell office:value-type="float" office:value="22412854" table:style-name="ce16">
            <text:p>2241285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5">
            <text:p>14875</text:p>
          </table:table-cell>
          <table:table-cell office:value-type="string" table:style-name="ce16">
            <text:p>Shyambazar</text:p>
          </table:table-cell>
          <table:table-cell office:value-type="float" office:value="180" table:style-name="ce16">
            <text:p>180</text:p>
          </table:table-cell>
          <table:table-cell office:value-type="string" table:style-name="ce16">
            <text:p>The Branch Manager,State Bank of India,124A, Bidhan Saran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4" table:style-name="ce16">
            <text:p>700004</text:p>
          </table:table-cell>
          <table:table-cell office:value-type="string" table:style-name="ce17">
            <text:p>Sbi.00180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54634" table:style-name="ce16">
            <text:p>2555463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Jorasanko</text:p>
          </table:table-cell>
          <table:table-cell office:value-type="float" office:value="1204" table:style-name="ce16">
            <text:p>1204</text:p>
          </table:table-cell>
          <table:table-cell office:value-type="string" table:style-name="ce16">
            <text:p>The Branch Manager,State Bank of India 1/1A Nanda Mullick Lan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6" table:style-name="ce16">
            <text:p>700006</text:p>
          </table:table-cell>
          <table:table-cell office:value-type="string" table:style-name="ce17">
            <text:p>sbi.0120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39150" table:style-name="ce16">
            <text:p>2533915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Sovabazar</text:p>
          </table:table-cell>
          <table:table-cell office:value-type="float" office:value="1647" table:style-name="ce16">
            <text:p>1647</text:p>
          </table:table-cell>
          <table:table-cell office:value-type="string" table:style-name="ce16">
            <text:p>The Branch Manager,State Bank of India 485, Rabindra Saran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5" table:style-name="ce16">
            <text:p>700005</text:p>
          </table:table-cell>
          <table:table-cell office:value-type="string" table:style-name="ce17">
            <text:p>sbi.0164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00221" table:style-name="ce16">
            <text:p>2530022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5">
            <text:p>14875</text:p>
          </table:table-cell>
          <table:table-cell office:value-type="string" table:style-name="ce16">
            <text:p>Vivekanda Road</text:p>
          </table:table-cell>
          <table:table-cell office:value-type="float" office:value="1651" table:style-name="ce16">
            <text:p>1651</text:p>
          </table:table-cell>
          <table:table-cell office:value-type="string" table:style-name="ce16">
            <text:p>The Branch Manager,State Bank of India,83/1A, Vivenkanda</text:p>
          </table:table-cell>
          <table:table-cell office:value-type="string" table:style-name="ce16">
            <text:p>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6" table:style-name="ce16">
            <text:p>700006</text:p>
          </table:table-cell>
          <table:table-cell office:value-type="string" table:style-name="ce17">
            <text:p>Sbi.01651@sbi.co.in</text:p>
          </table:table-cell>
          <table:table-cell office:value-type="float" office:value="33" table:style-name="ce16">
            <text:p>33</text:p>
          </table:table-cell>
          <table:table-cell office:value-type="float" office:value="22416885" table:style-name="ce16">
            <text:p>2241688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Baghbazar</text:p>
          </table:table-cell>
          <table:table-cell office:value-type="float" office:value="1652" table:style-name="ce16">
            <text:p>1652</text:p>
          </table:table-cell>
          <table:table-cell office:value-type="string" table:style-name="ce16">
            <text:p>The Branch Manager,State Bank of India 2A Girish 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3" table:style-name="ce16">
            <text:p>700003</text:p>
          </table:table-cell>
          <table:table-cell office:value-type="string" table:style-name="ce17">
            <text:p>sbi.01652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56815" table:style-name="ce16">
            <text:p>2555681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Nimtallah</text:p>
          </table:table-cell>
          <table:table-cell office:value-type="float" office:value="1653" table:style-name="ce16">
            <text:p>1653</text:p>
          </table:table-cell>
          <table:table-cell office:value-type="string" table:style-name="ce16">
            <text:p>The Branch Manager,State Bank of India 24B Nim,tallah Ghat S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6" table:style-name="ce16">
            <text:p>700006</text:p>
          </table:table-cell>
          <table:table-cell office:value-type="string" table:style-name="ce17">
            <text:p>sbi.01653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08337" table:style-name="ce16">
            <text:p>2530833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5">
            <text:p>14875</text:p>
          </table:table-cell>
          <table:table-cell office:value-type="string" table:style-name="ce16">
            <text:p>Maniktala</text:p>
          </table:table-cell>
          <table:table-cell office:value-type="float" office:value="1715" table:style-name="ce16">
            <text:p>1715</text:p>
          </table:table-cell>
          <table:table-cell office:value-type="string" table:style-name="ce16">
            <text:p>The Branch Manager,State Bank of India,294, 2/1, APC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9" table:style-name="ce16">
            <text:p>700009</text:p>
          </table:table-cell>
          <table:table-cell office:value-type="string" table:style-name="ce17">
            <text:p>Sbi.01715@sbi.co.in</text:p>
          </table:table-cell>
          <table:table-cell office:value-type="float" office:value="33" table:style-name="ce16">
            <text:p>33</text:p>
          </table:table-cell>
          <table:table-cell office:value-type="float" office:value="23504514" table:style-name="ce16">
            <text:p>2350451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5">
            <text:p>14875</text:p>
          </table:table-cell>
          <table:table-cell office:value-type="string" table:style-name="ce16">
            <text:p>Paikpara</text:p>
          </table:table-cell>
          <table:table-cell office:value-type="float" office:value="1747" table:style-name="ce16">
            <text:p>1747</text:p>
          </table:table-cell>
          <table:table-cell office:value-type="string" table:style-name="ce16">
            <text:p>The Branch Manager,State Bank of India,6D Northern Aven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37" table:style-name="ce16">
            <text:p>700037</text:p>
          </table:table-cell>
          <table:table-cell office:value-type="string" table:style-name="ce17">
            <text:p>Sbi.0174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287256" table:style-name="ce16">
            <text:p>2528725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Grey street ext</text:p>
          </table:table-cell>
          <table:table-cell office:value-type="float" office:value="1750" table:style-name="ce16">
            <text:p>1750</text:p>
          </table:table-cell>
          <table:table-cell office:value-type="string" table:style-name="ce16">
            <text:p>The Branch Manager,State Bank of India 196a Arabinda Saran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4" table:style-name="ce16">
            <text:p>700004</text:p>
          </table:table-cell>
          <table:table-cell office:value-type="string" table:style-name="ce17">
            <text:p>sbi.01750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09924" table:style-name="ce16">
            <text:p>253099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BK Paul avenue</text:p>
          </table:table-cell>
          <table:table-cell office:value-type="float" office:value="1767" table:style-name="ce16">
            <text:p>1767</text:p>
          </table:table-cell>
          <table:table-cell office:value-type="string" table:style-name="ce16">
            <text:p>The Branch Manager,State Bank of India 104/2 BK Paul 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5" table:style-name="ce16">
            <text:p>700005</text:p>
          </table:table-cell>
          <table:table-cell office:value-type="string" table:style-name="ce17">
            <text:p>sbi.0176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07889" table:style-name="ce16">
            <text:p>2530788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Amherst street</text:p>
          </table:table-cell>
          <table:table-cell office:value-type="float" office:value="1800" table:style-name="ce16">
            <text:p>1800</text:p>
          </table:table-cell>
          <table:table-cell office:value-type="string" table:style-name="ce16">
            <text:p>The Branch Manager,State Bank of India 1B, <text:s/>Mahendra Srimani</text:p>
          </table:table-cell>
          <table:table-cell office:value-type="string" table:style-name="ce16">
            <text:p>Stree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9" table:style-name="ce16">
            <text:p>700009</text:p>
          </table:table-cell>
          <table:table-cell office:value-type="string" table:style-name="ce17">
            <text:p>sbi.01800@sbi.co.in</text:p>
          </table:table-cell>
          <table:table-cell office:value-type="float" office:value="33" table:style-name="ce16">
            <text:p>33</text:p>
          </table:table-cell>
          <table:table-cell office:value-type="float" office:value="23508423" table:style-name="ce16">
            <text:p>2350842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5">
            <text:p>14875</text:p>
          </table:table-cell>
          <table:table-cell office:value-type="string" table:style-name="ce16">
            <text:p>Northern Avenue</text:p>
          </table:table-cell>
          <table:table-cell office:value-type="float" office:value="1895" table:style-name="ce16">
            <text:p>1895</text:p>
          </table:table-cell>
          <table:table-cell office:value-type="string" table:style-name="ce16">
            <text:p>The Branch Manager,State Bank of India,18/B Dum Dum</text:p>
          </table:table-cell>
          <table:table-cell office:value-type="string" table:style-name="ce16">
            <text:p>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30" table:style-name="ce16">
            <text:p>700030</text:p>
          </table:table-cell>
          <table:table-cell office:value-type="string" table:style-name="ce17">
            <text:p>Sbi.01895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68455" table:style-name="ce16">
            <text:p>2556845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Beadon street</text:p>
          </table:table-cell>
          <table:table-cell office:value-type="float" office:value="1957" table:style-name="ce16">
            <text:p>1957</text:p>
          </table:table-cell>
          <table:table-cell office:value-type="string" table:style-name="ce16">
            <text:p>The Branch Manager,State Bank of India 85B Beadon Stree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6" table:style-name="ce16">
            <text:p>700006</text:p>
          </table:table-cell>
          <table:table-cell office:value-type="string" table:style-name="ce17">
            <text:p>sbi.0195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49030" table:style-name="ce16">
            <text:p>255490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JatindraMohanAv</text:p>
          </table:table-cell>
          <table:table-cell office:value-type="float" office:value="1994" table:style-name="ce16">
            <text:p>1994</text:p>
          </table:table-cell>
          <table:table-cell office:value-type="string" table:style-name="ce16">
            <text:p>The Branch Manager,State Bank of India 11a, Jatindra Mohan 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6" table:style-name="ce16">
            <text:p>700006</text:p>
          </table:table-cell>
          <table:table-cell office:value-type="string" table:style-name="ce17">
            <text:p>sbi.0199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07070" table:style-name="ce16">
            <text:p>2530707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Raja dinendra s</text:p>
          </table:table-cell>
          <table:table-cell office:value-type="float" office:value="1995" table:style-name="ce16">
            <text:p>1995</text:p>
          </table:table-cell>
          <table:table-cell office:value-type="string" table:style-name="ce16">
            <text:p>The Branch Manager,State Bank of India 106C, Raja Denendra S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4" table:style-name="ce16">
            <text:p>700004</text:p>
          </table:table-cell>
          <table:table-cell office:value-type="string" table:style-name="ce17">
            <text:p>sbi.01995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48954" table:style-name="ce16">
            <text:p>2554895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5">
            <text:p>14875</text:p>
          </table:table-cell>
          <table:table-cell office:value-type="string" table:style-name="ce16">
            <text:p>Cossipore</text:p>
          </table:table-cell>
          <table:table-cell office:value-type="float" office:value="2043" table:style-name="ce16">
            <text:p>2043</text:p>
          </table:table-cell>
          <table:table-cell office:value-type="string" table:style-name="ce16">
            <text:p>The Branch Manager,State Bank of India,32/1/1 Kashinath</text:p>
          </table:table-cell>
          <table:table-cell office:value-type="string" table:style-name="ce16">
            <text:p>Dutta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36" table:style-name="ce16">
            <text:p>700036</text:p>
          </table:table-cell>
          <table:table-cell office:value-type="string" table:style-name="ce17">
            <text:p>Sbi.02043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85166" table:style-name="ce16">
            <text:p>2558516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5">
            <text:p>14875</text:p>
          </table:table-cell>
          <table:table-cell office:value-type="string" table:style-name="ce16">
            <text:p>Sealdah</text:p>
          </table:table-cell>
          <table:table-cell office:value-type="float" office:value="3084" table:style-name="ce16">
            <text:p>3084</text:p>
          </table:table-cell>
          <table:table-cell office:value-type="string" table:style-name="ce16">
            <text:p>The Branch Manager,State Bank of India,302, APC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9" table:style-name="ce16">
            <text:p>700009</text:p>
          </table:table-cell>
          <table:table-cell office:value-type="string" table:style-name="ce17">
            <text:p>Sbi.03084@sbi.co.in</text:p>
          </table:table-cell>
          <table:table-cell office:value-type="float" office:value="33" table:style-name="ce16">
            <text:p>33</text:p>
          </table:table-cell>
          <table:table-cell office:value-type="float" office:value="23504158" table:style-name="ce16">
            <text:p>2350415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Rabindra sarani</text:p>
          </table:table-cell>
          <table:table-cell office:value-type="float" office:value="3231" table:style-name="ce16">
            <text:p>3231</text:p>
          </table:table-cell>
          <table:table-cell office:value-type="string" table:style-name="ce16">
            <text:p>The Branch Manager,State Bank of India,248 Rabindra Saran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7" table:style-name="ce16">
            <text:p>700007</text:p>
          </table:table-cell>
          <table:table-cell office:value-type="string" table:style-name="ce17">
            <text:p>sbi.03231@sbi.co.in</text:p>
          </table:table-cell>
          <table:table-cell office:value-type="float" office:value="33" table:style-name="ce16">
            <text:p>33</text:p>
          </table:table-cell>
          <table:table-cell office:value-type="float" office:value="22698838" table:style-name="ce16">
            <text:p>2269883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5">
            <text:p>14875</text:p>
          </table:table-cell>
          <table:table-cell office:value-type="string" table:style-name="ce16">
            <text:p>Surya Sen Street</text:p>
          </table:table-cell>
          <table:table-cell office:value-type="float" office:value="3496" table:style-name="ce16">
            <text:p>3496</text:p>
          </table:table-cell>
          <table:table-cell office:value-type="string" table:style-name="ce16">
            <text:p>The Branch Manager,State Bank of India,5 &amp; 7/B Surya Sen</text:p>
          </table:table-cell>
          <table:table-cell office:value-type="string" table:style-name="ce16">
            <text:p>Stree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2" table:style-name="ce16">
            <text:p>700012</text:p>
          </table:table-cell>
          <table:table-cell office:value-type="string" table:style-name="ce17">
            <text:p>Sbi.03496@sbi.co.in</text:p>
          </table:table-cell>
          <table:table-cell office:value-type="float" office:value="33" table:style-name="ce16">
            <text:p>33</text:p>
          </table:table-cell>
          <table:table-cell office:value-type="float" office:value="22418699" table:style-name="ce16">
            <text:p>2241869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BT Rd.</text:p>
          </table:table-cell>
          <table:table-cell office:value-type="float" office:value="3721" table:style-name="ce16">
            <text:p>3721</text:p>
          </table:table-cell>
          <table:table-cell office:value-type="string" table:style-name="ce16">
            <text:p>The Branch Manager,State Bank of India,22 BT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2" table:style-name="ce16">
            <text:p>700002</text:p>
          </table:table-cell>
          <table:table-cell office:value-type="string" table:style-name="ce17">
            <text:p>sbi.03721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88552" table:style-name="ce16">
            <text:p>2558855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Goabagan</text:p>
          </table:table-cell>
          <table:table-cell office:value-type="float" office:value="4773" table:style-name="ce16">
            <text:p>4773</text:p>
          </table:table-cell>
          <table:table-cell office:value-type="string" table:style-name="ce16">
            <text:p>The Branch Manager,State Bank of India,33 Sahitya Parisad S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6" table:style-name="ce16">
            <text:p>700006</text:p>
          </table:table-cell>
          <table:table-cell office:value-type="string" table:style-name="ce17">
            <text:p>sbi.04773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49947" table:style-name="ce16">
            <text:p>255499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BelgachiaMilkCo</text:p>
          </table:table-cell>
          <table:table-cell office:value-type="float" office:value="5367" table:style-name="ce16">
            <text:p>5367</text:p>
          </table:table-cell>
          <table:table-cell office:value-type="string" table:style-name="ce16">
            <text:p>The Branch Manager,State Bank of India,64/1/46A Belgachia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37" table:style-name="ce16">
            <text:p>700037</text:p>
          </table:table-cell>
          <table:table-cell office:value-type="string" table:style-name="ce17">
            <text:p>sbi.0536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65393" table:style-name="ce16">
            <text:p>2556539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5">
            <text:p>14875</text:p>
          </table:table-cell>
          <table:table-cell office:value-type="string" table:style-name="ce16">
            <text:p>South Sithee</text:p>
          </table:table-cell>
          <table:table-cell office:value-type="float" office:value="5374" table:style-name="ce16">
            <text:p>5374</text:p>
          </table:table-cell>
          <table:table-cell office:value-type="string" table:style-name="ce16">
            <text:p>The Branch Manager,State Bank of India,66a, Kalicaran Ghosh</text:p>
          </table:table-cell>
          <table:table-cell office:value-type="string" table:style-name="ce16">
            <text:p>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0" table:style-name="ce16">
            <text:p>700050</text:p>
          </table:table-cell>
          <table:table-cell office:value-type="string" table:style-name="ce17">
            <text:p>Sbi.0537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71126" table:style-name="ce16">
            <text:p>2557112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MGRd.Daptaripar</text:p>
          </table:table-cell>
          <table:table-cell office:value-type="float" office:value="5437" table:style-name="ce16">
            <text:p>5437</text:p>
          </table:table-cell>
          <table:table-cell office:value-type="string" table:style-name="ce16">
            <text:p>The Branch Manager,State Bank of India,35 Amher S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9" table:style-name="ce16">
            <text:p>700009</text:p>
          </table:table-cell>
          <table:table-cell office:value-type="string" table:style-name="ce17">
            <text:p>sbi.05437@sbi.co.in</text:p>
          </table:table-cell>
          <table:table-cell office:value-type="float" office:value="33" table:style-name="ce16">
            <text:p>33</text:p>
          </table:table-cell>
          <table:table-cell office:value-type="float" office:value="23509795" table:style-name="ce16">
            <text:p>2350979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College street</text:p>
          </table:table-cell>
          <table:table-cell office:value-type="float" office:value="5723" table:style-name="ce16">
            <text:p>5723</text:p>
          </table:table-cell>
          <table:table-cell office:value-type="string" table:style-name="ce16">
            <text:p>The Branch Manager,State Bank of India,223 Bidhan Saran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6" table:style-name="ce16">
            <text:p>700006</text:p>
          </table:table-cell>
          <table:table-cell office:value-type="string" table:style-name="ce17">
            <text:p>sbi.05723@sbi.co.in</text:p>
          </table:table-cell>
          <table:table-cell office:value-type="float" office:value="33" table:style-name="ce16">
            <text:p>33</text:p>
          </table:table-cell>
          <table:table-cell office:value-type="float" office:value="22198024" table:style-name="ce16">
            <text:p>221980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SashiBhusanDeyS</text:p>
          </table:table-cell>
          <table:table-cell office:value-type="float" office:value="5768" table:style-name="ce16">
            <text:p>5768</text:p>
          </table:table-cell>
          <table:table-cell office:value-type="string" table:style-name="ce16">
            <text:p>The Branch Manager,State Bank of India,124/1 BB Ganguly Stree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2" table:style-name="ce16">
            <text:p>700012</text:p>
          </table:table-cell>
          <table:table-cell office:value-type="string" table:style-name="ce17">
            <text:p>sbi.05768@sbi.co.in</text:p>
          </table:table-cell>
          <table:table-cell office:value-type="float" office:value="33" table:style-name="ce16">
            <text:p>33</text:p>
          </table:table-cell>
          <table:table-cell office:value-type="float" office:value="22176308" table:style-name="ce16">
            <text:p>2217630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BhupenBoseAven.</text:p>
          </table:table-cell>
          <table:table-cell office:value-type="float" office:value="6764" table:style-name="ce16">
            <text:p>6764</text:p>
          </table:table-cell>
          <table:table-cell office:value-type="string" table:style-name="ce16">
            <text:p>The Branch Manager,State Bank of India,49A, Shayambazar Stree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4" table:style-name="ce16">
            <text:p>700004</text:p>
          </table:table-cell>
          <table:table-cell office:value-type="string" table:style-name="ce17">
            <text:p>sbi.0676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30445" table:style-name="ce16">
            <text:p>2533044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5">
            <text:p>14875</text:p>
          </table:table-cell>
          <table:table-cell office:value-type="string" table:style-name="ce16">
            <text:p>Calcutta Univ.</text:p>
          </table:table-cell>
          <table:table-cell office:value-type="float" office:value="7766" table:style-name="ce16">
            <text:p>7766</text:p>
          </table:table-cell>
          <table:table-cell office:value-type="string" table:style-name="ce16">
            <text:p>The Branch Manager,State Bank of India,College Stree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73" table:style-name="ce16">
            <text:p>700073</text:p>
          </table:table-cell>
          <table:table-cell office:value-type="string" table:style-name="ce17">
            <text:p>Sbi.07766@sbi.co.in</text:p>
          </table:table-cell>
          <table:table-cell office:value-type="float" office:value="33" table:style-name="ce16">
            <text:p>33</text:p>
          </table:table-cell>
          <table:table-cell office:value-type="float" office:value="22411678" table:style-name="ce16">
            <text:p>2241167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CAC,Sealdah</text:p>
          </table:table-cell>
          <table:table-cell office:value-type="float" office:value="10378" table:style-name="ce16">
            <text:p>10378</text:p>
          </table:table-cell>
          <table:table-cell office:value-type="string" table:style-name="ce16">
            <text:p>The Branch Manager,State Bank of India,302, APC R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9" table:style-name="ce16">
            <text:p>700009</text:p>
          </table:table-cell>
          <table:table-cell office:value-type="string" table:style-name="ce17">
            <text:p>sbi.10378@sbi.co.in</text:p>
          </table:table-cell>
          <table:table-cell office:value-type="float" office:value="33" table:style-name="ce16">
            <text:p>33</text:p>
          </table:table-cell>
          <table:table-cell office:value-type="float" office:value="23607807" table:style-name="ce16">
            <text:p>2360780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RB University</text:p>
          </table:table-cell>
          <table:table-cell office:value-type="float" office:value="10417" table:style-name="ce16">
            <text:p>10417</text:p>
          </table:table-cell>
          <table:table-cell office:value-type="string" table:style-name="ce16">
            <text:p>The Branch Manager,State Bank of India,56A B.T.Road,RBU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0" table:style-name="ce16">
            <text:p>700050</text:p>
          </table:table-cell>
          <table:table-cell office:value-type="string" table:style-name="ce17">
            <text:p>sbi.1041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289882" table:style-name="ce16">
            <text:p>2528988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2" table:style-name="ce15">
            <text:p>14862</text:p>
          </table:table-cell>
          <table:table-cell office:value-type="string" table:style-name="ce16">
            <text:p>R G Kar Med Col</text:p>
          </table:table-cell>
          <table:table-cell office:value-type="float" office:value="11537" table:style-name="ce16">
            <text:p>11537</text:p>
          </table:table-cell>
          <table:table-cell office:value-type="string" table:style-name="ce16">
            <text:p>The Branch Manager,State Bank of India,27 MN Ganguly Rd.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2" table:style-name="ce16">
            <text:p>700002</text:p>
          </table:table-cell>
          <table:table-cell office:value-type="string" table:style-name="ce17">
            <text:p>sbi.11537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01260" table:style-name="ce16">
            <text:p>2530126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SME, North Kolk</text:p>
          </table:table-cell>
          <table:table-cell office:value-type="float" office:value="12349" table:style-name="ce16">
            <text:p>12349</text:p>
          </table:table-cell>
          <table:table-cell office:value-type="string" table:style-name="ce16">
            <text:p>The Branch Manager,State Bank of India,36 C BT R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2" table:style-name="ce16">
            <text:p>700002</text:p>
          </table:table-cell>
          <table:table-cell office:value-type="string" table:style-name="ce17">
            <text:p>sbi.12349@sbi.co.in</text:p>
          </table:table-cell>
          <table:table-cell office:value-type="float" office:value="33" table:style-name="ce16">
            <text:p>33</text:p>
          </table:table-cell>
          <table:table-cell office:value-type="float" office:value="25468737" table:style-name="ce16">
            <text:p>2546873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Bidhan Sarani</text:p>
          </table:table-cell>
          <table:table-cell office:value-type="float" office:value="16630" table:style-name="ce16">
            <text:p>16630</text:p>
          </table:table-cell>
          <table:table-cell office:value-type="string" table:style-name="ce16">
            <text:p>The Branch Manager,State Bank of India,B 156/5/H/8 APC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6" table:style-name="ce16">
            <text:p>700006</text:p>
          </table:table-cell>
          <table:table-cell office:value-type="string" table:style-name="ce17">
            <text:p>sbi.16630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40359" table:style-name="ce16">
            <text:p>2554035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SEVEN TANKS, DU</text:p>
          </table:table-cell>
          <table:table-cell office:value-type="float" office:value="16631" table:style-name="ce16">
            <text:p>16631</text:p>
          </table:table-cell>
          <table:table-cell office:value-type="string" table:style-name="ce16">
            <text:p>The Branch Manager,State Bank of India,23/B Dum Dum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2" table:style-name="ce16">
            <text:p>700002</text:p>
          </table:table-cell>
          <table:table-cell office:value-type="string" table:style-name="ce17">
            <text:p>sbi.16331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60148" table:style-name="ce16">
            <text:p>2556014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5">
            <text:p>14875</text:p>
          </table:table-cell>
          <table:table-cell office:value-type="string" table:style-name="ce16">
            <text:p>Hatibagan</text:p>
          </table:table-cell>
          <table:table-cell office:value-type="float" office:value="1503" table:style-name="ce16">
            <text:p>1503</text:p>
          </table:table-cell>
          <table:table-cell office:value-type="string" table:style-name="ce16">
            <text:p>The Branch Manager,State Bank of India,Hatibaga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5" table:style-name="ce16">
            <text:p>700005</text:p>
          </table:table-cell>
          <table:table-cell office:value-type="string" table:style-name="ce17">
            <text:p>Sbi.01503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09924" table:style-name="ce16">
            <text:p>2530992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Fariapukur</text:p>
          </table:table-cell>
          <table:table-cell office:value-type="float" office:value="31486" table:style-name="ce16">
            <text:p>31486</text:p>
          </table:table-cell>
          <table:table-cell office:value-type="string" table:style-name="ce16">
            <text:p>The Branch Manager,State Bank of India, 227A/B, APC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4" table:style-name="ce16">
            <text:p>700004</text:p>
          </table:table-cell>
          <table:table-cell office:value-type="string" table:style-name="ce17">
            <text:p>sbbj10486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49624" table:style-name="ce16">
            <text:p>25549624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Srimani Market</text:p>
          </table:table-cell>
          <table:table-cell office:value-type="float" office:value="31539" table:style-name="ce16">
            <text:p>31539</text:p>
          </table:table-cell>
          <table:table-cell office:value-type="string" table:style-name="ce16">
            <text:p>The Branch Manager,State Bank of India,206/1/F, Bidhan Saran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6" table:style-name="ce16">
            <text:p>700006</text:p>
          </table:table-cell>
          <table:table-cell office:value-type="string" table:style-name="ce17">
            <text:p>sbbj10539@sbi.co.in</text:p>
          </table:table-cell>
          <table:table-cell office:value-type="float" office:value="33" table:style-name="ce16">
            <text:p>33</text:p>
          </table:table-cell>
          <table:table-cell office:value-type="float" office:value="22192645" table:style-name="ce16">
            <text:p>22192645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Darjeepara</text:p>
          </table:table-cell>
          <table:table-cell office:value-type="float" office:value="31638" table:style-name="ce16">
            <text:p>31638</text:p>
          </table:table-cell>
          <table:table-cell office:value-type="string" table:style-name="ce16">
            <text:p>The Branch Manager,State Bank of India, 1, Abhay Guha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6" table:style-name="ce16">
            <text:p>700006</text:p>
          </table:table-cell>
          <table:table-cell office:value-type="string" table:style-name="ce17">
            <text:p>sbbj.10638@sbi.co.in</text:p>
          </table:table-cell>
          <table:table-cell office:value-type="float" office:value="33" table:style-name="ce16">
            <text:p>33</text:p>
          </table:table-cell>
          <table:table-cell office:value-type="float" office:value="25546701" table:style-name="ce16">
            <text:p>25546701</text:p>
          </table:table-cell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5">
            <text:p>14875</text:p>
          </table:table-cell>
          <table:table-cell office:value-type="string" table:style-name="ce16">
            <text:p>Subodh Mallick Square</text:p>
          </table:table-cell>
          <table:table-cell office:value-type="float" office:value="1504" table:style-name="ce16">
            <text:p>1504</text:p>
          </table:table-cell>
          <table:table-cell office:value-type="string" table:style-name="ce16">
            <text:p>The Branch Manager,State Bank of India,40A Nirmal Chandra</text:p>
          </table:table-cell>
          <table:table-cell office:value-type="string" table:style-name="ce16">
            <text:p>Stree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2" table:style-name="ce16">
            <text:p>700012</text:p>
          </table:table-cell>
          <table:table-cell office:value-type="string" table:style-name="ce17">
            <text:p>Sbi.01504@sbi.co.in</text:p>
          </table:table-cell>
          <table:table-cell office:value-type="float" office:value="33" table:style-name="ce16">
            <text:p>33</text:p>
          </table:table-cell>
          <table:table-cell office:value-type="float" office:value="22360427" table:style-name="ce16">
            <text:p>2236042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table-cell office:value-type="string" table:number-columns-spanned="3" table:number-rows-spanned="44" table:style-name="ce36">
            <text:p>Regional Manager, State Bank of India, RBO-III, 34, Jawahar Lal Nehru Road, Sribriddhi Bhawan, 3<text:span text:style-name="T4">rd</text:span><text:s/>Floor, Kolkata – 700071</text:p>
          </table:table-cell>
          <table:covered-table-cell table:number-columns-repeated="2"/>
          <table:table-cell office:value-type="string" table:number-columns-spanned="1" table:number-rows-spanned="44" table:style-name="ce35">
            <text:p>033-22883711</text:p>
          </table:table-cell>
          <table:table-cell office:value-type="float" office:value="14864" table:style-name="ce15">
            <text:p>14864</text:p>
          </table:table-cell>
          <table:table-cell office:value-type="string" table:style-name="ce16">
            <text:p>Burra bazar</text:p>
          </table:table-cell>
          <table:table-cell office:value-type="float" office:value="50" table:style-name="ce16">
            <text:p>50</text:p>
          </table:table-cell>
          <table:table-cell office:value-type="string" table:style-name="ce16">
            <text:p>The Branch Manager,State Bank of India 195 MG Road</text:p>
          </table:table-cell>
          <table:table-cell office:value-type="string" table:style-name="ce16">
            <text:p>Kol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7" table:style-name="ce16">
            <text:p>700007</text:p>
          </table:table-cell>
          <table:table-cell office:value-type="string" table:style-name="ce17">
            <text:p>sbi.00050@sbi.co.in</text:p>
          </table:table-cell>
          <table:table-cell office:value-type="float" office:value="33" table:style-name="ce16">
            <text:p>33</text:p>
          </table:table-cell>
          <table:table-cell office:value-type="float" office:value="22694626" table:style-name="ce16">
            <text:p>2269462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Middleton Row</text:p>
          </table:table-cell>
          <table:table-cell office:value-type="float" office:value="1122" table:style-name="ce16">
            <text:p>1122</text:p>
          </table:table-cell>
          <table:table-cell office:value-type="string" table:style-name="ce16">
            <text:p>The Branch Manager,State Bank of India,10, Middleton Row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71" table:style-name="ce16">
            <text:p>700071</text:p>
          </table:table-cell>
          <table:table-cell office:value-type="string" table:style-name="ce17">
            <text:p>Sbi.01122@sbi.co.in</text:p>
          </table:table-cell>
          <table:table-cell office:value-type="float" office:value="33" table:style-name="ce16">
            <text:p>33</text:p>
          </table:table-cell>
          <table:table-cell office:value-type="float" office:value="22654337" table:style-name="ce16">
            <text:p>2265433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India Exg Place</text:p>
          </table:table-cell>
          <table:table-cell office:value-type="float" office:value="1139" table:style-name="ce16">
            <text:p>1139</text:p>
          </table:table-cell>
          <table:table-cell office:value-type="string" table:style-name="ce16">
            <text:p>The Branch Manager,State Bank of India,P15 India Exchange</text:p>
          </table:table-cell>
          <table:table-cell office:value-type="string" table:style-name="ce16">
            <text:p>Place Todi Mansio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73" table:style-name="ce16">
            <text:p>700073</text:p>
          </table:table-cell>
          <table:table-cell office:value-type="string" table:style-name="ce17">
            <text:p>Sbi.01139@sbi.co.in</text:p>
          </table:table-cell>
          <table:table-cell office:value-type="float" office:value="33" table:style-name="ce16">
            <text:p>33</text:p>
          </table:table-cell>
          <table:table-cell office:value-type="float" office:value="22376585" table:style-name="ce16">
            <text:p>2237658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CIT Road</text:p>
          </table:table-cell>
          <table:table-cell office:value-type="float" office:value="1140" table:style-name="ce16">
            <text:p>1140</text:p>
          </table:table-cell>
          <table:table-cell office:value-type="string" table:style-name="ce16">
            <text:p>The Branch Manager,State Bank of India,P35 CIT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4" table:style-name="ce16">
            <text:p>700014</text:p>
          </table:table-cell>
          <table:table-cell office:value-type="string" table:style-name="ce17">
            <text:p>Sbi.01140@sbi.co.in</text:p>
          </table:table-cell>
          <table:table-cell office:value-type="float" office:value="33" table:style-name="ce16">
            <text:p>33</text:p>
          </table:table-cell>
          <table:table-cell office:value-type="float" office:value="22652456" table:style-name="ce16">
            <text:p>2265245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BiplabiRBBasuRd</text:p>
          </table:table-cell>
          <table:table-cell office:value-type="float" office:value="1218" table:style-name="ce16">
            <text:p>1218</text:p>
          </table:table-cell>
          <table:table-cell office:value-type="string" table:style-name="ce16">
            <text:p>The Branch Manager,State Bank of India 10 <text:s/>Biplabi RBB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1" table:style-name="ce16">
            <text:p>700001</text:p>
          </table:table-cell>
          <table:table-cell office:value-type="string" table:style-name="ce17">
            <text:p>sbi.01218@sbi.co.in</text:p>
          </table:table-cell>
          <table:table-cell office:value-type="float" office:value="33" table:style-name="ce16">
            <text:p>33</text:p>
          </table:table-cell>
          <table:table-cell office:value-type="float" office:value="22305575" table:style-name="ce16">
            <text:p>2230557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Alambazar</text:p>
          </table:table-cell>
          <table:table-cell office:value-type="float" office:value="1356" table:style-name="ce16">
            <text:p>1356</text:p>
          </table:table-cell>
          <table:table-cell office:value-type="string" table:style-name="ce16">
            <text:p>The Branch Manager,State Bank of India 52/2 Surya Sen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Alambazar</text:p>
          </table:table-cell>
          <table:table-cell office:value-type="string" table:style-name="ce16">
            <text:p>WB</text:p>
          </table:table-cell>
          <table:table-cell office:value-type="float" office:value="700035" table:style-name="ce16">
            <text:p>700035</text:p>
          </table:table-cell>
          <table:table-cell office:value-type="string" table:style-name="ce17">
            <text:p>sbi.01356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70392" table:style-name="ce16">
            <text:p>2577039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Dalhousie Square</text:p>
          </table:table-cell>
          <table:table-cell office:value-type="float" office:value="1401" table:style-name="ce16">
            <text:p>1401</text:p>
          </table:table-cell>
          <table:table-cell office:value-type="string" table:style-name="ce16">
            <text:p>The Branch Manager,State Bank of India,2 BBD Bag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1" table:style-name="ce16">
            <text:p>700001</text:p>
          </table:table-cell>
          <table:table-cell office:value-type="string" table:style-name="ce17">
            <text:p>Sbi.01401@sbi.co.in</text:p>
          </table:table-cell>
          <table:table-cell office:value-type="float" office:value="33" table:style-name="ce16">
            <text:p>33</text:p>
          </table:table-cell>
          <table:table-cell office:value-type="float" office:value="22484282" table:style-name="ce16">
            <text:p>2248428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Chandni chowk</text:p>
          </table:table-cell>
          <table:table-cell office:value-type="float" office:value="1650" table:style-name="ce16">
            <text:p>1650</text:p>
          </table:table-cell>
          <table:table-cell office:value-type="string" table:style-name="ce16">
            <text:p>The Branch Manager,The Branch Manager,State Bank of India 27A Lenini Saran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3" table:style-name="ce16">
            <text:p>700013</text:p>
          </table:table-cell>
          <table:table-cell office:value-type="string" table:style-name="ce17">
            <text:p>sbi.01650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Wellesley park</text:p>
          </table:table-cell>
          <table:table-cell office:value-type="float" office:value="1723" table:style-name="ce16">
            <text:p>1723</text:p>
          </table:table-cell>
          <table:table-cell office:value-type="string" table:style-name="ce16">
            <text:p>The Branch Manager,State Bank of India 1 Haji Md Mohsin Squar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6" table:style-name="ce16">
            <text:p>700016</text:p>
          </table:table-cell>
          <table:table-cell office:value-type="string" table:style-name="ce17">
            <text:p>sbi.01723@sbi.co.in</text:p>
          </table:table-cell>
          <table:table-cell office:value-type="float" office:value="33" table:style-name="ce16">
            <text:p>33</text:p>
          </table:table-cell>
          <table:table-cell office:value-type="float" office:value="22658914" table:style-name="ce16">
            <text:p>2265891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Bagri market</text:p>
          </table:table-cell>
          <table:table-cell office:value-type="float" office:value="1748" table:style-name="ce16">
            <text:p>1748</text:p>
          </table:table-cell>
          <table:table-cell office:value-type="string" table:style-name="ce16">
            <text:p>The Branch Manager,State Bank of India 23 Braborn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1" table:style-name="ce16">
            <text:p>700001</text:p>
          </table:table-cell>
          <table:table-cell office:value-type="string" table:style-name="ce17">
            <text:p>sbi.01748@sbi.co.in</text:p>
          </table:table-cell>
          <table:table-cell office:value-type="float" office:value="33" table:style-name="ce16">
            <text:p>33</text:p>
          </table:table-cell>
          <table:table-cell office:value-type="float" office:value="22311771" table:style-name="ce16">
            <text:p>2231177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Elliot Rd.</text:p>
          </table:table-cell>
          <table:table-cell office:value-type="float" office:value="1792" table:style-name="ce16">
            <text:p>1792</text:p>
          </table:table-cell>
          <table:table-cell office:value-type="string" table:style-name="ce16">
            <text:p>The Branch Manager,State Bank of India 54, Rafi Ahmed Kidwa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6" table:style-name="ce16">
            <text:p>700016</text:p>
          </table:table-cell>
          <table:table-cell office:value-type="string" table:style-name="ce17">
            <text:p>sbi.01792@sbi.co.in</text:p>
          </table:table-cell>
          <table:table-cell office:value-type="float" office:value="33" table:style-name="ce16">
            <text:p>33</text:p>
          </table:table-cell>
          <table:table-cell office:value-type="float" office:value="22294762" table:style-name="ce16">
            <text:p>2229476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Entally</text:p>
          </table:table-cell>
          <table:table-cell office:value-type="float" office:value="1830" table:style-name="ce16">
            <text:p>1830</text:p>
          </table:table-cell>
          <table:table-cell office:value-type="string" table:style-name="ce16">
            <text:p>The Branch Manager,State Bank of India 34 Girish Ch Bos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4" table:style-name="ce16">
            <text:p>700014</text:p>
          </table:table-cell>
          <table:table-cell office:value-type="string" table:style-name="ce17">
            <text:p>sbi.01830@sbi.co.in</text:p>
          </table:table-cell>
          <table:table-cell office:value-type="float" office:value="33" table:style-name="ce16">
            <text:p>33</text:p>
          </table:table-cell>
          <table:table-cell office:value-type="float" office:value="22168368" table:style-name="ce16">
            <text:p>2216836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Kolkata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The Branch Manager,State Bank of India,Block C, 1, Strand Road, Kolkata 700001</text:p>
          </table:table-cell>
          <table:table-cell table:number-columns-repeated="3" table:style-name="ce16"/>
          <table:table-cell office:value-type="float" office:value="700001" table:style-name="ce8">
            <text:p>700001</text:p>
          </table:table-cell>
          <table:table-cell office:value-type="string" table:style-name="ce13">
            <text:p>sbi.00001@sbi.co.in</text:p>
          </table:table-cell>
          <table:table-cell office:value-type="float" office:value="33" table:style-name="ce8">
            <text:p>33</text:p>
          </table:table-cell>
          <table:table-cell office:value-type="float" office:value="22435604" table:style-name="ce8">
            <text:p>2243560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Esplanade</text:p>
          </table:table-cell>
          <table:table-cell office:value-type="float" office:value="1971" table:style-name="ce16">
            <text:p>1971</text:p>
          </table:table-cell>
          <table:table-cell office:value-type="string" table:style-name="ce16">
            <text:p>The Branch Manager,State Bank of India 9B, Sidhu Kanhu Dahar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69" table:style-name="ce16">
            <text:p>700069</text:p>
          </table:table-cell>
          <table:table-cell office:value-type="string" table:style-name="ce17">
            <text:p>sbi.01971@sbi.co.in</text:p>
          </table:table-cell>
          <table:table-cell office:value-type="float" office:value="33" table:style-name="ce16">
            <text:p>33</text:p>
          </table:table-cell>
          <table:table-cell office:value-type="float" office:value="22308670" table:style-name="ce16">
            <text:p>2230867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La Martinere</text:p>
          </table:table-cell>
          <table:table-cell office:value-type="float" office:value="3681" table:style-name="ce16">
            <text:p>3681</text:p>
          </table:table-cell>
          <table:table-cell office:value-type="string" table:style-name="ce16">
            <text:p>The Branch Manager,State Bank of India,11 Loudon Stree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7" table:style-name="ce16">
            <text:p>700017</text:p>
          </table:table-cell>
          <table:table-cell office:value-type="string" table:style-name="ce17">
            <text:p>Sbi.03681@sbi.co.in</text:p>
          </table:table-cell>
          <table:table-cell office:value-type="float" office:value="33" table:style-name="ce16">
            <text:p>33</text:p>
          </table:table-cell>
          <table:table-cell office:value-type="float" office:value="22871456" table:style-name="ce16">
            <text:p>2287145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Tangra</text:p>
          </table:table-cell>
          <table:table-cell office:value-type="float" office:value="3737" table:style-name="ce16">
            <text:p>3737</text:p>
          </table:table-cell>
          <table:table-cell office:value-type="string" table:style-name="ce16">
            <text:p>The Branch Manager,State Bank of India,4/1A RNC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5" table:style-name="ce16">
            <text:p>700015</text:p>
          </table:table-cell>
          <table:table-cell office:value-type="string" table:style-name="ce17">
            <text:p>sbi.03737@sbi.co.in</text:p>
          </table:table-cell>
          <table:table-cell office:value-type="float" office:value="33" table:style-name="ce16">
            <text:p>33</text:p>
          </table:table-cell>
          <table:table-cell office:value-type="float" office:value="23293349" table:style-name="ce16">
            <text:p>2329334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Jeevan Deep</text:p>
          </table:table-cell>
          <table:table-cell office:value-type="float" office:value="3762" table:style-name="ce16">
            <text:p>3762</text:p>
          </table:table-cell>
          <table:table-cell office:value-type="string" table:style-name="ce16">
            <text:p>The Branch Manager,State Bank of India,1 Middleton Stree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71" table:style-name="ce16">
            <text:p>700071</text:p>
          </table:table-cell>
          <table:table-cell office:value-type="string" table:style-name="ce17">
            <text:p>Sbi.03762@sbi.co.in</text:p>
          </table:table-cell>
          <table:table-cell office:value-type="float" office:value="33" table:style-name="ce16">
            <text:p>33</text:p>
          </table:table-cell>
          <table:table-cell office:value-type="float" office:value="22817932" table:style-name="ce16">
            <text:p>228179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New market</text:p>
          </table:table-cell>
          <table:table-cell office:value-type="float" office:value="4662" table:style-name="ce16">
            <text:p>4662</text:p>
          </table:table-cell>
          <table:table-cell office:value-type="string" table:style-name="ce16">
            <text:p>The Branch Manager,State Bank of India,13 SN Banerjee Road</text:p>
          </table:table-cell>
          <table:table-cell table:style-name="ce16"/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3" table:style-name="ce16">
            <text:p>700013</text:p>
          </table:table-cell>
          <table:table-cell office:value-type="string" table:style-name="ce17">
            <text:p>sbi.04662@sbi.co.in</text:p>
          </table:table-cell>
          <table:table-cell office:value-type="float" office:value="33" table:style-name="ce16">
            <text:p>33</text:p>
          </table:table-cell>
          <table:table-cell office:value-type="float" office:value="22655884" table:style-name="ce16">
            <text:p>2265588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Taltala</text:p>
          </table:table-cell>
          <table:table-cell office:value-type="float" office:value="4771" table:style-name="ce16">
            <text:p>4771</text:p>
          </table:table-cell>
          <table:table-cell office:value-type="string" table:style-name="ce16">
            <text:p>The Branch Manager,State Bank of India,3 Wavely Lan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3" table:style-name="ce16">
            <text:p>700013</text:p>
          </table:table-cell>
          <table:table-cell office:value-type="string" table:style-name="ce17">
            <text:p>sbi.04771@sbi.co.in</text:p>
          </table:table-cell>
          <table:table-cell office:value-type="float" office:value="33" table:style-name="ce16">
            <text:p>33</text:p>
          </table:table-cell>
          <table:table-cell office:value-type="float" office:value="22272573" table:style-name="ce16">
            <text:p>2227257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BiplabiAnukulCH</text:p>
          </table:table-cell>
          <table:table-cell office:value-type="float" office:value="5583" table:style-name="ce16">
            <text:p>5583</text:p>
          </table:table-cell>
          <table:table-cell office:value-type="string" table:style-name="ce16">
            <text:p>The Branch Manager,State Bank of India,29, Ganesh Ch 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3" table:style-name="ce16">
            <text:p>700013</text:p>
          </table:table-cell>
          <table:table-cell office:value-type="string" table:style-name="ce17">
            <text:p>sbi.05583@sbi.co.in</text:p>
          </table:table-cell>
          <table:table-cell office:value-type="float" office:value="33" table:style-name="ce16">
            <text:p>33</text:p>
          </table:table-cell>
          <table:table-cell office:value-type="float" office:value="22314951" table:style-name="ce16">
            <text:p>2231495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Muchipara(Kol)</text:p>
          </table:table-cell>
          <table:table-cell office:value-type="float" office:value="6145" table:style-name="ce16">
            <text:p>6145</text:p>
          </table:table-cell>
          <table:table-cell office:value-type="string" table:style-name="ce16">
            <text:p>The Branch Manager,State Bank of India,123A AJC Bos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4" table:style-name="ce16">
            <text:p>700014</text:p>
          </table:table-cell>
          <table:table-cell office:value-type="string" table:style-name="ce17">
            <text:p>sbi.06145@sbi.co.in</text:p>
          </table:table-cell>
          <table:table-cell office:value-type="float" office:value="33" table:style-name="ce16">
            <text:p>33</text:p>
          </table:table-cell>
          <table:table-cell office:value-type="float" office:value="22276111" table:style-name="ce16">
            <text:p>222761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ST bldg munshib</text:p>
          </table:table-cell>
          <table:table-cell office:value-type="float" office:value="6771" table:style-name="ce16">
            <text:p>6771</text:p>
          </table:table-cell>
          <table:table-cell office:value-type="string" table:style-name="ce16">
            <text:p>The Branch Manager,State Bank of India,14 Beliagh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5" table:style-name="ce16">
            <text:p>700015</text:p>
          </table:table-cell>
          <table:table-cell office:value-type="string" table:style-name="ce17">
            <text:p>sbi.06771@sbi.co.in</text:p>
          </table:table-cell>
          <table:table-cell office:value-type="float" office:value="33" table:style-name="ce16">
            <text:p>33</text:p>
          </table:table-cell>
          <table:table-cell office:value-type="float" office:value="22510878" table:style-name="ce16">
            <text:p>2251087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BB ganguly st</text:p>
          </table:table-cell>
          <table:table-cell office:value-type="float" office:value="6788" table:style-name="ce16">
            <text:p>6788</text:p>
          </table:table-cell>
          <table:table-cell office:value-type="string" table:style-name="ce16">
            <text:p>The Branch Manager,State Bank of India,1 Gunadhar Babu Lan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2" table:style-name="ce16">
            <text:p>700012</text:p>
          </table:table-cell>
          <table:table-cell office:value-type="string" table:style-name="ce17">
            <text:p>sbi.06788@sbi.co.in</text:p>
          </table:table-cell>
          <table:table-cell office:value-type="float" office:value="33" table:style-name="ce16">
            <text:p>33</text:p>
          </table:table-cell>
          <table:table-cell office:value-type="float" office:value="22361614" table:style-name="ce16">
            <text:p>2236161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Colootala stree</text:p>
          </table:table-cell>
          <table:table-cell office:value-type="float" office:value="8209" table:style-name="ce16">
            <text:p>8209</text:p>
          </table:table-cell>
          <table:table-cell office:value-type="string" table:style-name="ce16">
            <text:p>The Branch Manager,State Bank of India,66A Colootola S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73" table:style-name="ce16">
            <text:p>700073</text:p>
          </table:table-cell>
          <table:table-cell office:value-type="string" table:style-name="ce17">
            <text:p>sbi.08209@sbi.co.in</text:p>
          </table:table-cell>
          <table:table-cell office:value-type="float" office:value="33" table:style-name="ce16">
            <text:p>33</text:p>
          </table:table-cell>
          <table:table-cell office:value-type="float" office:value="22353568" table:style-name="ce16">
            <text:p>2235356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Moulali</text:p>
          </table:table-cell>
          <table:table-cell office:value-type="float" office:value="8210" table:style-name="ce16">
            <text:p>8210</text:p>
          </table:table-cell>
          <table:table-cell office:value-type="string" table:style-name="ce16">
            <text:p>The Branch Manager,State Bank of India,2A, Suresh Sarkar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4" table:style-name="ce16">
            <text:p>700014</text:p>
          </table:table-cell>
          <table:table-cell office:value-type="string" table:style-name="ce17">
            <text:p>sbi.08210@sbi.co.in</text:p>
          </table:table-cell>
          <table:table-cell office:value-type="float" office:value="33" table:style-name="ce16">
            <text:p>33</text:p>
          </table:table-cell>
          <table:table-cell office:value-type="float" office:value="22654833" table:style-name="ce16">
            <text:p>2265483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Pottery Rd.</text:p>
          </table:table-cell>
          <table:table-cell office:value-type="float" office:value="8439" table:style-name="ce16">
            <text:p>8439</text:p>
          </table:table-cell>
          <table:table-cell office:value-type="string" table:style-name="ce16">
            <text:p>The Branch Manager,State Bank of India,35/C Krishtopher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46" table:style-name="ce16">
            <text:p>700046</text:p>
          </table:table-cell>
          <table:table-cell office:value-type="string" table:style-name="ce17">
            <text:p>sbi.08439@sbi.co.in</text:p>
          </table:table-cell>
          <table:table-cell office:value-type="float" office:value="33" table:style-name="ce16">
            <text:p>33</text:p>
          </table:table-cell>
          <table:table-cell office:value-type="float" office:value="23293556" table:style-name="ce16">
            <text:p>2329355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Ezra street</text:p>
          </table:table-cell>
          <table:table-cell office:value-type="float" office:value="8600" table:style-name="ce16">
            <text:p>8600</text:p>
          </table:table-cell>
          <table:table-cell office:value-type="string" table:style-name="ce16">
            <text:p>The Branch Manager,State Bank of India,40 Ezra Stree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1" table:style-name="ce16">
            <text:p>700001</text:p>
          </table:table-cell>
          <table:table-cell office:value-type="string" table:style-name="ce17">
            <text:p>sbi.08600@sbi.co.in</text:p>
          </table:table-cell>
          <table:table-cell office:value-type="float" office:value="33" table:style-name="ce16">
            <text:p>33</text:p>
          </table:table-cell>
          <table:table-cell office:value-type="float" office:value="22353986" table:style-name="ce16">
            <text:p>2235398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Tangra panchana</text:p>
          </table:table-cell>
          <table:table-cell office:value-type="float" office:value="8761" table:style-name="ce16">
            <text:p>8761</text:p>
          </table:table-cell>
          <table:table-cell office:value-type="string" table:style-name="ce16">
            <text:p>State Bank of India,4A Pagladanga Ist Lan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5" table:style-name="ce16">
            <text:p>700015</text:p>
          </table:table-cell>
          <table:table-cell office:value-type="string" table:style-name="ce17">
            <text:p>sbi.08761@sbi.co.in</text:p>
          </table:table-cell>
          <table:table-cell office:value-type="float" office:value="33" table:style-name="ce16">
            <text:p>33</text:p>
          </table:table-cell>
          <table:table-cell office:value-type="float" office:value="23280021" table:style-name="ce16">
            <text:p>2328002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IT bldg(beniapu</text:p>
          </table:table-cell>
          <table:table-cell office:value-type="float" office:value="8762" table:style-name="ce16">
            <text:p>8762</text:p>
          </table:table-cell>
          <table:table-cell office:value-type="string" table:style-name="ce16">
            <text:p>The Branch Manager,State Bank of India,76 AJC Bos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4" table:style-name="ce16">
            <text:p>700014</text:p>
          </table:table-cell>
          <table:table-cell office:value-type="string" table:style-name="ce17">
            <text:p>sbi.08762@sbi.co.in</text:p>
          </table:table-cell>
          <table:table-cell office:value-type="float" office:value="33" table:style-name="ce16">
            <text:p>33</text:p>
          </table:table-cell>
          <table:table-cell office:value-type="float" office:value="22650819" table:style-name="ce16">
            <text:p>2265081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5">
            <text:p>14876</text:p>
          </table:table-cell>
          <table:table-cell office:value-type="string" table:style-name="ce16">
            <text:p>SPL CURRENCY AD</text:p>
          </table:table-cell>
          <table:table-cell office:value-type="float" office:value="14821" table:style-name="ce16">
            <text:p>14821</text:p>
          </table:table-cell>
          <table:table-cell office:value-type="string" table:style-name="ce16">
            <text:p>The Branch Manager,State Bank of India,39 JL Neheru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14821@sbi.co.in</text:p>
          </table:table-cell>
          <table:table-cell office:value-type="float" office:value="33" table:style-name="ce16">
            <text:p>33</text:p>
          </table:table-cell>
          <table:table-cell office:value-type="float" office:value="22627136" table:style-name="ce16">
            <text:p>2262713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Lenin Sarani</text:p>
          </table:table-cell>
          <table:table-cell office:value-type="float" office:value="16625" table:style-name="ce16">
            <text:p>16625</text:p>
          </table:table-cell>
          <table:table-cell office:value-type="string" table:style-name="ce16">
            <text:p>The Branch Manager,State Bank of India,62 Lenin Saran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3" table:style-name="ce16">
            <text:p>700013</text:p>
          </table:table-cell>
          <table:table-cell office:value-type="string" table:style-name="ce17">
            <text:p>sbi.16625@sbi.co.in</text:p>
          </table:table-cell>
          <table:table-cell office:value-type="float" office:value="33" table:style-name="ce16">
            <text:p>33</text:p>
          </table:table-cell>
          <table:table-cell office:value-type="float" office:value="22650966" table:style-name="ce16">
            <text:p>2265096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LADIES PARK</text:p>
          </table:table-cell>
          <table:table-cell office:value-type="float" office:value="16632" table:style-name="ce16">
            <text:p>16632</text:p>
          </table:table-cell>
          <table:table-cell office:value-type="string" table:style-name="ce16">
            <text:p>The Branch Manager,State Bank of India,27/1B Rameshar Shaw R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4" table:style-name="ce16">
            <text:p>700014</text:p>
          </table:table-cell>
          <table:table-cell office:value-type="string" table:style-name="ce17">
            <text:p>sbi.16632@sbi.co.in</text:p>
          </table:table-cell>
          <table:table-cell office:value-type="float" office:value="33" table:style-name="ce16">
            <text:p>33</text:p>
          </table:table-cell>
          <table:table-cell office:value-type="float" office:value="22890156" table:style-name="ce16">
            <text:p>2289015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3" table:style-name="ce15">
            <text:p>14863</text:p>
          </table:table-cell>
          <table:table-cell office:value-type="string" table:style-name="ce16">
            <text:p>CAMAC STREET</text:p>
          </table:table-cell>
          <table:table-cell office:value-type="float" office:value="17362" table:style-name="ce16">
            <text:p>17362</text:p>
          </table:table-cell>
          <table:table-cell office:value-type="string" table:style-name="ce16">
            <text:p>The Branch Manager,State Bank of India,16 A Shakespeare Saran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71" table:style-name="ce16">
            <text:p>700071</text:p>
          </table:table-cell>
          <table:table-cell office:value-type="string" table:style-name="ce17">
            <text:p>sbi.17362@sbi.co.in</text:p>
          </table:table-cell>
          <table:table-cell office:value-type="float" office:value="33" table:style-name="ce16">
            <text:p>33</text:p>
          </table:table-cell>
          <table:table-cell office:value-type="float" office:value="28223785" table:style-name="ce16">
            <text:p>2822378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Fairlie Place</text:p>
          </table:table-cell>
          <table:table-cell office:value-type="float" office:value="31004" table:style-name="ce16">
            <text:p>31004</text:p>
          </table:table-cell>
          <table:table-cell office:value-type="string" table:style-name="ce16">
            <text:p>The Branch Manager,State Bank of India, 14, Netaji Subhas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1" table:style-name="ce16">
            <text:p>700001</text:p>
          </table:table-cell>
          <table:table-cell office:value-type="string" table:style-name="ce17">
            <text:p>sbbj1004@sbi.co.in</text:p>
          </table:table-cell>
          <table:table-cell office:value-type="float" office:value="33" table:style-name="ce16">
            <text:p>33</text:p>
          </table:table-cell>
          <table:table-cell office:value-type="float" office:value="22301188" table:style-name="ce16">
            <text:p>22301188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Mirza Galib Street</text:p>
          </table:table-cell>
          <table:table-cell office:value-type="float" office:value="31604" table:style-name="ce16">
            <text:p>31604</text:p>
          </table:table-cell>
          <table:table-cell office:value-type="string" table:style-name="ce16">
            <text:p>The Branch Manager,State Bank of India,20 B Park S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6" table:style-name="ce16">
            <text:p>700016</text:p>
          </table:table-cell>
          <table:table-cell office:value-type="string" table:style-name="ce17">
            <text:p>sbbj10604@sbi.co.in</text:p>
          </table:table-cell>
          <table:table-cell office:value-type="float" office:value="33" table:style-name="ce16">
            <text:p>33</text:p>
          </table:table-cell>
          <table:table-cell office:value-type="float" office:value="22493310" table:style-name="ce16">
            <text:p>2249331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Brabourne Road, Kolkata</text:p>
          </table:table-cell>
          <table:table-cell office:value-type="float" office:value="20360" table:style-name="ce16">
            <text:p>20360</text:p>
          </table:table-cell>
          <table:table-cell office:value-type="string" table:style-name="ce16">
            <text:p>The Branch Manager,State Bank of India, 32A, Brabourn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1" table:style-name="ce16">
            <text:p>700001</text:p>
          </table:table-cell>
          <table:table-cell office:value-type="string" table:style-name="ce17">
            <text:p>burrabazar@sbi.co.in</text:p>
          </table:table-cell>
          <table:table-cell office:value-type="float" office:value="33" table:style-name="ce16">
            <text:p>33</text:p>
          </table:table-cell>
          <table:table-cell office:value-type="float" office:value="22355593" table:style-name="ce16">
            <text:p>22355593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Park Street, Kolkata</text:p>
          </table:table-cell>
          <table:table-cell office:value-type="float" office:value="20833" table:style-name="ce16">
            <text:p>20833</text:p>
          </table:table-cell>
          <table:table-cell office:value-type="string" table:style-name="ce16">
            <text:p>The Branch Manager,State Bank of India,Poddar Point 1<text:span text:style-name="T4">st</text:span><text:s/>Flr 113 Park S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6" table:style-name="ce16">
            <text:p>700016</text:p>
          </table:table-cell>
          <table:table-cell office:value-type="string" table:style-name="ce17">
            <text:p>parkstreet@sbi.co.in</text:p>
          </table:table-cell>
          <table:table-cell office:value-type="float" office:value="33" table:style-name="ce16">
            <text:p>33</text:p>
          </table:table-cell>
          <table:table-cell office:value-type="float" office:value="22298694" table:style-name="ce16">
            <text:p>2229869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Bentick Street</text:p>
          </table:table-cell>
          <table:table-cell office:value-type="float" office:value="40259" table:style-name="ce16">
            <text:p>40259</text:p>
          </table:table-cell>
          <table:table-cell office:value-type="string" table:style-name="ce16">
            <text:p>The Branch Manager,State Bank of India, 20 RN Mukherje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1" table:style-name="ce16">
            <text:p>700001</text:p>
          </table:table-cell>
          <table:table-cell office:value-type="string" table:style-name="ce17">
            <text:p>bentikstreet@sbi.co.in</text:p>
          </table:table-cell>
          <table:table-cell office:value-type="float" office:value="33" table:style-name="ce16">
            <text:p>33</text:p>
          </table:table-cell>
          <table:table-cell office:value-type="float" office:value="22420742" table:style-name="ce16">
            <text:p>22420742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Beniapukur</text:p>
          </table:table-cell>
          <table:table-cell office:value-type="float" office:value="40343" table:style-name="ce16">
            <text:p>40343</text:p>
          </table:table-cell>
          <table:table-cell office:value-type="string" table:style-name="ce16">
            <text:p>The Branch Manager,State Bank of India, 24A Parijat Shakespeare Saran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7" table:style-name="ce16">
            <text:p>700017</text:p>
          </table:table-cell>
          <table:table-cell office:value-type="string" table:style-name="ce17">
            <text:p>shakpearesarani@sbi.co.in</text:p>
          </table:table-cell>
          <table:table-cell office:value-type="float" office:value="33" table:style-name="ce16">
            <text:p>33</text:p>
          </table:table-cell>
          <table:table-cell office:value-type="float" office:value="22870830" table:style-name="ce16">
            <text:p>228708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Camac Street</text:p>
          </table:table-cell>
          <table:table-cell office:value-type="float" office:value="50271" table:style-name="ce16">
            <text:p>50271</text:p>
          </table:table-cell>
          <table:table-cell office:value-type="string" table:style-name="ce16">
            <text:p>The Branch Manager,State Bank of India,Shantiniketan Camac S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7" table:style-name="ce16">
            <text:p>700017</text:p>
          </table:table-cell>
          <table:table-cell office:value-type="string" table:style-name="ce17">
            <text:p>b5271@sbi.co.in</text:p>
          </table:table-cell>
          <table:table-cell office:value-type="float" office:value="33" table:style-name="ce16">
            <text:p>33</text:p>
          </table:table-cell>
          <table:table-cell office:value-type="float" office:value="22824431" table:style-name="ce16">
            <text:p>2282443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Ganesh Talkies</text:p>
          </table:table-cell>
          <table:table-cell office:value-type="float" office:value="50474" table:style-name="ce16">
            <text:p>50474</text:p>
          </table:table-cell>
          <table:table-cell office:value-type="string" table:style-name="ce16">
            <text:p>The Branch Manager,State Bank of India, 276, Rabindra Saran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7" table:style-name="ce16">
            <text:p>700007</text:p>
          </table:table-cell>
          <table:table-cell office:value-type="string" table:style-name="ce17">
            <text:p>b5474@sbi.co.in</text:p>
          </table:table-cell>
          <table:table-cell office:value-type="float" office:value="33" table:style-name="ce16">
            <text:p>33</text:p>
          </table:table-cell>
          <table:table-cell office:value-type="float" office:value="22183081" table:style-name="ce16">
            <text:p>22183081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Nizam Palace</text:p>
          </table:table-cell>
          <table:table-cell office:value-type="float" office:value="51487" table:style-name="ce16">
            <text:p>51487</text:p>
          </table:table-cell>
          <table:table-cell office:value-type="string" table:style-name="ce16">
            <text:p>The Branch Manager,State Bank of India, 234/4 AJC Bos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20" table:style-name="ce16">
            <text:p>700020</text:p>
          </table:table-cell>
          <table:table-cell office:value-type="string" table:style-name="ce17">
            <text:p>b51487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Mullick Bazar</text:p>
          </table:table-cell>
          <table:table-cell office:value-type="float" office:value="70248" table:style-name="ce16">
            <text:p>70248</text:p>
          </table:table-cell>
          <table:table-cell office:value-type="string" table:style-name="ce16">
            <text:p>The Branch Manager,State Bank of India, 44, Park S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6" table:style-name="ce16">
            <text:p>700016</text:p>
          </table:table-cell>
          <table:table-cell office:value-type="string" table:style-name="ce17">
            <text:p>parstreet-calcutta@sbi.co.in</text:p>
          </table:table-cell>
          <table:table-cell office:value-type="float" office:value="33" table:style-name="ce16">
            <text:p>33</text:p>
          </table:table-cell>
          <table:table-cell office:value-type="float" office:value="22834186" table:style-name="ce16">
            <text:p>22834186</text:p>
          </table:table-cell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Brabourne Road</text:p>
          </table:table-cell>
          <table:table-cell office:value-type="float" office:value="30146" table:style-name="ce16">
            <text:p>30146</text:p>
          </table:table-cell>
          <table:table-cell office:value-type="string" table:style-name="ce16">
            <text:p>The Branch Manager,State Bank of India,9, Braborne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01" table:style-name="ce16">
            <text:p>700001</text:p>
          </table:table-cell>
          <table:table-cell office:value-type="string" table:style-name="ce17">
            <text:p>sbi.30146@sbi.co.in</text:p>
          </table:table-cell>
          <table:table-cell office:value-type="float" office:value="33" table:style-name="ce16">
            <text:p>33</text:p>
          </table:table-cell>
          <table:table-cell office:value-type="float" office:value="22103209" table:style-name="ce16">
            <text:p>2210320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table-cell office:value-type="string" table:number-columns-spanned="3" table:number-rows-spanned="51" table:style-name="ce36">
            <text:p>Regional Manager, State Bank of India, RBO-IV-Kolkata, 1/16, VIP Road, Kolkata 700054</text:p>
          </table:table-cell>
          <table:covered-table-cell table:number-columns-repeated="2"/>
          <table:table-cell office:value-type="string" table:number-columns-spanned="1" table:number-rows-spanned="51" table:style-name="ce34">
            <text:p>033-23550625</text:p>
          </table:table-cell>
          <table:table-cell office:value-type="float" office:value="14873" table:style-name="ce15">
            <text:p>14873</text:p>
          </table:table-cell>
          <table:table-cell office:value-type="string" table:style-name="ce16">
            <text:p>Lake Town</text:p>
          </table:table-cell>
          <table:table-cell office:value-type="float" office:value="1506" table:style-name="ce16">
            <text:p>1506</text:p>
          </table:table-cell>
          <table:table-cell office:value-type="string" table:style-name="ce16">
            <text:p>The Branch Manager,State Bank of India,P/871, Block A</text:p>
          </table:table-cell>
          <table:table-cell office:value-type="string" table:style-name="ce16">
            <text:p>Lake Tow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89" table:style-name="ce16">
            <text:p>700089</text:p>
          </table:table-cell>
          <table:table-cell office:value-type="string" table:style-name="ce17">
            <text:p>Sbi.01506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43345" table:style-name="ce16">
            <text:p>2534334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Beliaghata</text:p>
          </table:table-cell>
          <table:table-cell office:value-type="float" office:value="1798" table:style-name="ce16">
            <text:p>1798</text:p>
          </table:table-cell>
          <table:table-cell office:value-type="string" table:style-name="ce16">
            <text:p>The Branch Manager,State Bank of India Beliaghata Main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0" table:style-name="ce16">
            <text:p>700010</text:p>
          </table:table-cell>
          <table:table-cell office:value-type="string" table:style-name="ce17">
            <text:p>sbi.01798@sbi.co.in</text:p>
          </table:table-cell>
          <table:table-cell office:value-type="float" office:value="33" table:style-name="ce16">
            <text:p>33</text:p>
          </table:table-cell>
          <table:table-cell office:value-type="float" office:value="23706382" table:style-name="ce16">
            <text:p>2370638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Ultadanga</text:p>
          </table:table-cell>
          <table:table-cell office:value-type="float" office:value="1831" table:style-name="ce16">
            <text:p>1831</text:p>
          </table:table-cell>
          <table:table-cell office:value-type="string" table:style-name="ce16">
            <text:p>The Branch Manager,State Bank of India P-185 CIT Scheme VII M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4" table:style-name="ce16">
            <text:p>700054</text:p>
          </table:table-cell>
          <table:table-cell office:value-type="string" table:style-name="ce17">
            <text:p>sbi.01831@sbi.co.in</text:p>
          </table:table-cell>
          <table:table-cell office:value-type="float" office:value="33" table:style-name="ce16">
            <text:p>33</text:p>
          </table:table-cell>
          <table:table-cell office:value-type="float" office:value="23557689" table:style-name="ce16">
            <text:p>2355768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Joramandir</text:p>
          </table:table-cell>
          <table:table-cell office:value-type="float" office:value="3868" table:style-name="ce16">
            <text:p>3868</text:p>
          </table:table-cell>
          <table:table-cell office:value-type="string" table:style-name="ce16">
            <text:p>The Branch Manager,State Bank of India,P 44 CIT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0" table:style-name="ce16">
            <text:p>700010</text:p>
          </table:table-cell>
          <table:table-cell office:value-type="string" table:style-name="ce17">
            <text:p>sbi.03868@sbi.co.in</text:p>
          </table:table-cell>
          <table:table-cell office:value-type="float" office:value="33" table:style-name="ce16">
            <text:p>33</text:p>
          </table:table-cell>
          <table:table-cell office:value-type="float" office:value="23707990" table:style-name="ce16">
            <text:p>2370799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Saltlake S P S</text:p>
          </table:table-cell>
          <table:table-cell office:value-type="float" office:value="4204" table:style-name="ce16">
            <text:p>4204</text:p>
          </table:table-cell>
          <table:table-cell office:value-type="string" table:style-name="ce16">
            <text:p>The Branch Manager,State Bank of India,HA-291 Sector-III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97" table:style-name="ce16">
            <text:p>700097</text:p>
          </table:table-cell>
          <table:table-cell office:value-type="string" table:style-name="ce17">
            <text:p>sbi.04204@sbi.co.in</text:p>
          </table:table-cell>
          <table:table-cell office:value-type="float" office:value="33" table:style-name="ce16">
            <text:p>33</text:p>
          </table:table-cell>
          <table:table-cell office:value-type="float" office:value="23593985" table:style-name="ce16">
            <text:p>2359398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SME Salt Lake</text:p>
          </table:table-cell>
          <table:table-cell office:value-type="float" office:value="4289" table:style-name="ce16">
            <text:p>4289</text:p>
          </table:table-cell>
          <table:table-cell office:value-type="string" table:style-name="ce16">
            <text:p>The Branch Manager,State Bank of India,Plot-X-1//8/1 Block</text:p>
          </table:table-cell>
          <table:table-cell office:value-type="string" table:style-name="ce16">
            <text:p>EP Sec -5 Salt Lk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91" table:style-name="ce16">
            <text:p>700091</text:p>
          </table:table-cell>
          <table:table-cell office:value-type="string" table:style-name="ce17">
            <text:p>Sbi.04289@sbi.co.in</text:p>
          </table:table-cell>
          <table:table-cell office:value-type="float" office:value="33" table:style-name="ce16">
            <text:p>33</text:p>
          </table:table-cell>
          <table:table-cell office:value-type="float" office:value="23575666" table:style-name="ce16">
            <text:p>2357566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New Town Rajarh</text:p>
          </table:table-cell>
          <table:table-cell office:value-type="float" office:value="5112" table:style-name="ce16">
            <text:p>5112</text:p>
          </table:table-cell>
          <table:table-cell office:value-type="string" table:style-name="ce16">
            <text:p>The Branch Manager,State Bank of India,Aahirini Neighborhood</text:p>
          </table:table-cell>
          <table:table-cell office:value-type="string" table:style-name="ce16">
            <text:p>Complex AA Z 3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56" table:style-name="ce16">
            <text:p>700156</text:p>
          </table:table-cell>
          <table:table-cell office:value-type="string" table:style-name="ce17">
            <text:p>sbi.05112@sbi.co.in</text:p>
          </table:table-cell>
          <table:table-cell office:value-type="float" office:value="33" table:style-name="ce16">
            <text:p>33</text:p>
          </table:table-cell>
          <table:table-cell office:value-type="float" office:value="27602244" table:style-name="ce16">
            <text:p>2760224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Lauhati</text:p>
          </table:table-cell>
          <table:table-cell office:value-type="float" office:value="6208" table:style-name="ce16">
            <text:p>6208</text:p>
          </table:table-cell>
          <table:table-cell office:value-type="string" table:style-name="ce16">
            <text:p>The Branch Manager,State Bank of India,PO Chandpur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Lauhati</text:p>
          </table:table-cell>
          <table:table-cell office:value-type="string" table:style-name="ce16">
            <text:p>WB</text:p>
          </table:table-cell>
          <table:table-cell office:value-type="float" office:value="743510" table:style-name="ce16">
            <text:p>743510</text:p>
          </table:table-cell>
          <table:table-cell office:value-type="string" table:style-name="ce17">
            <text:p>sbi.06208@sbi.co.in</text:p>
          </table:table-cell>
          <table:table-cell office:value-type="float" office:value="3216" table:style-name="ce16">
            <text:p>3216</text:p>
          </table:table-cell>
          <table:table-cell office:value-type="float" office:value="272248" table:style-name="ce16">
            <text:p>27224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Ae Mkt Salt Lak</text:p>
          </table:table-cell>
          <table:table-cell office:value-type="float" office:value="6794" table:style-name="ce16">
            <text:p>6794</text:p>
          </table:table-cell>
          <table:table-cell office:value-type="string" table:style-name="ce16">
            <text:p>The Branch Manager,State Bank of India,AE Market Salt Lak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Salt Lake</text:p>
          </table:table-cell>
          <table:table-cell office:value-type="string" table:style-name="ce16">
            <text:p>WB</text:p>
          </table:table-cell>
          <table:table-cell office:value-type="float" office:value="700064" table:style-name="ce16">
            <text:p>700064</text:p>
          </table:table-cell>
          <table:table-cell office:value-type="string" table:style-name="ce17">
            <text:p>sbi.06794@sbi.co.in</text:p>
          </table:table-cell>
          <table:table-cell office:value-type="float" office:value="33" table:style-name="ce16">
            <text:p>33</text:p>
          </table:table-cell>
          <table:table-cell office:value-type="float" office:value="23588576" table:style-name="ce16">
            <text:p>2358857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Kalindi Housing</text:p>
          </table:table-cell>
          <table:table-cell office:value-type="float" office:value="7961" table:style-name="ce16">
            <text:p>7961</text:p>
          </table:table-cell>
          <table:table-cell office:value-type="string" table:style-name="ce16">
            <text:p>The Branch Manager,State Bank of IndiaP-79 Kalindi Housing Es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89" table:style-name="ce16">
            <text:p>700089</text:p>
          </table:table-cell>
          <table:table-cell office:value-type="string" table:style-name="ce17">
            <text:p>sbi.07961@sbi.co.in</text:p>
          </table:table-cell>
          <table:table-cell office:value-type="float" office:value="33" table:style-name="ce16">
            <text:p>33</text:p>
          </table:table-cell>
          <table:table-cell office:value-type="float" office:value="25222144" table:style-name="ce16">
            <text:p>2522214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Sasthitala</text:p>
          </table:table-cell>
          <table:table-cell office:value-type="float" office:value="8253" table:style-name="ce16">
            <text:p>8253</text:p>
          </table:table-cell>
          <table:table-cell office:value-type="string" table:style-name="ce16">
            <text:p>The Branch Manager,State Bank of India,112 Narkeldanga Main</text:p>
          </table:table-cell>
          <table:table-cell office:value-type="string" table:style-name="ce16">
            <text:p>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4" table:style-name="ce16">
            <text:p>700054</text:p>
          </table:table-cell>
          <table:table-cell office:value-type="string" table:style-name="ce17">
            <text:p>sbi.08253@sbi.co.in</text:p>
          </table:table-cell>
          <table:table-cell office:value-type="float" office:value="33" table:style-name="ce16">
            <text:p>33</text:p>
          </table:table-cell>
          <table:table-cell office:value-type="float" office:value="23649437" table:style-name="ce16">
            <text:p>2364943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Beliaghata cit</text:p>
          </table:table-cell>
          <table:table-cell office:value-type="float" office:value="8440" table:style-name="ce16">
            <text:p>8440</text:p>
          </table:table-cell>
          <table:table-cell office:value-type="string" table:style-name="ce16">
            <text:p>The Branch Manager,State Bank of India,64/3/1 Dr SC Banerjee</text:p>
          </table:table-cell>
          <table:table-cell office:value-type="string" table:style-name="ce16">
            <text:p>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0" table:style-name="ce16">
            <text:p>700010</text:p>
          </table:table-cell>
          <table:table-cell office:value-type="string" table:style-name="ce17">
            <text:p>sbi.08440@sbi.co.in</text:p>
          </table:table-cell>
          <table:table-cell office:value-type="float" office:value="33" table:style-name="ce16">
            <text:p>33</text:p>
          </table:table-cell>
          <table:table-cell office:value-type="float" office:value="23701640" table:style-name="ce16">
            <text:p>2370164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Mahisgote</text:p>
          </table:table-cell>
          <table:table-cell office:value-type="float" office:value="8454" table:style-name="ce16">
            <text:p>8454</text:p>
          </table:table-cell>
          <table:table-cell office:value-type="string" table:style-name="ce16">
            <text:p>The Branch Manager,State Bank of India,Vill Mahisgote</text:p>
          </table:table-cell>
          <table:table-cell office:value-type="string" table:style-name="ce16">
            <text:p>PO Krishnapur</text:p>
          </table:table-cell>
          <table:table-cell office:value-type="string" table:style-name="ce16">
            <text:p>Krishnapur</text:p>
          </table:table-cell>
          <table:table-cell office:value-type="string" table:style-name="ce16">
            <text:p>WB</text:p>
          </table:table-cell>
          <table:table-cell office:value-type="float" office:value="700102" table:style-name="ce16">
            <text:p>700102</text:p>
          </table:table-cell>
          <table:table-cell office:value-type="string" table:style-name="ce17">
            <text:p>sbi.0845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915444" table:style-name="ce16">
            <text:p>2591544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Chingrighata</text:p>
          </table:table-cell>
          <table:table-cell office:value-type="float" office:value="9137" table:style-name="ce16">
            <text:p>9137</text:p>
          </table:table-cell>
          <table:table-cell office:value-type="string" table:style-name="ce16">
            <text:p>The Branch Manager,State Bank of India,Plot No 8 Sector B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05" table:style-name="ce16">
            <text:p>700105</text:p>
          </table:table-cell>
          <table:table-cell office:value-type="string" table:style-name="ce17">
            <text:p>sbi.09137@sbi.co.in</text:p>
          </table:table-cell>
          <table:table-cell office:value-type="float" office:value="33" table:style-name="ce16">
            <text:p>33</text:p>
          </table:table-cell>
          <table:table-cell office:value-type="float" office:value="23231536" table:style-name="ce16">
            <text:p>2323153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Bangur Avenue</text:p>
          </table:table-cell>
          <table:table-cell office:value-type="float" office:value="9289" table:style-name="ce16">
            <text:p>9289</text:p>
          </table:table-cell>
          <table:table-cell office:value-type="string" table:style-name="ce16">
            <text:p>The Branch Manager,State Bank of India,87 Bangur Avenu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5" table:style-name="ce16">
            <text:p>700055</text:p>
          </table:table-cell>
          <table:table-cell office:value-type="string" table:style-name="ce17">
            <text:p>sbi.09289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43992" table:style-name="ce16">
            <text:p>2574399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Salt Lake Elec. Complex</text:p>
          </table:table-cell>
          <table:table-cell office:value-type="float" office:value="9985" table:style-name="ce16">
            <text:p>9985</text:p>
          </table:table-cell>
          <table:table-cell office:value-type="string" table:style-name="ce16">
            <text:p>The Branch Manager,State Bank of India,VI- 8/1, EP Block</text:p>
          </table:table-cell>
          <table:table-cell office:value-type="string" table:style-name="ce16">
            <text:p>Salt Lak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64" table:style-name="ce16">
            <text:p>700064</text:p>
          </table:table-cell>
          <table:table-cell office:value-type="string" table:style-name="ce17">
            <text:p>Sbi.09985@sbi.co.in</text:p>
          </table:table-cell>
          <table:table-cell office:value-type="float" office:value="33" table:style-name="ce16">
            <text:p>33</text:p>
          </table:table-cell>
          <table:table-cell office:value-type="float" office:value="23572996" table:style-name="ce16">
            <text:p>2357299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Swasthya Bhawan</text:p>
          </table:table-cell>
          <table:table-cell office:value-type="float" office:value="10043" table:style-name="ce16">
            <text:p>10043</text:p>
          </table:table-cell>
          <table:table-cell office:value-type="string" table:style-name="ce16">
            <text:p>The Branch Manager,State Bank of India,GN-29 Sector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91" table:style-name="ce16">
            <text:p>700091</text:p>
          </table:table-cell>
          <table:table-cell office:value-type="string" table:style-name="ce17">
            <text:p>sbi.10043@sbi.co.in</text:p>
          </table:table-cell>
          <table:table-cell office:value-type="float" office:value="33" table:style-name="ce16">
            <text:p>33</text:p>
          </table:table-cell>
          <table:table-cell office:value-type="float" office:value="23577939" table:style-name="ce16">
            <text:p>2357793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Prafulla Kanan</text:p>
          </table:table-cell>
          <table:table-cell office:value-type="float" office:value="11370" table:style-name="ce16">
            <text:p>11370</text:p>
          </table:table-cell>
          <table:table-cell office:value-type="string" table:style-name="ce16">
            <text:p>The Branch Manager,State Bank of India,Prafula Kanan Kolkata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01" table:style-name="ce16">
            <text:p>700101</text:p>
          </table:table-cell>
          <table:table-cell office:value-type="string" table:style-name="ce17">
            <text:p>sbi.11370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68892" table:style-name="ce16">
            <text:p>2576889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Chinarpark</text:p>
          </table:table-cell>
          <table:table-cell office:value-type="float" office:value="11542" table:style-name="ce16">
            <text:p>11542</text:p>
          </table:table-cell>
          <table:table-cell office:value-type="string" table:style-name="ce16">
            <text:p>The Branch Manager,State Bank of India,Rajarhat Main Rd.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57" table:style-name="ce16">
            <text:p>700157</text:p>
          </table:table-cell>
          <table:table-cell office:value-type="string" table:style-name="ce17">
            <text:p>sbi.11542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08485" table:style-name="ce16">
            <text:p>2570848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Cf.BlockSltLake</text:p>
          </table:table-cell>
          <table:table-cell office:value-type="float" office:value="12360" table:style-name="ce16">
            <text:p>12360</text:p>
          </table:table-cell>
          <table:table-cell office:value-type="string" table:style-name="ce16">
            <text:p>The Branch Manager,State Bank of India,CF-351,Sector-I,Salt Lake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64" table:style-name="ce16">
            <text:p>700064</text:p>
          </table:table-cell>
          <table:table-cell office:value-type="string" table:style-name="ce17">
            <text:p>sbi.12360@sbi.co.in</text:p>
          </table:table-cell>
          <table:table-cell office:value-type="float" office:value="33" table:style-name="ce16">
            <text:p>33</text:p>
          </table:table-cell>
          <table:table-cell office:value-type="float" office:value="44026880" table:style-name="ce16">
            <text:p>4402688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Sec II Saltlake</text:p>
          </table:table-cell>
          <table:table-cell office:value-type="float" office:value="12361" table:style-name="ce16">
            <text:p>12361</text:p>
          </table:table-cell>
          <table:table-cell office:value-type="string" table:style-name="ce16">
            <text:p>The Branch Manager,State Bank of India,BJ-114,Sector-II,Salt Lake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91" table:style-name="ce16">
            <text:p>700091</text:p>
          </table:table-cell>
          <table:table-cell office:value-type="string" table:style-name="ce17">
            <text:p>sbi.12361@sbi.co.in</text:p>
          </table:table-cell>
          <table:table-cell office:value-type="float" office:value="33" table:style-name="ce16">
            <text:p>33</text:p>
          </table:table-cell>
          <table:table-cell office:value-type="float" office:value="23343131" table:style-name="ce16">
            <text:p>2334313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Sec-V Salt Lake</text:p>
          </table:table-cell>
          <table:table-cell office:value-type="float" office:value="12363" table:style-name="ce16">
            <text:p>12363</text:p>
          </table:table-cell>
          <table:table-cell office:value-type="string" table:style-name="ce16">
            <text:p>The Branch Manager,State Bank of India,Nayapatty, Nr Tecnopolis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91" table:style-name="ce16">
            <text:p>700091</text:p>
          </table:table-cell>
          <table:table-cell office:value-type="string" table:style-name="ce17">
            <text:p>sbi.12363@sbi.co.in</text:p>
          </table:table-cell>
          <table:table-cell office:value-type="float" office:value="33" table:style-name="ce16">
            <text:p>33</text:p>
          </table:table-cell>
          <table:table-cell office:value-type="float" office:value="23674044" table:style-name="ce16">
            <text:p>2367404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DAKSHINPARA-BAG</text:p>
          </table:table-cell>
          <table:table-cell office:value-type="float" office:value="12378" table:style-name="ce16">
            <text:p>12378</text:p>
          </table:table-cell>
          <table:table-cell office:value-type="string" table:style-name="ce16">
            <text:p>The Branch Manager,State Bank of India,57/1, Shyamnagar Rd.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5" table:style-name="ce16">
            <text:p>700055</text:p>
          </table:table-cell>
          <table:table-cell office:value-type="string" table:style-name="ce17">
            <text:p>sbi.12378@sbi.co.in</text:p>
          </table:table-cell>
          <table:table-cell office:value-type="float" office:value="33" table:style-name="ce16">
            <text:p>33</text:p>
          </table:table-cell>
          <table:table-cell office:value-type="float" office:value="25908490" table:style-name="ce16">
            <text:p>2590849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Narayanpur</text:p>
          </table:table-cell>
          <table:table-cell office:value-type="float" office:value="12379" table:style-name="ce16">
            <text:p>12379</text:p>
          </table:table-cell>
          <table:table-cell office:value-type="string" table:style-name="ce16">
            <text:p>The Branch Manager,State Bank of India,Rajarhat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36" table:style-name="ce16">
            <text:p>700136</text:p>
          </table:table-cell>
          <table:table-cell office:value-type="string" table:style-name="ce17">
            <text:p>sbi.12379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33661" table:style-name="ce16">
            <text:p>2573366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RAJARHAT TOWNSH</text:p>
          </table:table-cell>
          <table:table-cell office:value-type="float" office:value="12384" table:style-name="ce16">
            <text:p>12384</text:p>
          </table:table-cell>
          <table:table-cell office:value-type="string" table:style-name="ce16">
            <text:p>The Branch Manager,State Bank of India,Dashadrone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36" table:style-name="ce16">
            <text:p>700136</text:p>
          </table:table-cell>
          <table:table-cell office:value-type="string" table:style-name="ce17">
            <text:p>sbi.12384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33800" table:style-name="ce16">
            <text:p>257338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NRI - Salt Lake</text:p>
          </table:table-cell>
          <table:table-cell office:value-type="float" office:value="12402" table:style-name="ce16">
            <text:p>12402</text:p>
          </table:table-cell>
          <table:table-cell office:value-type="string" table:style-name="ce16">
            <text:p>The Branch Manager,State Bank of India,Sector-I,SaltLake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64" table:style-name="ce16">
            <text:p>700064</text:p>
          </table:table-cell>
          <table:table-cell office:value-type="string" table:style-name="ce17">
            <text:p>sbi.12402@sbi.co.in</text:p>
          </table:table-cell>
          <table:table-cell office:value-type="float" office:value="33" table:style-name="ce16">
            <text:p>33</text:p>
          </table:table-cell>
          <table:table-cell office:value-type="float" office:value="23343963" table:style-name="ce16">
            <text:p>2334396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Terminus Bldng.</text:p>
          </table:table-cell>
          <table:table-cell office:value-type="float" office:value="14528" table:style-name="ce16">
            <text:p>14528</text:p>
          </table:table-cell>
          <table:table-cell office:value-type="string" table:style-name="ce16">
            <text:p>The Branch Manager,State Bank of India,Action Area I New Town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14528@sbi.co.in</text:p>
          </table:table-cell>
          <table:table-cell office:value-type="float" office:value="33" table:style-name="ce16">
            <text:p>33</text:p>
          </table:table-cell>
          <table:table-cell office:value-type="float" office:value="27030040" table:style-name="ce16">
            <text:p>2703004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NEW TOWN ACTION</text:p>
          </table:table-cell>
          <table:table-cell office:value-type="float" office:value="14532" table:style-name="ce16">
            <text:p>14532</text:p>
          </table:table-cell>
          <table:table-cell office:value-type="string" table:style-name="ce16">
            <text:p>The Branch Manager,State Bank of India,Santosh Chambers</text:p>
          </table:table-cell>
          <table:table-cell office:value-type="string" table:style-name="ce16">
            <text:p>Rajarhat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57" table:style-name="ce16">
            <text:p>700157</text:p>
          </table:table-cell>
          <table:table-cell office:value-type="string" table:style-name="ce17">
            <text:p>sbi.14532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26137" table:style-name="ce16">
            <text:p>2572613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Salt Lake AC Bl</text:p>
          </table:table-cell>
          <table:table-cell office:value-type="float" office:value="16648" table:style-name="ce16">
            <text:p>16648</text:p>
          </table:table-cell>
          <table:table-cell office:value-type="string" table:style-name="ce16">
            <text:p>The Branch Manager,State Bank of India,AC 19 Salt Lake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64" table:style-name="ce16">
            <text:p>700064</text:p>
          </table:table-cell>
          <table:table-cell office:value-type="string" table:style-name="ce17">
            <text:p>sbi.16648@sbi.co.in</text:p>
          </table:table-cell>
          <table:table-cell office:value-type="float" office:value="33" table:style-name="ce16">
            <text:p>33</text:p>
          </table:table-cell>
          <table:table-cell office:value-type="float" office:value="23852351" table:style-name="ce16">
            <text:p>2385235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SANJEEVA TOWN</text:p>
          </table:table-cell>
          <table:table-cell office:value-type="float" office:value="16913" table:style-name="ce16">
            <text:p>16913</text:p>
          </table:table-cell>
          <table:table-cell office:value-type="string" table:style-name="ce16">
            <text:p>The Branch Manager,State Bank of India,New Town Rajarhat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56" table:style-name="ce16">
            <text:p>700156</text:p>
          </table:table-cell>
          <table:table-cell office:value-type="string" table:style-name="ce17">
            <text:p>sbi.16913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Akankha-Hghlnd</text:p>
          </table:table-cell>
          <table:table-cell office:value-type="float" office:value="16915" table:style-name="ce16">
            <text:p>16915</text:p>
          </table:table-cell>
          <table:table-cell office:value-type="string" table:style-name="ce16">
            <text:p>The Branch Manager,State Bank of India,Kwality Twins Raigachi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35" table:style-name="ce16">
            <text:p>700135</text:p>
          </table:table-cell>
          <table:table-cell office:value-type="string" table:style-name="ce17">
            <text:p>sbi.16915@sbi.co.in</text:p>
          </table:table-cell>
          <table:table-cell office:value-type="float" office:value="33" table:style-name="ce16">
            <text:p>33</text:p>
          </table:table-cell>
          <table:table-cell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UNITECH</text:p>
          </table:table-cell>
          <table:table-cell office:value-type="float" office:value="16916" table:style-name="ce16">
            <text:p>16916</text:p>
          </table:table-cell>
          <table:table-cell office:value-type="string" table:style-name="ce16">
            <text:p>The Branch Manager,State Bank of India,Unitech Tower II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57" table:style-name="ce16">
            <text:p>700157</text:p>
          </table:table-cell>
          <table:table-cell office:value-type="string" table:style-name="ce17">
            <text:p>sbi.16916@sbi.co.in</text:p>
          </table:table-cell>
          <table:table-cell office:value-type="float" office:value="33" table:style-name="ce16">
            <text:p>33</text:p>
          </table:table-cell>
          <table:table-cell office:value-type="float" office:value="32620632" table:style-name="ce16">
            <text:p>326206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4" table:style-name="ce15">
            <text:p>14864</text:p>
          </table:table-cell>
          <table:table-cell office:value-type="string" table:style-name="ce16">
            <text:p>RajarhatKthgola</text:p>
          </table:table-cell>
          <table:table-cell office:value-type="float" office:value="16917" table:style-name="ce16">
            <text:p>16917</text:p>
          </table:table-cell>
          <table:table-cell office:value-type="string" table:style-name="ce16">
            <text:p>The Branch Manager,State Bank of India,KGN Tower 91 Bus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35" table:style-name="ce16">
            <text:p>700135</text:p>
          </table:table-cell>
          <table:table-cell office:value-type="string" table:style-name="ce17">
            <text:p>sbi.16917@sbi.co.in</text:p>
          </table:table-cell>
          <table:table-cell office:value-type="float" office:value="33" table:style-name="ce16">
            <text:p>33</text:p>
          </table:table-cell>
          <table:table-cell office:value-type="float" office:value="27530109" table:style-name="ce16">
            <text:p>2753010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Patharghata</text:p>
          </table:table-cell>
          <table:table-cell office:value-type="float" office:value="18016" table:style-name="ce16">
            <text:p>18016</text:p>
          </table:table-cell>
          <table:table-cell office:value-type="string" table:style-name="ce16">
            <text:p>The Branch Manager,State Bank of India,Chapna New Town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35" table:style-name="ce16">
            <text:p>700135</text:p>
          </table:table-cell>
          <table:table-cell office:value-type="string" table:style-name="ce17">
            <text:p>sbi.18016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Sree Bhumi</text:p>
          </table:table-cell>
          <table:table-cell office:value-type="float" office:value="18131" table:style-name="ce16">
            <text:p>18131</text:p>
          </table:table-cell>
          <table:table-cell office:value-type="string" table:style-name="ce16">
            <text:p>The Branch Manager,State Bank of India,997/1 Dakshin Dari R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48" table:style-name="ce16">
            <text:p>700048</text:p>
          </table:table-cell>
          <table:table-cell office:value-type="string" table:style-name="ce17">
            <text:p>sbi.18131@sbi.co.in</text:p>
          </table:table-cell>
          <table:table-cell office:value-type="float" office:value="33" table:style-name="ce16">
            <text:p>33</text:p>
          </table:table-cell>
          <table:table-cell office:value-type="float" office:value="25346904" table:style-name="ce16">
            <text:p>2534690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SBI INTOUCH KOL</text:p>
          </table:table-cell>
          <table:table-cell office:value-type="float" office:value="19006" table:style-name="ce16">
            <text:p>19006</text:p>
          </table:table-cell>
          <table:table-cell office:value-type="string" table:style-name="ce16">
            <text:p>The Branch Manager,State Bank of India,1st Flr City Center Mall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57" table:style-name="ce16">
            <text:p>700157</text:p>
          </table:table-cell>
          <table:table-cell office:value-type="string" table:style-name="ce17">
            <text:p>sbi.19006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FE Block</text:p>
          </table:table-cell>
          <table:table-cell office:value-type="float" office:value="31677" table:style-name="ce16">
            <text:p>31677</text:p>
          </table:table-cell>
          <table:table-cell office:value-type="string" table:style-name="ce16">
            <text:p>The Branch Manager,State Bank of India, FE-233, Salt Lak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91" table:style-name="ce16">
            <text:p>700091</text:p>
          </table:table-cell>
          <table:table-cell office:value-type="string" table:style-name="ce17">
            <text:p>sbbj10677@sbi.co.in</text:p>
          </table:table-cell>
          <table:table-cell office:value-type="float" office:value="33" table:style-name="ce16">
            <text:p>33</text:p>
          </table:table-cell>
          <table:table-cell office:value-type="float" office:value="23348379" table:style-name="ce16">
            <text:p>23348379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Canal South Road</text:p>
          </table:table-cell>
          <table:table-cell office:value-type="float" office:value="31920" table:style-name="ce16">
            <text:p>31920</text:p>
          </table:table-cell>
          <table:table-cell office:value-type="string" table:style-name="ce16">
            <text:p>The Branch Manager,State Bank of India, A/76, Metrop[olitan Housing Society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05" table:style-name="ce16">
            <text:p>700105</text:p>
          </table:table-cell>
          <table:table-cell office:value-type="string" table:style-name="ce17">
            <text:p>sbbj10920@sbi.co.in</text:p>
          </table:table-cell>
          <table:table-cell office:value-type="float" office:value="33" table:style-name="ce16">
            <text:p>33</text:p>
          </table:table-cell>
          <table:table-cell office:value-type="float" office:value="23234645" table:style-name="ce16">
            <text:p>2323464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Saltlake city, Kolkata</text:p>
          </table:table-cell>
          <table:table-cell office:value-type="float" office:value="21258" table:style-name="ce16">
            <text:p>21258</text:p>
          </table:table-cell>
          <table:table-cell office:value-type="string" table:style-name="ce16">
            <text:p>The Branch Manager,State Bank of India,CF330, Saltlak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64" table:style-name="ce16">
            <text:p>700064</text:p>
          </table:table-cell>
          <table:table-cell office:value-type="string" table:style-name="ce17">
            <text:p>saltlakecity@sbi.co.in</text:p>
          </table:table-cell>
          <table:table-cell office:value-type="float" office:value="33" table:style-name="ce16">
            <text:p>33</text:p>
          </table:table-cell>
          <table:table-cell office:value-type="float" office:value="23347110" table:style-name="ce16">
            <text:p>23347110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CK Market Saltlake</text:p>
          </table:table-cell>
          <table:table-cell office:value-type="float" office:value="40539" table:style-name="ce16">
            <text:p>40539</text:p>
          </table:table-cell>
          <table:table-cell office:value-type="string" table:style-name="ce16">
            <text:p>The Branch Manager,State Bank of India, C1 25-26, Saltlake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altlake@sbi.co.in</text:p>
          </table:table-cell>
          <table:table-cell office:value-type="float" office:value="33" table:style-name="ce16">
            <text:p>33</text:p>
          </table:table-cell>
          <table:table-cell office:value-type="float" office:value="23375523" table:style-name="ce16">
            <text:p>23375523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IB Market Saltlake</text:p>
          </table:table-cell>
          <table:table-cell office:value-type="float" office:value="40662" table:style-name="ce16">
            <text:p>40662</text:p>
          </table:table-cell>
          <table:table-cell office:value-type="string" table:style-name="ce16">
            <text:p>The Branch Manager,State Bank of India IB 20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altlake3@sbi.co.in</text:p>
          </table:table-cell>
          <table:table-cell office:value-type="float" office:value="33" table:style-name="ce16">
            <text:p>33</text:p>
          </table:table-cell>
          <table:table-cell office:value-type="float" office:value="23351483" table:style-name="ce16">
            <text:p>23351483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HA Block Saltlake</text:p>
          </table:table-cell>
          <table:table-cell office:value-type="float" office:value="70682" table:style-name="ce16">
            <text:p>70682</text:p>
          </table:table-cell>
          <table:table-cell office:value-type="string" table:style-name="ce16">
            <text:p>The Branch Manager,State Bank of India,HA 1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97" table:style-name="ce16">
            <text:p>700097</text:p>
          </table:table-cell>
          <table:table-cell office:value-type="string" table:style-name="ce17">
            <text:p>saltlake1@sbi.co.in</text:p>
          </table:table-cell>
          <table:table-cell office:value-type="float" office:value="33" table:style-name="ce21">
            <text:p>33</text:p>
          </table:table-cell>
          <table:table-cell office:value-type="float" office:value="23595349" table:style-name="ce16">
            <text:p>2359534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CD Block Saltlake</text:p>
          </table:table-cell>
          <table:table-cell office:value-type="float" office:value="70778" table:style-name="ce16">
            <text:p>70778</text:p>
          </table:table-cell>
          <table:table-cell office:value-type="string" table:style-name="ce16">
            <text:p>The Branch Manager,State Bank of India , Block CD/32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64" table:style-name="ce16">
            <text:p>700064</text:p>
          </table:table-cell>
          <table:table-cell office:value-type="string" table:style-name="ce17">
            <text:p>bidhannagar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Rajarhat Main Road</text:p>
          </table:table-cell>
          <table:table-cell office:value-type="float" office:value="70816" table:style-name="ce16">
            <text:p>70816</text:p>
          </table:table-cell>
          <table:table-cell office:value-type="string" table:style-name="ce16">
            <text:p>The Branch Manager,State Bank of India, Swagat , Chinar New Tow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157" table:style-name="ce16">
            <text:p>700157</text:p>
          </table:table-cell>
          <table:table-cell office:value-type="string" table:style-name="ce17">
            <text:p>rajarhat@sbi.co.in</text:p>
          </table:table-cell>
          <table:table-cell office:value-type="float" office:value="33" table:style-name="ce16">
            <text:p>33</text:p>
          </table:table-cell>
          <table:table-cell office:value-type="float" office:value="25160202" table:style-name="ce16">
            <text:p>25160202</text:p>
          </table:table-cell>
          <table:table-cell table:number-columns-repeated="1007" table:style-name="ce20"/>
          <table:table-cell table:style-name="ce22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Hatisala</text:p>
          </table:table-cell>
          <table:table-cell office:value-type="float" office:value="18538" table:style-name="ce16">
            <text:p>18538</text:p>
          </table:table-cell>
          <table:table-cell office:value-type="string" table:style-name="ce16">
            <text:p>The Branch Manager,Hatisala</text:p>
          </table:table-cell>
          <table:table-cell office:value-type="string" table:style-name="ce16">
            <text:p>24 PGS S</text:p>
          </table:table-cell>
          <table:table-cell office:value-type="string" table:style-name="ce16">
            <text:p>24 PGS S</text:p>
          </table:table-cell>
          <table:table-cell office:value-type="string" table:style-name="ce16">
            <text:p>WB</text:p>
          </table:table-cell>
          <table:table-cell office:value-type="float" office:value="700090" table:style-name="ce16">
            <text:p>700090</text:p>
          </table:table-cell>
          <table:table-cell office:value-type="string" table:style-name="ce17">
            <text:p>sbi.18538@sbi.co.in</text:p>
          </table:table-cell>
          <table:table-cell table:number-columns-repeated="2" table:style-name="ce16"/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Bhagawanpur Pakapole</text:p>
          </table:table-cell>
          <table:table-cell office:value-type="float" office:value="18540" table:style-name="ce16">
            <text:p>18540</text:p>
          </table:table-cell>
          <table:table-cell office:value-type="string" table:style-name="ce16">
            <text:p>The Branch Manager,Pakapole PS Kashipur</text:p>
          </table:table-cell>
          <table:table-cell office:value-type="string" table:style-name="ce16">
            <text:p>24 PGS S</text:p>
          </table:table-cell>
          <table:table-cell office:value-type="string" table:style-name="ce16">
            <text:p>24 PGS S</text:p>
          </table:table-cell>
          <table:table-cell office:value-type="string" table:style-name="ce16">
            <text:p>WB</text:p>
          </table:table-cell>
          <table:table-cell office:value-type="float" office:value="700135" table:style-name="ce16">
            <text:p>700135</text:p>
          </table:table-cell>
          <table:table-cell office:value-type="string" table:style-name="ce17">
            <text:p>sbi.18540@sbi.co.in</text:p>
          </table:table-cell>
          <table:table-cell table:number-columns-repeated="2" table:style-name="ce16"/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sbi INTOUCH Lake Town</text:p>
          </table:table-cell>
          <table:table-cell office:value-type="float" office:value="19126" table:style-name="ce16">
            <text:p>19126</text:p>
          </table:table-cell>
          <table:table-cell office:value-type="string" table:style-name="ce16">
            <text:p>The Branch Manager,State Bank of India, Shyam Garden, 202, Jessore Road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WB</text:p>
          </table:table-cell>
          <table:table-cell office:value-type="float" office:value="700055" table:style-name="ce16">
            <text:p>700055</text:p>
          </table:table-cell>
          <table:table-cell office:value-type="string" table:style-name="ce17">
            <text:p>sbi.19126@sbi.co.in</text:p>
          </table:table-cell>
          <table:table-cell office:value-type="float" office:value="33" table:style-name="ce16">
            <text:p>33</text:p>
          </table:table-cell>
          <table:table-cell office:value-type="float" office:value="25744420" table:style-name="ce16">
            <text:p>25744420</text:p>
          </table:table-cell>
          <table:table-cell table:number-columns-repeated="1007" table:style-name="ce24"/>
          <table:table-cell table:style-name="ce25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5"/>
          <table:table-cell office:value-type="string" table:style-name="ce16">
            <text:p>SBI INTOUCH Eco Space</text:p>
          </table:table-cell>
          <table:table-cell office:value-type="float" office:value="19030" table:style-name="ce16">
            <text:p>19030</text:p>
          </table:table-cell>
          <table:table-cell office:value-type="string" table:style-name="ce16">
            <text:p>The Branch Manager,Eco Space Business Park Block 4A, New Town</text:p>
          </table:table-cell>
          <table:table-cell office:value-type="string" table:style-name="ce16">
            <text:p>North 24 PGS</text:p>
          </table:table-cell>
          <table:table-cell table:style-name="ce16"/>
          <table:table-cell office:value-type="string" table:style-name="ce16">
            <text:p>WB</text:p>
          </table:table-cell>
          <table:table-cell office:value-type="float" office:value="700156" table:style-name="ce16">
            <text:p>700156</text:p>
          </table:table-cell>
          <table:table-cell office:value-type="string" table:style-name="ce17">
            <text:p>sbi.19030@sbi.co.in</text:p>
          </table:table-cell>
          <table:table-cell office:value-type="float" office:value="33" table:style-name="ce16">
            <text:p>33</text:p>
          </table:table-cell>
          <table:table-cell office:value-type="float" office:value="23240022" table:style-name="ce16">
            <text:p>2324002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Salt Lake</text:p>
          </table:table-cell>
          <table:table-cell office:value-type="float" office:value="30496" table:style-name="ce16">
            <text:p>30496</text:p>
          </table:table-cell>
          <table:table-cell office:value-type="string" table:style-name="ce16">
            <text:p>The Branch Manager,State Bank of India,Hat Road Guna</text:p>
          </table:table-cell>
          <table:table-cell office:value-type="string" table:style-name="ce16">
            <text:p>24 PGS N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30496@sbi.co.in</text:p>
          </table:table-cell>
          <table:table-cell office:value-type="float" office:value="33" table:style-name="ce16">
            <text:p>33</text:p>
          </table:table-cell>
          <table:table-cell office:value-type="float" office:value="23596344" table:style-name="ce16">
            <text:p>2359634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Narkeldanga</text:p>
          </table:table-cell>
          <table:table-cell office:value-type="float" office:value="1580" table:style-name="ce16">
            <text:p>1580</text:p>
          </table:table-cell>
          <table:table-cell office:value-type="string" table:style-name="ce16">
            <text:p>The Branch Manager,State Bank of India,P-274, CIT Scheme</text:p>
          </table:table-cell>
          <table:table-cell office:value-type="string" table:style-name="ce16">
            <text:p>IV M CIT Road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11" table:style-name="ce16">
            <text:p>700011</text:p>
          </table:table-cell>
          <table:table-cell office:value-type="string" table:style-name="ce17">
            <text:p>Sbi.01580@sbi.co.in</text:p>
          </table:table-cell>
          <table:table-cell office:value-type="float" office:value="33" table:style-name="ce16">
            <text:p>33</text:p>
          </table:table-cell>
          <table:table-cell office:value-type="float" office:value="23701339" table:style-name="ce16">
            <text:p>2370133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3" table:style-name="ce15">
            <text:p>14873</text:p>
          </table:table-cell>
          <table:table-cell office:value-type="string" table:style-name="ce16">
            <text:p>Bagmari</text:p>
          </table:table-cell>
          <table:table-cell office:value-type="float" office:value="3682" table:style-name="ce16">
            <text:p>3682</text:p>
          </table:table-cell>
          <table:table-cell office:value-type="string" table:style-name="ce16">
            <text:p>The Branch Manager,State Bank of India,P-36 CIT Scheme</text:p>
          </table:table-cell>
          <table:table-cell office:value-type="string" table:style-name="ce16">
            <text:p>VII(M) Kolkata</text:p>
          </table:table-cell>
          <table:table-cell office:value-type="string" table:style-name="ce16">
            <text:p>Kolkata</text:p>
          </table:table-cell>
          <table:table-cell office:value-type="string" table:style-name="ce16">
            <text:p>WB</text:p>
          </table:table-cell>
          <table:table-cell office:value-type="float" office:value="700054" table:style-name="ce16">
            <text:p>700054</text:p>
          </table:table-cell>
          <table:table-cell office:value-type="string" table:style-name="ce17">
            <text:p>Sbi.03682@sbi.co.in</text:p>
          </table:table-cell>
          <table:table-cell office:value-type="float" office:value="33" table:style-name="ce16">
            <text:p>33</text:p>
          </table:table-cell>
          <table:table-cell office:value-type="float" office:value="23557342" table:style-name="ce16">
            <text:p>23557342</text:p>
          </table:table-cell>
          <table:table-cell table:number-columns-repeated="1008" table:style-name="ce3"/>
          <table:table-cell table:number-columns-repeated="15361"/>
        </table:table-row>
        <table:table-row table:style-name="ro8">
          <table:table-cell office:value-type="string" table:number-columns-spanned="3" table:number-rows-spanned="1" table:style-name="ce37">
            <text:p>Assistant General Manager, State Bank of India, RACPC, Bidhanagar, 4th floor1/16 VIP Road, Kolkata 700054</text:p>
          </table:table-cell>
          <table:covered-table-cell table:number-columns-repeated="2"/>
          <table:table-cell table:style-name="ce9"/>
          <table:table-cell table:style-name="ce10"/>
          <table:table-cell office:value-type="string" table:style-name="ce16">
            <text:p>RACPC, Bidhanagar</text:p>
          </table:table-cell>
          <table:table-cell office:value-type="float" office:value="15342" table:style-name="ce16">
            <text:p>15342</text:p>
          </table:table-cell>
          <table:table-cell table:number-columns-repeated="4" table:style-name="ce8"/>
          <table:table-cell office:value-type="float" office:value="700054" table:style-name="ce8">
            <text:p>700054</text:p>
          </table:table-cell>
          <table:table-cell office:value-type="string" table:style-name="ce13">
            <text:p>sbi.15342@sbi.co.in</text:p>
          </table:table-cell>
          <table:table-cell office:value-type="float" office:value="33" table:style-name="ce8">
            <text:p>33</text:p>
          </table:table-cell>
          <table:table-cell office:value-type="float" office:value="23550145" table:style-name="ce8">
            <text:p>23550145</text:p>
          </table:table-cell>
          <table:table-cell table:number-columns-repeated="1008" table:style-name="ce3"/>
          <table:table-cell table:number-columns-repeated="15361"/>
        </table:table-row>
        <table:table-row table:style-name="ro9">
          <table:table-cell office:value-type="string" table:number-columns-spanned="3" table:number-rows-spanned="1" table:style-name="ce37">
            <text:p>Assistant General Manager, State Bank of India, RACPC, Kolkata,Avani Heights, Ground Floor, 59A, Chowringhee Road, Kolkata – 700020</text:p>
          </table:table-cell>
          <table:covered-table-cell table:number-columns-repeated="2"/>
          <table:table-cell table:style-name="ce9"/>
          <table:table-cell table:style-name="ce10"/>
          <table:table-cell office:value-type="string" table:style-name="ce16">
            <text:p>RACPC, Kolkata</text:p>
          </table:table-cell>
          <table:table-cell office:value-type="float" office:value="4490" table:style-name="ce16">
            <text:p>4490</text:p>
          </table:table-cell>
          <table:table-cell table:number-columns-repeated="4" table:style-name="ce8"/>
          <table:table-cell office:value-type="float" office:value="700071" table:style-name="ce8">
            <text:p>700071</text:p>
          </table:table-cell>
          <table:table-cell office:value-type="string" table:style-name="ce13">
            <text:p>sbi.04490@sbi.co.in</text:p>
          </table:table-cell>
          <table:table-cell office:value-type="float" office:value="33" table:style-name="ce16">
            <text:p>33</text:p>
          </table:table-cell>
          <table:table-cell office:value-type="float" office:value="22882969" table:style-name="ce16">
            <text:p>22882969</text:p>
          </table:table-cell>
          <table:table-cell table:number-columns-repeated="1008" table:style-name="ce3"/>
          <table:table-cell table:number-columns-repeated="15361"/>
        </table:table-row>
        <table:table-row table:style-name="ro10">
          <table:table-cell office:value-type="string" table:number-columns-spanned="3" table:number-rows-spanned="1" table:style-name="ce37">
            <text:p>Assistant General Manager, State Bank of India, RACPC Rajarhat, Benchmark Building Santosh Chambers, Block A 2nd Floor, Kol-700157</text:p>
          </table:table-cell>
          <table:covered-table-cell table:number-columns-repeated="2"/>
          <table:table-cell table:style-name="ce9"/>
          <table:table-cell table:style-name="ce10"/>
          <table:table-cell office:value-type="string" table:style-name="ce16">
            <text:p>RACPC, Rajarhat</text:p>
          </table:table-cell>
          <table:table-cell office:value-type="float" office:value="16822" table:style-name="ce16">
            <text:p>16822</text:p>
          </table:table-cell>
          <table:table-cell table:number-columns-repeated="4" table:style-name="ce8"/>
          <table:table-cell office:value-type="float" office:value="700161" table:style-name="ce8">
            <text:p>700161</text:p>
          </table:table-cell>
          <table:table-cell office:value-type="string" table:style-name="ce13">
            <text:p>Sbi.16822@sbi.co.in</text:p>
          </table:table-cell>
          <table:table-cell office:value-type="float" office:value="33" table:style-name="ce8">
            <text:p>33</text:p>
          </table:table-cell>
          <table:table-cell office:value-type="float" office:value="25726011" table:style-name="ce8">
            <text:p>25726011</text:p>
          </table:table-cell>
          <table:table-cell table:number-columns-repeated="1008" table:style-name="ce3"/>
          <table:table-cell table:number-columns-repeated="15361"/>
        </table:table-row>
        <table:table-row table:style-name="ro11">
          <table:table-cell office:value-type="string" table:number-columns-spanned="3" table:number-rows-spanned="1" table:style-name="ce37">
            <text:p>Assistant General Manager, State Bank of India, LCPC, Block E, 1, Strand Road, Kolkata 700001</text:p>
          </table:table-cell>
          <table:covered-table-cell table:number-columns-repeated="2"/>
          <table:table-cell table:style-name="ce9"/>
          <table:table-cell table:style-name="ce10"/>
          <table:table-cell office:value-type="string" table:style-name="ce16">
            <text:p>LCPC, Kolkata</text:p>
          </table:table-cell>
          <table:table-cell office:value-type="float" office:value="5237" table:style-name="ce16">
            <text:p>5237</text:p>
          </table:table-cell>
          <table:table-cell table:number-columns-repeated="4" table:style-name="ce8"/>
          <table:table-cell office:value-type="float" office:value="700001" table:style-name="ce8">
            <text:p>700001</text:p>
          </table:table-cell>
          <table:table-cell office:value-type="string" table:style-name="ce13">
            <text:p>sbi.05237@sbi.co.in</text:p>
          </table:table-cell>
          <table:table-cell office:value-type="float" office:value="33" table:style-name="ce8">
            <text:p>33</text:p>
          </table:table-cell>
          <table:table-cell office:value-type="float" office:value="22318391" table:style-name="ce8">
            <text:p>22318391</text:p>
          </table:table-cell>
          <table:table-cell table:number-columns-repeated="1008" table:style-name="ce3"/>
          <table:table-cell table:number-columns-repeated="15361"/>
        </table:table-row>
        <table:table-row table:style-name="ro12">
          <table:table-cell office:value-type="string" table:number-columns-spanned="3" table:number-rows-spanned="1" table:style-name="ce37">
            <text:p>Assistant General Manager, State Bank of India, SIB , Block D, 1, Strand Road, Kolkata 700001</text:p>
          </table:table-cell>
          <table:covered-table-cell table:number-columns-repeated="2"/>
          <table:table-cell table:style-name="ce9"/>
          <table:table-cell table:style-name="ce10"/>
          <table:table-cell office:value-type="string" table:style-name="ce16">
            <text:p>SIB Branch</text:p>
          </table:table-cell>
          <table:table-cell office:value-type="float" office:value="14524" table:style-name="ce16">
            <text:p>14524</text:p>
          </table:table-cell>
          <table:table-cell table:number-columns-repeated="5" table:style-name="ce8"/>
          <table:table-cell office:value-type="string" table:style-name="ce13">
            <text:p>sbi.14524@sbi.co.in</text:p>
          </table:table-cell>
          <table:table-cell office:value-type="float" office:value="33" table:style-name="ce8">
            <text:p>33</text:p>
          </table:table-cell>
          <table:table-cell office:value-type="float" office:value="22130491" table:style-name="ce8">
            <text:p>22130491</text:p>
          </table:table-cell>
          <table:table-cell table:number-columns-repeated="1008" table:style-name="ce3"/>
          <table:table-cell table:number-columns-repeated="15361"/>
        </table:table-row>
        <table:table-row table:style-name="ro13">
          <table:table-cell office:value-type="string" table:number-columns-spanned="3" table:number-rows-spanned="1" table:style-name="ce38">
            <text:p>Assistant General Manager, State Bank of India,9, Brabourne Road, kolkata 700001</text:p>
          </table:table-cell>
          <table:covered-table-cell table:number-columns-repeated="2"/>
          <table:table-cell table:style-name="ce9"/>
          <table:table-cell table:style-name="ce10"/>
          <table:table-cell office:value-type="string" table:style-name="ce16">
            <text:p>SME, NS Road</text:p>
          </table:table-cell>
          <table:table-cell office:value-type="float" office:value="15197" table:style-name="ce16">
            <text:p>15197</text:p>
          </table:table-cell>
          <table:table-cell table:number-columns-repeated="5" table:style-name="ce8"/>
          <table:table-cell office:value-type="string" table:style-name="ce13">
            <text:p><text:a xlink:href="mailto:sbi.15197@sbi.co.in">sbi.15197@sbi.co.in</text:a></text:p>
          </table:table-cell>
          <table:table-cell office:value-type="float" office:value="33" table:style-name="ce8">
            <text:p>33</text:p>
          </table:table-cell>
          <table:table-cell office:value-type="float" office:value="22309436" table:style-name="ce8">
            <text:p>22309436</text:p>
          </table:table-cell>
          <table:table-cell table:number-columns-repeated="1008" table:style-name="ce3"/>
          <table:table-cell table:number-columns-repeated="15361"/>
        </table:table-row>
        <table:table-row table:number-rows-repeated="1048146" table:style-name="ro14">
          <table:table-cell table:number-columns-repeated="16384"/>
        </table:table-row>
      </table:table>
      <table:table table:name="GM_II" table:style-name="ta1">
        <table:table-column table:style-name="co1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3" table:default-cell-style-name="ce3" table:visibility="collapse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number-columns-repeated="3" table:default-cell-style-name="ce3"/>
        <table:table-column table:style-name="co14" table:default-cell-style-name="ce3"/>
        <table:table-column table:style-name="co12" table:default-cell-style-name="ce3"/>
        <table:table-column table:style-name="co1" table:default-cell-style-name="ce3"/>
        <table:table-column table:style-name="co15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16" table:default-cell-style-name="ce3"/>
        <table:table-column table:style-name="co1" table:number-columns-repeated="1001" table:default-cell-style-name="ce3"/>
        <table:table-column table:style-name="co9" table:default-cell-style-name="ce3"/>
        <table:table-column table:style-name="co9" table:number-columns-repeated="15361" table:default-cell-style-name="ce1"/>
        <table:table-row table:style-name="ro1">
          <table:table-cell office:value-type="string" table:number-columns-spanned="15" table:number-rows-spanned="1" table:style-name="ce28">
            <text:p>KOLKATA CIRCLE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table:number-columns-repeated="3" table:style-name="ce4"/>
          <table:table-cell table:style-name="ce5"/>
          <table:table-cell table:style-name="ce2"/>
          <table:table-cell table:number-columns-repeated="10" table:style-name="ce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28">
            <text:p>DETAILS OF DESIGNATED AUTHORITIES UNDER RIGHT TO INFORMATION ACT 2005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table:number-columns-repeated="3" table:style-name="ce4"/>
          <table:table-cell table:style-name="ce5"/>
          <table:table-cell table:style-name="ce2"/>
          <table:table-cell table:number-columns-repeated="10" table:style-name="ce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28">
            <text:p>APPELLATE AUTHORITY FOR UNDERNOTED CPIO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table:number-columns-repeated="3" table:style-name="ce4"/>
          <table:table-cell table:style-name="ce5"/>
          <table:table-cell table:style-name="ce2"/>
          <table:table-cell table:number-columns-repeated="10" table:style-name="ce4"/>
          <table:table-cell table:number-columns-repeated="16369"/>
        </table:table-row>
        <table:table-row table:style-name="ro2">
          <table:table-cell office:value-type="string" table:number-columns-spanned="7" table:number-rows-spanned="4" table:style-name="ce29">
            <text:p>FIRST APPELLATE AUTHORITY</text:p>
          </table:table-cell>
          <table:covered-table-cell table:number-columns-repeated="6"/>
          <table:table-cell office:value-type="string" table:number-columns-spanned="8" table:number-rows-spanned="4" table:style-name="ce30">
            <text:p>GENERAL MANAGER – II, STATE BANK OF INDIA, SAMRIDDHI BHAVAN, B BLOCK, 3RD FLOOR, 1, STRAND ROAD, KOLKATA – 700001</text:p>
          </table:table-cell>
          <table:covered-table-cell table:number-columns-repeated="7"/>
          <table:table-cell table:number-columns-repeated="16369"/>
        </table:table-row>
        <table:table-row table:number-rows-repeated="3" table:style-name="ro2">
          <table:covered-table-cell/>
          <table:covered-table-cell table:number-columns-repeated="6"/>
          <table:covered-table-cell/>
          <table:covered-table-cell table:number-columns-repeated="7"/>
          <table:table-cell table:number-columns-repeated="16369"/>
        </table:table-row>
        <table:table-row table:style-name="ro15">
          <table:table-cell office:value-type="string" table:number-columns-spanned="3" table:number-rows-spanned="1" table:style-name="ce29">
            <text:p>CENTRAL PUBLIC INFORMATION OFFICER (CPIO)</text:p>
          </table:table-cell>
          <table:covered-table-cell table:number-columns-repeated="2"/>
          <table:table-cell office:value-type="string" table:style-name="ce6">
            <text:p>CONTACT DETAILS</text:p>
          </table:table-cell>
          <table:table-cell table:style-name="ce6"/>
          <table:table-cell office:value-type="string" table:number-columns-spanned="10" table:number-rows-spanned="1" table:style-name="ce29">
            <text:p>DETAILS OF CENTRAL ASSISTANT PUBLIC INFORMATION OFFICER (CAPIO)</text:p>
          </table:table-cell>
          <table:covered-table-cell table:number-columns-repeated="9"/>
          <table:table-cell table:number-columns-repeated="16369"/>
        </table:table-row>
        <table:table-row table:style-name="ro2">
          <table:table-cell table:number-columns-repeated="3" table:style-name="ce8"/>
          <table:table-cell table:style-name="ce9"/>
          <table:table-cell table:style-name="ce10"/>
          <table:table-cell table:number-columns-repeated="10" table:style-name="ce8"/>
          <table:table-cell table:number-columns-repeated="16369"/>
        </table:table-row>
        <table:table-row table:style-name="ro2">
          <table:table-cell table:number-columns-repeated="3" table:style-name="ce8"/>
          <table:table-cell table:style-name="ce9"/>
          <table:table-cell table:style-name="ce10"/>
          <table:table-cell office:value-type="string" table:style-name="ce11">
            <text:p>BRANCH/OFFICE</text:p>
          </table:table-cell>
          <table:table-cell office:value-type="string" table:style-name="ce11">
            <text:p>BR CODE</text:p>
          </table:table-cell>
          <table:table-cell office:value-type="string" table:number-columns-spanned="5" table:number-rows-spanned="1" table:style-name="ce31">
            <text:p>ADDRESS</text:p>
          </table:table-cell>
          <table:covered-table-cell table:number-columns-repeated="4"/>
          <table:table-cell office:value-type="string" table:style-name="ce11">
            <text:p>EMAIL ID</text:p>
          </table:table-cell>
          <table:table-cell office:value-type="string" table:style-name="ce11">
            <text:p>STD CODE</text:p>
          </table:table-cell>
          <table:table-cell office:value-type="string" table:style-name="ce11">
            <text:p>PHONE NO</text:p>
          </table:table-cell>
          <table:table-cell table:number-columns-repeated="16369"/>
        </table:table-row>
        <table:table-row table:style-name="ro6">
          <table:table-cell office:value-type="string" table:number-columns-spanned="3" table:number-rows-spanned="47" table:style-name="ce52">
            <text:p>Regional Manager, State Bank of India, RBO-I, Howrah, Ganges Garden, 106 Kiran Ch Singha Road, 711102</text:p>
          </table:table-cell>
          <table:covered-table-cell table:number-columns-repeated="2"/>
          <table:table-cell office:value-type="string" table:number-columns-spanned="1" table:number-rows-spanned="47" table:style-name="ce53">
            <text:p>033-26374593</text:p>
          </table:table-cell>
          <table:table-cell office:value-type="float" office:value="14881" table:style-name="ce16">
            <text:p>14881</text:p>
          </table:table-cell>
          <table:table-cell office:value-type="string" table:style-name="ce39">
            <text:p>HOWRAH</text:p>
          </table:table-cell>
          <table:table-cell office:value-type="float" office:value="91" table:style-name="ce40">
            <text:p>91</text:p>
          </table:table-cell>
          <table:table-cell office:value-type="string" table:style-name="ce39">
            <text:p>9,G.T.ROAD(SOUTH), DIST:HOWRAH WEST BENGAL</text:p>
          </table:table-cell>
          <table:table-cell office:value-type="string" table:style-name="ce39">
            <text:p>HOWRAH</text:p>
          </table:table-cell>
          <table:table-cell office:value-type="float" office:value="711101" table:style-name="ce41">
            <text:p>711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0091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501819" table:style-name="ce41">
            <text:p>2650181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ULUBERIA</text:p>
          </table:table-cell>
          <table:table-cell office:value-type="float" office:value="199" table:style-name="ce40">
            <text:p>199</text:p>
          </table:table-cell>
          <table:table-cell office:value-type="string" table:style-name="ce39">
            <text:p>O.T. ROAD, PO : ULUBERIA DIST:HOWRAH WEST BENGAL</text:p>
          </table:table-cell>
          <table:table-cell office:value-type="string" table:style-name="ce39">
            <text:p>HOWRAH</text:p>
          </table:table-cell>
          <table:table-cell office:value-type="float" office:value="711315" table:style-name="ce41">
            <text:p>71131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0199@sbi.co.in</text:p>
          </table:table-cell>
          <table:table-cell office:value-type="float" office:value="33" table:style-name="ce41">
            <text:p>33</text:p>
          </table:table-cell>
          <table:table-cell office:value-type="float" office:value="26610339" table:style-name="ce41">
            <text:p>2661033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BAURIA</text:p>
          </table:table-cell>
          <table:table-cell office:value-type="float" office:value="1295" table:style-name="ce40">
            <text:p>1295</text:p>
          </table:table-cell>
          <table:table-cell office:value-type="string" table:style-name="ce39">
            <text:p>PO: BURI KHALI AYODHYA BHAVAN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310" table:style-name="ce41">
            <text:p>71131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295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618621" table:style-name="ce41">
            <text:p>2661862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RAMRAJATALA</text:p>
          </table:table-cell>
          <table:table-cell office:value-type="float" office:value="1359" table:style-name="ce40">
            <text:p>1359</text:p>
          </table:table-cell>
          <table:table-cell office:value-type="string" table:style-name="ce39">
            <text:p>RAMCHARAN SETT ROAD SANTRAGACHI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104" table:style-name="ce41">
            <text:p>7111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359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270889" table:style-name="ce41">
            <text:p>2627088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LILUAH(HOWRAH)</text:p>
          </table:table-cell>
          <table:table-cell office:value-type="float" office:value="1377" table:style-name="ce40">
            <text:p>1377</text:p>
          </table:table-cell>
          <table:table-cell office:value-type="string" table:style-name="ce39">
            <text:p>53, G.T.ROAD BELUR MATH P.O. LILUAH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204" table:style-name="ce41">
            <text:p>7112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377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541461" table:style-name="ce41">
            <text:p>26541461</text:p>
          </table:table-cell>
          <table:table-cell table:number-columns-repeated="16369"/>
        </table:table-row>
        <table:table-row table:style-name="ro1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SALKIA</text:p>
          </table:table-cell>
          <table:table-cell office:value-type="float" office:value="1414" table:style-name="ce40">
            <text:p>1414</text:p>
          </table:table-cell>
          <table:table-cell office:value-type="string" table:style-name="ce39">
            <text:p>61,SREE ARABINDA ROAD, SALKIA, SALKIA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106" table:style-name="ce41">
            <text:p>71110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414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659013" table:style-name="ce41">
            <text:p>2665901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AJODHYA</text:p>
          </table:table-cell>
          <table:table-cell office:value-type="float" office:value="1500" table:style-name="ce40">
            <text:p>1500</text:p>
          </table:table-cell>
          <table:table-cell office:value-type="string" table:style-name="ce39">
            <text:p>PO : BELPUKUR, AJODHYA DIST:HOWRAH, PS -SHYAMPUR WEST BENGAL</text:p>
          </table:table-cell>
          <table:table-cell office:value-type="string" table:style-name="ce39">
            <text:p>HOWRAH</text:p>
          </table:table-cell>
          <table:table-cell office:value-type="float" office:value="711312" table:style-name="ce41">
            <text:p>71131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500@sbi.co.in</text:p>
          </table:table-cell>
          <table:table-cell office:value-type="float" office:value="3214" table:style-name="ce41">
            <text:p>3214</text:p>
          </table:table-cell>
          <table:table-cell office:value-type="float" office:value="261220" table:style-name="ce41">
            <text:p>2612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CHENGAIL</text:p>
          </table:table-cell>
          <table:table-cell office:value-type="float" office:value="2041" table:style-name="ce40">
            <text:p>2041</text:p>
          </table:table-cell>
          <table:table-cell office:value-type="string" table:style-name="ce39">
            <text:p>VILL:CHENGAIL AYMAPARA DIST:HOWRAH, P.S- ULUBERIA</text:p>
          </table:table-cell>
          <table:table-cell office:value-type="string" table:style-name="ce39">
            <text:p>HOWRAH</text:p>
          </table:table-cell>
          <table:table-cell office:value-type="float" office:value="711308" table:style-name="ce41">
            <text:p>71130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2041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428393" table:style-name="ce41">
            <text:p>2642839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DASNAGORE</text:p>
          </table:table-cell>
          <table:table-cell office:value-type="float" office:value="2066" table:style-name="ce40">
            <text:p>2066</text:p>
          </table:table-cell>
          <table:table-cell office:value-type="string" table:style-name="ce39">
            <text:p>P.O.-DASNAGORE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105" table:style-name="ce41">
            <text:p>71110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2066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536465" table:style-name="ce41">
            <text:p>26536465</text:p>
          </table:table-cell>
          <table:table-cell table:number-columns-repeated="16369"/>
        </table:table-row>
        <table:table-row table:style-name="ro17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MANIKPUR</text:p>
          </table:table-cell>
          <table:table-cell office:value-type="float" office:value="2086" table:style-name="ce40">
            <text:p>2086</text:p>
          </table:table-cell>
          <table:table-cell office:value-type="string" table:style-name="ce39">
            <text:p>P.O.DELTA MILLS, VILL : MANIKPUR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309" table:style-name="ce41">
            <text:p>71130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2086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790223" table:style-name="ce41">
            <text:p>2679022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SARENGA</text:p>
          </table:table-cell>
          <table:table-cell office:value-type="float" office:value="2122" table:style-name="ce40">
            <text:p>2122</text:p>
          </table:table-cell>
          <table:table-cell office:value-type="string" table:style-name="ce39">
            <text:p>VILLAGE &amp; PO : HIRAPUR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310" table:style-name="ce41">
            <text:p>71131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2122@sbi.co.in</text:p>
          </table:table-cell>
          <table:table-cell office:value-type="float" office:value="33" table:style-name="ce41">
            <text:p>33</text:p>
          </table:table-cell>
          <table:table-cell office:value-type="float" office:value="26619014" table:style-name="ce41">
            <text:p>2661901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SIBPUR HOWRAH</text:p>
          </table:table-cell>
          <table:table-cell office:value-type="float" office:value="2124" table:style-name="ce40">
            <text:p>2124</text:p>
          </table:table-cell>
          <table:table-cell office:value-type="string" table:style-name="ce39">
            <text:p>218, GT ROAD SIBPUR, HOWRAH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102" table:style-name="ce41">
            <text:p>7111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2124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427500" table:style-name="ce41">
            <text:p>264275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UNSANI</text:p>
          </table:table-cell>
          <table:table-cell office:value-type="float" office:value="2134" table:style-name="ce40">
            <text:p>2134</text:p>
          </table:table-cell>
          <table:table-cell office:value-type="string" table:style-name="ce39">
            <text:p>VILL &amp; PO : UNSANI PS:JAGACHA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302" table:style-name="ce41">
            <text:p>7113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2134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690774" table:style-name="ce41">
            <text:p>2669077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BELILIOUS ROAD</text:p>
          </table:table-cell>
          <table:table-cell office:value-type="float" office:value="3412" table:style-name="ce40">
            <text:p>3412</text:p>
          </table:table-cell>
          <table:table-cell office:value-type="string" table:style-name="ce39">
            <text:p>158/6 BELILIOUS ROAD, DIST : HOWRAH WEST BENGAL</text:p>
          </table:table-cell>
          <table:table-cell office:value-type="string" table:style-name="ce39">
            <text:p>HOWRAH</text:p>
          </table:table-cell>
          <table:table-cell office:value-type="float" office:value="711101" table:style-name="ce41">
            <text:p>711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3412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439205" table:style-name="ce41">
            <text:p>2643920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SHALIMAR (HOWRAH)</text:p>
          </table:table-cell>
          <table:table-cell office:value-type="float" office:value="3785" table:style-name="ce40">
            <text:p>3785</text:p>
          </table:table-cell>
          <table:table-cell office:value-type="string" table:style-name="ce39">
            <text:p>368, G.T.ROAD(S), P. O. B.GARDEN SIBPUR, HOWRAH WEST BENGAL</text:p>
          </table:table-cell>
          <table:table-cell office:value-type="string" table:style-name="ce39">
            <text:p>HOWRAH</text:p>
          </table:table-cell>
          <table:table-cell office:value-type="float" office:value="711103" table:style-name="ce41">
            <text:p>7111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3785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880020" table:style-name="ce41">
            <text:p>268800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SME BRANCH HOWRAH</text:p>
          </table:table-cell>
          <table:table-cell office:value-type="float" office:value="4150" table:style-name="ce40">
            <text:p>4150</text:p>
          </table:table-cell>
          <table:table-cell office:value-type="string" table:style-name="ce39">
            <text:p>9,G.T.ROAD(SOUTH), HOWRAH HOWRAH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101" table:style-name="ce41">
            <text:p>711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4150@sbi.co.in</text:p>
          </table:table-cell>
          <table:table-cell office:value-type="float" office:value="33" table:style-name="ce41">
            <text:p>33</text:p>
          </table:table-cell>
          <table:table-cell office:value-type="float" office:value="26608263" table:style-name="ce41">
            <text:p>2660826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GANGES GARDEN COMPOUND SHIBPUR</text:p>
          </table:table-cell>
          <table:table-cell office:value-type="float" office:value="4284" table:style-name="ce40">
            <text:p>4284</text:p>
          </table:table-cell>
          <table:table-cell office:value-type="string" table:style-name="ce39">
            <text:p>106, KIRAN CHANDRA SINGH ROAD, GANGES GARDEN, GROUND FLOOR, SHIBPUR HOWRAH, WEST BENGAL</text:p>
          </table:table-cell>
          <table:table-cell office:value-type="string" table:style-name="ce39">
            <text:p>HOWRAH</text:p>
          </table:table-cell>
          <table:table-cell office:value-type="float" office:value="711102" table:style-name="ce41">
            <text:p>7111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4284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500553" table:style-name="ce41">
            <text:p>2650055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KADAMTALA HOWRAH</text:p>
          </table:table-cell>
          <table:table-cell office:value-type="float" office:value="4790" table:style-name="ce40">
            <text:p>4790</text:p>
          </table:table-cell>
          <table:table-cell office:value-type="string" table:style-name="ce39">
            <text:p>144, NARASINGHA DUTTA ROAD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101" table:style-name="ce41">
            <text:p>711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4790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437370" table:style-name="ce41">
            <text:p>2643737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HOWRAH RAILWAY STATION</text:p>
          </table:table-cell>
          <table:table-cell office:value-type="float" office:value="5702" table:style-name="ce40">
            <text:p>5702</text:p>
          </table:table-cell>
          <table:table-cell office:value-type="string" table:style-name="ce39">
            <text:p>HOWRAH RAILWAY STATION OLD COMPLEX HOWRAH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101" table:style-name="ce41">
            <text:p>711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5702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412084" table:style-name="ce41">
            <text:p>2641208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DEULTI</text:p>
          </table:table-cell>
          <table:table-cell office:value-type="float" office:value="5933" table:style-name="ce40">
            <text:p>5933</text:p>
          </table:table-cell>
          <table:table-cell office:value-type="string" table:style-name="ce39">
            <text:p>VILL : DEULTI DIST:HOWRAH WEST BENGAL</text:p>
          </table:table-cell>
          <table:table-cell office:value-type="string" table:style-name="ce39">
            <text:p>HOWRAH</text:p>
          </table:table-cell>
          <table:table-cell office:value-type="float" office:value="711303" table:style-name="ce41">
            <text:p>7113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5933@sbi.co.in</text:p>
          </table:table-cell>
          <table:table-cell office:value-type="float" office:value="3214" table:style-name="ce41">
            <text:p>3214</text:p>
          </table:table-cell>
          <table:table-cell office:value-type="float" office:value="275022" table:style-name="ce41">
            <text:p>27502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BANITABLA</text:p>
          </table:table-cell>
          <table:table-cell office:value-type="float" office:value="6787" table:style-name="ce40">
            <text:p>6787</text:p>
          </table:table-cell>
          <table:table-cell office:value-type="string" table:style-name="ce39">
            <text:p>PO JADURBERIA ULUBERIA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316" table:style-name="ce41">
            <text:p>71131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787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610227" table:style-name="ce41">
            <text:p>2661022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NOUL</text:p>
          </table:table-cell>
          <table:table-cell office:value-type="float" office:value="7077" table:style-name="ce40">
            <text:p>7077</text:p>
          </table:table-cell>
          <table:table-cell office:value-type="string" table:style-name="ce39">
            <text:p>VILL &amp; PO : NOUL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312" table:style-name="ce41">
            <text:p>71131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7077@sbi.co.in</text:p>
          </table:table-cell>
          <table:table-cell office:value-type="float" office:value="3214" table:style-name="ce41">
            <text:p>3214</text:p>
          </table:table-cell>
          <table:table-cell office:value-type="float" office:value="262227" table:style-name="ce41">
            <text:p>26222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MASHILA</text:p>
          </table:table-cell>
          <table:table-cell office:value-type="float" office:value="8556" table:style-name="ce40">
            <text:p>8556</text:p>
          </table:table-cell>
          <table:table-cell office:value-type="string" table:style-name="ce39">
            <text:p>SANKRAIL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302" table:style-name="ce41">
            <text:p>7113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556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690635" table:style-name="ce41">
            <text:p>2669063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SITAPUR</text:p>
          </table:table-cell>
          <table:table-cell office:value-type="float" office:value="9467" table:style-name="ce40">
            <text:p>9467</text:p>
          </table:table-cell>
          <table:table-cell office:value-type="string" table:style-name="ce39">
            <text:p>VILL : SITAPUR, P.O.AMARDAHA,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312" table:style-name="ce41">
            <text:p>71131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467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30902832" table:style-name="ce41">
            <text:p>3090283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KHANJADAPUR</text:p>
          </table:table-cell>
          <table:table-cell office:value-type="float" office:value="9721" table:style-name="ce40">
            <text:p>9721</text:p>
          </table:table-cell>
          <table:table-cell office:value-type="string" table:style-name="ce39">
            <text:p>P.O.BIRSIBPUR VILL : KHANJADAPUR, PS: ULUBERIA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316" table:style-name="ce41">
            <text:p>71131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721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610712" table:style-name="ce41">
            <text:p>2661071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1" table:style-name="ce16">
            <text:p>14881</text:p>
          </table:table-cell>
          <table:table-cell office:value-type="string" table:style-name="ce39">
            <text:p>LALITAGURI</text:p>
          </table:table-cell>
          <table:table-cell office:value-type="float" office:value="9722" table:style-name="ce40">
            <text:p>9722</text:p>
          </table:table-cell>
          <table:table-cell office:value-type="string" table:style-name="ce39">
            <text:p>VILL-LALITAGARI ,PO-KHARIAMOYNAPUR PS-ULUBERIA,HOWRAH WEST BENGAL</text:p>
          </table:table-cell>
          <table:table-cell office:value-type="string" table:style-name="ce39">
            <text:p>HOWRAH</text:p>
          </table:table-cell>
          <table:table-cell office:value-type="float" office:value="711316" table:style-name="ce41">
            <text:p>71131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722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213032" table:style-name="ce41">
            <text:p>2621303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DHULAGORI CROSSING (HOWRAH)</text:p>
          </table:table-cell>
          <table:table-cell office:value-type="float" office:value="10093" table:style-name="ce40">
            <text:p>10093</text:p>
          </table:table-cell>
          <table:table-cell office:value-type="string" table:style-name="ce39">
            <text:p>DHULAGORI CROSSING, PO DHULAGORI, DISTT HOWRAH WEST BENGAL</text:p>
          </table:table-cell>
          <table:table-cell office:value-type="string" table:style-name="ce39">
            <text:p>HOWRAH</text:p>
          </table:table-cell>
          <table:table-cell office:value-type="float" office:value="711302" table:style-name="ce41">
            <text:p>7113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093@sbi.co.in</text:p>
          </table:table-cell>
          <table:table-cell office:value-type="float" office:value="33" table:style-name="ce41">
            <text:p>33</text:p>
          </table:table-cell>
          <table:table-cell office:value-type="float" office:value="9836438234" table:style-name="ce41">
            <text:p>9836438234</text:p>
          </table:table-cell>
          <table:table-cell table:number-columns-repeated="1007" table:style-name="ce20"/>
          <table:table-cell table:style-name="ce22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GNAN</text:p>
          </table:table-cell>
          <table:table-cell office:value-type="float" office:value="10427" table:style-name="ce40">
            <text:p>10427</text:p>
          </table:table-cell>
          <table:table-cell office:value-type="string" table:style-name="ce39">
            <text:p>O T ROAD, P.O. BAGNAN DIST. HOWRAH WEST BENGAL</text:p>
          </table:table-cell>
          <table:table-cell office:value-type="string" table:style-name="ce39">
            <text:p>HOWRAH</text:p>
          </table:table-cell>
          <table:table-cell office:value-type="float" office:value="711303" table:style-name="ce41">
            <text:p>7113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427@sbi.co.in</text:p>
          </table:table-cell>
          <table:table-cell office:value-type="float" office:value="3214" table:style-name="ce41">
            <text:p>3214</text:p>
          </table:table-cell>
          <table:table-cell office:value-type="float" office:value="268008" table:style-name="ce41">
            <text:p>268008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KULTALA (CHUNABHATTI)</text:p>
          </table:table-cell>
          <table:table-cell office:value-type="float" office:value="12424" table:style-name="ce40">
            <text:p>12424</text:p>
          </table:table-cell>
          <table:table-cell office:value-type="string" table:style-name="ce39">
            <text:p>PARAMSUKH APARTMENT HOWRAH ANDUL ROAD DIST: HOWRAH</text:p>
          </table:table-cell>
          <table:table-cell office:value-type="string" table:style-name="ce39">
            <text:p>HOWRAH</text:p>
          </table:table-cell>
          <table:table-cell office:value-type="float" office:value="711109" table:style-name="ce41">
            <text:p>71110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24@sbi.co.in</text:p>
          </table:table-cell>
          <table:table-cell office:value-type="float" office:value="33" table:style-name="ce41">
            <text:p>33</text:p>
          </table:table-cell>
          <table:table-cell office:value-type="float" office:value="26445577" table:style-name="ce41">
            <text:p>26445577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JUJARSAHA</text:p>
          </table:table-cell>
          <table:table-cell office:value-type="float" office:value="12426" table:style-name="ce40">
            <text:p>12426</text:p>
          </table:table-cell>
          <table:table-cell office:value-type="string" table:style-name="ce39">
            <text:p>VILL- JUJARSAHA PO : JUJARSAHA DISTT: HOWRAH</text:p>
          </table:table-cell>
          <table:table-cell office:value-type="string" table:style-name="ce39">
            <text:p>HOWRAH</text:p>
          </table:table-cell>
          <table:table-cell office:value-type="float" office:value="711302" table:style-name="ce41">
            <text:p>7113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26@sbi.co.in</text:p>
          </table:table-cell>
          <table:table-cell office:value-type="float" office:value="3214" table:style-name="ce41">
            <text:p>3214</text:p>
          </table:table-cell>
          <table:table-cell office:value-type="float" office:value="251422" table:style-name="ce41">
            <text:p>251422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KSARA</text:p>
          </table:table-cell>
          <table:table-cell office:value-type="float" office:value="12427" table:style-name="ce40">
            <text:p>12427</text:p>
          </table:table-cell>
          <table:table-cell office:value-type="string" table:style-name="ce39">
            <text:p>L.M.C SARANI, P.O.- BAKSARA, P.S.- JAGACHA, DISTRICT:HOWRAH, WEST BENGAL.</text:p>
          </table:table-cell>
          <table:table-cell office:value-type="string" table:style-name="ce39">
            <text:p>HOWRAH</text:p>
          </table:table-cell>
          <table:table-cell office:value-type="float" office:value="711110" table:style-name="ce41">
            <text:p>71111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27@sbi.co.in</text:p>
          </table:table-cell>
          <table:table-cell office:value-type="float" office:value="33" table:style-name="ce41">
            <text:p>33</text:p>
          </table:table-cell>
          <table:table-cell office:value-type="float" office:value="26580901" table:style-name="ce41">
            <text:p>26580901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NKRA</text:p>
          </table:table-cell>
          <table:table-cell office:value-type="float" office:value="12431" table:style-name="ce40">
            <text:p>12431</text:p>
          </table:table-cell>
          <table:table-cell office:value-type="string" table:style-name="ce39">
            <text:p>HOWRAH AMTA ROAD BANKRA DOLTALA DIST: HOWRAH</text:p>
          </table:table-cell>
          <table:table-cell office:value-type="string" table:style-name="ce39">
            <text:p>HOWRAH</text:p>
          </table:table-cell>
          <table:table-cell office:value-type="float" office:value="711403" table:style-name="ce41">
            <text:p>7114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31@sbi.co.in</text:p>
          </table:table-cell>
          <table:table-cell office:value-type="float" office:value="33" table:style-name="ce41">
            <text:p>33</text:p>
          </table:table-cell>
          <table:table-cell office:value-type="float" office:value="9674719965" table:style-name="ce41">
            <text:p>9674719965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HYAMPUR</text:p>
          </table:table-cell>
          <table:table-cell office:value-type="float" office:value="12436" table:style-name="ce40">
            <text:p>12436</text:p>
          </table:table-cell>
          <table:table-cell office:value-type="string" table:style-name="ce39">
            <text:p>VILL-GOBINDPUR, P.O.- KHARUBERIA PS: SHYAMPUR, DISTT:HOWRAH WEST BENGAL</text:p>
          </table:table-cell>
          <table:table-cell office:value-type="string" table:style-name="ce39">
            <text:p>HOWRAH</text:p>
          </table:table-cell>
          <table:table-cell office:value-type="float" office:value="711314" table:style-name="ce41">
            <text:p>71131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36@sbi.co.in</text:p>
          </table:table-cell>
          <table:table-cell office:value-type="float" office:value="3214" table:style-name="ce41">
            <text:p>3214</text:p>
          </table:table-cell>
          <table:table-cell office:value-type="float" office:value="264068" table:style-name="ce41">
            <text:p>264068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CHATTERJEEHAT</text:p>
          </table:table-cell>
          <table:table-cell office:value-type="float" office:value="12459" table:style-name="ce40">
            <text:p>12459</text:p>
          </table:table-cell>
          <table:table-cell office:value-type="string" table:style-name="ce39">
            <text:p>777, SARAT CHATTERJEE ROAD P.O. SHIBPUR DIST: HOWRAH</text:p>
          </table:table-cell>
          <table:table-cell office:value-type="string" table:style-name="ce39">
            <text:p>HOWRAH</text:p>
          </table:table-cell>
          <table:table-cell office:value-type="float" office:value="711104" table:style-name="ce41">
            <text:p>7111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59@sbi.co.in</text:p>
          </table:table-cell>
          <table:table-cell office:value-type="float" office:value="33" table:style-name="ce41">
            <text:p>33</text:p>
          </table:table-cell>
          <table:table-cell office:value-type="float" office:value="26671973" table:style-name="ce41">
            <text:p>26671973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ALIBABUR BAZAR</text:p>
          </table:table-cell>
          <table:table-cell office:value-type="float" office:value="12460" table:style-name="ce40">
            <text:p>12460</text:p>
          </table:table-cell>
          <table:table-cell office:value-type="string" table:style-name="ce39">
            <text:p>253/9 N.S. ROAD HOWARAH-711101 HOWARAH</text:p>
          </table:table-cell>
          <table:table-cell office:value-type="string" table:style-name="ce39">
            <text:p>HOWRAH</text:p>
          </table:table-cell>
          <table:table-cell office:value-type="float" office:value="711101" table:style-name="ce41">
            <text:p>711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60@sbi.co.in</text:p>
          </table:table-cell>
          <table:table-cell office:value-type="float" office:value="33" table:style-name="ce41">
            <text:p>33</text:p>
          </table:table-cell>
          <table:table-cell office:value-type="float" office:value="26406228" table:style-name="ce41">
            <text:p>2640622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43">
            <text:p>RANIHATI BRANCH</text:p>
          </table:table-cell>
          <table:table-cell office:value-type="float" office:value="14084" table:style-name="ce44">
            <text:p>14084</text:p>
          </table:table-cell>
          <table:table-cell office:value-type="string" table:style-name="ce43">
            <text:p>VILLAGE- RANIHATI, P.O. - JAYNAGAR P.S. PANCHLA DIST- HOWRAH</text:p>
          </table:table-cell>
          <table:table-cell office:value-type="string" table:style-name="ce43">
            <text:p>HOWRAH</text:p>
          </table:table-cell>
          <table:table-cell office:value-type="float" office:value="711302" table:style-name="ce45">
            <text:p>711302</text:p>
          </table:table-cell>
          <table:table-cell table:style-name="ce45"/>
          <table:table-cell office:value-type="string" table:style-name="ce43">
            <text:p>WEST BENGAL</text:p>
          </table:table-cell>
          <table:table-cell office:value-type="string" table:style-name="ce45">
            <text:p>sbi.14084@sbi.co.in</text:p>
          </table:table-cell>
          <table:table-cell office:value-type="float" office:value="33" table:style-name="ce45">
            <text:p>33</text:p>
          </table:table-cell>
          <table:table-cell office:value-type="float" office:value="26616218" table:style-name="ce45">
            <text:p>26616218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KSHI BRANCH</text:p>
          </table:table-cell>
          <table:table-cell office:value-type="float" office:value="14087" table:style-name="ce40">
            <text:p>14087</text:p>
          </table:table-cell>
          <table:table-cell office:value-type="string" table:style-name="ce39">
            <text:p>VILLAGE- BAKSHI, P.O.-BAKSHI P.S. - BAGNAN DIST- HOWRAH</text:p>
          </table:table-cell>
          <table:table-cell office:value-type="string" table:style-name="ce39">
            <text:p>HOWRAH</text:p>
          </table:table-cell>
          <table:table-cell office:value-type="float" office:value="711303" table:style-name="ce41">
            <text:p>7113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87@sbi.co.in</text:p>
          </table:table-cell>
          <table:table-cell office:value-type="float" office:value="3214" table:style-name="ce41">
            <text:p>3214</text:p>
          </table:table-cell>
          <table:table-cell office:value-type="float" office:value="269380" table:style-name="ce41">
            <text:p>26938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HATTANAGAR BRANCH</text:p>
          </table:table-cell>
          <table:table-cell office:value-type="float" office:value="14552" table:style-name="ce40">
            <text:p>14552</text:p>
          </table:table-cell>
          <table:table-cell office:value-type="string" table:style-name="ce39">
            <text:p>121, BHATTANAGAR POST - BHATTANAGAR,P.S.-LILUAH, DIST. - HOWRAH</text:p>
          </table:table-cell>
          <table:table-cell office:value-type="string" table:style-name="ce39">
            <text:p>HOWRAH</text:p>
          </table:table-cell>
          <table:table-cell office:value-type="float" office:value="711203" table:style-name="ce41">
            <text:p>7112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552@sbi.co.in</text:p>
          </table:table-cell>
          <table:table-cell office:value-type="float" office:value="33" table:style-name="ce41">
            <text:p>33</text:p>
          </table:table-cell>
          <table:table-cell office:value-type="float" office:value="26519097" table:style-name="ce41">
            <text:p>2651909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ESU BRANCH</text:p>
          </table:table-cell>
          <table:table-cell office:value-type="float" office:value="14553" table:style-name="ce40">
            <text:p>14553</text:p>
          </table:table-cell>
          <table:table-cell office:value-type="string" table:style-name="ce39">
            <text:p>QRT NO 35A, IIEST SHIBPUR B GARDEN HOWRAH</text:p>
          </table:table-cell>
          <table:table-cell office:value-type="string" table:style-name="ce39">
            <text:p>HOWRAH</text:p>
          </table:table-cell>
          <table:table-cell office:value-type="float" office:value="711103" table:style-name="ce41">
            <text:p>7111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553@sbi.co.in</text:p>
          </table:table-cell>
          <table:table-cell office:value-type="float" office:value="33" table:style-name="ce41">
            <text:p>33</text:p>
          </table:table-cell>
          <table:table-cell office:value-type="float" office:value="26680123" table:style-name="ce41">
            <text:p>2668012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JAGACHA BRANCH</text:p>
          </table:table-cell>
          <table:table-cell office:value-type="float" office:value="14554" table:style-name="ce40">
            <text:p>14554</text:p>
          </table:table-cell>
          <table:table-cell office:value-type="string" table:style-name="ce39">
            <text:p>NITYANANDA ASHRAM MAHIARY ROAD P.O : JAGACHA HOWRAH</text:p>
          </table:table-cell>
          <table:table-cell office:value-type="string" table:style-name="ce39">
            <text:p>HOWRAH</text:p>
          </table:table-cell>
          <table:table-cell office:value-type="float" office:value="711112" table:style-name="ce41">
            <text:p>71111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554@sbi.co.in</text:p>
          </table:table-cell>
          <table:table-cell office:value-type="float" office:value="33" table:style-name="ce41">
            <text:p>33</text:p>
          </table:table-cell>
          <table:table-cell office:value-type="float" office:value="26570119120" table:style-name="ce41">
            <text:p>265701191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RBO 1 HOWRAH</text:p>
          </table:table-cell>
          <table:table-cell office:value-type="float" office:value="14881" table:style-name="ce40">
            <text:p>14881</text:p>
          </table:table-cell>
          <table:table-cell office:value-type="string" table:style-name="ce39">
            <text:p>106, KIRAN CHANDRA SINGHA ROAD, 2ND FLOOR P.O. &amp; P.S. SHIBPUR</text:p>
          </table:table-cell>
          <table:table-cell office:value-type="string" table:style-name="ce39">
            <text:p>HOWRAH</text:p>
          </table:table-cell>
          <table:table-cell office:value-type="float" office:value="711102" table:style-name="ce41">
            <text:p>7111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881@sbi.co.in</text:p>
          </table:table-cell>
          <table:table-cell office:value-type="float" office:value="33" table:style-name="ce41">
            <text:p>33</text:p>
          </table:table-cell>
          <table:table-cell office:value-type="float" office:value="26386695" table:style-name="ce41">
            <text:p>2638669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UGKALYAN (NUNTIA)</text:p>
          </table:table-cell>
          <table:table-cell office:value-type="float" office:value="15272" table:style-name="ce40">
            <text:p>15272</text:p>
          </table:table-cell>
          <table:table-cell office:value-type="string" table:style-name="ce39">
            <text:p>VILL - NUNTI, POST - MUGKALYAN PS - BAGNAN, DISTT - HOWRAH WEST BENGAL</text:p>
          </table:table-cell>
          <table:table-cell office:value-type="string" table:style-name="ce39">
            <text:p>HOWRAH</text:p>
          </table:table-cell>
          <table:table-cell office:value-type="float" office:value="711312" table:style-name="ce41">
            <text:p>71131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5272@sbi.co.in</text:p>
          </table:table-cell>
          <table:table-cell office:value-type="float" office:value="33" table:style-name="ce41">
            <text:p>33</text:p>
          </table:table-cell>
          <table:table-cell office:value-type="float" office:value="235056" table:style-name="ce41">
            <text:p>23505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STATE BANK OF INDIA BELGACHIA BRANCH</text:p>
          </table:table-cell>
          <table:table-cell office:value-type="float" office:value="16640" table:style-name="ce40">
            <text:p>16640</text:p>
          </table:table-cell>
          <table:table-cell office:value-type="string" table:style-name="ce39">
            <text:p>P-85/12/3 , BENARAS ROAD P.O. : NETAJI GARD , P.S. : LILUAH DISTT - HOWRAH</text:p>
          </table:table-cell>
          <table:table-cell office:value-type="string" table:style-name="ce39">
            <text:p>HOWRAH</text:p>
          </table:table-cell>
          <table:table-cell office:value-type="float" office:value="711108" table:style-name="ce41">
            <text:p>71110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640@sbi.co.in</text:p>
          </table:table-cell>
          <table:table-cell office:value-type="float" office:value="33" table:style-name="ce41">
            <text:p>33</text:p>
          </table:table-cell>
          <table:table-cell office:value-type="float" office:value="26510051" table:style-name="ce41">
            <text:p>26510051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OTANICAL GARDEN BRANCH</text:p>
          </table:table-cell>
          <table:table-cell office:value-type="float" office:value="16641" table:style-name="ce40">
            <text:p>16641</text:p>
          </table:table-cell>
          <table:table-cell office:value-type="string" table:style-name="ce39">
            <text:p>25 &amp; 26/1, ANDUL ROAD, P.S. SHIBPUR P.O. BOTANICAL GARDEN HOWRAH</text:p>
          </table:table-cell>
          <table:table-cell office:value-type="string" table:style-name="ce39">
            <text:p>HOWRAH</text:p>
          </table:table-cell>
          <table:table-cell office:value-type="float" office:value="711109" table:style-name="ce41">
            <text:p>71110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641@sbi.co.in</text:p>
          </table:table-cell>
          <table:table-cell office:value-type="float" office:value="33" table:style-name="ce41">
            <text:p>33</text:p>
          </table:table-cell>
          <table:table-cell office:value-type="float" office:value="26580122" table:style-name="ce41">
            <text:p>2658012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ULGACHIA BRANCH</text:p>
          </table:table-cell>
          <table:table-cell office:value-type="float" office:value="16922" table:style-name="ce40">
            <text:p>16922</text:p>
          </table:table-cell>
          <table:table-cell office:value-type="string" table:style-name="ce39">
            <text:p>VILL: MANICKPUR PO KULGACHIA PS : ULUBERIA HOWRAH</text:p>
          </table:table-cell>
          <table:table-cell office:value-type="string" table:style-name="ce39">
            <text:p>HOWRAH</text:p>
          </table:table-cell>
          <table:table-cell office:value-type="float" office:value="711306" table:style-name="ce41">
            <text:p>71130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922@sbi.co.in</text:p>
          </table:table-cell>
          <table:table-cell office:value-type="float" office:value="33" table:style-name="ce41">
            <text:p>33</text:p>
          </table:table-cell>
          <table:table-cell office:value-type="float" office:value="26210088" table:style-name="ce41">
            <text:p>2621008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PBB HOWRAH</text:p>
          </table:table-cell>
          <table:table-cell office:value-type="float" office:value="18127" table:style-name="ce40">
            <text:p>18127</text:p>
          </table:table-cell>
          <table:table-cell office:value-type="string" table:style-name="ce39">
            <text:p>5/1 ROSE MARRY LANE NEAR HOWRAH A.C MARKET HOWRAH-711101</text:p>
          </table:table-cell>
          <table:table-cell office:value-type="string" table:style-name="ce39">
            <text:p>HOWRAH</text:p>
          </table:table-cell>
          <table:table-cell office:value-type="float" office:value="711101" table:style-name="ce41">
            <text:p>711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127@sbi.co.in</text:p>
          </table:table-cell>
          <table:table-cell table:style-name="ce41"/>
          <table:table-cell office:value-type="float" office:value="26666667" table:style-name="ce41">
            <text:p>2666666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PANCHANANTALA HOWRAH</text:p>
          </table:table-cell>
          <table:table-cell office:value-type="float" office:value="20811" table:style-name="ce40">
            <text:p>20811</text:p>
          </table:table-cell>
          <table:table-cell office:value-type="string" table:style-name="ce39">
            <text:p>72,JOY APARTMENT, PAHCHANANTALA ROAD HOWRAH, KOLKATA</text:p>
          </table:table-cell>
          <table:table-cell office:value-type="string" table:style-name="ce39">
            <text:p>HOWRAH</text:p>
          </table:table-cell>
          <table:table-cell office:value-type="float" office:value="711101" table:style-name="ce41">
            <text:p>711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20811@sbi.co.in</text:p>
          </table:table-cell>
          <table:table-cell office:value-type="float" office:value="33" table:style-name="ce41">
            <text:p>33</text:p>
          </table:table-cell>
          <table:table-cell office:value-type="float" office:value="26377332" table:style-name="ce41">
            <text:p>26377332</text:p>
          </table:table-cell>
          <table:table-cell table:number-columns-repeated="16369"/>
        </table:table-row>
        <table:table-row table:style-name="ro6">
          <table:table-cell office:value-type="string" table:number-columns-spanned="3" table:number-rows-spanned="39" table:style-name="ce54">
            <text:p>Regional Manager, State Bank of India, RBO-II, 1<text:span text:style-name="T4">st</text:span><text:s/>Floor, SBI Serampore Branch, 58 N N Roy Street, Hoogly - 712201</text:p>
          </table:table-cell>
          <table:covered-table-cell table:number-columns-repeated="2"/>
          <table:table-cell office:value-type="string" table:number-columns-spanned="1" table:number-rows-spanned="39" table:style-name="ce53">
            <text:p>033-26802202</text:p>
          </table:table-cell>
          <table:table-cell office:value-type="float" office:value="14882" table:style-name="ce42">
            <text:p>14882</text:p>
          </table:table-cell>
          <table:table-cell office:value-type="string" table:style-name="ce43">
            <text:p>CHANDERNAGORE HOOGHLY</text:p>
          </table:table-cell>
          <table:table-cell office:value-type="float" office:value="53" table:style-name="ce44">
            <text:p>53</text:p>
          </table:table-cell>
          <table:table-cell office:value-type="string" table:style-name="ce43">
            <text:p>BARABAZAR, CHANDANNAGAR CHANDERNAGORE , HOOGHLY DIST:HOOGHLY, WEST BENGAL</text:p>
          </table:table-cell>
          <table:table-cell office:value-type="string" table:style-name="ce43">
            <text:p>HOOGLY</text:p>
          </table:table-cell>
          <table:table-cell office:value-type="float" office:value="712136" table:style-name="ce45">
            <text:p>712136</text:p>
          </table:table-cell>
          <table:table-cell table:style-name="ce45"/>
          <table:table-cell office:value-type="string" table:style-name="ce43">
            <text:p>WEST BENGAL</text:p>
          </table:table-cell>
          <table:table-cell office:value-type="string" table:style-name="ce45">
            <text:p>sbi.00053@sbi.co.in</text:p>
          </table:table-cell>
          <table:table-cell office:value-type="float" office:value="33" table:style-name="ce45">
            <text:p>33</text:p>
          </table:table-cell>
          <table:table-cell office:value-type="float" office:value="26852983" table:style-name="ce45">
            <text:p>26852983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2" table:style-name="ce17">
            <text:p>14882</text:p>
          </table:table-cell>
          <table:table-cell office:value-type="string" table:style-name="ce46">
            <text:p>CHINSURAH</text:p>
          </table:table-cell>
          <table:table-cell office:value-type="float" office:value="56" table:style-name="ce47">
            <text:p>56</text:p>
          </table:table-cell>
          <table:table-cell office:value-type="string" table:style-name="ce46">
            <text:p>AKHANBAZAR, DIST:HOOGHLY , WEST BENGAL</text:p>
          </table:table-cell>
          <table:table-cell office:value-type="string" table:style-name="ce46">
            <text:p>HOOGLY</text:p>
          </table:table-cell>
          <table:table-cell office:value-type="float" office:value="712101" table:style-name="ce48">
            <text:p>71210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0056@sbi.co.in</text:p>
          </table:table-cell>
          <table:table-cell office:value-type="float" office:value="3300" table:style-name="ce48">
            <text:p>3300</text:p>
          </table:table-cell>
          <table:table-cell office:value-type="float" office:value="26801141" table:style-name="ce48">
            <text:p>2680114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2" table:style-name="ce17">
            <text:p>14882</text:p>
          </table:table-cell>
          <table:table-cell office:value-type="string" table:style-name="ce46">
            <text:p>TRIBENI</text:p>
          </table:table-cell>
          <table:table-cell office:value-type="float" office:value="225" table:style-name="ce47">
            <text:p>225</text:p>
          </table:table-cell>
          <table:table-cell office:value-type="string" table:style-name="ce46">
            <text:p>BPTS TOWNSHIP, PO TRIBENI DIST:HOOGHLY WEST BENGAL</text:p>
          </table:table-cell>
          <table:table-cell office:value-type="string" table:style-name="ce46">
            <text:p>HOOGLY</text:p>
          </table:table-cell>
          <table:table-cell office:value-type="float" office:value="712503" table:style-name="ce48">
            <text:p>712503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0225@sbi.co.in</text:p>
          </table:table-cell>
          <table:table-cell office:value-type="float" office:value="3300" table:style-name="ce48">
            <text:p>3300</text:p>
          </table:table-cell>
          <table:table-cell office:value-type="string" table:style-name="ce48">
            <text:p>26846225,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2" table:style-name="ce17">
            <text:p>14882</text:p>
          </table:table-cell>
          <table:table-cell office:value-type="string" table:style-name="ce46">
            <text:p>BOINCHEE</text:p>
          </table:table-cell>
          <table:table-cell office:value-type="float" office:value="1400" table:style-name="ce47">
            <text:p>1400</text:p>
          </table:table-cell>
          <table:table-cell office:value-type="string" table:style-name="ce46">
            <text:p>VILL : BOINCHEE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134" table:style-name="ce48">
            <text:p>712134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400@sbi.co.in</text:p>
          </table:table-cell>
          <table:table-cell office:value-type="float" office:value="3213" table:style-name="ce48">
            <text:p>3213</text:p>
          </table:table-cell>
          <table:table-cell office:value-type="float" office:value="269223" table:style-name="ce48">
            <text:p>26922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KHADINA MORE CHINSURAH</text:p>
          </table:table-cell>
          <table:table-cell office:value-type="float" office:value="1745" table:style-name="ce47">
            <text:p>1745</text:p>
          </table:table-cell>
          <table:table-cell office:value-type="string" table:style-name="ce46">
            <text:p>MAHATMA GANDHI ROAD, KHADINA MORE CHINSURAH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101" table:style-name="ce48">
            <text:p>71210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745@sbi.co.in</text:p>
          </table:table-cell>
          <table:table-cell office:value-type="float" office:value="3300" table:style-name="ce48">
            <text:p>3300</text:p>
          </table:table-cell>
          <table:table-cell office:value-type="float" office:value="26802683" table:style-name="ce48">
            <text:p>2680268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SHEORAPHULI</text:p>
          </table:table-cell>
          <table:table-cell office:value-type="float" office:value="1769" table:style-name="ce47">
            <text:p>1769</text:p>
          </table:table-cell>
          <table:table-cell office:value-type="string" table:style-name="ce46">
            <text:p>ZAMINDER ROAD, SHEORAPHULI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223" table:style-name="ce48">
            <text:p>712223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769@sbi.co.in</text:p>
          </table:table-cell>
          <table:table-cell office:value-type="float" office:value="33" table:style-name="ce48">
            <text:p>33</text:p>
          </table:table-cell>
          <table:table-cell office:value-type="float" office:value="26322828" table:style-name="ce48">
            <text:p>2632282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TARAKESHWAR</text:p>
          </table:table-cell>
          <table:table-cell office:value-type="float" office:value="1865" table:style-name="ce47">
            <text:p>1865</text:p>
          </table:table-cell>
          <table:table-cell office:value-type="string" table:style-name="ce46">
            <text:p>TARAKESWAR, CHOULPATTY P.O. TARAKESWAR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410" table:style-name="ce48">
            <text:p>712410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865@sbi.co.in</text:p>
          </table:table-cell>
          <table:table-cell office:value-type="float" office:value="3212" table:style-name="ce48">
            <text:p>3212</text:p>
          </table:table-cell>
          <table:table-cell office:value-type="float" office:value="276247" table:style-name="ce48">
            <text:p>2762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BALAGARH</text:p>
          </table:table-cell>
          <table:table-cell office:value-type="float" office:value="2006" table:style-name="ce47">
            <text:p>2006</text:p>
          </table:table-cell>
          <table:table-cell office:value-type="string" table:style-name="ce46">
            <text:p>VILL &amp; PO : SRIPUR BAZAR DT. HOOGHLY WEST BENGAL</text:p>
          </table:table-cell>
          <table:table-cell office:value-type="string" table:style-name="ce46">
            <text:p>HOOGLY</text:p>
          </table:table-cell>
          <table:table-cell office:value-type="float" office:value="712514" table:style-name="ce48">
            <text:p>712514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2006@sbi.co.in</text:p>
          </table:table-cell>
          <table:table-cell office:value-type="float" office:value="3213" table:style-name="ce48">
            <text:p>3213</text:p>
          </table:table-cell>
          <table:table-cell office:value-type="float" office:value="260211" table:style-name="ce48">
            <text:p>2602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BHADRESWAR</text:p>
          </table:table-cell>
          <table:table-cell office:value-type="float" office:value="2021" table:style-name="ce47">
            <text:p>2021</text:p>
          </table:table-cell>
          <table:table-cell office:value-type="string" table:style-name="ce46">
            <text:p>122, STATION BAZAAR ROAD,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124" table:style-name="ce48">
            <text:p>712124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2021@sbi.co.in</text:p>
          </table:table-cell>
          <table:table-cell office:value-type="float" office:value="3300" table:style-name="ce48">
            <text:p>3300</text:p>
          </table:table-cell>
          <table:table-cell office:value-type="float" office:value="26337609" table:style-name="ce48">
            <text:p>2633760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SAHAGANJ</text:p>
          </table:table-cell>
          <table:table-cell office:value-type="float" office:value="2115" table:style-name="ce47">
            <text:p>2115</text:p>
          </table:table-cell>
          <table:table-cell office:value-type="string" table:style-name="ce46">
            <text:p>SAHAGANJ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104" table:style-name="ce48">
            <text:p>712104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2115@sbi.co.in</text:p>
          </table:table-cell>
          <table:table-cell office:value-type="float" office:value="3300" table:style-name="ce48">
            <text:p>3300</text:p>
          </table:table-cell>
          <table:table-cell office:value-type="float" office:value="26347876" table:style-name="ce48">
            <text:p>2634787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PANDUA</text:p>
          </table:table-cell>
          <table:table-cell office:value-type="float" office:value="4646" table:style-name="ce47">
            <text:p>4646</text:p>
          </table:table-cell>
          <table:table-cell office:value-type="string" table:style-name="ce46">
            <text:p>ALAM MARKET,KALNA MORE POST PANDUA DIST- HOOGHLY</text:p>
          </table:table-cell>
          <table:table-cell office:value-type="string" table:style-name="ce46">
            <text:p>HOOGLY</text:p>
          </table:table-cell>
          <table:table-cell office:value-type="float" office:value="712149" table:style-name="ce48">
            <text:p>712149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4646@sbi.co.in</text:p>
          </table:table-cell>
          <table:table-cell office:value-type="float" office:value="3213" table:style-name="ce48">
            <text:p>3213</text:p>
          </table:table-cell>
          <table:table-cell office:value-type="float" office:value="266094" table:style-name="ce48">
            <text:p>26609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BAIDYABATI</text:p>
          </table:table-cell>
          <table:table-cell office:value-type="float" office:value="4776" table:style-name="ce47">
            <text:p>4776</text:p>
          </table:table-cell>
          <table:table-cell office:value-type="string" table:style-name="ce46">
            <text:p>DIST:HOOGHLY, WEST BENGAL 712222</text:p>
          </table:table-cell>
          <table:table-cell office:value-type="string" table:style-name="ce46">
            <text:p>HOOGLY</text:p>
          </table:table-cell>
          <table:table-cell office:value-type="float" office:value="712222" table:style-name="ce48">
            <text:p>712222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4776@sbi.co.in</text:p>
          </table:table-cell>
          <table:table-cell office:value-type="float" office:value="33" table:style-name="ce48">
            <text:p>33</text:p>
          </table:table-cell>
          <table:table-cell office:value-type="float" office:value="26320278" table:style-name="ce48">
            <text:p>2632027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MOGRA</text:p>
          </table:table-cell>
          <table:table-cell office:value-type="float" office:value="4780" table:style-name="ce47">
            <text:p>4780</text:p>
          </table:table-cell>
          <table:table-cell office:value-type="string" table:style-name="ce46">
            <text:p>G T ROAD DIST:HOOGHLY WEST BENGAL</text:p>
          </table:table-cell>
          <table:table-cell office:value-type="string" table:style-name="ce46">
            <text:p>HOOGLY</text:p>
          </table:table-cell>
          <table:table-cell office:value-type="float" office:value="712148" table:style-name="ce48">
            <text:p>712148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4780@sbi.co.in</text:p>
          </table:table-cell>
          <table:table-cell office:value-type="float" office:value="3300" table:style-name="ce48">
            <text:p>3300</text:p>
          </table:table-cell>
          <table:table-cell office:value-type="float" office:value="26846454" table:style-name="ce48">
            <text:p>2684645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BANSBERIA</text:p>
          </table:table-cell>
          <table:table-cell office:value-type="float" office:value="5919" table:style-name="ce47">
            <text:p>5919</text:p>
          </table:table-cell>
          <table:table-cell office:value-type="string" table:style-name="ce46">
            <text:p>VIVEKANANDA ROAD, BANSBERIA,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502" table:style-name="ce48">
            <text:p>712502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5919@sbi.co.in</text:p>
          </table:table-cell>
          <table:table-cell office:value-type="float" office:value="3300" table:style-name="ce48">
            <text:p>3300</text:p>
          </table:table-cell>
          <table:table-cell office:value-type="float" office:value="26346472" table:style-name="ce48">
            <text:p>2634647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JANAI</text:p>
          </table:table-cell>
          <table:table-cell office:value-type="float" office:value="6033" table:style-name="ce47">
            <text:p>6033</text:p>
          </table:table-cell>
          <table:table-cell office:value-type="string" table:style-name="ce46">
            <text:p>JANAI BAZAR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304" table:style-name="ce48">
            <text:p>712304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6033@sbi.co.in</text:p>
          </table:table-cell>
          <table:table-cell office:value-type="float" office:value="3212" table:style-name="ce48">
            <text:p>3212</text:p>
          </table:table-cell>
          <table:table-cell office:value-type="float" office:value="244101" table:style-name="ce48">
            <text:p>24410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HARIPAL</text:p>
          </table:table-cell>
          <table:table-cell office:value-type="float" office:value="6150" table:style-name="ce47">
            <text:p>6150</text:p>
          </table:table-cell>
          <table:table-cell office:value-type="string" table:style-name="ce46">
            <text:p>VILL HARIPAL PO KHARMARCHANDI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405" table:style-name="ce48">
            <text:p>712405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6150@sbi.co.in</text:p>
          </table:table-cell>
          <table:table-cell office:value-type="float" office:value="3212" table:style-name="ce48">
            <text:p>3212</text:p>
          </table:table-cell>
          <table:table-cell office:value-type="float" office:value="239226" table:style-name="ce48">
            <text:p>23922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KUMIRMORAH</text:p>
          </table:table-cell>
          <table:table-cell office:value-type="float" office:value="6582" table:style-name="ce47">
            <text:p>6582</text:p>
          </table:table-cell>
          <table:table-cell office:value-type="string" table:style-name="ce46">
            <text:p>VILL &amp; PO : KUMIRMORAH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704" table:style-name="ce48">
            <text:p>712704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6582@sbi.co.in</text:p>
          </table:table-cell>
          <table:table-cell office:value-type="float" office:value="3212" table:style-name="ce48">
            <text:p>3212</text:p>
          </table:table-cell>
          <table:table-cell office:value-type="float" office:value="263553" table:style-name="ce48">
            <text:p>26355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MANKUNDU</text:p>
          </table:table-cell>
          <table:table-cell office:value-type="float" office:value="6772" table:style-name="ce47">
            <text:p>6772</text:p>
          </table:table-cell>
          <table:table-cell office:value-type="string" table:style-name="ce46">
            <text:p>J.C. KHAN ROAD, P.O. MANKUNDU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139" table:style-name="ce48">
            <text:p>712139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6772@sbi.co.in</text:p>
          </table:table-cell>
          <table:table-cell office:value-type="float" office:value="3300" table:style-name="ce48">
            <text:p>3300</text:p>
          </table:table-cell>
          <table:table-cell office:value-type="float" office:value="26836375" table:style-name="ce48">
            <text:p>2683637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HARIT</text:p>
          </table:table-cell>
          <table:table-cell office:value-type="float" office:value="7205" table:style-name="ce47">
            <text:p>7205</text:p>
          </table:table-cell>
          <table:table-cell office:value-type="string" table:style-name="ce46">
            <text:p>VILL : HARIT, PO : HARIT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305" table:style-name="ce48">
            <text:p>712305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7205@sbi.co.in</text:p>
          </table:table-cell>
          <table:table-cell office:value-type="float" office:value="3213" table:style-name="ce48">
            <text:p>3213</text:p>
          </table:table-cell>
          <table:table-cell office:value-type="float" office:value="252226" table:style-name="ce48">
            <text:p>25222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JAMGRAM</text:p>
          </table:table-cell>
          <table:table-cell office:value-type="float" office:value="8724" table:style-name="ce47">
            <text:p>8724</text:p>
          </table:table-cell>
          <table:table-cell office:value-type="string" table:style-name="ce46">
            <text:p>VILL &amp; P.O.JAMGRAM,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146" table:style-name="ce48">
            <text:p>712146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8724@sbi.co.in</text:p>
          </table:table-cell>
          <table:table-cell office:value-type="float" office:value="3213" table:style-name="ce48">
            <text:p>3213</text:p>
          </table:table-cell>
          <table:table-cell office:value-type="float" office:value="267137" table:style-name="ce48">
            <text:p>26713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RAMNATHPUR SAB</text:p>
          </table:table-cell>
          <table:table-cell office:value-type="float" office:value="9462" table:style-name="ce40">
            <text:p>9462</text:p>
          </table:table-cell>
          <table:table-cell office:value-type="string" table:style-name="ce39">
            <text:p>P.O.KUMIRMORAH, VILL : RAMNATHPUR DIST:HOOGHLY, WEST BENGAL</text:p>
          </table:table-cell>
          <table:table-cell office:value-type="string" table:style-name="ce39">
            <text:p>HOOGLY</text:p>
          </table:table-cell>
          <table:table-cell office:value-type="float" office:value="712704" table:style-name="ce41">
            <text:p>7127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462@sbi.co.in</text:p>
          </table:table-cell>
          <table:table-cell office:value-type="float" office:value="3212" table:style-name="ce41">
            <text:p>3212</text:p>
          </table:table-cell>
          <table:table-cell office:value-type="float" office:value="263642" table:style-name="ce41">
            <text:p>26364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INGUR</text:p>
          </table:table-cell>
          <table:table-cell office:value-type="float" office:value="10096" table:style-name="ce40">
            <text:p>10096</text:p>
          </table:table-cell>
          <table:table-cell office:value-type="string" table:style-name="ce39">
            <text:p>SANKHA VILLA, NUTAN BAZAR S N MALLICK ROAD SINGUR</text:p>
          </table:table-cell>
          <table:table-cell office:value-type="string" table:style-name="ce39">
            <text:p>HOOGLY</text:p>
          </table:table-cell>
          <table:table-cell office:value-type="float" office:value="712409" table:style-name="ce41">
            <text:p>71240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096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303310" table:style-name="ce41">
            <text:p>2630331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NDEL BRANCH</text:p>
          </table:table-cell>
          <table:table-cell office:value-type="float" office:value="10426" table:style-name="ce40">
            <text:p>10426</text:p>
          </table:table-cell>
          <table:table-cell office:value-type="string" table:style-name="ce39">
            <text:p>ANAND BHAWAN, BANDEL MORE G T ROAD, P O BANDEL HOOGHLY, WEST BANGAL</text:p>
          </table:table-cell>
          <table:table-cell office:value-type="string" table:style-name="ce39">
            <text:p>HOOGLY</text:p>
          </table:table-cell>
          <table:table-cell office:value-type="float" office:value="712123" table:style-name="ce41">
            <text:p>71212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426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311030" table:style-name="ce41">
            <text:p>263110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OURHATI BRANCH</text:p>
          </table:table-cell>
          <table:table-cell office:value-type="float" office:value="10429" table:style-name="ce40">
            <text:p>10429</text:p>
          </table:table-cell>
          <table:table-cell office:value-type="string" table:style-name="ce39">
            <text:p>GEETA SUPERMARKET, 36 G T ROAD, NEAR BHADRESWAR BAZAR, PO-BHADRESWAR DIST-HOOGHLY</text:p>
          </table:table-cell>
          <table:table-cell office:value-type="string" table:style-name="ce39">
            <text:p>HOOGLY</text:p>
          </table:table-cell>
          <table:table-cell office:value-type="float" office:value="712124" table:style-name="ce41">
            <text:p>71212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429@sbi.co.in</text:p>
          </table:table-cell>
          <table:table-cell office:value-type="float" office:value="33" table:style-name="ce41">
            <text:p>33</text:p>
          </table:table-cell>
          <table:table-cell office:value-type="float" office:value="26335508" table:style-name="ce41">
            <text:p>2633550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URAP BRANCH</text:p>
          </table:table-cell>
          <table:table-cell office:value-type="float" office:value="10544" table:style-name="ce40">
            <text:p>10544</text:p>
          </table:table-cell>
          <table:table-cell office:value-type="string" table:style-name="ce39">
            <text:p>VILL &amp; PO - GURAP DIST. HOOGHLY WEST BANGAL</text:p>
          </table:table-cell>
          <table:table-cell office:value-type="string" table:style-name="ce39">
            <text:p>HOOGLY</text:p>
          </table:table-cell>
          <table:table-cell office:value-type="float" office:value="712303" table:style-name="ce41">
            <text:p>7123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544@sbi.co.in</text:p>
          </table:table-cell>
          <table:table-cell office:value-type="float" office:value="3213" table:style-name="ce41">
            <text:p>3213</text:p>
          </table:table-cell>
          <table:table-cell office:value-type="float" office:value="232486" table:style-name="ce41">
            <text:p>23248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DHANIAKHALI</text:p>
          </table:table-cell>
          <table:table-cell office:value-type="float" office:value="10545" table:style-name="ce40">
            <text:p>10545</text:p>
          </table:table-cell>
          <table:table-cell office:value-type="string" table:style-name="ce39">
            <text:p>DHANIAKHALI CENTRAL BUS TERMINUS HOOGHLY WEST BENGAL</text:p>
          </table:table-cell>
          <table:table-cell office:value-type="string" table:style-name="ce39">
            <text:p>HOOGLY</text:p>
          </table:table-cell>
          <table:table-cell office:value-type="float" office:value="712302" table:style-name="ce41">
            <text:p>7123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545@sbi.co.in</text:p>
          </table:table-cell>
          <table:table-cell office:value-type="float" office:value="3213" table:style-name="ce41">
            <text:p>3213</text:p>
          </table:table-cell>
          <table:table-cell office:value-type="float" office:value="255254" table:style-name="ce41">
            <text:p>25525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JANGIPARA</text:p>
          </table:table-cell>
          <table:table-cell office:value-type="float" office:value="12443" table:style-name="ce40">
            <text:p>12443</text:p>
          </table:table-cell>
          <table:table-cell office:value-type="string" table:style-name="ce39">
            <text:p>VILL : JANGIPARA P.O. JANGIPARA DISTT : HOOGHLY</text:p>
          </table:table-cell>
          <table:table-cell office:value-type="string" table:style-name="ce39">
            <text:p>HOOGLY</text:p>
          </table:table-cell>
          <table:table-cell office:value-type="float" office:value="712404" table:style-name="ce41">
            <text:p>7124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43@sbi.co.in</text:p>
          </table:table-cell>
          <table:table-cell office:value-type="float" office:value="3212" table:style-name="ce41">
            <text:p>3212</text:p>
          </table:table-cell>
          <table:table-cell office:value-type="float" office:value="259600" table:style-name="ce41">
            <text:p>2596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UPTIPARA</text:p>
          </table:table-cell>
          <table:table-cell office:value-type="float" office:value="12446" table:style-name="ce40">
            <text:p>12446</text:p>
          </table:table-cell>
          <table:table-cell office:value-type="string" table:style-name="ce39">
            <text:p>VILL- RATH THALA P.O. GUPTIPARA DISTT. HOOGHLY</text:p>
          </table:table-cell>
          <table:table-cell office:value-type="string" table:style-name="ce39">
            <text:p>HOOGLY</text:p>
          </table:table-cell>
          <table:table-cell office:value-type="float" office:value="712512" table:style-name="ce41">
            <text:p>71251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46@sbi.co.in</text:p>
          </table:table-cell>
          <table:table-cell office:value-type="float" office:value="3213" table:style-name="ce41">
            <text:p>3213</text:p>
          </table:table-cell>
          <table:table-cell office:value-type="float" office:value="262359" table:style-name="ce41">
            <text:p>26235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NALIKUL</text:p>
          </table:table-cell>
          <table:table-cell office:value-type="float" office:value="12447" table:style-name="ce40">
            <text:p>12447</text:p>
          </table:table-cell>
          <table:table-cell office:value-type="string" table:style-name="ce39">
            <text:p>NALIKUL NALIKUL DIST:HOOGHLY</text:p>
          </table:table-cell>
          <table:table-cell office:value-type="string" table:style-name="ce39">
            <text:p>HOOGLY</text:p>
          </table:table-cell>
          <table:table-cell office:value-type="float" office:value="712407" table:style-name="ce41">
            <text:p>71240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47@sbi.co.in</text:p>
          </table:table-cell>
          <table:table-cell office:value-type="float" office:value="3212" table:style-name="ce41">
            <text:p>3212</text:p>
          </table:table-cell>
          <table:table-cell office:value-type="float" office:value="234900" table:style-name="ce41">
            <text:p>2349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DASGHARA</text:p>
          </table:table-cell>
          <table:table-cell office:value-type="float" office:value="12450" table:style-name="ce40">
            <text:p>12450</text:p>
          </table:table-cell>
          <table:table-cell office:value-type="string" table:style-name="ce39">
            <text:p>SWARNALATA BHAWAN VILL &amp; PO DASGHARA DISTT: HOOGHLY</text:p>
          </table:table-cell>
          <table:table-cell office:value-type="string" table:style-name="ce39">
            <text:p>HOOGLY</text:p>
          </table:table-cell>
          <table:table-cell office:value-type="float" office:value="712402" table:style-name="ce41">
            <text:p>7124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50@sbi.co.in</text:p>
          </table:table-cell>
          <table:table-cell office:value-type="float" office:value="3213" table:style-name="ce41">
            <text:p>3213</text:p>
          </table:table-cell>
          <table:table-cell office:value-type="float" office:value="259800" table:style-name="ce41">
            <text:p>2598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HALISANI</text:p>
          </table:table-cell>
          <table:table-cell office:value-type="float" office:value="12458" table:style-name="ce40">
            <text:p>12458</text:p>
          </table:table-cell>
          <table:table-cell office:value-type="string" table:style-name="ce39">
            <text:p>MA SARADA BHAWAN, STN. ROAD, BOWBAZAR KHALISANI, PO : KHALISANI DIST: HOOGHLY</text:p>
          </table:table-cell>
          <table:table-cell office:value-type="string" table:style-name="ce39">
            <text:p>HOOGLY</text:p>
          </table:table-cell>
          <table:table-cell office:value-type="float" office:value="712138" table:style-name="ce41">
            <text:p>71213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58@sbi.co.in</text:p>
          </table:table-cell>
          <table:table-cell office:value-type="float" office:value="33" table:style-name="ce41">
            <text:p>33</text:p>
          </table:table-cell>
          <table:table-cell office:value-type="float" office:value="26823434" table:style-name="ce41">
            <text:p>2682343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VILLAGE CHANDANPUR</text:p>
          </table:table-cell>
          <table:table-cell office:value-type="float" office:value="14089" table:style-name="ce40">
            <text:p>14089</text:p>
          </table:table-cell>
          <table:table-cell office:value-type="string" table:style-name="ce39">
            <text:p>PO- CHANDANPUR, PS- HARIPAL DISTT: HOOGHLY WEST BENGAL</text:p>
          </table:table-cell>
          <table:table-cell office:value-type="string" table:style-name="ce39">
            <text:p>HOOGLY</text:p>
          </table:table-cell>
          <table:table-cell office:value-type="float" office:value="712223" table:style-name="ce41">
            <text:p>71222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89@sbi.co.in</text:p>
          </table:table-cell>
          <table:table-cell office:value-type="float" office:value="3212" table:style-name="ce41">
            <text:p>3212</text:p>
          </table:table-cell>
          <table:table-cell office:value-type="float" office:value="238325" table:style-name="ce41">
            <text:p>23832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JIRAT</text:p>
          </table:table-cell>
          <table:table-cell office:value-type="float" office:value="14090" table:style-name="ce40">
            <text:p>14090</text:p>
          </table:table-cell>
          <table:table-cell office:value-type="string" table:style-name="ce39">
            <text:p>JIRAT BUS STAND,STKK ROAD (ASSAM ROAD) PO: PATULIGRAM PO: BALAGARH DISTT: HOOGHLY</text:p>
          </table:table-cell>
          <table:table-cell office:value-type="string" table:style-name="ce39">
            <text:p>HOOGLY</text:p>
          </table:table-cell>
          <table:table-cell office:value-type="float" office:value="712501" table:style-name="ce41">
            <text:p>7125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90@sbi.co.in</text:p>
          </table:table-cell>
          <table:table-cell office:value-type="float" office:value="3213" table:style-name="ce41">
            <text:p>3213</text:p>
          </table:table-cell>
          <table:table-cell office:value-type="float" office:value="260150" table:style-name="ce41">
            <text:p>26015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ANGADHARPUR BRANCH</text:p>
          </table:table-cell>
          <table:table-cell office:value-type="float" office:value="14091" table:style-name="ce40">
            <text:p>14091</text:p>
          </table:table-cell>
          <table:table-cell office:value-type="string" table:style-name="ce39">
            <text:p>VILL:GANGADHARPUR BAZAR P.O. GANGADHARPUR BAZAR,PS-CHANDITALA DISTT - HOOGHLY, WEST BENGAL</text:p>
          </table:table-cell>
          <table:table-cell office:value-type="string" table:style-name="ce39">
            <text:p>HOOGLY</text:p>
          </table:table-cell>
          <table:table-cell office:value-type="float" office:value="712306" table:style-name="ce41">
            <text:p>71230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91@sbi.co.in</text:p>
          </table:table-cell>
          <table:table-cell office:value-type="float" office:value="3212" table:style-name="ce41">
            <text:p>3212</text:p>
          </table:table-cell>
          <table:table-cell office:value-type="float" office:value="229500" table:style-name="ce41">
            <text:p>2295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VILL - P O- BHANDERHATI</text:p>
          </table:table-cell>
          <table:table-cell office:value-type="float" office:value="14092" table:style-name="ce40">
            <text:p>14092</text:p>
          </table:table-cell>
          <table:table-cell office:value-type="string" table:style-name="ce39">
            <text:p>P S- DHANIAKHALI DIST HOOGHLY DIST HOOGHLY</text:p>
          </table:table-cell>
          <table:table-cell office:value-type="string" table:style-name="ce39">
            <text:p>HOOGLY</text:p>
          </table:table-cell>
          <table:table-cell office:value-type="float" office:value="712301" table:style-name="ce41">
            <text:p>7123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92@sbi.co.in</text:p>
          </table:table-cell>
          <table:table-cell office:value-type="float" office:value="3213" table:style-name="ce41">
            <text:p>3213</text:p>
          </table:table-cell>
          <table:table-cell office:value-type="float" office:value="251251" table:style-name="ce41">
            <text:p>25125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SPL PERSONAL BANKING BR CHINSURAH</text:p>
          </table:table-cell>
          <table:table-cell office:value-type="float" office:value="17458" table:style-name="ce40">
            <text:p>17458</text:p>
          </table:table-cell>
          <table:table-cell office:value-type="string" table:style-name="ce39">
            <text:p>ROHARA PLAZA , MUNICIPAL BUS STAND (WB) J C GHOSH SARANI POST - CHINSURAH</text:p>
          </table:table-cell>
          <table:table-cell office:value-type="string" table:style-name="ce39">
            <text:p>HOOGLY</text:p>
          </table:table-cell>
          <table:table-cell office:value-type="float" office:value="712101" table:style-name="ce41">
            <text:p>712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7458@sbi.co.in</text:p>
          </table:table-cell>
          <table:table-cell office:value-type="float" office:value="33" table:style-name="ce41">
            <text:p>33</text:p>
          </table:table-cell>
          <table:table-cell office:value-type="float" office:value="26802206" table:style-name="ce41">
            <text:p>26802206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IKHIRA CHAPTA</text:p>
          </table:table-cell>
          <table:table-cell office:value-type="float" office:value="17995" table:style-name="ce40">
            <text:p>17995</text:p>
          </table:table-cell>
          <table:table-cell office:value-type="string" table:style-name="ce39">
            <text:p>VILL: BELE; P.O.: RADHANAGAR; P.S : PANDUA DIST. HOOGHLY DIST. HOOGHLY</text:p>
          </table:table-cell>
          <table:table-cell office:value-type="string" table:style-name="ce39">
            <text:p>HOOGLY</text:p>
          </table:table-cell>
          <table:table-cell office:value-type="float" office:value="712147" table:style-name="ce41">
            <text:p>71214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7995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9903857033" table:style-name="ce41">
            <text:p>990385703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ATITHAN</text:p>
          </table:table-cell>
          <table:table-cell office:value-type="float" office:value="17998" table:style-name="ce40">
            <text:p>17998</text:p>
          </table:table-cell>
          <table:table-cell office:value-type="string" table:style-name="ce39">
            <text:p>VILL : NABAGRAM PO: NAGBAL PS- DADPUR DISTT- HOOGHLY WEST BENGAL</text:p>
          </table:table-cell>
          <table:table-cell office:value-type="string" table:style-name="ce39">
            <text:p>HOOGLY</text:p>
          </table:table-cell>
          <table:table-cell office:value-type="float" office:value="712305" table:style-name="ce41">
            <text:p>71230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7998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8001196797" table:style-name="ce41">
            <text:p>800119679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NASIBPUR</text:p>
          </table:table-cell>
          <table:table-cell office:value-type="float" office:value="18009" table:style-name="ce40">
            <text:p>18009</text:p>
          </table:table-cell>
          <table:table-cell office:value-type="string" table:style-name="ce39">
            <text:p>VILL-PURUSOTTAMPUR PO-MOLLASIMLA DIST-HOOGHLY WEST BENGAL</text:p>
          </table:table-cell>
          <table:table-cell office:value-type="string" table:style-name="ce39">
            <text:p>HOOGLY</text:p>
          </table:table-cell>
          <table:table-cell office:value-type="float" office:value="712223" table:style-name="ce41">
            <text:p>71222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009@sbi.co.in</text:p>
          </table:table-cell>
          <table:table-cell office:value-type="float" office:value="33" table:style-name="ce41">
            <text:p>33</text:p>
          </table:table-cell>
          <table:table-cell office:value-type="float" office:value="26300272" table:style-name="ce41">
            <text:p>26300272</text:p>
          </table:table-cell>
          <table:table-cell table:number-columns-repeated="16369"/>
        </table:table-row>
        <table:table-row table:style-name="ro6">
          <table:table-cell office:value-type="string" table:number-columns-spanned="3" table:number-rows-spanned="39" table:style-name="ce54">
            <text:p>Regional Manager, State Bank of India, RBO-III, Kharagpur,Atwal building, Inda, Paschim Mednipore, 721305</text:p>
          </table:table-cell>
          <table:covered-table-cell table:number-columns-repeated="2"/>
          <table:table-cell office:value-type="string" table:number-columns-spanned="1" table:number-rows-spanned="39" table:style-name="ce53">
            <text:p>03222-255677</text:p>
          </table:table-cell>
          <table:table-cell office:value-type="float" office:value="14883" table:style-name="ce42">
            <text:p>14883</text:p>
          </table:table-cell>
          <table:table-cell office:value-type="string" table:style-name="ce39">
            <text:p>KHARAGPUR</text:p>
          </table:table-cell>
          <table:table-cell office:value-type="float" office:value="202" table:style-name="ce40">
            <text:p>202</text:p>
          </table:table-cell>
          <table:table-cell office:value-type="string" table:style-name="ce39">
            <text:p>P.O.KHARAGPUR TECHNOLOGY, DIST:MIDNAPORE ,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301" table:style-name="ce41">
            <text:p>7213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0202@sbi.co.in</text:p>
          </table:table-cell>
          <table:table-cell office:value-type="float" office:value="32220" table:style-name="ce41">
            <text:p>32220</text:p>
          </table:table-cell>
          <table:table-cell office:value-type="float" office:value="277228" table:style-name="ce41">
            <text:p>277228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3" table:style-name="ce17">
            <text:p>14883</text:p>
          </table:table-cell>
          <table:table-cell office:value-type="string" table:style-name="ce39">
            <text:p>BELDA</text:p>
          </table:table-cell>
          <table:table-cell office:value-type="float" office:value="2017" table:style-name="ce40">
            <text:p>2017</text:p>
          </table:table-cell>
          <table:table-cell office:value-type="string" table:style-name="ce39">
            <text:p>PO : BELDA DIST : PASCHIM MEDINIPUR,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424" table:style-name="ce41">
            <text:p>72142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2017@sbi.co.in</text:p>
          </table:table-cell>
          <table:table-cell office:value-type="float" office:value="3229" table:style-name="ce41">
            <text:p>3229</text:p>
          </table:table-cell>
          <table:table-cell office:value-type="float" office:value="255222" table:style-name="ce41">
            <text:p>25522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3" table:style-name="ce17">
            <text:p>14883</text:p>
          </table:table-cell>
          <table:table-cell office:value-type="string" table:style-name="ce39">
            <text:p>KHARAGPUR RAILWAY STATION</text:p>
          </table:table-cell>
          <table:table-cell office:value-type="float" office:value="3332" table:style-name="ce40">
            <text:p>3332</text:p>
          </table:table-cell>
          <table:table-cell office:value-type="string" table:style-name="ce39">
            <text:p>OLD A.M.D.(HEALTH) OFFICE BLDG DIST:MIDNAPORE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301" table:style-name="ce41">
            <text:p>7213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3332@sbi.co.in</text:p>
          </table:table-cell>
          <table:table-cell office:value-type="float" office:value="3332" table:style-name="ce41">
            <text:p>3332</text:p>
          </table:table-cell>
          <table:table-cell office:value-type="float" office:value="224064" table:style-name="ce41">
            <text:p>22406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3" table:style-name="ce17">
            <text:p>14883</text:p>
          </table:table-cell>
          <table:table-cell office:value-type="string" table:style-name="ce39">
            <text:p>DEBRA ADB</text:p>
          </table:table-cell>
          <table:table-cell office:value-type="float" office:value="3647" table:style-name="ce40">
            <text:p>3647</text:p>
          </table:table-cell>
          <table:table-cell office:value-type="string" table:style-name="ce39">
            <text:p>P.O. DEBRA BAZAR, DIST: PASCHIM MIDNAPORE,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126" table:style-name="ce41">
            <text:p>72112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3647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43264" table:style-name="ce41">
            <text:p>24326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3" table:style-name="ce17">
            <text:p>14883</text:p>
          </table:table-cell>
          <table:table-cell office:value-type="string" table:style-name="ce39">
            <text:p>DANTAN</text:p>
          </table:table-cell>
          <table:table-cell office:value-type="float" office:value="4782" table:style-name="ce40">
            <text:p>4782</text:p>
          </table:table-cell>
          <table:table-cell office:value-type="string" table:style-name="ce39">
            <text:p>CHAULIA PO : DANTAN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426" table:style-name="ce41">
            <text:p>72142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4782@sbi.co.in</text:p>
          </table:table-cell>
          <table:table-cell office:value-type="float" office:value="3229" table:style-name="ce41">
            <text:p>3229</text:p>
          </table:table-cell>
          <table:table-cell office:value-type="float" office:value="253228" table:style-name="ce41">
            <text:p>25322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3" table:style-name="ce17">
            <text:p>14883</text:p>
          </table:table-cell>
          <table:table-cell office:value-type="string" table:style-name="ce39">
            <text:p>INDA</text:p>
          </table:table-cell>
          <table:table-cell office:value-type="float" office:value="5155" table:style-name="ce40">
            <text:p>5155</text:p>
          </table:table-cell>
          <table:table-cell office:value-type="string" table:style-name="ce39">
            <text:p>OT ROAD INDA KHARAGPUR PASCHIM MEDINIPORE</text:p>
          </table:table-cell>
          <table:table-cell office:value-type="string" table:style-name="ce39">
            <text:p>PASCHIM MIDNAPORE</text:p>
          </table:table-cell>
          <table:table-cell office:value-type="float" office:value="721305" table:style-name="ce41">
            <text:p>72130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5155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26641" table:style-name="ce41">
            <text:p>22664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3" table:style-name="ce17">
            <text:p>14883</text:p>
          </table:table-cell>
          <table:table-cell office:value-type="string" table:style-name="ce39">
            <text:p>NIMPURA KHARAGPUR IGC</text:p>
          </table:table-cell>
          <table:table-cell office:value-type="float" office:value="6779" table:style-name="ce40">
            <text:p>6779</text:p>
          </table:table-cell>
          <table:table-cell office:value-type="string" table:style-name="ce39">
            <text:p>P.O.RAKHIANGAL KHARAGPUR, DISTRICT : PASCHIM MEDINIPUR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301" table:style-name="ce41">
            <text:p>7213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779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33340" table:style-name="ce41">
            <text:p>23334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3" table:style-name="ce16">
            <text:p>14883</text:p>
          </table:table-cell>
          <table:table-cell office:value-type="string" table:style-name="ce39">
            <text:p>ROHINI</text:p>
          </table:table-cell>
          <table:table-cell office:value-type="float" office:value="6828" table:style-name="ce40">
            <text:p>6828</text:p>
          </table:table-cell>
          <table:table-cell office:value-type="string" table:style-name="ce39">
            <text:p>VILL &amp; PO : ROHINI, PS:ROHINI DIST:MIDNAPORE, WEST BENGAL</text:p>
          </table:table-cell>
          <table:table-cell office:value-type="string" table:style-name="ce39">
            <text:p>JHARGRAM</text:p>
          </table:table-cell>
          <table:table-cell office:value-type="float" office:value="721143" table:style-name="ce41">
            <text:p>72114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828@sbi.co.in</text:p>
          </table:table-cell>
          <table:table-cell office:value-type="float" office:value="3223" table:style-name="ce41">
            <text:p>3223</text:p>
          </table:table-cell>
          <table:table-cell office:value-type="float" office:value="268250" table:style-name="ce41">
            <text:p>26825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3" table:style-name="ce16">
            <text:p>14883</text:p>
          </table:table-cell>
          <table:table-cell office:value-type="string" table:style-name="ce39">
            <text:p>CHICHRA</text:p>
          </table:table-cell>
          <table:table-cell office:value-type="float" office:value="7003" table:style-name="ce40">
            <text:p>7003</text:p>
          </table:table-cell>
          <table:table-cell office:value-type="string" table:style-name="ce39">
            <text:p>VILL : CHICHRA, PO : CHICHRA P.S. JAMBONI, DIST:MIDNAPORE(W) WEST BENGAL</text:p>
          </table:table-cell>
          <table:table-cell office:value-type="string" table:style-name="ce39">
            <text:p>JHARGRAM</text:p>
          </table:table-cell>
          <table:table-cell office:value-type="float" office:value="721507" table:style-name="ce41">
            <text:p>72150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7003@sbi.co.in</text:p>
          </table:table-cell>
          <table:table-cell office:value-type="float" office:value="3221" table:style-name="ce41">
            <text:p>3221</text:p>
          </table:table-cell>
          <table:table-cell office:value-type="float" office:value="83730153624" table:style-name="ce41">
            <text:p>837301536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3" table:style-name="ce16">
            <text:p>14883</text:p>
          </table:table-cell>
          <table:table-cell office:value-type="string" table:style-name="ce39">
            <text:p>THAKURCHAK</text:p>
          </table:table-cell>
          <table:table-cell office:value-type="float" office:value="8111" table:style-name="ce40">
            <text:p>8111</text:p>
          </table:table-cell>
          <table:table-cell office:value-type="string" table:style-name="ce39">
            <text:p>VILL : TUTRANGA PO : THAKURCHAK, DIST:PASCHIM MEDINIPUR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424" table:style-name="ce41">
            <text:p>72142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111@sbi.co.in</text:p>
          </table:table-cell>
          <table:table-cell office:value-type="float" office:value="3229" table:style-name="ce41">
            <text:p>3229</text:p>
          </table:table-cell>
          <table:table-cell office:value-type="float" office:value="256062" table:style-name="ce41">
            <text:p>25606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3" table:style-name="ce16">
            <text:p>14883</text:p>
          </table:table-cell>
          <table:table-cell office:value-type="string" table:style-name="ce39">
            <text:p>ALANGIRI</text:p>
          </table:table-cell>
          <table:table-cell office:value-type="float" office:value="8207" table:style-name="ce40">
            <text:p>8207</text:p>
          </table:table-cell>
          <table:table-cell office:value-type="string" table:style-name="ce39">
            <text:p>VILL &amp; PO : ALANGIRI DIST:PURBA MEDINIPUR WEST BENGAL</text:p>
          </table:table-cell>
          <table:table-cell office:value-type="string" table:style-name="ce39">
            <text:p>PURBA MIDNAPORE</text:p>
          </table:table-cell>
          <table:table-cell office:value-type="float" office:value="721420" table:style-name="ce41">
            <text:p>72142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207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47204" table:style-name="ce41">
            <text:p>24720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3" table:style-name="ce16">
            <text:p>14883</text:p>
          </table:table-cell>
          <table:table-cell office:value-type="string" table:style-name="ce39">
            <text:p>NAYAGRAM</text:p>
          </table:table-cell>
          <table:table-cell office:value-type="float" office:value="8271" table:style-name="ce40">
            <text:p>8271</text:p>
          </table:table-cell>
          <table:table-cell office:value-type="string" table:style-name="ce39">
            <text:p>VILL: NAYAGRAM, P.O. NAYAGRAM, PS -NAYAGRAM DIST:MIDNAPORE, WEST BENGAL</text:p>
          </table:table-cell>
          <table:table-cell office:value-type="string" table:style-name="ce39">
            <text:p>JHARGRAM</text:p>
          </table:table-cell>
          <table:table-cell office:value-type="float" office:value="721159" table:style-name="ce41">
            <text:p>72115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271@sbi.co.in</text:p>
          </table:table-cell>
          <table:table-cell office:value-type="float" office:value="3223" table:style-name="ce41">
            <text:p>3223</text:p>
          </table:table-cell>
          <table:table-cell office:value-type="float" office:value="267013" table:style-name="ce41">
            <text:p>26701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3" table:style-name="ce16">
            <text:p>14883</text:p>
          </table:table-cell>
          <table:table-cell office:value-type="string" table:style-name="ce39">
            <text:p>BALIGERIA</text:p>
          </table:table-cell>
          <table:table-cell office:value-type="float" office:value="8328" table:style-name="ce40">
            <text:p>8328</text:p>
          </table:table-cell>
          <table:table-cell office:value-type="string" table:style-name="ce39">
            <text:p>P.O. BALIGERIA DIST:PASCHIM MEDINIPUR WEST BENGAL</text:p>
          </table:table-cell>
          <table:table-cell office:value-type="string" table:style-name="ce39">
            <text:p>JHARGRAM</text:p>
          </table:table-cell>
          <table:table-cell office:value-type="float" office:value="721125" table:style-name="ce41">
            <text:p>72112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328@sbi.co.in</text:p>
          </table:table-cell>
          <table:table-cell office:value-type="float" office:value="3223" table:style-name="ce41">
            <text:p>3223</text:p>
          </table:table-cell>
          <table:table-cell office:value-type="float" office:value="267337" table:style-name="ce41">
            <text:p>26733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3" table:style-name="ce16">
            <text:p>14883</text:p>
          </table:table-cell>
          <table:table-cell office:value-type="string" table:style-name="ce39">
            <text:p>KESIAPATA</text:p>
          </table:table-cell>
          <table:table-cell office:value-type="float" office:value="8329" table:style-name="ce40">
            <text:p>8329</text:p>
          </table:table-cell>
          <table:table-cell office:value-type="string" table:style-name="ce39">
            <text:p>VILL.&amp; P.O. KESIAPATA, P.S. SANKARAIL, DIST:PASCHIM MIDNAPORE, WEST BENGAL</text:p>
          </table:table-cell>
          <table:table-cell office:value-type="string" table:style-name="ce39">
            <text:p>JHARGRAM</text:p>
          </table:table-cell>
          <table:table-cell office:value-type="float" office:value="721135" table:style-name="ce41">
            <text:p>72113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329@sbi.co.in</text:p>
          </table:table-cell>
          <table:table-cell office:value-type="float" office:value="3223" table:style-name="ce41">
            <text:p>3223</text:p>
          </table:table-cell>
          <table:table-cell office:value-type="float" office:value="265233" table:style-name="ce41">
            <text:p>26523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RANISARAI</text:p>
          </table:table-cell>
          <table:table-cell office:value-type="float" office:value="8771" table:style-name="ce40">
            <text:p>8771</text:p>
          </table:table-cell>
          <table:table-cell office:value-type="string" table:style-name="ce39">
            <text:p>P.O.KHATNAGAR, DIST : PASCHIM MEDINIPUR,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451" table:style-name="ce41">
            <text:p>72145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771@sbi.co.in</text:p>
          </table:table-cell>
          <table:table-cell office:value-type="float" office:value="3229" table:style-name="ce41">
            <text:p>3229</text:p>
          </table:table-cell>
          <table:table-cell office:value-type="float" office:value="205353" table:style-name="ce41">
            <text:p>205353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AURI</text:p>
          </table:table-cell>
          <table:table-cell office:value-type="float" office:value="8918" table:style-name="ce40">
            <text:p>8918</text:p>
          </table:table-cell>
          <table:table-cell office:value-type="string" table:style-name="ce39">
            <text:p>VILL- SAURI P.O. SAURI P.S. BELDA DIST PASCHIM MIDNAPORE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466" table:style-name="ce41">
            <text:p>72146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918@sbi.co.in</text:p>
          </table:table-cell>
          <table:table-cell office:value-type="float" office:value="322" table:style-name="ce41">
            <text:p>322</text:p>
          </table:table-cell>
          <table:table-cell office:value-type="float" office:value="259339" table:style-name="ce41">
            <text:p>25933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RAMRAJ</text:p>
          </table:table-cell>
          <table:table-cell office:value-type="float" office:value="9078" table:style-name="ce40">
            <text:p>9078</text:p>
          </table:table-cell>
          <table:table-cell office:value-type="string" table:style-name="ce39">
            <text:p>VILL &amp; PO : KOTAIGARH DIST: PASCHIM MEDINIPUR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437" table:style-name="ce41">
            <text:p>72143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078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31601" table:style-name="ce41">
            <text:p>23160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ENKAPUR</text:p>
          </table:table-cell>
          <table:table-cell office:value-type="float" office:value="9135" table:style-name="ce40">
            <text:p>9135</text:p>
          </table:table-cell>
          <table:table-cell office:value-type="string" table:style-name="ce39">
            <text:p>VILL PO : MENKAPUR DIST:PASCHIM MEDINIPUR,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435" table:style-name="ce41">
            <text:p>72143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135@sbi.co.in</text:p>
          </table:table-cell>
          <table:table-cell office:value-type="float" office:value="3229" table:style-name="ce41">
            <text:p>3229</text:p>
          </table:table-cell>
          <table:table-cell office:value-type="float" office:value="205754" table:style-name="ce41">
            <text:p>20575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LPAI SAB</text:p>
          </table:table-cell>
          <table:table-cell office:value-type="float" office:value="9709" table:style-name="ce40">
            <text:p>9709</text:p>
          </table:table-cell>
          <table:table-cell office:value-type="string" table:style-name="ce39">
            <text:p>VILL &amp; P.O.BALPAI, DIST:PASCHIM MEDINIPUR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155" table:style-name="ce41">
            <text:p>72115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709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41467" table:style-name="ce41">
            <text:p>24146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ADANMOHANCHAK</text:p>
          </table:table-cell>
          <table:table-cell office:value-type="float" office:value="9710" table:style-name="ce40">
            <text:p>9710</text:p>
          </table:table-cell>
          <table:table-cell office:value-type="string" table:style-name="ce39">
            <text:p>VILL:- PURICHAK PO:- MADAN MOHAN CHAK DIST: PASCHIM MEDINIPUR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166" table:style-name="ce41">
            <text:p>72116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710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48030" table:style-name="ce41">
            <text:p>2480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JAMKI</text:p>
          </table:table-cell>
          <table:table-cell office:value-type="float" office:value="9711" table:style-name="ce40">
            <text:p>9711</text:p>
          </table:table-cell>
          <table:table-cell office:value-type="string" table:style-name="ce39">
            <text:p>VILL &amp; P.O. JAMKI DIST:PURBA MEDINIPUR WEST BENGAL</text:p>
          </table:table-cell>
          <table:table-cell office:value-type="string" table:style-name="ce39">
            <text:p>PURBA MIDNAPORE</text:p>
          </table:table-cell>
          <table:table-cell office:value-type="float" office:value="721448" table:style-name="ce41">
            <text:p>72144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711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61470" table:style-name="ce41">
            <text:p>26147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PACHET</text:p>
          </table:table-cell>
          <table:table-cell office:value-type="float" office:value="9712" table:style-name="ce40">
            <text:p>9712</text:p>
          </table:table-cell>
          <table:table-cell office:value-type="string" table:style-name="ce39">
            <text:p>VILL : PANCHET PO : PANCHETGARH DIST:PURBA MEDINIPUR, WEST BENGAL</text:p>
          </table:table-cell>
          <table:table-cell office:value-type="string" table:style-name="ce39">
            <text:p>PURBA MIDNAPORE</text:p>
          </table:table-cell>
          <table:table-cell office:value-type="float" office:value="721438" table:style-name="ce41">
            <text:p>72143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712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41215" table:style-name="ce41">
            <text:p>24121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CHUNPARA (CHHATRI)</text:p>
          </table:table-cell>
          <table:table-cell office:value-type="float" office:value="9719" table:style-name="ce40">
            <text:p>9719</text:p>
          </table:table-cell>
          <table:table-cell office:value-type="string" table:style-name="ce39">
            <text:p>VILL &amp; PO CHUNPARA, VIA : KULTIKRI DIST:MIDNAPORE, WEST BENGAL</text:p>
          </table:table-cell>
          <table:table-cell office:value-type="string" table:style-name="ce39">
            <text:p>JHARGRAM</text:p>
          </table:table-cell>
          <table:table-cell office:value-type="float" office:value="721135" table:style-name="ce41">
            <text:p>72113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719@sbi.co.in</text:p>
          </table:table-cell>
          <table:table-cell office:value-type="float" office:value="3223" table:style-name="ce41">
            <text:p>3223</text:p>
          </table:table-cell>
          <table:table-cell office:value-type="float" office:value="205435" table:style-name="ce41">
            <text:p>20543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HAWANIPORE (KHARAGPUR)</text:p>
          </table:table-cell>
          <table:table-cell office:value-type="float" office:value="9885" table:style-name="ce40">
            <text:p>9885</text:p>
          </table:table-cell>
          <table:table-cell office:value-type="string" table:style-name="ce39">
            <text:p>GULMANZIL 276/1,BHAWANIPORE KHARAGPUR DIST:MIDNAPORE,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301" table:style-name="ce41">
            <text:p>7213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85@sbi.co.in</text:p>
          </table:table-cell>
          <table:table-cell office:value-type="float" office:value="32220" table:style-name="ce41">
            <text:p>32220</text:p>
          </table:table-cell>
          <table:table-cell office:value-type="float" office:value="255495" table:style-name="ce41">
            <text:p>25549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USHBASAN</text:p>
          </table:table-cell>
          <table:table-cell office:value-type="float" office:value="9888" table:style-name="ce40">
            <text:p>9888</text:p>
          </table:table-cell>
          <table:table-cell office:value-type="string" table:style-name="ce39">
            <text:p>VILL PO: KUSHBASAN DIST : PASCHIM MEDINIPUR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445" table:style-name="ce41">
            <text:p>72144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88@sbi.co.in</text:p>
          </table:table-cell>
          <table:table-cell office:value-type="float" office:value="3229" table:style-name="ce41">
            <text:p>3229</text:p>
          </table:table-cell>
          <table:table-cell office:value-type="float" office:value="240238" table:style-name="ce41">
            <text:p>24023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TELAMI</text:p>
          </table:table-cell>
          <table:table-cell office:value-type="float" office:value="9890" table:style-name="ce40">
            <text:p>9890</text:p>
          </table:table-cell>
          <table:table-cell office:value-type="string" table:style-name="ce39">
            <text:p>P.O. TELAMI, DIST:PURBA MEDINIPUR WEST BENGAL</text:p>
          </table:table-cell>
          <table:table-cell office:value-type="string" table:style-name="ce39">
            <text:p>PURBA MIDNAPORE</text:p>
          </table:table-cell>
          <table:table-cell office:value-type="float" office:value="721447" table:style-name="ce41">
            <text:p>72144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90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01410" table:style-name="ce41">
            <text:p>20141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ESHARREKHA</text:p>
          </table:table-cell>
          <table:table-cell office:value-type="float" office:value="9895" table:style-name="ce40">
            <text:p>9895</text:p>
          </table:table-cell>
          <table:table-cell office:value-type="string" table:style-name="ce39">
            <text:p>VILL-KESHARREKHA P.O. CHILKIPADA, P.S. NAYAGRAM DIST-JHARGRAM</text:p>
          </table:table-cell>
          <table:table-cell office:value-type="string" table:style-name="ce39">
            <text:p>JHARGRAM</text:p>
          </table:table-cell>
          <table:table-cell office:value-type="float" office:value="721125" table:style-name="ce41">
            <text:p>72112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95@sbi.co.in</text:p>
          </table:table-cell>
          <table:table-cell table:style-name="ce41"/>
          <table:table-cell office:value-type="float" office:value="8373053637" table:style-name="ce41">
            <text:p>837305363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EGRA BAZAR</text:p>
          </table:table-cell>
          <table:table-cell office:value-type="float" office:value="10424" table:style-name="ce40">
            <text:p>10424</text:p>
          </table:table-cell>
          <table:table-cell office:value-type="string" table:style-name="ce39">
            <text:p>DIGHA MORE P.O: EGRA DIST. PURBA MEDINIPUR</text:p>
          </table:table-cell>
          <table:table-cell office:value-type="string" table:style-name="ce39">
            <text:p>PURBA MIDNAPORE</text:p>
          </table:table-cell>
          <table:table-cell office:value-type="float" office:value="721429" table:style-name="ce41">
            <text:p>72142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424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44387" table:style-name="ce41">
            <text:p>24438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ALUA(DISTT PASCHIM MEDINIPUR)</text:p>
          </table:table-cell>
          <table:table-cell office:value-type="float" office:value="10425" table:style-name="ce40">
            <text:p>10425</text:p>
          </table:table-cell>
          <table:table-cell office:value-type="string" table:style-name="ce39">
            <text:p>SALUA, KHARAGPUR DISTT PASCHIM MEDINIPUR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101" table:style-name="ce41">
            <text:p>721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425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96651" table:style-name="ce41">
            <text:p>29665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OLGRAM</text:p>
          </table:table-cell>
          <table:table-cell office:value-type="float" office:value="12440" table:style-name="ce40">
            <text:p>12440</text:p>
          </table:table-cell>
          <table:table-cell office:value-type="string" table:style-name="ce39">
            <text:p>VILL &amp; PO. GOLGRAM DIST: PASCHIM MIDNAPORE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136" table:style-name="ce41">
            <text:p>72113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40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8373053627" table:style-name="ce41">
            <text:p>837305362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LICHAK</text:p>
          </table:table-cell>
          <table:table-cell office:value-type="float" office:value="12441" table:style-name="ce40">
            <text:p>12441</text:p>
          </table:table-cell>
          <table:table-cell office:value-type="string" table:style-name="ce39">
            <text:p>VILL &amp; P O BALICHAK WEST BENGAL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124" table:style-name="ce41">
            <text:p>72112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41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44064" table:style-name="ce41">
            <text:p>24406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PINGLA</text:p>
          </table:table-cell>
          <table:table-cell office:value-type="float" office:value="14095" table:style-name="ce40">
            <text:p>14095</text:p>
          </table:table-cell>
          <table:table-cell office:value-type="string" table:style-name="ce39">
            <text:p>VILL: PINGLA PO: PINGLA PS: PINGLA DISTT: PASCHIM MEDINIPUR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140" table:style-name="ce41">
            <text:p>72114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95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8373053684" table:style-name="ce41">
            <text:p>8373053684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ABONG</text:p>
          </table:table-cell>
          <table:table-cell office:value-type="float" office:value="14096" table:style-name="ce40">
            <text:p>14096</text:p>
          </table:table-cell>
          <table:table-cell office:value-type="string" table:style-name="ce39">
            <text:p>VILL&amp;PO.SABONG DISTT-PASCHIM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144" table:style-name="ce41">
            <text:p>72114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96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8373053683" table:style-name="ce41">
            <text:p>837305368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DASAGRAM</text:p>
          </table:table-cell>
          <table:table-cell office:value-type="float" office:value="14098" table:style-name="ce40">
            <text:p>14098</text:p>
          </table:table-cell>
          <table:table-cell office:value-type="string" table:style-name="ce39">
            <text:p>VILL: KHAJURI, PO: DASAGRAM DIST: PASCHIM MIDNAPORE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467" table:style-name="ce41">
            <text:p>72146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98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46130" table:style-name="ce41">
            <text:p>246130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ALANCHA</text:p>
          </table:table-cell>
          <table:table-cell office:value-type="float" office:value="14099" table:style-name="ce40">
            <text:p>14099</text:p>
          </table:table-cell>
          <table:table-cell office:value-type="string" table:style-name="ce39">
            <text:p>MALANCHA P O KHARAGPUR DIST PASCHIM MIDNAPORE</text:p>
          </table:table-cell>
          <table:table-cell office:value-type="string" table:style-name="ce39">
            <text:p>PASCHIM MIDNAPORE</text:p>
          </table:table-cell>
          <table:table-cell office:value-type="float" office:value="721304" table:style-name="ce41">
            <text:p>7213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99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42202" table:style-name="ce41">
            <text:p>24220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HAUR</text:p>
          </table:table-cell>
          <table:table-cell office:value-type="float" office:value="14100" table:style-name="ce40">
            <text:p>14100</text:p>
          </table:table-cell>
          <table:table-cell office:value-type="string" table:style-name="ce39">
            <text:p>VILL:PURUL P.O. HAUR P.S.: PANSKURA</text:p>
          </table:table-cell>
          <table:table-cell office:value-type="string" table:style-name="ce39">
            <text:p>PURBA MIDNAPORE</text:p>
          </table:table-cell>
          <table:table-cell office:value-type="float" office:value="721131" table:style-name="ce41">
            <text:p>72113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100@sbi.co.in</text:p>
          </table:table-cell>
          <table:table-cell office:value-type="float" office:value="3228" table:style-name="ce41">
            <text:p>3228</text:p>
          </table:table-cell>
          <table:table-cell office:value-type="float" office:value="242664" table:style-name="ce41">
            <text:p>24266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OHANPUR</text:p>
          </table:table-cell>
          <table:table-cell office:value-type="float" office:value="15274" table:style-name="ce40">
            <text:p>15274</text:p>
          </table:table-cell>
          <table:table-cell office:value-type="string" table:style-name="ce39">
            <text:p>SANGHATI BIPANI BUILDING VILL &amp; PO. MOHANPUR, DIST: PASCHIM MIDNAPORE ,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436" table:style-name="ce41">
            <text:p>72143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5274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9434335556" table:style-name="ce41">
            <text:p>943433555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AUSHALLYA</text:p>
          </table:table-cell>
          <table:table-cell office:value-type="float" office:value="16767" table:style-name="ce40">
            <text:p>16767</text:p>
          </table:table-cell>
          <table:table-cell office:value-type="string" table:style-name="ce39">
            <text:p>BAKLI ARCADE, KAUSHALLYA,KHARAGPUR DIST: PASCHIM MEDINAPORE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301" table:style-name="ce41">
            <text:p>7213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767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56668" table:style-name="ce41">
            <text:p>25666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OPIBALLAVPUR</text:p>
          </table:table-cell>
          <table:table-cell office:value-type="float" office:value="17559" table:style-name="ce40">
            <text:p>17559</text:p>
          </table:table-cell>
          <table:table-cell office:value-type="string" table:style-name="ce39">
            <text:p>HATIBARI ROAD, P.O. GOPIBALLAVPUR, P.S. GOPIBALLAVPUR DISTT. PASCHIM MEDINIPUR WEST BENGAL</text:p>
          </table:table-cell>
          <table:table-cell office:value-type="string" table:style-name="ce39">
            <text:p>JHARGRAM</text:p>
          </table:table-cell>
          <table:table-cell office:value-type="float" office:value="721506" table:style-name="ce41">
            <text:p>72150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7559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8170005089" table:style-name="ce41">
            <text:p>8170005089</text:p>
          </table:table-cell>
          <table:table-cell table:number-columns-repeated="16369"/>
        </table:table-row>
        <table:table-row table:style-name="ro6">
          <table:table-cell office:value-type="string" table:number-columns-spanned="3" table:number-rows-spanned="42" table:style-name="ce54">
            <text:p>Regional Manager, State Bank of India, RBO-IV, Tamluk, Abasbari, Purba Mednipore, 721636</text:p>
          </table:table-cell>
          <table:covered-table-cell table:number-columns-repeated="2"/>
          <table:table-cell office:value-type="string" table:number-columns-spanned="1" table:number-rows-spanned="42" table:style-name="ce53">
            <text:p>03228-269912</text:p>
          </table:table-cell>
          <table:table-cell office:value-type="float" office:value="14884" table:style-name="ce42">
            <text:p>14884</text:p>
          </table:table-cell>
          <table:table-cell office:value-type="string" table:style-name="ce43">
            <text:p>CONTAI</text:p>
          </table:table-cell>
          <table:table-cell office:value-type="float" office:value="57" table:style-name="ce44">
            <text:p>57</text:p>
          </table:table-cell>
          <table:table-cell office:value-type="string" table:style-name="ce43">
            <text:p>SCHOOL BAZAR, PO : CONTAI PS:CONTAI, DIST:MIDNAPORE WEST BENGAL</text:p>
          </table:table-cell>
          <table:table-cell office:value-type="string" table:style-name="ce43">
            <text:p>PURBA MIDNAPORE</text:p>
          </table:table-cell>
          <table:table-cell office:value-type="float" office:value="721401" table:style-name="ce45">
            <text:p>721401</text:p>
          </table:table-cell>
          <table:table-cell table:style-name="ce45"/>
          <table:table-cell office:value-type="string" table:style-name="ce43">
            <text:p>WEST BENGAL</text:p>
          </table:table-cell>
          <table:table-cell office:value-type="string" table:style-name="ce45">
            <text:p>sbi.00057@sbi.co.in</text:p>
          </table:table-cell>
          <table:table-cell office:value-type="float" office:value="3220" table:style-name="ce45">
            <text:p>3220</text:p>
          </table:table-cell>
          <table:table-cell office:value-type="float" office:value="255021" table:style-name="ce45">
            <text:p>255021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TAMLUK</text:p>
          </table:table-cell>
          <table:table-cell office:value-type="float" office:value="193" table:style-name="ce47">
            <text:p>193</text:p>
          </table:table-cell>
          <table:table-cell office:value-type="string" table:style-name="ce46">
            <text:p>ABASBARI TAMLUK PURBA MEDINIPUR</text:p>
          </table:table-cell>
          <table:table-cell office:value-type="string" table:style-name="ce46">
            <text:p>PURBA MIDNAPORE</text:p>
          </table:table-cell>
          <table:table-cell office:value-type="float" office:value="721636" table:style-name="ce48">
            <text:p>721636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0193@sbi.co.in</text:p>
          </table:table-cell>
          <table:table-cell office:value-type="float" office:value="3228" table:style-name="ce48">
            <text:p>3228</text:p>
          </table:table-cell>
          <table:table-cell office:value-type="float" office:value="266047" table:style-name="ce48">
            <text:p>2660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MAHISHADAL</text:p>
          </table:table-cell>
          <table:table-cell office:value-type="float" office:value="1298" table:style-name="ce47">
            <text:p>1298</text:p>
          </table:table-cell>
          <table:table-cell office:value-type="string" table:style-name="ce46">
            <text:p>MAHISHADAL DIST:MIDNAPORE, WEST BENGAL 721628</text:p>
          </table:table-cell>
          <table:table-cell office:value-type="string" table:style-name="ce46">
            <text:p>PURBA MIDNAPORE</text:p>
          </table:table-cell>
          <table:table-cell office:value-type="float" office:value="721628" table:style-name="ce48">
            <text:p>721628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298@sbi.co.in</text:p>
          </table:table-cell>
          <table:table-cell office:value-type="float" office:value="3224" table:style-name="ce48">
            <text:p>3224</text:p>
          </table:table-cell>
          <table:table-cell office:value-type="float" office:value="240244" table:style-name="ce48">
            <text:p>24024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HALDIA PORT</text:p>
          </table:table-cell>
          <table:table-cell office:value-type="float" office:value="1360" table:style-name="ce47">
            <text:p>1360</text:p>
          </table:table-cell>
          <table:table-cell office:value-type="string" table:style-name="ce46">
            <text:p>VERONA BUILDING DURGCHAK,P.O.KHANJANCHAK DIST:MIDNAPORE, WEST BENGAL</text:p>
          </table:table-cell>
          <table:table-cell office:value-type="string" table:style-name="ce46">
            <text:p>PURBA MIDNAPORE</text:p>
          </table:table-cell>
          <table:table-cell office:value-type="float" office:value="721602" table:style-name="ce48">
            <text:p>721602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360@sbi.co.in</text:p>
          </table:table-cell>
          <table:table-cell office:value-type="float" office:value="3224" table:style-name="ce48">
            <text:p>3224</text:p>
          </table:table-cell>
          <table:table-cell office:value-type="float" office:value="274386" table:style-name="ce48">
            <text:p>27438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DIGHA</text:p>
          </table:table-cell>
          <table:table-cell office:value-type="float" office:value="1514" table:style-name="ce47">
            <text:p>1514</text:p>
          </table:table-cell>
          <table:table-cell office:value-type="string" table:style-name="ce46">
            <text:p>BRANCH MANAGER, SBI DIGHA POST - DIGHA, DIST: PURBA MEDINIPORE, WEST BENGAL</text:p>
          </table:table-cell>
          <table:table-cell office:value-type="string" table:style-name="ce46">
            <text:p>PURBA MIDNAPORE</text:p>
          </table:table-cell>
          <table:table-cell office:value-type="float" office:value="721428" table:style-name="ce48">
            <text:p>721428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514@sbi.co.in</text:p>
          </table:table-cell>
          <table:table-cell office:value-type="float" office:value="3220" table:style-name="ce48">
            <text:p>3220</text:p>
          </table:table-cell>
          <table:table-cell office:value-type="float" office:value="266263" table:style-name="ce48">
            <text:p>26626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NANDIGRAM</text:p>
          </table:table-cell>
          <table:table-cell office:value-type="float" office:value="1555" table:style-name="ce47">
            <text:p>1555</text:p>
          </table:table-cell>
          <table:table-cell office:value-type="string" table:style-name="ce46">
            <text:p>VILL : NANDIGRAM DIST:PURBA MEDINIPUR, WEST BENGAL</text:p>
          </table:table-cell>
          <table:table-cell office:value-type="string" table:style-name="ce46">
            <text:p>PURBA MIDNAPORE</text:p>
          </table:table-cell>
          <table:table-cell office:value-type="float" office:value="721631" table:style-name="ce48">
            <text:p>72163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555@sbi.co.in</text:p>
          </table:table-cell>
          <table:table-cell office:value-type="float" office:value="3224" table:style-name="ce48">
            <text:p>3224</text:p>
          </table:table-cell>
          <table:table-cell office:value-type="float" office:value="232221" table:style-name="ce48">
            <text:p>23222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MECHEDA</text:p>
          </table:table-cell>
          <table:table-cell office:value-type="float" office:value="3695" table:style-name="ce47">
            <text:p>3695</text:p>
          </table:table-cell>
          <table:table-cell office:value-type="string" table:style-name="ce46">
            <text:p>SBI, MECHEDA BRANCH DIST: PURBA MEDINIPORE, WEST BENGAL</text:p>
          </table:table-cell>
          <table:table-cell office:value-type="string" table:style-name="ce46">
            <text:p>PURBA MIDNAPORE</text:p>
          </table:table-cell>
          <table:table-cell office:value-type="float" office:value="721137" table:style-name="ce48">
            <text:p>721137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3695@sbi.co.in</text:p>
          </table:table-cell>
          <table:table-cell office:value-type="float" office:value="3228" table:style-name="ce48">
            <text:p>3228</text:p>
          </table:table-cell>
          <table:table-cell office:value-type="float" office:value="231242" table:style-name="ce48">
            <text:p>23124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MOYNA</text:p>
          </table:table-cell>
          <table:table-cell office:value-type="float" office:value="3949" table:style-name="ce47">
            <text:p>3949</text:p>
          </table:table-cell>
          <table:table-cell office:value-type="string" table:style-name="ce46">
            <text:p>VILL : GARSAFAT DIST:PURBA MEDINIPUR WEST BENGAL</text:p>
          </table:table-cell>
          <table:table-cell office:value-type="string" table:style-name="ce46">
            <text:p>PURBA MIDNAPORE</text:p>
          </table:table-cell>
          <table:table-cell office:value-type="float" office:value="721629" table:style-name="ce48">
            <text:p>721629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3949@sbi.co.in</text:p>
          </table:table-cell>
          <table:table-cell office:value-type="float" office:value="3228" table:style-name="ce48">
            <text:p>3228</text:p>
          </table:table-cell>
          <table:table-cell office:value-type="float" office:value="260223" table:style-name="ce48">
            <text:p>26022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KHANCHI</text:p>
          </table:table-cell>
          <table:table-cell office:value-type="float" office:value="6698" table:style-name="ce47">
            <text:p>6698</text:p>
          </table:table-cell>
          <table:table-cell office:value-type="string" table:style-name="ce46">
            <text:p>VILL &amp; PO : KHANCHI , PS: NANDAKUMAR DIST:PURBA MEDINIPUR WEST BENGAL</text:p>
          </table:table-cell>
          <table:table-cell office:value-type="string" table:style-name="ce46">
            <text:p>PURBA MIDNAPORE</text:p>
          </table:table-cell>
          <table:table-cell office:value-type="float" office:value="721643" table:style-name="ce48">
            <text:p>721643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6698@sbi.co.in</text:p>
          </table:table-cell>
          <table:table-cell office:value-type="float" office:value="3228" table:style-name="ce48">
            <text:p>3228</text:p>
          </table:table-cell>
          <table:table-cell office:value-type="float" office:value="218252" table:style-name="ce48">
            <text:p>21825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BRAJALAL CHAK</text:p>
          </table:table-cell>
          <table:table-cell office:value-type="float" office:value="6877" table:style-name="ce47">
            <text:p>6877</text:p>
          </table:table-cell>
          <table:table-cell office:value-type="string" table:style-name="ce46">
            <text:p>PO : CHAKDWIPA PS : BHABANIPUR DIST:PURBA MEDINIPUR, WEST BENGAL</text:p>
          </table:table-cell>
          <table:table-cell office:value-type="string" table:style-name="ce46">
            <text:p>PURBA MIDNAPORE</text:p>
          </table:table-cell>
          <table:table-cell office:value-type="float" office:value="721666" table:style-name="ce48">
            <text:p>721666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6877@sbi.co.in</text:p>
          </table:table-cell>
          <table:table-cell office:value-type="float" office:value="3224" table:style-name="ce48">
            <text:p>3224</text:p>
          </table:table-cell>
          <table:table-cell office:value-type="float" office:value="284295" table:style-name="ce48">
            <text:p>28429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I.O.C.TOWNSHIP HALDIA</text:p>
          </table:table-cell>
          <table:table-cell office:value-type="float" office:value="7089" table:style-name="ce47">
            <text:p>7089</text:p>
          </table:table-cell>
          <table:table-cell office:value-type="string" table:style-name="ce46">
            <text:p>P.O.HALDIA TOWNSHIP, I.O.C.TOWNSHIP,HALDIA DISTT PURBA MEDINIPUR WEST BENGAL</text:p>
          </table:table-cell>
          <table:table-cell office:value-type="string" table:style-name="ce46">
            <text:p>PURBA MIDNAPORE</text:p>
          </table:table-cell>
          <table:table-cell office:value-type="float" office:value="721607" table:style-name="ce48">
            <text:p>721607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7089@sbi.co.in</text:p>
          </table:table-cell>
          <table:table-cell office:value-type="float" office:value="3224" table:style-name="ce48">
            <text:p>3224</text:p>
          </table:table-cell>
          <table:table-cell office:value-type="float" office:value="8001194971" table:style-name="ce48">
            <text:p>800119497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I.O.C. HALDIA REFINERY CAMPUS</text:p>
          </table:table-cell>
          <table:table-cell office:value-type="float" office:value="7090" table:style-name="ce47">
            <text:p>7090</text:p>
          </table:table-cell>
          <table:table-cell office:value-type="string" table:style-name="ce46">
            <text:p>PO HALDIA OIL REFINERY DISTT PURBA MEDINAPUR WEST BENGAL</text:p>
          </table:table-cell>
          <table:table-cell office:value-type="string" table:style-name="ce46">
            <text:p>PURBA MIDNAPORE</text:p>
          </table:table-cell>
          <table:table-cell office:value-type="float" office:value="721606" table:style-name="ce48">
            <text:p>721606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7090@sbi.co.in</text:p>
          </table:table-cell>
          <table:table-cell office:value-type="float" office:value="3224" table:style-name="ce48">
            <text:p>3224</text:p>
          </table:table-cell>
          <table:table-cell office:value-type="float" office:value="252295" table:style-name="ce48">
            <text:p>25229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MAHISAGOTE</text:p>
          </table:table-cell>
          <table:table-cell office:value-type="float" office:value="8206" table:style-name="ce47">
            <text:p>8206</text:p>
          </table:table-cell>
          <table:table-cell office:value-type="string" table:style-name="ce46">
            <text:p>VILL &amp; PO : MAHISAGOTE DIST: PURBA MIDNAPORE WEST BENGAL</text:p>
          </table:table-cell>
          <table:table-cell office:value-type="string" table:style-name="ce46">
            <text:p>PURBA MIDNAPORE</text:p>
          </table:table-cell>
          <table:table-cell office:value-type="float" office:value="721401" table:style-name="ce48">
            <text:p>72140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8206@sbi.co.in</text:p>
          </table:table-cell>
          <table:table-cell office:value-type="float" office:value="3220" table:style-name="ce48">
            <text:p>3220</text:p>
          </table:table-cell>
          <table:table-cell office:value-type="float" office:value="251115" table:style-name="ce48">
            <text:p>25111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BASUDEVPUR</text:p>
          </table:table-cell>
          <table:table-cell office:value-type="float" office:value="8226" table:style-name="ce47">
            <text:p>8226</text:p>
          </table:table-cell>
          <table:table-cell office:value-type="string" table:style-name="ce46">
            <text:p>P.O. KHANJANCHAK, KHANJANCHAK DIST : PURBA MEDINIPORE, WEST BENGAL</text:p>
          </table:table-cell>
          <table:table-cell office:value-type="string" table:style-name="ce46">
            <text:p>PURBA MIDNAPORE</text:p>
          </table:table-cell>
          <table:table-cell office:value-type="float" office:value="721602" table:style-name="ce48">
            <text:p>721602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8226@sbi.co.in</text:p>
          </table:table-cell>
          <table:table-cell office:value-type="float" office:value="3224" table:style-name="ce48">
            <text:p>3224</text:p>
          </table:table-cell>
          <table:table-cell office:value-type="float" office:value="274145" table:style-name="ce48">
            <text:p>27414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KALYANPUR</text:p>
          </table:table-cell>
          <table:table-cell office:value-type="float" office:value="8372" table:style-name="ce47">
            <text:p>8372</text:p>
          </table:table-cell>
          <table:table-cell office:value-type="string" table:style-name="ce46">
            <text:p>PO &amp; PS : NANDA KUMAR DIST: PURBA MEDINIPUR WEST BENGAL</text:p>
          </table:table-cell>
          <table:table-cell office:value-type="string" table:style-name="ce46">
            <text:p>PURBA MIDNAPORE</text:p>
          </table:table-cell>
          <table:table-cell office:value-type="float" office:value="721632" table:style-name="ce48">
            <text:p>721632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8372@sbi.co.in</text:p>
          </table:table-cell>
          <table:table-cell office:value-type="float" office:value="3228" table:style-name="ce48">
            <text:p>3228</text:p>
          </table:table-cell>
          <table:table-cell office:value-type="float" office:value="275359" table:style-name="ce48">
            <text:p>27535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46">
            <text:p>BAICHBERIA</text:p>
          </table:table-cell>
          <table:table-cell office:value-type="float" office:value="8431" table:style-name="ce47">
            <text:p>8431</text:p>
          </table:table-cell>
          <table:table-cell office:value-type="string" table:style-name="ce46">
            <text:p>VILL -PO : BAICHBERIA DIST:PURBA MEDINIPUR WEST BENGAL</text:p>
          </table:table-cell>
          <table:table-cell office:value-type="string" table:style-name="ce46">
            <text:p>PURBA MIDNAPORE</text:p>
          </table:table-cell>
          <table:table-cell office:value-type="float" office:value="721649" table:style-name="ce48">
            <text:p>721649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8431@sbi.co.in</text:p>
          </table:table-cell>
          <table:table-cell office:value-type="float" office:value="3228" table:style-name="ce48">
            <text:p>3228</text:p>
          </table:table-cell>
          <table:table-cell office:value-type="float" office:value="262247" table:style-name="ce48">
            <text:p>2622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46">
            <text:p>PICHHABONI</text:p>
          </table:table-cell>
          <table:table-cell office:value-type="float" office:value="8714" table:style-name="ce47">
            <text:p>8714</text:p>
          </table:table-cell>
          <table:table-cell office:value-type="string" table:style-name="ce46">
            <text:p>PICHHABONI DIST: PURBA MIDNAPORE, WEST BENGAL</text:p>
          </table:table-cell>
          <table:table-cell office:value-type="string" table:style-name="ce46">
            <text:p>PURBA MIDNAPORE</text:p>
          </table:table-cell>
          <table:table-cell office:value-type="float" office:value="721455" table:style-name="ce48">
            <text:p>721455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8714@sbi.co.in</text:p>
          </table:table-cell>
          <table:table-cell office:value-type="float" office:value="3220" table:style-name="ce48">
            <text:p>3220</text:p>
          </table:table-cell>
          <table:table-cell office:value-type="float" office:value="234243" table:style-name="ce48">
            <text:p>23424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46">
            <text:p>TAMLUK RAILWAY STATION</text:p>
          </table:table-cell>
          <table:table-cell office:value-type="float" office:value="8745" table:style-name="ce47">
            <text:p>8745</text:p>
          </table:table-cell>
          <table:table-cell office:value-type="string" table:style-name="ce46">
            <text:p>SALGHACHIA , TAMLUK DIST - PURBA MEDINIPUR WEST BENGAL</text:p>
          </table:table-cell>
          <table:table-cell office:value-type="string" table:style-name="ce46">
            <text:p>PURBA MIDNAPORE</text:p>
          </table:table-cell>
          <table:table-cell office:value-type="float" office:value="721636" table:style-name="ce48">
            <text:p>721636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8745@sbi.co.in</text:p>
          </table:table-cell>
          <table:table-cell office:value-type="float" office:value="32280" table:style-name="ce48">
            <text:p>32280</text:p>
          </table:table-cell>
          <table:table-cell office:value-type="float" office:value="266297" table:style-name="ce48">
            <text:p>26629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39">
            <text:p>KHODAMBARI</text:p>
          </table:table-cell>
          <table:table-cell office:value-type="float" office:value="8839" table:style-name="ce40">
            <text:p>8839</text:p>
          </table:table-cell>
          <table:table-cell office:value-type="string" table:style-name="ce39">
            <text:p>P.O.- KHODAMBARI DIST:PURBA MEDINIPUR, WEST BENGAL</text:p>
          </table:table-cell>
          <table:table-cell office:value-type="string" table:style-name="ce39">
            <text:p>PURBA MIDNAPORE</text:p>
          </table:table-cell>
          <table:table-cell office:value-type="float" office:value="721650" table:style-name="ce41">
            <text:p>72165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839@sbi.co.in</text:p>
          </table:table-cell>
          <table:table-cell office:value-type="float" office:value="3224" table:style-name="ce41">
            <text:p>3224</text:p>
          </table:table-cell>
          <table:table-cell office:value-type="float" office:value="271206" table:style-name="ce41">
            <text:p>2712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39">
            <text:p>KHEJURI</text:p>
          </table:table-cell>
          <table:table-cell office:value-type="float" office:value="8915" table:style-name="ce40">
            <text:p>8915</text:p>
          </table:table-cell>
          <table:table-cell office:value-type="string" table:style-name="ce39">
            <text:p>VILLAGE : KHEJURI DIST:PURBA MEDINIPUR WEST BENGAL</text:p>
          </table:table-cell>
          <table:table-cell office:value-type="string" table:style-name="ce39">
            <text:p>PURBA MIDNAPORE</text:p>
          </table:table-cell>
          <table:table-cell office:value-type="float" office:value="721431" table:style-name="ce41">
            <text:p>72143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915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82093" table:style-name="ce41">
            <text:p>28209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39">
            <text:p>ISMALICHAK</text:p>
          </table:table-cell>
          <table:table-cell office:value-type="float" office:value="8917" table:style-name="ce40">
            <text:p>8917</text:p>
          </table:table-cell>
          <table:table-cell office:value-type="string" table:style-name="ce39">
            <text:p>PO-RAYCHAK DIST:PURBA MEDINIPUR WEST BENGAL</text:p>
          </table:table-cell>
          <table:table-cell office:value-type="string" table:style-name="ce39">
            <text:p>PURBA MIDNAPORE</text:p>
          </table:table-cell>
          <table:table-cell office:value-type="float" office:value="721642" table:style-name="ce41">
            <text:p>72164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917@sbi.co.in</text:p>
          </table:table-cell>
          <table:table-cell office:value-type="float" office:value="3228" table:style-name="ce41">
            <text:p>3228</text:p>
          </table:table-cell>
          <table:table-cell office:value-type="float" office:value="201747" table:style-name="ce41">
            <text:p>2017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39">
            <text:p>NAYAPUT</text:p>
          </table:table-cell>
          <table:table-cell office:value-type="float" office:value="8994" table:style-name="ce40">
            <text:p>8994</text:p>
          </table:table-cell>
          <table:table-cell office:value-type="string" table:style-name="ce39">
            <text:p>VILL : JANUBASAN PO:CONTAI, PS : CONTAI DIST:MIDNAPORE, WEST BENGAL</text:p>
          </table:table-cell>
          <table:table-cell office:value-type="string" table:style-name="ce39">
            <text:p>PURBA MIDNAPORE</text:p>
          </table:table-cell>
          <table:table-cell office:value-type="float" office:value="721401" table:style-name="ce41">
            <text:p>7214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994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59079" table:style-name="ce41">
            <text:p>25907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39">
            <text:p>GARCHAKRABERIA</text:p>
          </table:table-cell>
          <table:table-cell office:value-type="float" office:value="9329" table:style-name="ce40">
            <text:p>9329</text:p>
          </table:table-cell>
          <table:table-cell office:value-type="string" table:style-name="ce39">
            <text:p>VILL : GARCHAKRABERIA DIST:PURBA MEDINIPUR, WEST BENGAL</text:p>
          </table:table-cell>
          <table:table-cell office:value-type="string" table:style-name="ce39">
            <text:p>PURBA MIDNAPORE</text:p>
          </table:table-cell>
          <table:table-cell office:value-type="float" office:value="721631" table:style-name="ce41">
            <text:p>72163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329@sbi.co.in</text:p>
          </table:table-cell>
          <table:table-cell office:value-type="float" office:value="3224" table:style-name="ce41">
            <text:p>3224</text:p>
          </table:table-cell>
          <table:table-cell office:value-type="float" office:value="219024" table:style-name="ce41">
            <text:p>2190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39">
            <text:p>HALDIA PETROCHEMICAL COMPLEX</text:p>
          </table:table-cell>
          <table:table-cell office:value-type="float" office:value="9390" table:style-name="ce40">
            <text:p>9390</text:p>
          </table:table-cell>
          <table:table-cell office:value-type="string" table:style-name="ce39">
            <text:p>1ST FLOOR, HOTEL TRIVENI DIST PURBA MIDNAPORE HALDIA</text:p>
          </table:table-cell>
          <table:table-cell office:value-type="string" table:style-name="ce39">
            <text:p>PURBA MIDNAPORE</text:p>
          </table:table-cell>
          <table:table-cell office:value-type="float" office:value="721657" table:style-name="ce41">
            <text:p>72165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390@sbi.co.in</text:p>
          </table:table-cell>
          <table:table-cell office:value-type="float" office:value="3224" table:style-name="ce41">
            <text:p>3224</text:p>
          </table:table-cell>
          <table:table-cell office:value-type="float" office:value="252232" table:style-name="ce41">
            <text:p>2522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39">
            <text:p>BARATALA</text:p>
          </table:table-cell>
          <table:table-cell office:value-type="float" office:value="9455" table:style-name="ce40">
            <text:p>9455</text:p>
          </table:table-cell>
          <table:table-cell office:value-type="string" table:style-name="ce39">
            <text:p>BARATALA DIST:PURBA MEDINIPUR WEST BENGAL</text:p>
          </table:table-cell>
          <table:table-cell office:value-type="string" table:style-name="ce39">
            <text:p>PURBA MIDNAPORE</text:p>
          </table:table-cell>
          <table:table-cell office:value-type="float" office:value="721431" table:style-name="ce41">
            <text:p>72143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455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80188" table:style-name="ce41">
            <text:p>28018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39">
            <text:p>KALAGACHHIA</text:p>
          </table:table-cell>
          <table:table-cell office:value-type="float" office:value="9706" table:style-name="ce40">
            <text:p>9706</text:p>
          </table:table-cell>
          <table:table-cell office:value-type="string" table:style-name="ce39">
            <text:p>VILL : KALAGACHHIA DIST:PURBA MEDINIPUR WEST BENGAL</text:p>
          </table:table-cell>
          <table:table-cell office:value-type="string" table:style-name="ce39">
            <text:p>PURBA MIDNAPORE</text:p>
          </table:table-cell>
          <table:table-cell office:value-type="float" office:value="721432" table:style-name="ce41">
            <text:p>72143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706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01092" table:style-name="ce41">
            <text:p>20109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39">
            <text:p>SABAJPUT</text:p>
          </table:table-cell>
          <table:table-cell office:value-type="float" office:value="9713" table:style-name="ce40">
            <text:p>9713</text:p>
          </table:table-cell>
          <table:table-cell office:value-type="string" table:style-name="ce39">
            <text:p>VILL : SABAJPUT, PO : SABAJPUT DIST: PURBA MEDINIPUR WEST BENGAL</text:p>
          </table:table-cell>
          <table:table-cell office:value-type="string" table:style-name="ce39">
            <text:p>PURBA MIDNAPORE</text:p>
          </table:table-cell>
          <table:table-cell office:value-type="float" office:value="721401" table:style-name="ce41">
            <text:p>7214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713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86094" table:style-name="ce41">
            <text:p>28609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39">
            <text:p>BRINDABANCHAK</text:p>
          </table:table-cell>
          <table:table-cell office:value-type="float" office:value="9842" table:style-name="ce40">
            <text:p>9842</text:p>
          </table:table-cell>
          <table:table-cell office:value-type="string" table:style-name="ce39">
            <text:p>VILL &amp; PO : SRIKANTHA, DIST:PURBA MEDINIPUR WEST BENGAL</text:p>
          </table:table-cell>
          <table:table-cell office:value-type="string" table:style-name="ce39">
            <text:p>PURBA MIDNAPORE</text:p>
          </table:table-cell>
          <table:table-cell office:value-type="float" office:value="721629" table:style-name="ce41">
            <text:p>72162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42@sbi.co.in</text:p>
          </table:table-cell>
          <table:table-cell office:value-type="float" office:value="3228" table:style-name="ce41">
            <text:p>3228</text:p>
          </table:table-cell>
          <table:table-cell office:value-type="float" office:value="260009" table:style-name="ce41">
            <text:p>26000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39">
            <text:p>AMGACHIA</text:p>
          </table:table-cell>
          <table:table-cell office:value-type="float" office:value="9844" table:style-name="ce40">
            <text:p>9844</text:p>
          </table:table-cell>
          <table:table-cell office:value-type="string" table:style-name="ce39">
            <text:p>VILL:AMGACHIA DIST:PURBA MEDINIPUR WEST BENGAL</text:p>
          </table:table-cell>
          <table:table-cell office:value-type="string" table:style-name="ce39">
            <text:p>PURBA MIDNAPORE</text:p>
          </table:table-cell>
          <table:table-cell office:value-type="float" office:value="721631" table:style-name="ce41">
            <text:p>72163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44@sbi.co.in</text:p>
          </table:table-cell>
          <table:table-cell office:value-type="float" office:value="3224" table:style-name="ce41">
            <text:p>3224</text:p>
          </table:table-cell>
          <table:table-cell office:value-type="float" office:value="205774" table:style-name="ce41">
            <text:p>20577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4" table:style-name="ce17">
            <text:p>14884</text:p>
          </table:table-cell>
          <table:table-cell office:value-type="string" table:style-name="ce39">
            <text:p>CHAITANYAPUR</text:p>
          </table:table-cell>
          <table:table-cell office:value-type="float" office:value="10422" table:style-name="ce40">
            <text:p>10422</text:p>
          </table:table-cell>
          <table:table-cell office:value-type="string" table:style-name="ce39">
            <text:p>HALDIA KUKRAHATI ROAD CHAITANYAPUR PURBA MEDINAPUR</text:p>
          </table:table-cell>
          <table:table-cell office:value-type="string" table:style-name="ce39">
            <text:p>PURBA MIDNAPORE</text:p>
          </table:table-cell>
          <table:table-cell office:value-type="float" office:value="721645" table:style-name="ce41">
            <text:p>72164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422@sbi.co.in</text:p>
          </table:table-cell>
          <table:table-cell office:value-type="float" office:value="3224" table:style-name="ce41">
            <text:p>3224</text:p>
          </table:table-cell>
          <table:table-cell office:value-type="float" office:value="287577" table:style-name="ce41">
            <text:p>28757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PANSKURA STATION BAZAR</text:p>
          </table:table-cell>
          <table:table-cell office:value-type="float" office:value="10423" table:style-name="ce40">
            <text:p>10423</text:p>
          </table:table-cell>
          <table:table-cell office:value-type="string" table:style-name="ce39">
            <text:p>BAHARGRAM P.O. - PANSKURA R.S. P.S. - PANSKURA</text:p>
          </table:table-cell>
          <table:table-cell office:value-type="string" table:style-name="ce39">
            <text:p>PURBA MIDNAPORE</text:p>
          </table:table-cell>
          <table:table-cell office:value-type="float" office:value="721152" table:style-name="ce41">
            <text:p>72115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423@sbi.co.in</text:p>
          </table:table-cell>
          <table:table-cell office:value-type="float" office:value="3228" table:style-name="ce41">
            <text:p>3228</text:p>
          </table:table-cell>
          <table:table-cell office:value-type="float" office:value="253203" table:style-name="ce41">
            <text:p>253203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CHANDIPUR BRANCH</text:p>
          </table:table-cell>
          <table:table-cell office:value-type="float" office:value="11387" table:style-name="ce40">
            <text:p>11387</text:p>
          </table:table-cell>
          <table:table-cell office:value-type="string" table:style-name="ce39">
            <text:p>PO MATH CHANDIPUR PURBA MIDNAPUR WEST BANGAL</text:p>
          </table:table-cell>
          <table:table-cell office:value-type="string" table:style-name="ce39">
            <text:p>PASCHIM MIDNAPORE</text:p>
          </table:table-cell>
          <table:table-cell office:value-type="float" office:value="721659" table:style-name="ce41">
            <text:p>72165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387@sbi.co.in</text:p>
          </table:table-cell>
          <table:table-cell office:value-type="float" office:value="3228" table:style-name="ce41">
            <text:p>3228</text:p>
          </table:table-cell>
          <table:table-cell office:value-type="float" office:value="272120" table:style-name="ce41">
            <text:p>2721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JKUL</text:p>
          </table:table-cell>
          <table:table-cell office:value-type="float" office:value="12452" table:style-name="ce40">
            <text:p>12452</text:p>
          </table:table-cell>
          <table:table-cell office:value-type="string" table:style-name="ce39">
            <text:p>VILL:TETHIBARI , KISMAT BAJKUL P.O. KISMAT BAJKUL P.S.BHAGWANPUR , PURBA MADINAPUR</text:p>
          </table:table-cell>
          <table:table-cell office:value-type="string" table:style-name="ce39">
            <text:p>PURBA MIDNAPORE</text:p>
          </table:table-cell>
          <table:table-cell office:value-type="float" office:value="721655" table:style-name="ce41">
            <text:p>72165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52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74007" table:style-name="ce41">
            <text:p>27400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CONTAI BAZAR</text:p>
          </table:table-cell>
          <table:table-cell office:value-type="float" office:value="12453" table:style-name="ce40">
            <text:p>12453</text:p>
          </table:table-cell>
          <table:table-cell office:value-type="string" table:style-name="ce39">
            <text:p>JALAN KHAN BARH, COLLEGE ROAD P.O. CONTAI DIST: PURBA MEDINIPUR</text:p>
          </table:table-cell>
          <table:table-cell office:value-type="string" table:style-name="ce39">
            <text:p>PURBA MIDNAPORE</text:p>
          </table:table-cell>
          <table:table-cell office:value-type="float" office:value="721401" table:style-name="ce41">
            <text:p>7214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53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89206" table:style-name="ce41">
            <text:p>2892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RAMNAGAR</text:p>
          </table:table-cell>
          <table:table-cell office:value-type="float" office:value="12454" table:style-name="ce40">
            <text:p>12454</text:p>
          </table:table-cell>
          <table:table-cell office:value-type="string" table:style-name="ce39">
            <text:p>VILL: TALGACHHARI P.O. RAMNAGAR DIST: PURBA MEDINIPUR</text:p>
          </table:table-cell>
          <table:table-cell office:value-type="string" table:style-name="ce39">
            <text:p>PURBA MIDNAPORE</text:p>
          </table:table-cell>
          <table:table-cell office:value-type="float" office:value="721441" table:style-name="ce41">
            <text:p>72144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54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64321" table:style-name="ce41">
            <text:p>26432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AKTIA BAZAR</text:p>
          </table:table-cell>
          <table:table-cell office:value-type="float" office:value="12455" table:style-name="ce40">
            <text:p>12455</text:p>
          </table:table-cell>
          <table:table-cell office:value-type="string" table:style-name="ce39">
            <text:p>AT. NONAKURI , KAKTIA BAZAR YARD P.O.- TAMLUK DIST: PURBA - MEDINAPUR</text:p>
          </table:table-cell>
          <table:table-cell office:value-type="string" table:style-name="ce39">
            <text:p>PURBA MIDNAPORE</text:p>
          </table:table-cell>
          <table:table-cell office:value-type="float" office:value="721172" table:style-name="ce41">
            <text:p>72117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55@sbi.co.in</text:p>
          </table:table-cell>
          <table:table-cell office:value-type="float" office:value="3228" table:style-name="ce41">
            <text:p>3228</text:p>
          </table:table-cell>
          <table:table-cell office:value-type="float" office:value="258892" table:style-name="ce41">
            <text:p>25889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NACHINDA</text:p>
          </table:table-cell>
          <table:table-cell office:value-type="float" office:value="12456" table:style-name="ce40">
            <text:p>12456</text:p>
          </table:table-cell>
          <table:table-cell office:value-type="string" table:style-name="ce39">
            <text:p>VILL - KHARIPUKURIA P.O. - NACHINDA BAZAR P.S.- MARISHDA DIST: PURBA - MEDINIPUR</text:p>
          </table:table-cell>
          <table:table-cell office:value-type="string" table:style-name="ce39">
            <text:p>PURBA MIDNAPORE</text:p>
          </table:table-cell>
          <table:table-cell office:value-type="float" office:value="721444" table:style-name="ce41">
            <text:p>72144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56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50543" table:style-name="ce41">
            <text:p>25054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UGBERIA</text:p>
          </table:table-cell>
          <table:table-cell office:value-type="float" office:value="14101" table:style-name="ce40">
            <text:p>14101</text:p>
          </table:table-cell>
          <table:table-cell office:value-type="string" table:style-name="ce39">
            <text:p>VILL: SOADIGHI P.O. BHUPATINAGAR, DIST: PURBA MEDINIPU WEST BENGAL</text:p>
          </table:table-cell>
          <table:table-cell office:value-type="string" table:style-name="ce39">
            <text:p>JHARGRAM</text:p>
          </table:table-cell>
          <table:table-cell office:value-type="float" office:value="721425" table:style-name="ce41">
            <text:p>72142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101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70004" table:style-name="ce41">
            <text:p>27000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OLAGHAT</text:p>
          </table:table-cell>
          <table:table-cell office:value-type="float" office:value="14102" table:style-name="ce40">
            <text:p>14102</text:p>
          </table:table-cell>
          <table:table-cell office:value-type="string" table:style-name="ce39">
            <text:p>VILL: KOLA NEAR VIBEKANANDA MORE P.O. KOLAGHAT P.S. KOLAGHAT</text:p>
          </table:table-cell>
          <table:table-cell office:value-type="string" table:style-name="ce39">
            <text:p>PURBA MIDNAPORE</text:p>
          </table:table-cell>
          <table:table-cell office:value-type="float" office:value="721134" table:style-name="ce41">
            <text:p>72113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102@sbi.co.in</text:p>
          </table:table-cell>
          <table:table-cell office:value-type="float" office:value="3228" table:style-name="ce41">
            <text:p>3228</text:p>
          </table:table-cell>
          <table:table-cell office:value-type="float" office:value="256254" table:style-name="ce41">
            <text:p>25625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HERIA BAZAR</text:p>
          </table:table-cell>
          <table:table-cell office:value-type="float" office:value="14103" table:style-name="ce40">
            <text:p>14103</text:p>
          </table:table-cell>
          <table:table-cell office:value-type="string" table:style-name="ce39">
            <text:p>VILL: UDAKHALI P.O. HERIA P.S.KHEJURI , PURBA MEDINAPUR</text:p>
          </table:table-cell>
          <table:table-cell office:value-type="string" table:style-name="ce39">
            <text:p>PURBA MIDNAPORE</text:p>
          </table:table-cell>
          <table:table-cell office:value-type="float" office:value="721430" table:style-name="ce41">
            <text:p>72143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103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76004" table:style-name="ce41">
            <text:p>27600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HAGWANPUR BRANCH</text:p>
          </table:table-cell>
          <table:table-cell office:value-type="float" office:value="15955" table:style-name="ce40">
            <text:p>15955</text:p>
          </table:table-cell>
          <table:table-cell office:value-type="string" table:style-name="ce39">
            <text:p>VILL/PO - BHAGWANPUR DIST - PURBA MIDNAPORE WEST BENGAL</text:p>
          </table:table-cell>
          <table:table-cell office:value-type="string" table:style-name="ce39">
            <text:p>PURBA MIDNAPORE</text:p>
          </table:table-cell>
          <table:table-cell office:value-type="float" office:value="721601" table:style-name="ce41">
            <text:p>7216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5955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72005" table:style-name="ce41">
            <text:p>27200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UKANDAPUR BAZAR</text:p>
          </table:table-cell>
          <table:table-cell office:value-type="float" office:value="18653" table:style-name="ce40">
            <text:p>18653</text:p>
          </table:table-cell>
          <table:table-cell office:value-type="string" table:style-name="ce39">
            <text:p>VILL- PASCHIM MAHAMMADPUR, PO-FULESWAR PS-CONTAI, DIST-PURBA MEDINIPUR WEST BENGAL, PIN-721401</text:p>
          </table:table-cell>
          <table:table-cell office:value-type="string" table:style-name="ce39">
            <text:p>PURBA MIDNAPORE</text:p>
          </table:table-cell>
          <table:table-cell office:value-type="float" office:value="721401" table:style-name="ce41">
            <text:p>7214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653@sbi.co.in</text:p>
          </table:table-cell>
          <table:table-cell office:value-type="float" office:value="3220" table:style-name="ce41">
            <text:p>3220</text:p>
          </table:table-cell>
          <table:table-cell office:value-type="float" office:value="253257" table:style-name="ce41">
            <text:p>253257</text:p>
          </table:table-cell>
          <table:table-cell table:number-columns-repeated="16369"/>
        </table:table-row>
        <table:table-row table:style-name="ro6">
          <table:table-cell office:value-type="string" table:number-columns-spanned="3" table:number-rows-spanned="47" table:style-name="ce54">
            <text:p>Regional Manager, State Bank of India, RBO-V, Howrah, Chinsurah, Rohra Plaza Municipality Bus Stand, Hoogly - 712101</text:p>
          </table:table-cell>
          <table:covered-table-cell table:number-columns-repeated="2"/>
          <table:table-cell office:value-type="string" table:number-columns-spanned="1" table:number-rows-spanned="47" table:style-name="ce53">
            <text:p>033-26386688</text:p>
          </table:table-cell>
          <table:table-cell office:value-type="float" office:value="16340" table:style-name="ce42">
            <text:p>16340</text:p>
          </table:table-cell>
          <table:table-cell office:value-type="string" table:style-name="ce43">
            <text:p>ARAMBAGH</text:p>
          </table:table-cell>
          <table:table-cell office:value-type="float" office:value="8" table:style-name="ce44">
            <text:p>8</text:p>
          </table:table-cell>
          <table:table-cell office:value-type="string" table:style-name="ce43">
            <text:p>LINK ROAD, ARAMBAGH DIST:HOOGHLY, WEST BENGAL DIST- HOOGHLY</text:p>
          </table:table-cell>
          <table:table-cell office:value-type="string" table:style-name="ce43">
            <text:p>HOOGLY</text:p>
          </table:table-cell>
          <table:table-cell office:value-type="float" office:value="712601" table:style-name="ce45">
            <text:p>712601</text:p>
          </table:table-cell>
          <table:table-cell table:style-name="ce45"/>
          <table:table-cell office:value-type="string" table:style-name="ce43">
            <text:p>WEST BENGAL</text:p>
          </table:table-cell>
          <table:table-cell office:value-type="string" table:style-name="ce45">
            <text:p>sbi.00008@sbi.co.in</text:p>
          </table:table-cell>
          <table:table-cell office:value-type="float" office:value="3211" table:style-name="ce45">
            <text:p>3211</text:p>
          </table:table-cell>
          <table:table-cell office:value-type="float" office:value="258254" table:style-name="ce45">
            <text:p>258254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SERAMPORE(HOOGHLY)</text:p>
          </table:table-cell>
          <table:table-cell office:value-type="float" office:value="178" table:style-name="ce47">
            <text:p>178</text:p>
          </table:table-cell>
          <table:table-cell office:value-type="string" table:style-name="ce46">
            <text:p>58, N N ROY STREET, SERAMPORE HOOGHLY HOOGHLY</text:p>
          </table:table-cell>
          <table:table-cell office:value-type="string" table:style-name="ce46">
            <text:p>HOOGLY</text:p>
          </table:table-cell>
          <table:table-cell office:value-type="float" office:value="712201" table:style-name="ce48">
            <text:p>71220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0178@sbi.co.in</text:p>
          </table:table-cell>
          <table:table-cell office:value-type="float" office:value="33" table:style-name="ce48">
            <text:p>33</text:p>
          </table:table-cell>
          <table:table-cell office:value-type="float" office:value="26521427" table:style-name="ce48">
            <text:p>2652142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UTTARPARA</text:p>
          </table:table-cell>
          <table:table-cell office:value-type="float" office:value="1403" table:style-name="ce47">
            <text:p>1403</text:p>
          </table:table-cell>
          <table:table-cell office:value-type="string" table:style-name="ce46">
            <text:p>123, G T ROAD, UTTARPARA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258" table:style-name="ce48">
            <text:p>712258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403@sbi.co.in</text:p>
          </table:table-cell>
          <table:table-cell office:value-type="float" office:value="3300" table:style-name="ce48">
            <text:p>3300</text:p>
          </table:table-cell>
          <table:table-cell office:value-type="float" office:value="26648006" table:style-name="ce48">
            <text:p>266480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ARAMBAGH bazar</text:p>
          </table:table-cell>
          <table:table-cell office:value-type="float" office:value="1744" table:style-name="ce47">
            <text:p>1744</text:p>
          </table:table-cell>
          <table:table-cell office:value-type="string" table:style-name="ce46">
            <text:p>342/A, LINK ROAD BASANTAPUR MORE, ARAMBAGH WEST BENGAL</text:p>
          </table:table-cell>
          <table:table-cell office:value-type="string" table:style-name="ce46">
            <text:p>HOOGLY</text:p>
          </table:table-cell>
          <table:table-cell office:value-type="float" office:value="712601" table:style-name="ce48">
            <text:p>71260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744@sbi.co.in</text:p>
          </table:table-cell>
          <table:table-cell office:value-type="float" office:value="3211" table:style-name="ce48">
            <text:p>3211</text:p>
          </table:table-cell>
          <table:table-cell office:value-type="float" office:value="255160" table:style-name="ce48">
            <text:p>25516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RISHRA</text:p>
          </table:table-cell>
          <table:table-cell office:value-type="float" office:value="1771" table:style-name="ce47">
            <text:p>1771</text:p>
          </table:table-cell>
          <table:table-cell office:value-type="string" table:style-name="ce46">
            <text:p>3/A, N.C. PAKRASHI LANE, RISHRA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248" table:style-name="ce48">
            <text:p>712248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771@sbi.co.in</text:p>
          </table:table-cell>
          <table:table-cell office:value-type="float" office:value="3300" table:style-name="ce48">
            <text:p>3300</text:p>
          </table:table-cell>
          <table:table-cell office:value-type="float" office:value="26721078" table:style-name="ce48">
            <text:p>2672107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DANKUNI</text:p>
          </table:table-cell>
          <table:table-cell office:value-type="float" office:value="1896" table:style-name="ce47">
            <text:p>1896</text:p>
          </table:table-cell>
          <table:table-cell office:value-type="string" table:style-name="ce46">
            <text:p>T N MUKHERJEE ROAD , SUNNY TOWER DANKUNI HOOGHLY</text:p>
          </table:table-cell>
          <table:table-cell office:value-type="string" table:style-name="ce46">
            <text:p>HOOGLY</text:p>
          </table:table-cell>
          <table:table-cell office:value-type="float" office:value="712311" table:style-name="ce48">
            <text:p>71231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896@sbi.co.in</text:p>
          </table:table-cell>
          <table:table-cell office:value-type="float" office:value="3212" table:style-name="ce48">
            <text:p>3212</text:p>
          </table:table-cell>
          <table:table-cell office:value-type="float" office:value="260255" table:style-name="ce48">
            <text:p>26025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GHOSHPARA</text:p>
          </table:table-cell>
          <table:table-cell office:value-type="float" office:value="2061" table:style-name="ce47">
            <text:p>2061</text:p>
          </table:table-cell>
          <table:table-cell office:value-type="string" table:style-name="ce46">
            <text:p>D C NEOGI RAD, NORTH GHOSHPARA PO : GHOSH PARA DIST:HOWRAH, WEST BENGAL</text:p>
          </table:table-cell>
          <table:table-cell office:value-type="string" table:style-name="ce46">
            <text:p>HOWRAH</text:p>
          </table:table-cell>
          <table:table-cell office:value-type="float" office:value="711227" table:style-name="ce48">
            <text:p>711227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2061@sbi.co.in</text:p>
          </table:table-cell>
          <table:table-cell office:value-type="float" office:value="3300" table:style-name="ce48">
            <text:p>3300</text:p>
          </table:table-cell>
          <table:table-cell office:value-type="float" office:value="26715791" table:style-name="ce48">
            <text:p>2671579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KONNAGAR</text:p>
          </table:table-cell>
          <table:table-cell office:value-type="float" office:value="2078" table:style-name="ce47">
            <text:p>2078</text:p>
          </table:table-cell>
          <table:table-cell office:value-type="string" table:style-name="ce46">
            <text:p>209/1, CRIPER ROAD, KONNAGAR DIST:HOOGHLY, WEST BENGAL</text:p>
          </table:table-cell>
          <table:table-cell office:value-type="string" table:style-name="ce46">
            <text:p>HOOGLY</text:p>
          </table:table-cell>
          <table:table-cell office:value-type="float" office:value="712235" table:style-name="ce48">
            <text:p>712235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2078@sbi.co.in</text:p>
          </table:table-cell>
          <table:table-cell office:value-type="float" office:value="33" table:style-name="ce48">
            <text:p>33</text:p>
          </table:table-cell>
          <table:table-cell office:value-type="float" office:value="26746613" table:style-name="ce48">
            <text:p>2674661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BALLY HOWR</text:p>
          </table:table-cell>
          <table:table-cell office:value-type="float" office:value="3882" table:style-name="ce47">
            <text:p>3882</text:p>
          </table:table-cell>
          <table:table-cell office:value-type="string" table:style-name="ce46">
            <text:p>324/3,G.T.ROAD(NORTH), BALLY, HOWRAH DIST:HOWRAH, WEST BENGAL</text:p>
          </table:table-cell>
          <table:table-cell office:value-type="string" table:style-name="ce46">
            <text:p>HOWRAH</text:p>
          </table:table-cell>
          <table:table-cell office:value-type="float" office:value="711201" table:style-name="ce48">
            <text:p>71120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3882@sbi.co.in</text:p>
          </table:table-cell>
          <table:table-cell office:value-type="float" office:value="3300" table:style-name="ce48">
            <text:p>3300</text:p>
          </table:table-cell>
          <table:table-cell office:value-type="float" office:value="26543393" table:style-name="ce48">
            <text:p>2654339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PURSURAH</text:p>
          </table:table-cell>
          <table:table-cell office:value-type="float" office:value="3956" table:style-name="ce40">
            <text:p>3956</text:p>
          </table:table-cell>
          <table:table-cell office:value-type="string" table:style-name="ce39">
            <text:p>VILL &amp; PO : PURSURAH DIST:HOOGHLY, WEST BENGAL</text:p>
          </table:table-cell>
          <table:table-cell office:value-type="string" table:style-name="ce39">
            <text:p>HOOGLY</text:p>
          </table:table-cell>
          <table:table-cell office:value-type="float" office:value="712401" table:style-name="ce41">
            <text:p>7124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3956@sbi.co.in</text:p>
          </table:table-cell>
          <table:table-cell office:value-type="float" office:value="3212" table:style-name="ce41">
            <text:p>3212</text:p>
          </table:table-cell>
          <table:table-cell office:value-type="float" office:value="255017" table:style-name="ce41">
            <text:p>25501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ELURMATH</text:p>
          </table:table-cell>
          <table:table-cell office:value-type="float" office:value="4640" table:style-name="ce40">
            <text:p>4640</text:p>
          </table:table-cell>
          <table:table-cell office:value-type="string" table:style-name="ce39">
            <text:p>VIVEKANANDA ROAD, PO:BELURMATH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202" table:style-name="ce41">
            <text:p>7112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4640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545222" table:style-name="ce41">
            <text:p>2654522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DOMJUR</text:p>
          </table:table-cell>
          <table:table-cell office:value-type="float" office:value="4783" table:style-name="ce40">
            <text:p>4783</text:p>
          </table:table-cell>
          <table:table-cell office:value-type="string" table:style-name="ce39">
            <text:p>HOWRAH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405" table:style-name="ce41">
            <text:p>71140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4783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700418" table:style-name="ce41">
            <text:p>2670041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AMTA</text:p>
          </table:table-cell>
          <table:table-cell office:value-type="float" office:value="4787" table:style-name="ce40">
            <text:p>4787</text:p>
          </table:table-cell>
          <table:table-cell office:value-type="string" table:style-name="ce39">
            <text:p>AMTA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401" table:style-name="ce41">
            <text:p>7114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4787@sbi.co.in</text:p>
          </table:table-cell>
          <table:table-cell office:value-type="float" office:value="3214" table:style-name="ce41">
            <text:p>3214</text:p>
          </table:table-cell>
          <table:table-cell office:value-type="float" office:value="260229" table:style-name="ce41">
            <text:p>26022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LLY-DURGAPUR</text:p>
          </table:table-cell>
          <table:table-cell office:value-type="float" office:value="5766" table:style-name="ce40">
            <text:p>5766</text:p>
          </table:table-cell>
          <table:table-cell office:value-type="string" table:style-name="ce39">
            <text:p>BALLY-DURGAPUR, MAIN ROAD P O DURGAPUR, VIA BALLY,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201" table:style-name="ce41">
            <text:p>7112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5766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6715047" table:style-name="ce41">
            <text:p>267150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GOGHAT</text:p>
          </table:table-cell>
          <table:table-cell office:value-type="float" office:value="6115" table:style-name="ce40">
            <text:p>6115</text:p>
          </table:table-cell>
          <table:table-cell office:value-type="string" table:style-name="ce39">
            <text:p>VILL : GOGHAT, PO : GOGHAT DIST:HOOGHLY, WEST BENGAL</text:p>
          </table:table-cell>
          <table:table-cell office:value-type="string" table:style-name="ce39">
            <text:p>HOOGLY</text:p>
          </table:table-cell>
          <table:table-cell office:value-type="float" office:value="712612" table:style-name="ce41">
            <text:p>71261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115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22340" table:style-name="ce41">
            <text:p>222340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HOSHPUR</text:p>
          </table:table-cell>
          <table:table-cell office:value-type="float" office:value="6195" table:style-name="ce40">
            <text:p>6195</text:p>
          </table:table-cell>
          <table:table-cell office:value-type="string" table:style-name="ce39">
            <text:p>VILL : GHOSHPUR, PO: GHOSHPUR DIST:HOOGHLY, WEST BENGAL</text:p>
          </table:table-cell>
          <table:table-cell office:value-type="string" table:style-name="ce39">
            <text:p>HOOGLY</text:p>
          </table:table-cell>
          <table:table-cell office:value-type="float" office:value="712613" table:style-name="ce41">
            <text:p>71261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195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72253" table:style-name="ce41">
            <text:p>27225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CHILADANGI</text:p>
          </table:table-cell>
          <table:table-cell office:value-type="float" office:value="6581" table:style-name="ce40">
            <text:p>6581</text:p>
          </table:table-cell>
          <table:table-cell office:value-type="string" table:style-name="ce39">
            <text:p>VILL : CHILADANGI, PO: CHILADANGI DIST:HOOGHLY, WEST BENGAL</text:p>
          </table:table-cell>
          <table:table-cell office:value-type="string" table:style-name="ce39">
            <text:p>HOOGLY</text:p>
          </table:table-cell>
          <table:table-cell office:value-type="float" office:value="712401" table:style-name="ce41">
            <text:p>7124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581@sbi.co.in</text:p>
          </table:table-cell>
          <table:table-cell office:value-type="float" office:value="3212" table:style-name="ce41">
            <text:p>3212</text:p>
          </table:table-cell>
          <table:table-cell office:value-type="float" office:value="250375" table:style-name="ce41">
            <text:p>25037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DANGANJ</text:p>
          </table:table-cell>
          <table:table-cell office:value-type="float" office:value="6591" table:style-name="ce40">
            <text:p>6591</text:p>
          </table:table-cell>
          <table:table-cell office:value-type="string" table:style-name="ce39">
            <text:p>VILL : BADANGANJ, PO : BADANGANJ DIST:HOOGHLY, WEST BENGAL</text:p>
          </table:table-cell>
          <table:table-cell office:value-type="string" table:style-name="ce39">
            <text:p>HOOGLY</text:p>
          </table:table-cell>
          <table:table-cell office:value-type="float" office:value="712122" table:style-name="ce41">
            <text:p>71212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591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40302" table:style-name="ce41">
            <text:p>24030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HAJIPUR</text:p>
          </table:table-cell>
          <table:table-cell office:value-type="float" office:value="6592" table:style-name="ce40">
            <text:p>6592</text:p>
          </table:table-cell>
          <table:table-cell office:value-type="string" table:style-name="ce39">
            <text:p>P.O.DEBKHANATA VILL : HAJIPUR DIST:HOOGHLY, WEST BENGAL</text:p>
          </table:table-cell>
          <table:table-cell office:value-type="string" table:style-name="ce39">
            <text:p>HOOGLY</text:p>
          </table:table-cell>
          <table:table-cell office:value-type="float" office:value="712614" table:style-name="ce41">
            <text:p>71261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592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42225" table:style-name="ce41">
            <text:p>24222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JAGATPUR</text:p>
          </table:table-cell>
          <table:table-cell office:value-type="float" office:value="8725" table:style-name="ce40">
            <text:p>8725</text:p>
          </table:table-cell>
          <table:table-cell office:value-type="string" table:style-name="ce39">
            <text:p>VILL : JAGATPUR PO : JAGATPUR DIST.HOOGHLY</text:p>
          </table:table-cell>
          <table:table-cell office:value-type="string" table:style-name="ce39">
            <text:p>HOOGLY</text:p>
          </table:table-cell>
          <table:table-cell office:value-type="float" office:value="712417" table:style-name="ce41">
            <text:p>71241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725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37317" table:style-name="ce41">
            <text:p>23731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THALIA</text:p>
          </table:table-cell>
          <table:table-cell office:value-type="float" office:value="8923" table:style-name="ce40">
            <text:p>8923</text:p>
          </table:table-cell>
          <table:table-cell office:value-type="string" table:style-name="ce39">
            <text:p>VILL - P.O.THALIA, P.S. -JOYPUR DIST:HOWRAH, WEST BENGAL</text:p>
          </table:table-cell>
          <table:table-cell office:value-type="string" table:style-name="ce39">
            <text:p>HOWRAH</text:p>
          </table:table-cell>
          <table:table-cell office:value-type="float" office:value="711401" table:style-name="ce41">
            <text:p>7114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923@sbi.co.in</text:p>
          </table:table-cell>
          <table:table-cell office:value-type="float" office:value="3214" table:style-name="ce41">
            <text:p>3214</text:p>
          </table:table-cell>
          <table:table-cell office:value-type="float" office:value="224114" table:style-name="ce41">
            <text:p>22411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HARINKHOLA</text:p>
          </table:table-cell>
          <table:table-cell office:value-type="float" office:value="9033" table:style-name="ce40">
            <text:p>9033</text:p>
          </table:table-cell>
          <table:table-cell office:value-type="string" table:style-name="ce39">
            <text:p>VILL : HARINKHOLA PO: HARINKHOLA DIST:HOOGHLY, WEST BENGAL</text:p>
          </table:table-cell>
          <table:table-cell office:value-type="string" table:style-name="ce39">
            <text:p>HOOGLY</text:p>
          </table:table-cell>
          <table:table-cell office:value-type="float" office:value="712415" table:style-name="ce41">
            <text:p>71241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033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59241" table:style-name="ce41">
            <text:p>25924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HOLDIGRUI</text:p>
          </table:table-cell>
          <table:table-cell office:value-type="float" office:value="9457" table:style-name="ce40">
            <text:p>9457</text:p>
          </table:table-cell>
          <table:table-cell office:value-type="string" table:style-name="ce39">
            <text:p>VILL &amp; P.O GHOLDIGRUI DIST:HOOGHLY, WEST BENGAL</text:p>
          </table:table-cell>
          <table:table-cell office:value-type="string" table:style-name="ce39">
            <text:p>HOOGLY</text:p>
          </table:table-cell>
          <table:table-cell office:value-type="float" office:value="712401" table:style-name="ce41">
            <text:p>7124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457@sbi.co.in</text:p>
          </table:table-cell>
          <table:table-cell office:value-type="float" office:value="3212" table:style-name="ce41">
            <text:p>3212</text:p>
          </table:table-cell>
          <table:table-cell office:value-type="float" office:value="264206" table:style-name="ce41">
            <text:p>2642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VIKDAS</text:p>
          </table:table-cell>
          <table:table-cell office:value-type="float" office:value="9458" table:style-name="ce40">
            <text:p>9458</text:p>
          </table:table-cell>
          <table:table-cell office:value-type="string" table:style-name="ce39">
            <text:p>P.O.GOGHAT, VILL : VIKDAS DIST:HOOGHLY, WEST BENGAL</text:p>
          </table:table-cell>
          <table:table-cell office:value-type="string" table:style-name="ce39">
            <text:p>HOOGLY</text:p>
          </table:table-cell>
          <table:table-cell office:value-type="float" office:value="712614" table:style-name="ce41">
            <text:p>71261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458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22359" table:style-name="ce41">
            <text:p>22235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JAYARAMPUR</text:p>
          </table:table-cell>
          <table:table-cell office:value-type="float" office:value="9459" table:style-name="ce40">
            <text:p>9459</text:p>
          </table:table-cell>
          <table:table-cell office:value-type="string" table:style-name="ce39">
            <text:p>P.O.ROUTHKHANA (VIA KHANAKUL) VILL : JAYARAMPUR DIST:HOOGHLY, WEST BENGAL</text:p>
          </table:table-cell>
          <table:table-cell office:value-type="string" table:style-name="ce39">
            <text:p>HOOGLY</text:p>
          </table:table-cell>
          <table:table-cell office:value-type="float" office:value="712429" table:style-name="ce41">
            <text:p>71242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459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66762" table:style-name="ce41">
            <text:p>26676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MAHESHPUR</text:p>
          </table:table-cell>
          <table:table-cell office:value-type="float" office:value="9729" table:style-name="ce40">
            <text:p>9729</text:p>
          </table:table-cell>
          <table:table-cell office:value-type="string" table:style-name="ce39">
            <text:p>P.O.SRIPUR (KAMARPUKUR) KAMARPUKUR CHATI DIST:HOOGHLY, WEST BENGAL</text:p>
          </table:table-cell>
          <table:table-cell office:value-type="string" table:style-name="ce39">
            <text:p>HOOGLY</text:p>
          </table:table-cell>
          <table:table-cell office:value-type="float" office:value="712612" table:style-name="ce41">
            <text:p>71261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729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44211" table:style-name="ce41">
            <text:p>244211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AORA SAB</text:p>
          </table:table-cell>
          <table:table-cell office:value-type="float" office:value="9896" table:style-name="ce40">
            <text:p>9896</text:p>
          </table:table-cell>
          <table:table-cell office:value-type="string" table:style-name="ce39">
            <text:p>VILL PO SAORA DIST HOOGHLY 712616 WEST BENGAL</text:p>
          </table:table-cell>
          <table:table-cell office:value-type="string" table:style-name="ce39">
            <text:p>HOOGLY</text:p>
          </table:table-cell>
          <table:table-cell office:value-type="float" office:value="712616" table:style-name="ce41">
            <text:p>71261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96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20644" table:style-name="ce41">
            <text:p>22064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PANDUGRAM</text:p>
          </table:table-cell>
          <table:table-cell office:value-type="float" office:value="9897" table:style-name="ce40">
            <text:p>9897</text:p>
          </table:table-cell>
          <table:table-cell office:value-type="string" table:style-name="ce39">
            <text:p>VILL : PANDUGRAM, PO : PANDUGRAM DIST:HOOGHLY, WEST BENGAL</text:p>
          </table:table-cell>
          <table:table-cell office:value-type="string" table:style-name="ce39">
            <text:p>HOOGLY</text:p>
          </table:table-cell>
          <table:table-cell office:value-type="float" office:value="712122" table:style-name="ce41">
            <text:p>71212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97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70246" table:style-name="ce41">
            <text:p>27024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JAGATBALLAVPUR</text:p>
          </table:table-cell>
          <table:table-cell office:value-type="float" office:value="11388" table:style-name="ce40">
            <text:p>11388</text:p>
          </table:table-cell>
          <table:table-cell office:value-type="string" table:style-name="ce39">
            <text:p>H/O GULAM KUDDUS, HAZI MARKET BARGACHIA AMTA ROAD HOWRAH</text:p>
          </table:table-cell>
          <table:table-cell office:value-type="string" table:style-name="ce39">
            <text:p>HOWRAH</text:p>
          </table:table-cell>
          <table:table-cell office:value-type="float" office:value="711404" table:style-name="ce41">
            <text:p>7114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388@sbi.co.in</text:p>
          </table:table-cell>
          <table:table-cell office:value-type="float" office:value="3214" table:style-name="ce41">
            <text:p>3214</text:p>
          </table:table-cell>
          <table:table-cell office:value-type="float" office:value="255002" table:style-name="ce41">
            <text:p>25500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UDAYNARAYANPUR BRANCH</text:p>
          </table:table-cell>
          <table:table-cell office:value-type="float" office:value="11389" table:style-name="ce40">
            <text:p>11389</text:p>
          </table:table-cell>
          <table:table-cell office:value-type="string" table:style-name="ce39">
            <text:p>VILL JANGALPARA PO SHINGTI- SHIBPUR PS UDAYNARAYANPUR DISTT HOWRAH</text:p>
          </table:table-cell>
          <table:table-cell office:value-type="string" table:style-name="ce39">
            <text:p>HOWRAH</text:p>
          </table:table-cell>
          <table:table-cell office:value-type="float" office:value="711226" table:style-name="ce41">
            <text:p>71122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389@sbi.co.in</text:p>
          </table:table-cell>
          <table:table-cell office:value-type="float" office:value="3214" table:style-name="ce41">
            <text:p>3214</text:p>
          </table:table-cell>
          <table:table-cell office:value-type="float" office:value="257499" table:style-name="ce41">
            <text:p>25749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JHIKHIRA</text:p>
          </table:table-cell>
          <table:table-cell office:value-type="float" office:value="12428" table:style-name="ce40">
            <text:p>12428</text:p>
          </table:table-cell>
          <table:table-cell office:value-type="string" table:style-name="ce39">
            <text:p>JHIKHIRA BRANCH VILL, PO &amp; PS - JHIKHIRA DIST : HOWRAH</text:p>
          </table:table-cell>
          <table:table-cell office:value-type="string" table:style-name="ce39">
            <text:p>HOWRAH</text:p>
          </table:table-cell>
          <table:table-cell office:value-type="float" office:value="711401" table:style-name="ce41">
            <text:p>7114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28@sbi.co.in</text:p>
          </table:table-cell>
          <table:table-cell office:value-type="float" office:value="3214" table:style-name="ce41">
            <text:p>3214</text:p>
          </table:table-cell>
          <table:table-cell office:value-type="float" office:value="238137" table:style-name="ce41">
            <text:p>23813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JAGDISHPUR</text:p>
          </table:table-cell>
          <table:table-cell office:value-type="float" office:value="12430" table:style-name="ce40">
            <text:p>12430</text:p>
          </table:table-cell>
          <table:table-cell office:value-type="string" table:style-name="ce39">
            <text:p>VILL- JAGADISHPUR HAT (MAKALTALA) PO : JAGADISHPUR HAT DIST: HOWRAH</text:p>
          </table:table-cell>
          <table:table-cell office:value-type="string" table:style-name="ce39">
            <text:p>HOWRAH</text:p>
          </table:table-cell>
          <table:table-cell office:value-type="float" office:value="711114" table:style-name="ce41">
            <text:p>71111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30@sbi.co.in</text:p>
          </table:table-cell>
          <table:table-cell office:value-type="float" office:value="3212" table:style-name="ce41">
            <text:p>3212</text:p>
          </table:table-cell>
          <table:table-cell office:value-type="float" office:value="247090" table:style-name="ce41">
            <text:p>24709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CHANDITALA</text:p>
          </table:table-cell>
          <table:table-cell office:value-type="float" office:value="12444" table:style-name="ce40">
            <text:p>12444</text:p>
          </table:table-cell>
          <table:table-cell office:value-type="string" table:style-name="ce39">
            <text:p>GRIHLAKSHMI, C/O D K ADAK VILL BORIJHATI, P.O- CHANDITALA DIST HOOGHLY, WEST BENGAL</text:p>
          </table:table-cell>
          <table:table-cell office:value-type="string" table:style-name="ce39">
            <text:p>HOOGLY</text:p>
          </table:table-cell>
          <table:table-cell office:value-type="float" office:value="712702" table:style-name="ce41">
            <text:p>7127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44@sbi.co.in</text:p>
          </table:table-cell>
          <table:table-cell office:value-type="float" office:value="3212" table:style-name="ce41">
            <text:p>3212</text:p>
          </table:table-cell>
          <table:table-cell office:value-type="float" office:value="230345" table:style-name="ce41">
            <text:p>23034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NABAGRAM ( KONNAGAR )</text:p>
          </table:table-cell>
          <table:table-cell office:value-type="float" office:value="12445" table:style-name="ce40">
            <text:p>12445</text:p>
          </table:table-cell>
          <table:table-cell office:value-type="string" table:style-name="ce39">
            <text:p>MADHUBAN-II,NAITY ROAD,CHOTO BAHERA P.O. BARO BEHERA NABAGRAM ( KONNAGAR ) , DIST: HOOGHLY</text:p>
          </table:table-cell>
          <table:table-cell office:value-type="string" table:style-name="ce39">
            <text:p>HOOGLY</text:p>
          </table:table-cell>
          <table:table-cell office:value-type="float" office:value="712246" table:style-name="ce41">
            <text:p>71224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45@sbi.co.in</text:p>
          </table:table-cell>
          <table:table-cell office:value-type="float" office:value="33" table:style-name="ce41">
            <text:p>33</text:p>
          </table:table-cell>
          <table:table-cell office:value-type="float" office:value="26730028" table:style-name="ce41">
            <text:p>2673002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OSAT</text:p>
          </table:table-cell>
          <table:table-cell office:value-type="float" office:value="12448" table:style-name="ce40">
            <text:p>12448</text:p>
          </table:table-cell>
          <table:table-cell office:value-type="string" table:style-name="ce39">
            <text:p>MOSAT BAZAR VILL &amp; PO - MOSAT,PS-CHANDITALA DISTT- HOOGHLY</text:p>
          </table:table-cell>
          <table:table-cell office:value-type="string" table:style-name="ce39">
            <text:p>HOOGLY</text:p>
          </table:table-cell>
          <table:table-cell office:value-type="float" office:value="712701" table:style-name="ce41">
            <text:p>7127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48@sbi.co.in</text:p>
          </table:table-cell>
          <table:table-cell office:value-type="float" office:value="3212" table:style-name="ce41">
            <text:p>3212</text:p>
          </table:table-cell>
          <table:table-cell office:value-type="float" office:value="241341" table:style-name="ce41">
            <text:p>24134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ABLE</text:p>
          </table:table-cell>
          <table:table-cell office:value-type="float" office:value="12449" table:style-name="ce40">
            <text:p>12449</text:p>
          </table:table-cell>
          <table:table-cell office:value-type="string" table:style-name="ce39">
            <text:p>TARAKESWAR-ARAMBAG ROAD P.O. DAKSHIN RASULPUR DISTT: HOOGHLY</text:p>
          </table:table-cell>
          <table:table-cell office:value-type="string" table:style-name="ce39">
            <text:p>HOOGLY</text:p>
          </table:table-cell>
          <table:table-cell office:value-type="float" office:value="712413" table:style-name="ce41">
            <text:p>71241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49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60494" table:style-name="ce41">
            <text:p>26049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AHESH</text:p>
          </table:table-cell>
          <table:table-cell office:value-type="float" office:value="12451" table:style-name="ce40">
            <text:p>12451</text:p>
          </table:table-cell>
          <table:table-cell office:value-type="string" table:style-name="ce39">
            <text:p>HARIDAS BHAWAN , 236/1 G.T.ROAD ,MAHESH P O : MAHESH DIST : HOOGHLY</text:p>
          </table:table-cell>
          <table:table-cell office:value-type="string" table:style-name="ce39">
            <text:p>HOOGLY</text:p>
          </table:table-cell>
          <table:table-cell office:value-type="float" office:value="712202" table:style-name="ce41">
            <text:p>7122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51@sbi.co.in</text:p>
          </table:table-cell>
          <table:table-cell office:value-type="float" office:value="33" table:style-name="ce41">
            <text:p>33</text:p>
          </table:table-cell>
          <table:table-cell office:value-type="float" office:value="26529405" table:style-name="ce41">
            <text:p>2652940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UNSHIRHAT</text:p>
          </table:table-cell>
          <table:table-cell office:value-type="float" office:value="13111" table:style-name="ce40">
            <text:p>13111</text:p>
          </table:table-cell>
          <table:table-cell office:value-type="string" table:style-name="ce39">
            <text:p>VILL. SHANKARHATI, P.O.- MUNSHIRHAT, P.S.- JAGATBALLAVPUPR HOWRAH</text:p>
          </table:table-cell>
          <table:table-cell office:value-type="string" table:style-name="ce39">
            <text:p>HOWRAH</text:p>
          </table:table-cell>
          <table:table-cell office:value-type="float" office:value="711410" table:style-name="ce41">
            <text:p>71141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3111@sbi.co.in</text:p>
          </table:table-cell>
          <table:table-cell office:value-type="float" office:value="3214" table:style-name="ce41">
            <text:p>3214</text:p>
          </table:table-cell>
          <table:table-cell office:value-type="float" office:value="232701" table:style-name="ce41">
            <text:p>23270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AKARDAHA</text:p>
          </table:table-cell>
          <table:table-cell office:value-type="float" office:value="13112" table:style-name="ce40">
            <text:p>13112</text:p>
          </table:table-cell>
          <table:table-cell office:value-type="string" table:style-name="ce39">
            <text:p>GHOSH MARKET, KANTALIA CHAMPATALA P.O. MAKARDAHA DISTT. HOWRAH (WEST BENGAL)</text:p>
          </table:table-cell>
          <table:table-cell office:value-type="string" table:style-name="ce39">
            <text:p>HOWRAH</text:p>
          </table:table-cell>
          <table:table-cell office:value-type="float" office:value="711409" table:style-name="ce41">
            <text:p>71140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3112@sbi.co.in</text:p>
          </table:table-cell>
          <table:table-cell office:value-type="float" office:value="33" table:style-name="ce41">
            <text:p>33</text:p>
          </table:table-cell>
          <table:table-cell office:value-type="float" office:value="26708775" table:style-name="ce41">
            <text:p>2670877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CURRENCY ADMN CELL HOOGHLY</text:p>
          </table:table-cell>
          <table:table-cell office:value-type="float" office:value="13418" table:style-name="ce40">
            <text:p>13418</text:p>
          </table:table-cell>
          <table:table-cell office:value-type="string" table:style-name="ce39">
            <text:p>SBI SERAMPORE BRANCH PREMISES SERAMPORE 1ST FLOOR HOOGHLY</text:p>
          </table:table-cell>
          <table:table-cell office:value-type="string" table:style-name="ce39">
            <text:p>HOOGLY</text:p>
          </table:table-cell>
          <table:table-cell office:value-type="float" office:value="712201" table:style-name="ce41">
            <text:p>7122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3418@sbi.co.in</text:p>
          </table:table-cell>
          <table:table-cell office:value-type="float" office:value="33" table:style-name="ce41">
            <text:p>33</text:p>
          </table:table-cell>
          <table:table-cell office:value-type="float" office:value="26528994" table:style-name="ce41">
            <text:p>2652899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HEAKHALA</text:p>
          </table:table-cell>
          <table:table-cell office:value-type="float" office:value="14088" table:style-name="ce40">
            <text:p>14088</text:p>
          </table:table-cell>
          <table:table-cell office:value-type="string" table:style-name="ce39">
            <text:p>SBI, NAYAN APARTMENT SHEAKHALA CHOWRAST PO&amp; VILL SHEAKHALA PS HARIPAL SRIPATIPU DISTT HOOGHLY</text:p>
          </table:table-cell>
          <table:table-cell office:value-type="string" table:style-name="ce39">
            <text:p>HOOGLY</text:p>
          </table:table-cell>
          <table:table-cell office:value-type="float" office:value="712706" table:style-name="ce41">
            <text:p>71270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88@sbi.co.in</text:p>
          </table:table-cell>
          <table:table-cell office:value-type="float" office:value="3212" table:style-name="ce41">
            <text:p>3212</text:p>
          </table:table-cell>
          <table:table-cell office:value-type="float" office:value="266180" table:style-name="ce41">
            <text:p>26618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UMADANGI</text:p>
          </table:table-cell>
          <table:table-cell office:value-type="float" office:value="15298" table:style-name="ce40">
            <text:p>15298</text:p>
          </table:table-cell>
          <table:table-cell office:value-type="string" table:style-name="ce39">
            <text:p>VILL . GUMADANGI , P.O. - MUNSHIRHAT, HCCI BUILDING, P.S. - JAGATBALLAVPUR, HOWRAH</text:p>
          </table:table-cell>
          <table:table-cell office:value-type="string" table:style-name="ce39">
            <text:p>HOWRAH</text:p>
          </table:table-cell>
          <table:table-cell office:value-type="float" office:value="711410" table:style-name="ce41">
            <text:p>71141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5298@sbi.co.in</text:p>
          </table:table-cell>
          <table:table-cell table:style-name="ce41"/>
          <table:table-cell office:value-type="float" office:value="3214232610" table:style-name="ce41">
            <text:p>321423261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AKHLA</text:p>
          </table:table-cell>
          <table:table-cell office:value-type="float" office:value="17367" table:style-name="ce40">
            <text:p>17367</text:p>
          </table:table-cell>
          <table:table-cell office:value-type="string" table:style-name="ce39">
            <text:p>"ROYAL ORCHID" 53 T.N.MUKHERJEE ROAD, PO-MAKHLA DIST-HOOGLY</text:p>
          </table:table-cell>
          <table:table-cell office:value-type="string" table:style-name="ce39">
            <text:p>HOOGLY</text:p>
          </table:table-cell>
          <table:table-cell office:value-type="float" office:value="712245" table:style-name="ce41">
            <text:p>71224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7367@sbi.co.in</text:p>
          </table:table-cell>
          <table:table-cell office:value-type="float" office:value="33" table:style-name="ce41">
            <text:p>33</text:p>
          </table:table-cell>
          <table:table-cell office:value-type="float" office:value="26630048" table:style-name="ce41">
            <text:p>2663004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HINDMOTOR</text:p>
          </table:table-cell>
          <table:table-cell office:value-type="float" office:value="17368" table:style-name="ce40">
            <text:p>17368</text:p>
          </table:table-cell>
          <table:table-cell office:value-type="string" table:style-name="ce39">
            <text:p>"NANDALAL APARTMENT", 355,NEW STATION ROAD ,PO-HINDMOTOR DIST-HOOGHLY-712232 WEST BENGAL</text:p>
          </table:table-cell>
          <table:table-cell office:value-type="string" table:style-name="ce39">
            <text:p>HOOGLY</text:p>
          </table:table-cell>
          <table:table-cell office:value-type="float" office:value="712232" table:style-name="ce41">
            <text:p>71223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7368@sbi.co.in</text:p>
          </table:table-cell>
          <table:table-cell office:value-type="float" office:value="33" table:style-name="ce41">
            <text:p>33</text:p>
          </table:table-cell>
          <table:table-cell office:value-type="float" office:value="26942555" table:style-name="ce41">
            <text:p>2694255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ALEPUR</text:p>
          </table:table-cell>
          <table:table-cell office:value-type="float" office:value="17999" table:style-name="ce40">
            <text:p>17999</text:p>
          </table:table-cell>
          <table:table-cell office:value-type="string" table:style-name="ce39">
            <text:p>VILL &amp; PO : SALEPUR PS- ARAMBAGH DISTT- HOOGLY WEST BENGAL</text:p>
          </table:table-cell>
          <table:table-cell office:value-type="string" table:style-name="ce39">
            <text:p>HOOGLY</text:p>
          </table:table-cell>
          <table:table-cell office:value-type="float" office:value="712616" table:style-name="ce41">
            <text:p>71261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7999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61371" table:style-name="ce41">
            <text:p>26137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ARANDI</text:p>
          </table:table-cell>
          <table:table-cell office:value-type="float" office:value="18000" table:style-name="ce40">
            <text:p>18000</text:p>
          </table:table-cell>
          <table:table-cell office:value-type="string" table:style-name="ce39">
            <text:p>VILL &amp; PO: ARANDI P.S.ARAMBAGH DISTT: HOOGHLY</text:p>
          </table:table-cell>
          <table:table-cell office:value-type="string" table:style-name="ce39">
            <text:p>HOOGLY</text:p>
          </table:table-cell>
          <table:table-cell office:value-type="float" office:value="712413" table:style-name="ce41">
            <text:p>71241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000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3211235035" table:style-name="ce41">
            <text:p>321123503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AYAPUR</text:p>
          </table:table-cell>
          <table:table-cell office:value-type="float" office:value="18019" table:style-name="ce40">
            <text:p>18019</text:p>
          </table:table-cell>
          <table:table-cell office:value-type="string" table:style-name="ce39">
            <text:p>VILL &amp; PO: DIHIBAYRA P.S. ARAMBAGH DISTT: HOOGHLY</text:p>
          </table:table-cell>
          <table:table-cell office:value-type="string" table:style-name="ce39">
            <text:p>HOOGLY</text:p>
          </table:table-cell>
          <table:table-cell office:value-type="float" office:value="712413" table:style-name="ce41">
            <text:p>71241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019@sbi.co.in</text:p>
          </table:table-cell>
          <table:table-cell office:value-type="float" office:value="3211" table:style-name="ce41">
            <text:p>3211</text:p>
          </table:table-cell>
          <table:table-cell office:value-type="float" office:value="255666" table:style-name="ce41">
            <text:p>255666</text:p>
          </table:table-cell>
          <table:table-cell table:number-columns-repeated="16369"/>
        </table:table-row>
        <table:table-row table:style-name="ro6">
          <table:table-cell office:value-type="string" table:number-columns-spanned="3" table:number-rows-spanned="40" table:style-name="ce55">
            <text:p>Regional Manager, State Bank of India, RBO-VI, Kharagpur,Atwal building, Inda, Paschim Mednipore, 721305</text:p>
          </table:table-cell>
          <table:covered-table-cell table:number-columns-repeated="2"/>
          <table:table-cell office:value-type="float" office:value="8001190500" table:number-columns-spanned="1" table:number-rows-spanned="40" table:style-name="ce56">
            <text:p>8001190500</text:p>
          </table:table-cell>
          <table:table-cell office:value-type="float" office:value="16341" table:style-name="ce42">
            <text:p>16341</text:p>
          </table:table-cell>
          <table:table-cell office:value-type="string" table:style-name="ce43">
            <text:p>JHARGRAM</text:p>
          </table:table-cell>
          <table:table-cell office:value-type="float" office:value="103" table:style-name="ce44">
            <text:p>103</text:p>
          </table:table-cell>
          <table:table-cell office:value-type="string" table:style-name="ce43">
            <text:p>MAIN ROAD, RAGHUNATHPUR, DIST: PASCHIM MIDNAPORE WEST BENGAL</text:p>
          </table:table-cell>
          <table:table-cell office:value-type="string" table:style-name="ce43">
            <text:p>JHARGRAM</text:p>
          </table:table-cell>
          <table:table-cell office:value-type="float" office:value="721507" table:style-name="ce45">
            <text:p>721507</text:p>
          </table:table-cell>
          <table:table-cell table:style-name="ce45"/>
          <table:table-cell office:value-type="string" table:style-name="ce43">
            <text:p>WEST BENGAL</text:p>
          </table:table-cell>
          <table:table-cell office:value-type="string" table:style-name="ce45">
            <text:p>sbi.00103@sbi.co.in</text:p>
          </table:table-cell>
          <table:table-cell office:value-type="float" office:value="3221" table:style-name="ce45">
            <text:p>3221</text:p>
          </table:table-cell>
          <table:table-cell office:value-type="float" office:value="255012" table:style-name="ce45">
            <text:p>255012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MIDNAPORE</text:p>
          </table:table-cell>
          <table:table-cell office:value-type="float" office:value="132" table:style-name="ce47">
            <text:p>132</text:p>
          </table:table-cell>
          <table:table-cell office:value-type="string" table:style-name="ce46">
            <text:p>RABINDRA NAGAR, LIC MORE DIST: PASCHIM MIDNAPORE WEST BENGAL</text:p>
          </table:table-cell>
          <table:table-cell office:value-type="string" table:style-name="ce46">
            <text:p>PASCHIM MIDNAPORE</text:p>
          </table:table-cell>
          <table:table-cell office:value-type="float" office:value="721101" table:style-name="ce48">
            <text:p>72110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0132@sbi.co.in</text:p>
          </table:table-cell>
          <table:table-cell office:value-type="float" office:value="3222" table:style-name="ce48">
            <text:p>3222</text:p>
          </table:table-cell>
          <table:table-cell office:value-type="float" office:value="275230" table:style-name="ce48">
            <text:p>2752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GHATAL</text:p>
          </table:table-cell>
          <table:table-cell office:value-type="float" office:value="228" table:style-name="ce47">
            <text:p>228</text:p>
          </table:table-cell>
          <table:table-cell office:value-type="string" table:style-name="ce46">
            <text:p>KONNAGAR, PO &amp; PS : GHATAL, DIST:PASCHIM MIDNAPORE WEST BENGAL</text:p>
          </table:table-cell>
          <table:table-cell office:value-type="string" table:style-name="ce46">
            <text:p>PASCHIM MIDNAPORE</text:p>
          </table:table-cell>
          <table:table-cell office:value-type="float" office:value="721212" table:style-name="ce48">
            <text:p>721212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0228@sbi.co.in</text:p>
          </table:table-cell>
          <table:table-cell office:value-type="float" office:value="3225" table:style-name="ce48">
            <text:p>3225</text:p>
          </table:table-cell>
          <table:table-cell office:value-type="float" office:value="255056" table:style-name="ce48">
            <text:p>25505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GARBETA</text:p>
          </table:table-cell>
          <table:table-cell office:value-type="float" office:value="2059" table:style-name="ce47">
            <text:p>2059</text:p>
          </table:table-cell>
          <table:table-cell office:value-type="string" table:style-name="ce46">
            <text:p>P.O. AMLAGORA, PO : AMLAGORA DIST:MIDNAPORE, WEST BENGAL</text:p>
          </table:table-cell>
          <table:table-cell office:value-type="string" table:style-name="ce46">
            <text:p>PASCHIM MIDNAPORE</text:p>
          </table:table-cell>
          <table:table-cell office:value-type="float" office:value="721121" table:style-name="ce48">
            <text:p>72112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2059@sbi.co.in</text:p>
          </table:table-cell>
          <table:table-cell office:value-type="float" office:value="3227" table:style-name="ce48">
            <text:p>3227</text:p>
          </table:table-cell>
          <table:table-cell office:value-type="float" office:value="265102" table:style-name="ce48">
            <text:p>26510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NOTE PRESS BRANCH(SALBONI)</text:p>
          </table:table-cell>
          <table:table-cell office:value-type="float" office:value="3558" table:style-name="ce47">
            <text:p>3558</text:p>
          </table:table-cell>
          <table:table-cell office:value-type="string" table:style-name="ce46">
            <text:p>PO : BRBNML, NOTE PRESS ROJECT SHALBONI, DIST:PASCHIM MEDINIPUR WEST BENGAL</text:p>
          </table:table-cell>
          <table:table-cell office:value-type="string" table:style-name="ce46">
            <text:p>PASCHIM MIDNAPORE</text:p>
          </table:table-cell>
          <table:table-cell office:value-type="float" office:value="721132" table:style-name="ce48">
            <text:p>721132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3558@sbi.co.in</text:p>
          </table:table-cell>
          <table:table-cell office:value-type="float" office:value="3222" table:style-name="ce48">
            <text:p>3222</text:p>
          </table:table-cell>
          <table:table-cell office:value-type="float" office:value="3222274532" table:style-name="ce48">
            <text:p>32222745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DAHIJURI</text:p>
          </table:table-cell>
          <table:table-cell office:value-type="float" office:value="6697" table:style-name="ce47">
            <text:p>6697</text:p>
          </table:table-cell>
          <table:table-cell office:value-type="string" table:style-name="ce46">
            <text:p>DAHIJURI PASCHIM MIDNAPORE DIST: JHARGRAM</text:p>
          </table:table-cell>
          <table:table-cell office:value-type="string" table:style-name="ce46">
            <text:p>JHARGRAM</text:p>
          </table:table-cell>
          <table:table-cell office:value-type="float" office:value="721504" table:style-name="ce48">
            <text:p>721504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6697@sbi.co.in</text:p>
          </table:table-cell>
          <table:table-cell office:value-type="float" office:value="3221" table:style-name="ce48">
            <text:p>3221</text:p>
          </table:table-cell>
          <table:table-cell office:value-type="float" office:value="251481" table:style-name="ce48">
            <text:p>25148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KHARAR</text:p>
          </table:table-cell>
          <table:table-cell office:value-type="float" office:value="6700" table:style-name="ce47">
            <text:p>6700</text:p>
          </table:table-cell>
          <table:table-cell office:value-type="string" table:style-name="ce46">
            <text:p>PO : KHARAR DIST:MIDNAPORE, WEST BENGAL</text:p>
          </table:table-cell>
          <table:table-cell office:value-type="string" table:style-name="ce46">
            <text:p>PURBA MIDNAPORE</text:p>
          </table:table-cell>
          <table:table-cell office:value-type="float" office:value="721222" table:style-name="ce48">
            <text:p>721222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6700@sbi.co.in</text:p>
          </table:table-cell>
          <table:table-cell office:value-type="float" office:value="3225" table:style-name="ce48">
            <text:p>3225</text:p>
          </table:table-cell>
          <table:table-cell office:value-type="float" office:value="262226" table:style-name="ce48">
            <text:p>26222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BELPAHARI</text:p>
          </table:table-cell>
          <table:table-cell office:value-type="float" office:value="6915" table:style-name="ce47">
            <text:p>6915</text:p>
          </table:table-cell>
          <table:table-cell office:value-type="string" table:style-name="ce46">
            <text:p>VILL &amp; PO : BELPAHARI DIST:PASCHIM MEDINIPUR WEST BENGAL</text:p>
          </table:table-cell>
          <table:table-cell office:value-type="string" table:style-name="ce46">
            <text:p>JHARGRAM</text:p>
          </table:table-cell>
          <table:table-cell office:value-type="float" office:value="721501" table:style-name="ce48">
            <text:p>72150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6915@sbi.co.in</text:p>
          </table:table-cell>
          <table:table-cell office:value-type="float" office:value="3221" table:style-name="ce48">
            <text:p>3221</text:p>
          </table:table-cell>
          <table:table-cell office:value-type="float" office:value="253274" table:style-name="ce48">
            <text:p>25327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KHUKURDAHA</text:p>
          </table:table-cell>
          <table:table-cell office:value-type="float" office:value="6969" table:style-name="ce47">
            <text:p>6969</text:p>
          </table:table-cell>
          <table:table-cell office:value-type="string" table:style-name="ce46">
            <text:p>MIDNAPUR (WEST) DIST:MIDNAPORE, WEST BENGAL</text:p>
          </table:table-cell>
          <table:table-cell office:value-type="string" table:style-name="ce46">
            <text:p>PASCHIM MIDNAPORE</text:p>
          </table:table-cell>
          <table:table-cell office:value-type="float" office:value="721641" table:style-name="ce48">
            <text:p>72164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6969@sbi.co.in</text:p>
          </table:table-cell>
          <table:table-cell office:value-type="float" office:value="3228" table:style-name="ce48">
            <text:p>3228</text:p>
          </table:table-cell>
          <table:table-cell office:value-type="float" office:value="240040" table:style-name="ce48">
            <text:p>24004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RAMGARH</text:p>
          </table:table-cell>
          <table:table-cell office:value-type="float" office:value="7103" table:style-name="ce47">
            <text:p>7103</text:p>
          </table:table-cell>
          <table:table-cell office:value-type="string" table:style-name="ce46">
            <text:p>VILL : RAMGARH, PO : RAMGARH DIST:MIDNAPORE, WEST BENGAL</text:p>
          </table:table-cell>
          <table:table-cell office:value-type="string" table:style-name="ce46">
            <text:p>JHARGRAM</text:p>
          </table:table-cell>
          <table:table-cell office:value-type="float" office:value="721435" table:style-name="ce48">
            <text:p>721435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7103@sbi.co.in</text:p>
          </table:table-cell>
          <table:table-cell office:value-type="float" office:value="3227" table:style-name="ce48">
            <text:p>3227</text:p>
          </table:table-cell>
          <table:table-cell office:value-type="float" office:value="256224" table:style-name="ce48">
            <text:p>2562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BHULAVEDA</text:p>
          </table:table-cell>
          <table:table-cell office:value-type="float" office:value="8021" table:style-name="ce47">
            <text:p>8021</text:p>
          </table:table-cell>
          <table:table-cell office:value-type="string" table:style-name="ce46">
            <text:p>VILL - PO : BHULAVEDA DIST: JHARGRAM WEST BENGAL</text:p>
          </table:table-cell>
          <table:table-cell office:value-type="string" table:style-name="ce46">
            <text:p>JHARGRAM</text:p>
          </table:table-cell>
          <table:table-cell office:value-type="float" office:value="721501" table:style-name="ce48">
            <text:p>72150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8021@sbi.co.in</text:p>
          </table:table-cell>
          <table:table-cell office:value-type="float" office:value="3221" table:style-name="ce48">
            <text:p>3221</text:p>
          </table:table-cell>
          <table:table-cell office:value-type="float" office:value="205007" table:style-name="ce48">
            <text:p>20500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BARASIJUA</text:p>
          </table:table-cell>
          <table:table-cell office:value-type="float" office:value="8208" table:style-name="ce47">
            <text:p>8208</text:p>
          </table:table-cell>
          <table:table-cell office:value-type="string" table:style-name="ce46">
            <text:p>VILL-BARASIJIA PO RANTARA, VIA SALBONI, DIST:MIDNAPORE, WEST BENGAL</text:p>
          </table:table-cell>
          <table:table-cell office:value-type="string" table:style-name="ce46">
            <text:p>PASCHIM MIDNAPORE</text:p>
          </table:table-cell>
          <table:table-cell office:value-type="float" office:value="721147" table:style-name="ce48">
            <text:p>721147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8208@sbi.co.in</text:p>
          </table:table-cell>
          <table:table-cell office:value-type="float" office:value="3222" table:style-name="ce48">
            <text:p>3222</text:p>
          </table:table-cell>
          <table:table-cell office:value-type="float" office:value="274532" table:style-name="ce48">
            <text:p>2745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BANSPAHARI</text:p>
          </table:table-cell>
          <table:table-cell office:value-type="float" office:value="8272" table:style-name="ce47">
            <text:p>8272</text:p>
          </table:table-cell>
          <table:table-cell office:value-type="string" table:style-name="ce46">
            <text:p>VILL &amp; P.O. BANSPAHARI, DIST:MIDNAPORE WEST BENGAL</text:p>
          </table:table-cell>
          <table:table-cell office:value-type="string" table:style-name="ce46">
            <text:p>JHARGRAM</text:p>
          </table:table-cell>
          <table:table-cell office:value-type="float" office:value="721501" table:style-name="ce48">
            <text:p>721501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8272@sbi.co.in</text:p>
          </table:table-cell>
          <table:table-cell office:value-type="float" office:value="3221" table:style-name="ce48">
            <text:p>3221</text:p>
          </table:table-cell>
          <table:table-cell office:value-type="float" office:value="205025" table:style-name="ce48">
            <text:p>20502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SAYADPUR</text:p>
          </table:table-cell>
          <table:table-cell office:value-type="float" office:value="8330" table:style-name="ce47">
            <text:p>8330</text:p>
          </table:table-cell>
          <table:table-cell office:value-type="string" table:style-name="ce46">
            <text:p>SAYADPUR PASCHIM MEDINIPUR WEST BENGAL</text:p>
          </table:table-cell>
          <table:table-cell office:value-type="string" table:style-name="ce46">
            <text:p>PASCHIM MIDNAPORE</text:p>
          </table:table-cell>
          <table:table-cell office:value-type="float" office:value="721147" table:style-name="ce48">
            <text:p>721147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8330@sbi.co.in</text:p>
          </table:table-cell>
          <table:table-cell office:value-type="float" office:value="3227" table:style-name="ce48">
            <text:p>3227</text:p>
          </table:table-cell>
          <table:table-cell office:value-type="float" office:value="285253" table:style-name="ce48">
            <text:p>28525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CHUNPARA</text:p>
          </table:table-cell>
          <table:table-cell office:value-type="float" office:value="8535" table:style-name="ce47">
            <text:p>8535</text:p>
          </table:table-cell>
          <table:table-cell office:value-type="string" table:style-name="ce46">
            <text:p>PO:SALGERIA DIST:PASCHIM MEDINIPUR, VILL:CHUNPARA WEST BENGAL</text:p>
          </table:table-cell>
          <table:table-cell office:value-type="string" table:style-name="ce46">
            <text:p>PASCHIM MIDNAPORE</text:p>
          </table:table-cell>
          <table:table-cell office:value-type="float" office:value="721157" table:style-name="ce48">
            <text:p>721157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8535@sbi.co.in</text:p>
          </table:table-cell>
          <table:table-cell office:value-type="float" office:value="3227" table:style-name="ce48">
            <text:p>3227</text:p>
          </table:table-cell>
          <table:table-cell office:value-type="float" office:value="284205" table:style-name="ce48">
            <text:p>28420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7">
            <text:p>16341</text:p>
          </table:table-cell>
          <table:table-cell office:value-type="string" table:style-name="ce46">
            <text:p>KHETUA</text:p>
          </table:table-cell>
          <table:table-cell office:value-type="float" office:value="8862" table:style-name="ce47">
            <text:p>8862</text:p>
          </table:table-cell>
          <table:table-cell office:value-type="string" table:style-name="ce46">
            <text:p>P.O.SIRSA, DIST:PASCHIM MIDNAPORE, WEST BENGAL</text:p>
          </table:table-cell>
          <table:table-cell office:value-type="string" table:style-name="ce46">
            <text:p>PASCHIM MIDNAPORE</text:p>
          </table:table-cell>
          <table:table-cell office:value-type="float" office:value="721260" table:style-name="ce48">
            <text:p>721260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8862@sbi.co.in</text:p>
          </table:table-cell>
          <table:table-cell office:value-type="float" office:value="3227" table:style-name="ce48">
            <text:p>3227</text:p>
          </table:table-cell>
          <table:table-cell office:value-type="float" office:value="289129" table:style-name="ce48">
            <text:p>28912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6">
            <text:p>16341</text:p>
          </table:table-cell>
          <table:table-cell office:value-type="string" table:style-name="ce39">
            <text:p>DALPARA</text:p>
          </table:table-cell>
          <table:table-cell office:value-type="float" office:value="8916" table:style-name="ce40">
            <text:p>8916</text:p>
          </table:table-cell>
          <table:table-cell office:value-type="string" table:style-name="ce39">
            <text:p>VILL: DALPARA DIST:PURBA MIDNAPUR WEST BENGAL</text:p>
          </table:table-cell>
          <table:table-cell office:value-type="string" table:style-name="ce39">
            <text:p>PURBA MIDNAPORE</text:p>
          </table:table-cell>
          <table:table-cell office:value-type="float" office:value="721139" table:style-name="ce41">
            <text:p>72113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916@sbi.co.in</text:p>
          </table:table-cell>
          <table:table-cell office:value-type="float" office:value="3228" table:style-name="ce41">
            <text:p>3228</text:p>
          </table:table-cell>
          <table:table-cell office:value-type="float" office:value="255481" table:style-name="ce41">
            <text:p>25548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6">
            <text:p>16341</text:p>
          </table:table-cell>
          <table:table-cell office:value-type="string" table:style-name="ce39">
            <text:p>KHALSEULI</text:p>
          </table:table-cell>
          <table:table-cell office:value-type="float" office:value="8973" table:style-name="ce40">
            <text:p>8973</text:p>
          </table:table-cell>
          <table:table-cell office:value-type="string" table:style-name="ce39">
            <text:p>VILL &amp; PO : KHALSEULI DIST : JHARGRAM DIST:JHARGRAM</text:p>
          </table:table-cell>
          <table:table-cell office:value-type="string" table:style-name="ce39">
            <text:p>JHARGRAM</text:p>
          </table:table-cell>
          <table:table-cell office:value-type="float" office:value="721513" table:style-name="ce41">
            <text:p>72151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973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36206" table:style-name="ce41">
            <text:p>2362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6">
            <text:p>16341</text:p>
          </table:table-cell>
          <table:table-cell office:value-type="string" table:style-name="ce39">
            <text:p>HALDERDIGHI</text:p>
          </table:table-cell>
          <table:table-cell office:value-type="float" office:value="9136" table:style-name="ce40">
            <text:p>9136</text:p>
          </table:table-cell>
          <table:table-cell office:value-type="string" table:style-name="ce39">
            <text:p>VILL: KHIRPA P.O. KHIRPAI DIST:PASCHIM MIDNAPUR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232" table:style-name="ce41">
            <text:p>72123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136@sbi.co.in</text:p>
          </table:table-cell>
          <table:table-cell office:value-type="float" office:value="32250" table:style-name="ce41">
            <text:p>32250</text:p>
          </table:table-cell>
          <table:table-cell office:value-type="float" office:value="260229" table:style-name="ce41">
            <text:p>26022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6">
            <text:p>16341</text:p>
          </table:table-cell>
          <table:table-cell office:value-type="string" table:style-name="ce39">
            <text:p>BAGMARI SAB</text:p>
          </table:table-cell>
          <table:table-cell office:value-type="float" office:value="9708" table:style-name="ce40">
            <text:p>9708</text:p>
          </table:table-cell>
          <table:table-cell office:value-type="string" table:style-name="ce39">
            <text:p>P.O. PHULBERIA, DIST:PASCHIM MEDINIPUR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127" table:style-name="ce41">
            <text:p>72112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708@sbi.co.in</text:p>
          </table:table-cell>
          <table:table-cell office:value-type="float" office:value="3227" table:style-name="ce41">
            <text:p>3227</text:p>
          </table:table-cell>
          <table:table-cell office:value-type="float" office:value="286290" table:style-name="ce41">
            <text:p>28629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6">
            <text:p>16341</text:p>
          </table:table-cell>
          <table:table-cell office:value-type="string" table:style-name="ce39">
            <text:p>SARDIHA</text:p>
          </table:table-cell>
          <table:table-cell office:value-type="float" office:value="9714" table:style-name="ce40">
            <text:p>9714</text:p>
          </table:table-cell>
          <table:table-cell office:value-type="string" table:style-name="ce39">
            <text:p>P.O.CHINGURKOSA, DIST:PASCHIM MEDINIPUR, WEST BENGAL</text:p>
          </table:table-cell>
          <table:table-cell office:value-type="string" table:style-name="ce39">
            <text:p>JHARGRAM</text:p>
          </table:table-cell>
          <table:table-cell office:value-type="float" office:value="721513" table:style-name="ce41">
            <text:p>72151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714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30576" table:style-name="ce41">
            <text:p>23057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6">
            <text:p>16341</text:p>
          </table:table-cell>
          <table:table-cell office:value-type="string" table:style-name="ce39">
            <text:p>JASHPURBAITA</text:p>
          </table:table-cell>
          <table:table-cell office:value-type="float" office:value="9715" table:style-name="ce40">
            <text:p>9715</text:p>
          </table:table-cell>
          <table:table-cell office:value-type="string" table:style-name="ce39">
            <text:p>VILL &amp; PO : JASHPUR DIST : PASCHIM MEDINIPUR WEST BENGAL</text:p>
          </table:table-cell>
          <table:table-cell office:value-type="string" table:style-name="ce39">
            <text:p>JHARGRAM</text:p>
          </table:table-cell>
          <table:table-cell office:value-type="float" office:value="721504" table:style-name="ce41">
            <text:p>7215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715@sbi.co.in</text:p>
          </table:table-cell>
          <table:table-cell office:value-type="float" office:value="3221" table:style-name="ce41">
            <text:p>3221</text:p>
          </table:table-cell>
          <table:table-cell office:value-type="float" office:value="205877" table:style-name="ce41">
            <text:p>20587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6">
            <text:p>16341</text:p>
          </table:table-cell>
          <table:table-cell office:value-type="string" table:style-name="ce39">
            <text:p>BARACHANDABILA</text:p>
          </table:table-cell>
          <table:table-cell office:value-type="float" office:value="9843" table:style-name="ce40">
            <text:p>9843</text:p>
          </table:table-cell>
          <table:table-cell office:value-type="string" table:style-name="ce39">
            <text:p>VILL BARACHANDABILA PO PUKURIA DIST:PASCHIM MEDINIPUR, WEST BENGAL</text:p>
          </table:table-cell>
          <table:table-cell office:value-type="string" table:style-name="ce39">
            <text:p>JHARGRAM</text:p>
          </table:table-cell>
          <table:table-cell office:value-type="float" office:value="721514" table:style-name="ce41">
            <text:p>72151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43@sbi.co.in</text:p>
          </table:table-cell>
          <table:table-cell office:value-type="float" office:value="3221" table:style-name="ce41">
            <text:p>3221</text:p>
          </table:table-cell>
          <table:table-cell office:value-type="float" office:value="205342" table:style-name="ce41">
            <text:p>20534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1" table:style-name="ce16">
            <text:p>16341</text:p>
          </table:table-cell>
          <table:table-cell office:value-type="string" table:style-name="ce39">
            <text:p>AMANPUR (DIST.MIDNAPORE) SAB</text:p>
          </table:table-cell>
          <table:table-cell office:value-type="float" office:value="9886" table:style-name="ce40">
            <text:p>9886</text:p>
          </table:table-cell>
          <table:table-cell office:value-type="string" table:style-name="ce39">
            <text:p>VILL.AMANPUR P.O. AMDANGRA DIST:MIDNAPORE,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260" table:style-name="ce41">
            <text:p>72126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86@sbi.co.in</text:p>
          </table:table-cell>
          <table:table-cell office:value-type="float" office:value="3227" table:style-name="ce41">
            <text:p>3227</text:p>
          </table:table-cell>
          <table:table-cell office:value-type="float" office:value="217821" table:style-name="ce41">
            <text:p>21782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DAMODARPUR GHAGRA</text:p>
          </table:table-cell>
          <table:table-cell office:value-type="float" office:value="9889" table:style-name="ce40">
            <text:p>9889</text:p>
          </table:table-cell>
          <table:table-cell office:value-type="string" table:style-name="ce39">
            <text:p>VILL DAMODARGARH PO NADASULI BLOCK GARBETA III DIST:MIDNAPORE,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253" table:style-name="ce41">
            <text:p>72125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89@sbi.co.in</text:p>
          </table:table-cell>
          <table:table-cell office:value-type="float" office:value="3227" table:style-name="ce41">
            <text:p>3227</text:p>
          </table:table-cell>
          <table:table-cell office:value-type="float" office:value="205548" table:style-name="ce41">
            <text:p>205548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UTIKONARPUR</text:p>
          </table:table-cell>
          <table:table-cell office:value-type="float" office:value="9891" table:style-name="ce40">
            <text:p>9891</text:p>
          </table:table-cell>
          <table:table-cell office:value-type="string" table:style-name="ce39">
            <text:p>VILL &amp; PO : KUTIKONARPUR DIST:PASCHIM MEDINIPUR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232" table:style-name="ce41">
            <text:p>72123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91@sbi.co.in</text:p>
          </table:table-cell>
          <table:table-cell office:value-type="float" office:value="3225" table:style-name="ce41">
            <text:p>3225</text:p>
          </table:table-cell>
          <table:table-cell office:value-type="float" office:value="263061" table:style-name="ce41">
            <text:p>26306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ETHELA</text:p>
          </table:table-cell>
          <table:table-cell office:value-type="float" office:value="9892" table:style-name="ce40">
            <text:p>9892</text:p>
          </table:table-cell>
          <table:table-cell office:value-type="string" table:style-name="ce39">
            <text:p>PO:DIASI, PS:BELPAHARI DIST:MIDNAPORE (W) WEST BENGAL</text:p>
          </table:table-cell>
          <table:table-cell office:value-type="string" table:style-name="ce39">
            <text:p>JHARGRAM</text:p>
          </table:table-cell>
          <table:table-cell office:value-type="float" office:value="721515" table:style-name="ce41">
            <text:p>72151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92@sbi.co.in</text:p>
          </table:table-cell>
          <table:table-cell office:value-type="float" office:value="3221" table:style-name="ce41">
            <text:p>3221</text:p>
          </table:table-cell>
          <table:table-cell office:value-type="float" office:value="252165" table:style-name="ce41">
            <text:p>25216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USUMDANGA</text:p>
          </table:table-cell>
          <table:table-cell office:value-type="float" office:value="9893" table:style-name="ce40">
            <text:p>9893</text:p>
          </table:table-cell>
          <table:table-cell office:value-type="string" table:style-name="ce39">
            <text:p>VILL-KUSUMDANGA PO-THAKURANPAHARI DIST-JHARGRAM WEST BENGAL</text:p>
          </table:table-cell>
          <table:table-cell office:value-type="string" table:style-name="ce39">
            <text:p>JHARGRAM</text:p>
          </table:table-cell>
          <table:table-cell office:value-type="float" office:value="721501" table:style-name="ce41">
            <text:p>7215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93@sbi.co.in</text:p>
          </table:table-cell>
          <table:table-cell office:value-type="float" office:value="3221" table:style-name="ce41">
            <text:p>3221</text:p>
          </table:table-cell>
          <table:table-cell office:value-type="float" office:value="253572" table:style-name="ce41">
            <text:p>25357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ANDHAPARA</text:p>
          </table:table-cell>
          <table:table-cell office:value-type="float" office:value="9894" table:style-name="ce40">
            <text:p>9894</text:p>
          </table:table-cell>
          <table:table-cell office:value-type="string" table:style-name="ce39">
            <text:p>VILL &amp; PO : SANDHAPARA DIST:MIDNAPORE, WEST BENGAL</text:p>
          </table:table-cell>
          <table:table-cell office:value-type="string" table:style-name="ce39">
            <text:p>JHARGRAM</text:p>
          </table:table-cell>
          <table:table-cell office:value-type="float" office:value="721501" table:style-name="ce41">
            <text:p>7215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94@sbi.co.in</text:p>
          </table:table-cell>
          <table:table-cell office:value-type="float" office:value="3221" table:style-name="ce41">
            <text:p>3221</text:p>
          </table:table-cell>
          <table:table-cell office:value-type="float" office:value="253273" table:style-name="ce41">
            <text:p>25327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IDNAPORE TOWN BRANCH</text:p>
          </table:table-cell>
          <table:table-cell office:value-type="float" office:value="11385" table:style-name="ce40">
            <text:p>11385</text:p>
          </table:table-cell>
          <table:table-cell office:value-type="string" table:style-name="ce39">
            <text:p>MANIMA PALACE, RAJABAZAR(PANCHUR CHAK) PO-MIDNAPORE,DISTT MIDNAPORE WEST BANGAL</text:p>
          </table:table-cell>
          <table:table-cell office:value-type="string" table:style-name="ce39">
            <text:p>PASCHIM MIDNAPORE</text:p>
          </table:table-cell>
          <table:table-cell office:value-type="float" office:value="721101" table:style-name="ce41">
            <text:p>721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385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73944" table:style-name="ce41">
            <text:p>27394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CHANDRAKONA ROAD MIDNAPUR WEST</text:p>
          </table:table-cell>
          <table:table-cell office:value-type="float" office:value="11386" table:style-name="ce40">
            <text:p>11386</text:p>
          </table:table-cell>
          <table:table-cell office:value-type="string" table:style-name="ce39">
            <text:p>CHANDRAKONA ROAD, PO: SATBANKURA MIDNAPUR WEST, WEST BENGAL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253" table:style-name="ce41">
            <text:p>72125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386@sbi.co.in</text:p>
          </table:table-cell>
          <table:table-cell office:value-type="float" office:value="3227" table:style-name="ce41">
            <text:p>3227</text:p>
          </table:table-cell>
          <table:table-cell office:value-type="float" office:value="262168" table:style-name="ce41">
            <text:p>26216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OPIGANJ</text:p>
          </table:table-cell>
          <table:table-cell office:value-type="float" office:value="12437" table:style-name="ce40">
            <text:p>12437</text:p>
          </table:table-cell>
          <table:table-cell office:value-type="string" table:style-name="ce39">
            <text:p>VILL: UTTARBARH P.O. KHEPUT DIST: PASCHIM MEDINIPUR</text:p>
          </table:table-cell>
          <table:table-cell office:value-type="string" table:style-name="ce39">
            <text:p>PASCHIM MIDNAPORE</text:p>
          </table:table-cell>
          <table:table-cell office:value-type="float" office:value="721148" table:style-name="ce41">
            <text:p>72114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37@sbi.co.in</text:p>
          </table:table-cell>
          <table:table-cell office:value-type="float" office:value="3225" table:style-name="ce41">
            <text:p>3225</text:p>
          </table:table-cell>
          <table:table-cell office:value-type="float" office:value="252862" table:style-name="ce41">
            <text:p>25286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CHANDRAKONA TOWN</text:p>
          </table:table-cell>
          <table:table-cell office:value-type="float" office:value="12438" table:style-name="ce40">
            <text:p>12438</text:p>
          </table:table-cell>
          <table:table-cell office:value-type="string" table:style-name="ce39">
            <text:p>AT.GOSAI BAZAR , WARD NO.5 P.O.CHANDRAKONA ,DIST:PASCHIM-MEDINIPUR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201" table:style-name="ce41">
            <text:p>7212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38@sbi.co.in</text:p>
          </table:table-cell>
          <table:table-cell office:value-type="float" office:value="3225" table:style-name="ce41">
            <text:p>3225</text:p>
          </table:table-cell>
          <table:table-cell office:value-type="float" office:value="267399" table:style-name="ce41">
            <text:p>26739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ESHIARY</text:p>
          </table:table-cell>
          <table:table-cell office:value-type="float" office:value="12439" table:style-name="ce40">
            <text:p>12439</text:p>
          </table:table-cell>
          <table:table-cell office:value-type="string" table:style-name="ce39">
            <text:p>VILL &amp; PO : KESHIARY DIST: PASCHIM MIDNAPORE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133" table:style-name="ce41">
            <text:p>72113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39@sbi.co.in</text:p>
          </table:table-cell>
          <table:table-cell office:value-type="float" office:value="3229" table:style-name="ce41">
            <text:p>3229</text:p>
          </table:table-cell>
          <table:table-cell office:value-type="float" office:value="252250" table:style-name="ce41">
            <text:p>25225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DASPUR</text:p>
          </table:table-cell>
          <table:table-cell office:value-type="float" office:value="12442" table:style-name="ce40">
            <text:p>12442</text:p>
          </table:table-cell>
          <table:table-cell office:value-type="string" table:style-name="ce39">
            <text:p>VILL - DASPUR P.O. + P.S. - DASPUR DIST: PASCHIM MEDINIPUR</text:p>
          </table:table-cell>
          <table:table-cell office:value-type="string" table:style-name="ce39">
            <text:p>PASCHIM MIDNAPORE</text:p>
          </table:table-cell>
          <table:table-cell office:value-type="float" office:value="721211" table:style-name="ce41">
            <text:p>72121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442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71069" table:style-name="ce41">
            <text:p>27106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ESHPUR</text:p>
          </table:table-cell>
          <table:table-cell office:value-type="float" office:value="14094" table:style-name="ce40">
            <text:p>14094</text:p>
          </table:table-cell>
          <table:table-cell office:value-type="string" table:style-name="ce39">
            <text:p>VILL &amp; PO. KESHPUR , PANCHAYAT BUILDING DIST: PASCHIM MIDNAPORE WEST BENGAL</text:p>
          </table:table-cell>
          <table:table-cell office:value-type="string" table:style-name="ce39">
            <text:p>PASCHIM MIDNAPORE</text:p>
          </table:table-cell>
          <table:table-cell office:value-type="float" office:value="721150" table:style-name="ce41">
            <text:p>72115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94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74532" table:style-name="ce41">
            <text:p>2745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JAGANNATH CHAWK</text:p>
          </table:table-cell>
          <table:table-cell office:value-type="float" office:value="14097" table:style-name="ce40">
            <text:p>14097</text:p>
          </table:table-cell>
          <table:table-cell office:value-type="string" table:style-name="ce39">
            <text:p>SUJAGANJ, NEAR JAGANNATH MANDIR MIDNAPORE WEST</text:p>
          </table:table-cell>
          <table:table-cell office:value-type="string" table:style-name="ce39">
            <text:p>PASCHIM MIDNAPORE</text:p>
          </table:table-cell>
          <table:table-cell office:value-type="float" office:value="721101" table:style-name="ce41">
            <text:p>721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97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74532" table:style-name="ce41">
            <text:p>2745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PBB MEDINIPORE</text:p>
          </table:table-cell>
          <table:table-cell office:value-type="float" office:value="18067" table:style-name="ce40">
            <text:p>18067</text:p>
          </table:table-cell>
          <table:table-cell office:value-type="string" table:style-name="ce39">
            <text:p>NARENDRA VILLA, RABINDRANAGAR STADIUM ROAD, PO-MIDNAPORE, DIST-MIDNAPORE WEST</text:p>
          </table:table-cell>
          <table:table-cell office:value-type="string" table:style-name="ce39">
            <text:p>PASCHIM MIDNAPORE</text:p>
          </table:table-cell>
          <table:table-cell office:value-type="float" office:value="721101" table:style-name="ce41">
            <text:p>721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067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74220" table:style-name="ce41">
            <text:p>2742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ARBETA BAZAR</text:p>
          </table:table-cell>
          <table:table-cell office:value-type="float" office:value="18260" table:style-name="ce40">
            <text:p>18260</text:p>
          </table:table-cell>
          <table:table-cell office:value-type="string" table:style-name="ce39">
            <text:p>VILL, GANGANI, P . O. GARBETA DIST. PASCHIM MIDNAPORE</text:p>
          </table:table-cell>
          <table:table-cell office:value-type="string" table:style-name="ce39">
            <text:p>PASCHIM MIDNAPORE</text:p>
          </table:table-cell>
          <table:table-cell office:value-type="float" office:value="721121" table:style-name="ce41">
            <text:p>72112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260@sbi.co.in</text:p>
          </table:table-cell>
          <table:table-cell table:style-name="ce41"/>
          <table:table-cell office:value-type="float" office:value="3227266400" table:style-name="ce41">
            <text:p>32272664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PANCHKHURI</text:p>
          </table:table-cell>
          <table:table-cell office:value-type="float" office:value="18786" table:style-name="ce40">
            <text:p>18786</text:p>
          </table:table-cell>
          <table:table-cell office:value-type="string" table:style-name="ce39">
            <text:p>VILL-PANCHKHURI P.O-PANCHKHURI, DIST- PASCHIM MIDNAPORE PIN-721150</text:p>
          </table:table-cell>
          <table:table-cell office:value-type="string" table:style-name="ce39">
            <text:p>PASCHIM MIDNAPORE</text:p>
          </table:table-cell>
          <table:table-cell office:value-type="float" office:value="721150" table:style-name="ce41">
            <text:p>72115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786@sbi.co.in</text:p>
          </table:table-cell>
          <table:table-cell office:value-type="float" office:value="3222" table:style-name="ce41">
            <text:p>3222</text:p>
          </table:table-cell>
          <table:table-cell office:value-type="float" office:value="287011" table:style-name="ce41">
            <text:p>287011</text:p>
          </table:table-cell>
          <table:table-cell table:number-columns-repeated="16369"/>
        </table:table-row>
        <table:table-row table:style-name="ro6">
          <table:table-cell office:value-type="string" table:number-columns-spanned="3" table:number-rows-spanned="27" table:style-name="ce57">
            <text:p>Regional Manager, State Bank of India, RBO – I, Port Blair, Mohanpur, Andaman &amp; Nicobar Island, South 24 Parganas, 744101</text:p>
          </table:table-cell>
          <table:covered-table-cell table:number-columns-repeated="2"/>
          <table:table-cell office:value-type="float" office:value="8001193001" table:number-columns-spanned="1" table:number-rows-spanned="27" table:style-name="ce58">
            <text:p>8001193001</text:p>
          </table:table-cell>
          <table:table-cell table:style-name="ce17"/>
          <table:table-cell office:value-type="string" table:style-name="ce39">
            <text:p>PORT BLAIR</text:p>
          </table:table-cell>
          <table:table-cell office:value-type="float" office:value="156" table:style-name="ce40">
            <text:p>156</text:p>
          </table:table-cell>
          <table:table-cell office:value-type="string" table:style-name="ce39">
            <text:p>MOHANPURA ANDAMAN &amp; NICOBAR ISLANDS PORTBLAIR</text:p>
          </table:table-cell>
          <table:table-cell office:value-type="string" table:style-name="ce39">
            <text:p>SOUTH ANDAMAN</text:p>
          </table:table-cell>
          <table:table-cell office:value-type="float" office:value="744101" table:style-name="ce41">
            <text:p>744101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0156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36638" table:style-name="ce41">
            <text:p>23663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RANGAT</text:p>
          </table:table-cell>
          <table:table-cell office:value-type="float" office:value="1564" table:style-name="ce40">
            <text:p>1564</text:p>
          </table:table-cell>
          <table:table-cell office:value-type="string" table:style-name="ce39">
            <text:p>STATE BANK OF INDIA, RANGAT BRANCH MIDDLE ANDAMAN ANDAMAN &amp; NICOBER ISLANDS</text:p>
          </table:table-cell>
          <table:table-cell office:value-type="string" table:style-name="ce39">
            <text:p>NORTH &amp; MIDDLE ANDAMAN</text:p>
          </table:table-cell>
          <table:table-cell office:value-type="float" office:value="744205" table:style-name="ce41">
            <text:p>744205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1564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69425" table:style-name="ce41">
            <text:p>26942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ABERDEEN BAZAR(EVENING BRANCH)</text:p>
          </table:table-cell>
          <table:table-cell office:value-type="float" office:value="2001" table:style-name="ce40">
            <text:p>2001</text:p>
          </table:table-cell>
          <table:table-cell office:value-type="string" table:style-name="ce39">
            <text:p>SAROOP HOUSE, ABERDEEN BAZAR PORT BLAIR ANDAMAN AND NICOBAR ISLANDS</text:p>
          </table:table-cell>
          <table:table-cell office:value-type="string" table:style-name="ce39">
            <text:p>SOUTH ANDAMAN</text:p>
          </table:table-cell>
          <table:table-cell office:value-type="float" office:value="744101" table:style-name="ce41">
            <text:p>744101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2001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30204" table:style-name="ce41">
            <text:p>23020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CAR NICOBAR</text:p>
          </table:table-cell>
          <table:table-cell office:value-type="float" office:value="4645" table:style-name="ce40">
            <text:p>4645</text:p>
          </table:table-cell>
          <table:table-cell office:value-type="string" table:style-name="ce39">
            <text:p>CAR NICOBAR DT:NICOBARS, AND &amp; NIC ISLANDS 744301</text:p>
          </table:table-cell>
          <table:table-cell office:value-type="string" table:style-name="ce39">
            <text:p>NICOBAR</text:p>
          </table:table-cell>
          <table:table-cell office:value-type="float" office:value="744301" table:style-name="ce41">
            <text:p>744301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4645@sbi.co.in</text:p>
          </table:table-cell>
          <table:table-cell office:value-type="float" office:value="3193" table:style-name="ce41">
            <text:p>3193</text:p>
          </table:table-cell>
          <table:table-cell office:value-type="float" office:value="265249" table:style-name="ce41">
            <text:p>26524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NAN COWRIE</text:p>
          </table:table-cell>
          <table:table-cell office:value-type="float" office:value="4933" table:style-name="ce40">
            <text:p>4933</text:p>
          </table:table-cell>
          <table:table-cell office:value-type="string" table:style-name="ce39">
            <text:p>CAMORTA DT:NICOBARS A &amp; N ISLANDS</text:p>
          </table:table-cell>
          <table:table-cell office:value-type="string" table:style-name="ce39">
            <text:p>NICOBAR</text:p>
          </table:table-cell>
          <table:table-cell office:value-type="float" office:value="744303" table:style-name="ce41">
            <text:p>744303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4933@sbi.co.in</text:p>
          </table:table-cell>
          <table:table-cell office:value-type="float" office:value="3193" table:style-name="ce41">
            <text:p>3193</text:p>
          </table:table-cell>
          <table:table-cell office:value-type="float" office:value="263215" table:style-name="ce41">
            <text:p>26321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HUT BAY</text:p>
          </table:table-cell>
          <table:table-cell office:value-type="float" office:value="5543" table:style-name="ce40">
            <text:p>5543</text:p>
          </table:table-cell>
          <table:table-cell office:value-type="string" table:style-name="ce39">
            <text:p>LITTLE ANDAMAN, HUT BAY ANDAMAN &amp; NICOBAR ISLANDS</text:p>
          </table:table-cell>
          <table:table-cell office:value-type="string" table:style-name="ce39">
            <text:p>SOUTH ANDAMAN</text:p>
          </table:table-cell>
          <table:table-cell office:value-type="float" office:value="744207" table:style-name="ce41">
            <text:p>744207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5543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84203" table:style-name="ce41">
            <text:p>28420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DIGLIPUR</text:p>
          </table:table-cell>
          <table:table-cell office:value-type="float" office:value="5752" table:style-name="ce40">
            <text:p>5752</text:p>
          </table:table-cell>
          <table:table-cell office:value-type="string" table:style-name="ce39">
            <text:p>SUBHASH BAZAR, DIGLIPUR NORTH ANDAMAN, ANDAMAN AND NICOBER ISLANDS</text:p>
          </table:table-cell>
          <table:table-cell office:value-type="string" table:style-name="ce39">
            <text:p>NORTH &amp; MIDDLE ANDAMAN</text:p>
          </table:table-cell>
          <table:table-cell office:value-type="float" office:value="744202" table:style-name="ce41">
            <text:p>744202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5752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72211" table:style-name="ce41">
            <text:p>2722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AYABUNDER</text:p>
          </table:table-cell>
          <table:table-cell office:value-type="float" office:value="5902" table:style-name="ce40">
            <text:p>5902</text:p>
          </table:table-cell>
          <table:table-cell office:value-type="string" table:style-name="ce39">
            <text:p>SBI, MAYABUNDER BRANCH, NORTH ANDAMAN ANDAMAN &amp; NICOBAR ISLANDS</text:p>
          </table:table-cell>
          <table:table-cell office:value-type="string" table:style-name="ce39">
            <text:p>NORTH &amp; MIDDLE ANDAMAN</text:p>
          </table:table-cell>
          <table:table-cell office:value-type="float" office:value="744204" table:style-name="ce41">
            <text:p>744204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5902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73221" table:style-name="ce41">
            <text:p>27322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RAMAKRISHNAPUR</text:p>
          </table:table-cell>
          <table:table-cell office:value-type="float" office:value="6288" table:style-name="ce40">
            <text:p>6288</text:p>
          </table:table-cell>
          <table:table-cell office:value-type="string" table:style-name="ce39">
            <text:p>HUTBAY LITLE ANDAMAN ANDAMAN NICOBAR ISLANDS</text:p>
          </table:table-cell>
          <table:table-cell office:value-type="string" table:style-name="ce39">
            <text:p>SOUTH ANDAMAN</text:p>
          </table:table-cell>
          <table:table-cell office:value-type="float" office:value="744207" table:style-name="ce41">
            <text:p>744207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6288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88026" table:style-name="ce41">
            <text:p>28802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MBOOFLAT</text:p>
          </table:table-cell>
          <table:table-cell office:value-type="float" office:value="7708" table:style-name="ce40">
            <text:p>7708</text:p>
          </table:table-cell>
          <table:table-cell office:value-type="string" table:style-name="ce39">
            <text:p>BAMBOOFLAT, SOUTH ANDAMANS DT:ANDAMAN, AND&amp; NICO ISLANDS</text:p>
          </table:table-cell>
          <table:table-cell office:value-type="string" table:style-name="ce39">
            <text:p>SOUTH ANDAMAN</text:p>
          </table:table-cell>
          <table:table-cell office:value-type="float" office:value="744107" table:style-name="ce41">
            <text:p>744107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7708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58309" table:style-name="ce41">
            <text:p>25830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RAKSHAVIHAR</text:p>
          </table:table-cell>
          <table:table-cell office:value-type="float" office:value="8721" table:style-name="ce40">
            <text:p>8721</text:p>
          </table:table-cell>
          <table:table-cell office:value-type="string" table:style-name="ce39">
            <text:p>P.O. JUNGLIHAT, PORT BLAIR, DT:ANDAMAN (S), AND&amp; NICISLANS</text:p>
          </table:table-cell>
          <table:table-cell office:value-type="string" table:style-name="ce39">
            <text:p>SOUTH ANDAMAN</text:p>
          </table:table-cell>
          <table:table-cell office:value-type="float" office:value="744103" table:style-name="ce41">
            <text:p>744103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8721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26389" table:style-name="ce41">
            <text:p>22638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RICHGUNJ</text:p>
          </table:table-cell>
          <table:table-cell office:value-type="float" office:value="8722" table:style-name="ce40">
            <text:p>8722</text:p>
          </table:table-cell>
          <table:table-cell office:value-type="string" table:style-name="ce39">
            <text:p>PO : JUNGLIGHAT PORTBLAIR ANDAMAN, AND &amp; NICOISLANDS</text:p>
          </table:table-cell>
          <table:table-cell office:value-type="string" table:style-name="ce39">
            <text:p>SOUTH ANDAMAN</text:p>
          </table:table-cell>
          <table:table-cell office:value-type="float" office:value="744103" table:style-name="ce41">
            <text:p>744103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8722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86833" table:style-name="ce41">
            <text:p>28683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CHOULDARI</text:p>
          </table:table-cell>
          <table:table-cell office:value-type="float" office:value="9138" table:style-name="ce40">
            <text:p>9138</text:p>
          </table:table-cell>
          <table:table-cell office:value-type="string" table:style-name="ce39">
            <text:p>SOUTH ANDAMAN PORT BLAIR 744103</text:p>
          </table:table-cell>
          <table:table-cell office:value-type="string" table:style-name="ce39">
            <text:p>SOUTH ANDAMAN</text:p>
          </table:table-cell>
          <table:table-cell office:value-type="float" office:value="744103" table:style-name="ce41">
            <text:p>744103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9138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89016" table:style-name="ce41">
            <text:p>28901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RATANG</text:p>
          </table:table-cell>
          <table:table-cell office:value-type="float" office:value="9139" table:style-name="ce40">
            <text:p>9139</text:p>
          </table:table-cell>
          <table:table-cell office:value-type="string" table:style-name="ce39">
            <text:p>PO : ORALKATCHA BARATANG MIDDLE ANDAMAN</text:p>
          </table:table-cell>
          <table:table-cell office:value-type="string" table:style-name="ce39">
            <text:p>SOUTH ANDAMAN</text:p>
          </table:table-cell>
          <table:table-cell office:value-type="float" office:value="744210" table:style-name="ce41">
            <text:p>744210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9139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79518" table:style-name="ce41">
            <text:p>27951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ILLIGROUND</text:p>
          </table:table-cell>
          <table:table-cell office:value-type="float" office:value="9385" table:style-name="ce40">
            <text:p>9385</text:p>
          </table:table-cell>
          <table:table-cell office:value-type="string" table:style-name="ce39">
            <text:p>PO : BILLIGROUND MIDDLE ANDAMAN ANDAMAN &amp; NICOBER ISLANDS</text:p>
          </table:table-cell>
          <table:table-cell office:value-type="string" table:style-name="ce39">
            <text:p>NORTH &amp; MIDDLE ANDAMAN</text:p>
          </table:table-cell>
          <table:table-cell office:value-type="float" office:value="744201" table:style-name="ce41">
            <text:p>744201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9385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70633" table:style-name="ce41">
            <text:p>27063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ARACHARMA</text:p>
          </table:table-cell>
          <table:table-cell office:value-type="float" office:value="9670" table:style-name="ce40">
            <text:p>9670</text:p>
          </table:table-cell>
          <table:table-cell office:value-type="string" table:style-name="ce39">
            <text:p>BATHUBASTI JUNCTION DIST. : ANDAMAN ANDAMAN &amp; NICOBER ISLANDS</text:p>
          </table:table-cell>
          <table:table-cell office:value-type="string" table:style-name="ce39">
            <text:p>SOUTH ANDAMAN</text:p>
          </table:table-cell>
          <table:table-cell office:value-type="float" office:value="744105" table:style-name="ce41">
            <text:p>744105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9670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50278" table:style-name="ce41">
            <text:p>25027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ITHAKARI</text:p>
          </table:table-cell>
          <table:table-cell office:value-type="float" office:value="9671" table:style-name="ce40">
            <text:p>9671</text:p>
          </table:table-cell>
          <table:table-cell office:value-type="string" table:style-name="ce39">
            <text:p>VILL: MITHAKARI P.O: DUNDAS POINT DT:ANDAMAN (S),</text:p>
          </table:table-cell>
          <table:table-cell office:value-type="string" table:style-name="ce39">
            <text:p>SOUTH ANDAMAN</text:p>
          </table:table-cell>
          <table:table-cell office:value-type="float" office:value="744206" table:style-name="ce41">
            <text:p>744206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9671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23574" table:style-name="ce41">
            <text:p>22357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MANGLUTAN</text:p>
          </table:table-cell>
          <table:table-cell office:value-type="float" office:value="9672" table:style-name="ce40">
            <text:p>9672</text:p>
          </table:table-cell>
          <table:table-cell office:value-type="string" table:style-name="ce39">
            <text:p>PO:HUMFRYGUNJ SOUTH ANDAMAN A &amp; N ISLANDS</text:p>
          </table:table-cell>
          <table:table-cell office:value-type="string" table:style-name="ce39">
            <text:p>SOUTH ANDAMAN</text:p>
          </table:table-cell>
          <table:table-cell office:value-type="float" office:value="744110" table:style-name="ce41">
            <text:p>744110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09672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87223" table:style-name="ce41">
            <text:p>28722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CURRENCY ADMINISTRATION CELL PORT BLAIR</text:p>
          </table:table-cell>
          <table:table-cell office:value-type="float" office:value="10381" table:style-name="ce40">
            <text:p>10381</text:p>
          </table:table-cell>
          <table:table-cell office:value-type="string" table:style-name="ce39">
            <text:p>SBI PORT BLAIR BRANCH PREMISES, PORT BLAIR, SOUTH ANDAMAN A &amp; N ISLAND</text:p>
          </table:table-cell>
          <table:table-cell office:value-type="string" table:style-name="ce39">
            <text:p>SOUTH ANDAMAN</text:p>
          </table:table-cell>
          <table:table-cell office:value-type="float" office:value="744101" table:style-name="ce41">
            <text:p>744101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10381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41232" table:style-name="ce41">
            <text:p>2412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JUNGLIHAT</text:p>
          </table:table-cell>
          <table:table-cell office:value-type="float" office:value="12356" table:style-name="ce40">
            <text:p>12356</text:p>
          </table:table-cell>
          <table:table-cell office:value-type="string" table:style-name="ce39">
            <text:p>STATE BANK OF INDIA P.O. JUNGLIHAT PORT BLAIR- ANDAMAN</text:p>
          </table:table-cell>
          <table:table-cell office:value-type="string" table:style-name="ce39">
            <text:p>SOUTH ANDAMAN</text:p>
          </table:table-cell>
          <table:table-cell office:value-type="float" office:value="744103" table:style-name="ce41">
            <text:p>744103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12356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37532" table:style-name="ce41">
            <text:p>2375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HADDO</text:p>
          </table:table-cell>
          <table:table-cell office:value-type="float" office:value="12357" table:style-name="ce40">
            <text:p>12357</text:p>
          </table:table-cell>
          <table:table-cell office:value-type="string" table:style-name="ce39">
            <text:p>STATE BANK OF INDIA P O HADDO SOUTH ANDAMAN</text:p>
          </table:table-cell>
          <table:table-cell office:value-type="string" table:style-name="ce39">
            <text:p>SOUTH ANDAMAN</text:p>
          </table:table-cell>
          <table:table-cell office:value-type="float" office:value="744102" table:style-name="ce41">
            <text:p>744102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12357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30407" table:style-name="ce41">
            <text:p>23040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HAVELOCK</text:p>
          </table:table-cell>
          <table:table-cell office:value-type="float" office:value="12358" table:style-name="ce40">
            <text:p>12358</text:p>
          </table:table-cell>
          <table:table-cell office:value-type="string" table:style-name="ce39">
            <text:p>STATE BANK OF INDIA HAVELOCK SOUTH ANDAMAN</text:p>
          </table:table-cell>
          <table:table-cell office:value-type="string" table:style-name="ce39">
            <text:p>NORTH &amp; MIDDLE ANDAMAN</text:p>
          </table:table-cell>
          <table:table-cell office:value-type="float" office:value="744101" table:style-name="ce41">
            <text:p>744101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12358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82287" table:style-name="ce41">
            <text:p>28228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WIMBERLY GUNJ</text:p>
          </table:table-cell>
          <table:table-cell office:value-type="float" office:value="12359" table:style-name="ce40">
            <text:p>12359</text:p>
          </table:table-cell>
          <table:table-cell office:value-type="string" table:style-name="ce39">
            <text:p>STATE BANK OF INDIA P.O. WIMBERLY GUNJ SOUTH ANDAMAN</text:p>
          </table:table-cell>
          <table:table-cell office:value-type="string" table:style-name="ce39">
            <text:p>SOUTH ANDAMAN</text:p>
          </table:table-cell>
          <table:table-cell office:value-type="float" office:value="744206" table:style-name="ce41">
            <text:p>744206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12359@sbi.co.in</text:p>
          </table:table-cell>
          <table:table-cell office:value-type="float" office:value="319" table:style-name="ce41">
            <text:p>319</text:p>
          </table:table-cell>
          <table:table-cell office:value-type="float" office:value="2255995" table:style-name="ce41">
            <text:p>225599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RBO PORT BLAIR</text:p>
          </table:table-cell>
          <table:table-cell office:value-type="float" office:value="14868" table:style-name="ce40">
            <text:p>14868</text:p>
          </table:table-cell>
          <table:table-cell office:value-type="string" table:style-name="ce39">
            <text:p>STATE BANK OF INDIA REGIONAL OFFICE ,RBO , PORT BLAIR MOHANPURA , SOUTH ANDAMAN</text:p>
          </table:table-cell>
          <table:table-cell office:value-type="string" table:style-name="ce39">
            <text:p>SOUTH ANDAMAN</text:p>
          </table:table-cell>
          <table:table-cell office:value-type="float" office:value="744101" table:style-name="ce41">
            <text:p>744101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14868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42310" table:style-name="ce41">
            <text:p>24231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DOLLYGUNJ</text:p>
          </table:table-cell>
          <table:table-cell office:value-type="float" office:value="17178" table:style-name="ce40">
            <text:p>17178</text:p>
          </table:table-cell>
          <table:table-cell office:value-type="string" table:style-name="ce39">
            <text:p>OPP: POLYTECHNIC COLLEGE GATE RAJ COMPLEX BUILDING,PORT BLAIR SOUTH ANDAMAN,ANDAMAN &amp; NICOBAR ISLANDS</text:p>
          </table:table-cell>
          <table:table-cell office:value-type="string" table:style-name="ce39">
            <text:p>SOUTH ANDAMAN</text:p>
          </table:table-cell>
          <table:table-cell office:value-type="float" office:value="744105" table:style-name="ce41">
            <text:p>744105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17178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59203" table:style-name="ce41">
            <text:p>25920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PROTHRAPUR</text:p>
          </table:table-cell>
          <table:table-cell office:value-type="float" office:value="18262" table:style-name="ce40">
            <text:p>18262</text:p>
          </table:table-cell>
          <table:table-cell office:value-type="string" table:style-name="ce39">
            <text:p>PROTHRAPUR JUNCTION, SOUTH ANDAMAN DIST- SOUTH ANDAMAN PIN-744105</text:p>
          </table:table-cell>
          <table:table-cell office:value-type="string" table:style-name="ce39">
            <text:p>SOUTH ANDAMAN</text:p>
          </table:table-cell>
          <table:table-cell office:value-type="float" office:value="744105" table:style-name="ce41">
            <text:p>744105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18262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3192260165" table:style-name="ce41">
            <text:p>319226016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ME PORT BLAIR</text:p>
          </table:table-cell>
          <table:table-cell office:value-type="float" office:value="61250" table:style-name="ce40">
            <text:p>61250</text:p>
          </table:table-cell>
          <table:table-cell office:value-type="string" table:style-name="ce39">
            <text:p>MOHANPURA SBI PORT BLAIR BUILDING ANDAMAN AND NICOBAR ISLAND</text:p>
          </table:table-cell>
          <table:table-cell office:value-type="string" table:style-name="ce39">
            <text:p>SOUTH ANDAMAN</text:p>
          </table:table-cell>
          <table:table-cell office:value-type="float" office:value="744101" table:style-name="ce41">
            <text:p>744101</text:p>
          </table:table-cell>
          <table:table-cell table:style-name="ce41"/>
          <table:table-cell office:value-type="string" table:style-name="ce39">
            <text:p>ANDAMAN AND NICOBAR</text:p>
          </table:table-cell>
          <table:table-cell office:value-type="string" table:style-name="ce41">
            <text:p>sbi.61250@sbi.co.in</text:p>
          </table:table-cell>
          <table:table-cell office:value-type="float" office:value="3192" table:style-name="ce41">
            <text:p>3192</text:p>
          </table:table-cell>
          <table:table-cell office:value-type="float" office:value="236638" table:style-name="ce41">
            <text:p>23663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table-cell office:value-type="string" table:number-columns-spanned="3" table:number-rows-spanned="37" table:style-name="ce59">
            <text:p>Regional Manager, State Bank of India, RBO-II, Baruipur, Padmapukur, South 24 Parganas 700144</text:p>
          </table:table-cell>
          <table:covered-table-cell table:number-columns-repeated="2"/>
          <table:table-cell office:value-type="string" table:number-columns-spanned="1" table:number-rows-spanned="37" table:style-name="ce60">
            <text:p>033-22884221</text:p>
          </table:table-cell>
          <table:table-cell office:value-type="float" office:value="14866" table:style-name="ce17">
            <text:p>14866</text:p>
          </table:table-cell>
          <table:table-cell office:value-type="string" table:style-name="ce46">
            <text:p>RAJPUR (DIST. 24 PARGANAS)</text:p>
          </table:table-cell>
          <table:table-cell office:value-type="float" office:value="1451" table:style-name="ce47">
            <text:p>1451</text:p>
          </table:table-cell>
          <table:table-cell office:value-type="string" table:style-name="ce46">
            <text:p>N S ROAD DT:24 PARGANAS (S), W. BENGAL DT:24 PARGA</text:p>
          </table:table-cell>
          <table:table-cell office:value-type="string" table:style-name="ce46">
            <text:p>24 PARGANASSOUTH</text:p>
          </table:table-cell>
          <table:table-cell office:value-type="float" office:value="700149" table:style-name="ce48">
            <text:p>700149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451@sbi.co.in</text:p>
          </table:table-cell>
          <table:table-cell office:value-type="float" office:value="3300" table:style-name="ce48">
            <text:p>3300</text:p>
          </table:table-cell>
          <table:table-cell office:value-type="float" office:value="24772453" table:style-name="ce48">
            <text:p>24772453</text:p>
          </table:table-cell>
          <table:table-cell table:style-name="ce3"/>
          <table:table-cell office:value-type="string" table:style-name="ce49">
            <text:p>BARUIPUR BAZAR</text:p>
          </table:table-cell>
          <table:table-cell office:value-type="float" office:value="14031" table:style-name="ce49">
            <text:p>14031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Semi-Urban</text:p>
          </table:table-cell>
          <table:table-cell office:value-type="float" office:value="9674717001" table:style-name="ce49">
            <text:p>9674717001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7">
            <text:p>14866</text:p>
          </table:table-cell>
          <table:table-cell office:value-type="string" table:style-name="ce46">
            <text:p>BARUIPUR</text:p>
          </table:table-cell>
          <table:table-cell office:value-type="float" office:value="1490" table:style-name="ce47">
            <text:p>1490</text:p>
          </table:table-cell>
          <table:table-cell office:value-type="string" table:style-name="ce46">
            <text:p>ZILA PARISHAD BUILDING KULPI ROAD BARUIPUR DT:24 PARGANAS (S), W. BENGAL</text:p>
          </table:table-cell>
          <table:table-cell office:value-type="string" table:style-name="ce46">
            <text:p>24 PARGANASSOUTH</text:p>
          </table:table-cell>
          <table:table-cell office:value-type="float" office:value="743302" table:style-name="ce48">
            <text:p>743302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490@sbi.co.in</text:p>
          </table:table-cell>
          <table:table-cell office:value-type="float" office:value="3300" table:style-name="ce48">
            <text:p>3300</text:p>
          </table:table-cell>
          <table:table-cell office:value-type="float" office:value="24338307" table:style-name="ce48">
            <text:p>24338307</text:p>
          </table:table-cell>
          <table:table-cell table:style-name="ce3"/>
          <table:table-cell office:value-type="string" table:style-name="ce49">
            <text:p>BASANTI</text:p>
          </table:table-cell>
          <table:table-cell office:value-type="float" office:value="12238" table:style-name="ce49">
            <text:p>12238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8001196365" table:style-name="ce49">
            <text:p>8001196365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46">
            <text:p>CANNING</text:p>
          </table:table-cell>
          <table:table-cell office:value-type="float" office:value="1993" table:style-name="ce47">
            <text:p>1993</text:p>
          </table:table-cell>
          <table:table-cell office:value-type="string" table:style-name="ce46">
            <text:p>CINEMA ROAD DT:24 PARGANAS (S), W. BENGAL</text:p>
          </table:table-cell>
          <table:table-cell office:value-type="string" table:style-name="ce46">
            <text:p>24 PARGANASSOUTH</text:p>
          </table:table-cell>
          <table:table-cell office:value-type="float" office:value="743329" table:style-name="ce48">
            <text:p>743329</text:p>
          </table:table-cell>
          <table:table-cell table:style-name="ce48"/>
          <table:table-cell office:value-type="string" table:style-name="ce46">
            <text:p>WEST BENGAL</text:p>
          </table:table-cell>
          <table:table-cell office:value-type="string" table:style-name="ce48">
            <text:p>sbi.01993@sbi.co.in</text:p>
          </table:table-cell>
          <table:table-cell office:value-type="float" office:value="3218" table:style-name="ce48">
            <text:p>3218</text:p>
          </table:table-cell>
          <table:table-cell office:value-type="float" office:value="255216" table:style-name="ce48">
            <text:p>255216</text:p>
          </table:table-cell>
          <table:table-cell table:style-name="ce3"/>
          <table:table-cell table:number-columns-repeated="5" table:style-name="ce49"/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39">
            <text:p>DAKSHIN BARASAT</text:p>
          </table:table-cell>
          <table:table-cell office:value-type="float" office:value="2046" table:style-name="ce40">
            <text:p>2046</text:p>
          </table:table-cell>
          <table:table-cell office:value-type="string" table:style-name="ce39">
            <text:p>VILL &amp; PO : DAKSHIN BARASAT DT:24 PARGANAS (S)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72" table:style-name="ce41">
            <text:p>74337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2046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22450" table:style-name="ce41">
            <text:p>222450</text:p>
          </table:table-cell>
          <table:table-cell table:style-name="ce3"/>
          <table:table-cell table:number-columns-repeated="5" table:style-name="ce49"/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39">
            <text:p>NIMPITH</text:p>
          </table:table-cell>
          <table:table-cell office:value-type="float" office:value="3079" table:style-name="ce40">
            <text:p>3079</text:p>
          </table:table-cell>
          <table:table-cell office:value-type="string" table:style-name="ce39">
            <text:p>P.O. NIMPITH-ASHRAM DT:24 PARGANAS (S)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38" table:style-name="ce41">
            <text:p>74333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3079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3218226009" table:style-name="ce41">
            <text:p>3218226009</text:p>
          </table:table-cell>
          <table:table-cell table:style-name="ce3"/>
          <table:table-cell table:number-columns-repeated="5" table:style-name="ce49"/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39">
            <text:p>GOSABA</text:p>
          </table:table-cell>
          <table:table-cell office:value-type="float" office:value="3199" table:style-name="ce40">
            <text:p>3199</text:p>
          </table:table-cell>
          <table:table-cell office:value-type="string" table:style-name="ce39">
            <text:p>PO : GOSABA, PS:GOSABA DT:24 PARGANAS (S)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70" table:style-name="ce41">
            <text:p>74337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3199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36533" table:style-name="ce41">
            <text:p>236533</text:p>
          </table:table-cell>
          <table:table-cell table:style-name="ce3"/>
          <table:table-cell table:number-columns-repeated="5" table:style-name="ce49"/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39">
            <text:p>KRISHNACHANDRAPUR</text:p>
          </table:table-cell>
          <table:table-cell office:value-type="float" office:value="5735" table:style-name="ce40">
            <text:p>5735</text:p>
          </table:table-cell>
          <table:table-cell office:value-type="string" table:style-name="ce39">
            <text:p>VILL : KRISHNACHANDRAPUR DT:24 PARGANAS (S)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54" table:style-name="ce41">
            <text:p>74335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5735@sbi.co.in</text:p>
          </table:table-cell>
          <table:table-cell office:value-type="float" office:value="33" table:style-name="ce41">
            <text:p>33</text:p>
          </table:table-cell>
          <table:table-cell office:value-type="float" office:value="24230063" table:style-name="ce41">
            <text:p>24230063</text:p>
          </table:table-cell>
          <table:table-cell table:style-name="ce3"/>
          <table:table-cell table:number-columns-repeated="5" table:style-name="ce49"/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39">
            <text:p>BHANGANKHALI</text:p>
          </table:table-cell>
          <table:table-cell office:value-type="float" office:value="5934" table:style-name="ce40">
            <text:p>5934</text:p>
          </table:table-cell>
          <table:table-cell office:value-type="string" table:style-name="ce39">
            <text:p>P.S.BASANTI, VIA CANNING DT:24 PARGANAS (S)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29" table:style-name="ce41">
            <text:p>74332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5934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16496" table:style-name="ce41">
            <text:p>216496</text:p>
          </table:table-cell>
          <table:table-cell table:style-name="ce3"/>
          <table:table-cell table:number-columns-repeated="5" table:style-name="ce49"/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39">
            <text:p>FARTABAD</text:p>
          </table:table-cell>
          <table:table-cell office:value-type="float" office:value="7422" table:style-name="ce40">
            <text:p>7422</text:p>
          </table:table-cell>
          <table:table-cell office:value-type="string" table:style-name="ce39">
            <text:p>GARIA STATION ROAD KALITALA MORE KOLKATA</text:p>
          </table:table-cell>
          <table:table-cell office:value-type="string" table:style-name="ce39">
            <text:p>24 PARGANASSOUTH</text:p>
          </table:table-cell>
          <table:table-cell office:value-type="float" office:value="700084" table:style-name="ce41">
            <text:p>70008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7422@sbi.co.in</text:p>
          </table:table-cell>
          <table:table-cell office:value-type="float" office:value="33" table:style-name="ce41">
            <text:p>33</text:p>
          </table:table-cell>
          <table:table-cell office:value-type="float" office:value="24366078" table:style-name="ce41">
            <text:p>24366078</text:p>
          </table:table-cell>
          <table:table-cell table:style-name="ce3"/>
          <table:table-cell table:number-columns-repeated="5" table:style-name="ce49"/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39">
            <text:p>NEW GARIA(SRINAGAR)</text:p>
          </table:table-cell>
          <table:table-cell office:value-type="float" office:value="7679" table:style-name="ce40">
            <text:p>7679</text:p>
          </table:table-cell>
          <table:table-cell office:value-type="string" table:style-name="ce39">
            <text:p>SUPER MARKET BUILDING, SRINAGAR MAIN ROAD, KOLKATA WEST BENGAL</text:p>
          </table:table-cell>
          <table:table-cell office:value-type="string" table:style-name="ce39">
            <text:p>24 PARGANASSOUTH</text:p>
          </table:table-cell>
          <table:table-cell office:value-type="float" office:value="700094" table:style-name="ce41">
            <text:p>70009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7679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320396" table:style-name="ce41">
            <text:p>24320396</text:p>
          </table:table-cell>
          <table:table-cell table:style-name="ce3"/>
          <table:table-cell table:number-columns-repeated="5" table:style-name="ce49"/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39">
            <text:p>UTTARBHAG GHAT</text:p>
          </table:table-cell>
          <table:table-cell office:value-type="float" office:value="8746" table:style-name="ce40">
            <text:p>8746</text:p>
          </table:table-cell>
          <table:table-cell office:value-type="string" table:style-name="ce39">
            <text:p>P.O. BRINDA KHALI, P.S. BARUIPUR, DT:24 PARGANAS (S)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87" table:style-name="ce41">
            <text:p>74338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746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11226" table:style-name="ce41">
            <text:p>211226</text:p>
          </table:table-cell>
          <table:table-cell table:style-name="ce3"/>
          <table:table-cell table:number-columns-repeated="5" table:style-name="ce49"/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39">
            <text:p>KAIKHALI</text:p>
          </table:table-cell>
          <table:table-cell office:value-type="float" office:value="8785" table:style-name="ce40">
            <text:p>8785</text:p>
          </table:table-cell>
          <table:table-cell office:value-type="string" table:style-name="ce39">
            <text:p>P.O. KAIKHALI ASHRAM PS : KULTALI SOUTH 24 PARGANAS</text:p>
          </table:table-cell>
          <table:table-cell office:value-type="string" table:style-name="ce39">
            <text:p>24 PARGANASSOUTH</text:p>
          </table:table-cell>
          <table:table-cell office:value-type="float" office:value="743338" table:style-name="ce41">
            <text:p>74333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785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15034" table:style-name="ce41">
            <text:p>215034</text:p>
          </table:table-cell>
          <table:table-cell table:style-name="ce3"/>
          <table:table-cell table:number-columns-repeated="5" table:style-name="ce49"/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39">
            <text:p>KHASHMALLICK</text:p>
          </table:table-cell>
          <table:table-cell office:value-type="float" office:value="9205" table:style-name="ce40">
            <text:p>9205</text:p>
          </table:table-cell>
          <table:table-cell office:value-type="string" table:style-name="ce39">
            <text:p>P.O. DAKSHIN GOBINDARAMPUR VILL : KHASMALLICK PS: BARUIPUR</text:p>
          </table:table-cell>
          <table:table-cell office:value-type="string" table:style-name="ce39">
            <text:p>24 PARGANASSOUTH</text:p>
          </table:table-cell>
          <table:table-cell office:value-type="float" office:value="700145" table:style-name="ce41">
            <text:p>70014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205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378992" table:style-name="ce41">
            <text:p>24378992</text:p>
          </table:table-cell>
          <table:table-cell table:style-name="ce3"/>
          <table:table-cell table:number-columns-repeated="5" table:style-name="ce49"/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39">
            <text:p>RATNESWARPUR</text:p>
          </table:table-cell>
          <table:table-cell office:value-type="float" office:value="9356" table:style-name="ce40">
            <text:p>9356</text:p>
          </table:table-cell>
          <table:table-cell office:value-type="string" table:style-name="ce39">
            <text:p>P.O.BAZARBERIA, P.S. MANDIRBAZAR DT:24 PARGANAS (S),</text:p>
          </table:table-cell>
          <table:table-cell office:value-type="string" table:style-name="ce39">
            <text:p>24 PARGANASSOUTH</text:p>
          </table:table-cell>
          <table:table-cell office:value-type="float" office:value="743395" table:style-name="ce41">
            <text:p>74339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356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9674713325" table:style-name="ce41">
            <text:p>9674713325</text:p>
          </table:table-cell>
          <table:table-cell table:style-name="ce3"/>
          <table:table-cell table:number-columns-repeated="5" table:style-name="ce49"/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39">
            <text:p>SONARPUR</text:p>
          </table:table-cell>
          <table:table-cell office:value-type="float" office:value="10095" table:style-name="ce40">
            <text:p>10095</text:p>
          </table:table-cell>
          <table:table-cell office:value-type="string" table:style-name="ce39">
            <text:p>STATION ROAD, SAHEBPARA SONARPUR 24 PARGANAS(SOUTH), WEST BENGAL</text:p>
          </table:table-cell>
          <table:table-cell office:value-type="string" table:style-name="ce39">
            <text:p>24 PARGANASSOUTH</text:p>
          </table:table-cell>
          <table:table-cell office:value-type="float" office:value="700150" table:style-name="ce41">
            <text:p>70015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095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347492" table:style-name="ce41">
            <text:p>24347492</text:p>
          </table:table-cell>
          <table:table-cell table:style-name="ce3"/>
          <table:table-cell table:number-columns-repeated="5" table:style-name="ce49"/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CHAMPAHATI</text:p>
          </table:table-cell>
          <table:table-cell office:value-type="float" office:value="10538" table:style-name="ce40">
            <text:p>10538</text:p>
          </table:table-cell>
          <table:table-cell office:value-type="string" table:style-name="ce39">
            <text:p>CHANDIMATA COMPLEX CHAMPAHATI MAIN ROAD 24 PARGANAS ( SOUTH )</text:p>
          </table:table-cell>
          <table:table-cell office:value-type="string" table:style-name="ce39">
            <text:p>24 PARGANASSOUTH</text:p>
          </table:table-cell>
          <table:table-cell office:value-type="float" office:value="743330" table:style-name="ce41">
            <text:p>74333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538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60600" table:style-name="ce41">
            <text:p>260600</text:p>
          </table:table-cell>
          <table:table-cell table:style-name="ce3"/>
          <table:table-cell office:value-type="string" table:style-name="ce49">
            <text:p>BHANGANKHALI</text:p>
          </table:table-cell>
          <table:table-cell office:value-type="float" office:value="5934" table:style-name="ce49">
            <text:p>5934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Semi-Urban</text:p>
          </table:table-cell>
          <table:table-cell office:value-type="float" office:value="8001194179" table:style-name="ce49">
            <text:p>8001194179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GHATAKPUKUR</text:p>
          </table:table-cell>
          <table:table-cell office:value-type="float" office:value="10540" table:style-name="ce40">
            <text:p>10540</text:p>
          </table:table-cell>
          <table:table-cell office:value-type="string" table:style-name="ce39">
            <text:p>VILL: GHATAKPUKUR P.O. GOBINDPUR DIST: 24 PARGANAS(SOUTH)</text:p>
          </table:table-cell>
          <table:table-cell office:value-type="string" table:style-name="ce39">
            <text:p>24 PARGANASSOUTH</text:p>
          </table:table-cell>
          <table:table-cell office:value-type="float" office:value="743502" table:style-name="ce41">
            <text:p>7435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540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71962" table:style-name="ce41">
            <text:p>271962</text:p>
          </table:table-cell>
          <table:table-cell table:style-name="ce3"/>
          <table:table-cell office:value-type="string" table:style-name="ce49">
            <text:p>BIJOYGANJ BAZAR</text:p>
          </table:table-cell>
          <table:table-cell office:value-type="float" office:value="10541" table:style-name="ce49">
            <text:p>10541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8001194217" table:style-name="ce49">
            <text:p>8001194217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BIJOYGANJ BAZAR</text:p>
          </table:table-cell>
          <table:table-cell office:value-type="float" office:value="10541" table:style-name="ce40">
            <text:p>10541</text:p>
          </table:table-cell>
          <table:table-cell office:value-type="string" table:style-name="ce39">
            <text:p>P.O: BIJOYGANJ BAZAR 24 PARGANAS ( SOUTH)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45" table:style-name="ce41">
            <text:p>74334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541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8001196319" table:style-name="ce41">
            <text:p>8001196319</text:p>
          </table:table-cell>
          <table:table-cell table:style-name="ce3"/>
          <table:table-cell office:value-type="string" table:style-name="ce49">
            <text:p>CANNING</text:p>
          </table:table-cell>
          <table:table-cell office:value-type="float" office:value="1993" table:style-name="ce49">
            <text:p>1993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Semi-Urban</text:p>
          </table:table-cell>
          <table:table-cell office:value-type="float" office:value="8001194156" table:style-name="ce49">
            <text:p>8001194156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JAYNAGAR MAJILPUR</text:p>
          </table:table-cell>
          <table:table-cell office:value-type="float" office:value="10542" table:style-name="ce40">
            <text:p>10542</text:p>
          </table:table-cell>
          <table:table-cell office:value-type="string" table:style-name="ce39">
            <text:p>JAMTALA ROAD JUNCTION OPP JAYNAGAR MAJILPUR MUNICIPALITY JAYNAGAR MAJILPUR, 24 PARGANAS(SOUTH)</text:p>
          </table:table-cell>
          <table:table-cell office:value-type="string" table:style-name="ce39">
            <text:p>24 PARGANASSOUTH</text:p>
          </table:table-cell>
          <table:table-cell office:value-type="float" office:value="743337" table:style-name="ce41">
            <text:p>74333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542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28542" table:style-name="ce41">
            <text:p>228542</text:p>
          </table:table-cell>
          <table:table-cell table:style-name="ce3"/>
          <table:table-cell office:value-type="string" table:style-name="ce49">
            <text:p>CANNING BAZAR</text:p>
          </table:table-cell>
          <table:table-cell office:value-type="float" office:value="18259" table:style-name="ce49">
            <text:p>18259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Semi-Urban</text:p>
          </table:table-cell>
          <table:table-cell office:value-type="float" office:value="9674710743" table:style-name="ce49">
            <text:p>9674710743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MOGRAHAT</text:p>
          </table:table-cell>
          <table:table-cell office:value-type="float" office:value="11362" table:style-name="ce40">
            <text:p>11362</text:p>
          </table:table-cell>
          <table:table-cell office:value-type="string" table:style-name="ce39">
            <text:p>MOGRAHAT BAZAR, NEAR MOGRAHAT BRIDGE P.O. MOGRAHAT DIST: 24 PARGANAS(SOUTH)</text:p>
          </table:table-cell>
          <table:table-cell office:value-type="string" table:style-name="ce39">
            <text:p>24 PARGANASSOUTH</text:p>
          </table:table-cell>
          <table:table-cell office:value-type="float" office:value="743355" table:style-name="ce41">
            <text:p>74335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362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253117" table:style-name="ce41">
            <text:p>253117</text:p>
          </table:table-cell>
          <table:table-cell table:style-name="ce3"/>
          <table:table-cell office:value-type="string" table:style-name="ce49">
            <text:p>CHAMPAHATI</text:p>
          </table:table-cell>
          <table:table-cell office:value-type="float" office:value="10538" table:style-name="ce49">
            <text:p>10538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8001196348" table:style-name="ce49">
            <text:p>8001196348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MAHAMAYATALA BRANCH</text:p>
          </table:table-cell>
          <table:table-cell office:value-type="float" office:value="11363" table:style-name="ce40">
            <text:p>11363</text:p>
          </table:table-cell>
          <table:table-cell office:value-type="string" table:style-name="ce39">
            <text:p>MAHAMAYATALA, "WELKIN HEIGHTS" 1648, GARIA MAIN ROAD, GARIA KOLKATA, WEST BANGAL</text:p>
          </table:table-cell>
          <table:table-cell office:value-type="string" table:style-name="ce39">
            <text:p>24 PARGANASSOUTH</text:p>
          </table:table-cell>
          <table:table-cell office:value-type="float" office:value="700084" table:style-name="ce41">
            <text:p>70008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363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352718" table:style-name="ce41">
            <text:p>24352718</text:p>
          </table:table-cell>
          <table:table-cell table:style-name="ce3"/>
          <table:table-cell office:value-type="string" table:style-name="ce49">
            <text:p>DAKSHIN BARASAT</text:p>
          </table:table-cell>
          <table:table-cell office:value-type="float" office:value="2046" table:style-name="ce49">
            <text:p>2046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8001194161" table:style-name="ce49">
            <text:p>8001194161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HEROBHANGA DIST-24 PARGANAS (SOUTH)</text:p>
          </table:table-cell>
          <table:table-cell office:value-type="float" office:value="11367" table:style-name="ce40">
            <text:p>11367</text:p>
          </table:table-cell>
          <table:table-cell office:value-type="string" table:style-name="ce39">
            <text:p>VILL-P.O. HEROBHANGA P.S. CANNING 24 PARGANAS (SOUTH)</text:p>
          </table:table-cell>
          <table:table-cell office:value-type="string" table:style-name="ce39">
            <text:p>24 PARGANASSOUTH</text:p>
          </table:table-cell>
          <table:table-cell office:value-type="float" office:value="743329" table:style-name="ce41">
            <text:p>74332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367@sbi.co.in</text:p>
          </table:table-cell>
          <table:table-cell office:value-type="float" office:value="33" table:style-name="ce41">
            <text:p>33</text:p>
          </table:table-cell>
          <table:table-cell office:value-type="float" office:value="22880063" table:style-name="ce41">
            <text:p>22880063</text:p>
          </table:table-cell>
          <table:table-cell table:style-name="ce3"/>
          <table:table-cell office:value-type="string" table:style-name="ce49">
            <text:p>DHAMUA</text:p>
          </table:table-cell>
          <table:table-cell office:value-type="float" office:value="12339" table:style-name="ce49">
            <text:p>12339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9433070087" table:style-name="ce49">
            <text:p>9433070087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BASANTI</text:p>
          </table:table-cell>
          <table:table-cell office:value-type="float" office:value="12238" table:style-name="ce40">
            <text:p>12238</text:p>
          </table:table-cell>
          <table:table-cell office:value-type="string" table:style-name="ce39">
            <text:p>BASANTI BAZAR,VILL,P.O. &amp; P.S. BASANTI SOUTH 24 PARGANAS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12" table:style-name="ce41">
            <text:p>74331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238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32499" table:style-name="ce41">
            <text:p>232499</text:p>
          </table:table-cell>
          <table:table-cell table:style-name="ce3"/>
          <table:table-cell office:value-type="string" table:style-name="ce49">
            <text:p>FARTABAD</text:p>
          </table:table-cell>
          <table:table-cell office:value-type="float" office:value="7422" table:style-name="ce49">
            <text:p>7422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Urban</text:p>
          </table:table-cell>
          <table:table-cell office:value-type="float" office:value="9674713215" table:style-name="ce49">
            <text:p>9674713215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DHAMUA</text:p>
          </table:table-cell>
          <table:table-cell office:value-type="float" office:value="12339" table:style-name="ce40">
            <text:p>12339</text:p>
          </table:table-cell>
          <table:table-cell office:value-type="string" table:style-name="ce39">
            <text:p>VILL. &amp; P.O. DHAMUA DISTT. SOUTH 24 PARGANAS WEST BENGAL</text:p>
          </table:table-cell>
          <table:table-cell office:value-type="string" table:style-name="ce39">
            <text:p>24 PARGANASSOUTH</text:p>
          </table:table-cell>
          <table:table-cell office:value-type="float" office:value="743610" table:style-name="ce41">
            <text:p>74361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339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40022" table:style-name="ce41">
            <text:p>240022</text:p>
          </table:table-cell>
          <table:table-cell table:style-name="ce3"/>
          <table:table-cell office:value-type="string" table:style-name="ce49">
            <text:p>GHASIARA</text:p>
          </table:table-cell>
          <table:table-cell office:value-type="float" office:value="17565" table:style-name="ce49">
            <text:p>17565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9674713885" table:style-name="ce49">
            <text:p>9674713885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NARENDRAPUR</text:p>
          </table:table-cell>
          <table:table-cell office:value-type="float" office:value="12341" table:style-name="ce40">
            <text:p>12341</text:p>
          </table:table-cell>
          <table:table-cell office:value-type="string" table:style-name="ce39">
            <text:p>RAMKRISHNA MISSION ASHRAM COMPLEX P.O.NARENDRAPUR KOLKATA</text:p>
          </table:table-cell>
          <table:table-cell office:value-type="string" table:style-name="ce39">
            <text:p>24 PARGANASSOUTH</text:p>
          </table:table-cell>
          <table:table-cell office:value-type="float" office:value="700103" table:style-name="ce41">
            <text:p>7001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341@sbi.co.in</text:p>
          </table:table-cell>
          <table:table-cell office:value-type="float" office:value="33" table:style-name="ce41">
            <text:p>33</text:p>
          </table:table-cell>
          <table:table-cell office:value-type="float" office:value="24287306" table:style-name="ce41">
            <text:p>24287306</text:p>
          </table:table-cell>
          <table:table-cell table:style-name="ce3"/>
          <table:table-cell office:value-type="string" table:style-name="ce49">
            <text:p>GHATAKPUKUR</text:p>
          </table:table-cell>
          <table:table-cell office:value-type="float" office:value="10540" table:style-name="ce49">
            <text:p>10540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8001194214" table:style-name="ce49">
            <text:p>8001194214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SUBHASHGRAM</text:p>
          </table:table-cell>
          <table:table-cell office:value-type="float" office:value="12342" table:style-name="ce40">
            <text:p>12342</text:p>
          </table:table-cell>
          <table:table-cell office:value-type="string" table:style-name="ce39">
            <text:p>1021, J N BOSE ROAD KODALIA 24 PARGANAS(SOUTH)</text:p>
          </table:table-cell>
          <table:table-cell office:value-type="string" table:style-name="ce39">
            <text:p>24 PARGANASSOUTH</text:p>
          </table:table-cell>
          <table:table-cell office:value-type="float" office:value="700146" table:style-name="ce41">
            <text:p>70014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342@sbi.co.in</text:p>
          </table:table-cell>
          <table:table-cell office:value-type="float" office:value="33" table:style-name="ce41">
            <text:p>33</text:p>
          </table:table-cell>
          <table:table-cell office:value-type="float" office:value="24271515" table:style-name="ce41">
            <text:p>24271515</text:p>
          </table:table-cell>
          <table:table-cell table:style-name="ce3"/>
          <table:table-cell office:value-type="string" table:style-name="ce49">
            <text:p>GOCHARAN</text:p>
          </table:table-cell>
          <table:table-cell office:value-type="float" office:value="14032" table:style-name="ce49">
            <text:p>14032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9674713899" table:style-name="ce49">
            <text:p>9674713899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TALDI BRANCH</text:p>
          </table:table-cell>
          <table:table-cell office:value-type="float" office:value="14030" table:style-name="ce40">
            <text:p>14030</text:p>
          </table:table-cell>
          <table:table-cell office:value-type="string" table:style-name="ce39">
            <text:p>VILL &amp; PO. TALDI TALDI SOUTH 24 PARGANAS</text:p>
          </table:table-cell>
          <table:table-cell office:value-type="string" table:style-name="ce39">
            <text:p>24 PARGANASSOUTH</text:p>
          </table:table-cell>
          <table:table-cell office:value-type="float" office:value="743376" table:style-name="ce41">
            <text:p>74337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30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52120" table:style-name="ce41">
            <text:p>252120</text:p>
          </table:table-cell>
          <table:table-cell table:style-name="ce3"/>
          <table:table-cell office:value-type="string" table:style-name="ce49">
            <text:p>GOSABA</text:p>
          </table:table-cell>
          <table:table-cell office:value-type="float" office:value="3199" table:style-name="ce49">
            <text:p>3199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8001194167" table:style-name="ce49">
            <text:p>8001194167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BARUIPUR BAZAR</text:p>
          </table:table-cell>
          <table:table-cell office:value-type="float" office:value="14031" table:style-name="ce40">
            <text:p>14031</text:p>
          </table:table-cell>
          <table:table-cell office:value-type="string" table:style-name="ce39">
            <text:p>BARUIPUR PURATAN BAZAR DISTT - SOUTH 24 PARAGANAS WEST BENGAL</text:p>
          </table:table-cell>
          <table:table-cell office:value-type="string" table:style-name="ce39">
            <text:p>24 PARGANASSOUTH</text:p>
          </table:table-cell>
          <table:table-cell office:value-type="float" office:value="700144" table:style-name="ce41">
            <text:p>70014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31@sbi.co.in</text:p>
          </table:table-cell>
          <table:table-cell office:value-type="float" office:value="33" table:style-name="ce41">
            <text:p>33</text:p>
          </table:table-cell>
          <table:table-cell office:value-type="float" office:value="3324330088" table:style-name="ce41">
            <text:p>3324330088</text:p>
          </table:table-cell>
          <table:table-cell table:style-name="ce3"/>
          <table:table-cell office:value-type="string" table:style-name="ce49">
            <text:p>HEROBHANGA</text:p>
          </table:table-cell>
          <table:table-cell office:value-type="float" office:value="11367" table:style-name="ce49">
            <text:p>11367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8001196319" table:style-name="ce49">
            <text:p>8001196319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GOCHARAN BRANCH</text:p>
          </table:table-cell>
          <table:table-cell office:value-type="float" office:value="14032" table:style-name="ce40">
            <text:p>14032</text:p>
          </table:table-cell>
          <table:table-cell office:value-type="string" table:style-name="ce39">
            <text:p>VILL &amp; PO- GOCHARAN, PS- JAYNAGAR GOCHARAN SOUTH 24 PARAGANAS</text:p>
          </table:table-cell>
          <table:table-cell office:value-type="string" table:style-name="ce39">
            <text:p>24 PARGANASSOUTH</text:p>
          </table:table-cell>
          <table:table-cell office:value-type="float" office:value="743372" table:style-name="ce41">
            <text:p>74337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32@sbi.co.in</text:p>
          </table:table-cell>
          <table:table-cell office:value-type="float" office:value="32183" table:style-name="ce41">
            <text:p>32183</text:p>
          </table:table-cell>
          <table:table-cell office:value-type="float" office:value="243035" table:style-name="ce41">
            <text:p>243035</text:p>
          </table:table-cell>
          <table:table-cell table:style-name="ce3"/>
          <table:table-cell office:value-type="string" table:style-name="ce49">
            <text:p>HOTAR</text:p>
          </table:table-cell>
          <table:table-cell office:value-type="float" office:value="15944" table:style-name="ce49">
            <text:p>15944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9674712226" table:style-name="ce49">
            <text:p>9674712226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MATHURAPUR STATION BRANCH</text:p>
          </table:table-cell>
          <table:table-cell office:value-type="float" office:value="14033" table:style-name="ce40">
            <text:p>14033</text:p>
          </table:table-cell>
          <table:table-cell office:value-type="string" table:style-name="ce39">
            <text:p>VILL-NISCHINDAPUR, PO &amp; PS MATHURAPUR DISTT: SOUTH 24 PARGANAS MATHURAPUR</text:p>
          </table:table-cell>
          <table:table-cell office:value-type="string" table:style-name="ce39">
            <text:p>24 PARGANASSOUTH</text:p>
          </table:table-cell>
          <table:table-cell office:value-type="float" office:value="743354" table:style-name="ce41">
            <text:p>74335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33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24224" table:style-name="ce41">
            <text:p>224224</text:p>
          </table:table-cell>
          <table:table-cell table:style-name="ce3"/>
          <table:table-cell office:value-type="string" table:style-name="ce49">
            <text:p>JOYNAGAR MAZILPUR</text:p>
          </table:table-cell>
          <table:table-cell office:value-type="float" office:value="10542" table:style-name="ce49">
            <text:p>10542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Semi-Urban</text:p>
          </table:table-cell>
          <table:table-cell office:value-type="float" office:value="8001194220" table:style-name="ce49">
            <text:p>8001194220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RAMNAGAR BRANCH</text:p>
          </table:table-cell>
          <table:table-cell office:value-type="float" office:value="15943" table:style-name="ce40">
            <text:p>15943</text:p>
          </table:table-cell>
          <table:table-cell office:value-type="string" table:style-name="ce39">
            <text:p>VILL &amp; P.O. SOUTH RAMNAGAR RAMNAGAR SOUTH 24 PARGANAS</text:p>
          </table:table-cell>
          <table:table-cell office:value-type="string" table:style-name="ce39">
            <text:p>24 PARGANASSOUTH</text:p>
          </table:table-cell>
          <table:table-cell office:value-type="float" office:value="743387" table:style-name="ce41">
            <text:p>74338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5943@sbi.co.in</text:p>
          </table:table-cell>
          <table:table-cell office:value-type="float" office:value="33" table:style-name="ce41">
            <text:p>33</text:p>
          </table:table-cell>
          <table:table-cell office:value-type="float" office:value="22884221" table:style-name="ce41">
            <text:p>22884221</text:p>
          </table:table-cell>
          <table:table-cell table:style-name="ce3"/>
          <table:table-cell office:value-type="string" table:style-name="ce49">
            <text:p>KAMALGAZI</text:p>
          </table:table-cell>
          <table:table-cell office:value-type="float" office:value="18125" table:style-name="ce49">
            <text:p>18125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Metro</text:p>
          </table:table-cell>
          <table:table-cell office:value-type="float" office:value="9674713998" table:style-name="ce49">
            <text:p>9674713998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HOTOR</text:p>
          </table:table-cell>
          <table:table-cell office:value-type="float" office:value="15944" table:style-name="ce40">
            <text:p>15944</text:p>
          </table:table-cell>
          <table:table-cell office:value-type="string" table:style-name="ce39">
            <text:p>VILL &amp; PO : HOTOR VIA BARUIPUR PS: MOGRAHAT 24-PARGANA (SOUTH)</text:p>
          </table:table-cell>
          <table:table-cell office:value-type="string" table:style-name="ce39">
            <text:p>24 PARGANASSOUTH</text:p>
          </table:table-cell>
          <table:table-cell office:value-type="float" office:value="743610" table:style-name="ce41">
            <text:p>74361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5944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9674712226" table:style-name="ce41">
            <text:p>9674712226</text:p>
          </table:table-cell>
          <table:table-cell table:style-name="ce3"/>
          <table:table-cell office:value-type="string" table:style-name="ce49">
            <text:p>KHASMALLICK</text:p>
          </table:table-cell>
          <table:table-cell office:value-type="float" office:value="9205" table:style-name="ce49">
            <text:p>9205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9674719418" table:style-name="ce49">
            <text:p>9674719418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PATULI BRANCH</text:p>
          </table:table-cell>
          <table:table-cell office:value-type="float" office:value="16636" table:style-name="ce40">
            <text:p>16636</text:p>
          </table:table-cell>
          <table:table-cell office:value-type="string" table:style-name="ce39">
            <text:p>FLOOR NO 1, UPOHAR TOWN CENTER 2052 UPTC 0117 CHAK GARIA KOLKATA</text:p>
          </table:table-cell>
          <table:table-cell office:value-type="string" table:style-name="ce39">
            <text:p>24 PARGANASSOUTH</text:p>
          </table:table-cell>
          <table:table-cell office:value-type="float" office:value="700094" table:style-name="ce41">
            <text:p>70009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636@sbi.co.in</text:p>
          </table:table-cell>
          <table:table-cell office:value-type="float" office:value="33" table:style-name="ce41">
            <text:p>33</text:p>
          </table:table-cell>
          <table:table-cell office:value-type="float" office:value="24780152" table:style-name="ce41">
            <text:p>24780152</text:p>
          </table:table-cell>
          <table:table-cell table:style-name="ce3"/>
          <table:table-cell office:value-type="string" table:style-name="ce49">
            <text:p>KRISHNACHANDRAPUR</text:p>
          </table:table-cell>
          <table:table-cell office:value-type="float" office:value="5735" table:style-name="ce49">
            <text:p>5735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8001194176" table:style-name="ce49">
            <text:p>8001194176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GHASIARA</text:p>
          </table:table-cell>
          <table:table-cell office:value-type="float" office:value="17565" table:style-name="ce40">
            <text:p>17565</text:p>
          </table:table-cell>
          <table:table-cell office:value-type="string" table:style-name="ce39">
            <text:p>VILL- SITALA PO &amp; PS - SONARPUR KOLKATA</text:p>
          </table:table-cell>
          <table:table-cell office:value-type="string" table:style-name="ce39">
            <text:p>24 PARGANASSOUTH</text:p>
          </table:table-cell>
          <table:table-cell office:value-type="float" office:value="700150" table:style-name="ce41">
            <text:p>70015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7565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4282018" table:style-name="ce41">
            <text:p>24282018</text:p>
          </table:table-cell>
          <table:table-cell table:style-name="ce3"/>
          <table:table-cell office:value-type="string" table:style-name="ce49">
            <text:p>MAHAMAYATALA</text:p>
          </table:table-cell>
          <table:table-cell office:value-type="float" office:value="11363" table:style-name="ce49">
            <text:p>11363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Urban</text:p>
          </table:table-cell>
          <table:table-cell office:value-type="float" office:value="9674713180" table:style-name="ce49">
            <text:p>9674713180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KAMALGAZI MORE</text:p>
          </table:table-cell>
          <table:table-cell office:value-type="float" office:value="18125" table:style-name="ce40">
            <text:p>18125</text:p>
          </table:table-cell>
          <table:table-cell office:value-type="string" table:style-name="ce39">
            <text:p>1613 KAMAGAZI, NARENDRAPUR KOLKATA 700103</text:p>
          </table:table-cell>
          <table:table-cell office:value-type="string" table:style-name="ce39">
            <text:p>24 PARGANASSOUTH</text:p>
          </table:table-cell>
          <table:table-cell office:value-type="float" office:value="700103" table:style-name="ce41">
            <text:p>7001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125@sbi.co.in</text:p>
          </table:table-cell>
          <table:table-cell office:value-type="float" office:value="33" table:style-name="ce41">
            <text:p>33</text:p>
          </table:table-cell>
          <table:table-cell office:value-type="float" office:value="24350587" table:style-name="ce41">
            <text:p>24350587</text:p>
          </table:table-cell>
          <table:table-cell table:style-name="ce3"/>
          <table:table-cell office:value-type="string" table:style-name="ce49">
            <text:p>MATHURAPUR STN ROAD</text:p>
          </table:table-cell>
          <table:table-cell office:value-type="float" office:value="14033" table:style-name="ce49">
            <text:p>14033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9674777256" table:style-name="ce49">
            <text:p>9674777256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CANNING BAZAR</text:p>
          </table:table-cell>
          <table:table-cell office:value-type="float" office:value="18259" table:style-name="ce40">
            <text:p>18259</text:p>
          </table:table-cell>
          <table:table-cell office:value-type="string" table:style-name="ce39">
            <text:p>VILL-GOROSTHAN GHERI,, PO PASCHIM DIGHIRPAR CANNING PS CANNING DISTT 24 PGS(S)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29" table:style-name="ce41">
            <text:p>74332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259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55236" table:style-name="ce41">
            <text:p>255236</text:p>
          </table:table-cell>
          <table:table-cell table:style-name="ce3"/>
          <table:table-cell office:value-type="string" table:style-name="ce49">
            <text:p>MOGRAHAT</text:p>
          </table:table-cell>
          <table:table-cell office:value-type="float" office:value="11362" table:style-name="ce49">
            <text:p>11362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Semi-Urban</text:p>
          </table:table-cell>
          <table:table-cell office:value-type="float" office:value="8001194223" table:style-name="ce49">
            <text:p>8001194223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6" table:style-name="ce16">
            <text:p>14866</text:p>
          </table:table-cell>
          <table:table-cell office:value-type="string" table:style-name="ce39">
            <text:p>SURYAPUR</text:p>
          </table:table-cell>
          <table:table-cell office:value-type="float" office:value="18785" table:style-name="ce40">
            <text:p>18785</text:p>
          </table:table-cell>
          <table:table-cell office:value-type="string" table:style-name="ce39">
            <text:p>VILL-NACHANGHACHA (SURYAPUR) P.O-KAYATALA, P.S-BARUIPUR, DIST-SOUTH 24 PARGANAS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72" table:style-name="ce41">
            <text:p>74337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785@sbi.co.in</text:p>
          </table:table-cell>
          <table:table-cell office:value-type="float" office:value="3218" table:style-name="ce41">
            <text:p>3218</text:p>
          </table:table-cell>
          <table:table-cell office:value-type="float" office:value="245300" table:style-name="ce41">
            <text:p>245300</text:p>
          </table:table-cell>
          <table:table-cell table:style-name="ce3"/>
          <table:table-cell office:value-type="string" table:style-name="ce49">
            <text:p>NARENDRAPUR</text:p>
          </table:table-cell>
          <table:table-cell office:value-type="float" office:value="12341" table:style-name="ce49">
            <text:p>12341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Urban</text:p>
          </table:table-cell>
          <table:table-cell office:value-type="float" office:value="9674712476" table:style-name="ce49">
            <text:p>9674712476</text:p>
          </table:table-cell>
          <table:table-cell table:number-columns-repeated="16363"/>
        </table:table-row>
        <table:table-row table:style-name="ro6">
          <table:table-cell office:value-type="string" table:number-columns-spanned="3" table:number-rows-spanned="37" table:style-name="ce52">
            <text:p>Regional Manager , State Bank of India, RBO-III, 34, Jawahar Lal Nehru Road, Sribriddhi Bhawan, 3<text:span text:style-name="T4">rd</text:span><text:s/>Floor, Kolkata - 700071</text:p>
          </table:table-cell>
          <table:covered-table-cell table:number-columns-repeated="2"/>
          <table:table-cell office:value-type="string" table:number-columns-spanned="1" table:number-rows-spanned="37" table:style-name="ce53">
            <text:p>033-22883878</text:p>
          </table:table-cell>
          <table:table-cell office:value-type="float" office:value="14867" table:style-name="ce16">
            <text:p>14867</text:p>
          </table:table-cell>
          <table:table-cell office:value-type="string" table:style-name="ce39">
            <text:p>BALLYGUNGE</text:p>
          </table:table-cell>
          <table:table-cell office:value-type="float" office:value="18" table:style-name="ce40">
            <text:p>18</text:p>
          </table:table-cell>
          <table:table-cell office:value-type="string" table:style-name="ce39">
            <text:p>50 A GARIAHAT ROAD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19" table:style-name="ce41">
            <text:p>70001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0018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3324618025" table:style-name="ce41">
            <text:p>3324618025</text:p>
          </table:table-cell>
          <table:table-cell table:style-name="ce3"/>
          <table:table-cell office:value-type="string" table:style-name="ce49">
            <text:p>UTTARBAG GHAT</text:p>
          </table:table-cell>
          <table:table-cell office:value-type="float" office:value="8746" table:style-name="ce49">
            <text:p>8746</text:p>
          </table:table-cell>
          <table:table-cell office:value-type="float" office:value="2" table:style-name="ce49">
            <text:p>2</text:p>
          </table:table-cell>
          <table:table-cell office:value-type="string" table:style-name="ce49">
            <text:p>Rural</text:p>
          </table:table-cell>
          <table:table-cell office:value-type="float" office:value="8001196353" table:style-name="ce49">
            <text:p>8001196353</text:p>
          </table:table-cell>
          <table:table-cell table:number-columns-repeated="16363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JADAVPUR UNIVERSITY</text:p>
          </table:table-cell>
          <table:table-cell office:value-type="float" office:value="93" table:style-name="ce40">
            <text:p>93</text:p>
          </table:table-cell>
          <table:table-cell office:value-type="string" table:style-name="ce39">
            <text:p>188, RAJA S.C.MULLICK ROAD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32" table:style-name="ce41">
            <text:p>70003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0093@sbi.co.in</text:p>
          </table:table-cell>
          <table:table-cell office:value-type="float" office:value="33" table:style-name="ce41">
            <text:p>33</text:p>
          </table:table-cell>
          <table:table-cell office:value-type="float" office:value="24146284" table:style-name="ce41">
            <text:p>2414628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GARFA</text:p>
          </table:table-cell>
          <table:table-cell office:value-type="float" office:value="1450" table:style-name="ce40">
            <text:p>1450</text:p>
          </table:table-cell>
          <table:table-cell office:value-type="string" table:style-name="ce39">
            <text:p>3 GARFA MAIN ROAD KOLKATTA DT:24 PARGANAS (S), W. BENGAL</text:p>
          </table:table-cell>
          <table:table-cell office:value-type="string" table:style-name="ce39">
            <text:p>24 PARGANASSOUTH</text:p>
          </table:table-cell>
          <table:table-cell office:value-type="float" office:value="700078" table:style-name="ce41">
            <text:p>70007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450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185639" table:style-name="ce41">
            <text:p>2418563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KASBA KOLKATA</text:p>
          </table:table-cell>
          <table:table-cell office:value-type="float" office:value="1486" table:style-name="ce40">
            <text:p>1486</text:p>
          </table:table-cell>
          <table:table-cell office:value-type="string" table:style-name="ce39">
            <text:p>250,B.B.CHATTERJEE ROAD,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42" table:style-name="ce41">
            <text:p>70004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486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415657" table:style-name="ce41">
            <text:p>2441565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NAKTALA</text:p>
          </table:table-cell>
          <table:table-cell office:value-type="float" office:value="1510" table:style-name="ce40">
            <text:p>1510</text:p>
          </table:table-cell>
          <table:table-cell office:value-type="string" table:style-name="ce39">
            <text:p>370/1/7,NETAJI SUBHAS CHANDRA BOSE ROAD KOLKATA -700047 , WEST BENGAL</text:p>
          </table:table-cell>
          <table:table-cell office:value-type="string" table:style-name="ce39">
            <text:p>CALCUTTA</text:p>
          </table:table-cell>
          <table:table-cell office:value-type="float" office:value="700047" table:style-name="ce41">
            <text:p>70004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510@sbi.co.in</text:p>
          </table:table-cell>
          <table:table-cell office:value-type="float" office:value="33" table:style-name="ce41">
            <text:p>33</text:p>
          </table:table-cell>
          <table:table-cell office:value-type="float" office:value="24712799" table:style-name="ce41">
            <text:p>2471279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TOLLYGUNGE (CALCUTTA)</text:p>
          </table:table-cell>
          <table:table-cell office:value-type="float" office:value="1719" table:style-name="ce40">
            <text:p>1719</text:p>
          </table:table-cell>
          <table:table-cell office:value-type="string" table:style-name="ce39">
            <text:p>63, NETAJI SUBHAS CHANDRA BOSE ROAD, CALCUTTA WEST BENGAL</text:p>
          </table:table-cell>
          <table:table-cell office:value-type="string" table:style-name="ce39">
            <text:p>CALCUTTA</text:p>
          </table:table-cell>
          <table:table-cell office:value-type="float" office:value="700040" table:style-name="ce41">
            <text:p>70004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719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715492" table:style-name="ce41">
            <text:p>2471549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LAKE GARDENS (KOLKATTA)</text:p>
          </table:table-cell>
          <table:table-cell office:value-type="float" office:value="1802" table:style-name="ce40">
            <text:p>1802</text:p>
          </table:table-cell>
          <table:table-cell office:value-type="string" table:style-name="ce39">
            <text:p>162/1/2,LAKE GARDENS, KOLKATTA , WEST BENGAL</text:p>
          </table:table-cell>
          <table:table-cell office:value-type="string" table:style-name="ce39">
            <text:p>CALCUTTA</text:p>
          </table:table-cell>
          <table:table-cell office:value-type="float" office:value="700045" table:style-name="ce41">
            <text:p>70004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802@sbi.co.in</text:p>
          </table:table-cell>
          <table:table-cell table:style-name="ce41"/>
          <table:table-cell office:value-type="float" office:value="9674713392" table:style-name="ce41">
            <text:p>967471339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KALIKAPUR</text:p>
          </table:table-cell>
          <table:table-cell office:value-type="float" office:value="3907" table:style-name="ce40">
            <text:p>3907</text:p>
          </table:table-cell>
          <table:table-cell office:value-type="string" table:style-name="ce39">
            <text:p>78 KALI TOLA RD CALCUTTA, WEST BENGAL</text:p>
          </table:table-cell>
          <table:table-cell office:value-type="string" table:style-name="ce39">
            <text:p>CALCUTTA</text:p>
          </table:table-cell>
          <table:table-cell office:value-type="float" office:value="700078" table:style-name="ce41">
            <text:p>70007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3907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844343" table:style-name="ce41">
            <text:p>24844343</text:p>
          </table:table-cell>
          <table:table-cell table:number-columns-repeated="1007" table:style-name="ce20"/>
          <table:table-cell table:style-name="ce22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LLYGUNGE RLY STN</text:p>
          </table:table-cell>
          <table:table-cell office:value-type="float" office:value="3951" table:style-name="ce40">
            <text:p>3951</text:p>
          </table:table-cell>
          <table:table-cell office:value-type="string" table:style-name="ce39">
            <text:p>242, RASH BEHARI AVENUE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19" table:style-name="ce41">
            <text:p>70001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3951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405203" table:style-name="ce41">
            <text:p>24405203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ME BRANCH BALLYGUNGE</text:p>
          </table:table-cell>
          <table:table-cell office:value-type="float" office:value="4140" table:style-name="ce40">
            <text:p>4140</text:p>
          </table:table-cell>
          <table:table-cell office:value-type="string" table:style-name="ce39">
            <text:p>50A,GARIAHAT ROAD, 5TH FLOOR, 5TH FLOOR KOLKATA</text:p>
          </table:table-cell>
          <table:table-cell office:value-type="string" table:style-name="ce39">
            <text:p>CALCUTTA</text:p>
          </table:table-cell>
          <table:table-cell office:value-type="float" office:value="700019" table:style-name="ce41">
            <text:p>70001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4140@sbi.co.in</text:p>
          </table:table-cell>
          <table:table-cell office:value-type="float" office:value="33" table:style-name="ce41">
            <text:p>33</text:p>
          </table:table-cell>
          <table:table-cell office:value-type="float" office:value="24619839" table:style-name="ce41">
            <text:p>24619839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REGENT ESTATE</text:p>
          </table:table-cell>
          <table:table-cell office:value-type="float" office:value="4774" table:style-name="ce40">
            <text:p>4774</text:p>
          </table:table-cell>
          <table:table-cell office:value-type="string" table:style-name="ce39">
            <text:p>2/10, SREE COLONY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92" table:style-name="ce41">
            <text:p>70009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4774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142461" table:style-name="ce41">
            <text:p>24142461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GARIA (CALCUTTA)</text:p>
          </table:table-cell>
          <table:table-cell office:value-type="float" office:value="5368" table:style-name="ce40">
            <text:p>5368</text:p>
          </table:table-cell>
          <table:table-cell office:value-type="string" table:style-name="ce39">
            <text:p>SB TOWER, 111/B RAJA S C MALLICK ROAD P.O: NAKTALA, KOLKATA-47</text:p>
          </table:table-cell>
          <table:table-cell office:value-type="string" table:style-name="ce39">
            <text:p>24 PARGANASSOUTH</text:p>
          </table:table-cell>
          <table:table-cell office:value-type="float" office:value="700047" table:style-name="ce41">
            <text:p>70004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5368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305236" table:style-name="ce41">
            <text:p>24305236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PRINCE ANWAR SHAH RD (CAL)</text:p>
          </table:table-cell>
          <table:table-cell office:value-type="float" office:value="5371" table:style-name="ce40">
            <text:p>5371</text:p>
          </table:table-cell>
          <table:table-cell office:value-type="string" table:style-name="ce39">
            <text:p>261/11,PRINCE ANWAR SHAH ROAD, KOLKATTA WEST BENGAL</text:p>
          </table:table-cell>
          <table:table-cell office:value-type="string" table:style-name="ce39">
            <text:p>CALCUTTA</text:p>
          </table:table-cell>
          <table:table-cell office:value-type="float" office:value="700033" table:style-name="ce41">
            <text:p>70003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5371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177020" table:style-name="ce41">
            <text:p>24177020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GHAJATIN BAZAR (KOLKATA)</text:p>
          </table:table-cell>
          <table:table-cell office:value-type="float" office:value="6789" table:style-name="ce40">
            <text:p>6789</text:p>
          </table:table-cell>
          <table:table-cell office:value-type="string" table:style-name="ce39">
            <text:p>11 DABUR PARK, GANGULY BAGAN BAGHAJATIN BAZAR KOLKATA, WEST BENGAL</text:p>
          </table:table-cell>
          <table:table-cell office:value-type="string" table:style-name="ce39">
            <text:p>CALCUTTA</text:p>
          </table:table-cell>
          <table:table-cell office:value-type="float" office:value="700084" table:style-name="ce41">
            <text:p>70008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789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622890" table:style-name="ce41">
            <text:p>24622890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NEW BALLYGUNGE(HALTU)</text:p>
          </table:table-cell>
          <table:table-cell office:value-type="float" office:value="7423" table:style-name="ce40">
            <text:p>7423</text:p>
          </table:table-cell>
          <table:table-cell office:value-type="string" table:style-name="ce39">
            <text:p>30, HALTU MAIN ROAD, PO - HALTU KOLKATA WEST BENGAL</text:p>
          </table:table-cell>
          <table:table-cell office:value-type="string" table:style-name="ce39">
            <text:p>24 PARGANASSOUTH</text:p>
          </table:table-cell>
          <table:table-cell office:value-type="float" office:value="700078" table:style-name="ce41">
            <text:p>70007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7423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054229" table:style-name="ce41">
            <text:p>24054229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PALBAZAR (KOLKATA)</text:p>
          </table:table-cell>
          <table:table-cell office:value-type="float" office:value="8077" table:style-name="ce40">
            <text:p>8077</text:p>
          </table:table-cell>
          <table:table-cell office:value-type="string" table:style-name="ce39">
            <text:p>47,GARFA MAIN ROAD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75" table:style-name="ce41">
            <text:p>70007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077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726863" table:style-name="ce41">
            <text:p>24726863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NEW BALLYGUNGE(KASBA) KOLKATA</text:p>
          </table:table-cell>
          <table:table-cell office:value-type="float" office:value="8277" table:style-name="ce40">
            <text:p>8277</text:p>
          </table:table-cell>
          <table:table-cell office:value-type="string" table:style-name="ce39">
            <text:p>28/9,NEW BALLYGUNGE ROAD,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39" table:style-name="ce41">
            <text:p>70003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277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3434104" table:style-name="ce41">
            <text:p>23434104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RUBY PARK</text:p>
          </table:table-cell>
          <table:table-cell office:value-type="float" office:value="8438" table:style-name="ce40">
            <text:p>8438</text:p>
          </table:table-cell>
          <table:table-cell office:value-type="string" table:style-name="ce39">
            <text:p>267 RAJDANGA ROAD, NABAPALLY,KOLKATA 700107 DIST:KOLKATA, WEST BENGAL</text:p>
          </table:table-cell>
          <table:table-cell office:value-type="string" table:style-name="ce39">
            <text:p>CALCUTTA</text:p>
          </table:table-cell>
          <table:table-cell office:value-type="float" office:value="700107" table:style-name="ce41">
            <text:p>70010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438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3324428059" table:style-name="ce41">
            <text:p>3324428059</text:p>
          </table:table-cell>
          <table:table-cell table:number-columns-repeated="1007" table:style-name="ce3"/>
          <table:table-cell table:style-name="ce2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50"/>
          <table:table-cell office:value-type="string" table:style-name="ce39">
            <text:p>BARODA PARK(BAISHNAVGHATA)</text:p>
          </table:table-cell>
          <table:table-cell office:value-type="float" office:value="9470" table:style-name="ce40">
            <text:p>9470</text:p>
          </table:table-cell>
          <table:table-cell office:value-type="string" table:style-name="ce39">
            <text:p>BARODA PARK, 20/ 2KNDUA MAIN ROAD, CALCUTTA, WEST BENGAL</text:p>
          </table:table-cell>
          <table:table-cell office:value-type="string" table:style-name="ce39">
            <text:p>CALCUTTA</text:p>
          </table:table-cell>
          <table:table-cell office:value-type="float" office:value="700084" table:style-name="ce41">
            <text:p>70008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470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306570" table:style-name="ce41">
            <text:p>24306570</text:p>
          </table:table-cell>
          <table:table-cell table:number-columns-repeated="1007" table:style-name="ce24"/>
          <table:table-cell table:style-name="ce25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MUKUNDAPUR</text:p>
          </table:table-cell>
          <table:table-cell office:value-type="float" office:value="11529" table:style-name="ce40">
            <text:p>11529</text:p>
          </table:table-cell>
          <table:table-cell office:value-type="string" table:style-name="ce39">
            <text:p>1413,MUKUNDAPUR MUKUNDAPUR KOLKATA</text:p>
          </table:table-cell>
          <table:table-cell office:value-type="string" table:style-name="ce39">
            <text:p>24 PARGANASSOUTH</text:p>
          </table:table-cell>
          <table:table-cell office:value-type="float" office:value="700099" table:style-name="ce41">
            <text:p>70009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529@sbi.co.in</text:p>
          </table:table-cell>
          <table:table-cell office:value-type="float" office:value="33" table:style-name="ce41">
            <text:p>33</text:p>
          </table:table-cell>
          <table:table-cell office:value-type="float" office:value="24264966" table:style-name="ce41">
            <text:p>2426496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BRAHMPUR BRANCH</text:p>
          </table:table-cell>
          <table:table-cell office:value-type="float" office:value="11531" table:style-name="ce40">
            <text:p>11531</text:p>
          </table:table-cell>
          <table:table-cell office:value-type="string" table:style-name="ce39">
            <text:p>BRAHMPUR BRANCH KOLKATA WEST BANGAL</text:p>
          </table:table-cell>
          <table:table-cell office:value-type="string" table:style-name="ce39">
            <text:p>24 PARGANASSOUTH</text:p>
          </table:table-cell>
          <table:table-cell office:value-type="float" office:value="700096" table:style-name="ce41">
            <text:p>70009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531@sbi.co.in</text:p>
          </table:table-cell>
          <table:table-cell office:value-type="float" office:value="33" table:style-name="ce41">
            <text:p>33</text:p>
          </table:table-cell>
          <table:table-cell office:value-type="float" office:value="24284101" table:style-name="ce41">
            <text:p>2428410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SANTOSHPUR BRANCH</text:p>
          </table:table-cell>
          <table:table-cell office:value-type="float" office:value="11535" table:style-name="ce40">
            <text:p>11535</text:p>
          </table:table-cell>
          <table:table-cell office:value-type="string" table:style-name="ce39">
            <text:p>49, SANTOSHPUR AVENUE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75" table:style-name="ce41">
            <text:p>70007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535@sbi.co.in</text:p>
          </table:table-cell>
          <table:table-cell office:value-type="float" office:value="33" table:style-name="ce41">
            <text:p>33</text:p>
          </table:table-cell>
          <table:table-cell office:value-type="float" office:value="24995150" table:style-name="ce41">
            <text:p>2499515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BANSDRONI BRANCH</text:p>
          </table:table-cell>
          <table:table-cell office:value-type="float" office:value="11536" table:style-name="ce40">
            <text:p>11536</text:p>
          </table:table-cell>
          <table:table-cell office:value-type="string" table:style-name="ce39">
            <text:p>BANSDRONI, 334/1, NSC BOSE ROAD KOLKATA WEST BANGAL</text:p>
          </table:table-cell>
          <table:table-cell office:value-type="string" table:style-name="ce39">
            <text:p>24 PARGANASSOUTH</text:p>
          </table:table-cell>
          <table:table-cell office:value-type="float" office:value="700047" table:style-name="ce41">
            <text:p>70004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536@sbi.co.in</text:p>
          </table:table-cell>
          <table:table-cell office:value-type="float" office:value="33" table:style-name="ce41">
            <text:p>33</text:p>
          </table:table-cell>
          <table:table-cell office:value-type="float" office:value="24996584" table:style-name="ce41">
            <text:p>2499658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RIFLE CLUB ROAD (BANSDRONI) KOLKATA</text:p>
          </table:table-cell>
          <table:table-cell office:value-type="float" office:value="11538" table:style-name="ce40">
            <text:p>11538</text:p>
          </table:table-cell>
          <table:table-cell office:value-type="string" table:style-name="ce39">
            <text:p>105/1RIFLE CLUB ROAD(EAST) RIFLE CLUB ROAD ( EAST) WEST BENGAL</text:p>
          </table:table-cell>
          <table:table-cell office:value-type="string" table:style-name="ce39">
            <text:p>CALCUTTA</text:p>
          </table:table-cell>
          <table:table-cell office:value-type="float" office:value="700070" table:style-name="ce41">
            <text:p>70007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538@sbi.co.in</text:p>
          </table:table-cell>
          <table:table-cell office:value-type="float" office:value="33" table:style-name="ce41">
            <text:p>33</text:p>
          </table:table-cell>
          <table:table-cell office:value-type="float" office:value="24319640" table:style-name="ce41">
            <text:p>2431964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JODHPUR PARK</text:p>
          </table:table-cell>
          <table:table-cell office:value-type="float" office:value="11539" table:style-name="ce40">
            <text:p>11539</text:p>
          </table:table-cell>
          <table:table-cell office:value-type="string" table:style-name="ce39">
            <text:p>394 A GARIAHAT ROAD (SOUTH) KOLKATA KOLKATA</text:p>
          </table:table-cell>
          <table:table-cell office:value-type="string" table:style-name="ce39">
            <text:p>CALCUTTA</text:p>
          </table:table-cell>
          <table:table-cell office:value-type="float" office:value="700068" table:style-name="ce41">
            <text:p>70006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539@sbi.co.in</text:p>
          </table:table-cell>
          <table:table-cell office:value-type="float" office:value="33" table:style-name="ce41">
            <text:p>33</text:p>
          </table:table-cell>
          <table:table-cell office:value-type="float" office:value="24990723" table:style-name="ce41">
            <text:p>2499072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HILAND PARK NRI BRANCH</text:p>
          </table:table-cell>
          <table:table-cell office:value-type="float" office:value="14520" table:style-name="ce40">
            <text:p>14520</text:p>
          </table:table-cell>
          <table:table-cell office:value-type="string" table:style-name="ce39">
            <text:p>1895 MUKUNDAPUR HILAND PARK KOLKATA</text:p>
          </table:table-cell>
          <table:table-cell office:value-type="string" table:style-name="ce39">
            <text:p>CALCUTTA</text:p>
          </table:table-cell>
          <table:table-cell office:value-type="float" office:value="700075" table:style-name="ce41">
            <text:p>70007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520@sbi.co.in</text:p>
          </table:table-cell>
          <table:table-cell office:value-type="float" office:value="33" table:style-name="ce41">
            <text:p>33</text:p>
          </table:table-cell>
          <table:table-cell office:value-type="float" office:value="24160787" table:style-name="ce41">
            <text:p>2416078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BORAL</text:p>
          </table:table-cell>
          <table:table-cell office:value-type="float" office:value="14525" table:style-name="ce40">
            <text:p>14525</text:p>
          </table:table-cell>
          <table:table-cell office:value-type="string" table:style-name="ce39">
            <text:p>BORAL MAIN ROAD, GARIA WEST BENGAL</text:p>
          </table:table-cell>
          <table:table-cell office:value-type="string" table:style-name="ce39">
            <text:p>CALCUTTA</text:p>
          </table:table-cell>
          <table:table-cell office:value-type="float" office:value="700084" table:style-name="ce41">
            <text:p>70008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525@sbi.co.in</text:p>
          </table:table-cell>
          <table:table-cell office:value-type="float" office:value="33" table:style-name="ce41">
            <text:p>33</text:p>
          </table:table-cell>
          <table:table-cell office:value-type="float" office:value="22884218" table:style-name="ce41">
            <text:p>2288421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BAGHAJATIN STATION ROAD BRANCH</text:p>
          </table:table-cell>
          <table:table-cell office:value-type="float" office:value="16629" table:style-name="ce40">
            <text:p>16629</text:p>
          </table:table-cell>
          <table:table-cell office:value-type="string" table:style-name="ce39">
            <text:p>388, BAGHAJATIN PLACE DISTT - SOUTH 24 PRAGANAS KOLKATA, WEST BENGAL</text:p>
          </table:table-cell>
          <table:table-cell office:value-type="string" table:style-name="ce39">
            <text:p>24 PARGANASSOUTH</text:p>
          </table:table-cell>
          <table:table-cell office:value-type="float" office:value="700086" table:style-name="ce41">
            <text:p>70008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629@sbi.co.in</text:p>
          </table:table-cell>
          <table:table-cell office:value-type="float" office:value="33" table:style-name="ce41">
            <text:p>33</text:p>
          </table:table-cell>
          <table:table-cell office:value-type="float" office:value="24253272" table:style-name="ce41">
            <text:p>2425327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ANANDAPUR BRANCH</text:p>
          </table:table-cell>
          <table:table-cell office:value-type="float" office:value="16634" table:style-name="ce40">
            <text:p>16634</text:p>
          </table:table-cell>
          <table:table-cell office:value-type="string" table:style-name="ce39">
            <text:p>SIDDHA 5TH AVENUE 179, ANANDAPUR KOLKATA</text:p>
          </table:table-cell>
          <table:table-cell office:value-type="string" table:style-name="ce39">
            <text:p>CALCUTTA</text:p>
          </table:table-cell>
          <table:table-cell office:value-type="float" office:value="700107" table:style-name="ce41">
            <text:p>70010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634@sbi.co.in</text:p>
          </table:table-cell>
          <table:table-cell office:value-type="float" office:value="33" table:style-name="ce41">
            <text:p>33</text:p>
          </table:table-cell>
          <table:table-cell office:value-type="float" office:value="24435525" table:style-name="ce41">
            <text:p>2443552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GOLF GREEN</text:p>
          </table:table-cell>
          <table:table-cell office:value-type="float" office:value="16635" table:style-name="ce40">
            <text:p>16635</text:p>
          </table:table-cell>
          <table:table-cell office:value-type="string" table:style-name="ce39">
            <text:p>GOLF GREEN (PHASE-II), APARTMENT OWNER' ADMINISTRATIVE BUILDING,PHASE-II,GOLF G KOLKATA-700095</text:p>
          </table:table-cell>
          <table:table-cell office:value-type="string" table:style-name="ce39">
            <text:p>CALCUTTA</text:p>
          </table:table-cell>
          <table:table-cell office:value-type="float" office:value="700095" table:style-name="ce41">
            <text:p>70009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635@sbi.co.in</text:p>
          </table:table-cell>
          <table:table-cell office:value-type="float" office:value="33" table:style-name="ce41">
            <text:p>33</text:p>
          </table:table-cell>
          <table:table-cell office:value-type="float" office:value="24148312" table:style-name="ce41">
            <text:p>2414831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JADAVPUR STADIUM BRANCH</text:p>
          </table:table-cell>
          <table:table-cell office:value-type="float" office:value="16637" table:style-name="ce40">
            <text:p>16637</text:p>
          </table:table-cell>
          <table:table-cell office:value-type="string" table:style-name="ce39">
            <text:p>57/4, BARAKHOLA, 18/02 KALIKAPUR P.S - SURVEY PARK, KOLKATA</text:p>
          </table:table-cell>
          <table:table-cell office:value-type="string" table:style-name="ce39">
            <text:p>24 PARGANASSOUTH</text:p>
          </table:table-cell>
          <table:table-cell office:value-type="float" office:value="700099" table:style-name="ce41">
            <text:p>70009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637@sbi.co.in</text:p>
          </table:table-cell>
          <table:table-cell table:style-name="ce41"/>
          <table:table-cell office:value-type="float" office:value="3324160674" table:style-name="ce41">
            <text:p>332416067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RAMGARH KOLKATA</text:p>
          </table:table-cell>
          <table:table-cell office:value-type="float" office:value="16638" table:style-name="ce40">
            <text:p>16638</text:p>
          </table:table-cell>
          <table:table-cell office:value-type="string" table:style-name="ce39">
            <text:p>E/171,RAMGARH RAJA S C MULLICK ROAD,P.S.-PATULI KOLKATA-700047</text:p>
          </table:table-cell>
          <table:table-cell office:value-type="string" table:style-name="ce39">
            <text:p>CALCUTTA</text:p>
          </table:table-cell>
          <table:table-cell office:value-type="float" office:value="700047" table:style-name="ce41">
            <text:p>70004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638@sbi.co.in</text:p>
          </table:table-cell>
          <table:table-cell office:value-type="float" office:value="33" table:style-name="ce41">
            <text:p>33</text:p>
          </table:table-cell>
          <table:table-cell office:value-type="float" office:value="24300486" table:style-name="ce41">
            <text:p>2430048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MADURDAHA</text:p>
          </table:table-cell>
          <table:table-cell office:value-type="float" office:value="16639" table:style-name="ce40">
            <text:p>16639</text:p>
          </table:table-cell>
          <table:table-cell office:value-type="string" table:style-name="ce39">
            <text:p>KRISHNA KUNJA 1565, MADURDAHA , P S - TILJALA KOLKATA</text:p>
          </table:table-cell>
          <table:table-cell office:value-type="string" table:style-name="ce39">
            <text:p>CALCUTTA</text:p>
          </table:table-cell>
          <table:table-cell office:value-type="float" office:value="700107" table:style-name="ce41">
            <text:p>70010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639@sbi.co.in</text:p>
          </table:table-cell>
          <table:table-cell office:value-type="float" office:value="33" table:style-name="ce41">
            <text:p>33</text:p>
          </table:table-cell>
          <table:table-cell office:value-type="float" office:value="24260352" table:style-name="ce41">
            <text:p>2426035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SURVEY PARK</text:p>
          </table:table-cell>
          <table:table-cell office:value-type="float" office:value="18124" table:style-name="ce40">
            <text:p>18124</text:p>
          </table:table-cell>
          <table:table-cell office:value-type="string" table:style-name="ce39">
            <text:p>C-211 SURVEY PARK SANTOSHPUR KOLKATA 700075</text:p>
          </table:table-cell>
          <table:table-cell office:value-type="string" table:style-name="ce39">
            <text:p>24 PARGANASSOUTH</text:p>
          </table:table-cell>
          <table:table-cell office:value-type="float" office:value="700075" table:style-name="ce41">
            <text:p>70007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124@sbi.co.in</text:p>
          </table:table-cell>
          <table:table-cell table:style-name="ce41"/>
          <table:table-cell office:value-type="float" office:value="9674712296" table:style-name="ce41">
            <text:p>967471229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NETAJI NAGAR</text:p>
          </table:table-cell>
          <table:table-cell office:value-type="float" office:value="18126" table:style-name="ce40">
            <text:p>18126</text:p>
          </table:table-cell>
          <table:table-cell office:value-type="string" table:style-name="ce39">
            <text:p>164 / A, N S C BOSE ROAD KOLKATA 700040 KOLKATA</text:p>
          </table:table-cell>
          <table:table-cell office:value-type="string" table:style-name="ce39">
            <text:p>CALCUTTA</text:p>
          </table:table-cell>
          <table:table-cell office:value-type="float" office:value="700040" table:style-name="ce41">
            <text:p>70004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126@sbi.co.in</text:p>
          </table:table-cell>
          <table:table-cell office:value-type="float" office:value="33" table:style-name="ce41">
            <text:p>33</text:p>
          </table:table-cell>
          <table:table-cell office:value-type="float" office:value="23810007" table:style-name="ce41">
            <text:p>2381000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EAST JADAVPUR KOLKATTA</text:p>
          </table:table-cell>
          <table:table-cell office:value-type="float" office:value="21403" table:style-name="ce40">
            <text:p>21403</text:p>
          </table:table-cell>
          <table:table-cell office:value-type="string" table:style-name="ce39">
            <text:p>I FLOOR, 1289, CHAKGARIA STREET, KOLKATTTA, WEST BENGAL</text:p>
          </table:table-cell>
          <table:table-cell office:value-type="string" table:style-name="ce39">
            <text:p>24 PARGANASSOUTH</text:p>
          </table:table-cell>
          <table:table-cell office:value-type="float" office:value="700094" table:style-name="ce41">
            <text:p>70009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21403@sbi.co.in</text:p>
          </table:table-cell>
          <table:table-cell office:value-type="float" office:value="33" table:style-name="ce41">
            <text:p>33</text:p>
          </table:table-cell>
          <table:table-cell office:value-type="float" office:value="24329790" table:style-name="ce41">
            <text:p>2432979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7" table:style-name="ce16">
            <text:p>14867</text:p>
          </table:table-cell>
          <table:table-cell office:value-type="string" table:style-name="ce39">
            <text:p>PBB BALLYGUNGE</text:p>
          </table:table-cell>
          <table:table-cell office:value-type="float" office:value="61167" table:style-name="ce40">
            <text:p>61167</text:p>
          </table:table-cell>
          <table:table-cell office:value-type="string" table:style-name="ce39">
            <text:p>50 A, GARIAHAT ROAD GAGANDEEP BUILDING KOLKATA</text:p>
          </table:table-cell>
          <table:table-cell office:value-type="string" table:style-name="ce39">
            <text:p>CALCUTTA</text:p>
          </table:table-cell>
          <table:table-cell office:value-type="float" office:value="700019" table:style-name="ce41">
            <text:p>70001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61167@sbi.co.in</text:p>
          </table:table-cell>
          <table:table-cell office:value-type="float" office:value="33" table:style-name="ce41">
            <text:p>33</text:p>
          </table:table-cell>
          <table:table-cell table:style-name="ce41"/>
          <table:table-cell table:number-columns-repeated="16369"/>
        </table:table-row>
        <table:table-row table:style-name="ro6">
          <table:table-cell office:value-type="string" table:number-columns-spanned="3" table:number-rows-spanned="40" table:style-name="ce52">
            <text:p>Regional Manager , State Bank of India, RBO-IV, 34, Jawahar Lal Nehru Road, Sribriddhi Bhawan, 3<text:span text:style-name="T4">rd</text:span><text:s/>Floor, Kolkata – 700071</text:p>
          </table:table-cell>
          <table:covered-table-cell table:number-columns-repeated="2"/>
          <table:table-cell office:value-type="string" table:number-columns-spanned="1" table:number-rows-spanned="40" table:style-name="ce53">
            <text:p>033-22884295</text:p>
          </table:table-cell>
          <table:table-cell office:value-type="float" office:value="14865" table:style-name="ce42">
            <text:p>14865</text:p>
          </table:table-cell>
          <table:table-cell office:value-type="string" table:style-name="ce39">
            <text:p>ALIPORE KOLKATA</text:p>
          </table:table-cell>
          <table:table-cell office:value-type="float" office:value="4" table:style-name="ce40">
            <text:p>4</text:p>
          </table:table-cell>
          <table:table-cell office:value-type="string" table:style-name="ce39">
            <text:p>24/1/1, ALIPORE ROAD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27" table:style-name="ce41">
            <text:p>70002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0004@sbi.co.in</text:p>
          </table:table-cell>
          <table:table-cell office:value-type="float" office:value="33" table:style-name="ce41">
            <text:p>33</text:p>
          </table:table-cell>
          <table:table-cell office:value-type="float" office:value="2439816" table:style-name="ce41">
            <text:p>2439816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7">
            <text:p>14865</text:p>
          </table:table-cell>
          <table:table-cell office:value-type="string" table:style-name="ce39">
            <text:p>NEW ALIPORE</text:p>
          </table:table-cell>
          <table:table-cell office:value-type="float" office:value="205" table:style-name="ce40">
            <text:p>205</text:p>
          </table:table-cell>
          <table:table-cell office:value-type="string" table:style-name="ce39">
            <text:p>23A/76,DIAMOND HARBOUR ROAD,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53" table:style-name="ce41">
            <text:p>70005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0205@sbi.co.in</text:p>
          </table:table-cell>
          <table:table-cell office:value-type="float" office:value="33" table:style-name="ce41">
            <text:p>33</text:p>
          </table:table-cell>
          <table:table-cell office:value-type="float" office:value="24781192" table:style-name="ce41">
            <text:p>2478119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7">
            <text:p>14865</text:p>
          </table:table-cell>
          <table:table-cell office:value-type="string" table:style-name="ce39">
            <text:p>PANCHUR</text:p>
          </table:table-cell>
          <table:table-cell office:value-type="float" office:value="1303" table:style-name="ce40">
            <text:p>1303</text:p>
          </table:table-cell>
          <table:table-cell office:value-type="string" table:style-name="ce39">
            <text:p>C-165, NEW SANTOSHPUR STATION ROAD PO : BARTALA KOLKATA</text:p>
          </table:table-cell>
          <table:table-cell office:value-type="string" table:style-name="ce39">
            <text:p>24 PARGANASSOUTH</text:p>
          </table:table-cell>
          <table:table-cell office:value-type="float" office:value="700018" table:style-name="ce41">
            <text:p>70001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303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916372" table:style-name="ce41">
            <text:p>2491637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7">
            <text:p>14865</text:p>
          </table:table-cell>
          <table:table-cell office:value-type="string" table:style-name="ce39">
            <text:p>GARDEN REACH (CALCUTTA)</text:p>
          </table:table-cell>
          <table:table-cell office:value-type="float" office:value="1402" table:style-name="ce40">
            <text:p>1402</text:p>
          </table:table-cell>
          <table:table-cell office:value-type="string" table:style-name="ce39">
            <text:p>73, GARDEN REACH ROAD, SOUTH EASTERN RLY (HQRS.) KOLKATA WEST BENGAL</text:p>
          </table:table-cell>
          <table:table-cell office:value-type="string" table:style-name="ce39">
            <text:p>24 PARGANASSOUTH</text:p>
          </table:table-cell>
          <table:table-cell office:value-type="float" office:value="700043" table:style-name="ce41">
            <text:p>70004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402@sbi.co.in</text:p>
          </table:table-cell>
          <table:table-cell office:value-type="float" office:value="33" table:style-name="ce41">
            <text:p>33</text:p>
          </table:table-cell>
          <table:table-cell office:value-type="float" office:value="24397747" table:style-name="ce41">
            <text:p>243977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7">
            <text:p>14865</text:p>
          </table:table-cell>
          <table:table-cell office:value-type="string" table:style-name="ce39">
            <text:p>BAKULTALA (KOLKATA)</text:p>
          </table:table-cell>
          <table:table-cell office:value-type="float" office:value="1489" table:style-name="ce40">
            <text:p>1489</text:p>
          </table:table-cell>
          <table:table-cell office:value-type="string" table:style-name="ce39">
            <text:p>85, BIREN ROY ROAD(WEST) BAKULTALA, KOLKATA DT:24 PARGANAS (S), W. BENGAL</text:p>
          </table:table-cell>
          <table:table-cell office:value-type="string" table:style-name="ce39">
            <text:p>24 PARGANASSOUTH</text:p>
          </table:table-cell>
          <table:table-cell office:value-type="float" office:value="700061" table:style-name="ce41">
            <text:p>70006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489@sbi.co.in</text:p>
          </table:table-cell>
          <table:table-cell office:value-type="float" office:value="33" table:style-name="ce41">
            <text:p>33</text:p>
          </table:table-cell>
          <table:table-cell office:value-type="float" office:value="24932140" table:style-name="ce41">
            <text:p>2493214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7">
            <text:p>14865</text:p>
          </table:table-cell>
          <table:table-cell office:value-type="string" table:style-name="ce39">
            <text:p>BEHALA (CALCUTTA)</text:p>
          </table:table-cell>
          <table:table-cell office:value-type="float" office:value="1522" table:style-name="ce40">
            <text:p>1522</text:p>
          </table:table-cell>
          <table:table-cell office:value-type="string" table:style-name="ce39">
            <text:p>1168/1,DIAMOND HARBOUR ROAD, DIST:24 PARGANAS(SOUTH), KOLKATA WEST BENGAL</text:p>
          </table:table-cell>
          <table:table-cell office:value-type="string" table:style-name="ce39">
            <text:p>24 PARGANASSOUTH</text:p>
          </table:table-cell>
          <table:table-cell office:value-type="float" office:value="700034" table:style-name="ce41">
            <text:p>70003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522@sbi.co.in</text:p>
          </table:table-cell>
          <table:table-cell office:value-type="float" office:value="33" table:style-name="ce41">
            <text:p>33</text:p>
          </table:table-cell>
          <table:table-cell office:value-type="float" office:value="24467542" table:style-name="ce41">
            <text:p>2446754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7">
            <text:p>14865</text:p>
          </table:table-cell>
          <table:table-cell office:value-type="string" table:style-name="ce39">
            <text:p>TOLLYGUNGE CIRCULAR ROAD</text:p>
          </table:table-cell>
          <table:table-cell office:value-type="float" office:value="1801" table:style-name="ce40">
            <text:p>1801</text:p>
          </table:table-cell>
          <table:table-cell office:value-type="string" table:style-name="ce39">
            <text:p>43,TOLLYGUNGE CIRCULAR ROAD,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53" table:style-name="ce41">
            <text:p>70005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801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000590" table:style-name="ce41">
            <text:p>2400059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7">
            <text:p>14865</text:p>
          </table:table-cell>
          <table:table-cell office:value-type="string" table:style-name="ce39">
            <text:p>MOMINPUR (CALCUTTA)</text:p>
          </table:table-cell>
          <table:table-cell office:value-type="float" office:value="1996" table:style-name="ce40">
            <text:p>1996</text:p>
          </table:table-cell>
          <table:table-cell office:value-type="string" table:style-name="ce39">
            <text:p>10/1 H,DIAMOND HARBOUR ROAD,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27" table:style-name="ce41">
            <text:p>70002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996@sbi.co.in</text:p>
          </table:table-cell>
          <table:table-cell office:value-type="float" office:value="33" table:style-name="ce41">
            <text:p>33</text:p>
          </table:table-cell>
          <table:table-cell office:value-type="float" office:value="24486094" table:style-name="ce41">
            <text:p>2448609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7">
            <text:p>14865</text:p>
          </table:table-cell>
          <table:table-cell office:value-type="string" table:style-name="ce39">
            <text:p>PARNASHREE (KOLKATA)</text:p>
          </table:table-cell>
          <table:table-cell office:value-type="float" office:value="2016" table:style-name="ce40">
            <text:p>2016</text:p>
          </table:table-cell>
          <table:table-cell office:value-type="string" table:style-name="ce39">
            <text:p>P-394,PARNASHREE PALLY, CALCUT KOLKATA WEST BENGAL</text:p>
          </table:table-cell>
          <table:table-cell office:value-type="string" table:style-name="ce39">
            <text:p>24 PARGANASSOUTH</text:p>
          </table:table-cell>
          <table:table-cell office:value-type="float" office:value="700060" table:style-name="ce41">
            <text:p>70006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2016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079007" table:style-name="ce41">
            <text:p>2407900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7">
            <text:p>14865</text:p>
          </table:table-cell>
          <table:table-cell office:value-type="string" table:style-name="ce39">
            <text:p>BUDGE BUDGE</text:p>
          </table:table-cell>
          <table:table-cell office:value-type="float" office:value="2032" table:style-name="ce40">
            <text:p>2032</text:p>
          </table:table-cell>
          <table:table-cell office:value-type="string" table:style-name="ce39">
            <text:p>18/2 &amp; 14/2 M.G ROAD,BUDGE BUDGE DT:24 PARGANAS (S), W. BENGAL KOLKATA</text:p>
          </table:table-cell>
          <table:table-cell office:value-type="string" table:style-name="ce39">
            <text:p>24 PARGANASSOUTH</text:p>
          </table:table-cell>
          <table:table-cell office:value-type="float" office:value="700137" table:style-name="ce41">
            <text:p>70013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2032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702032" table:style-name="ce41">
            <text:p>247020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7">
            <text:p>14865</text:p>
          </table:table-cell>
          <table:table-cell office:value-type="string" table:style-name="ce39">
            <text:p>SAKHER BAZAR (KOLKATA)</text:p>
          </table:table-cell>
          <table:table-cell office:value-type="float" office:value="2117" table:style-name="ce40">
            <text:p>2117</text:p>
          </table:table-cell>
          <table:table-cell office:value-type="string" table:style-name="ce39">
            <text:p>45 DIAMOND HARBOUR ROAD KOLKATA KOLKATA, WEST BENGAL</text:p>
          </table:table-cell>
          <table:table-cell office:value-type="string" table:style-name="ce39">
            <text:p>24 PARGANASSOUTH</text:p>
          </table:table-cell>
          <table:table-cell office:value-type="float" office:value="700008" table:style-name="ce41">
            <text:p>70000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2117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457837" table:style-name="ce41">
            <text:p>2445783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7">
            <text:p>14865</text:p>
          </table:table-cell>
          <table:table-cell office:value-type="string" table:style-name="ce39">
            <text:p>RAJABAGAN DOCKYARD (CALCUTTA)</text:p>
          </table:table-cell>
          <table:table-cell office:value-type="float" office:value="3142" table:style-name="ce40">
            <text:p>3142</text:p>
          </table:table-cell>
          <table:table-cell office:value-type="string" table:style-name="ce39">
            <text:p>44,GARDEN REACH ROAD, CALCUTTA DIST:KOLKATA, WEST BENGAL</text:p>
          </table:table-cell>
          <table:table-cell office:value-type="string" table:style-name="ce39">
            <text:p>24 PARGANASSOUTH</text:p>
          </table:table-cell>
          <table:table-cell office:value-type="float" office:value="700044" table:style-name="ce41">
            <text:p>70004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3142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697930" table:style-name="ce41">
            <text:p>246979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7">
            <text:p>14865</text:p>
          </table:table-cell>
          <table:table-cell office:value-type="string" table:style-name="ce39">
            <text:p>KIDDERPORE (CALCUTTA)</text:p>
          </table:table-cell>
          <table:table-cell office:value-type="float" office:value="3334" table:style-name="ce40">
            <text:p>3334</text:p>
          </table:table-cell>
          <table:table-cell office:value-type="string" table:style-name="ce39">
            <text:p>78,DIAMOND HARBOUR ROAD, CALCUTTA , WEST BENGAL</text:p>
          </table:table-cell>
          <table:table-cell office:value-type="string" table:style-name="ce39">
            <text:p>CALCUTTA</text:p>
          </table:table-cell>
          <table:table-cell office:value-type="float" office:value="700023" table:style-name="ce41">
            <text:p>70002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3334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484189" table:style-name="ce41">
            <text:p>2448418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CHETLA (CALCUTTA)</text:p>
          </table:table-cell>
          <table:table-cell office:value-type="float" office:value="3691" table:style-name="ce40">
            <text:p>3691</text:p>
          </table:table-cell>
          <table:table-cell office:value-type="string" table:style-name="ce39">
            <text:p>19,CHETLA CENTRAL ROAD, CALCUTTA WEST BENGAL</text:p>
          </table:table-cell>
          <table:table-cell office:value-type="string" table:style-name="ce39">
            <text:p>CALCUTTA</text:p>
          </table:table-cell>
          <table:table-cell office:value-type="float" office:value="700027" table:style-name="ce41">
            <text:p>70002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3691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799769" table:style-name="ce41">
            <text:p>2479976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METIABRUZ (CALCUTTA)</text:p>
          </table:table-cell>
          <table:table-cell office:value-type="float" office:value="3881" table:style-name="ce40">
            <text:p>3881</text:p>
          </table:table-cell>
          <table:table-cell office:value-type="string" table:style-name="ce39">
            <text:p>B-25, GARDEN REACH ROAD, KOLKATTA , WEST BENGAL</text:p>
          </table:table-cell>
          <table:table-cell office:value-type="string" table:style-name="ce39">
            <text:p>24 PARGANASSOUTH</text:p>
          </table:table-cell>
          <table:table-cell office:value-type="float" office:value="700024" table:style-name="ce41">
            <text:p>70002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3881@sbi.co.in</text:p>
          </table:table-cell>
          <table:table-cell office:value-type="float" office:value="33" table:style-name="ce41">
            <text:p>33</text:p>
          </table:table-cell>
          <table:table-cell office:value-type="float" office:value="24697830" table:style-name="ce41">
            <text:p>246978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TOLLYGUNGE NEW THEATRES STUDIO</text:p>
          </table:table-cell>
          <table:table-cell office:value-type="float" office:value="5680" table:style-name="ce40">
            <text:p>5680</text:p>
          </table:table-cell>
          <table:table-cell office:value-type="string" table:style-name="ce39">
            <text:p>TECHNICIAN STUDIO COMPLEX 4 BABURAM GHOSH ROAD PO REGENT PARK, KOLKATA</text:p>
          </table:table-cell>
          <table:table-cell office:value-type="string" table:style-name="ce39">
            <text:p>CALCUTTA</text:p>
          </table:table-cell>
          <table:table-cell office:value-type="float" office:value="700040" table:style-name="ce41">
            <text:p>70004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5680@sbi.co.in</text:p>
          </table:table-cell>
          <table:table-cell office:value-type="float" office:value="33" table:style-name="ce41">
            <text:p>33</text:p>
          </table:table-cell>
          <table:table-cell office:value-type="float" office:value="24217479" table:style-name="ce41">
            <text:p>2421747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PUTIARI(PURBA PUTIARI)</text:p>
          </table:table-cell>
          <table:table-cell office:value-type="float" office:value="6528" table:style-name="ce40">
            <text:p>6528</text:p>
          </table:table-cell>
          <table:table-cell office:value-type="string" table:style-name="ce39">
            <text:p>32, GANGAPURI, PURBA PUTIARI, CALCUTTA, , WEST BENGAL</text:p>
          </table:table-cell>
          <table:table-cell office:value-type="string" table:style-name="ce39">
            <text:p>CALCUTTA</text:p>
          </table:table-cell>
          <table:table-cell office:value-type="float" office:value="700093" table:style-name="ce41">
            <text:p>70009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528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315400" table:style-name="ce41">
            <text:p>243154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BATANAGAR</text:p>
          </table:table-cell>
          <table:table-cell office:value-type="float" office:value="6699" table:style-name="ce40">
            <text:p>6699</text:p>
          </table:table-cell>
          <table:table-cell office:value-type="string" table:style-name="ce39">
            <text:p>P.O.MAHESHTALA, 24 PARGANAS DT:24 PARGANAS (S), W. BENGAL</text:p>
          </table:table-cell>
          <table:table-cell office:value-type="string" table:style-name="ce39">
            <text:p>24 PARGANASSOUTH</text:p>
          </table:table-cell>
          <table:table-cell office:value-type="float" office:value="700141" table:style-name="ce41">
            <text:p>70014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699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901677" table:style-name="ce41">
            <text:p>2490167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TARATALA INDUSTRIAL ESTATE</text:p>
          </table:table-cell>
          <table:table-cell office:value-type="float" office:value="7026" table:style-name="ce40">
            <text:p>7026</text:p>
          </table:table-cell>
          <table:table-cell office:value-type="string" table:style-name="ce39">
            <text:p>P-1,TARATALA ROAD, KOLKATA WEST BENGAL</text:p>
          </table:table-cell>
          <table:table-cell office:value-type="string" table:style-name="ce39">
            <text:p>24 PARGANASSOUTH</text:p>
          </table:table-cell>
          <table:table-cell office:value-type="float" office:value="700088" table:style-name="ce41">
            <text:p>70008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7026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010444" table:style-name="ce41">
            <text:p>2401044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KIDDERPORE DOCKYARD AREA</text:p>
          </table:table-cell>
          <table:table-cell office:value-type="float" office:value="7920" table:style-name="ce40">
            <text:p>7920</text:p>
          </table:table-cell>
          <table:table-cell office:value-type="string" table:style-name="ce39">
            <text:p>15,COAL DOCK ROAD,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43" table:style-name="ce41">
            <text:p>70004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7920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393611" table:style-name="ce41">
            <text:p>243936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ALIPORE COURT TREASURY BRANCH</text:p>
          </table:table-cell>
          <table:table-cell office:value-type="float" office:value="9884" table:style-name="ce40">
            <text:p>9884</text:p>
          </table:table-cell>
          <table:table-cell office:value-type="string" table:style-name="ce39">
            <text:p>12,BIPLABI KANAI BHATTACHARYA SARANI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27" table:style-name="ce41">
            <text:p>70002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884@sbi.co.in</text:p>
          </table:table-cell>
          <table:table-cell office:value-type="float" office:value="33" table:style-name="ce41">
            <text:p>33</text:p>
          </table:table-cell>
          <table:table-cell office:value-type="float" office:value="24791680" table:style-name="ce41">
            <text:p>2479168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SHIBRAMPUR</text:p>
          </table:table-cell>
          <table:table-cell office:value-type="float" office:value="11368" table:style-name="ce40">
            <text:p>11368</text:p>
          </table:table-cell>
          <table:table-cell office:value-type="string" table:style-name="ce39">
            <text:p>JANA VILLA VILL/POST JOTE SHIBRAMPUR BIREN ROY ROAD WEST, 24 PARGANAS(S)</text:p>
          </table:table-cell>
          <table:table-cell office:value-type="string" table:style-name="ce39">
            <text:p>24 PARGANASSOUTH</text:p>
          </table:table-cell>
          <table:table-cell office:value-type="float" office:value="700141" table:style-name="ce41">
            <text:p>70014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368@sbi.co.in</text:p>
          </table:table-cell>
          <table:table-cell office:value-type="float" office:value="33" table:style-name="ce41">
            <text:p>33</text:p>
          </table:table-cell>
          <table:table-cell office:value-type="float" office:value="24527007" table:style-name="ce41">
            <text:p>2452700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HARIDEVPUR</text:p>
          </table:table-cell>
          <table:table-cell office:value-type="float" office:value="11530" table:style-name="ce40">
            <text:p>11530</text:p>
          </table:table-cell>
          <table:table-cell office:value-type="string" table:style-name="ce39">
            <text:p>270 MAHATMA GANDHI ROAD HARIDEVPUR KOLKATA</text:p>
          </table:table-cell>
          <table:table-cell office:value-type="string" table:style-name="ce39">
            <text:p>24 PARGANASSOUTH</text:p>
          </table:table-cell>
          <table:table-cell office:value-type="float" office:value="700082" table:style-name="ce41">
            <text:p>70008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530@sbi.co.in</text:p>
          </table:table-cell>
          <table:table-cell office:value-type="float" office:value="33" table:style-name="ce41">
            <text:p>33</text:p>
          </table:table-cell>
          <table:table-cell office:value-type="float" office:value="24202497" table:style-name="ce41">
            <text:p>2420249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SIRITI-MUCHIPARA</text:p>
          </table:table-cell>
          <table:table-cell office:value-type="float" office:value="11533" table:style-name="ce40">
            <text:p>11533</text:p>
          </table:table-cell>
          <table:table-cell office:value-type="string" table:style-name="ce39">
            <text:p>423-D, MOTILAL GUPTA ROAD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82" table:style-name="ce41">
            <text:p>70008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533@sbi.co.in</text:p>
          </table:table-cell>
          <table:table-cell office:value-type="float" office:value="33" table:style-name="ce41">
            <text:p>33</text:p>
          </table:table-cell>
          <table:table-cell office:value-type="float" office:value="24944175" table:style-name="ce41">
            <text:p>2494417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SME BRANCH NEW ALIPORE</text:p>
          </table:table-cell>
          <table:table-cell office:value-type="float" office:value="12305" table:style-name="ce40">
            <text:p>12305</text:p>
          </table:table-cell>
          <table:table-cell office:value-type="string" table:style-name="ce39">
            <text:p>63, NALINI RANJAN AVENUE ALIPORE,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53" table:style-name="ce41">
            <text:p>70005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305@sbi.co.in</text:p>
          </table:table-cell>
          <table:table-cell office:value-type="float" office:value="33" table:style-name="ce41">
            <text:p>33</text:p>
          </table:table-cell>
          <table:table-cell office:value-type="float" office:value="24889368" table:style-name="ce41">
            <text:p>2488936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MOLLARGATE</text:p>
          </table:table-cell>
          <table:table-cell office:value-type="float" office:value="12346" table:style-name="ce40">
            <text:p>12346</text:p>
          </table:table-cell>
          <table:table-cell office:value-type="string" table:style-name="ce39">
            <text:p>MOLLARGATE, BUDGE BUDGE TRUNK ROAD P.O.- M.GOBINDAPUR, P.S.- MAHESHTALA SOUTH 24 PARGANAS</text:p>
          </table:table-cell>
          <table:table-cell office:value-type="string" table:style-name="ce39">
            <text:p>24 PARGANASSOUTH</text:p>
          </table:table-cell>
          <table:table-cell office:value-type="float" office:value="700141" table:style-name="ce41">
            <text:p>70014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346@sbi.co.in</text:p>
          </table:table-cell>
          <table:table-cell office:value-type="float" office:value="33" table:style-name="ce41">
            <text:p>33</text:p>
          </table:table-cell>
          <table:table-cell office:value-type="float" office:value="33224014997" table:style-name="ce41">
            <text:p>3322401499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SARSUNA</text:p>
          </table:table-cell>
          <table:table-cell office:value-type="float" office:value="12347" table:style-name="ce40">
            <text:p>12347</text:p>
          </table:table-cell>
          <table:table-cell office:value-type="string" table:style-name="ce39">
            <text:p>196 ,SARSUNA MAIN ROAD BALAJI SAFFRON 1ST FL KOLKATA</text:p>
          </table:table-cell>
          <table:table-cell office:value-type="string" table:style-name="ce39">
            <text:p>24 PARGANASSOUTH</text:p>
          </table:table-cell>
          <table:table-cell office:value-type="float" office:value="700061" table:style-name="ce41">
            <text:p>70006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347@sbi.co.in</text:p>
          </table:table-cell>
          <table:table-cell office:value-type="float" office:value="33" table:style-name="ce41">
            <text:p>33</text:p>
          </table:table-cell>
          <table:table-cell office:value-type="float" office:value="24939635" table:style-name="ce41">
            <text:p>2493963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RABINDRANAGAR (BEHALA)</text:p>
          </table:table-cell>
          <table:table-cell office:value-type="float" office:value="12348" table:style-name="ce40">
            <text:p>12348</text:p>
          </table:table-cell>
          <table:table-cell office:value-type="string" table:style-name="ce39">
            <text:p>3, MAHENDRA BANERJEE ROAD RABINDRANAGAR (BEHALA) KOLKATA</text:p>
          </table:table-cell>
          <table:table-cell office:value-type="string" table:style-name="ce39">
            <text:p>24 PARGANASSOUTH</text:p>
          </table:table-cell>
          <table:table-cell office:value-type="float" office:value="700060" table:style-name="ce41">
            <text:p>700060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348@sbi.co.in</text:p>
          </table:table-cell>
          <table:table-cell office:value-type="float" office:value="33" table:style-name="ce41">
            <text:p>33</text:p>
          </table:table-cell>
          <table:table-cell office:value-type="float" office:value="24887000" table:style-name="ce41">
            <text:p>24887000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CHARU MARKET</text:p>
          </table:table-cell>
          <table:table-cell office:value-type="float" office:value="14516" table:style-name="ce40">
            <text:p>14516</text:p>
          </table:table-cell>
          <table:table-cell office:value-type="string" table:style-name="ce39">
            <text:p>16A, DESHPRAN SASHMAL ROAD,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33" table:style-name="ce41">
            <text:p>70003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516@sbi.co.in</text:p>
          </table:table-cell>
          <table:table-cell office:value-type="float" office:value="33" table:style-name="ce41">
            <text:p>33</text:p>
          </table:table-cell>
          <table:table-cell office:value-type="float" office:value="24240066" table:style-name="ce41">
            <text:p>2424006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ILPARA</text:p>
          </table:table-cell>
          <table:table-cell office:value-type="float" office:value="14521" table:style-name="ce40">
            <text:p>14521</text:p>
          </table:table-cell>
          <table:table-cell office:value-type="string" table:style-name="ce39">
            <text:p>MAHARANI VILLA A/6E, VIDYASAGAR SARANI(JAMES LONG SARA WEST BENGAL</text:p>
          </table:table-cell>
          <table:table-cell office:value-type="string" table:style-name="ce39">
            <text:p>CALCUTTA</text:p>
          </table:table-cell>
          <table:table-cell office:value-type="float" office:value="700063" table:style-name="ce41">
            <text:p>70006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521@sbi.co.in</text:p>
          </table:table-cell>
          <table:table-cell office:value-type="float" office:value="33" table:style-name="ce41">
            <text:p>33</text:p>
          </table:table-cell>
          <table:table-cell office:value-type="float" office:value="24536029" table:style-name="ce41">
            <text:p>2453602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RAJA RAM MOHAN ROY ROAD</text:p>
          </table:table-cell>
          <table:table-cell office:value-type="float" office:value="14522" table:style-name="ce40">
            <text:p>14522</text:p>
          </table:table-cell>
          <table:table-cell office:value-type="string" table:style-name="ce39">
            <text:p>59 / A , RAJA RAM MOHAN ROY ROAD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08" table:style-name="ce41">
            <text:p>70000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522@sbi.co.in</text:p>
          </table:table-cell>
          <table:table-cell office:value-type="float" office:value="33" table:style-name="ce41">
            <text:p>33</text:p>
          </table:table-cell>
          <table:table-cell office:value-type="float" office:value="24450028" table:style-name="ce41">
            <text:p>2445002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CHARIAL BAZAR</text:p>
          </table:table-cell>
          <table:table-cell office:value-type="float" office:value="14526" table:style-name="ce40">
            <text:p>14526</text:p>
          </table:table-cell>
          <table:table-cell office:value-type="string" table:style-name="ce39">
            <text:p>232, M G ROAD, CHARIAL BAZAR P O :BUDGE BUDGE,DIST-24 PARGANAS(SOUTH WEST BENGAL</text:p>
          </table:table-cell>
          <table:table-cell office:value-type="string" table:style-name="ce39">
            <text:p>24 PARGANASSOUTH</text:p>
          </table:table-cell>
          <table:table-cell office:value-type="float" office:value="700137" table:style-name="ce41">
            <text:p>70013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526@sbi.co.in</text:p>
          </table:table-cell>
          <table:table-cell office:value-type="float" office:value="33" table:style-name="ce41">
            <text:p>33</text:p>
          </table:table-cell>
          <table:table-cell office:value-type="float" office:value="24820009" table:style-name="ce41">
            <text:p>2482000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DAK GHAR- MAHESHTALA</text:p>
          </table:table-cell>
          <table:table-cell office:value-type="float" office:value="14527" table:style-name="ce40">
            <text:p>14527</text:p>
          </table:table-cell>
          <table:table-cell office:value-type="string" table:style-name="ce39">
            <text:p>B/139/A GANGARAMPUR ROAD PO &amp; PS- MAHESHTHALA, DIST: 24 PARGANAS (SOUTH) WEST BENGAL</text:p>
          </table:table-cell>
          <table:table-cell office:value-type="string" table:style-name="ce39">
            <text:p>24 PARGANASSOUTH</text:p>
          </table:table-cell>
          <table:table-cell office:value-type="float" office:value="700141" table:style-name="ce41">
            <text:p>70014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527@sbi.co.in</text:p>
          </table:table-cell>
          <table:table-cell office:value-type="float" office:value="33" table:style-name="ce41">
            <text:p>33</text:p>
          </table:table-cell>
          <table:table-cell office:value-type="float" office:value="24920031" table:style-name="ce41">
            <text:p>2492003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PANCHANANTALA (BEHALA) BRANCH</text:p>
          </table:table-cell>
          <table:table-cell office:value-type="float" office:value="16633" table:style-name="ce40">
            <text:p>16633</text:p>
          </table:table-cell>
          <table:table-cell office:value-type="string" table:style-name="ce39">
            <text:p>1968, DIAMOND HARBOUR ROAD OPPOSITE BEHALA FIRE STATION,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08" table:style-name="ce41">
            <text:p>70000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633@sbi.co.in</text:p>
          </table:table-cell>
          <table:table-cell office:value-type="float" office:value="33" table:style-name="ce41">
            <text:p>33</text:p>
          </table:table-cell>
          <table:table-cell office:value-type="float" office:value="24963087" table:style-name="ce41">
            <text:p>2496308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ROY BAHADUR ROAD BEHALA</text:p>
          </table:table-cell>
          <table:table-cell office:value-type="float" office:value="16768" table:style-name="ce40">
            <text:p>16768</text:p>
          </table:table-cell>
          <table:table-cell office:value-type="string" table:style-name="ce39">
            <text:p>1ST FLOOR, 12A, SOURIN ROY ROAD BEHALA KOLKATA</text:p>
          </table:table-cell>
          <table:table-cell office:value-type="string" table:style-name="ce39">
            <text:p>CALCUTTA</text:p>
          </table:table-cell>
          <table:table-cell office:value-type="float" office:value="700034" table:style-name="ce41">
            <text:p>70003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768@sbi.co.in</text:p>
          </table:table-cell>
          <table:table-cell office:value-type="float" office:value="33" table:style-name="ce41">
            <text:p>33</text:p>
          </table:table-cell>
          <table:table-cell office:value-type="float" office:value="23970101" table:style-name="ce41">
            <text:p>2397010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INDIAN MARITIME UNIVERSITY</text:p>
          </table:table-cell>
          <table:table-cell office:value-type="float" office:value="18118" table:style-name="ce40">
            <text:p>18118</text:p>
          </table:table-cell>
          <table:table-cell office:value-type="string" table:style-name="ce39">
            <text:p>P-19 TARATALA ROAD KOLKATA - 700088 WEST BENGAL</text:p>
          </table:table-cell>
          <table:table-cell office:value-type="string" table:style-name="ce39">
            <text:p>24 PARGANASSOUTH</text:p>
          </table:table-cell>
          <table:table-cell office:value-type="float" office:value="700088" table:style-name="ce41">
            <text:p>70008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118@sbi.co.in</text:p>
          </table:table-cell>
          <table:table-cell office:value-type="float" office:value="33" table:style-name="ce41">
            <text:p>33</text:p>
          </table:table-cell>
          <table:table-cell office:value-type="float" office:value="24012032" table:style-name="ce41">
            <text:p>240120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UNIQUE PARK</text:p>
          </table:table-cell>
          <table:table-cell office:value-type="float" office:value="18119" table:style-name="ce40">
            <text:p>18119</text:p>
          </table:table-cell>
          <table:table-cell office:value-type="string" table:style-name="ce39">
            <text:p>76, GOPAL MISHRA ROAD, P.O- BEHALA KOLKATA- 700034</text:p>
          </table:table-cell>
          <table:table-cell office:value-type="string" table:style-name="ce39">
            <text:p>CALCUTTA</text:p>
          </table:table-cell>
          <table:table-cell office:value-type="float" office:value="700034" table:style-name="ce41">
            <text:p>70003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119@sbi.co.in</text:p>
          </table:table-cell>
          <table:table-cell office:value-type="float" office:value="33" table:style-name="ce41">
            <text:p>33</text:p>
          </table:table-cell>
          <table:table-cell office:value-type="float" office:value="24042062" table:style-name="ce41">
            <text:p>2404206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AKRA STATION ROAD</text:p>
          </table:table-cell>
          <table:table-cell office:value-type="float" office:value="18128" table:style-name="ce40">
            <text:p>18128</text:p>
          </table:table-cell>
          <table:table-cell office:value-type="string" table:style-name="ce39">
            <text:p>AKRA STATION ROAD BOGANOWAPARA PO &amp; PS - MAHESHTALA KOLKATA 700141</text:p>
          </table:table-cell>
          <table:table-cell office:value-type="string" table:style-name="ce39">
            <text:p>24 PARGANASSOUTH</text:p>
          </table:table-cell>
          <table:table-cell office:value-type="float" office:value="700141" table:style-name="ce41">
            <text:p>70014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128@sbi.co.in</text:p>
          </table:table-cell>
          <table:table-cell office:value-type="float" office:value="33" table:style-name="ce41">
            <text:p>33</text:p>
          </table:table-cell>
          <table:table-cell office:value-type="float" office:value="24906020" table:style-name="ce41">
            <text:p>249060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SBIINTOUCH NEW ALIPORE</text:p>
          </table:table-cell>
          <table:table-cell office:value-type="float" office:value="19127" table:style-name="ce40">
            <text:p>19127</text:p>
          </table:table-cell>
          <table:table-cell office:value-type="string" table:style-name="ce39">
            <text:p>PREMISES NO. 8 ALIPORE ROAD KOLKATA-700027</text:p>
          </table:table-cell>
          <table:table-cell office:value-type="string" table:style-name="ce39">
            <text:p>CALCUTTA</text:p>
          </table:table-cell>
          <table:table-cell office:value-type="float" office:value="700027" table:style-name="ce41">
            <text:p>70002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9127@sbi.co.in</text:p>
          </table:table-cell>
          <table:table-cell office:value-type="float" office:value="33" table:style-name="ce41">
            <text:p>33</text:p>
          </table:table-cell>
          <table:table-cell office:value-type="float" office:value="24792077" table:style-name="ce41">
            <text:p>2479207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65" table:style-name="ce16">
            <text:p>14865</text:p>
          </table:table-cell>
          <table:table-cell office:value-type="string" table:style-name="ce39">
            <text:p>KOLKATA CAMAC STREET</text:p>
          </table:table-cell>
          <table:table-cell office:value-type="float" office:value="50271" table:style-name="ce40">
            <text:p>50271</text:p>
          </table:table-cell>
          <table:table-cell office:value-type="string" table:style-name="ce39">
            <text:p>CAMAC STREET SHANTI NIKETAN; KOLKATA WEST BENGAL</text:p>
          </table:table-cell>
          <table:table-cell office:value-type="string" table:style-name="ce39">
            <text:p>CALCUTTA</text:p>
          </table:table-cell>
          <table:table-cell office:value-type="float" office:value="700017" table:style-name="ce41">
            <text:p>70001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50271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2824431" table:style-name="ce41">
            <text:p>22824431</text:p>
          </table:table-cell>
          <table:table-cell table:number-columns-repeated="16369"/>
        </table:table-row>
        <table:table-row table:style-name="ro18">
          <table:table-cell office:value-type="string" table:number-columns-spanned="3" table:number-rows-spanned="35" table:style-name="ce52">
            <text:p>Regional Manager, State Bank of India, RBO-V, Murshed Market, D H Road, PO – Kanyanagar, South 24 Parganas, PIN – 743398</text:p>
          </table:table-cell>
          <table:covered-table-cell table:number-columns-repeated="2"/>
          <table:table-cell office:value-type="float" office:value="9674726155" table:number-columns-spanned="1" table:number-rows-spanned="35" table:style-name="ce53">
            <text:p>9674726155</text:p>
          </table:table-cell>
          <table:table-cell office:value-type="float" office:value="18253" table:style-name="ce42">
            <text:p>18253</text:p>
          </table:table-cell>
          <table:table-cell office:value-type="string" table:style-name="ce39">
            <text:p>DIAMOND HARBOUR</text:p>
          </table:table-cell>
          <table:table-cell office:value-type="float" office:value="70" table:style-name="ce40">
            <text:p>70</text:p>
          </table:table-cell>
          <table:table-cell office:value-type="string" table:style-name="ce39">
            <text:p>DIAMOND HARBOUR DIST:24 PARGANAS (S)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31" table:style-name="ce41">
            <text:p>74333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0070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255255" table:style-name="ce41">
            <text:p>255255</text:p>
          </table:table-cell>
          <table:table-cell table:number-columns-repeated="16369" table:style-name="ce20"/>
        </table:table-row>
        <table:table-row table:style-name="ro18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KAKDWIP</text:p>
          </table:table-cell>
          <table:table-cell office:value-type="float" office:value="1319" table:style-name="ce40">
            <text:p>1319</text:p>
          </table:table-cell>
          <table:table-cell office:value-type="string" table:style-name="ce39">
            <text:p>PO &amp; PS : KAKDWIP DT:24 PARGANAS (S)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47" table:style-name="ce41">
            <text:p>74334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319@sbi.co.in</text:p>
          </table:table-cell>
          <table:table-cell office:value-type="float" office:value="3210" table:style-name="ce41">
            <text:p>3210</text:p>
          </table:table-cell>
          <table:table-cell office:value-type="float" office:value="255048" table:style-name="ce41">
            <text:p>255048</text:p>
          </table:table-cell>
          <table:table-cell table:number-columns-repeated="16369" table:style-name="ce20"/>
        </table:table-row>
        <table:table-row table:style-name="ro19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THAKURPUKUR (KOLKATA)</text:p>
          </table:table-cell>
          <table:table-cell office:value-type="float" office:value="1357" table:style-name="ce40">
            <text:p>1357</text:p>
          </table:table-cell>
          <table:table-cell office:value-type="string" table:style-name="ce39">
            <text:p>9, D.H.ROAD KOLKATA 700063</text:p>
          </table:table-cell>
          <table:table-cell office:value-type="string" table:style-name="ce39">
            <text:p>24 PARGANASSOUTH</text:p>
          </table:table-cell>
          <table:table-cell office:value-type="float" office:value="700063" table:style-name="ce41">
            <text:p>70006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1357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536497" table:style-name="ce41">
            <text:p>24536497</text:p>
          </table:table-cell>
          <table:table-cell table:number-columns-repeated="16369"/>
        </table:table-row>
        <table:table-row table:style-name="ro20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ARANJALI</text:p>
          </table:table-cell>
          <table:table-cell office:value-type="float" office:value="4701" table:style-name="ce40">
            <text:p>4701</text:p>
          </table:table-cell>
          <table:table-cell office:value-type="string" table:style-name="ce39">
            <text:p>VILL &amp; PO : KARANJALI PS:KULPI 24PARGANAS (SOUTH)</text:p>
          </table:table-cell>
          <table:table-cell office:value-type="string" table:style-name="ce39">
            <text:p>24 PARGANASSOUTH</text:p>
          </table:table-cell>
          <table:table-cell office:value-type="float" office:value="743348" table:style-name="ce41">
            <text:p>74334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4701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256362" table:style-name="ce41">
            <text:p>256362</text:p>
          </table:table-cell>
          <table:table-cell table:number-columns-repeated="16369"/>
        </table:table-row>
        <table:table-row table:style-name="ro19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SARISHA</text:p>
          </table:table-cell>
          <table:table-cell office:value-type="float" office:value="5156" table:style-name="ce40">
            <text:p>5156</text:p>
          </table:table-cell>
          <table:table-cell office:value-type="string" table:style-name="ce39">
            <text:p>RAMKRISHNA MISSION ASHRAM PO SARISHA, P S DIAMOND HARBOUR DISTT SOUTH 24 PARGANAS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68" table:style-name="ce41">
            <text:p>74336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5156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245509" table:style-name="ce41">
            <text:p>245509</text:p>
          </table:table-cell>
          <table:table-cell table:number-columns-repeated="16369"/>
        </table:table-row>
        <table:table-row table:style-name="ro19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I I M JOKA</text:p>
          </table:table-cell>
          <table:table-cell office:value-type="float" office:value="6210" table:style-name="ce40">
            <text:p>6210</text:p>
          </table:table-cell>
          <table:table-cell office:value-type="string" table:style-name="ce39">
            <text:p>DIAMOND HARBOUR ROAD, JOKA, KOLKATTA DT:24 PARGANAS (S), W. BENGAL</text:p>
          </table:table-cell>
          <table:table-cell office:value-type="string" table:style-name="ce39">
            <text:p>24 PARGANASSOUTH</text:p>
          </table:table-cell>
          <table:table-cell office:value-type="float" office:value="700104" table:style-name="ce41">
            <text:p>7001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210@sbi.co.in</text:p>
          </table:table-cell>
          <table:table-cell office:value-type="float" office:value="33" table:style-name="ce41">
            <text:p>33</text:p>
          </table:table-cell>
          <table:table-cell office:value-type="float" office:value="24531060" table:style-name="ce41">
            <text:p>24531060</text:p>
          </table:table-cell>
          <table:table-cell table:number-columns-repeated="16369"/>
        </table:table-row>
        <table:table-row table:style-name="ro19">
          <table:covered-table-cell/>
          <table:covered-table-cell table:number-columns-repeated="2"/>
          <table:covered-table-cell/>
          <table:table-cell office:value-type="float" office:value="18253" table:style-name="ce17">
            <text:p>18253</text:p>
          </table:table-cell>
          <table:table-cell office:value-type="string" table:style-name="ce39">
            <text:p>RUDRANAGAR</text:p>
          </table:table-cell>
          <table:table-cell office:value-type="float" office:value="6481" table:style-name="ce40">
            <text:p>6481</text:p>
          </table:table-cell>
          <table:table-cell office:value-type="string" table:style-name="ce39">
            <text:p>PO &amp; PS SAGAR DT:24 PARGANAS (S)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73" table:style-name="ce41">
            <text:p>74337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481@sbi.co.in</text:p>
          </table:table-cell>
          <table:table-cell office:value-type="float" office:value="3210" table:style-name="ce41">
            <text:p>3210</text:p>
          </table:table-cell>
          <table:table-cell office:value-type="float" office:value="242577" table:style-name="ce41">
            <text:p>242577</text:p>
          </table:table-cell>
          <table:table-cell table:number-columns-repeated="16369"/>
        </table:table-row>
        <table:table-row table:style-name="ro18">
          <table:covered-table-cell/>
          <table:covered-table-cell table:number-columns-repeated="2"/>
          <table:covered-table-cell/>
          <table:table-cell office:value-type="float" office:value="18253" table:style-name="ce17">
            <text:p>18253</text:p>
          </table:table-cell>
          <table:table-cell office:value-type="string" table:style-name="ce39">
            <text:p>KRISHNADEVPUR MANDIRBAZAAR</text:p>
          </table:table-cell>
          <table:table-cell office:value-type="float" office:value="6666" table:style-name="ce40">
            <text:p>6666</text:p>
          </table:table-cell>
          <table:table-cell office:value-type="string" table:style-name="ce39">
            <text:p>VILLAGE + PO + PS - KRISHNADEVPUR MANDIR BAZAR, DT:24 PARGANAS (S),</text:p>
          </table:table-cell>
          <table:table-cell office:value-type="string" table:style-name="ce39">
            <text:p>24 PARGANASSOUTH</text:p>
          </table:table-cell>
          <table:table-cell office:value-type="float" office:value="743395" table:style-name="ce41">
            <text:p>74339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6666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260287" table:style-name="ce41">
            <text:p>260287</text:p>
          </table:table-cell>
          <table:table-cell table:number-columns-repeated="16369"/>
        </table:table-row>
        <table:table-row table:style-name="ro18">
          <table:covered-table-cell/>
          <table:covered-table-cell table:number-columns-repeated="2"/>
          <table:covered-table-cell/>
          <table:table-cell office:value-type="float" office:value="18253" table:style-name="ce17">
            <text:p>18253</text:p>
          </table:table-cell>
          <table:table-cell office:value-type="string" table:style-name="ce39">
            <text:p>RAJARHAT</text:p>
          </table:table-cell>
          <table:table-cell office:value-type="float" office:value="7325" table:style-name="ce40">
            <text:p>7325</text:p>
          </table:table-cell>
          <table:table-cell office:value-type="string" table:style-name="ce39">
            <text:p>P.O.SERAKOLE, VIA FATEPUR, DT:24 PARGANAS (S)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513" table:style-name="ce41">
            <text:p>74351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7325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204112" table:style-name="ce41">
            <text:p>24204112</text:p>
          </table:table-cell>
          <table:table-cell table:number-columns-repeated="16369"/>
        </table:table-row>
        <table:table-row table:style-name="ro18">
          <table:covered-table-cell/>
          <table:covered-table-cell table:number-columns-repeated="2"/>
          <table:covered-table-cell/>
          <table:table-cell office:value-type="float" office:value="18253" table:style-name="ce17">
            <text:p>18253</text:p>
          </table:table-cell>
          <table:table-cell office:value-type="string" table:style-name="ce39">
            <text:p>RASAPUNJA</text:p>
          </table:table-cell>
          <table:table-cell office:value-type="float" office:value="8375" table:style-name="ce40">
            <text:p>8375</text:p>
          </table:table-cell>
          <table:table-cell office:value-type="string" table:style-name="ce39">
            <text:p>VILL &amp; PO : RASAPUNJA DT:24 PARGANAS (S), WEST BENGAL</text:p>
          </table:table-cell>
          <table:table-cell office:value-type="string" table:style-name="ce39">
            <text:p>24 PARGANASSOUTH</text:p>
          </table:table-cell>
          <table:table-cell office:value-type="float" office:value="700104" table:style-name="ce41">
            <text:p>7001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375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980110" table:style-name="ce41">
            <text:p>24980110</text:p>
          </table:table-cell>
          <table:table-cell table:number-columns-repeated="16369"/>
        </table:table-row>
        <table:table-row table:style-name="ro21">
          <table:covered-table-cell/>
          <table:covered-table-cell table:number-columns-repeated="2"/>
          <table:covered-table-cell/>
          <table:table-cell office:value-type="float" office:value="18253" table:style-name="ce17">
            <text:p>18253</text:p>
          </table:table-cell>
          <table:table-cell office:value-type="string" table:style-name="ce39">
            <text:p>UKILER HAT</text:p>
          </table:table-cell>
          <table:table-cell office:value-type="float" office:value="8754" table:style-name="ce40">
            <text:p>8754</text:p>
          </table:table-cell>
          <table:table-cell office:value-type="string" table:style-name="ce39">
            <text:p>VILLAGE &amp; P.O. -RAJNAGAR, P.S KAKDWIP, DT:24 PARGANAS (S),</text:p>
          </table:table-cell>
          <table:table-cell office:value-type="string" table:style-name="ce39">
            <text:p>24 PARGANASSOUTH</text:p>
          </table:table-cell>
          <table:table-cell office:value-type="float" office:value="743347" table:style-name="ce41">
            <text:p>74334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754@sbi.co.in</text:p>
          </table:table-cell>
          <table:table-cell office:value-type="float" office:value="3210" table:style-name="ce41">
            <text:p>3210</text:p>
          </table:table-cell>
          <table:table-cell office:value-type="float" office:value="250148" table:style-name="ce41">
            <text:p>250148</text:p>
          </table:table-cell>
          <table:table-cell table:number-columns-repeated="16369"/>
        </table:table-row>
        <table:table-row table:style-name="ro21">
          <table:covered-table-cell/>
          <table:covered-table-cell table:number-columns-repeated="2"/>
          <table:covered-table-cell/>
          <table:table-cell office:value-type="float" office:value="18253" table:style-name="ce17">
            <text:p>18253</text:p>
          </table:table-cell>
          <table:table-cell office:value-type="string" table:style-name="ce39">
            <text:p>FALTA EXP PROCESSING ZONE</text:p>
          </table:table-cell>
          <table:table-cell office:value-type="float" office:value="8772" table:style-name="ce40">
            <text:p>8772</text:p>
          </table:table-cell>
          <table:table-cell office:value-type="string" table:style-name="ce39">
            <text:p>PO : NAINAN FALTA 24 PARGANAS (S)</text:p>
          </table:table-cell>
          <table:table-cell office:value-type="string" table:style-name="ce39">
            <text:p>24 PARGANASSOUTH</text:p>
          </table:table-cell>
          <table:table-cell office:value-type="float" office:value="743504" table:style-name="ce41">
            <text:p>7435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772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222243" table:style-name="ce41">
            <text:p>222243</text:p>
          </table:table-cell>
          <table:table-cell table:number-columns-repeated="16369"/>
        </table:table-row>
        <table:table-row table:style-name="ro21">
          <table:covered-table-cell/>
          <table:covered-table-cell table:number-columns-repeated="2"/>
          <table:covered-table-cell/>
          <table:table-cell office:value-type="float" office:value="18253" table:style-name="ce17">
            <text:p>18253</text:p>
          </table:table-cell>
          <table:table-cell office:value-type="string" table:style-name="ce39">
            <text:p>HARINDANGA</text:p>
          </table:table-cell>
          <table:table-cell office:value-type="float" office:value="8889" table:style-name="ce40">
            <text:p>8889</text:p>
          </table:table-cell>
          <table:table-cell office:value-type="string" table:style-name="ce39">
            <text:p>VILL &amp; PO : HARINDANGA PS: DHOLA HAT, DT:24 PARGANAS (S)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99" table:style-name="ce41">
            <text:p>74339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889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232244" table:style-name="ce41">
            <text:p>232244</text:p>
          </table:table-cell>
          <table:table-cell table:number-columns-repeated="16369"/>
        </table:table-row>
        <table:table-row table:style-name="ro19">
          <table:covered-table-cell/>
          <table:covered-table-cell table:number-columns-repeated="2"/>
          <table:covered-table-cell/>
          <table:table-cell office:value-type="float" office:value="18253" table:style-name="ce17">
            <text:p>18253</text:p>
          </table:table-cell>
          <table:table-cell office:value-type="string" table:style-name="ce39">
            <text:p>KALIBAZAR</text:p>
          </table:table-cell>
          <table:table-cell office:value-type="float" office:value="8890" table:style-name="ce40">
            <text:p>8890</text:p>
          </table:table-cell>
          <table:table-cell office:value-type="string" table:style-name="ce39">
            <text:p>P.O. &amp; PS SAGAR SOUTH 24 PRAGANAS WEST BENGAL</text:p>
          </table:table-cell>
          <table:table-cell office:value-type="string" table:style-name="ce39">
            <text:p>24 PARGANASSOUTH</text:p>
          </table:table-cell>
          <table:table-cell office:value-type="float" office:value="743606" table:style-name="ce41">
            <text:p>74360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8890@sbi.co.in</text:p>
          </table:table-cell>
          <table:table-cell office:value-type="float" office:value="3210" table:style-name="ce41">
            <text:p>3210</text:p>
          </table:table-cell>
          <table:table-cell office:value-type="float" office:value="240223" table:style-name="ce41">
            <text:p>240223</text:p>
          </table:table-cell>
          <table:table-cell table:number-columns-repeated="16369"/>
        </table:table-row>
        <table:table-row table:style-name="ro21">
          <table:covered-table-cell/>
          <table:covered-table-cell table:number-columns-repeated="2"/>
          <table:covered-table-cell/>
          <table:table-cell office:value-type="float" office:value="18253" table:style-name="ce17">
            <text:p>18253</text:p>
          </table:table-cell>
          <table:table-cell office:value-type="string" table:style-name="ce39">
            <text:p>PARULIA</text:p>
          </table:table-cell>
          <table:table-cell office:value-type="float" office:value="9167" table:style-name="ce40">
            <text:p>9167</text:p>
          </table:table-cell>
          <table:table-cell office:value-type="string" table:style-name="ce39">
            <text:p>VILL - PARULIA , PO - DARI KRISHNANAGAR DIAMOND HARBOUR</text:p>
          </table:table-cell>
          <table:table-cell office:value-type="string" table:style-name="ce39">
            <text:p>24 PARGANASSOUTH</text:p>
          </table:table-cell>
          <table:table-cell office:value-type="float" office:value="743368" table:style-name="ce41">
            <text:p>74336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167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255435" table:style-name="ce41">
            <text:p>255435</text:p>
          </table:table-cell>
          <table:table-cell table:number-columns-repeated="16369"/>
        </table:table-row>
        <table:table-row table:style-name="ro19">
          <table:covered-table-cell/>
          <table:covered-table-cell table:number-columns-repeated="2"/>
          <table:covered-table-cell/>
          <table:table-cell office:value-type="float" office:value="18253" table:style-name="ce17">
            <text:p>18253</text:p>
          </table:table-cell>
          <table:table-cell office:value-type="string" table:style-name="ce39">
            <text:p>KULERDARI</text:p>
          </table:table-cell>
          <table:table-cell office:value-type="float" office:value="9321" table:style-name="ce40">
            <text:p>9321</text:p>
          </table:table-cell>
          <table:table-cell office:value-type="string" table:style-name="ce39">
            <text:p>VILL: DAULATPUR, P.O.PAILAN, DT:24 PARGANAS (S), WEST BENGAL</text:p>
          </table:table-cell>
          <table:table-cell office:value-type="string" table:style-name="ce39">
            <text:p>24 PARGANASSOUTH</text:p>
          </table:table-cell>
          <table:table-cell office:value-type="float" office:value="700104" table:style-name="ce41">
            <text:p>7001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321@sbi.co.in</text:p>
          </table:table-cell>
          <table:table-cell office:value-type="float" office:value="33" table:style-name="ce41">
            <text:p>33</text:p>
          </table:table-cell>
          <table:table-cell office:value-type="float" office:value="24978794" table:style-name="ce41">
            <text:p>24978794</text:p>
          </table:table-cell>
          <table:table-cell table:number-columns-repeated="16369"/>
        </table:table-row>
        <table:table-row table:style-name="ro19">
          <table:covered-table-cell/>
          <table:covered-table-cell table:number-columns-repeated="2"/>
          <table:covered-table-cell/>
          <table:table-cell office:value-type="float" office:value="18253" table:style-name="ce16">
            <text:p>18253</text:p>
          </table:table-cell>
          <table:table-cell office:value-type="string" table:style-name="ce39">
            <text:p>KABARDANGAMORE</text:p>
          </table:table-cell>
          <table:table-cell office:value-type="float" office:value="9358" table:style-name="ce40">
            <text:p>9358</text:p>
          </table:table-cell>
          <table:table-cell office:value-type="string" table:style-name="ce39">
            <text:p>297 M G ROAD P.O. R.C. THAKURANI DT:24 PARGANAS (S), W. BENGAL</text:p>
          </table:table-cell>
          <table:table-cell office:value-type="string" table:style-name="ce39">
            <text:p>24 PARGANASSOUTH</text:p>
          </table:table-cell>
          <table:table-cell office:value-type="float" office:value="700104" table:style-name="ce41">
            <text:p>7001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358@sbi.co.in</text:p>
          </table:table-cell>
          <table:table-cell office:value-type="float" office:value="3300" table:style-name="ce41">
            <text:p>3300</text:p>
          </table:table-cell>
          <table:table-cell office:value-type="float" office:value="24677907" table:style-name="ce41">
            <text:p>24677907</text:p>
          </table:table-cell>
          <table:table-cell table:number-columns-repeated="16369"/>
        </table:table-row>
        <table:table-row table:style-name="ro18">
          <table:covered-table-cell/>
          <table:covered-table-cell table:number-columns-repeated="2"/>
          <table:covered-table-cell/>
          <table:table-cell office:value-type="float" office:value="18253" table:style-name="ce16">
            <text:p>18253</text:p>
          </table:table-cell>
          <table:table-cell office:value-type="string" table:style-name="ce39">
            <text:p>GOBINDARAMPUR</text:p>
          </table:table-cell>
          <table:table-cell office:value-type="float" office:value="9974" table:style-name="ce40">
            <text:p>9974</text:p>
          </table:table-cell>
          <table:table-cell office:value-type="string" table:style-name="ce39">
            <text:p>VILL &amp; PO : GOBINDARAMPUR DT:24 PARGANAS (S)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347" table:style-name="ce41">
            <text:p>74334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9974@sbi.co.in</text:p>
          </table:table-cell>
          <table:table-cell office:value-type="float" office:value="3210" table:style-name="ce41">
            <text:p>3210</text:p>
          </table:table-cell>
          <table:table-cell office:value-type="float" office:value="210900" table:style-name="ce41">
            <text:p>210900</text:p>
          </table:table-cell>
          <table:table-cell table:number-columns-repeated="16369"/>
        </table:table-row>
        <table:table-row table:style-name="ro18">
          <table:covered-table-cell/>
          <table:covered-table-cell table:number-columns-repeated="2"/>
          <table:covered-table-cell/>
          <table:table-cell office:value-type="float" office:value="18253" table:style-name="ce16">
            <text:p>18253</text:p>
          </table:table-cell>
          <table:table-cell office:value-type="string" table:style-name="ce39">
            <text:p>AMTALA</text:p>
          </table:table-cell>
          <table:table-cell office:value-type="float" office:value="10089" table:style-name="ce40">
            <text:p>10089</text:p>
          </table:table-cell>
          <table:table-cell office:value-type="string" table:style-name="ce39">
            <text:p>MURSHED MARKET DIAMOND HARBOUR ROAD POST KANYANNAGAR 24 PARGANA(S)</text:p>
          </table:table-cell>
          <table:table-cell office:value-type="string" table:style-name="ce39">
            <text:p>24 PARGANASSOUTH</text:p>
          </table:table-cell>
          <table:table-cell office:value-type="float" office:value="743398" table:style-name="ce41">
            <text:p>74339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089@sbi.co.in</text:p>
          </table:table-cell>
          <table:table-cell office:value-type="float" office:value="33" table:style-name="ce41">
            <text:p>33</text:p>
          </table:table-cell>
          <table:table-cell office:value-type="float" office:value="24809394" table:style-name="ce41">
            <text:p>24809394</text:p>
          </table:table-cell>
          <table:table-cell table:number-columns-repeated="16369"/>
        </table:table-row>
        <table:table-row table:style-name="ro21">
          <table:covered-table-cell/>
          <table:covered-table-cell table:number-columns-repeated="2"/>
          <table:covered-table-cell/>
          <table:table-cell office:value-type="float" office:value="18253" table:style-name="ce16">
            <text:p>18253</text:p>
          </table:table-cell>
          <table:table-cell office:value-type="string" table:style-name="ce39">
            <text:p>NAMKHANA</text:p>
          </table:table-cell>
          <table:table-cell office:value-type="float" office:value="11364" table:style-name="ce40">
            <text:p>11364</text:p>
          </table:table-cell>
          <table:table-cell office:value-type="string" table:style-name="ce39">
            <text:p>VILL : NARAYANPUR PO : NAMKHANA DISTT 24 PARGANAS( SOUTH) WEST BANGAL</text:p>
          </table:table-cell>
          <table:table-cell office:value-type="string" table:style-name="ce39">
            <text:p>24 PARGANASSOUTH</text:p>
          </table:table-cell>
          <table:table-cell office:value-type="float" office:value="743357" table:style-name="ce41">
            <text:p>74335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364@sbi.co.in</text:p>
          </table:table-cell>
          <table:table-cell office:value-type="float" office:value="3210" table:style-name="ce41">
            <text:p>3210</text:p>
          </table:table-cell>
          <table:table-cell office:value-type="float" office:value="244785" table:style-name="ce41">
            <text:p>244785</text:p>
          </table:table-cell>
          <table:table-cell table:number-columns-repeated="16369"/>
        </table:table-row>
        <table:table-row table:style-name="ro19">
          <table:covered-table-cell/>
          <table:covered-table-cell table:number-columns-repeated="2"/>
          <table:covered-table-cell/>
          <table:table-cell office:value-type="float" office:value="18253" table:style-name="ce16">
            <text:p>18253</text:p>
          </table:table-cell>
          <table:table-cell office:value-type="string" table:style-name="ce39">
            <text:p>BAKRAHAT</text:p>
          </table:table-cell>
          <table:table-cell office:value-type="float" office:value="11365" table:style-name="ce40">
            <text:p>11365</text:p>
          </table:table-cell>
          <table:table-cell office:value-type="string" table:style-name="ce39">
            <text:p>NIBARAN DUTTA ROAD VILL: KHASTIKA, P.O. BAKRAHAT DIST: 24 PARGANAS (SOUTH)</text:p>
          </table:table-cell>
          <table:table-cell office:value-type="string" table:style-name="ce39">
            <text:p>24 PARGANASSOUTH</text:p>
          </table:table-cell>
          <table:table-cell office:value-type="float" office:value="743377" table:style-name="ce41">
            <text:p>74337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365@sbi.co.in</text:p>
          </table:table-cell>
          <table:table-cell office:value-type="float" office:value="33" table:style-name="ce41">
            <text:p>33</text:p>
          </table:table-cell>
          <table:table-cell office:value-type="float" office:value="24954141" table:style-name="ce41">
            <text:p>24954141</text:p>
          </table:table-cell>
          <table:table-cell table:number-columns-repeated="16369"/>
        </table:table-row>
        <table:table-row table:style-name="ro21">
          <table:covered-table-cell/>
          <table:covered-table-cell table:number-columns-repeated="2"/>
          <table:covered-table-cell/>
          <table:table-cell office:value-type="float" office:value="18253" table:style-name="ce16">
            <text:p>18253</text:p>
          </table:table-cell>
          <table:table-cell office:value-type="string" table:style-name="ce39">
            <text:p>ROYDIGHEE</text:p>
          </table:table-cell>
          <table:table-cell office:value-type="float" office:value="11366" table:style-name="ce40">
            <text:p>11366</text:p>
          </table:table-cell>
          <table:table-cell office:value-type="string" table:style-name="ce39">
            <text:p>ROYDIGHEE GRAM PANCHAYAT BHAVAN VILL/P.O:ROYDIGHEE DIST: 24 PARGANAS (SOUTH)</text:p>
          </table:table-cell>
          <table:table-cell office:value-type="string" table:style-name="ce39">
            <text:p>24 PARGANASSOUTH</text:p>
          </table:table-cell>
          <table:table-cell office:value-type="float" office:value="743386" table:style-name="ce41">
            <text:p>743386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1366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270912" table:style-name="ce41">
            <text:p>270912</text:p>
          </table:table-cell>
          <table:table-cell table:number-columns-repeated="16369"/>
        </table:table-row>
        <table:table-row table:style-name="ro20">
          <table:covered-table-cell/>
          <table:covered-table-cell table:number-columns-repeated="2"/>
          <table:covered-table-cell/>
          <table:table-cell office:value-type="float" office:value="18253" table:style-name="ce16">
            <text:p>18253</text:p>
          </table:table-cell>
          <table:table-cell office:value-type="string" table:style-name="ce39">
            <text:p>KULPI</text:p>
          </table:table-cell>
          <table:table-cell office:value-type="float" office:value="12337" table:style-name="ce40">
            <text:p>12337</text:p>
          </table:table-cell>
          <table:table-cell office:value-type="string" table:style-name="ce39">
            <text:p>VILL. PO &amp; PS KULPI KULPI KULPI</text:p>
          </table:table-cell>
          <table:table-cell office:value-type="string" table:style-name="ce39">
            <text:p>24 PARGANASSOUTH</text:p>
          </table:table-cell>
          <table:table-cell office:value-type="float" office:value="743351" table:style-name="ce41">
            <text:p>74335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337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266277" table:style-name="ce41">
            <text:p>266277</text:p>
          </table:table-cell>
          <table:table-cell table:number-columns-repeated="16369"/>
        </table:table-row>
        <table:table-row table:style-name="ro19">
          <table:covered-table-cell/>
          <table:covered-table-cell table:number-columns-repeated="2"/>
          <table:covered-table-cell/>
          <table:table-cell office:value-type="float" office:value="18253" table:style-name="ce16">
            <text:p>18253</text:p>
          </table:table-cell>
          <table:table-cell office:value-type="string" table:style-name="ce39">
            <text:p>SAHARARHAT</text:p>
          </table:table-cell>
          <table:table-cell office:value-type="float" office:value="12340" table:style-name="ce40">
            <text:p>12340</text:p>
          </table:table-cell>
          <table:table-cell office:value-type="string" table:style-name="ce39">
            <text:p>VILL BELSINGA- SAHARARHAT P O SAHARARHAT SOUTH 24 PARGANAS</text:p>
          </table:table-cell>
          <table:table-cell office:value-type="string" table:style-name="ce39">
            <text:p>24 PARGANASSOUTH</text:p>
          </table:table-cell>
          <table:table-cell office:value-type="float" office:value="743504" table:style-name="ce41">
            <text:p>743504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340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225321" table:style-name="ce41">
            <text:p>225321</text:p>
          </table:table-cell>
          <table:table-cell table:number-columns-repeated="16369"/>
        </table:table-row>
        <table:table-row table:style-name="ro21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39">
            <text:p>USTHI</text:p>
          </table:table-cell>
          <table:table-cell office:value-type="float" office:value="12343" table:style-name="ce40">
            <text:p>12343</text:p>
          </table:table-cell>
          <table:table-cell office:value-type="string" table:style-name="ce39">
            <text:p>VILL - USTHI P O - USTHI SUOTH 24 PARGANAS</text:p>
          </table:table-cell>
          <table:table-cell office:value-type="string" table:style-name="ce39">
            <text:p>24 PARGANASSOUTH</text:p>
          </table:table-cell>
          <table:table-cell office:value-type="float" office:value="743375" table:style-name="ce41">
            <text:p>743375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343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251055" table:style-name="ce41">
            <text:p>251055</text:p>
          </table:table-cell>
          <table:table-cell table:number-columns-repeated="16369" table:style-name="ce20"/>
        </table:table-row>
        <table:table-row table:style-name="ro20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PATHAR PRATIMA</text:p>
          </table:table-cell>
          <table:table-cell office:value-type="float" office:value="12344" table:style-name="ce40">
            <text:p>12344</text:p>
          </table:table-cell>
          <table:table-cell office:value-type="string" table:style-name="ce39">
            <text:p>PATHAR PRATIMA MAHAVIDYALA COMPLEX,VILL -MADHABNAGAR,PO.-M GOBINDPUR,PS-PATHAR PRATIMA,DIST.SOUTH 24 PARGANAS,W. BENGA</text:p>
          </table:table-cell>
          <table:table-cell office:value-type="string" table:style-name="ce39">
            <text:p>24 PARGANASSOUTH</text:p>
          </table:table-cell>
          <table:table-cell office:value-type="float" office:value="743371" table:style-name="ce41">
            <text:p>74337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2344@sbi.co.in</text:p>
          </table:table-cell>
          <table:table-cell office:value-type="float" office:value="3210" table:style-name="ce41">
            <text:p>3210</text:p>
          </table:table-cell>
          <table:table-cell office:value-type="float" office:value="267660" table:style-name="ce41">
            <text:p>267660</text:p>
          </table:table-cell>
          <table:table-cell table:number-columns-repeated="1008" table:style-name="ce3"/>
          <table:table-cell table:number-columns-repeated="15361"/>
        </table:table-row>
        <table:table-row table:style-name="ro19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NEPALGANJ</text:p>
          </table:table-cell>
          <table:table-cell office:value-type="float" office:value="14029" table:style-name="ce40">
            <text:p>14029</text:p>
          </table:table-cell>
          <table:table-cell office:value-type="string" table:style-name="ce39">
            <text:p>PAILAN ROAD, NEPALGANJ P.O. NEPALGANJ DISTT. 24 PARGANA (SOUTH)</text:p>
          </table:table-cell>
          <table:table-cell office:value-type="string" table:style-name="ce39">
            <text:p>24 PARGANASSOUTH</text:p>
          </table:table-cell>
          <table:table-cell office:value-type="float" office:value="700103" table:style-name="ce41">
            <text:p>7001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29@sbi.co.in</text:p>
          </table:table-cell>
          <table:table-cell office:value-type="float" office:value="33" table:style-name="ce41">
            <text:p>33</text:p>
          </table:table-cell>
          <table:table-cell office:value-type="float" office:value="24404300" table:style-name="ce41">
            <text:p>24404300</text:p>
          </table:table-cell>
          <table:table-cell table:number-columns-repeated="1008" table:style-name="ce3"/>
          <table:table-cell table:number-columns-repeated="15361"/>
        </table:table-row>
        <table:table-row table:style-name="ro20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FATHEPUR</text:p>
          </table:table-cell>
          <table:table-cell office:value-type="float" office:value="14034" table:style-name="ce40">
            <text:p>14034</text:p>
          </table:table-cell>
          <table:table-cell office:value-type="string" table:style-name="ce39">
            <text:p>VILL &amp; PO - FATHEPUR PS- FALTA 24-PARGANAS (SOUTH), WEST BENGAL</text:p>
          </table:table-cell>
          <table:table-cell office:value-type="string" table:style-name="ce39">
            <text:p>24 PARGANASSOUTH</text:p>
          </table:table-cell>
          <table:table-cell office:value-type="float" office:value="743513" table:style-name="ce41">
            <text:p>74351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34@sbi.co.in</text:p>
          </table:table-cell>
          <table:table-cell office:value-type="float" office:value="33" table:style-name="ce41">
            <text:p>33</text:p>
          </table:table-cell>
          <table:table-cell office:value-type="float" office:value="9674713923" table:style-name="ce41">
            <text:p>9674713923</text:p>
          </table:table-cell>
          <table:table-cell table:number-columns-repeated="1008" table:style-name="ce3"/>
          <table:table-cell table:number-columns-repeated="15361"/>
        </table:table-row>
        <table:table-row table:style-name="ro18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BAK KHALI</text:p>
          </table:table-cell>
          <table:table-cell office:value-type="float" office:value="14036" table:style-name="ce40">
            <text:p>14036</text:p>
          </table:table-cell>
          <table:table-cell office:value-type="string" table:style-name="ce39">
            <text:p>FRASERGUNJ K P ADARSHA VIDYAPEETH BAK KHALI MAHARAJGUNJ</text:p>
          </table:table-cell>
          <table:table-cell office:value-type="string" table:style-name="ce39">
            <text:p>24 PARGANASSOUTH</text:p>
          </table:table-cell>
          <table:table-cell office:value-type="float" office:value="743357" table:style-name="ce41">
            <text:p>743357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36@sbi.co.in</text:p>
          </table:table-cell>
          <table:table-cell office:value-type="float" office:value="3210" table:style-name="ce41">
            <text:p>3210</text:p>
          </table:table-cell>
          <table:table-cell office:value-type="float" office:value="9674713369" table:style-name="ce41">
            <text:p>9674713369</text:p>
          </table:table-cell>
          <table:table-cell table:number-columns-repeated="1008" table:style-name="ce3"/>
          <table:table-cell table:number-columns-repeated="15361"/>
        </table:table-row>
        <table:table-row table:style-name="ro19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DHOLAHAT BRANCH</text:p>
          </table:table-cell>
          <table:table-cell office:value-type="float" office:value="14037" table:style-name="ce40">
            <text:p>14037</text:p>
          </table:table-cell>
          <table:table-cell office:value-type="string" table:style-name="ce39">
            <text:p>VILL. &amp; P O SOUTH RAMNAGAR DHOLA SOUTH 24 PARGANAS</text:p>
          </table:table-cell>
          <table:table-cell office:value-type="string" table:style-name="ce39">
            <text:p>24 PARGANASSOUTH</text:p>
          </table:table-cell>
          <table:table-cell office:value-type="float" office:value="743399" table:style-name="ce41">
            <text:p>74339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4037@sbi.co.in</text:p>
          </table:table-cell>
          <table:table-cell office:value-type="float" office:value="3174" table:style-name="ce41">
            <text:p>3174</text:p>
          </table:table-cell>
          <table:table-cell office:value-type="float" office:value="232032" table:style-name="ce41">
            <text:p>232032</text:p>
          </table:table-cell>
          <table:table-cell table:number-columns-repeated="1008" table:style-name="ce3"/>
          <table:table-cell table:number-columns-repeated="15361"/>
        </table:table-row>
        <table:table-row table:style-name="ro18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AMTALA BAZAR</text:p>
          </table:table-cell>
          <table:table-cell office:value-type="float" office:value="16572" table:style-name="ce40">
            <text:p>16572</text:p>
          </table:table-cell>
          <table:table-cell office:value-type="string" table:style-name="ce39">
            <text:p>SHIBTALA , AMTALA BAZAR PO KANYANAGAR PS BISHNUPUR</text:p>
          </table:table-cell>
          <table:table-cell office:value-type="string" table:style-name="ce39">
            <text:p>24 PARGANASSOUTH</text:p>
          </table:table-cell>
          <table:table-cell office:value-type="float" office:value="743398" table:style-name="ce41">
            <text:p>743398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572@sbi.co.in</text:p>
          </table:table-cell>
          <table:table-cell office:value-type="float" office:value="33" table:style-name="ce41">
            <text:p>33</text:p>
          </table:table-cell>
          <table:table-cell office:value-type="float" office:value="24808018" table:style-name="ce41">
            <text:p>24808018</text:p>
          </table:table-cell>
          <table:table-cell table:number-columns-repeated="1008" table:style-name="ce3"/>
          <table:table-cell table:number-columns-repeated="15361"/>
        </table:table-row>
        <table:table-row table:style-name="ro19">
          <table:covered-table-cell/>
          <table:covered-table-cell table:number-columns-repeated="2"/>
          <table:covered-table-cell/>
          <table:table-cell table:style-name="ce17"/>
          <table:table-cell office:value-type="string" table:style-name="ce39">
            <text:p>KHARIBERIA</text:p>
          </table:table-cell>
          <table:table-cell office:value-type="float" office:value="18014" table:style-name="ce40">
            <text:p>18014</text:p>
          </table:table-cell>
          <table:table-cell office:value-type="string" table:style-name="ce39">
            <text:p>PURBA KHARIBERIA PO/PS: BISHNUPUR DISTRICT SOUTH 24 PARGANAS WEST BENGAL</text:p>
          </table:table-cell>
          <table:table-cell office:value-type="string" table:style-name="ce39">
            <text:p>24 PARGANASSOUTH</text:p>
          </table:table-cell>
          <table:table-cell office:value-type="float" office:value="743503" table:style-name="ce41">
            <text:p>7435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014@sbi.co.in</text:p>
          </table:table-cell>
          <table:table-cell office:value-type="float" office:value="33" table:style-name="ce41">
            <text:p>33</text:p>
          </table:table-cell>
          <table:table-cell office:value-type="float" office:value="24809057" table:style-name="ce41">
            <text:p>24809057</text:p>
          </table:table-cell>
          <table:table-cell table:number-columns-repeated="1008" table:style-name="ce3"/>
          <table:table-cell table:number-columns-repeated="15361"/>
        </table:table-row>
        <table:table-row table:style-name="ro21">
          <table:covered-table-cell/>
          <table:covered-table-cell table:number-columns-repeated="2"/>
          <table:covered-table-cell/>
          <table:table-cell office:value-type="float" office:value="18253" table:style-name="ce16">
            <text:p>18253</text:p>
          </table:table-cell>
          <table:table-cell office:value-type="string" table:style-name="ce39">
            <text:p>JAYRAMPUR</text:p>
          </table:table-cell>
          <table:table-cell office:value-type="float" office:value="18015" table:style-name="ce40">
            <text:p>18015</text:p>
          </table:table-cell>
          <table:table-cell office:value-type="string" table:style-name="ce39">
            <text:p>VILL: MAMUPDPUR, PO: KANYANAGAR PS : BISHNUPUR 24 PARGANAS (SOUTH) WEST BENGAL</text:p>
          </table:table-cell>
          <table:table-cell office:value-type="string" table:style-name="ce39">
            <text:p>24 PARGANASSOUTH</text:p>
          </table:table-cell>
          <table:table-cell office:value-type="float" office:value="743503" table:style-name="ce41">
            <text:p>7435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015@sbi.co.in</text:p>
          </table:table-cell>
          <table:table-cell office:value-type="float" office:value="33" table:style-name="ce41">
            <text:p>33</text:p>
          </table:table-cell>
          <table:table-cell office:value-type="float" office:value="24809141" table:style-name="ce41">
            <text:p>24809141</text:p>
          </table:table-cell>
          <table:table-cell table:number-columns-repeated="1008" table:style-name="ce3"/>
          <table:table-cell table:number-columns-repeated="15361"/>
        </table:table-row>
        <table:table-row table:style-name="ro19">
          <table:covered-table-cell/>
          <table:covered-table-cell table:number-columns-repeated="2"/>
          <table:covered-table-cell/>
          <table:table-cell office:value-type="float" office:value="18253" table:style-name="ce16">
            <text:p>18253</text:p>
          </table:table-cell>
          <table:table-cell office:value-type="string" table:style-name="ce39">
            <text:p>M G ROAD</text:p>
          </table:table-cell>
          <table:table-cell office:value-type="float" office:value="18120" table:style-name="ce40">
            <text:p>18120</text:p>
          </table:table-cell>
          <table:table-cell office:value-type="string" table:style-name="ce39">
            <text:p>210, M G ROAD KOLKATA - 700063 DIST - SOUTH 24 PARGANAS</text:p>
          </table:table-cell>
          <table:table-cell office:value-type="string" table:style-name="ce39">
            <text:p>24 PARGANASSOUTH</text:p>
          </table:table-cell>
          <table:table-cell office:value-type="float" office:value="700063" table:style-name="ce41">
            <text:p>70006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120@sbi.co.in</text:p>
          </table:table-cell>
          <table:table-cell office:value-type="float" office:value="33" table:style-name="ce41">
            <text:p>33</text:p>
          </table:table-cell>
          <table:table-cell office:value-type="float" office:value="24381063" table:style-name="ce41">
            <text:p>24381063</text:p>
          </table:table-cell>
          <table:table-cell table:number-columns-repeated="1008" table:style-name="ce3"/>
          <table:table-cell table:number-columns-repeated="15361"/>
        </table:table-row>
        <table:table-row table:style-name="ro22">
          <table:covered-table-cell/>
          <table:covered-table-cell table:number-columns-repeated="2"/>
          <table:covered-table-cell/>
          <table:table-cell office:value-type="float" office:value="18253" table:style-name="ce16">
            <text:p>18253</text:p>
          </table:table-cell>
          <table:table-cell office:value-type="string" table:style-name="ce39">
            <text:p>DAKSHIN BEHALA</text:p>
          </table:table-cell>
          <table:table-cell office:value-type="float" office:value="18121" table:style-name="ce40">
            <text:p>18121</text:p>
          </table:table-cell>
          <table:table-cell office:value-type="string" table:style-name="ce39">
            <text:p>511 DAKSHIN BEHALA ROAD KOLKATA 700061 DIST - SOUTH 24 PARGANAS</text:p>
          </table:table-cell>
          <table:table-cell office:value-type="string" table:style-name="ce39">
            <text:p>24 PARGANASSOUTH</text:p>
          </table:table-cell>
          <table:table-cell office:value-type="float" office:value="700061" table:style-name="ce41">
            <text:p>70006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8121@sbi.co.in</text:p>
          </table:table-cell>
          <table:table-cell office:value-type="float" office:value="33" table:style-name="ce41">
            <text:p>33</text:p>
          </table:table-cell>
          <table:table-cell office:value-type="float" office:value="24930020" table:style-name="ce41">
            <text:p>24930020</text:p>
          </table:table-cell>
          <table:table-cell table:number-columns-repeated="1008" table:style-name="ce3"/>
          <table:table-cell table:number-columns-repeated="15361"/>
        </table:table-row>
        <table:table-row table:style-name="ro23">
          <table:table-cell office:value-type="string" table:number-columns-spanned="3" table:number-rows-spanned="1" table:style-name="ce61">
            <text:p>Assistant General Manager, State Bank of India, SME Bhownipore, 39, Shakespeare Sarani Kolkata 700017</text:p>
          </table:table-cell>
          <table:covered-table-cell table:number-columns-repeated="2"/>
          <table:table-cell table:style-name="ce8"/>
          <table:table-cell table:style-name="ce10"/>
          <table:table-cell office:value-type="string" table:style-name="ce16">
            <text:p>SME Bhowbanipore</text:p>
          </table:table-cell>
          <table:table-cell office:value-type="float" office:value="4833" table:style-name="ce16">
            <text:p>4833</text:p>
          </table:table-cell>
          <table:table-cell table:number-columns-repeated="5" table:style-name="ce8"/>
          <table:table-cell office:value-type="string" table:style-name="ce13">
            <text:p>sbi.04833@sbi.co.in</text:p>
          </table:table-cell>
          <table:table-cell office:value-type="float" office:value="33" table:style-name="ce8">
            <text:p>33</text:p>
          </table:table-cell>
          <table:table-cell office:value-type="float" office:value="22807093" table:style-name="ce8">
            <text:p>22807093</text:p>
          </table:table-cell>
          <table:table-cell table:number-columns-repeated="1008" table:style-name="ce3"/>
          <table:table-cell table:number-columns-repeated="15361"/>
        </table:table-row>
        <table:table-row table:style-name="ro13">
          <table:table-cell office:value-type="string" table:number-columns-spanned="3" table:number-rows-spanned="1" table:style-name="ce61">
            <text:p>Assistant General Manager, State Bank of India, RACPC, Behala, Jeevan tara building, Kolkata 700053</text:p>
          </table:table-cell>
          <table:covered-table-cell table:number-columns-repeated="2"/>
          <table:table-cell table:number-columns-repeated="2" table:style-name="ce21"/>
          <table:table-cell office:value-type="string" table:style-name="ce39">
            <text:p>RACPC- BEHALA</text:p>
          </table:table-cell>
          <table:table-cell office:value-type="float" office:value="17899" table:style-name="ce40">
            <text:p>17899</text:p>
          </table:table-cell>
          <table:table-cell office:value-type="string" table:style-name="ce39">
            <text:p>JEEVAN TARA BUILDING, 3RD FLOOR 23A/44X, DIAMOND HARBOUR ROAD, KOLKOTTA</text:p>
          </table:table-cell>
          <table:table-cell office:value-type="string" table:style-name="ce39">
            <text:p>CALCUTTA</text:p>
          </table:table-cell>
          <table:table-cell office:value-type="float" office:value="700053" table:style-name="ce41">
            <text:p>70005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7899@sbi.co.in</text:p>
          </table:table-cell>
          <table:table-cell office:value-type="float" office:value="33" table:style-name="ce41">
            <text:p>33</text:p>
          </table:table-cell>
          <table:table-cell office:value-type="float" office:value="23964332" table:style-name="ce41">
            <text:p>23964332</text:p>
          </table:table-cell>
          <table:table-cell table:number-columns-repeated="1008" table:style-name="ce3"/>
          <table:table-cell table:number-columns-repeated="15361"/>
        </table:table-row>
        <table:table-row table:style-name="ro24">
          <table:table-cell office:value-type="string" table:number-columns-spanned="3" table:number-rows-spanned="1" table:style-name="ce61">
            <text:p>Assistant General Manager, State Bank of India, SMECC, 106, Karan Ch Singha Road</text:p>
          </table:table-cell>
          <table:covered-table-cell table:number-columns-repeated="2"/>
          <table:table-cell table:number-columns-repeated="2" table:style-name="ce8"/>
          <table:table-cell office:value-type="string" table:style-name="ce39">
            <text:p>SMECCC - SAR HOWRAH</text:p>
          </table:table-cell>
          <table:table-cell office:value-type="float" office:value="15749" table:style-name="ce40">
            <text:p>15749</text:p>
          </table:table-cell>
          <table:table-cell office:value-type="string" table:style-name="ce39">
            <text:p>106,KIRANCHANDRA SINGHA ROAD GANGES GARDEN COMPLEX , SHIBPUR HOWRAH</text:p>
          </table:table-cell>
          <table:table-cell office:value-type="string" table:style-name="ce39">
            <text:p>HOWRAH</text:p>
          </table:table-cell>
          <table:table-cell office:value-type="float" office:value="711102" table:style-name="ce41">
            <text:p>711102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5749@sbi.co.in</text:p>
          </table:table-cell>
          <table:table-cell office:value-type="float" office:value="33" table:style-name="ce41">
            <text:p>33</text:p>
          </table:table-cell>
          <table:table-cell office:value-type="float" office:value="26374517" table:style-name="ce41">
            <text:p>26374517</text:p>
          </table:table-cell>
          <table:table-cell table:number-columns-repeated="1008" table:style-name="ce3"/>
          <table:table-cell table:number-columns-repeated="15361"/>
        </table:table-row>
        <table:table-row table:style-name="ro25">
          <table:table-cell office:value-type="string" table:number-columns-spanned="3" table:number-rows-spanned="1" table:style-name="ce61">
            <text:p>Assistant General Manager, State Bank of India, RACPC,Howrah, Block B,9, G.T. Road South, Howrah Maidan 711101</text:p>
          </table:table-cell>
          <table:covered-table-cell table:number-columns-repeated="2"/>
          <table:table-cell table:number-columns-repeated="2" table:style-name="ce8"/>
          <table:table-cell office:value-type="string" table:style-name="ce39">
            <text:p>RASMECCC HOWRAH</text:p>
          </table:table-cell>
          <table:table-cell office:value-type="float" office:value="10263" table:style-name="ce40">
            <text:p>10263</text:p>
          </table:table-cell>
          <table:table-cell office:value-type="string" table:style-name="ce39">
            <text:p>9,G T ROAD, HOWRAH MAIDAN 2ND FLOOR HOWRAH</text:p>
          </table:table-cell>
          <table:table-cell office:value-type="string" table:style-name="ce39">
            <text:p>HOWRAH</text:p>
          </table:table-cell>
          <table:table-cell office:value-type="float" office:value="711101" table:style-name="ce41">
            <text:p>7111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0263@sbi.co.in</text:p>
          </table:table-cell>
          <table:table-cell office:value-type="float" office:value="33" table:style-name="ce41">
            <text:p>33</text:p>
          </table:table-cell>
          <table:table-cell office:value-type="float" office:value="26373005" table:style-name="ce41">
            <text:p>26373005</text:p>
          </table:table-cell>
          <table:table-cell table:style-name="ce3"/>
          <table:table-cell table:style-name="ce51"/>
          <table:table-cell table:number-columns-repeated="16367"/>
        </table:table-row>
        <table:table-row table:style-name="ro26">
          <table:table-cell office:value-type="string" table:number-columns-spanned="3" table:number-rows-spanned="1" table:style-name="ce62">
            <text:p>Deputy General Manager(B&amp;O HowrahSRIBRIDDHI BHAWAN, 4TH FLOOR 34, J. L. NEHRU ROAD KOLKATA – 700071</text:p>
          </table:table-cell>
          <table:covered-table-cell table:number-columns-repeated="2"/>
          <table:table-cell table:style-name="ce9"/>
          <table:table-cell table:style-name="ce8"/>
          <table:table-cell office:value-type="string" table:style-name="ce39">
            <text:p>ZONAL OFFICE HOWRAH</text:p>
          </table:table-cell>
          <table:table-cell office:value-type="float" office:value="4260" table:style-name="ce40">
            <text:p>4260</text:p>
          </table:table-cell>
          <table:table-cell office:value-type="string" table:style-name="ce39">
            <text:p>SAMRIDDHI BHAWAN, 1, BLOCK – E, 1, STRAND ROAD, KOLKATA - 700001</text:p>
          </table:table-cell>
          <table:table-cell office:value-type="string" table:style-name="ce39">
            <text:p>HOWRAH</text:p>
          </table:table-cell>
          <table:table-cell office:value-type="float" office:value="700001" table:style-name="ce41">
            <text:p>70000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04260@sbi.co.in</text:p>
          </table:table-cell>
          <table:table-cell office:value-type="float" office:value="33" table:style-name="ce41">
            <text:p>33</text:p>
          </table:table-cell>
          <table:table-cell office:value-type="float" office:value="22887110" table:style-name="ce41">
            <text:p>22887110</text:p>
          </table:table-cell>
          <table:table-cell table:number-columns-repeated="1008" table:style-name="ce3"/>
          <table:table-cell table:number-columns-repeated="15361"/>
        </table:table-row>
        <table:table-row table:style-name="ro2">
          <table:table-cell office:value-type="string" table:number-columns-spanned="3" table:number-rows-spanned="1" table:style-name="ce63">
            <text:p>Deputy General Manager(B&amp;O), S24 Parganas,4TH FLOOR, SRIBRIDDHI BHAWAN. 34, JAWAHARLAL NEHRU ROAD KOLKATA</text:p>
          </table:table-cell>
          <table:covered-table-cell table:number-columns-repeated="2"/>
          <table:table-cell table:style-name="ce9"/>
          <table:table-cell table:style-name="ce8"/>
          <table:table-cell office:value-type="string" table:style-name="ce39">
            <text:p>SOUTH 24 PARGANAS ZONE KOLKATA</text:p>
          </table:table-cell>
          <table:table-cell office:value-type="float" office:value="17988" table:style-name="ce40">
            <text:p>17988</text:p>
          </table:table-cell>
          <table:table-cell office:value-type="string" table:style-name="ce39">
            <text:p>4TH FLOOR, SRIBRIDDHI BHAWAN. 34, JAWAHARLAL NEHRU ROAD KOLKATA</text:p>
          </table:table-cell>
          <table:table-cell office:value-type="string" table:style-name="ce39">
            <text:p>CALCUTTA</text:p>
          </table:table-cell>
          <table:table-cell office:value-type="float" office:value="700071" table:style-name="ce41">
            <text:p>700071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7988@sbi.co.in</text:p>
          </table:table-cell>
          <table:table-cell office:value-type="float" office:value="33" table:style-name="ce41">
            <text:p>33</text:p>
          </table:table-cell>
          <table:table-cell office:value-type="float" office:value="22880191" table:style-name="ce41">
            <text:p>22880191</text:p>
          </table:table-cell>
          <table:table-cell table:number-columns-repeated="16369"/>
        </table:table-row>
        <table:table-row table:style-name="ro2">
          <table:table-cell office:value-type="string" table:number-columns-spanned="3" table:number-rows-spanned="1" table:style-name="ce64">
            <text:p>AGM SMECCC, Ballygunge</text:p>
          </table:table-cell>
          <table:covered-table-cell table:number-columns-repeated="2"/>
          <table:table-cell table:style-name="ce9"/>
          <table:table-cell table:style-name="ce8"/>
          <table:table-cell office:value-type="string" table:style-name="ce39">
            <text:p>SMECC BALLYGUNGE</text:p>
          </table:table-cell>
          <table:table-cell office:value-type="float" office:value="15743" table:style-name="ce40">
            <text:p>15743</text:p>
          </table:table-cell>
          <table:table-cell office:value-type="string" table:style-name="ce39">
            <text:p>50A, GARIAHAT MAIN ROAD BALLYGUNGE KOLKATA, WEST BENGAL</text:p>
          </table:table-cell>
          <table:table-cell office:value-type="string" table:style-name="ce39">
            <text:p>CALCUTTA</text:p>
          </table:table-cell>
          <table:table-cell office:value-type="float" office:value="700019" table:style-name="ce41">
            <text:p>700019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5743@sbi.co.in</text:p>
          </table:table-cell>
          <table:table-cell office:value-type="float" office:value="33" table:style-name="ce41">
            <text:p>33</text:p>
          </table:table-cell>
          <table:table-cell office:value-type="float" office:value="24618249" table:style-name="ce41">
            <text:p>24618249</text:p>
          </table:table-cell>
          <table:table-cell table:number-columns-repeated="16369"/>
        </table:table-row>
        <table:table-row table:style-name="ro2">
          <table:table-cell office:value-type="string" table:number-columns-spanned="3" table:number-rows-spanned="1" table:style-name="ce64">
            <text:p>AGM RACPC, South Kolkata</text:p>
          </table:table-cell>
          <table:covered-table-cell table:number-columns-repeated="2"/>
          <table:table-cell table:style-name="ce9"/>
          <table:table-cell table:style-name="ce8"/>
          <table:table-cell office:value-type="string" table:style-name="ce39">
            <text:p>RACPC SOUTH KOLKATA</text:p>
          </table:table-cell>
          <table:table-cell office:value-type="float" office:value="16286" table:style-name="ce40">
            <text:p>16286</text:p>
          </table:table-cell>
          <table:table-cell office:value-type="string" table:style-name="ce39">
            <text:p>1ST FLOOR, WINDSOR HEIGHTS 277, UTTAR KUMRAKHALI, E.M. BYPASS, KOLKATA</text:p>
          </table:table-cell>
          <table:table-cell office:value-type="string" table:style-name="ce39">
            <text:p>CALCUTTA</text:p>
          </table:table-cell>
          <table:table-cell office:value-type="float" office:value="700103" table:style-name="ce41">
            <text:p>700103</text:p>
          </table:table-cell>
          <table:table-cell table:style-name="ce41"/>
          <table:table-cell office:value-type="string" table:style-name="ce39">
            <text:p>WEST BENGAL</text:p>
          </table:table-cell>
          <table:table-cell office:value-type="string" table:style-name="ce41">
            <text:p>sbi.16286@sbi.co.in</text:p>
          </table:table-cell>
          <table:table-cell office:value-type="float" office:value="33" table:style-name="ce41">
            <text:p>33</text:p>
          </table:table-cell>
          <table:table-cell office:value-type="float" office:value="3329711085" table:style-name="ce41">
            <text:p>3329711085</text:p>
          </table:table-cell>
          <table:table-cell table:number-columns-repeated="16369"/>
        </table:table-row>
        <table:table-row table:number-rows-repeated="8" table:style-name="ro2">
          <table:table-cell table:number-columns-repeated="3" table:style-name="ce3"/>
          <table:table-cell table:style-name="ce26"/>
          <table:table-cell table:number-columns-repeated="1019" table:style-name="ce3"/>
          <table:table-cell table:number-columns-repeated="15361"/>
        </table:table-row>
        <table:table-row table:number-rows-repeated="5" table:style-name="ro2">
          <table:table-cell table:number-columns-repeated="3" table:style-name="ce3"/>
          <table:table-cell table:style-name="ce26"/>
          <table:table-cell table:style-name="ce3"/>
          <table:table-cell table:style-name="ce46"/>
          <table:table-cell table:style-name="ce47"/>
          <table:table-cell table:number-columns-repeated="2" table:style-name="ce46"/>
          <table:table-cell table:number-columns-repeated="2" table:style-name="ce48"/>
          <table:table-cell table:style-name="ce46"/>
          <table:table-cell table:number-columns-repeated="3" table:style-name="ce48"/>
          <table:table-cell table:number-columns-repeated="16369"/>
        </table:table-row>
        <table:table-row table:style-name="ro2">
          <table:table-cell table:number-columns-repeated="5"/>
          <table:table-cell table:number-columns-repeated="10" table:style-name="ce1"/>
          <table:table-cell table:number-columns-repeated="16369"/>
        </table:table-row>
        <table:table-row table:number-rows-repeated="2" table:style-name="ro2">
          <table:table-cell table:number-columns-repeated="5"/>
          <table:table-cell table:style-name="ce46"/>
          <table:table-cell table:style-name="ce47"/>
          <table:table-cell table:number-columns-repeated="2" table:style-name="ce46"/>
          <table:table-cell table:number-columns-repeated="2" table:style-name="ce48"/>
          <table:table-cell table:style-name="ce46"/>
          <table:table-cell table:number-columns-repeated="3" table:style-name="ce48"/>
          <table:table-cell table:number-columns-repeated="16369"/>
        </table:table-row>
        <table:table-row table:number-rows-repeated="1048109" table:style-name="ro14">
          <table:table-cell table:number-columns-repeated="16384"/>
        </table:table-row>
      </table:table>
      <table:table table:name="GM_III" table:style-name="ta1">
        <table:table-column table:style-name="co1" table:number-columns-repeated="2" table:default-cell-style-name="ce3"/>
        <table:table-column table:style-name="co17" table:default-cell-style-name="ce3"/>
        <table:table-column table:style-name="co18" table:default-cell-style-name="ce26"/>
        <table:table-column table:style-name="co3" table:default-cell-style-name="ce3" table:visibility="collapse"/>
        <table:table-column table:style-name="co19" table:default-cell-style-name="ce3"/>
        <table:table-column table:style-name="co1" table:default-cell-style-name="ce3"/>
        <table:table-column table:style-name="co20" table:default-cell-style-name="ce3"/>
        <table:table-column table:style-name="co14" table:default-cell-style-name="ce3"/>
        <table:table-column table:style-name="co21" table:default-cell-style-name="ce3"/>
        <table:table-column table:style-name="co1" table:number-columns-repeated="2" table:default-cell-style-name="ce3"/>
        <table:table-column table:style-name="co22" table:default-cell-style-name="ce3"/>
        <table:table-column table:style-name="co1" table:number-columns-repeated="1009" table:default-cell-style-name="ce3"/>
        <table:table-column table:style-name="co9" table:default-cell-style-name="ce3"/>
        <table:table-column table:style-name="co9" table:number-columns-repeated="15361" table:default-cell-style-name="ce1"/>
        <table:table-row table:style-name="ro1">
          <table:table-cell office:value-type="string" table:number-columns-spanned="15" table:number-rows-spanned="1" table:style-name="ce28">
            <text:p>KOLKATA CIRCLE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table:number-columns-repeated="3" table:style-name="ce4"/>
          <table:table-cell table:style-name="ce5"/>
          <table:table-cell table:style-name="ce2"/>
          <table:table-cell table:number-columns-repeated="7" table:style-name="ce4"/>
          <table:table-cell table:style-name="ce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28">
            <text:p>DETAILS OF DESIGNATED AUTHORITIES UNDER RIGHT TO INFORMATION ACT 2005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table:number-columns-repeated="3" table:style-name="ce4"/>
          <table:table-cell table:style-name="ce5"/>
          <table:table-cell table:style-name="ce2"/>
          <table:table-cell table:number-columns-repeated="7" table:style-name="ce4"/>
          <table:table-cell table:style-name="ce3"/>
          <table:table-cell table:number-columns-repeated="2" table:style-name="ce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28">
            <text:p>APPELLATE AUTHORITY FOR UNDERNOTED CPIO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table:number-columns-repeated="3" table:style-name="ce4"/>
          <table:table-cell table:style-name="ce5"/>
          <table:table-cell table:style-name="ce2"/>
          <table:table-cell table:number-columns-repeated="7" table:style-name="ce4"/>
          <table:table-cell table:style-name="ce3"/>
          <table:table-cell table:number-columns-repeated="2" table:style-name="ce4"/>
          <table:table-cell table:number-columns-repeated="16369"/>
        </table:table-row>
        <table:table-row table:style-name="ro2">
          <table:table-cell office:value-type="string" table:number-columns-spanned="7" table:number-rows-spanned="4" table:style-name="ce29">
            <text:p>FIRST APPELLATE AUTHORITY</text:p>
          </table:table-cell>
          <table:covered-table-cell table:number-columns-repeated="6"/>
          <table:table-cell office:value-type="string" table:number-columns-spanned="8" table:number-rows-spanned="4" table:style-name="ce30">
            <text:p>GENERAL MANAGER – III, STATE BANK OF INDIA, SAMRIDDHI BHAVAN, BLOCK – B, ND FLOOR, 1, STRAND ROAD, KOLKATA – 700001</text:p>
          </table:table-cell>
          <table:covered-table-cell table:number-columns-repeated="7"/>
          <table:table-cell table:number-columns-repeated="16369"/>
        </table:table-row>
        <table:table-row table:number-rows-repeated="3" table:style-name="ro2">
          <table:covered-table-cell/>
          <table:covered-table-cell table:number-columns-repeated="6"/>
          <table:covered-table-cell/>
          <table:covered-table-cell table:number-columns-repeated="7"/>
          <table:table-cell table:number-columns-repeated="16369"/>
        </table:table-row>
        <table:table-row table:style-name="ro15">
          <table:table-cell office:value-type="string" table:number-columns-spanned="3" table:number-rows-spanned="1" table:style-name="ce29">
            <text:p>CENTRAL PUBLIC INFORMATION OFFICER (CPIO)</text:p>
          </table:table-cell>
          <table:covered-table-cell table:number-columns-repeated="2"/>
          <table:table-cell office:value-type="string" table:style-name="ce6">
            <text:p>CONTACT DETAILS</text:p>
          </table:table-cell>
          <table:table-cell table:style-name="ce6"/>
          <table:table-cell office:value-type="string" table:number-columns-spanned="10" table:number-rows-spanned="1" table:style-name="ce29">
            <text:p>DETAILS OF CENTRAL ASSISTANT PUBLIC INFORMATION OFFICER (CAPIO)</text:p>
          </table:table-cell>
          <table:covered-table-cell table:number-columns-repeated="9"/>
          <table:table-cell table:number-columns-repeated="16369"/>
        </table:table-row>
        <table:table-row table:style-name="ro2">
          <table:table-cell table:number-columns-repeated="3" table:style-name="ce8"/>
          <table:table-cell table:style-name="ce9"/>
          <table:table-cell table:style-name="ce10"/>
          <table:table-cell table:number-columns-repeated="7" table:style-name="ce8"/>
          <table:table-cell table:style-name="ce3"/>
          <table:table-cell table:number-columns-repeated="2" table:style-name="ce8"/>
          <table:table-cell table:number-columns-repeated="16369"/>
        </table:table-row>
        <table:table-row table:style-name="ro2">
          <table:table-cell table:number-columns-repeated="3" table:style-name="ce8"/>
          <table:table-cell table:style-name="ce9"/>
          <table:table-cell table:style-name="ce10"/>
          <table:table-cell office:value-type="string" table:style-name="ce11">
            <text:p>BRANCH/OFFICE</text:p>
          </table:table-cell>
          <table:table-cell office:value-type="string" table:style-name="ce11">
            <text:p>BR CODE</text:p>
          </table:table-cell>
          <table:table-cell office:value-type="string" table:number-columns-spanned="5" table:number-rows-spanned="1" table:style-name="ce31">
            <text:p>ADDRESS</text:p>
          </table:table-cell>
          <table:covered-table-cell table:number-columns-repeated="4"/>
          <table:table-cell office:value-type="string" table:style-name="ce3">
            <text:p>EMAIL ID</text:p>
          </table:table-cell>
          <table:table-cell office:value-type="string" table:style-name="ce11">
            <text:p>STD CODE</text:p>
          </table:table-cell>
          <table:table-cell office:value-type="string" table:style-name="ce11">
            <text:p>PHONE NO</text:p>
          </table:table-cell>
          <table:table-cell table:number-columns-repeated="16369"/>
        </table:table-row>
        <table:table-row table:style-name="ro6">
          <table:table-cell office:value-type="string" table:number-columns-spanned="3" table:number-rows-spanned="40" table:style-name="ce36">
            <text:p>Regional Manager, State Bank of India, RBO-I, AO Municipal Hawkers Market, Court Compond, Burdwan, 713101</text:p>
          </table:table-cell>
          <table:covered-table-cell table:number-columns-repeated="2"/>
          <table:table-cell office:value-type="string" table:number-columns-spanned="1" table:number-rows-spanned="40" table:style-name="ce34">
            <text:p>0342-266308</text:p>
          </table:table-cell>
          <table:table-cell office:value-type="float" office:value="14874" table:style-name="ce16">
            <text:p>14874</text:p>
          </table:table-cell>
          <table:table-cell office:value-type="string" table:style-name="ce16">
            <text:p>Burdwan University</text:p>
          </table:table-cell>
          <table:table-cell office:value-type="float" office:value="2033" table:style-name="ce16">
            <text:p>2033</text:p>
          </table:table-cell>
          <table:table-cell office:value-type="string" table:style-name="ce16">
            <text:p>The Branch Manager,State Bank of India,PO Rajbati Uttar Phatak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04" table:style-name="ce16">
            <text:p>713104</text:p>
          </table:table-cell>
          <table:table-cell office:value-type="string" table:style-name="ce13">
            <text:p>sbi.02033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533429" table:style-name="ce16">
            <text:p>253342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Kalna</text:p>
          </table:table-cell>
          <table:table-cell office:value-type="float" office:value="106" table:style-name="ce16">
            <text:p>106</text:p>
          </table:table-cell>
          <table:table-cell office:value-type="string" table:style-name="ce16">
            <text:p>The Branch Manager,State Bank of India,Bhaduripara</text:p>
          </table:table-cell>
          <table:table-cell office:value-type="string" table:style-name="ce16">
            <text:p>PO Kalna Dist Burdwan</text:p>
          </table:table-cell>
          <table:table-cell office:value-type="string" table:style-name="ce16">
            <text:p>Kalna</text:p>
          </table:table-cell>
          <table:table-cell office:value-type="string" table:style-name="ce16">
            <text:p>WB</text:p>
          </table:table-cell>
          <table:table-cell office:value-type="float" office:value="713409" table:style-name="ce16">
            <text:p>713409</text:p>
          </table:table-cell>
          <table:table-cell office:value-type="string" table:style-name="ce13">
            <text:p>sbi.00106@sbi.co.in</text:p>
          </table:table-cell>
          <table:table-cell office:value-type="float" office:value="3454" table:style-name="ce16">
            <text:p>3454</text:p>
          </table:table-cell>
          <table:table-cell office:value-type="float" office:value="256128" table:style-name="ce16">
            <text:p>25612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Memari</text:p>
          </table:table-cell>
          <table:table-cell office:value-type="float" office:value="1366" table:style-name="ce16">
            <text:p>1366</text:p>
          </table:table-cell>
          <table:table-cell office:value-type="string" table:style-name="ce16">
            <text:p>The Branch Manager,State Bank of India PO Memari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Memari</text:p>
          </table:table-cell>
          <table:table-cell office:value-type="string" table:style-name="ce16">
            <text:p>WB</text:p>
          </table:table-cell>
          <table:table-cell office:value-type="float" office:value="713146" table:style-name="ce16">
            <text:p>713146</text:p>
          </table:table-cell>
          <table:table-cell office:value-type="string" table:style-name="ce17">
            <text:p>sbi.01366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250369" table:style-name="ce16">
            <text:p>225036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Surekalna</text:p>
          </table:table-cell>
          <table:table-cell office:value-type="float" office:value="1552" table:style-name="ce16">
            <text:p>1552</text:p>
          </table:table-cell>
          <table:table-cell office:value-type="string" table:style-name="ce16">
            <text:p>The Branch Manager,State Bank of India Vill+PO Surekaln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Surekalna</text:p>
          </table:table-cell>
          <table:table-cell office:value-type="string" table:style-name="ce16">
            <text:p>WB</text:p>
          </table:table-cell>
          <table:table-cell office:value-type="float" office:value="713408" table:style-name="ce16">
            <text:p>713408</text:p>
          </table:table-cell>
          <table:table-cell office:value-type="string" table:style-name="ce17">
            <text:p>sbi.01552@sbi.co.in</text:p>
          </table:table-cell>
          <table:table-cell office:value-type="float" office:value="3451" table:style-name="ce16">
            <text:p>3451</text:p>
          </table:table-cell>
          <table:table-cell office:value-type="float" office:value="288230" table:style-name="ce16">
            <text:p>2882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Dainhat</text:p>
          </table:table-cell>
          <table:table-cell office:value-type="float" office:value="2045" table:style-name="ce16">
            <text:p>2045</text:p>
          </table:table-cell>
          <table:table-cell office:value-type="string" table:style-name="ce16">
            <text:p>The Branch Manager,State Bank of India Vill &amp; PO Daihat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502" table:style-name="ce16">
            <text:p>713502</text:p>
          </table:table-cell>
          <table:table-cell office:value-type="string" table:style-name="ce17">
            <text:p>sbi.02045@sbi.co.in</text:p>
          </table:table-cell>
          <table:table-cell office:value-type="float" office:value="3453" table:style-name="ce16">
            <text:p>3453</text:p>
          </table:table-cell>
          <table:table-cell office:value-type="float" office:value="244225" table:style-name="ce16">
            <text:p>24422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Kusumgram</text:p>
          </table:table-cell>
          <table:table-cell office:value-type="float" office:value="2080" table:style-name="ce16">
            <text:p>2080</text:p>
          </table:table-cell>
          <table:table-cell office:value-type="string" table:style-name="ce16">
            <text:p>The Branch Manager,State Bank of India Near Bus Stand Kusumgram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22" table:style-name="ce16">
            <text:p>713422</text:p>
          </table:table-cell>
          <table:table-cell office:value-type="string" table:style-name="ce17">
            <text:p>sbi.02080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750524" table:style-name="ce16">
            <text:p>27505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Kalna ADB</text:p>
          </table:table-cell>
          <table:table-cell office:value-type="float" office:value="3049" table:style-name="ce16">
            <text:p>3049</text:p>
          </table:table-cell>
          <table:table-cell office:value-type="string" table:style-name="ce16">
            <text:p>The Branch Manager,State Bank of India,Station Road</text:p>
          </table:table-cell>
          <table:table-cell office:value-type="string" table:style-name="ce16">
            <text:p>PO Kalna Dist Burdwan</text:p>
          </table:table-cell>
          <table:table-cell office:value-type="string" table:style-name="ce16">
            <text:p>Kalna</text:p>
          </table:table-cell>
          <table:table-cell office:value-type="string" table:style-name="ce16">
            <text:p>WB</text:p>
          </table:table-cell>
          <table:table-cell office:value-type="float" office:value="713409" table:style-name="ce16">
            <text:p>713409</text:p>
          </table:table-cell>
          <table:table-cell office:value-type="string" table:style-name="ce17">
            <text:p>Sbi.03049@sbi.co.in</text:p>
          </table:table-cell>
          <table:table-cell office:value-type="float" office:value="3454" table:style-name="ce16">
            <text:p>3454</text:p>
          </table:table-cell>
          <table:table-cell office:value-type="float" office:value="255044" table:style-name="ce16">
            <text:p>25504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Khosbagan</text:p>
          </table:table-cell>
          <table:table-cell office:value-type="float" office:value="3083" table:style-name="ce16">
            <text:p>3083</text:p>
          </table:table-cell>
          <table:table-cell office:value-type="string" table:style-name="ce16">
            <text:p>The Branch Manager,State Bank of India,RB Ghosh Road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Khosbagan</text:p>
          </table:table-cell>
          <table:table-cell office:value-type="string" table:style-name="ce16">
            <text:p>WB</text:p>
          </table:table-cell>
          <table:table-cell office:value-type="float" office:value="713101" table:style-name="ce16">
            <text:p>713101</text:p>
          </table:table-cell>
          <table:table-cell office:value-type="string" table:style-name="ce17">
            <text:p>Sbi.03083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665021" table:style-name="ce16">
            <text:p>266502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Memari ADB</text:p>
          </table:table-cell>
          <table:table-cell office:value-type="float" office:value="3920" table:style-name="ce16">
            <text:p>3920</text:p>
          </table:table-cell>
          <table:table-cell office:value-type="string" table:style-name="ce16">
            <text:p>The Branch Manager,State Bank of India,Old Monteswar Road</text:p>
          </table:table-cell>
          <table:table-cell office:value-type="string" table:style-name="ce16">
            <text:p>Hospital More PO Memari Dist Burdwan</text:p>
          </table:table-cell>
          <table:table-cell office:value-type="string" table:style-name="ce16">
            <text:p>Memari</text:p>
          </table:table-cell>
          <table:table-cell office:value-type="string" table:style-name="ce16">
            <text:p>WB</text:p>
          </table:table-cell>
          <table:table-cell office:value-type="float" office:value="713146" table:style-name="ce16">
            <text:p>713146</text:p>
          </table:table-cell>
          <table:table-cell office:value-type="string" table:style-name="ce17">
            <text:p>Sbi.03920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250398" table:style-name="ce16">
            <text:p>225039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Kurmun</text:p>
          </table:table-cell>
          <table:table-cell office:value-type="float" office:value="6043" table:style-name="ce16">
            <text:p>6043</text:p>
          </table:table-cell>
          <table:table-cell office:value-type="string" table:style-name="ce16">
            <text:p>The Branch Manager,State Bank of India,Vill &amp; PO Kurmun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02" table:style-name="ce16">
            <text:p>713102</text:p>
          </table:table-cell>
          <table:table-cell office:value-type="string" table:style-name="ce17">
            <text:p>sbi.06043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310239" table:style-name="ce16">
            <text:p>231023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Talit village B</text:p>
          </table:table-cell>
          <table:table-cell office:value-type="float" office:value="6104" table:style-name="ce16">
            <text:p>6104</text:p>
          </table:table-cell>
          <table:table-cell office:value-type="string" table:style-name="ce16">
            <text:p>The Branch Manager,State Bank of India,Vill &amp; Po Talit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'</text:p>
          </table:table-cell>
          <table:table-cell office:value-type="string" table:style-name="ce16">
            <text:p>WB</text:p>
          </table:table-cell>
          <table:table-cell office:value-type="float" office:value="713141" table:style-name="ce16">
            <text:p>713141</text:p>
          </table:table-cell>
          <table:table-cell office:value-type="string" table:style-name="ce17">
            <text:p>sbi.06104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443100" table:style-name="ce16">
            <text:p>24431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Shaktigarh</text:p>
          </table:table-cell>
          <table:table-cell office:value-type="float" office:value="6116" table:style-name="ce16">
            <text:p>6116</text:p>
          </table:table-cell>
          <table:table-cell office:value-type="string" table:style-name="ce16">
            <text:p>The Branch Manager,State Bank of India,Vill &amp; PO Shaktigarh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49" table:style-name="ce16">
            <text:p>713149</text:p>
          </table:table-cell>
          <table:table-cell office:value-type="string" table:style-name="ce17">
            <text:p>sbi.06116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586072" table:style-name="ce16">
            <text:p>258607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Nadanghat ADB</text:p>
          </table:table-cell>
          <table:table-cell office:value-type="float" office:value="6194" table:style-name="ce16">
            <text:p>6194</text:p>
          </table:table-cell>
          <table:table-cell office:value-type="string" table:style-name="ce16">
            <text:p>The Branch Manager,State Bank of IndiaVill &amp; Po Nadanghat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'</text:p>
          </table:table-cell>
          <table:table-cell office:value-type="string" table:style-name="ce16">
            <text:p>WB</text:p>
          </table:table-cell>
          <table:table-cell office:value-type="float" office:value="713515" table:style-name="ce16">
            <text:p>713515</text:p>
          </table:table-cell>
          <table:table-cell office:value-type="string" table:style-name="ce17">
            <text:p>sbi.06194@sbi.co.in</text:p>
          </table:table-cell>
          <table:table-cell office:value-type="float" office:value="3454" table:style-name="ce16">
            <text:p>3454</text:p>
          </table:table-cell>
          <table:table-cell office:value-type="float" office:value="260233" table:style-name="ce16">
            <text:p>26023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Perbirhata</text:p>
          </table:table-cell>
          <table:table-cell office:value-type="float" office:value="7830" table:style-name="ce16">
            <text:p>7830</text:p>
          </table:table-cell>
          <table:table-cell office:value-type="string" table:style-name="ce16">
            <text:p>The Branch Manager,State Bank of India,PO Sripally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03" table:style-name="ce16">
            <text:p>713103</text:p>
          </table:table-cell>
          <table:table-cell office:value-type="string" table:style-name="ce13">
            <text:p>sbi.07830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588313" table:style-name="ce16">
            <text:p>258831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SadarghatBurdwa</text:p>
          </table:table-cell>
          <table:table-cell office:value-type="float" office:value="8007" table:style-name="ce16">
            <text:p>8007</text:p>
          </table:table-cell>
          <table:table-cell office:value-type="string" table:style-name="ce16">
            <text:p>The Branch Manager,State Bank of India,Purta Bhavan</text:p>
          </table:table-cell>
          <table:table-cell office:value-type="string" table:style-name="ce16">
            <text:p>PO Sripali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03" table:style-name="ce16">
            <text:p>713103</text:p>
          </table:table-cell>
          <table:table-cell office:value-type="string" table:style-name="ce17">
            <text:p>sbi.08007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545011" table:style-name="ce16">
            <text:p>25450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Moynaguri</text:p>
          </table:table-cell>
          <table:table-cell office:value-type="float" office:value="8196" table:style-name="ce16">
            <text:p>8196</text:p>
          </table:table-cell>
          <table:table-cell office:value-type="string" table:style-name="ce16">
            <text:p>The Branch Manager,State Bank of India,Vill Moynaguri</text:p>
          </table:table-cell>
          <table:table-cell office:value-type="string" table:style-name="ce16">
            <text:p>PO Sultanpu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46" table:style-name="ce16">
            <text:p>713146</text:p>
          </table:table-cell>
          <table:table-cell office:value-type="string" table:style-name="ce17">
            <text:p>sbi.08196@sbi.co.in`</text:p>
          </table:table-cell>
          <table:table-cell office:value-type="float" office:value="3454" table:style-name="ce16">
            <text:p>3454</text:p>
          </table:table-cell>
          <table:table-cell office:value-type="float" office:value="275522" table:style-name="ce16">
            <text:p>27552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Chhatini</text:p>
          </table:table-cell>
          <table:table-cell office:value-type="float" office:value="8197" table:style-name="ce16">
            <text:p>8197</text:p>
          </table:table-cell>
          <table:table-cell office:value-type="string" table:style-name="ce16">
            <text:p>The Branch Manager,State Bank of India,Vill &amp; PO Chatni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512" table:style-name="ce16">
            <text:p>713512</text:p>
          </table:table-cell>
          <table:table-cell office:value-type="string" table:style-name="ce17">
            <text:p>sbi.08197@sbi.co.in</text:p>
          </table:table-cell>
          <table:table-cell office:value-type="float" office:value="3453" table:style-name="ce16">
            <text:p>3453</text:p>
          </table:table-cell>
          <table:table-cell office:value-type="float" office:value="248251" table:style-name="ce16">
            <text:p>24825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Putsuri</text:p>
          </table:table-cell>
          <table:table-cell office:value-type="float" office:value="8199" table:style-name="ce16">
            <text:p>8199</text:p>
          </table:table-cell>
          <table:table-cell office:value-type="string" table:style-name="ce16">
            <text:p>The Branch Manager,State Bank of India,Vill &amp; PO Putsuri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45" table:style-name="ce16">
            <text:p>713145</text:p>
          </table:table-cell>
          <table:table-cell office:value-type="string" table:style-name="ce17">
            <text:p>sbi.08199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755091" table:style-name="ce16">
            <text:p>275509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Parulia</text:p>
          </table:table-cell>
          <table:table-cell office:value-type="float" office:value="8201" table:style-name="ce16">
            <text:p>8201</text:p>
          </table:table-cell>
          <table:table-cell office:value-type="string" table:style-name="ce16">
            <text:p>The Branch Manager,State Bank of India,Vill &amp; PO Paruliy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513" table:style-name="ce16">
            <text:p>713513</text:p>
          </table:table-cell>
          <table:table-cell office:value-type="string" table:style-name="ce17">
            <text:p>sbi.08201@sbi.co.in</text:p>
          </table:table-cell>
          <table:table-cell office:value-type="float" office:value="3454" table:style-name="ce16">
            <text:p>3454</text:p>
          </table:table-cell>
          <table:table-cell office:value-type="float" office:value="264241" table:style-name="ce16">
            <text:p>26424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Radhakantapur</text:p>
          </table:table-cell>
          <table:table-cell office:value-type="float" office:value="8202" table:style-name="ce16">
            <text:p>8202</text:p>
          </table:table-cell>
          <table:table-cell office:value-type="string" table:style-name="ce16">
            <text:p>The Branch Manager,State Bank of India,Vill &amp; PO Radhakantapur</text:p>
          </table:table-cell>
          <table:table-cell office:value-type="string" table:style-name="ce16">
            <text:p>Dist-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46" table:style-name="ce16">
            <text:p>713146</text:p>
          </table:table-cell>
          <table:table-cell office:value-type="string" table:style-name="ce17">
            <text:p>sbi.08202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700450" table:style-name="ce16">
            <text:p>270045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Chotkhanda</text:p>
          </table:table-cell>
          <table:table-cell office:value-type="float" office:value="8203" table:style-name="ce16">
            <text:p>8203</text:p>
          </table:table-cell>
          <table:table-cell office:value-type="string" table:style-name="ce16">
            <text:p>The Branch Manager,State Bank of India,Vill &amp; PO Chotkond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46" table:style-name="ce16">
            <text:p>713146</text:p>
          </table:table-cell>
          <table:table-cell office:value-type="string" table:style-name="ce17">
            <text:p>sbi.08203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262663" table:style-name="ce16">
            <text:p>226266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Palla Rd.</text:p>
          </table:table-cell>
          <table:table-cell office:value-type="float" office:value="8204" table:style-name="ce16">
            <text:p>8204</text:p>
          </table:table-cell>
          <table:table-cell office:value-type="string" table:style-name="ce16">
            <text:p>The Branch Manager,State Bank of India,Vill &amp; PO Palla Road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51" table:style-name="ce16">
            <text:p>713151</text:p>
          </table:table-cell>
          <table:table-cell office:value-type="string" table:style-name="ce17">
            <text:p>sbi.08204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26952" table:style-name="ce16">
            <text:p>22695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Mejhiari</text:p>
          </table:table-cell>
          <table:table-cell office:value-type="float" office:value="8537" table:style-name="ce16">
            <text:p>8537</text:p>
          </table:table-cell>
          <table:table-cell office:value-type="string" table:style-name="ce16">
            <text:p>The Branch Manager,State Bank of India,PO Panjo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</text:p>
          </table:table-cell>
          <table:table-cell office:value-type="string" table:style-name="ce16">
            <text:p>WB</text:p>
          </table:table-cell>
          <table:table-cell office:value-type="float" office:value="713143" table:style-name="ce16">
            <text:p>713143</text:p>
          </table:table-cell>
          <table:table-cell office:value-type="string" table:style-name="ce17">
            <text:p>sbi.08537@sbi.co.in</text:p>
          </table:table-cell>
          <table:table-cell office:value-type="float" office:value="3453" table:style-name="ce16">
            <text:p>3453</text:p>
          </table:table-cell>
          <table:table-cell office:value-type="float" office:value="242306" table:style-name="ce16">
            <text:p>2423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Signa SAB</text:p>
          </table:table-cell>
          <table:table-cell office:value-type="float" office:value="9125" table:style-name="ce16">
            <text:p>9125</text:p>
          </table:table-cell>
          <table:table-cell office:value-type="string" table:style-name="ce16">
            <text:p>The Branch Manager,State Bank of India,Jhickra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'</text:p>
          </table:table-cell>
          <table:table-cell office:value-type="string" table:style-name="ce16">
            <text:p>WB</text:p>
          </table:table-cell>
          <table:table-cell office:value-type="float" office:value="713422" table:style-name="ce16">
            <text:p>713422</text:p>
          </table:table-cell>
          <table:table-cell office:value-type="string" table:style-name="ce17">
            <text:p>sbi.09125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753244" table:style-name="ce16">
            <text:p>275324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Kaigram SAB</text:p>
          </table:table-cell>
          <table:table-cell office:value-type="float" office:value="9460" table:style-name="ce16">
            <text:p>9460</text:p>
          </table:table-cell>
          <table:table-cell office:value-type="string" table:style-name="ce16">
            <text:p>The Branch Manager,State Bank of India,Kaigram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45" table:style-name="ce16">
            <text:p>713145</text:p>
          </table:table-cell>
          <table:table-cell office:value-type="string" table:style-name="ce17">
            <text:p>sbi.09460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754449" table:style-name="ce16">
            <text:p>275444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CMERI,Durgapur</text:p>
          </table:table-cell>
          <table:table-cell office:value-type="float" office:value="10224" table:style-name="ce16">
            <text:p>10224</text:p>
          </table:table-cell>
          <table:table-cell office:value-type="string" table:style-name="ce16">
            <text:p>The Branch Manager,State Bank of India,Nadanghat More,Samudragarh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519" table:style-name="ce16">
            <text:p>713519</text:p>
          </table:table-cell>
          <table:table-cell office:value-type="string" table:style-name="ce17">
            <text:p>sbi.10224@sbi.co.in</text:p>
          </table:table-cell>
          <table:table-cell office:value-type="float" office:value="3454" table:style-name="ce16">
            <text:p>3454</text:p>
          </table:table-cell>
          <table:table-cell office:value-type="float" office:value="266601" table:style-name="ce16">
            <text:p>26660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GolapbugBurdwan</text:p>
          </table:table-cell>
          <table:table-cell office:value-type="float" office:value="10225" table:style-name="ce16">
            <text:p>10225</text:p>
          </table:table-cell>
          <table:table-cell office:value-type="string" table:style-name="ce16">
            <text:p>The Branch Manager,State Bank of India,DDE Complex BU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04" table:style-name="ce16">
            <text:p>713104</text:p>
          </table:table-cell>
          <table:table-cell office:value-type="string" table:style-name="ce17">
            <text:p>sbi.10225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558524" table:style-name="ce16">
            <text:p>25585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CAC,Burdwan</text:p>
          </table:table-cell>
          <table:table-cell office:value-type="float" office:value="10382" table:style-name="ce16">
            <text:p>10382</text:p>
          </table:table-cell>
          <table:table-cell office:value-type="string" table:style-name="ce16">
            <text:p>The Branch Manager,State Bank of India,Burdwan Branch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02" table:style-name="ce16">
            <text:p>713102</text:p>
          </table:table-cell>
          <table:table-cell office:value-type="string" table:style-name="ce17">
            <text:p>sbi.10382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567306" table:style-name="ce16">
            <text:p>25673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HATGOBINDAPUR</text:p>
          </table:table-cell>
          <table:table-cell office:value-type="float" office:value="12385" table:style-name="ce16">
            <text:p>12385</text:p>
          </table:table-cell>
          <table:table-cell office:value-type="string" table:style-name="ce16">
            <text:p>The Branch Manager,State Bank of India,Hatgobindapur</text:p>
          </table:table-cell>
          <table:table-cell office:value-type="string" table:style-name="ce16">
            <text:p>N24P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07" table:style-name="ce16">
            <text:p>713407</text:p>
          </table:table-cell>
          <table:table-cell office:value-type="string" table:style-name="ce17">
            <text:p>sbi.12385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584024" table:style-name="ce16">
            <text:p>25840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SATGACHIA</text:p>
          </table:table-cell>
          <table:table-cell office:value-type="float" office:value="12387" table:style-name="ce16">
            <text:p>12387</text:p>
          </table:table-cell>
          <table:table-cell office:value-type="string" table:style-name="ce16">
            <text:p>The Branch Manager,State Bank of India,Satgachia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22" table:style-name="ce16">
            <text:p>713422</text:p>
          </table:table-cell>
          <table:table-cell office:value-type="string" table:style-name="ce17">
            <text:p>sbi.12387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700218" table:style-name="ce16">
            <text:p>2700218</text:p>
          </table:table-cell>
          <table:table-cell table:number-columns-repeated="16369"/>
        </table:table-row>
        <table:table-row table:style-name="ro27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SME Burdwan</text:p>
          </table:table-cell>
          <table:table-cell office:value-type="float" office:value="13504" table:style-name="ce16">
            <text:p>13504</text:p>
          </table:table-cell>
          <table:table-cell office:value-type="string" table:style-name="ce16">
            <text:p>The Branch Manager,State Bank of India,Municipal Hawkers</text:p>
          </table:table-cell>
          <table:table-cell office:value-type="string" table:style-name="ce16">
            <text:p>Market 2<text:span text:style-name="T5">nd</text:span><text:s/>flr court compound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01" table:style-name="ce16">
            <text:p>713101</text:p>
          </table:table-cell>
          <table:table-cell office:value-type="string" table:style-name="ce17">
            <text:p>Sbi.13504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662164" table:style-name="ce16">
            <text:p>266216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Baidyapur</text:p>
          </table:table-cell>
          <table:table-cell office:value-type="float" office:value="14066" table:style-name="ce16">
            <text:p>14066</text:p>
          </table:table-cell>
          <table:table-cell office:value-type="string" table:style-name="ce16">
            <text:p>The Branch Manager,State Bank of India,Baidyapu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1406@sbi.co.in</text:p>
          </table:table-cell>
          <table:table-cell office:value-type="float" office:value="3454" table:style-name="ce16">
            <text:p>3454</text:p>
          </table:table-cell>
          <table:table-cell office:value-type="float" office:value="245059" table:style-name="ce16">
            <text:p>24505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MONTESWAR</text:p>
          </table:table-cell>
          <table:table-cell office:value-type="float" office:value="14067" table:style-name="ce16">
            <text:p>14067</text:p>
          </table:table-cell>
          <table:table-cell office:value-type="string" table:style-name="ce16">
            <text:p>The Branch Manager,State Bank of India,Monteswa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45" table:style-name="ce16">
            <text:p>713145</text:p>
          </table:table-cell>
          <table:table-cell office:value-type="string" table:style-name="ce17">
            <text:p>sbi.14067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56791" table:style-name="ce16">
            <text:p>25679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KANCHANNAGAR</text:p>
          </table:table-cell>
          <table:table-cell office:value-type="float" office:value="14541" table:style-name="ce16">
            <text:p>14541</text:p>
          </table:table-cell>
          <table:table-cell office:value-type="string" table:style-name="ce16">
            <text:p>The Branch Manager,State Bank of India,Kanchanaga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02" table:style-name="ce16">
            <text:p>713102</text:p>
          </table:table-cell>
          <table:table-cell office:value-type="string" table:style-name="ce17">
            <text:p>sbi.14541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638040" table:style-name="ce16">
            <text:p>263804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Dhatrigram</text:p>
          </table:table-cell>
          <table:table-cell office:value-type="float" office:value="15775" table:style-name="ce16">
            <text:p>15775</text:p>
          </table:table-cell>
          <table:table-cell office:value-type="string" table:style-name="ce16">
            <text:p>The Branch Manager,State Bank of India,Dhatrigram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05" table:style-name="ce16">
            <text:p>713405</text:p>
          </table:table-cell>
          <table:table-cell office:value-type="string" table:style-name="ce17">
            <text:p>sbi15775@sbi.co.in</text:p>
          </table:table-cell>
          <table:table-cell office:value-type="float" office:value="3454" table:style-name="ce16">
            <text:p>3454</text:p>
          </table:table-cell>
          <table:table-cell office:value-type="float" office:value="270080" table:style-name="ce16">
            <text:p>27008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Patuli Stn. Baz</text:p>
          </table:table-cell>
          <table:table-cell office:value-type="float" office:value="15934" table:style-name="ce16">
            <text:p>15934</text:p>
          </table:table-cell>
          <table:table-cell office:value-type="string" table:style-name="ce16">
            <text:p>The Branch Manager,State Bank of India,Patuli Stn Bz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512" table:style-name="ce16">
            <text:p>713512</text:p>
          </table:table-cell>
          <table:table-cell office:value-type="string" table:style-name="ce17">
            <text:p>sbi.15934@sbi.co.in</text:p>
          </table:table-cell>
          <table:table-cell office:value-type="float" office:value="3453" table:style-name="ce16">
            <text:p>3453</text:p>
          </table:table-cell>
          <table:table-cell office:value-type="float" office:value="248500" table:style-name="ce16">
            <text:p>24850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Jamalpur</text:p>
          </table:table-cell>
          <table:table-cell office:value-type="float" office:value="15935" table:style-name="ce16">
            <text:p>15935</text:p>
          </table:table-cell>
          <table:table-cell office:value-type="string" table:style-name="ce16">
            <text:p>The Branch Manager,State Bank of India,Halara, Jamalpu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08" table:style-name="ce16">
            <text:p>713408</text:p>
          </table:table-cell>
          <table:table-cell office:value-type="string" table:style-name="ce17">
            <text:p>sbi.15935@sbi.co.in</text:p>
          </table:table-cell>
          <table:table-cell office:value-type="float" office:value="3451" table:style-name="ce16">
            <text:p>3451</text:p>
          </table:table-cell>
          <table:table-cell office:value-type="float" office:value="288437" table:style-name="ce16">
            <text:p>28843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Debipur</text:p>
          </table:table-cell>
          <table:table-cell office:value-type="float" office:value="18634" table:style-name="ce16">
            <text:p>18634</text:p>
          </table:table-cell>
          <table:table-cell office:value-type="string" table:style-name="ce16">
            <text:p>The Branch Manager,State Bank of India Station Bazar, Debipur, PS Memari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46" table:style-name="ce16">
            <text:p>713146</text:p>
          </table:table-cell>
          <table:table-cell office:value-type="string" table:style-name="ce17">
            <text:p>sbi.18634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263025" table:style-name="ce16">
            <text:p>2263025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Srirampur</text:p>
          </table:table-cell>
          <table:table-cell office:value-type="float" office:value="18635" table:style-name="ce16">
            <text:p>18635</text:p>
          </table:table-cell>
          <table:table-cell office:value-type="string" table:style-name="ce16">
            <text:p>The Branch Manager,State Bank of India, Vill Uttar Srirampur, PS Nadanghat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41316" table:style-name="ce16">
            <text:p>741316</text:p>
          </table:table-cell>
          <table:table-cell office:value-type="string" table:style-name="ce17">
            <text:p>sbi.18635@sbi.co.in</text:p>
          </table:table-cell>
          <table:table-cell office:value-type="float" office:value="3454" table:style-name="ce16">
            <text:p>3454</text:p>
          </table:table-cell>
          <table:table-cell office:value-type="float" office:value="268444" table:style-name="ce16">
            <text:p>268444</text:p>
          </table:table-cell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4" table:style-name="ce16">
            <text:p>14874</text:p>
          </table:table-cell>
          <table:table-cell office:value-type="string" table:style-name="ce16">
            <text:p>RASULPUR</text:p>
          </table:table-cell>
          <table:table-cell office:value-type="float" office:value="16909" table:style-name="ce16">
            <text:p>16909</text:p>
          </table:table-cell>
          <table:table-cell office:value-type="string" table:style-name="ce16">
            <text:p>The Branch Manager,State Bank of India,Amropali Shopping Com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51" table:style-name="ce16">
            <text:p>713151</text:p>
          </table:table-cell>
          <table:table-cell office:value-type="string" table:style-name="ce17">
            <text:p>sbi.16909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269006" table:style-name="ce16">
            <text:p>226900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table-cell office:value-type="string" table:number-columns-spanned="3" table:number-rows-spanned="38" table:style-name="ce36">
            <text:p>Regional Manager, State Bank of India, RBO-II, Vivekananda Sarani, West Apcar Garden, Asansol, Burdwan - 713304</text:p>
          </table:table-cell>
          <table:covered-table-cell table:number-columns-repeated="2"/>
          <table:table-cell office:value-type="string" table:number-columns-spanned="1" table:number-rows-spanned="38" table:style-name="ce34">
            <text:p>03463-252905</text:p>
          </table:table-cell>
          <table:table-cell office:value-type="float" office:value="14875" table:style-name="ce16">
            <text:p>14875</text:p>
          </table:table-cell>
          <table:table-cell office:value-type="string" table:style-name="ce16">
            <text:p>Parota</text:p>
          </table:table-cell>
          <table:table-cell office:value-type="float" office:value="7866" table:style-name="ce16">
            <text:p>7866</text:p>
          </table:table-cell>
          <table:table-cell office:value-type="string" table:style-name="ce16">
            <text:p>The Branch Manager,State Bank of India,Parota Road</text:p>
          </table:table-cell>
          <table:table-cell office:value-type="string" table:style-name="ce16">
            <text:p>PO Kirnahar</text:p>
          </table:table-cell>
          <table:table-cell office:value-type="string" table:style-name="ce16">
            <text:p>Birbum</text:p>
          </table:table-cell>
          <table:table-cell office:value-type="string" table:style-name="ce16">
            <text:p>WB</text:p>
          </table:table-cell>
          <table:table-cell office:value-type="float" office:value="731302" table:style-name="ce16">
            <text:p>731302</text:p>
          </table:table-cell>
          <table:table-cell office:value-type="string" table:style-name="ce17">
            <text:p>sbi.07866@sbi.co.in</text:p>
          </table:table-cell>
          <table:table-cell office:value-type="float" office:value="3463" table:style-name="ce16">
            <text:p>3463</text:p>
          </table:table-cell>
          <table:table-cell office:value-type="float" office:value="267238" table:style-name="ce16">
            <text:p>26723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Lohapur</text:p>
          </table:table-cell>
          <table:table-cell office:value-type="float" office:value="16377" table:style-name="ce16">
            <text:p>16377</text:p>
          </table:table-cell>
          <table:table-cell office:value-type="string" table:style-name="ce16">
            <text:p>The Branch Manager,State Bank of India,Lohapur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37" table:style-name="ce16">
            <text:p>731237</text:p>
          </table:table-cell>
          <table:table-cell office:value-type="string" table:style-name="ce17">
            <text:p>sbi.16377@sbi.co.in</text:p>
          </table:table-cell>
          <table:table-cell office:value-type="float" office:value="3465" table:style-name="ce16">
            <text:p>3465</text:p>
          </table:table-cell>
          <table:table-cell office:value-type="float" office:value="258280" table:style-name="ce16">
            <text:p>25828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Rampurhat</text:p>
          </table:table-cell>
          <table:table-cell office:value-type="float" office:value="165" table:style-name="ce16">
            <text:p>165</text:p>
          </table:table-cell>
          <table:table-cell office:value-type="string" table:style-name="ce16">
            <text:p>The Branch Manager,State Bank of India,PO Rampurhat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Rampurhat</text:p>
          </table:table-cell>
          <table:table-cell office:value-type="string" table:style-name="ce16">
            <text:p>WB</text:p>
          </table:table-cell>
          <table:table-cell office:value-type="float" office:value="731224" table:style-name="ce16">
            <text:p>731224</text:p>
          </table:table-cell>
          <table:table-cell office:value-type="string" table:style-name="ce17">
            <text:p>Sbi.00165@sbi.co.in</text:p>
          </table:table-cell>
          <table:table-cell office:value-type="float" office:value="3461" table:style-name="ce16">
            <text:p>3461</text:p>
          </table:table-cell>
          <table:table-cell office:value-type="float" office:value="255051" table:style-name="ce16">
            <text:p>25505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Suri</text:p>
          </table:table-cell>
          <table:table-cell office:value-type="float" office:value="191" table:style-name="ce16">
            <text:p>191</text:p>
          </table:table-cell>
          <table:table-cell office:value-type="string" table:style-name="ce16">
            <text:p>The Branch Manager,State Bank of India,Opp Birbhum Zilla</text:p>
          </table:table-cell>
          <table:table-cell office:value-type="string" table:style-name="ce16">
            <text:p>School Suri</text:p>
          </table:table-cell>
          <table:table-cell office:value-type="string" table:style-name="ce16">
            <text:p>Suri</text:p>
          </table:table-cell>
          <table:table-cell office:value-type="string" table:style-name="ce16">
            <text:p>WB</text:p>
          </table:table-cell>
          <table:table-cell office:value-type="float" office:value="731101" table:style-name="ce16">
            <text:p>731101</text:p>
          </table:table-cell>
          <table:table-cell office:value-type="string" table:style-name="ce17">
            <text:p>Sbi.00191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55245" table:style-name="ce16">
            <text:p>25524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Ahmadpur</text:p>
          </table:table-cell>
          <table:table-cell office:value-type="float" office:value="2002" table:style-name="ce16">
            <text:p>2002</text:p>
          </table:table-cell>
          <table:table-cell office:value-type="string" table:style-name="ce16">
            <text:p>The Branch Manager,State Bank of India PO Ahmedpur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Ahmadpur</text:p>
          </table:table-cell>
          <table:table-cell office:value-type="string" table:style-name="ce16">
            <text:p>WB</text:p>
          </table:table-cell>
          <table:table-cell office:value-type="float" office:value="731201" table:style-name="ce16">
            <text:p>731201</text:p>
          </table:table-cell>
          <table:table-cell office:value-type="string" table:style-name="ce17">
            <text:p>sbi.02002@sbi.co.in</text:p>
          </table:table-cell>
          <table:table-cell office:value-type="float" office:value="3463" table:style-name="ce16">
            <text:p>3463</text:p>
          </table:table-cell>
          <table:table-cell office:value-type="float" office:value="231093" table:style-name="ce16">
            <text:p>23109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Bolpur</text:p>
          </table:table-cell>
          <table:table-cell office:value-type="float" office:value="2027" table:style-name="ce16">
            <text:p>2027</text:p>
          </table:table-cell>
          <table:table-cell office:value-type="string" table:style-name="ce16">
            <text:p>The Branch Manager,State Bank of India,Bolpur Santineketan Road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Bolpur</text:p>
          </table:table-cell>
          <table:table-cell office:value-type="string" table:style-name="ce16">
            <text:p>WB</text:p>
          </table:table-cell>
          <table:table-cell office:value-type="float" office:value="731204" table:style-name="ce16">
            <text:p>731204</text:p>
          </table:table-cell>
          <table:table-cell office:value-type="string" table:style-name="ce17">
            <text:p>Sbi.02027@sbi.co.in</text:p>
          </table:table-cell>
          <table:table-cell office:value-type="float" office:value="3463" table:style-name="ce16">
            <text:p>3463</text:p>
          </table:table-cell>
          <table:table-cell office:value-type="float" office:value="252253" table:style-name="ce16">
            <text:p>25225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DuBr.ajpur</text:p>
          </table:table-cell>
          <table:table-cell office:value-type="float" office:value="2052" table:style-name="ce16">
            <text:p>2052</text:p>
          </table:table-cell>
          <table:table-cell office:value-type="string" table:style-name="ce16">
            <text:p>The Branch Manager,State Bank of India Dubrajpur SM Road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Dubrajpur</text:p>
          </table:table-cell>
          <table:table-cell office:value-type="string" table:style-name="ce16">
            <text:p>WB</text:p>
          </table:table-cell>
          <table:table-cell office:value-type="float" office:value="731123" table:style-name="ce16">
            <text:p>731123</text:p>
          </table:table-cell>
          <table:table-cell office:value-type="string" table:style-name="ce17">
            <text:p>sbi.02052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44363" table:style-name="ce16">
            <text:p>24436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Mollarpur</text:p>
          </table:table-cell>
          <table:table-cell office:value-type="float" office:value="2087" table:style-name="ce16">
            <text:p>2087</text:p>
          </table:table-cell>
          <table:table-cell office:value-type="string" table:style-name="ce16">
            <text:p>The Branch Manager,State Bank of India PO Mollarpur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Mollarpur</text:p>
          </table:table-cell>
          <table:table-cell office:value-type="string" table:style-name="ce16">
            <text:p>WB</text:p>
          </table:table-cell>
          <table:table-cell office:value-type="float" office:value="731216" table:style-name="ce16">
            <text:p>731216</text:p>
          </table:table-cell>
          <table:table-cell office:value-type="string" table:style-name="ce17">
            <text:p>sbi.02087@sbi.co.in</text:p>
          </table:table-cell>
          <table:table-cell office:value-type="float" office:value="3461" table:style-name="ce16">
            <text:p>3461</text:p>
          </table:table-cell>
          <table:table-cell office:value-type="float" office:value="262225" table:style-name="ce16">
            <text:p>26222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Murarai</text:p>
          </table:table-cell>
          <table:table-cell office:value-type="float" office:value="2088" table:style-name="ce16">
            <text:p>2088</text:p>
          </table:table-cell>
          <table:table-cell office:value-type="string" table:style-name="ce16">
            <text:p>The Branch Manager,State Bank of India Vill + PO Murarai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Murarai</text:p>
          </table:table-cell>
          <table:table-cell office:value-type="string" table:style-name="ce16">
            <text:p>WB</text:p>
          </table:table-cell>
          <table:table-cell office:value-type="float" office:value="731219" table:style-name="ce16">
            <text:p>731219</text:p>
          </table:table-cell>
          <table:table-cell office:value-type="string" table:style-name="ce17">
            <text:p>sbi.02088@sbi.co.in</text:p>
          </table:table-cell>
          <table:table-cell office:value-type="float" office:value="3465" table:style-name="ce16">
            <text:p>3465</text:p>
          </table:table-cell>
          <table:table-cell office:value-type="float" office:value="252251" table:style-name="ce16">
            <text:p>25225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Saithia</text:p>
          </table:table-cell>
          <table:table-cell office:value-type="float" office:value="2116" table:style-name="ce16">
            <text:p>2116</text:p>
          </table:table-cell>
          <table:table-cell office:value-type="string" table:style-name="ce16">
            <text:p>The Branch Manager,State Bank of India,PO Saithia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Saithia</text:p>
          </table:table-cell>
          <table:table-cell office:value-type="string" table:style-name="ce16">
            <text:p>WB</text:p>
          </table:table-cell>
          <table:table-cell office:value-type="float" office:value="731234" table:style-name="ce16">
            <text:p>731234</text:p>
          </table:table-cell>
          <table:table-cell office:value-type="string" table:style-name="ce17">
            <text:p>Sbi.02116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62214" table:style-name="ce16">
            <text:p>26221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Santineketan</text:p>
          </table:table-cell>
          <table:table-cell office:value-type="float" office:value="2121" table:style-name="ce16">
            <text:p>2121</text:p>
          </table:table-cell>
          <table:table-cell office:value-type="string" table:style-name="ce16">
            <text:p>The Branch Manager,State Bank of India,Santiniketan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Bolpur</text:p>
          </table:table-cell>
          <table:table-cell office:value-type="string" table:style-name="ce16">
            <text:p>WB</text:p>
          </table:table-cell>
          <table:table-cell office:value-type="float" office:value="731235" table:style-name="ce16">
            <text:p>731235</text:p>
          </table:table-cell>
          <table:table-cell office:value-type="string" table:style-name="ce17">
            <text:p>Sbi.02121@sbi.co.in</text:p>
          </table:table-cell>
          <table:table-cell office:value-type="float" office:value="3463" table:style-name="ce16">
            <text:p>3463</text:p>
          </table:table-cell>
          <table:table-cell office:value-type="float" office:value="262463" table:style-name="ce16">
            <text:p>26246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Sainthia ADB</text:p>
          </table:table-cell>
          <table:table-cell office:value-type="float" office:value="3074" table:style-name="ce16">
            <text:p>3074</text:p>
          </table:table-cell>
          <table:table-cell office:value-type="string" table:style-name="ce16">
            <text:p>The Branch Manager,State Bank of India Saithia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Sainthia</text:p>
          </table:table-cell>
          <table:table-cell office:value-type="string" table:style-name="ce16">
            <text:p>WB</text:p>
          </table:table-cell>
          <table:table-cell office:value-type="float" office:value="731234" table:style-name="ce16">
            <text:p>731234</text:p>
          </table:table-cell>
          <table:table-cell office:value-type="string" table:style-name="ce17">
            <text:p>sbi.03074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62336" table:style-name="ce16">
            <text:p>26233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Rajnagar</text:p>
          </table:table-cell>
          <table:table-cell office:value-type="float" office:value="3080" table:style-name="ce16">
            <text:p>3080</text:p>
          </table:table-cell>
          <table:table-cell office:value-type="string" table:style-name="ce16">
            <text:p>The Branch Manager,State Bank of India PO Rajnagar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Rajnagar</text:p>
          </table:table-cell>
          <table:table-cell office:value-type="string" table:style-name="ce16">
            <text:p>WB</text:p>
          </table:table-cell>
          <table:table-cell office:value-type="float" office:value="731130" table:style-name="ce16">
            <text:p>731130</text:p>
          </table:table-cell>
          <table:table-cell office:value-type="string" table:style-name="ce17">
            <text:p>sbi.03080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78231" table:style-name="ce16">
            <text:p>27823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Kotasur</text:p>
          </table:table-cell>
          <table:table-cell office:value-type="float" office:value="4778" table:style-name="ce16">
            <text:p>4778</text:p>
          </table:table-cell>
          <table:table-cell office:value-type="string" table:style-name="ce16">
            <text:p>The Branch Manager,State Bank of India,Vill + PO Kotasur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54" table:style-name="ce16">
            <text:p>731254</text:p>
          </table:table-cell>
          <table:table-cell office:value-type="string" table:style-name="ce17">
            <text:p>sbi.04778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35229" table:style-name="ce16">
            <text:p>23522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Nischintapur AD</text:p>
          </table:table-cell>
          <table:table-cell office:value-type="float" office:value="5920" table:style-name="ce16">
            <text:p>5920</text:p>
          </table:table-cell>
          <table:table-cell office:value-type="string" table:style-name="ce16">
            <text:p>The Branch Manager,State Bank of India,Dumka Road</text:p>
          </table:table-cell>
          <table:table-cell office:value-type="string" table:style-name="ce16">
            <text:p>Nischintapur PO Rampurhat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24" table:style-name="ce16">
            <text:p>731224</text:p>
          </table:table-cell>
          <table:table-cell office:value-type="string" table:style-name="ce17">
            <text:p>sbi.05920@sbi.co.in</text:p>
          </table:table-cell>
          <table:table-cell office:value-type="float" office:value="3461" table:style-name="ce16">
            <text:p>3461</text:p>
          </table:table-cell>
          <table:table-cell office:value-type="float" office:value="255087" table:style-name="ce16">
            <text:p>25508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Bakreswar VB</text:p>
          </table:table-cell>
          <table:table-cell office:value-type="float" office:value="6578" table:style-name="ce16">
            <text:p>6578</text:p>
          </table:table-cell>
          <table:table-cell office:value-type="string" table:style-name="ce16">
            <text:p>The Branch Manager,State Bank of India,Dist 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134" table:style-name="ce16">
            <text:p>731134</text:p>
          </table:table-cell>
          <table:table-cell office:value-type="string" table:style-name="ce17">
            <text:p>sbi.06578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74275" table:style-name="ce16">
            <text:p>27427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Bangchhatra VB</text:p>
          </table:table-cell>
          <table:table-cell office:value-type="float" office:value="6580" table:style-name="ce16">
            <text:p>6580</text:p>
          </table:table-cell>
          <table:table-cell office:value-type="string" table:style-name="ce16">
            <text:p>The Branch Manager,State Bank of India,Vill + PO Bangachatara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40" table:style-name="ce16">
            <text:p>731240</text:p>
          </table:table-cell>
          <table:table-cell office:value-type="string" table:style-name="ce17">
            <text:p>sbi.06580@sbi.co.in</text:p>
          </table:table-cell>
          <table:table-cell office:value-type="float" office:value="3463" table:style-name="ce16">
            <text:p>3463</text:p>
          </table:table-cell>
          <table:table-cell office:value-type="float" office:value="227236" table:style-name="ce16">
            <text:p>22723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Tarapith VB</text:p>
          </table:table-cell>
          <table:table-cell office:value-type="float" office:value="6931" table:style-name="ce16">
            <text:p>6931</text:p>
          </table:table-cell>
          <table:table-cell office:value-type="string" table:style-name="ce16">
            <text:p>The Branch Manager,State Bank of India,PO Tarapith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33" table:style-name="ce16">
            <text:p>731233</text:p>
          </table:table-cell>
          <table:table-cell office:value-type="string" table:style-name="ce17">
            <text:p>sbi.06931@sbi.co.in</text:p>
          </table:table-cell>
          <table:table-cell office:value-type="float" office:value="3461" table:style-name="ce16">
            <text:p>3461</text:p>
          </table:table-cell>
          <table:table-cell office:value-type="float" office:value="253229" table:style-name="ce16">
            <text:p>25322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Kusumba <text:s/>SAB</text:p>
          </table:table-cell>
          <table:table-cell office:value-type="float" office:value="8045" table:style-name="ce16">
            <text:p>8045</text:p>
          </table:table-cell>
          <table:table-cell office:value-type="string" table:style-name="ce16">
            <text:p>The Branch Manager,State Bank of India,Vill Akhira</text:p>
          </table:table-cell>
          <table:table-cell office:value-type="string" table:style-name="ce16">
            <text:p>PO Rampurhat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24" table:style-name="ce16">
            <text:p>731224</text:p>
          </table:table-cell>
          <table:table-cell office:value-type="string" table:style-name="ce17">
            <text:p>sbi.08045@sbi.co.in</text:p>
          </table:table-cell>
          <table:table-cell office:value-type="float" office:value="3461" table:style-name="ce16">
            <text:p>3461</text:p>
          </table:table-cell>
          <table:table-cell office:value-type="float" office:value="2670619" table:style-name="ce16">
            <text:p>267061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Sohara</text:p>
          </table:table-cell>
          <table:table-cell office:value-type="float" office:value="8531" table:style-name="ce16">
            <text:p>8531</text:p>
          </table:table-cell>
          <table:table-cell office:value-type="string" table:style-name="ce16">
            <text:p>The Branch Manager,State Bank of India,Vill &amp; PO Chatra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38" table:style-name="ce16">
            <text:p>731238</text:p>
          </table:table-cell>
          <table:table-cell office:value-type="string" table:style-name="ce17">
            <text:p>sbi.08531@sbi.co.in</text:p>
          </table:table-cell>
          <table:table-cell office:value-type="float" office:value="3465" table:style-name="ce16">
            <text:p>3465</text:p>
          </table:table-cell>
          <table:table-cell office:value-type="float" office:value="250226" table:style-name="ce16">
            <text:p>25022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Nalhati</text:p>
          </table:table-cell>
          <table:table-cell office:value-type="float" office:value="8540" table:style-name="ce16">
            <text:p>8540</text:p>
          </table:table-cell>
          <table:table-cell office:value-type="string" table:style-name="ce16">
            <text:p>The Branch Manager,State Bank of India,PO Nalhati Township</text:p>
          </table:table-cell>
          <table:table-cell office:value-type="string" table:style-name="ce16">
            <text:p>Dist 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43" table:style-name="ce16">
            <text:p>731243</text:p>
          </table:table-cell>
          <table:table-cell office:value-type="string" table:style-name="ce17">
            <text:p>sbi.08540@sbi.co.in</text:p>
          </table:table-cell>
          <table:table-cell office:value-type="float" office:value="3465" table:style-name="ce16">
            <text:p>3465</text:p>
          </table:table-cell>
          <table:table-cell office:value-type="float" office:value="255280" table:style-name="ce16">
            <text:p>25528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Kaijuli more</text:p>
          </table:table-cell>
          <table:table-cell office:value-type="float" office:value="8720" table:style-name="ce16">
            <text:p>8720</text:p>
          </table:table-cell>
          <table:table-cell office:value-type="string" table:style-name="ce16">
            <text:p>The Branch Manager,State Bank of India,PO MolBazar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127" table:style-name="ce16">
            <text:p>731127</text:p>
          </table:table-cell>
          <table:table-cell office:value-type="string" table:style-name="ce17">
            <text:p>sbi.08720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60260" table:style-name="ce16">
            <text:p>26026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Ulkunda <text:s/>SAB</text:p>
          </table:table-cell>
          <table:table-cell office:value-type="float" office:value="8726" table:style-name="ce16">
            <text:p>8726</text:p>
          </table:table-cell>
          <table:table-cell office:value-type="string" table:style-name="ce16">
            <text:p>The Branch Manager,State Bank of India,Vill &amp; PO Ulkunda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34" table:style-name="ce16">
            <text:p>731234</text:p>
          </table:table-cell>
          <table:table-cell office:value-type="string" table:style-name="ce17">
            <text:p>sbi.08726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43485" table:style-name="ce16">
            <text:p>24348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Sastinagar</text:p>
          </table:table-cell>
          <table:table-cell office:value-type="float" office:value="8727" table:style-name="ce16">
            <text:p>8727</text:p>
          </table:table-cell>
          <table:table-cell office:value-type="string" table:style-name="ce16">
            <text:p>The Branch Manager,State Bank of India,Sastinagar PO Labpur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303" table:style-name="ce16">
            <text:p>731303</text:p>
          </table:table-cell>
          <table:table-cell office:value-type="string" table:style-name="ce17">
            <text:p>sbi.08727@sbi.co.in</text:p>
          </table:table-cell>
          <table:table-cell office:value-type="float" office:value="3463" table:style-name="ce16">
            <text:p>3463</text:p>
          </table:table-cell>
          <table:table-cell office:value-type="float" office:value="266249" table:style-name="ce16">
            <text:p>26624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Panrui</text:p>
          </table:table-cell>
          <table:table-cell office:value-type="float" office:value="8728" table:style-name="ce16">
            <text:p>8728</text:p>
          </table:table-cell>
          <table:table-cell office:value-type="string" table:style-name="ce16">
            <text:p>The Branch Manager,State Bank of India,PO Panrui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121" table:style-name="ce16">
            <text:p>731121</text:p>
          </table:table-cell>
          <table:table-cell office:value-type="string" table:style-name="ce17">
            <text:p>sbi.08728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74335" table:style-name="ce16">
            <text:p>27433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Abinashpur</text:p>
          </table:table-cell>
          <table:table-cell office:value-type="float" office:value="8733" table:style-name="ce16">
            <text:p>8733</text:p>
          </table:table-cell>
          <table:table-cell office:value-type="string" table:style-name="ce16">
            <text:p>The Branch Manager,State Bank of India,Vill &amp; PO Abhinaspur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121" table:style-name="ce16">
            <text:p>731121</text:p>
          </table:table-cell>
          <table:table-cell office:value-type="string" table:style-name="ce17">
            <text:p>sbi.08733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72293" table:style-name="ce16">
            <text:p>27229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Kamraghat</text:p>
          </table:table-cell>
          <table:table-cell office:value-type="float" office:value="9312" table:style-name="ce16">
            <text:p>9312</text:p>
          </table:table-cell>
          <table:table-cell office:value-type="string" table:style-name="ce16">
            <text:p>The Branch Manager,State Bank of India,Kamraghat , Dwaduri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16" table:style-name="ce16">
            <text:p>731216</text:p>
          </table:table-cell>
          <table:table-cell office:value-type="string" table:style-name="ce17">
            <text:p>sbi.09312@sbi.co.in</text:p>
          </table:table-cell>
          <table:table-cell office:value-type="float" office:value="3461" table:style-name="ce16">
            <text:p>3461</text:p>
          </table:table-cell>
          <table:table-cell office:value-type="float" office:value="262290" table:style-name="ce16">
            <text:p>26229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Ganpur SAB</text:p>
          </table:table-cell>
          <table:table-cell office:value-type="float" office:value="9963" table:style-name="ce16">
            <text:p>9963</text:p>
          </table:table-cell>
          <table:table-cell office:value-type="string" table:style-name="ce16">
            <text:p>The Branch Manager,State Bank of India,Ganpur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16" table:style-name="ce16">
            <text:p>731216</text:p>
          </table:table-cell>
          <table:table-cell office:value-type="string" table:style-name="ce17">
            <text:p>sbi.09963@sbi.co.in</text:p>
          </table:table-cell>
          <table:table-cell office:value-type="float" office:value="3461" table:style-name="ce16">
            <text:p>3461</text:p>
          </table:table-cell>
          <table:table-cell office:value-type="float" office:value="287600" table:style-name="ce16">
            <text:p>28760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Sukhbazar</text:p>
          </table:table-cell>
          <table:table-cell office:value-type="float" office:value="11380" table:style-name="ce16">
            <text:p>11380</text:p>
          </table:table-cell>
          <table:table-cell office:value-type="string" table:style-name="ce16">
            <text:p>The Branch Manager,State Bank of India,Illambazar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14" table:style-name="ce16">
            <text:p>731214</text:p>
          </table:table-cell>
          <table:table-cell office:value-type="string" table:style-name="ce17">
            <text:p>sbi.11380@sbi.co.in</text:p>
          </table:table-cell>
          <table:table-cell office:value-type="float" office:value="3463" table:style-name="ce16">
            <text:p>3463</text:p>
          </table:table-cell>
          <table:table-cell office:value-type="float" office:value="275729" table:style-name="ce16">
            <text:p>27572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Rajgram</text:p>
          </table:table-cell>
          <table:table-cell office:value-type="float" office:value="12390" table:style-name="ce16">
            <text:p>12390</text:p>
          </table:table-cell>
          <table:table-cell office:value-type="string" table:style-name="ce16">
            <text:p>The Branch Manager,State Bank of India,Rajgram,Nr Railgate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13222" table:style-name="ce16">
            <text:p>713222</text:p>
          </table:table-cell>
          <table:table-cell office:value-type="string" table:style-name="ce17">
            <text:p>sbi.12390@sbi.co.in</text:p>
          </table:table-cell>
          <table:table-cell office:value-type="float" office:value="3465" table:style-name="ce16">
            <text:p>3465</text:p>
          </table:table-cell>
          <table:table-cell office:value-type="float" office:value="251421" table:style-name="ce16">
            <text:p>25142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SRINIKETAN</text:p>
          </table:table-cell>
          <table:table-cell office:value-type="float" office:value="12391" table:style-name="ce16">
            <text:p>12391</text:p>
          </table:table-cell>
          <table:table-cell office:value-type="string" table:style-name="ce16">
            <text:p>The Branch Manager,State Bank of India,Surul, <text:s/>Sriniketan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36" table:style-name="ce16">
            <text:p>731236</text:p>
          </table:table-cell>
          <table:table-cell office:value-type="string" table:style-name="ce17">
            <text:p>sbi.12392@sbi.co.in</text:p>
          </table:table-cell>
          <table:table-cell office:value-type="float" office:value="3463" table:style-name="ce16">
            <text:p>3463</text:p>
          </table:table-cell>
          <table:table-cell office:value-type="float" office:value="264219" table:style-name="ce16">
            <text:p>26421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SURI TOWN</text:p>
          </table:table-cell>
          <table:table-cell office:value-type="float" office:value="12392" table:style-name="ce16">
            <text:p>12392</text:p>
          </table:table-cell>
          <table:table-cell office:value-type="string" table:style-name="ce16">
            <text:p>The Branch Manager,State Bank of India,Sovabazar,Suri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101" table:style-name="ce16">
            <text:p>731101</text:p>
          </table:table-cell>
          <table:table-cell office:value-type="string" table:style-name="ce17">
            <text:p>sbi.12392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51473" table:style-name="ce16">
            <text:p>25147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MARGRAM BIRBHUM</text:p>
          </table:table-cell>
          <table:table-cell office:value-type="float" office:value="14059" table:style-name="ce16">
            <text:p>14059</text:p>
          </table:table-cell>
          <table:table-cell office:value-type="string" table:style-name="ce16">
            <text:p>The Branch Manager,State Bank of India,Margram, Rampurhat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17" table:style-name="ce16">
            <text:p>731217</text:p>
          </table:table-cell>
          <table:table-cell office:value-type="string" table:style-name="ce17">
            <text:p>sbi.14059@sbi.co.in</text:p>
          </table:table-cell>
          <table:table-cell office:value-type="float" office:value="3461" table:style-name="ce16">
            <text:p>3461</text:p>
          </table:table-cell>
          <table:table-cell office:value-type="float" office:value="265409" table:style-name="ce16">
            <text:p>26540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PURANDARPUR</text:p>
          </table:table-cell>
          <table:table-cell office:value-type="float" office:value="14060" table:style-name="ce16">
            <text:p>14060</text:p>
          </table:table-cell>
          <table:table-cell office:value-type="string" table:style-name="ce16">
            <text:p>The Branch Manager,State Bank of India,Purandarpur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3129" table:style-name="ce16">
            <text:p>733129</text:p>
          </table:table-cell>
          <table:table-cell office:value-type="string" table:style-name="ce17">
            <text:p>sbi.14060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47164" table:style-name="ce16">
            <text:p>24716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Nandigram</text:p>
          </table:table-cell>
          <table:table-cell office:value-type="float" office:value="14061" table:style-name="ce16">
            <text:p>14061</text:p>
          </table:table-cell>
          <table:table-cell office:value-type="string" table:style-name="ce16">
            <text:p>The Branch Manager,State Bank of India,Nandigra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219" table:style-name="ce16">
            <text:p>731219</text:p>
          </table:table-cell>
          <table:table-cell office:value-type="string" table:style-name="ce17">
            <text:p>sbi.14061@sbi.co.in</text:p>
          </table:table-cell>
          <table:table-cell office:value-type="float" office:value="3465" table:style-name="ce16">
            <text:p>3465</text:p>
          </table:table-cell>
          <table:table-cell office:value-type="float" office:value="242218" table:style-name="ce16">
            <text:p>24221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KHYRASOLE, BIRB</text:p>
          </table:table-cell>
          <table:table-cell office:value-type="float" office:value="14063" table:style-name="ce16">
            <text:p>14063</text:p>
          </table:table-cell>
          <table:table-cell office:value-type="string" table:style-name="ce16">
            <text:p>The Branch Manager,State Bank of India,Khayarasole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125" table:style-name="ce16">
            <text:p>731125</text:p>
          </table:table-cell>
          <table:table-cell office:value-type="string" table:style-name="ce17">
            <text:p>sbi.14063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40333" table:style-name="ce16">
            <text:p>24033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Karidhya</text:p>
          </table:table-cell>
          <table:table-cell office:value-type="float" office:value="18611" table:style-name="ce16">
            <text:p>18611</text:p>
          </table:table-cell>
          <table:table-cell office:value-type="string" table:style-name="ce16">
            <text:p>The Branch Manager,State Bank of IndiaBarabagan, Suri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103" table:style-name="ce16">
            <text:p>731103</text:p>
          </table:table-cell>
          <table:table-cell office:value-type="string" table:style-name="ce17">
            <text:p>sbi.18611@sbi.co.in</text:p>
          </table:table-cell>
          <table:table-cell office:value-type="float" office:value="3462" table:style-name="ce16">
            <text:p>3462</text:p>
          </table:table-cell>
          <table:table-cell office:value-type="float" office:value="258058" table:style-name="ce16">
            <text:p>258058</text:p>
          </table:table-cell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5" table:style-name="ce16">
            <text:p>14875</text:p>
          </table:table-cell>
          <table:table-cell office:value-type="string" table:style-name="ce16">
            <text:p>Nanoor</text:p>
          </table:table-cell>
          <table:table-cell office:value-type="float" office:value="15044" table:style-name="ce16">
            <text:p>15044</text:p>
          </table:table-cell>
          <table:table-cell office:value-type="string" table:style-name="ce16">
            <text:p>The Branch Manager,State Bank of India,Nanoor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Birbhum</text:p>
          </table:table-cell>
          <table:table-cell office:value-type="string" table:style-name="ce16">
            <text:p>WB</text:p>
          </table:table-cell>
          <table:table-cell office:value-type="float" office:value="731301" table:style-name="ce16">
            <text:p>731301</text:p>
          </table:table-cell>
          <table:table-cell office:value-type="string" table:style-name="ce17">
            <text:p>sbi.15044@sbi.co.in</text:p>
          </table:table-cell>
          <table:table-cell office:value-type="float" office:value="3463" table:style-name="ce16">
            <text:p>3463</text:p>
          </table:table-cell>
          <table:table-cell office:value-type="float" office:value="241077" table:style-name="ce16">
            <text:p>24107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table-cell office:value-type="string" table:number-columns-spanned="3" table:number-rows-spanned="42" table:style-name="ce36">
            <text:p>Regional Manager, State Bank of India, RBO-III, Administrative Office, Bankura – 722101</text:p>
          </table:table-cell>
          <table:covered-table-cell table:number-columns-repeated="2"/>
          <table:table-cell office:value-type="string" table:number-columns-spanned="1" table:number-rows-spanned="42" table:style-name="ce34">
            <text:p>0343-2597117</text:p>
          </table:table-cell>
          <table:table-cell office:value-type="float" office:value="14876" table:style-name="ce16">
            <text:p>14876</text:p>
          </table:table-cell>
          <table:table-cell office:value-type="string" table:style-name="ce16">
            <text:p>Bisnupur</text:p>
          </table:table-cell>
          <table:table-cell office:value-type="float" office:value="44" table:style-name="ce16">
            <text:p>44</text:p>
          </table:table-cell>
          <table:table-cell office:value-type="string" table:style-name="ce16">
            <text:p>The Branch Manager,State Bank of India,Bailpara , PO Bishnupur</text:p>
          </table:table-cell>
          <table:table-cell office:value-type="string" table:style-name="ce16">
            <text:p><text:s/>Dist Bakura</text:p>
          </table:table-cell>
          <table:table-cell office:value-type="string" table:style-name="ce16">
            <text:p>Bishnupur</text:p>
          </table:table-cell>
          <table:table-cell office:value-type="string" table:style-name="ce16">
            <text:p>WB</text:p>
          </table:table-cell>
          <table:table-cell office:value-type="float" office:value="722122" table:style-name="ce16">
            <text:p>722122</text:p>
          </table:table-cell>
          <table:table-cell office:value-type="string" table:style-name="ce17">
            <text:p>Sbi.00044@sbi.co.in</text:p>
          </table:table-cell>
          <table:table-cell office:value-type="float" office:value="3244" table:style-name="ce16">
            <text:p>3244</text:p>
          </table:table-cell>
          <table:table-cell office:value-type="float" office:value="252051" table:style-name="ce16">
            <text:p>25205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Kotulpur ADB</text:p>
          </table:table-cell>
          <table:table-cell office:value-type="float" office:value="1553" table:style-name="ce16">
            <text:p>1553</text:p>
          </table:table-cell>
          <table:table-cell office:value-type="string" table:style-name="ce16">
            <text:p>The Branch Manager,State Bank of India,PO Kotulpur</text:p>
          </table:table-cell>
          <table:table-cell office:value-type="string" table:style-name="ce16">
            <text:p>Dist Bakura</text:p>
          </table:table-cell>
          <table:table-cell office:value-type="string" table:style-name="ce16">
            <text:p>Kotulpur</text:p>
          </table:table-cell>
          <table:table-cell office:value-type="string" table:style-name="ce16">
            <text:p>WB</text:p>
          </table:table-cell>
          <table:table-cell office:value-type="float" office:value="722141" table:style-name="ce16">
            <text:p>722141</text:p>
          </table:table-cell>
          <table:table-cell office:value-type="string" table:style-name="ce17">
            <text:p>Sbi.01553@sbi.co.in</text:p>
          </table:table-cell>
          <table:table-cell office:value-type="float" office:value="3244" table:style-name="ce16">
            <text:p>3244</text:p>
          </table:table-cell>
          <table:table-cell office:value-type="float" office:value="240222" table:style-name="ce16">
            <text:p>24022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Sonamukhi</text:p>
          </table:table-cell>
          <table:table-cell office:value-type="float" office:value="1557" table:style-name="ce16">
            <text:p>1557</text:p>
          </table:table-cell>
          <table:table-cell office:value-type="string" table:style-name="ce16">
            <text:p>The Branch Manager,State Bank of India Vill+ PO Sonamukhi</text:p>
          </table:table-cell>
          <table:table-cell office:value-type="string" table:style-name="ce16">
            <text:p>Dist Ba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207" table:style-name="ce16">
            <text:p>722207</text:p>
          </table:table-cell>
          <table:table-cell office:value-type="string" table:style-name="ce17">
            <text:p>sbi.01557@sbi.co.in</text:p>
          </table:table-cell>
          <table:table-cell office:value-type="float" office:value="3244" table:style-name="ce16">
            <text:p>3244</text:p>
          </table:table-cell>
          <table:table-cell office:value-type="float" office:value="275245" table:style-name="ce16">
            <text:p>27524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Bura bz <text:s/>puruli</text:p>
          </table:table-cell>
          <table:table-cell office:value-type="float" office:value="2008" table:style-name="ce16">
            <text:p>2008</text:p>
          </table:table-cell>
          <table:table-cell office:value-type="string" table:style-name="ce16">
            <text:p>The Branch Manager,State Bank of India PO Barabhum</text:p>
          </table:table-cell>
          <table:table-cell office:value-type="string" table:style-name="ce16">
            <text:p>Dist 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27" table:style-name="ce16">
            <text:p>723127</text:p>
          </table:table-cell>
          <table:table-cell office:value-type="string" table:style-name="ce17">
            <text:p>sbi.02008@sbi.co.in</text:p>
          </table:table-cell>
          <table:table-cell office:value-type="float" office:value="3253" table:style-name="ce16">
            <text:p>3253</text:p>
          </table:table-cell>
          <table:table-cell office:value-type="float" office:value="258222" table:style-name="ce16">
            <text:p>25822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Mejhia</text:p>
          </table:table-cell>
          <table:table-cell office:value-type="float" office:value="3871" table:style-name="ce16">
            <text:p>3871</text:p>
          </table:table-cell>
          <table:table-cell office:value-type="string" table:style-name="ce16">
            <text:p>The Branch Manager,State Bank of India,Saltora Road</text:p>
          </table:table-cell>
          <table:table-cell office:value-type="string" table:style-name="ce16">
            <text:p>Dist 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43" table:style-name="ce16">
            <text:p>722143</text:p>
          </table:table-cell>
          <table:table-cell office:value-type="string" table:style-name="ce17">
            <text:p>sbi.03871@sbi.co.in</text:p>
          </table:table-cell>
          <table:table-cell office:value-type="float" office:value="3241" table:style-name="ce16">
            <text:p>3241</text:p>
          </table:table-cell>
          <table:table-cell office:value-type="float" office:value="250222" table:style-name="ce16">
            <text:p>25022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Onda village Br</text:p>
          </table:table-cell>
          <table:table-cell office:value-type="float" office:value="3906" table:style-name="ce16">
            <text:p>3906</text:p>
          </table:table-cell>
          <table:table-cell office:value-type="string" table:style-name="ce16">
            <text:p>The Branch Manager,State Bank of India,Vill &amp; PO Onda</text:p>
          </table:table-cell>
          <table:table-cell office:value-type="string" table:style-name="ce16">
            <text:p>Dist 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44" table:style-name="ce16">
            <text:p>722144</text:p>
          </table:table-cell>
          <table:table-cell office:value-type="string" table:style-name="ce17">
            <text:p>sbi.039606@sbi.co.in</text:p>
          </table:table-cell>
          <table:table-cell office:value-type="float" office:value="3242" table:style-name="ce16">
            <text:p>3242</text:p>
          </table:table-cell>
          <table:table-cell office:value-type="float" office:value="266235" table:style-name="ce16">
            <text:p>26623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MejiaThermal PS</text:p>
          </table:table-cell>
          <table:table-cell office:value-type="float" office:value="6608" table:style-name="ce16">
            <text:p>6608</text:p>
          </table:table-cell>
          <table:table-cell office:value-type="string" table:style-name="ce16">
            <text:p>The Branch Manager,State Bank of India,Qtr No 12A PO &amp; Vill Durlavpur</text:p>
          </table:table-cell>
          <table:table-cell office:value-type="string" table:style-name="ce16">
            <text:p>Dist 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33" table:style-name="ce16">
            <text:p>722133</text:p>
          </table:table-cell>
          <table:table-cell office:value-type="string" table:style-name="ce17">
            <text:p>sbi.06608@sbi.co.in</text:p>
          </table:table-cell>
          <table:table-cell office:value-type="float" office:value="3241" table:style-name="ce16">
            <text:p>3241</text:p>
          </table:table-cell>
          <table:table-cell office:value-type="float" office:value="262306" table:style-name="ce16">
            <text:p>2623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Banasuria VB</text:p>
          </table:table-cell>
          <table:table-cell office:value-type="float" office:value="6930" table:style-name="ce16">
            <text:p>6930</text:p>
          </table:table-cell>
          <table:table-cell office:value-type="string" table:style-name="ce16">
            <text:p>The Branch Manager,State Bank of India,Vill &amp; PO Bansuria</text:p>
          </table:table-cell>
          <table:table-cell office:value-type="string" table:style-name="ce16">
            <text:p>Dist 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66" table:style-name="ce16">
            <text:p>722166</text:p>
          </table:table-cell>
          <table:table-cell office:value-type="string" table:style-name="ce17">
            <text:p>sbi.06930@sbi.co.in</text:p>
          </table:table-cell>
          <table:table-cell office:value-type="float" office:value="3241" table:style-name="ce16">
            <text:p>3241</text:p>
          </table:table-cell>
          <table:table-cell office:value-type="float" office:value="257484" table:style-name="ce16">
            <text:p>25748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Barkura village</text:p>
          </table:table-cell>
          <table:table-cell office:value-type="float" office:value="7098" table:style-name="ce16">
            <text:p>7098</text:p>
          </table:table-cell>
          <table:table-cell office:value-type="string" table:style-name="ce16">
            <text:p>The Branch Manager,State Bank of India,Vill &amp; PO Barkura</text:p>
          </table:table-cell>
          <table:table-cell office:value-type="string" table:style-name="ce16">
            <text:p>Dist Ba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203" table:style-name="ce16">
            <text:p>722203</text:p>
          </table:table-cell>
          <table:table-cell office:value-type="string" table:style-name="ce17">
            <text:p>sbi.07098@sbi.co.in</text:p>
          </table:table-cell>
          <table:table-cell office:value-type="float" office:value="3241" table:style-name="ce16">
            <text:p>3241</text:p>
          </table:table-cell>
          <table:table-cell office:value-type="float" office:value="203097" table:style-name="ce16">
            <text:p>20309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Rampur</text:p>
          </table:table-cell>
          <table:table-cell office:value-type="float" office:value="8064" table:style-name="ce16">
            <text:p>8064</text:p>
          </table:table-cell>
          <table:table-cell office:value-type="string" table:style-name="ce16">
            <text:p>The Branch Manager,State Bank of India,PO Hamirhati</text:p>
          </table:table-cell>
          <table:table-cell office:value-type="string" table:style-name="ce16">
            <text:p>Dist 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207" table:style-name="ce16">
            <text:p>722207</text:p>
          </table:table-cell>
          <table:table-cell office:value-type="string" table:style-name="ce17">
            <text:p>sbi.08064@sbi.co.in</text:p>
          </table:table-cell>
          <table:table-cell office:value-type="float" office:value="3244" table:style-name="ce16">
            <text:p>3244</text:p>
          </table:table-cell>
          <table:table-cell office:value-type="float" office:value="260278" table:style-name="ce16">
            <text:p>26027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Lodna</text:p>
          </table:table-cell>
          <table:table-cell office:value-type="float" office:value="8533" table:style-name="ce16">
            <text:p>8533</text:p>
          </table:table-cell>
          <table:table-cell office:value-type="string" table:style-name="ce16">
            <text:p>The Branch Manager,State Bank of India,Vill &amp; PO Lodna</text:p>
          </table:table-cell>
          <table:table-cell office:value-type="string" table:style-name="ce16">
            <text:p>Dist 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74" table:style-name="ce16">
            <text:p>722174</text:p>
          </table:table-cell>
          <table:table-cell office:value-type="string" table:style-name="ce17">
            <text:p>sbi.08533@sbi.co.in</text:p>
          </table:table-cell>
          <table:table-cell office:value-type="float" office:value="3242" table:style-name="ce16">
            <text:p>3242</text:p>
          </table:table-cell>
          <table:table-cell office:value-type="float" office:value="265235" table:style-name="ce16">
            <text:p>26523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Araldihi</text:p>
          </table:table-cell>
          <table:table-cell office:value-type="float" office:value="8709" table:style-name="ce16">
            <text:p>8709</text:p>
          </table:table-cell>
          <table:table-cell office:value-type="string" table:style-name="ce16">
            <text:p>The Branch Manager,State Bank of India,PO Araldihi</text:p>
          </table:table-cell>
          <table:table-cell office:value-type="string" table:style-name="ce16">
            <text:p>Dist 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21" table:style-name="ce16">
            <text:p>722121</text:p>
          </table:table-cell>
          <table:table-cell office:value-type="string" table:style-name="ce17">
            <text:p>sbi.08709@sbi.co.in</text:p>
          </table:table-cell>
          <table:table-cell office:value-type="float" office:value="3242" table:style-name="ce16">
            <text:p>3242</text:p>
          </table:table-cell>
          <table:table-cell office:value-type="float" office:value="232341" table:style-name="ce16">
            <text:p>23234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Susunia SAB</text:p>
          </table:table-cell>
          <table:table-cell office:value-type="float" office:value="8930" table:style-name="ce16">
            <text:p>8930</text:p>
          </table:table-cell>
          <table:table-cell office:value-type="string" table:style-name="ce16">
            <text:p>The Branch Manager,State Bank of India,Susuni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08930@sbi.co.in</text:p>
          </table:table-cell>
          <table:table-cell office:value-type="float" office:value="3242" table:style-name="ce16">
            <text:p>3242</text:p>
          </table:table-cell>
          <table:table-cell office:value-type="float" office:value="234244" table:style-name="ce16">
            <text:p>23424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Santasram</text:p>
          </table:table-cell>
          <table:table-cell office:value-type="float" office:value="8931" table:style-name="ce16">
            <text:p>8931</text:p>
          </table:table-cell>
          <table:table-cell office:value-type="string" table:style-name="ce16">
            <text:p>The Branch Manager,State Bank of India,Kenetty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206" table:style-name="ce16">
            <text:p>722206</text:p>
          </table:table-cell>
          <table:table-cell office:value-type="string" table:style-name="ce17">
            <text:p>sbi.08931@sbi.co.in</text:p>
          </table:table-cell>
          <table:table-cell office:value-type="float" office:value="3244" table:style-name="ce16">
            <text:p>3244</text:p>
          </table:table-cell>
          <table:table-cell office:value-type="float" office:value="270435" table:style-name="ce16">
            <text:p>27043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Nakaijuri</text:p>
          </table:table-cell>
          <table:table-cell office:value-type="float" office:value="9322" table:style-name="ce16">
            <text:p>9322</text:p>
          </table:table-cell>
          <table:table-cell office:value-type="string" table:style-name="ce16">
            <text:p>The Branch Manager,State Bank of India,Nakajuri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Nakaijuri</text:p>
          </table:table-cell>
          <table:table-cell office:value-type="string" table:style-name="ce16">
            <text:p>WB</text:p>
          </table:table-cell>
          <table:table-cell office:value-type="float" office:value="722144" table:style-name="ce16">
            <text:p>722144</text:p>
          </table:table-cell>
          <table:table-cell office:value-type="string" table:style-name="ce17">
            <text:p>sbi.09322@sbi.co.in</text:p>
          </table:table-cell>
          <table:table-cell office:value-type="float" office:value="3244" table:style-name="ce16">
            <text:p>3244</text:p>
          </table:table-cell>
          <table:table-cell office:value-type="float" office:value="201488" table:style-name="ce16">
            <text:p>20148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Boga</text:p>
          </table:table-cell>
          <table:table-cell office:value-type="float" office:value="9355" table:style-name="ce16">
            <text:p>9355</text:p>
          </table:table-cell>
          <table:table-cell office:value-type="string" table:style-name="ce16">
            <text:p>The Branch Manager,State Bank of India,Bog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09355@sbi.co.in</text:p>
          </table:table-cell>
          <table:table-cell office:value-type="float" office:value="3242" table:style-name="ce16">
            <text:p>3242</text:p>
          </table:table-cell>
          <table:table-cell office:value-type="float" office:value="260278" table:style-name="ce16">
            <text:p>26027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Nandanpur SAB</text:p>
          </table:table-cell>
          <table:table-cell office:value-type="float" office:value="9456" table:style-name="ce16">
            <text:p>9456</text:p>
          </table:table-cell>
          <table:table-cell office:value-type="string" table:style-name="ce16">
            <text:p>The Branch Manager,State Bank of India,Vill Nandanpur , Ranipur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33" table:style-name="ce16">
            <text:p>722133</text:p>
          </table:table-cell>
          <table:table-cell office:value-type="string" table:style-name="ce17">
            <text:p>sbi.09456@sbi.co.in</text:p>
          </table:table-cell>
          <table:table-cell office:value-type="float" office:value="3242" table:style-name="ce16">
            <text:p>3242</text:p>
          </table:table-cell>
          <table:table-cell office:value-type="float" office:value="201488" table:style-name="ce16">
            <text:p>20148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Sukhadali SAB</text:p>
          </table:table-cell>
          <table:table-cell office:value-type="float" office:value="9698" table:style-name="ce16">
            <text:p>9698</text:p>
          </table:table-cell>
          <table:table-cell office:value-type="string" table:style-name="ce16">
            <text:p>The Branch Manager,State Bank of India,Sukhadali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'</text:p>
          </table:table-cell>
          <table:table-cell office:value-type="string" table:style-name="ce16">
            <text:p>WB</text:p>
          </table:table-cell>
          <table:table-cell office:value-type="float" office:value="722150" table:style-name="ce16">
            <text:p>722150</text:p>
          </table:table-cell>
          <table:table-cell office:value-type="string" table:style-name="ce17">
            <text:p>sbi.09698@sbi.co.in</text:p>
          </table:table-cell>
          <table:table-cell office:value-type="float" office:value="3243" table:style-name="ce16">
            <text:p>3243</text:p>
          </table:table-cell>
          <table:table-cell office:value-type="float" office:value="259392" table:style-name="ce16">
            <text:p>25939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HGoenkaMoreSAB</text:p>
          </table:table-cell>
          <table:table-cell office:value-type="float" office:value="9699" table:style-name="ce16">
            <text:p>9699</text:p>
          </table:table-cell>
          <table:table-cell office:value-type="string" table:style-name="ce16">
            <text:p>The Branch Manager,State Bank of India,Kantapahari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36" table:style-name="ce16">
            <text:p>722136</text:p>
          </table:table-cell>
          <table:table-cell office:value-type="string" table:style-name="ce17">
            <text:p>sbi.09699@sbi.co.in</text:p>
          </table:table-cell>
          <table:table-cell office:value-type="float" office:value="3242" table:style-name="ce16">
            <text:p>3242</text:p>
          </table:table-cell>
          <table:table-cell office:value-type="float" office:value="278268" table:style-name="ce16">
            <text:p>27826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Dhaban SAB</text:p>
          </table:table-cell>
          <table:table-cell office:value-type="float" office:value="9716" table:style-name="ce16">
            <text:p>9716</text:p>
          </table:table-cell>
          <table:table-cell office:value-type="string" table:style-name="ce16">
            <text:p>The Branch Manager,State Bank of India,Dhaban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37" table:style-name="ce16">
            <text:p>722137</text:p>
          </table:table-cell>
          <table:table-cell office:value-type="string" table:style-name="ce17">
            <text:p>sbi.09716@sbi.co.in</text:p>
          </table:table-cell>
          <table:table-cell office:value-type="float" office:value="3242" table:style-name="ce16">
            <text:p>3242</text:p>
          </table:table-cell>
          <table:table-cell office:value-type="float" office:value="201503" table:style-name="ce16">
            <text:p>20150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Kharbana dd SAB</text:p>
          </table:table-cell>
          <table:table-cell office:value-type="float" office:value="9717" table:style-name="ce16">
            <text:p>9717</text:p>
          </table:table-cell>
          <table:table-cell office:value-type="string" table:style-name="ce16">
            <text:p>The Branch Manager,State Bank of India,Jhantipahari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37" table:style-name="ce16">
            <text:p>722137</text:p>
          </table:table-cell>
          <table:table-cell office:value-type="string" table:style-name="ce17">
            <text:p>sbi.09717@sbi.co.in</text:p>
          </table:table-cell>
          <table:table-cell office:value-type="float" office:value="3242" table:style-name="ce16">
            <text:p>3242</text:p>
          </table:table-cell>
          <table:table-cell office:value-type="float" office:value="270015" table:style-name="ce16">
            <text:p>27001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KhapktaKirpaiSA</text:p>
          </table:table-cell>
          <table:table-cell office:value-type="float" office:value="9845" table:style-name="ce16">
            <text:p>9845</text:p>
          </table:table-cell>
          <table:table-cell office:value-type="string" table:style-name="ce16">
            <text:p>The Branch Manager,State Bank of India,Rampur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21" table:style-name="ce16">
            <text:p>722121</text:p>
          </table:table-cell>
          <table:table-cell office:value-type="string" table:style-name="ce17">
            <text:p>sbi.09845@sbi.co.in</text:p>
          </table:table-cell>
          <table:table-cell office:value-type="float" office:value="3242" table:style-name="ce16">
            <text:p>3242</text:p>
          </table:table-cell>
          <table:table-cell office:value-type="float" office:value="232296" table:style-name="ce16">
            <text:p>23229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Bankura Town</text:p>
          </table:table-cell>
          <table:table-cell office:value-type="float" office:value="10092" table:style-name="ce16">
            <text:p>10092</text:p>
          </table:table-cell>
          <table:table-cell office:value-type="string" table:style-name="ce16">
            <text:p>The Branch Manager,State Bank of India,Katjuridang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02" table:style-name="ce16">
            <text:p>722102</text:p>
          </table:table-cell>
          <table:table-cell office:value-type="string" table:style-name="ce13">
            <text:p>sbi.10092@sbi.co.in</text:p>
          </table:table-cell>
          <table:table-cell office:value-type="float" office:value="3242" table:style-name="ce16">
            <text:p>3242</text:p>
          </table:table-cell>
          <table:table-cell office:value-type="float" office:value="243359" table:style-name="ce16">
            <text:p>24335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Barjora</text:p>
          </table:table-cell>
          <table:table-cell office:value-type="float" office:value="10226" table:style-name="ce16">
            <text:p>10226</text:p>
          </table:table-cell>
          <table:table-cell office:value-type="string" table:style-name="ce16">
            <text:p>The Branch Manager,State Bank of India,Barjo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202" table:style-name="ce16">
            <text:p>722202</text:p>
          </table:table-cell>
          <table:table-cell office:value-type="string" table:style-name="ce17">
            <text:p>sbi.10226@sbi.co.in</text:p>
          </table:table-cell>
          <table:table-cell office:value-type="float" office:value="3241" table:style-name="ce16">
            <text:p>3241</text:p>
          </table:table-cell>
          <table:table-cell office:value-type="float" office:value="257484" table:style-name="ce16">
            <text:p>25748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Khatra</text:p>
          </table:table-cell>
          <table:table-cell office:value-type="float" office:value="11381" table:style-name="ce16">
            <text:p>11381</text:p>
          </table:table-cell>
          <table:table-cell office:value-type="string" table:style-name="ce16">
            <text:p>The Branch Manager,State Bank of India,LICI(Mukutmonipur )Rd.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40" table:style-name="ce16">
            <text:p>722140</text:p>
          </table:table-cell>
          <table:table-cell office:value-type="string" table:style-name="ce17">
            <text:p>sbi.11381@SBI.CO.IN</text:p>
          </table:table-cell>
          <table:table-cell office:value-type="float" office:value="3243" table:style-name="ce16">
            <text:p>3243</text:p>
          </table:table-cell>
          <table:table-cell office:value-type="float" office:value="255477" table:style-name="ce16">
            <text:p>25547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Bankura</text:p>
          </table:table-cell>
          <table:table-cell office:value-type="float" office:value="22" table:style-name="ce16">
            <text:p>22</text:p>
          </table:table-cell>
          <table:table-cell office:value-type="string" table:number-columns-spanned="3" table:number-rows-spanned="1" table:style-name="ce37">
            <text:p>The Branch Manager, State Bank of India, Bankura, PIN-722101</text:p>
          </table:table-cell>
          <table:covered-table-cell table:number-columns-repeated="2"/>
          <table:table-cell office:value-type="string" table:style-name="ce16">
            <text:p>WB</text:p>
          </table:table-cell>
          <table:table-cell office:value-type="float" office:value="722101" table:style-name="ce16">
            <text:p>722101</text:p>
          </table:table-cell>
          <table:table-cell office:value-type="string" table:style-name="ce13">
            <text:p>sbi.00022@sbi.co.in</text:p>
          </table:table-cell>
          <table:table-cell office:value-type="float" office:value="3242" table:style-name="ce8">
            <text:p>3242</text:p>
          </table:table-cell>
          <table:table-cell office:value-type="float" office:value="256986" table:style-name="ce8">
            <text:p>25698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Joyrambati</text:p>
          </table:table-cell>
          <table:table-cell office:value-type="float" office:value="12393" table:style-name="ce16">
            <text:p>12393</text:p>
          </table:table-cell>
          <table:table-cell office:value-type="string" table:style-name="ce16">
            <text:p>The Branch Manager,State Bank of India,Joyrambati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61" table:style-name="ce16">
            <text:p>722161</text:p>
          </table:table-cell>
          <table:table-cell office:value-type="string" table:style-name="ce17">
            <text:p>sbi.12393@sbi.co.in</text:p>
          </table:table-cell>
          <table:table-cell office:value-type="float" office:value="3244" table:style-name="ce16">
            <text:p>3244</text:p>
          </table:table-cell>
          <table:table-cell office:value-type="float" office:value="244600" table:style-name="ce16">
            <text:p>24460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Rasulpur</text:p>
          </table:table-cell>
          <table:table-cell office:value-type="float" office:value="12395" table:style-name="ce16">
            <text:p>12395</text:p>
          </table:table-cell>
          <table:table-cell office:value-type="string" table:style-name="ce16">
            <text:p>The Branch Manager,State Bank of India,Rasulpur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205" table:style-name="ce16">
            <text:p>722205</text:p>
          </table:table-cell>
          <table:table-cell office:value-type="string" table:style-name="ce17">
            <text:p>sbi.12395@sbi.co.in</text:p>
          </table:table-cell>
          <table:table-cell office:value-type="float" office:value="3244" table:style-name="ce16">
            <text:p>3244</text:p>
          </table:table-cell>
          <table:table-cell office:value-type="float" office:value="272753" table:style-name="ce16">
            <text:p>27275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Ranibandh</text:p>
          </table:table-cell>
          <table:table-cell office:value-type="float" office:value="12396" table:style-name="ce16">
            <text:p>12396</text:p>
          </table:table-cell>
          <table:table-cell office:value-type="string" table:style-name="ce16">
            <text:p>The Branch Manager,State Bank of India,Ranibandh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48" table:style-name="ce16">
            <text:p>722148</text:p>
          </table:table-cell>
          <table:table-cell office:value-type="string" table:style-name="ce17">
            <text:p>sbi.12396@sbi.co.in</text:p>
          </table:table-cell>
          <table:table-cell office:value-type="float" office:value="3243" table:style-name="ce16">
            <text:p>3243</text:p>
          </table:table-cell>
          <table:table-cell office:value-type="float" office:value="250638" table:style-name="ce16">
            <text:p>25063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Taldangra</text:p>
          </table:table-cell>
          <table:table-cell office:value-type="float" office:value="12397" table:style-name="ce16">
            <text:p>12397</text:p>
          </table:table-cell>
          <table:table-cell office:value-type="string" table:style-name="ce16">
            <text:p>The Branch Manager,State Bank of India,Taldang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52" table:style-name="ce16">
            <text:p>722152</text:p>
          </table:table-cell>
          <table:table-cell office:value-type="string" table:style-name="ce17">
            <text:p>sbi.12397@sbi.co.in</text:p>
          </table:table-cell>
          <table:table-cell office:value-type="float" office:value="3243" table:style-name="ce16">
            <text:p>3243</text:p>
          </table:table-cell>
          <table:table-cell office:value-type="float" office:value="265186" table:style-name="ce16">
            <text:p>26518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Beliatore</text:p>
          </table:table-cell>
          <table:table-cell office:value-type="float" office:value="14053" table:style-name="ce16">
            <text:p>14053</text:p>
          </table:table-cell>
          <table:table-cell office:value-type="string" table:style-name="ce16">
            <text:p>The Branch Manager,State Bank of India,Beliatore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eliatore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14053@sbi.co.in</text:p>
          </table:table-cell>
          <table:table-cell office:value-type="float" office:value="3241" table:style-name="ce16">
            <text:p>3241</text:p>
          </table:table-cell>
          <table:table-cell office:value-type="float" office:value="259099" table:style-name="ce16">
            <text:p>25909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Simlapal</text:p>
          </table:table-cell>
          <table:table-cell office:value-type="float" office:value="14054" table:style-name="ce16">
            <text:p>14054</text:p>
          </table:table-cell>
          <table:table-cell office:value-type="string" table:style-name="ce16">
            <text:p>The Branch Manager,State Bank of India,Simapal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51" table:style-name="ce16">
            <text:p>722151</text:p>
          </table:table-cell>
          <table:table-cell office:value-type="string" table:style-name="ce17">
            <text:p>sbi.14054@sbi.co.in</text:p>
          </table:table-cell>
          <table:table-cell office:value-type="float" office:value="3243" table:style-name="ce16">
            <text:p>3243</text:p>
          </table:table-cell>
          <table:table-cell office:value-type="float" office:value="262050" table:style-name="ce16">
            <text:p>26205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Saltora</text:p>
          </table:table-cell>
          <table:table-cell office:value-type="float" office:value="14055" table:style-name="ce16">
            <text:p>14055</text:p>
          </table:table-cell>
          <table:table-cell office:value-type="string" table:style-name="ce16">
            <text:p>The Branch Manager,State Bank of India,Salto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14055@sbi.co.in</text:p>
          </table:table-cell>
          <table:table-cell office:value-type="float" office:value="3465" table:style-name="ce16">
            <text:p>3465</text:p>
          </table:table-cell>
          <table:table-cell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BAJEPRATAPPUR</text:p>
          </table:table-cell>
          <table:table-cell office:value-type="float" office:value="14540" table:style-name="ce16">
            <text:p>14540</text:p>
          </table:table-cell>
          <table:table-cell office:value-type="string" table:style-name="ce16">
            <text:p>The Branch Manager,State Bank of India,Bajepratapu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01" table:style-name="ce16">
            <text:p>713101</text:p>
          </table:table-cell>
          <table:table-cell office:value-type="string" table:style-name="ce17">
            <text:p>sbi.14540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623071" table:style-name="ce16">
            <text:p>262307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JOYPUR</text:p>
          </table:table-cell>
          <table:table-cell office:value-type="float" office:value="15046" table:style-name="ce16">
            <text:p>15046</text:p>
          </table:table-cell>
          <table:table-cell office:value-type="string" table:style-name="ce16">
            <text:p>The Branch Manager,State Bank of India,Joypur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Joypur</text:p>
          </table:table-cell>
          <table:table-cell office:value-type="string" table:style-name="ce16">
            <text:p>WB</text:p>
          </table:table-cell>
          <table:table-cell office:value-type="float" office:value="722138" table:style-name="ce16">
            <text:p>722138</text:p>
          </table:table-cell>
          <table:table-cell office:value-type="string" table:style-name="ce17">
            <text:p>sbi.15046@sbi.co.in</text:p>
          </table:table-cell>
          <table:table-cell office:value-type="float" office:value="3244" table:style-name="ce16">
            <text:p>3244</text:p>
          </table:table-cell>
          <table:table-cell office:value-type="float" office:value="249705" table:style-name="ce16">
            <text:p>24970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RAIPUR BAZAR</text:p>
          </table:table-cell>
          <table:table-cell office:value-type="float" office:value="15937" table:style-name="ce16">
            <text:p>15937</text:p>
          </table:table-cell>
          <table:table-cell office:value-type="string" table:style-name="ce16">
            <text:p>The Branch Manager,State Bank of India,Raipur Bazar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34" table:style-name="ce16">
            <text:p>722134</text:p>
          </table:table-cell>
          <table:table-cell office:value-type="string" table:style-name="ce17">
            <text:p>sbi.15937@sbi.co.in</text:p>
          </table:table-cell>
          <table:table-cell office:value-type="float" office:value="3243" table:style-name="ce16">
            <text:p>3243</text:p>
          </table:table-cell>
          <table:table-cell office:value-type="float" office:value="267076" table:style-name="ce3">
            <text:p>267076</text:p>
          </table:table-cell>
          <table:table-cell table:style-name="ce1"/>
          <table:table-cell table:number-columns-repeated="16368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Laxmi Sagar</text:p>
          </table:table-cell>
          <table:table-cell office:value-type="float" office:value="15938" table:style-name="ce16">
            <text:p>15938</text:p>
          </table:table-cell>
          <table:table-cell office:value-type="string" table:style-name="ce16">
            <text:p>The Branch Manager,State Bank of India,Laxmisagar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60" table:style-name="ce16">
            <text:p>722160</text:p>
          </table:table-cell>
          <table:table-cell office:value-type="string" table:style-name="ce17">
            <text:p>sbi.15938@sbi.co.in</text:p>
          </table:table-cell>
          <table:table-cell office:value-type="float" office:value="3243" table:style-name="ce16">
            <text:p>3243</text:p>
          </table:table-cell>
          <table:table-cell office:value-type="float" office:value="257008" table:style-name="ce16">
            <text:p>25700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Pakhanna</text:p>
          </table:table-cell>
          <table:table-cell office:value-type="float" office:value="15940" table:style-name="ce16">
            <text:p>15940</text:p>
          </table:table-cell>
          <table:table-cell office:value-type="string" table:style-name="ce16">
            <text:p>The Branch Manager,State Bank of India,Pakhann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'</text:p>
          </table:table-cell>
          <table:table-cell office:value-type="string" table:style-name="ce16">
            <text:p>WB</text:p>
          </table:table-cell>
          <table:table-cell office:value-type="float" office:value="722208" table:style-name="ce16">
            <text:p>722208</text:p>
          </table:table-cell>
          <table:table-cell office:value-type="string" table:style-name="ce17">
            <text:p>sbi.15940@sbi.co.in</text:p>
          </table:table-cell>
          <table:table-cell office:value-type="float" office:value="3244" table:style-name="ce16">
            <text:p>3244</text:p>
          </table:table-cell>
          <table:table-cell office:value-type="float" office:value="262500" table:style-name="ce16">
            <text:p>2625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Burdwan Town</text:p>
          </table:table-cell>
          <table:table-cell office:value-type="float" office:value="16649" table:style-name="ce16">
            <text:p>16649</text:p>
          </table:table-cell>
          <table:table-cell office:value-type="string" table:style-name="ce16">
            <text:p>The Branch Manager,State Bank of India,Policeline Baza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03" table:style-name="ce16">
            <text:p>713103</text:p>
          </table:table-cell>
          <table:table-cell office:value-type="string" table:style-name="ce17">
            <text:p>sbi.16649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645017" table:style-name="ce16">
            <text:p>264501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SPBB-Bankura</text:p>
          </table:table-cell>
          <table:table-cell office:value-type="float" office:value="16717" table:style-name="ce16">
            <text:p>16717</text:p>
          </table:table-cell>
          <table:table-cell office:value-type="string" table:style-name="ce16">
            <text:p>The Branch Manager,State Bank of India,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01" table:style-name="ce16">
            <text:p>722101</text:p>
          </table:table-cell>
          <table:table-cell office:value-type="string" table:style-name="ce17">
            <text:p>sbi.16717@sbi.co.in</text:p>
          </table:table-cell>
          <table:table-cell office:value-type="float" office:value="3242" table:style-name="ce16">
            <text:p>3242</text:p>
          </table:table-cell>
          <table:table-cell office:value-type="float" office:value="241147" table:style-name="ce16">
            <text:p>2411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Barikul</text:p>
          </table:table-cell>
          <table:table-cell office:value-type="float" office:value="17989" table:style-name="ce16">
            <text:p>17989</text:p>
          </table:table-cell>
          <table:table-cell office:value-type="string" table:style-name="ce16">
            <text:p>The Branch Manager,State Bank of India,Barikul <text:s/>GP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162" table:style-name="ce16">
            <text:p>722162</text:p>
          </table:table-cell>
          <table:table-cell office:value-type="string" table:style-name="ce17">
            <text:p>sbi.17989@sbi.co.in</text:p>
          </table:table-cell>
          <table:table-cell office:value-type="float" office:value="3243" table:style-name="ce16">
            <text:p>3243</text:p>
          </table:table-cell>
          <table:table-cell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BALSI</text:p>
          </table:table-cell>
          <table:table-cell office:value-type="float" office:value="17991" table:style-name="ce16">
            <text:p>17991</text:p>
          </table:table-cell>
          <table:table-cell office:value-type="string" table:style-name="ce16">
            <text:p>The Branch Manager,State Bank of India,Balsi -1 GP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Bankura</text:p>
          </table:table-cell>
          <table:table-cell office:value-type="string" table:style-name="ce16">
            <text:p>WB</text:p>
          </table:table-cell>
          <table:table-cell office:value-type="float" office:value="722206" table:style-name="ce16">
            <text:p>722206</text:p>
          </table:table-cell>
          <table:table-cell office:value-type="string" table:style-name="ce17">
            <text:p>sbi.17991@sbi.co.in</text:p>
          </table:table-cell>
          <table:table-cell office:value-type="float" office:value="3244" table:style-name="ce16">
            <text:p>3244</text:p>
          </table:table-cell>
          <table:table-cell office:value-type="float" office:value="268020" table:style-name="ce16">
            <text:p>268020</text:p>
          </table:table-cell>
          <table:table-cell table:number-columns-repeated="16369"/>
        </table:table-row>
        <table:table-row table:style-name="ro6">
          <table:table-cell office:value-type="string" table:number-columns-spanned="3" table:number-rows-spanned="46" table:style-name="ce36">
            <text:p>Regional Manager, State Bank of India, RBO-IV, Durgapur Br Premises, DSP Main Gate, Durgapur, 713203</text:p>
          </table:table-cell>
          <table:covered-table-cell table:number-columns-repeated="2"/>
          <table:table-cell office:value-type="string" table:number-columns-spanned="1" table:number-rows-spanned="46" table:style-name="ce34">
            <text:p>0343-2588106</text:p>
          </table:table-cell>
          <table:table-cell office:value-type="float" office:value="14877" table:style-name="ce16">
            <text:p>14877</text:p>
          </table:table-cell>
          <table:table-cell office:value-type="string" table:style-name="ce16">
            <text:p>Durgapur</text:p>
          </table:table-cell>
          <table:table-cell office:value-type="float" office:value="74" table:style-name="ce16">
            <text:p>74</text:p>
          </table:table-cell>
          <table:table-cell office:value-type="string" table:style-name="ce16">
            <text:p>The Branch Manager,State Bank of India,Durgapur Steel Plant Main gate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WB</text:p>
          </table:table-cell>
          <table:table-cell office:value-type="float" office:value="713203" table:style-name="ce16">
            <text:p>713203</text:p>
          </table:table-cell>
          <table:table-cell office:value-type="string" table:style-name="ce17">
            <text:p>Sbi.00074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85968" table:style-name="ce16">
            <text:p>258596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Ranigunj</text:p>
          </table:table-cell>
          <table:table-cell office:value-type="float" office:value="231" table:style-name="ce16">
            <text:p>231</text:p>
          </table:table-cell>
          <table:table-cell office:value-type="string" table:style-name="ce16">
            <text:p>The Branch Manager,State Bank of India,NSB Road</text:p>
          </table:table-cell>
          <table:table-cell office:value-type="string" table:style-name="ce16">
            <text:p>PO Ranigunj, Burdwan</text:p>
          </table:table-cell>
          <table:table-cell office:value-type="string" table:style-name="ce16">
            <text:p>Ranigunj</text:p>
          </table:table-cell>
          <table:table-cell office:value-type="string" table:style-name="ce16">
            <text:p>WB</text:p>
          </table:table-cell>
          <table:table-cell office:value-type="float" office:value="713347" table:style-name="ce16">
            <text:p>713347</text:p>
          </table:table-cell>
          <table:table-cell office:value-type="string" table:style-name="ce17">
            <text:p>Sbi.00231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444244" table:style-name="ce16">
            <text:p>244424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Mamc durgapur</text:p>
          </table:table-cell>
          <table:table-cell office:value-type="float" office:value="1822" table:style-name="ce16">
            <text:p>1822</text:p>
          </table:table-cell>
          <table:table-cell office:value-type="string" table:style-name="ce16">
            <text:p>The Branch Manager,State Bank of India Durgapur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WB</text:p>
          </table:table-cell>
          <table:table-cell office:value-type="float" office:value="713210" table:style-name="ce16">
            <text:p>713210</text:p>
          </table:table-cell>
          <table:table-cell office:value-type="string" table:style-name="ce17">
            <text:p>sbi.01822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55773" table:style-name="ce16">
            <text:p>255577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Laudoha</text:p>
          </table:table-cell>
          <table:table-cell office:value-type="float" office:value="2082" table:style-name="ce16">
            <text:p>2082</text:p>
          </table:table-cell>
          <table:table-cell office:value-type="string" table:style-name="ce16">
            <text:p>The Branch Manager,State Bank of India,PO Loudoh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Loudoha</text:p>
          </table:table-cell>
          <table:table-cell office:value-type="string" table:style-name="ce16">
            <text:p>WB</text:p>
          </table:table-cell>
          <table:table-cell office:value-type="float" office:value="713363" table:style-name="ce16">
            <text:p>713363</text:p>
          </table:table-cell>
          <table:table-cell office:value-type="string" table:style-name="ce17">
            <text:p>Sbi.02082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670619" table:style-name="ce16">
            <text:p>267061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Murgasol</text:p>
          </table:table-cell>
          <table:table-cell office:value-type="float" office:value="2089" table:style-name="ce16">
            <text:p>2089</text:p>
          </table:table-cell>
          <table:table-cell office:value-type="string" table:style-name="ce16">
            <text:p>The Branch Manager,State Bank of India GT Road East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Asansal</text:p>
          </table:table-cell>
          <table:table-cell office:value-type="string" table:style-name="ce16">
            <text:p>WB</text:p>
          </table:table-cell>
          <table:table-cell office:value-type="float" office:value="713303" table:style-name="ce16">
            <text:p>713303</text:p>
          </table:table-cell>
          <table:table-cell office:value-type="string" table:style-name="ce17">
            <text:p>sbi.02089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302582" table:style-name="ce16">
            <text:p>230258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Pandaveswar</text:p>
          </table:table-cell>
          <table:table-cell office:value-type="float" office:value="2098" table:style-name="ce16">
            <text:p>2098</text:p>
          </table:table-cell>
          <table:table-cell office:value-type="string" table:style-name="ce16">
            <text:p>The Branch Manager,State Bank of India,PO Pandaveswar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Pandaveswar</text:p>
          </table:table-cell>
          <table:table-cell office:value-type="string" table:style-name="ce16">
            <text:p>WB</text:p>
          </table:table-cell>
          <table:table-cell office:value-type="float" office:value="713346" table:style-name="ce16">
            <text:p>713346</text:p>
          </table:table-cell>
          <table:table-cell office:value-type="string" table:style-name="ce17">
            <text:p>Sbi.02098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677307" table:style-name="ce16">
            <text:p>267730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REC Ranigunj</text:p>
          </table:table-cell>
          <table:table-cell office:value-type="float" office:value="2108" table:style-name="ce16">
            <text:p>2108</text:p>
          </table:table-cell>
          <table:table-cell office:value-type="string" table:style-name="ce16">
            <text:p>The Branch Manager,State Bank of India,PO Durgapur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WB</text:p>
          </table:table-cell>
          <table:table-cell office:value-type="float" office:value="713209" table:style-name="ce16">
            <text:p>713209</text:p>
          </table:table-cell>
          <table:table-cell office:value-type="string" table:style-name="ce17">
            <text:p>Sbi.02108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46689" table:style-name="ce16">
            <text:p>254668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Benachitty baza</text:p>
          </table:table-cell>
          <table:table-cell office:value-type="float" office:value="3905" table:style-name="ce16">
            <text:p>3905</text:p>
          </table:table-cell>
          <table:table-cell office:value-type="string" table:style-name="ce16">
            <text:p>The Branch Manager,State Bank of India,Sandbee Resort Nachan Road</text:p>
          </table:table-cell>
          <table:table-cell office:value-type="string" table:style-name="ce16">
            <text:p>Benacity Bazar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WB</text:p>
          </table:table-cell>
          <table:table-cell office:value-type="float" office:value="713213" table:style-name="ce16">
            <text:p>713213</text:p>
          </table:table-cell>
          <table:table-cell office:value-type="string" table:style-name="ce17">
            <text:p>sbi.03905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84665" table:style-name="ce16">
            <text:p>258466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PunjabiMoreRani</text:p>
          </table:table-cell>
          <table:table-cell office:value-type="float" office:value="4228" table:style-name="ce16">
            <text:p>4228</text:p>
          </table:table-cell>
          <table:table-cell office:value-type="string" table:style-name="ce16">
            <text:p>The Branch Manager,State Bank of India,PO Searsole Rajbati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58" table:style-name="ce16">
            <text:p>713358</text:p>
          </table:table-cell>
          <table:table-cell office:value-type="string" table:style-name="ce17">
            <text:p>sbi.04228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449377" table:style-name="ce16">
            <text:p>244937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Kunustoria</text:p>
          </table:table-cell>
          <table:table-cell office:value-type="float" office:value="4750" table:style-name="ce16">
            <text:p>4750</text:p>
          </table:table-cell>
          <table:table-cell office:value-type="string" table:style-name="ce16">
            <text:p>The Branch Manager,State Bank of India,PO-Tapsi</text:p>
          </table:table-cell>
          <table:table-cell office:value-type="string" table:style-name="ce16">
            <text:p>Dist-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62" table:style-name="ce16">
            <text:p>713362</text:p>
          </table:table-cell>
          <table:table-cell office:value-type="string" table:style-name="ce17">
            <text:p>sbi.04750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444380" table:style-name="ce16">
            <text:p>244438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Kajoragram</text:p>
          </table:table-cell>
          <table:table-cell office:value-type="float" office:value="4775" table:style-name="ce16">
            <text:p>4775</text:p>
          </table:table-cell>
          <table:table-cell office:value-type="string" table:style-name="ce16">
            <text:p>The Branch Manager,State Bank of India,Kajora Feeder Road</text:p>
          </table:table-cell>
          <table:table-cell office:value-type="string" table:style-name="ce16">
            <text:p>Kajoragram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38" table:style-name="ce16">
            <text:p>713338</text:p>
          </table:table-cell>
          <table:table-cell office:value-type="string" table:style-name="ce17">
            <text:p>sbi.04775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379257" table:style-name="ce16">
            <text:p>237925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Satgram</text:p>
          </table:table-cell>
          <table:table-cell office:value-type="float" office:value="4777" table:style-name="ce16">
            <text:p>4777</text:p>
          </table:table-cell>
          <table:table-cell office:value-type="string" table:style-name="ce16">
            <text:p>The Branch Manager,State Bank of India,Vill Satgram</text:p>
          </table:table-cell>
          <table:table-cell office:value-type="string" table:style-name="ce16">
            <text:p>PO Kalipahari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39" table:style-name="ce16">
            <text:p>713339</text:p>
          </table:table-cell>
          <table:table-cell office:value-type="string" table:style-name="ce17">
            <text:p>sbi.04777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343024" table:style-name="ce16">
            <text:p>23430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City Centre Durgapur</text:p>
          </table:table-cell>
          <table:table-cell office:value-type="float" office:value="6152" table:style-name="ce16">
            <text:p>6152</text:p>
          </table:table-cell>
          <table:table-cell office:value-type="string" table:style-name="ce16">
            <text:p>The Branch Manager,State Bank of India,Durgapur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WB</text:p>
          </table:table-cell>
          <table:table-cell office:value-type="float" office:value="713216" table:style-name="ce16">
            <text:p>713216</text:p>
          </table:table-cell>
          <table:table-cell office:value-type="string" table:style-name="ce17">
            <text:p>Sbi.06152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45798" table:style-name="ce16">
            <text:p>254579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Jamuria Bazar</text:p>
          </table:table-cell>
          <table:table-cell office:value-type="float" office:value="6188" table:style-name="ce16">
            <text:p>6188</text:p>
          </table:table-cell>
          <table:table-cell office:value-type="string" table:style-name="ce16">
            <text:p>The Branch Manager,State Bank of India,PO Jamuria Hat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Jamuria</text:p>
          </table:table-cell>
          <table:table-cell office:value-type="string" table:style-name="ce16">
            <text:p>WB</text:p>
          </table:table-cell>
          <table:table-cell office:value-type="float" office:value="713336" table:style-name="ce16">
            <text:p>713336</text:p>
          </table:table-cell>
          <table:table-cell office:value-type="string" table:style-name="ce17">
            <text:p>Sbi.06188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455450" table:style-name="ce16">
            <text:p>245545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Khandra</text:p>
          </table:table-cell>
          <table:table-cell office:value-type="float" office:value="6579" table:style-name="ce16">
            <text:p>6579</text:p>
          </table:table-cell>
          <table:table-cell office:value-type="string" table:style-name="ce16">
            <text:p>The Branch Manager,State Bank of India,Vill &amp; PO Khandr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63" table:style-name="ce16">
            <text:p>713363</text:p>
          </table:table-cell>
          <table:table-cell office:value-type="string" table:style-name="ce17">
            <text:p>sbi.06579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665649" table:style-name="ce16">
            <text:p>266564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Asansol bazar</text:p>
          </table:table-cell>
          <table:table-cell office:value-type="float" office:value="6693" table:style-name="ce16">
            <text:p>6693</text:p>
          </table:table-cell>
          <table:table-cell office:value-type="string" table:style-name="ce16">
            <text:p>The Branch Manager,State Bank of India,3 GT Road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Asansol</text:p>
          </table:table-cell>
          <table:table-cell office:value-type="string" table:style-name="ce16">
            <text:p>WB</text:p>
          </table:table-cell>
          <table:table-cell office:value-type="float" office:value="713301" table:style-name="ce16">
            <text:p>713301</text:p>
          </table:table-cell>
          <table:table-cell office:value-type="string" table:style-name="ce17">
            <text:p>sbi.06693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302102" table:style-name="ce16">
            <text:p>230210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Durgapur stn Rd</text:p>
          </table:table-cell>
          <table:table-cell office:value-type="float" office:value="7337" table:style-name="ce16">
            <text:p>7337</text:p>
          </table:table-cell>
          <table:table-cell office:value-type="string" table:style-name="ce16">
            <text:p>The Branch Manager,State Bank of India,PO Hattola Road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201" table:style-name="ce16">
            <text:p>713201</text:p>
          </table:table-cell>
          <table:table-cell office:value-type="string" table:style-name="ce17">
            <text:p>sbi.07337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55338" table:style-name="ce16">
            <text:p>255533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J k nagar</text:p>
          </table:table-cell>
          <table:table-cell office:value-type="float" office:value="7410" table:style-name="ce16">
            <text:p>7410</text:p>
          </table:table-cell>
          <table:table-cell office:value-type="string" table:style-name="ce16">
            <text:p>The Branch Manager,State Bank of IndiaPO Abhayanivas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37" table:style-name="ce16">
            <text:p>713337</text:p>
          </table:table-cell>
          <table:table-cell office:value-type="string" table:style-name="ce17">
            <text:p>sbi.07410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343135" table:style-name="ce16">
            <text:p>234313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Bankola</text:p>
          </table:table-cell>
          <table:table-cell office:value-type="float" office:value="7798" table:style-name="ce16">
            <text:p>7798</text:p>
          </table:table-cell>
          <table:table-cell office:value-type="string" table:style-name="ce16">
            <text:p>The Branch Manager,State Bank of India,PO Ukhr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63" table:style-name="ce16">
            <text:p>713363</text:p>
          </table:table-cell>
          <table:table-cell office:value-type="string" table:style-name="ce17">
            <text:p>sbi.07798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665636" table:style-name="ce16">
            <text:p>266563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Aloy steelDurga</text:p>
          </table:table-cell>
          <table:table-cell office:value-type="float" office:value="8009" table:style-name="ce16">
            <text:p>8009</text:p>
          </table:table-cell>
          <table:table-cell office:value-type="string" table:style-name="ce16">
            <text:p>The Branch Manager,State Bank of India,Alloy Steel Plant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WB</text:p>
          </table:table-cell>
          <table:table-cell office:value-type="float" office:value="713208" table:style-name="ce16">
            <text:p>713208</text:p>
          </table:table-cell>
          <table:table-cell office:value-type="string" table:style-name="ce17">
            <text:p>sbi.08009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45382" table:style-name="ce16">
            <text:p>254538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Jamgram</text:p>
          </table:table-cell>
          <table:table-cell office:value-type="float" office:value="8192" table:style-name="ce16">
            <text:p>8192</text:p>
          </table:table-cell>
          <table:table-cell office:value-type="string" table:style-name="ce16">
            <text:p>The Branch Manager,State Bank of India,Vill &amp; PO Jamgram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59" table:style-name="ce16">
            <text:p>713359</text:p>
          </table:table-cell>
          <table:table-cell office:value-type="string" table:style-name="ce17">
            <text:p>sbi.08192@sbi.co/.in</text:p>
          </table:table-cell>
          <table:table-cell office:value-type="float" office:value="341" table:style-name="ce16">
            <text:p>341</text:p>
          </table:table-cell>
          <table:table-cell office:value-type="float" office:value="2771222" table:style-name="ce16">
            <text:p>277122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Bijpur</text:p>
          </table:table-cell>
          <table:table-cell office:value-type="float" office:value="8200" table:style-name="ce16">
            <text:p>8200</text:p>
          </table:table-cell>
          <table:table-cell office:value-type="string" table:style-name="ce16">
            <text:p>The Branch Manager,State Bank of India,Vill &amp; PO Bijpur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58" table:style-name="ce16">
            <text:p>713358</text:p>
          </table:table-cell>
          <table:table-cell office:value-type="string" table:style-name="ce17">
            <text:p>sbi.08200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444210" table:style-name="ce16">
            <text:p>244421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Radhanagar Rd.</text:p>
          </table:table-cell>
          <table:table-cell office:value-type="float" office:value="8539" table:style-name="ce16">
            <text:p>8539</text:p>
          </table:table-cell>
          <table:table-cell office:value-type="string" table:style-name="ce16">
            <text:p>The Branch Manager,State Bank of India,PO Burnpur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25" table:style-name="ce16">
            <text:p>713325</text:p>
          </table:table-cell>
          <table:table-cell office:value-type="string" table:style-name="ce17">
            <text:p>sbi.08539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230654" table:style-name="ce16">
            <text:p>223065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Rangapara</text:p>
          </table:table-cell>
          <table:table-cell office:value-type="float" office:value="8541" table:style-name="ce16">
            <text:p>8541</text:p>
          </table:table-cell>
          <table:table-cell office:value-type="string" table:style-name="ce16">
            <text:p>The Branch Manager,State Bank of India,PO Dharampur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25" table:style-name="ce16">
            <text:p>713325</text:p>
          </table:table-cell>
          <table:table-cell office:value-type="string" table:style-name="ce17">
            <text:p>sbi.08541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240052" table:style-name="ce16">
            <text:p>224005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Panuria</text:p>
          </table:table-cell>
          <table:table-cell office:value-type="float" office:value="8543" table:style-name="ce16">
            <text:p>8543</text:p>
          </table:table-cell>
          <table:table-cell office:value-type="string" table:style-name="ce16">
            <text:p>The Branch Manager,State Bank of India,Vill &amp; PO Panuri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59" table:style-name="ce16">
            <text:p>713359</text:p>
          </table:table-cell>
          <table:table-cell office:value-type="string" table:style-name="ce17">
            <text:p>sbi.08543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771223" table:style-name="ce16">
            <text:p>277122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6" table:style-name="ce16">
            <text:p>14876</text:p>
          </table:table-cell>
          <table:table-cell office:value-type="string" table:style-name="ce16">
            <text:p>ANDAL</text:p>
          </table:table-cell>
          <table:table-cell office:value-type="float" office:value="10222" table:style-name="ce16">
            <text:p>10222</text:p>
          </table:table-cell>
          <table:table-cell office:value-type="string" table:style-name="ce16">
            <text:p>The Branch Manager,State Bank of India,Banbahal Rd,Andal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21" table:style-name="ce16">
            <text:p>713321</text:p>
          </table:table-cell>
          <table:table-cell office:value-type="string" table:style-name="ce17">
            <text:p>sbi.10222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373124" table:style-name="ce16">
            <text:p>237312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CAC,Durgapur</text:p>
          </table:table-cell>
          <table:table-cell office:value-type="float" office:value="10380" table:style-name="ce16">
            <text:p>10380</text:p>
          </table:table-cell>
          <table:table-cell office:value-type="string" table:style-name="ce16">
            <text:p>The Branch Manager,State Bank of India,1st Floor, Durgapur Br,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203" table:style-name="ce16">
            <text:p>713203</text:p>
          </table:table-cell>
          <table:table-cell office:value-type="string" table:style-name="ce17">
            <text:p>sbi.10380@sbi.co.in</text:p>
          </table:table-cell>
          <table:table-cell table:number-columns-repeated="2" table:style-name="ce16"/>
          <table:table-cell table:number-columns-repeated="16369"/>
        </table:table-row>
        <table:table-row table:style-name="ro27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SME Durgapur</text:p>
          </table:table-cell>
          <table:table-cell office:value-type="float" office:value="12304" table:style-name="ce16">
            <text:p>12304</text:p>
          </table:table-cell>
          <table:table-cell office:value-type="string" table:style-name="ce16">
            <text:p>The Branch Manager,State Bank of India,City Centre 1<text:span text:style-name="T5">st</text:span><text:s/>Flr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WB</text:p>
          </table:table-cell>
          <table:table-cell office:value-type="float" office:value="713216" table:style-name="ce16">
            <text:p>713216</text:p>
          </table:table-cell>
          <table:table-cell office:value-type="string" table:style-name="ce17">
            <text:p>Sbi.12304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42190" table:style-name="ce16">
            <text:p>254219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Bonogram</text:p>
          </table:table-cell>
          <table:table-cell office:value-type="float" office:value="12389" table:style-name="ce16">
            <text:p>12389</text:p>
          </table:table-cell>
          <table:table-cell office:value-type="string" table:style-name="ce16">
            <text:p>The Branch Manager,State Bank of India,Nutandanga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81" table:style-name="ce16">
            <text:p>713381</text:p>
          </table:table-cell>
          <table:table-cell office:value-type="string" table:style-name="ce17">
            <text:p>sbi.12389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741538" table:style-name="ce16">
            <text:p>274153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Domahani</text:p>
          </table:table-cell>
          <table:table-cell office:value-type="float" office:value="12400" table:style-name="ce16">
            <text:p>12400</text:p>
          </table:table-cell>
          <table:table-cell office:value-type="string" table:style-name="ce16">
            <text:p>The Branch Manager,State Bank of India,Domohani Bzr.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34" table:style-name="ce16">
            <text:p>713334</text:p>
          </table:table-cell>
          <table:table-cell office:value-type="string" table:style-name="ce17">
            <text:p>sbi.12400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772465" table:style-name="ce16">
            <text:p>277246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Shyampur - Durg</text:p>
          </table:table-cell>
          <table:table-cell office:value-type="float" office:value="12401" table:style-name="ce16">
            <text:p>12401</text:p>
          </table:table-cell>
          <table:table-cell office:value-type="string" table:style-name="ce16">
            <text:p>The Branch Manager,State Bank of India,Rabindrapally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201" table:style-name="ce16">
            <text:p>713201</text:p>
          </table:table-cell>
          <table:table-cell office:value-type="string" table:style-name="ce17">
            <text:p>sbi.12401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59667" table:style-name="ce16">
            <text:p>255966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Lalgunja</text:p>
          </table:table-cell>
          <table:table-cell office:value-type="float" office:value="13113" table:style-name="ce16">
            <text:p>13113</text:p>
          </table:table-cell>
          <table:table-cell office:value-type="string" table:style-name="ce16">
            <text:p>The Branch Manager,State Bank of India,Hatala More Lalgang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59" table:style-name="ce16">
            <text:p>713359</text:p>
          </table:table-cell>
          <table:table-cell office:value-type="string" table:style-name="ce17">
            <text:p>sbi.13113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780022" table:style-name="ce16">
            <text:p>278002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CAC, Burnpur</text:p>
          </table:table-cell>
          <table:table-cell office:value-type="float" office:value="13416" table:style-name="ce16">
            <text:p>13416</text:p>
          </table:table-cell>
          <table:table-cell office:value-type="string" table:style-name="ce16">
            <text:p>The Branch Manager,State Bank of India,Burnpu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25" table:style-name="ce16">
            <text:p>713325</text:p>
          </table:table-cell>
          <table:table-cell office:value-type="string" table:style-name="ce17">
            <text:p>sbi.13416@sbi.co.in</text:p>
          </table:table-cell>
          <table:table-cell table:number-columns-repeated="2" table:style-name="ce16"/>
          <table:table-cell table:number-columns-repeated="16369"/>
        </table:table-row>
        <table:table-row table:style-name="ro27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SME Asansol</text:p>
          </table:table-cell>
          <table:table-cell office:value-type="float" office:value="13505" table:style-name="ce16">
            <text:p>13505</text:p>
          </table:table-cell>
          <table:table-cell office:value-type="string" table:style-name="ce16">
            <text:p>The Branch Manager,State Bank of India,Tirupati Complex 1<text:span text:style-name="T5">st</text:span></text:p>
          </table:table-cell>
          <table:table-cell office:value-type="string" table:style-name="ce16">
            <text:p>Floor Court More</text:p>
          </table:table-cell>
          <table:table-cell office:value-type="string" table:style-name="ce16">
            <text:p>Asansol</text:p>
          </table:table-cell>
          <table:table-cell office:value-type="string" table:style-name="ce16">
            <text:p>WB</text:p>
          </table:table-cell>
          <table:table-cell office:value-type="float" office:value="713304" table:style-name="ce16">
            <text:p>713304</text:p>
          </table:table-cell>
          <table:table-cell office:value-type="string" table:style-name="ce17">
            <text:p>Sbi.13505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561157" table:style-name="ce16">
            <text:p>256115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Ichapur-Burdwan</text:p>
          </table:table-cell>
          <table:table-cell office:value-type="float" office:value="14069" table:style-name="ce16">
            <text:p>14069</text:p>
          </table:table-cell>
          <table:table-cell office:value-type="string" table:style-name="ce16">
            <text:p>The Branch Manager,State Bank of India,Ichapur High School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63" table:style-name="ce16">
            <text:p>713363</text:p>
          </table:table-cell>
          <table:table-cell office:value-type="string" table:style-name="ce17">
            <text:p>sbi.14069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78020" table:style-name="ce16">
            <text:p>25780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Mohishilla</text:p>
          </table:table-cell>
          <table:table-cell office:value-type="float" office:value="14543" table:style-name="ce16">
            <text:p>14543</text:p>
          </table:table-cell>
          <table:table-cell office:value-type="string" table:style-name="ce16">
            <text:p>The Branch Manager,State Bank of India,Joymaatara Apt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03" table:style-name="ce16">
            <text:p>713303</text:p>
          </table:table-cell>
          <table:table-cell office:value-type="string" table:style-name="ce17">
            <text:p>sbi.14543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300064" table:style-name="ce16">
            <text:p>230006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C ZONE DURGAPUR</text:p>
          </table:table-cell>
          <table:table-cell office:value-type="float" office:value="14545" table:style-name="ce16">
            <text:p>14545</text:p>
          </table:table-cell>
          <table:table-cell office:value-type="string" table:style-name="ce16">
            <text:p>The Branch Manager,State Bank of India,D-2/10(I) Cmeri Colony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209" table:style-name="ce16">
            <text:p>713209</text:p>
          </table:table-cell>
          <table:table-cell office:value-type="string" table:style-name="ce17">
            <text:p>sbi.14545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606311" table:style-name="ce16">
            <text:p>26063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DurgapurIND ARE</text:p>
          </table:table-cell>
          <table:table-cell office:value-type="float" office:value="16650" table:style-name="ce16">
            <text:p>16650</text:p>
          </table:table-cell>
          <table:table-cell office:value-type="string" table:style-name="ce16">
            <text:p>The Branch Manager,State Bank of India,Hahneman Sarani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WB</text:p>
          </table:table-cell>
          <table:table-cell office:value-type="float" office:value="713215" table:style-name="ce16">
            <text:p>713215</text:p>
          </table:table-cell>
          <table:table-cell office:value-type="string" table:style-name="ce17">
            <text:p>sbi.16650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Dhadka</text:p>
          </table:table-cell>
          <table:table-cell office:value-type="float" office:value="16651" table:style-name="ce16">
            <text:p>16651</text:p>
          </table:table-cell>
          <table:table-cell office:value-type="string" table:style-name="ce16">
            <text:p>The Branch Manager,State Bank of India,Kalyanpur SAT Project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02" table:style-name="ce16">
            <text:p>713302</text:p>
          </table:table-cell>
          <table:table-cell office:value-type="string" table:style-name="ce17">
            <text:p>sbi.16651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27007" table:style-name="ce16">
            <text:p>22700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BURNPUR BAZAR</text:p>
          </table:table-cell>
          <table:table-cell office:value-type="float" office:value="16770" table:style-name="ce16">
            <text:p>16770</text:p>
          </table:table-cell>
          <table:table-cell office:value-type="string" table:style-name="ce16">
            <text:p>The Branch Manager,State Bank of India,Purahat Main Rd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25" table:style-name="ce16">
            <text:p>713325</text:p>
          </table:table-cell>
          <table:table-cell office:value-type="string" table:style-name="ce17">
            <text:p>sbi.16770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230230" table:style-name="ce16">
            <text:p>22302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FULJHORE</text:p>
          </table:table-cell>
          <table:table-cell office:value-type="float" office:value="16771" table:style-name="ce16">
            <text:p>16771</text:p>
          </table:table-cell>
          <table:table-cell office:value-type="string" table:style-name="ce16">
            <text:p>The Branch Manager,State Bank of India,Fuljhore, Durgapu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206" table:style-name="ce16">
            <text:p>713206</text:p>
          </table:table-cell>
          <table:table-cell office:value-type="string" table:style-name="ce17">
            <text:p>sbi.16771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00084" table:style-name="ce16">
            <text:p>250008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A Zone Durgapur</text:p>
          </table:table-cell>
          <table:table-cell office:value-type="float" office:value="6151" table:style-name="ce16">
            <text:p>6151</text:p>
          </table:table-cell>
          <table:table-cell office:value-type="string" table:style-name="ce16">
            <text:p>The Branch Manager,State Bank of India,Ashoke Avenue</text:p>
          </table:table-cell>
          <table:table-cell office:value-type="string" table:style-name="ce16">
            <text:p>PO Durgapur-4 Dist Burdwan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WB</text:p>
          </table:table-cell>
          <table:table-cell office:value-type="float" office:value="713204" table:style-name="ce16">
            <text:p>713204</text:p>
          </table:table-cell>
          <table:table-cell office:value-type="string" table:style-name="ce17">
            <text:p>Sbi.06151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64437" table:style-name="ce16">
            <text:p>256443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Burnpur</text:p>
          </table:table-cell>
          <table:table-cell office:value-type="float" office:value="49" table:style-name="ce16">
            <text:p>49</text:p>
          </table:table-cell>
          <table:table-cell office:value-type="string" table:style-name="ce16">
            <text:p>The Branch Manager,State Bank of India,PO Burnpur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npur</text:p>
          </table:table-cell>
          <table:table-cell office:value-type="string" table:style-name="ce16">
            <text:p>WB</text:p>
          </table:table-cell>
          <table:table-cell office:value-type="float" office:value="713325" table:style-name="ce16">
            <text:p>713325</text:p>
          </table:table-cell>
          <table:table-cell office:value-type="string" table:style-name="ce17">
            <text:p>Sbi.00049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230230" table:style-name="ce16">
            <text:p>22302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Hutton Road Asansol</text:p>
          </table:table-cell>
          <table:table-cell office:value-type="float" office:value="31791" table:style-name="ce16">
            <text:p>31791</text:p>
          </table:table-cell>
          <table:table-cell office:value-type="string" table:style-name="ce16">
            <text:p>The Branch Manager,State Bank of India, 35, GC Road, Hutton Road,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01" table:style-name="ce16">
            <text:p>713301</text:p>
          </table:table-cell>
          <table:table-cell office:value-type="string" table:style-name="ce17">
            <text:p>sbbj10791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207800" table:style-name="ce16">
            <text:p>2207800</text:p>
          </table:table-cell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Haripur</text:p>
          </table:table-cell>
          <table:table-cell office:value-type="float" office:value="18608" table:style-name="ce16">
            <text:p>18608</text:p>
          </table:table-cell>
          <table:table-cell office:value-type="string" table:style-name="ce16">
            <text:p>The Branch Manager,State Bank of India Vill +PO Haripu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78" table:style-name="ce16">
            <text:p>713378</text:p>
          </table:table-cell>
          <table:table-cell office:value-type="string" table:style-name="ce17">
            <text:p>sbi.18608@sbi.co.in</text:p>
          </table:table-cell>
          <table:table-cell table:number-columns-repeated="2" table:style-name="ce16"/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7" table:style-name="ce16">
            <text:p>14877</text:p>
          </table:table-cell>
          <table:table-cell office:value-type="string" table:style-name="ce16">
            <text:p>B Zone Durgapur</text:p>
          </table:table-cell>
          <table:table-cell office:value-type="float" office:value="7503" table:style-name="ce16">
            <text:p>7503</text:p>
          </table:table-cell>
          <table:table-cell office:value-type="string" table:style-name="ce16">
            <text:p>The Branch Manager,State Bank of India,Einstain Avenue</text:p>
          </table:table-cell>
          <table:table-cell office:value-type="string" table:style-name="ce16">
            <text:p>Durgapur, Dist Burwan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WB</text:p>
          </table:table-cell>
          <table:table-cell office:value-type="float" office:value="713205" table:style-name="ce16">
            <text:p>713205</text:p>
          </table:table-cell>
          <table:table-cell office:value-type="string" table:style-name="ce17">
            <text:p>Sbi.07503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600225" table:style-name="ce16">
            <text:p>260022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table-cell office:value-type="string" table:number-columns-spanned="3" table:number-rows-spanned="35" table:style-name="ce36">
            <text:p>Regional Manager, State Bank of India, RBO-V, Chitra More, Santiniketan Road, Bolpur – 731204</text:p>
          </table:table-cell>
          <table:covered-table-cell table:number-columns-repeated="2"/>
          <table:table-cell office:value-type="string" table:number-columns-spanned="1" table:number-rows-spanned="35" table:style-name="ce34">
            <text:p>0342-2665428</text:p>
          </table:table-cell>
          <table:table-cell office:value-type="float" office:value="16342" table:style-name="ce16">
            <text:p>16342</text:p>
          </table:table-cell>
          <table:table-cell office:value-type="string" table:style-name="ce16">
            <text:p>Katwa</text:p>
          </table:table-cell>
          <table:table-cell office:value-type="float" office:value="111" table:style-name="ce16">
            <text:p>111</text:p>
          </table:table-cell>
          <table:table-cell office:value-type="string" table:style-name="ce16">
            <text:p>The Branch Manager,State Bank of India,Kacchari Road</text:p>
          </table:table-cell>
          <table:table-cell office:value-type="string" table:style-name="ce16">
            <text:p>PO Katwa Dist Burdwan</text:p>
          </table:table-cell>
          <table:table-cell office:value-type="string" table:style-name="ce16">
            <text:p>Katwa</text:p>
          </table:table-cell>
          <table:table-cell office:value-type="string" table:style-name="ce16">
            <text:p>WB</text:p>
          </table:table-cell>
          <table:table-cell office:value-type="float" office:value="713130" table:style-name="ce16">
            <text:p>713130</text:p>
          </table:table-cell>
          <table:table-cell office:value-type="string" table:style-name="ce17">
            <text:p>Sbi.00111@sbi.co.in</text:p>
          </table:table-cell>
          <table:table-cell office:value-type="float" office:value="3453" table:style-name="ce16">
            <text:p>3453</text:p>
          </table:table-cell>
          <table:table-cell office:value-type="float" office:value="255112" table:style-name="ce16">
            <text:p>25511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F c i durgapur</text:p>
          </table:table-cell>
          <table:table-cell office:value-type="float" office:value="1556" table:style-name="ce16">
            <text:p>1556</text:p>
          </table:table-cell>
          <table:table-cell office:value-type="string" table:style-name="ce16">
            <text:p>The Branch Manager,State Bank of India J P Avenue Sagabhang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WB</text:p>
          </table:table-cell>
          <table:table-cell office:value-type="float" office:value="713211" table:style-name="ce16">
            <text:p>713211</text:p>
          </table:table-cell>
          <table:table-cell office:value-type="string" table:style-name="ce17">
            <text:p>sbi.01556@sbi.co.in</text:p>
          </table:table-cell>
          <table:table-cell table:number-columns-repeated="2"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Bhatar</text:p>
          </table:table-cell>
          <table:table-cell office:value-type="float" office:value="2022" table:style-name="ce16">
            <text:p>2022</text:p>
          </table:table-cell>
          <table:table-cell office:value-type="string" table:style-name="ce16">
            <text:p>The Branch Manager,State Bank of India PO Bhatar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25" table:style-name="ce16">
            <text:p>713125</text:p>
          </table:table-cell>
          <table:table-cell office:value-type="string" table:style-name="ce17">
            <text:p>sbi.02022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322252" table:style-name="ce16">
            <text:p>232225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Sehera bz ADB</text:p>
          </table:table-cell>
          <table:table-cell office:value-type="float" office:value="2104" table:style-name="ce16">
            <text:p>2104</text:p>
          </table:table-cell>
          <table:table-cell office:value-type="string" table:style-name="ce16">
            <text:p>The Branch Manager,State Bank of India Sehera Bazar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23" table:style-name="ce16">
            <text:p>713423</text:p>
          </table:table-cell>
          <table:table-cell office:value-type="string" table:style-name="ce17">
            <text:p>sbi.02104@sbi.co.in</text:p>
          </table:table-cell>
          <table:table-cell office:value-type="float" office:value="3451" table:style-name="ce16">
            <text:p>3451</text:p>
          </table:table-cell>
          <table:table-cell office:value-type="float" office:value="253249" table:style-name="ce16">
            <text:p>25324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Ramjibanpur</text:p>
          </table:table-cell>
          <table:table-cell office:value-type="float" office:value="2106" table:style-name="ce16">
            <text:p>2106</text:p>
          </table:table-cell>
          <table:table-cell office:value-type="string" table:style-name="ce16">
            <text:p>The Branch Manager,State Bank of India Vill +PO Kandr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29" table:style-name="ce16">
            <text:p>713129</text:p>
          </table:table-cell>
          <table:table-cell office:value-type="string" table:style-name="ce17">
            <text:p>sbi.02106@sbi.co.in</text:p>
          </table:table-cell>
          <table:table-cell office:value-type="float" office:value="3453" table:style-name="ce16">
            <text:p>3453</text:p>
          </table:table-cell>
          <table:table-cell office:value-type="float" office:value="273433" table:style-name="ce16">
            <text:p>27343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Panagarh</text:p>
          </table:table-cell>
          <table:table-cell office:value-type="float" office:value="3676" table:style-name="ce16">
            <text:p>3676</text:p>
          </table:table-cell>
          <table:table-cell office:value-type="string" table:style-name="ce16">
            <text:p>The Branch Manager,State Bank of India,P/8/502 Military Base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Panagarh</text:p>
          </table:table-cell>
          <table:table-cell office:value-type="string" table:style-name="ce16">
            <text:p>WB</text:p>
          </table:table-cell>
          <table:table-cell office:value-type="float" office:value="713420" table:style-name="ce16">
            <text:p>713420</text:p>
          </table:table-cell>
          <table:table-cell office:value-type="string" table:style-name="ce17">
            <text:p>sbi.03676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13171" table:style-name="ce16">
            <text:p>251317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Katwa ADB</text:p>
          </table:table-cell>
          <table:table-cell office:value-type="float" office:value="3913" table:style-name="ce16">
            <text:p>3913</text:p>
          </table:table-cell>
          <table:table-cell office:value-type="string" table:style-name="ce16">
            <text:p>The Branch Manager,State Bank of India,Madhabilata Katw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Katwa</text:p>
          </table:table-cell>
          <table:table-cell office:value-type="string" table:style-name="ce16">
            <text:p>WB</text:p>
          </table:table-cell>
          <table:table-cell office:value-type="float" office:value="713130" table:style-name="ce16">
            <text:p>713130</text:p>
          </table:table-cell>
          <table:table-cell office:value-type="string" table:style-name="ce17">
            <text:p>sbi.03913@sbi.co.in</text:p>
          </table:table-cell>
          <table:table-cell office:value-type="float" office:value="3453" table:style-name="ce16">
            <text:p>3453</text:p>
          </table:table-cell>
          <table:table-cell office:value-type="float" office:value="255098" table:style-name="ce16">
            <text:p>25509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Ketugram</text:p>
          </table:table-cell>
          <table:table-cell office:value-type="float" office:value="5603" table:style-name="ce16">
            <text:p>5603</text:p>
          </table:table-cell>
          <table:table-cell office:value-type="string" table:style-name="ce16">
            <text:p>The Branch Manager,State Bank of India,VILL+PO Ketugram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Ketugram</text:p>
          </table:table-cell>
          <table:table-cell office:value-type="string" table:style-name="ce16">
            <text:p>WB</text:p>
          </table:table-cell>
          <table:table-cell office:value-type="float" office:value="713140" table:style-name="ce16">
            <text:p>713140</text:p>
          </table:table-cell>
          <table:table-cell office:value-type="string" table:style-name="ce17">
            <text:p>sbi.05603@sbi.co.in</text:p>
          </table:table-cell>
          <table:table-cell office:value-type="float" office:value="3453" table:style-name="ce16">
            <text:p>3453</text:p>
          </table:table-cell>
          <table:table-cell office:value-type="float" office:value="272242" table:style-name="ce16">
            <text:p>27224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Galsi ADB</text:p>
          </table:table-cell>
          <table:table-cell office:value-type="float" office:value="5704" table:style-name="ce16">
            <text:p>5704</text:p>
          </table:table-cell>
          <table:table-cell office:value-type="string" table:style-name="ce16">
            <text:p>The Branch Manager,State Bank of India,Vill+ PO Galsi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06" table:style-name="ce16">
            <text:p>713406</text:p>
          </table:table-cell>
          <table:table-cell office:value-type="string" table:style-name="ce17">
            <text:p>sbi.05704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450231" table:style-name="ce16">
            <text:p>245023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Dignagar VB</text:p>
          </table:table-cell>
          <table:table-cell office:value-type="float" office:value="6189" table:style-name="ce16">
            <text:p>6189</text:p>
          </table:table-cell>
          <table:table-cell office:value-type="string" table:style-name="ce16">
            <text:p>The Branch Manager,State Bank of India,PO Hatkritinagar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78" table:style-name="ce16">
            <text:p>713178</text:p>
          </table:table-cell>
          <table:table-cell office:value-type="string" table:style-name="ce17">
            <text:p>sbi.06189@sbi.co.in</text:p>
          </table:table-cell>
          <table:table-cell office:value-type="float" office:value="3452" table:style-name="ce16">
            <text:p>3452</text:p>
          </table:table-cell>
          <table:table-cell office:value-type="float" office:value="251251" table:style-name="ce16">
            <text:p>25125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Itachanda ADB</text:p>
          </table:table-cell>
          <table:table-cell office:value-type="float" office:value="6193" table:style-name="ce16">
            <text:p>6193</text:p>
          </table:table-cell>
          <table:table-cell office:value-type="string" table:style-name="ce16">
            <text:p>The Branch Manager,State Bank of India,PO Guskar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Guskara</text:p>
          </table:table-cell>
          <table:table-cell office:value-type="string" table:style-name="ce16">
            <text:p>WB</text:p>
          </table:table-cell>
          <table:table-cell office:value-type="float" office:value="713128" table:style-name="ce16">
            <text:p>713128</text:p>
          </table:table-cell>
          <table:table-cell office:value-type="string" table:style-name="ce17">
            <text:p>Sbi.06193@sbi.co.in</text:p>
          </table:table-cell>
          <table:table-cell office:value-type="float" office:value="3452" table:style-name="ce16">
            <text:p>3452</text:p>
          </table:table-cell>
          <table:table-cell office:value-type="float" office:value="255115" table:style-name="ce16">
            <text:p>25511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Nirole village</text:p>
          </table:table-cell>
          <table:table-cell office:value-type="float" office:value="6584" table:style-name="ce16">
            <text:p>6584</text:p>
          </table:table-cell>
          <table:table-cell office:value-type="string" table:style-name="ce16">
            <text:p>The Branch Manager,State Bank of India,Vill &amp; PO Nirole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40" table:style-name="ce16">
            <text:p>713140</text:p>
          </table:table-cell>
          <table:table-cell office:value-type="string" table:style-name="ce17">
            <text:p>sbi.06584@sbi.co.in</text:p>
          </table:table-cell>
          <table:table-cell office:value-type="float" office:value="3453" table:style-name="ce16">
            <text:p>3453</text:p>
          </table:table-cell>
          <table:table-cell office:value-type="float" office:value="272221" table:style-name="ce16">
            <text:p>272221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Banpas <text:s/>Br</text:p>
          </table:table-cell>
          <table:table-cell office:value-type="float" office:value="6590" table:style-name="ce16">
            <text:p>6590</text:p>
          </table:table-cell>
          <table:table-cell office:value-type="string" table:style-name="ce16">
            <text:p>The Branch Manager,State Bank of India,Banpas Kamarpar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27" table:style-name="ce16">
            <text:p>713127</text:p>
          </table:table-cell>
          <table:table-cell office:value-type="string" table:style-name="ce17">
            <text:p>sbi.06590@sbi.co.in</text:p>
          </table:table-cell>
          <table:table-cell office:value-type="float" office:value="3452" table:style-name="ce16">
            <text:p>3452</text:p>
          </table:table-cell>
          <table:table-cell office:value-type="float" office:value="263240" table:style-name="ce16">
            <text:p>26324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MuchiparaDurgap</text:p>
          </table:table-cell>
          <table:table-cell office:value-type="float" office:value="6888" table:style-name="ce16">
            <text:p>6888</text:p>
          </table:table-cell>
          <table:table-cell office:value-type="string" table:style-name="ce16">
            <text:p>The Branch Manager,State Bank of India,Roy Market Muchipar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Durgapur</text:p>
          </table:table-cell>
          <table:table-cell office:value-type="string" table:style-name="ce16">
            <text:p>WB</text:p>
          </table:table-cell>
          <table:table-cell office:value-type="float" office:value="713212" table:style-name="ce16">
            <text:p>713212</text:p>
          </table:table-cell>
          <table:table-cell office:value-type="string" table:style-name="ce17">
            <text:p>sbi.06888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37535" table:style-name="ce16">
            <text:p>253753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Saranga</text:p>
          </table:table-cell>
          <table:table-cell office:value-type="float" office:value="8193" table:style-name="ce16">
            <text:p>8193</text:p>
          </table:table-cell>
          <table:table-cell office:value-type="string" table:style-name="ce16">
            <text:p>The Branch Manager,State Bank of India,Vill Kule PO Chagram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23" table:style-name="ce16">
            <text:p>713423</text:p>
          </table:table-cell>
          <table:table-cell office:value-type="string" table:style-name="ce17">
            <text:p>sbi.08193@sbi.co.in</text:p>
          </table:table-cell>
          <table:table-cell office:value-type="float" office:value="3451" table:style-name="ce16">
            <text:p>3451</text:p>
          </table:table-cell>
          <table:table-cell office:value-type="float" office:value="259206" table:style-name="ce16">
            <text:p>2592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Chanktentul</text:p>
          </table:table-cell>
          <table:table-cell office:value-type="float" office:value="8194" table:style-name="ce16">
            <text:p>8194</text:p>
          </table:table-cell>
          <table:table-cell office:value-type="string" table:style-name="ce16">
            <text:p>The Branch Manager,State Bank of India,Randiy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</text:p>
          </table:table-cell>
          <table:table-cell office:value-type="string" table:style-name="ce16">
            <text:p>WB</text:p>
          </table:table-cell>
          <table:table-cell office:value-type="float" office:value="713420" table:style-name="ce16">
            <text:p>713420</text:p>
          </table:table-cell>
          <table:table-cell office:value-type="string" table:style-name="ce17">
            <text:p>sbi.08194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644239" table:style-name="ce16">
            <text:p>264423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Polempur</text:p>
          </table:table-cell>
          <table:table-cell office:value-type="float" office:value="8195" table:style-name="ce16">
            <text:p>8195</text:p>
          </table:table-cell>
          <table:table-cell office:value-type="string" table:style-name="ce16">
            <text:p>The Branch Manager,State Bank of India,Vill Polwmpur</text:p>
          </table:table-cell>
          <table:table-cell office:value-type="string" table:style-name="ce16">
            <text:p>PO Machkanda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01" table:style-name="ce16">
            <text:p>713101</text:p>
          </table:table-cell>
          <table:table-cell office:value-type="string" table:style-name="ce17">
            <text:p>sbi.08195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58813" table:style-name="ce16">
            <text:p>25881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Churpuni</text:p>
          </table:table-cell>
          <table:table-cell office:value-type="float" office:value="8198" table:style-name="ce16">
            <text:p>8198</text:p>
          </table:table-cell>
          <table:table-cell office:value-type="string" table:style-name="ce16">
            <text:p>The Branch Manager,State Bank of India,Vill &amp; PO Churpuni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50" table:style-name="ce16">
            <text:p>713150</text:p>
          </table:table-cell>
          <table:table-cell office:value-type="string" table:style-name="ce17">
            <text:p>sbi.08198@sbi.co.in</text:p>
          </table:table-cell>
          <table:table-cell office:value-type="float" office:value="3453" table:style-name="ce16">
            <text:p>3453</text:p>
          </table:table-cell>
          <table:table-cell office:value-type="float" office:value="271328" table:style-name="ce16">
            <text:p>27132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Nabagram</text:p>
          </table:table-cell>
          <table:table-cell office:value-type="float" office:value="8205" table:style-name="ce16">
            <text:p>8205</text:p>
          </table:table-cell>
          <table:table-cell office:value-type="string" table:style-name="ce16">
            <text:p>The Branch Manager,State Bank of India,Vill &amp; PO Nabagram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66" table:style-name="ce16">
            <text:p>713166</text:p>
          </table:table-cell>
          <table:table-cell office:value-type="string" table:style-name="ce17">
            <text:p>sbi.08205@sbi.co.in</text:p>
          </table:table-cell>
          <table:table-cell office:value-type="float" office:value="3451" table:style-name="ce16">
            <text:p>3451</text:p>
          </table:table-cell>
          <table:table-cell office:value-type="float" office:value="276629" table:style-name="ce16">
            <text:p>27662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Bataspur</text:p>
          </table:table-cell>
          <table:table-cell office:value-type="float" office:value="8538" table:style-name="ce16">
            <text:p>8538</text:p>
          </table:table-cell>
          <table:table-cell office:value-type="string" table:style-name="ce16">
            <text:p>The Branch Manager,State Bank of India,Vill Bataspur</text:p>
          </table:table-cell>
          <table:table-cell office:value-type="string" table:style-name="ce16">
            <text:p>PO Baidyapur Sibtala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10" table:style-name="ce16">
            <text:p>713410</text:p>
          </table:table-cell>
          <table:table-cell office:value-type="string" table:style-name="ce17">
            <text:p>sbi.08538@sbi.co.in</text:p>
          </table:table-cell>
          <table:table-cell office:value-type="float" office:value="3451" table:style-name="ce16">
            <text:p>3451</text:p>
          </table:table-cell>
          <table:table-cell office:value-type="float" office:value="264382" table:style-name="ce16">
            <text:p>26438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Pursa SAB</text:p>
          </table:table-cell>
          <table:table-cell office:value-type="float" office:value="8542" table:style-name="ce16">
            <text:p>8542</text:p>
          </table:table-cell>
          <table:table-cell office:value-type="string" table:style-name="ce16">
            <text:p>The Branch Manager,State Bank of India,Vill &amp; PO Pursa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06" table:style-name="ce16">
            <text:p>713406</text:p>
          </table:table-cell>
          <table:table-cell office:value-type="string" table:style-name="ce17">
            <text:p>sbi.08542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454715" table:style-name="ce16">
            <text:p>245471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Mankar</text:p>
          </table:table-cell>
          <table:table-cell office:value-type="float" office:value="11378" table:style-name="ce16">
            <text:p>11378</text:p>
          </table:table-cell>
          <table:table-cell office:value-type="string" table:style-name="ce16">
            <text:p>The Branch Manager,State Bank of India,Mankar BudBud Rd.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44" table:style-name="ce16">
            <text:p>713144</text:p>
          </table:table-cell>
          <table:table-cell office:value-type="string" table:style-name="ce17">
            <text:p>sbi.11378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513690" table:style-name="ce16">
            <text:p>251369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Shyamsundar</text:p>
          </table:table-cell>
          <table:table-cell office:value-type="float" office:value="11379" table:style-name="ce16">
            <text:p>11379</text:p>
          </table:table-cell>
          <table:table-cell office:value-type="string" table:style-name="ce16">
            <text:p>The Branch Manager,State Bank of India,Shyamsunda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24" table:style-name="ce16">
            <text:p>713424</text:p>
          </table:table-cell>
          <table:table-cell office:value-type="string" table:style-name="ce17">
            <text:p>sbi.11379@sbi.co.in</text:p>
          </table:table-cell>
          <table:table-cell office:value-type="float" office:value="3451" table:style-name="ce16">
            <text:p>3451</text:p>
          </table:table-cell>
          <table:table-cell office:value-type="float" office:value="260021" table:style-name="ce16">
            <text:p>26002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Balgona</text:p>
          </table:table-cell>
          <table:table-cell office:value-type="float" office:value="12386" table:style-name="ce16">
            <text:p>12386</text:p>
          </table:table-cell>
          <table:table-cell office:value-type="string" table:style-name="ce16">
            <text:p>The Branch Manager,State Bank of India,Nityanandpu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520" table:style-name="ce16">
            <text:p>713520</text:p>
          </table:table-cell>
          <table:table-cell office:value-type="string" table:style-name="ce17">
            <text:p>sbi.12386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320252" table:style-name="ce16">
            <text:p>232025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Nutanhat</text:p>
          </table:table-cell>
          <table:table-cell office:value-type="float" office:value="12388" table:style-name="ce16">
            <text:p>12388</text:p>
          </table:table-cell>
          <table:table-cell office:value-type="string" table:style-name="ce16">
            <text:p>The Branch Manager,State Bank of India,Nutanhat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47" table:style-name="ce16">
            <text:p>713147</text:p>
          </table:table-cell>
          <table:table-cell office:value-type="string" table:style-name="ce17">
            <text:p>sbi.12388@sbi.co.in</text:p>
          </table:table-cell>
          <table:table-cell office:value-type="float" office:value="3453" table:style-name="ce16">
            <text:p>3453</text:p>
          </table:table-cell>
          <table:table-cell office:value-type="float" office:value="266255" table:style-name="ce16">
            <text:p>26625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Panagarh Bazar</text:p>
          </table:table-cell>
          <table:table-cell office:value-type="float" office:value="12399" table:style-name="ce16">
            <text:p>12399</text:p>
          </table:table-cell>
          <table:table-cell office:value-type="string" table:style-name="ce16">
            <text:p>The Branch Manager,State Bank of India,SahaMkt.,GT Road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48" table:style-name="ce16">
            <text:p>713148</text:p>
          </table:table-cell>
          <table:table-cell office:value-type="string" table:style-name="ce17">
            <text:p>sbi.12399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24062" table:style-name="ce16">
            <text:p>252406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RAJBANDH, Burdw</text:p>
          </table:table-cell>
          <table:table-cell office:value-type="float" office:value="12403" table:style-name="ce16">
            <text:p>12403</text:p>
          </table:table-cell>
          <table:table-cell office:value-type="string" table:style-name="ce16">
            <text:p>The Branch Manager,State Bank of India,Rajbandh Rly Stn Rd.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212" table:style-name="ce16">
            <text:p>713212</text:p>
          </table:table-cell>
          <table:table-cell office:value-type="string" table:style-name="ce17">
            <text:p>sbi.12403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20028" table:style-name="ce16">
            <text:p>252002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Bidhannagar-Dgp</text:p>
          </table:table-cell>
          <table:table-cell office:value-type="float" office:value="13124" table:style-name="ce16">
            <text:p>13124</text:p>
          </table:table-cell>
          <table:table-cell office:value-type="string" table:style-name="ce16">
            <text:p>The Branch Manager,State Bank of India,Bidhanagar Durgapu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212" table:style-name="ce16">
            <text:p>713212</text:p>
          </table:table-cell>
          <table:table-cell office:value-type="string" table:style-name="ce17">
            <text:p>SBI.13124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34181" table:style-name="ce16">
            <text:p>253418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UCHALAN,BURDWAN</text:p>
          </table:table-cell>
          <table:table-cell office:value-type="float" office:value="14065" table:style-name="ce16">
            <text:p>14065</text:p>
          </table:table-cell>
          <table:table-cell office:value-type="string" table:style-name="ce16">
            <text:p>The Branch Manager,State Bank of India,Uchl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27" table:style-name="ce16">
            <text:p>713427</text:p>
          </table:table-cell>
          <table:table-cell office:value-type="string" table:style-name="ce17">
            <text:p>sbi.14065@sbi.co.in</text:p>
          </table:table-cell>
          <table:table-cell office:value-type="float" office:value="3451" table:style-name="ce16">
            <text:p>3451</text:p>
          </table:table-cell>
          <table:table-cell office:value-type="float" office:value="252785" table:style-name="ce16">
            <text:p>25278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MOLANDIGHI</text:p>
          </table:table-cell>
          <table:table-cell office:value-type="float" office:value="14068" table:style-name="ce16">
            <text:p>14068</text:p>
          </table:table-cell>
          <table:table-cell office:value-type="string" table:style-name="ce16">
            <text:p>The Branch Manager,State Bank of India,Molandighi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212" table:style-name="ce16">
            <text:p>713212</text:p>
          </table:table-cell>
          <table:table-cell office:value-type="string" table:style-name="ce17">
            <text:p>sbi.14068@sbi.co.in</text:p>
          </table:table-cell>
          <table:table-cell office:value-type="float" office:value="342" table:style-name="ce16">
            <text:p>342</text:p>
          </table:table-cell>
          <table:table-cell office:value-type="float" office:value="256157" table:style-name="ce16">
            <text:p>25615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Guskara</text:p>
          </table:table-cell>
          <table:table-cell office:value-type="float" office:value="15774" table:style-name="ce16">
            <text:p>15774</text:p>
          </table:table-cell>
          <table:table-cell office:value-type="string" table:style-name="ce16">
            <text:p>The Branch Manager,State Bank of India,Guskara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22" table:style-name="ce16">
            <text:p>713122</text:p>
          </table:table-cell>
          <table:table-cell office:value-type="string" table:style-name="ce17">
            <text:p>sbi15774@sbi.co.in</text:p>
          </table:table-cell>
          <table:table-cell office:value-type="float" office:value="3452" table:style-name="ce16">
            <text:p>3452</text:p>
          </table:table-cell>
          <table:table-cell office:value-type="float" office:value="255094" table:style-name="ce16">
            <text:p>25509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A F Stn,Panagar</text:p>
          </table:table-cell>
          <table:table-cell office:value-type="float" office:value="15942" table:style-name="ce16">
            <text:p>15942</text:p>
          </table:table-cell>
          <table:table-cell office:value-type="string" table:style-name="ce16">
            <text:p>The Branch Manager,State Bank of India,AF Stn Panagarh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41418" table:style-name="ce16">
            <text:p>741418</text:p>
          </table:table-cell>
          <table:table-cell office:value-type="string" table:style-name="ce17">
            <text:p>sbi.15942@sbi.co.in</text:p>
          </table:table-cell>
          <table:table-cell office:value-type="float" office:value="343" table:style-name="ce16">
            <text:p>343</text:p>
          </table:table-cell>
          <table:table-cell office:value-type="float" office:value="2528155" table:style-name="ce16">
            <text:p>252815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RAINA</text:p>
          </table:table-cell>
          <table:table-cell office:value-type="float" office:value="16378" table:style-name="ce16">
            <text:p>16378</text:p>
          </table:table-cell>
          <table:table-cell office:value-type="string" table:style-name="ce16">
            <text:p>The Branch Manager,State Bank of India,Raina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21" table:style-name="ce16">
            <text:p>713421</text:p>
          </table:table-cell>
          <table:table-cell office:value-type="string" table:style-name="ce17">
            <text:p>sbi.16378@sbi.co.in</text:p>
          </table:table-cell>
          <table:table-cell office:value-type="float" office:value="3451" table:style-name="ce16">
            <text:p>3451</text:p>
          </table:table-cell>
          <table:table-cell office:value-type="float" office:value="221603" table:style-name="ce16">
            <text:p>22160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KASEMNAGAR</text:p>
          </table:table-cell>
          <table:table-cell office:value-type="float" office:value="16912" table:style-name="ce16">
            <text:p>16912</text:p>
          </table:table-cell>
          <table:table-cell office:value-type="string" table:style-name="ce16">
            <text:p>The Branch Manager,State Bank of India,Gopalbera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31" table:style-name="ce16">
            <text:p>713131</text:p>
          </table:table-cell>
          <table:table-cell office:value-type="string" table:style-name="ce17">
            <text:p>sbi.16912@sbi.co.in</text:p>
          </table:table-cell>
          <table:table-cell office:value-type="float" office:value="3452" table:style-name="ce16">
            <text:p>3452</text:p>
          </table:table-cell>
          <table:table-cell office:value-type="float" office:value="260333" table:style-name="ce16">
            <text:p>26033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SERORAI</text:p>
          </table:table-cell>
          <table:table-cell office:value-type="float" office:value="18017" table:style-name="ce16">
            <text:p>18017</text:p>
          </table:table-cell>
          <table:table-cell office:value-type="string" table:style-name="ce16">
            <text:p>The Branch Manager,State Bank of India,Sirarai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428" table:style-name="ce16">
            <text:p>713428</text:p>
          </table:table-cell>
          <table:table-cell office:value-type="string" table:style-name="ce17">
            <text:p>sbi.18017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table-cell office:value-type="string" table:number-columns-spanned="3" table:number-rows-spanned="41" table:style-name="ce36">
            <text:p>Regional Manager, State Bank of India, RBO-VI, SBI Purulia Branch Premises, Purulia – 723101</text:p>
          </table:table-cell>
          <table:covered-table-cell table:number-columns-repeated="2"/>
          <table:table-cell office:value-type="string" table:number-columns-spanned="1" table:number-rows-spanned="41" table:style-name="ce34">
            <text:p>0341-2250466</text:p>
          </table:table-cell>
          <table:table-cell office:value-type="float" office:value="16343" table:style-name="ce16">
            <text:p>16343</text:p>
          </table:table-cell>
          <table:table-cell office:value-type="string" table:style-name="ce16">
            <text:p>Kalipathar</text:p>
          </table:table-cell>
          <table:table-cell office:value-type="float" office:value="9461" table:style-name="ce16">
            <text:p>9461</text:p>
          </table:table-cell>
          <table:table-cell office:value-type="string" table:style-name="ce16">
            <text:p>The Branch Manager,State Bank of India,Kalipatha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35" table:style-name="ce16">
            <text:p>713335</text:p>
          </table:table-cell>
          <table:table-cell office:value-type="string" table:style-name="ce17">
            <text:p>sbi.09461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530274" table:style-name="ce16">
            <text:p>253027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Puruliya</text:p>
          </table:table-cell>
          <table:table-cell office:value-type="float" office:value="160" table:style-name="ce16">
            <text:p>160</text:p>
          </table:table-cell>
          <table:table-cell office:value-type="string" table:style-name="ce16">
            <text:p>The Branch Manager,State Bank of India,PO &amp; Dist Puruliya</text:p>
          </table:table-cell>
          <table:table-cell table:style-name="ce16"/>
          <table:table-cell office:value-type="string" table:style-name="ce16">
            <text:p>Puruliya</text:p>
          </table:table-cell>
          <table:table-cell office:value-type="string" table:style-name="ce16">
            <text:p>WB</text:p>
          </table:table-cell>
          <table:table-cell office:value-type="float" office:value="723101" table:style-name="ce16">
            <text:p>723101</text:p>
          </table:table-cell>
          <table:table-cell office:value-type="string" table:style-name="ce17">
            <text:p>Sbi.00160@sbi.co.in</text:p>
          </table:table-cell>
          <table:table-cell office:value-type="float" office:value="3252" table:style-name="ce16">
            <text:p>3252</text:p>
          </table:table-cell>
          <table:table-cell office:value-type="float" office:value="224800" table:style-name="ce16">
            <text:p>2248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Chittaranjan</text:p>
          </table:table-cell>
          <table:table-cell office:value-type="float" office:value="241" table:style-name="ce16">
            <text:p>241</text:p>
          </table:table-cell>
          <table:table-cell office:value-type="string" table:style-name="ce16">
            <text:p>The Branch Manager,State Bank of India,PO Chittaranjan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Chittaranjan</text:p>
          </table:table-cell>
          <table:table-cell office:value-type="string" table:style-name="ce16">
            <text:p>WB</text:p>
          </table:table-cell>
          <table:table-cell office:value-type="float" office:value="713331" table:style-name="ce16">
            <text:p>713331</text:p>
          </table:table-cell>
          <table:table-cell office:value-type="string" table:style-name="ce17">
            <text:p>Sbi.00241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525485" table:style-name="ce16">
            <text:p>252548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Adra</text:p>
          </table:table-cell>
          <table:table-cell office:value-type="float" office:value="1742" table:style-name="ce16">
            <text:p>1742</text:p>
          </table:table-cell>
          <table:table-cell office:value-type="string" table:style-name="ce16">
            <text:p>The Branch Manager,State Bank of India,Bank Para Lower Beniasole</text:p>
          </table:table-cell>
          <table:table-cell office:value-type="string" table:style-name="ce16">
            <text:p>Dist Puruliya</text:p>
          </table:table-cell>
          <table:table-cell office:value-type="string" table:style-name="ce16">
            <text:p>Adra</text:p>
          </table:table-cell>
          <table:table-cell office:value-type="string" table:style-name="ce16">
            <text:p>WB</text:p>
          </table:table-cell>
          <table:table-cell office:value-type="float" office:value="723121" table:style-name="ce16">
            <text:p>723121</text:p>
          </table:table-cell>
          <table:table-cell office:value-type="string" table:style-name="ce17">
            <text:p>Sbi.01742@sbi.co.in</text:p>
          </table:table-cell>
          <table:table-cell office:value-type="float" office:value="3251" table:style-name="ce16">
            <text:p>3251</text:p>
          </table:table-cell>
          <table:table-cell office:value-type="float" office:value="244253" table:style-name="ce16">
            <text:p>24425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Barakar</text:p>
          </table:table-cell>
          <table:table-cell office:value-type="float" office:value="2009" table:style-name="ce16">
            <text:p>2009</text:p>
          </table:table-cell>
          <table:table-cell office:value-type="string" table:style-name="ce16">
            <text:p>The Branch Manager,State Bank of India Begunia More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24" table:style-name="ce16">
            <text:p>713324</text:p>
          </table:table-cell>
          <table:table-cell office:value-type="string" table:style-name="ce17">
            <text:p>sbi.02009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520316" table:style-name="ce16">
            <text:p>252031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Hura</text:p>
          </table:table-cell>
          <table:table-cell office:value-type="float" office:value="2067" table:style-name="ce16">
            <text:p>2067</text:p>
          </table:table-cell>
          <table:table-cell office:value-type="string" table:style-name="ce16">
            <text:p>The Branch Manager,State Bank of India PO Hura</text:p>
          </table:table-cell>
          <table:table-cell office:value-type="string" table:style-name="ce16">
            <text:p>Dist 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30" table:style-name="ce16">
            <text:p>723130</text:p>
          </table:table-cell>
          <table:table-cell office:value-type="string" table:style-name="ce17">
            <text:p>sbi.02067@sbi.co.in</text:p>
          </table:table-cell>
          <table:table-cell office:value-type="float" office:value="3252" table:style-name="ce16">
            <text:p>3252</text:p>
          </table:table-cell>
          <table:table-cell office:value-type="float" office:value="240230" table:style-name="ce16">
            <text:p>24023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Manbazar</text:p>
          </table:table-cell>
          <table:table-cell office:value-type="float" office:value="2085" table:style-name="ce16">
            <text:p>2085</text:p>
          </table:table-cell>
          <table:table-cell office:value-type="string" table:style-name="ce16">
            <text:p>The Branch Manager,State Bank of India PO Manbazar</text:p>
          </table:table-cell>
          <table:table-cell office:value-type="string" table:style-name="ce16">
            <text:p>Dist 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31" table:style-name="ce16">
            <text:p>723131</text:p>
          </table:table-cell>
          <table:table-cell office:value-type="string" table:style-name="ce17">
            <text:p>sbi.02085@sbi.co.in</text:p>
          </table:table-cell>
          <table:table-cell office:value-type="float" office:value="3243" table:style-name="ce16">
            <text:p>3243</text:p>
          </table:table-cell>
          <table:table-cell office:value-type="float" office:value="255282" table:style-name="ce16">
            <text:p>25528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Rupnarayanpur</text:p>
          </table:table-cell>
          <table:table-cell office:value-type="float" office:value="2114" table:style-name="ce16">
            <text:p>2114</text:p>
          </table:table-cell>
          <table:table-cell office:value-type="string" table:style-name="ce16">
            <text:p>The Branch Manager,State Bank of India,PO Rupnaryanpur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Rupnarayanpu</text:p>
          </table:table-cell>
          <table:table-cell office:value-type="string" table:style-name="ce16">
            <text:p>WB</text:p>
          </table:table-cell>
          <table:table-cell office:value-type="float" office:value="713364" table:style-name="ce16">
            <text:p>713364</text:p>
          </table:table-cell>
          <table:table-cell office:value-type="string" table:style-name="ce17">
            <text:p>Sbi.02114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532826" table:style-name="ce16">
            <text:p>253282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Para vill Br.</text:p>
          </table:table-cell>
          <table:table-cell office:value-type="float" office:value="4770" table:style-name="ce16">
            <text:p>4770</text:p>
          </table:table-cell>
          <table:table-cell office:value-type="string" table:style-name="ce16">
            <text:p>The Branch Manager,State Bank of India,PO-Para</text:p>
          </table:table-cell>
          <table:table-cell office:value-type="string" table:style-name="ce16">
            <text:p>Dist-Puruli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55" table:style-name="ce16">
            <text:p>723155</text:p>
          </table:table-cell>
          <table:table-cell office:value-type="string" table:style-name="ce17">
            <text:p>sbi.04770@sbi.co.in</text:p>
          </table:table-cell>
          <table:table-cell office:value-type="float" office:value="3251" table:style-name="ce16">
            <text:p>3251</text:p>
          </table:table-cell>
          <table:table-cell office:value-type="float" office:value="266222" table:style-name="ce16">
            <text:p>26622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Kulti</text:p>
          </table:table-cell>
          <table:table-cell office:value-type="float" office:value="5703" table:style-name="ce16">
            <text:p>5703</text:p>
          </table:table-cell>
          <table:table-cell office:value-type="string" table:style-name="ce16">
            <text:p>The Branch Manager,State Bank of India,PO Kulti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Kulti</text:p>
          </table:table-cell>
          <table:table-cell office:value-type="string" table:style-name="ce16">
            <text:p>WB</text:p>
          </table:table-cell>
          <table:table-cell office:value-type="float" office:value="713343" table:style-name="ce16">
            <text:p>713343</text:p>
          </table:table-cell>
          <table:table-cell office:value-type="string" table:style-name="ce17">
            <text:p>Sbi.05703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516917" table:style-name="ce16">
            <text:p>251691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Sanctoria</text:p>
          </table:table-cell>
          <table:table-cell office:value-type="float" office:value="6114" table:style-name="ce16">
            <text:p>6114</text:p>
          </table:table-cell>
          <table:table-cell office:value-type="string" table:style-name="ce16">
            <text:p>The Branch Manager,State Bank of India,PO Dishergarh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Dishergarh</text:p>
          </table:table-cell>
          <table:table-cell office:value-type="string" table:style-name="ce16">
            <text:p>WB</text:p>
          </table:table-cell>
          <table:table-cell office:value-type="float" office:value="713333" table:style-name="ce16">
            <text:p>713333</text:p>
          </table:table-cell>
          <table:table-cell office:value-type="string" table:style-name="ce17">
            <text:p>Sbi.06114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520293" table:style-name="ce16">
            <text:p>252029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Kesargarh VB</text:p>
          </table:table-cell>
          <table:table-cell office:value-type="float" office:value="6796" table:style-name="ce16">
            <text:p>6796</text:p>
          </table:table-cell>
          <table:table-cell office:value-type="string" table:style-name="ce16">
            <text:p>The Branch Manager,State Bank of India,Keshargarh</text:p>
          </table:table-cell>
          <table:table-cell office:value-type="string" table:style-name="ce16">
            <text:p>PO Rakali</text:p>
          </table:table-cell>
          <table:table-cell office:value-type="string" table:style-name="ce16">
            <text:p>Puruliya</text:p>
          </table:table-cell>
          <table:table-cell office:value-type="string" table:style-name="ce16">
            <text:p>WB</text:p>
          </table:table-cell>
          <table:table-cell office:value-type="float" office:value="723130" table:style-name="ce16">
            <text:p>723130</text:p>
          </table:table-cell>
          <table:table-cell office:value-type="string" table:style-name="ce17">
            <text:p>sbi.06796@sbi.co.in</text:p>
          </table:table-cell>
          <table:table-cell office:value-type="float" office:value="3252" table:style-name="ce16">
            <text:p>3252</text:p>
          </table:table-cell>
          <table:table-cell office:value-type="float" office:value="201033" table:style-name="ce16">
            <text:p>20103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2" table:style-name="ce16">
            <text:p>16342</text:p>
          </table:table-cell>
          <table:table-cell office:value-type="string" table:style-name="ce16">
            <text:p>Arra village Br</text:p>
          </table:table-cell>
          <table:table-cell office:value-type="float" office:value="7005" table:style-name="ce16">
            <text:p>7005</text:p>
          </table:table-cell>
          <table:table-cell office:value-type="string" table:style-name="ce16">
            <text:p>The Branch Manager,State Bank of India,Vill Arra Lower Jharigadi</text:p>
          </table:table-cell>
          <table:table-cell office:value-type="string" table:style-name="ce16">
            <text:p>Dist 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21" table:style-name="ce16">
            <text:p>723121</text:p>
          </table:table-cell>
          <table:table-cell office:value-type="string" table:style-name="ce17">
            <text:p>sbi.07005@sbi.co.in</text:p>
          </table:table-cell>
          <table:table-cell office:value-type="float" office:value="3251" table:style-name="ce16">
            <text:p>3251</text:p>
          </table:table-cell>
          <table:table-cell office:value-type="float" office:value="244235" table:style-name="ce16">
            <text:p>24423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Jhalda</text:p>
          </table:table-cell>
          <table:table-cell office:value-type="float" office:value="7101" table:style-name="ce16">
            <text:p>7101</text:p>
          </table:table-cell>
          <table:table-cell office:value-type="string" table:style-name="ce16">
            <text:p>The Branch Manager,State Bank of India,Namopara Main Road</text:p>
          </table:table-cell>
          <table:table-cell office:value-type="string" table:style-name="ce16">
            <text:p>Puruliya</text:p>
          </table:table-cell>
          <table:table-cell office:value-type="string" table:style-name="ce16">
            <text:p>Jhalda</text:p>
          </table:table-cell>
          <table:table-cell office:value-type="string" table:style-name="ce16">
            <text:p>WB</text:p>
          </table:table-cell>
          <table:table-cell office:value-type="float" office:value="723202" table:style-name="ce16">
            <text:p>723202</text:p>
          </table:table-cell>
          <table:table-cell office:value-type="string" table:style-name="ce17">
            <text:p>sbi.07101@sbi.co.in</text:p>
          </table:table-cell>
          <table:table-cell office:value-type="float" office:value="3254" table:style-name="ce16">
            <text:p>3254</text:p>
          </table:table-cell>
          <table:table-cell office:value-type="float" office:value="255265" table:style-name="ce16">
            <text:p>25526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Bispuria VB</text:p>
          </table:table-cell>
          <table:table-cell office:value-type="float" office:value="7209" table:style-name="ce16">
            <text:p>7209</text:p>
          </table:table-cell>
          <table:table-cell office:value-type="string" table:style-name="ce16">
            <text:p>The Branch Manager,State Bank of India,PO Bispuria</text:p>
          </table:table-cell>
          <table:table-cell office:value-type="string" table:style-name="ce16">
            <text:p>Dist 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30" table:style-name="ce16">
            <text:p>723130</text:p>
          </table:table-cell>
          <table:table-cell office:value-type="string" table:style-name="ce17">
            <text:p>sbi.07209@sbi.co.in</text:p>
          </table:table-cell>
          <table:table-cell office:value-type="float" office:value="3251" table:style-name="ce16">
            <text:p>3251</text:p>
          </table:table-cell>
          <table:table-cell office:value-type="float" office:value="202485" table:style-name="ce16">
            <text:p>20248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BhojudihCoalWas</text:p>
          </table:table-cell>
          <table:table-cell office:value-type="float" office:value="7778" table:style-name="ce16">
            <text:p>7778</text:p>
          </table:table-cell>
          <table:table-cell office:value-type="string" table:style-name="ce16">
            <text:p>The Branch Manager,State Bank of India,Santaldih</text:p>
          </table:table-cell>
          <table:table-cell office:value-type="string" table:style-name="ce16">
            <text:p>Dist 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45" table:style-name="ce16">
            <text:p>723145</text:p>
          </table:table-cell>
          <table:table-cell office:value-type="string" table:style-name="ce17">
            <text:p>sbi.07778@sbi.co.in</text:p>
          </table:table-cell>
          <table:table-cell office:value-type="float" office:value="3251" table:style-name="ce16">
            <text:p>3251</text:p>
          </table:table-cell>
          <table:table-cell office:value-type="float" office:value="260243" table:style-name="ce16">
            <text:p>26024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Raghunathpur</text:p>
          </table:table-cell>
          <table:table-cell office:value-type="float" office:value="8544" table:style-name="ce16">
            <text:p>8544</text:p>
          </table:table-cell>
          <table:table-cell office:value-type="string" table:style-name="ce16">
            <text:p>The Branch Manager,State Bank of India,PO Raghunathpur</text:p>
          </table:table-cell>
          <table:table-cell office:value-type="string" table:style-name="ce16">
            <text:p>Dist Puruliya</text:p>
          </table:table-cell>
          <table:table-cell office:value-type="string" table:style-name="ce16">
            <text:p>Raghunathpur</text:p>
          </table:table-cell>
          <table:table-cell office:value-type="string" table:style-name="ce16">
            <text:p>WB</text:p>
          </table:table-cell>
          <table:table-cell office:value-type="float" office:value="723133" table:style-name="ce16">
            <text:p>723133</text:p>
          </table:table-cell>
          <table:table-cell office:value-type="string" table:style-name="ce17">
            <text:p>Sbi.08544@sbi.co.in</text:p>
          </table:table-cell>
          <table:table-cell office:value-type="float" office:value="3251" table:style-name="ce16">
            <text:p>3251</text:p>
          </table:table-cell>
          <table:table-cell office:value-type="float" office:value="255274" table:style-name="ce16">
            <text:p>25527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Bandwan</text:p>
          </table:table-cell>
          <table:table-cell office:value-type="float" office:value="8710" table:style-name="ce16">
            <text:p>8710</text:p>
          </table:table-cell>
          <table:table-cell office:value-type="string" table:style-name="ce16">
            <text:p>The Branch Manager,State Bank of India,Block More PO Bandwan</text:p>
          </table:table-cell>
          <table:table-cell office:value-type="string" table:style-name="ce16">
            <text:p>Dist 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13129" table:style-name="ce16">
            <text:p>713129</text:p>
          </table:table-cell>
          <table:table-cell office:value-type="string" table:style-name="ce17">
            <text:p>sbi.08710@sbi.co.in</text:p>
          </table:table-cell>
          <table:table-cell office:value-type="float" office:value="3253" table:style-name="ce16">
            <text:p>3253</text:p>
          </table:table-cell>
          <table:table-cell office:value-type="float" office:value="257235" table:style-name="ce16">
            <text:p>25723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Motour SAB</text:p>
          </table:table-cell>
          <table:table-cell office:value-type="float" office:value="8932" table:style-name="ce16">
            <text:p>8932</text:p>
          </table:table-cell>
          <table:table-cell office:value-type="string" table:style-name="ce16">
            <text:p>The Branch Manager,State Bank of India,Raghunathpur Motour</text:p>
          </table:table-cell>
          <table:table-cell office:value-type="string" table:style-name="ce16">
            <text:p>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45" table:style-name="ce16">
            <text:p>723145</text:p>
          </table:table-cell>
          <table:table-cell office:value-type="string" table:style-name="ce17">
            <text:p>sbi.08932@sbi.co.in</text:p>
          </table:table-cell>
          <table:table-cell office:value-type="float" office:value="3251" table:style-name="ce16">
            <text:p>3251</text:p>
          </table:table-cell>
          <table:table-cell office:value-type="float" office:value="202619" table:style-name="ce16">
            <text:p>20261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Ichag</text:p>
          </table:table-cell>
          <table:table-cell office:value-type="float" office:value="9323" table:style-name="ce16">
            <text:p>9323</text:p>
          </table:table-cell>
          <table:table-cell office:value-type="string" table:style-name="ce16">
            <text:p>The Branch Manager,State Bank of India,Jhald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202" table:style-name="ce16">
            <text:p>723202</text:p>
          </table:table-cell>
          <table:table-cell office:value-type="string" table:style-name="ce17">
            <text:p>sbi.09323@sbi.co.in</text:p>
          </table:table-cell>
          <table:table-cell office:value-type="float" office:value="3254" table:style-name="ce16">
            <text:p>3254</text:p>
          </table:table-cell>
          <table:table-cell office:value-type="float" office:value="255096" table:style-name="ce16">
            <text:p>25509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Kunchiya SAB</text:p>
          </table:table-cell>
          <table:table-cell office:value-type="float" office:value="9718" table:style-name="ce16">
            <text:p>9718</text:p>
          </table:table-cell>
          <table:table-cell office:value-type="string" table:style-name="ce16">
            <text:p>The Branch Manager,State Bank of India,Kunchiya</text:p>
          </table:table-cell>
          <table:table-cell office:value-type="string" table:style-name="ce16">
            <text:p>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29" table:style-name="ce16">
            <text:p>723129</text:p>
          </table:table-cell>
          <table:table-cell office:value-type="string" table:style-name="ce17">
            <text:p>sbi.09718@sbi.co.in</text:p>
          </table:table-cell>
          <table:table-cell office:value-type="float" office:value="3252" table:style-name="ce16">
            <text:p>3252</text:p>
          </table:table-cell>
          <table:table-cell office:value-type="float" office:value="288103" table:style-name="ce16">
            <text:p>28810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Mahatamara SAB</text:p>
          </table:table-cell>
          <table:table-cell office:value-type="float" office:value="9720" table:style-name="ce16">
            <text:p>9720</text:p>
          </table:table-cell>
          <table:table-cell office:value-type="string" table:style-name="ce16">
            <text:p>The Branch Manager,State Bank of India,Mahatomara</text:p>
          </table:table-cell>
          <table:table-cell office:value-type="string" table:style-name="ce16">
            <text:p>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202" table:style-name="ce16">
            <text:p>723202</text:p>
          </table:table-cell>
          <table:table-cell office:value-type="string" table:style-name="ce17">
            <text:p>sbi.09720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Baram</text:p>
          </table:table-cell>
          <table:table-cell office:value-type="float" office:value="9730" table:style-name="ce16">
            <text:p>9730</text:p>
          </table:table-cell>
          <table:table-cell office:value-type="string" table:style-name="ce16">
            <text:p>The Branch Manager,State Bank of India,Thakursuma</text:p>
          </table:table-cell>
          <table:table-cell office:value-type="string" table:style-name="ce16">
            <text:p>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201" table:style-name="ce16">
            <text:p>723201</text:p>
          </table:table-cell>
          <table:table-cell office:value-type="string" table:style-name="ce17">
            <text:p>sbi.09730@sbi.co.in</text:p>
          </table:table-cell>
          <table:table-cell office:value-type="float" office:value="3252" table:style-name="ce16">
            <text:p>3252</text:p>
          </table:table-cell>
          <table:table-cell office:value-type="float" office:value="281206" table:style-name="ce16">
            <text:p>2812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Puryara SAB</text:p>
          </table:table-cell>
          <table:table-cell office:value-type="float" office:value="9898" table:style-name="ce16">
            <text:p>9898</text:p>
          </table:table-cell>
          <table:table-cell office:value-type="string" table:style-name="ce16">
            <text:p>The Branch Manager,State Bank of India, Puryara SAB</text:p>
          </table:table-cell>
          <table:table-cell office:value-type="string" table:style-name="ce16">
            <text:p>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27" table:style-name="ce16">
            <text:p>723127</text:p>
          </table:table-cell>
          <table:table-cell office:value-type="string" table:style-name="ce17">
            <text:p>sbi.09898@sbi.co.in</text:p>
          </table:table-cell>
          <table:table-cell office:value-type="float" office:value="3252" table:style-name="ce16">
            <text:p>3252</text:p>
          </table:table-cell>
          <table:table-cell office:value-type="float" office:value="201717" table:style-name="ce16">
            <text:p>20171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Kalaboni SAB</text:p>
          </table:table-cell>
          <table:table-cell office:value-type="float" office:value="9899" table:style-name="ce16">
            <text:p>9899</text:p>
          </table:table-cell>
          <table:table-cell office:value-type="string" table:style-name="ce16">
            <text:p>The Branch Manager,State Bank of India,Kalaboni</text:p>
          </table:table-cell>
          <table:table-cell office:value-type="string" table:style-name="ce16">
            <text:p>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01" table:style-name="ce16">
            <text:p>723101</text:p>
          </table:table-cell>
          <table:table-cell office:value-type="string" table:style-name="ce17">
            <text:p>sbi.09899@sbi.co.in</text:p>
          </table:table-cell>
          <table:table-cell office:value-type="float" office:value="3251" table:style-name="ce16">
            <text:p>3251</text:p>
          </table:table-cell>
          <table:table-cell office:value-type="float" office:value="202012" table:style-name="ce16">
            <text:p>20201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ChittaranjanLOC</text:p>
          </table:table-cell>
          <table:table-cell office:value-type="float" office:value="10219" table:style-name="ce16">
            <text:p>10219</text:p>
          </table:table-cell>
          <table:table-cell office:value-type="string" table:style-name="ce16">
            <text:p>The Branch Manager,State Bank of India,C.L.W. BR,NR Works Office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31" table:style-name="ce16">
            <text:p>713331</text:p>
          </table:table-cell>
          <table:table-cell office:value-type="string" table:style-name="ce17">
            <text:p>sbi.10219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535597" table:style-name="ce16">
            <text:p>253559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HCL Township</text:p>
          </table:table-cell>
          <table:table-cell office:value-type="float" office:value="10220" table:style-name="ce16">
            <text:p>10220</text:p>
          </table:table-cell>
          <table:table-cell office:value-type="string" table:style-name="ce16">
            <text:p>The Branch Manager,State Bank of India,Hindustan Cables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35" table:style-name="ce16">
            <text:p>713335</text:p>
          </table:table-cell>
          <table:table-cell office:value-type="string" table:style-name="ce17">
            <text:p>sbi.10220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532805" table:style-name="ce16">
            <text:p>253280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DRM Office, Adr</text:p>
          </table:table-cell>
          <table:table-cell office:value-type="float" office:value="10221" table:style-name="ce16">
            <text:p>10221</text:p>
          </table:table-cell>
          <table:table-cell office:value-type="string" table:style-name="ce16">
            <text:p>The Branch Manager,State Bank of India,Adra,DRM Office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21" table:style-name="ce16">
            <text:p>723121</text:p>
          </table:table-cell>
          <table:table-cell office:value-type="string" table:style-name="ce17">
            <text:p>sbi.10221@sbi.co.in</text:p>
          </table:table-cell>
          <table:table-cell office:value-type="float" office:value="3251" table:style-name="ce16">
            <text:p>3251</text:p>
          </table:table-cell>
          <table:table-cell office:value-type="float" office:value="244571" table:style-name="ce16">
            <text:p>24457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CRPF Camp</text:p>
          </table:table-cell>
          <table:table-cell office:value-type="float" office:value="10223" table:style-name="ce16">
            <text:p>10223</text:p>
          </table:table-cell>
          <table:table-cell office:value-type="string" table:style-name="ce16">
            <text:p>The Branch Manager,State Bank of India,GT Road,Neamatpur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59" table:style-name="ce16">
            <text:p>713359</text:p>
          </table:table-cell>
          <table:table-cell office:value-type="string" table:style-name="ce17">
            <text:p>sbi.10223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514441" table:style-name="ce16">
            <text:p>251444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SainikSchoolPur</text:p>
          </table:table-cell>
          <table:table-cell office:value-type="float" office:value="10227" table:style-name="ce16">
            <text:p>10227</text:p>
          </table:table-cell>
          <table:table-cell office:value-type="string" table:style-name="ce16">
            <text:p>The Branch Manager,State Bank of India,Deshbandhu Road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01" table:style-name="ce16">
            <text:p>723101</text:p>
          </table:table-cell>
          <table:table-cell office:value-type="string" table:style-name="ce17">
            <text:p>sbi.10227@sbi.co.in</text:p>
          </table:table-cell>
          <table:table-cell office:value-type="float" office:value="3252" table:style-name="ce16">
            <text:p>3252</text:p>
          </table:table-cell>
          <table:table-cell office:value-type="float" office:value="226790" table:style-name="ce16">
            <text:p>22679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Bhedia</text:p>
          </table:table-cell>
          <table:table-cell office:value-type="float" office:value="10900" table:style-name="ce16">
            <text:p>10900</text:p>
          </table:table-cell>
          <table:table-cell office:value-type="string" table:style-name="ce16">
            <text:p>The Branch Manager,State Bank of India, Bhedia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126" table:style-name="ce16">
            <text:p>713126</text:p>
          </table:table-cell>
          <table:table-cell office:value-type="string" table:style-name="ce17">
            <text:p>sbi.10900@sbi.co.in</text:p>
          </table:table-cell>
          <table:table-cell office:value-type="float" office:value="3452" table:style-name="ce16">
            <text:p>3452</text:p>
          </table:table-cell>
          <table:table-cell office:value-type="float" office:value="253600" table:style-name="ce16">
            <text:p>2536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Balarampur</text:p>
          </table:table-cell>
          <table:table-cell office:value-type="float" office:value="12394" table:style-name="ce16">
            <text:p>12394</text:p>
          </table:table-cell>
          <table:table-cell office:value-type="string" table:style-name="ce16">
            <text:p>The Branch Manager,State Bank of India,Balarampur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43" table:style-name="ce16">
            <text:p>723143</text:p>
          </table:table-cell>
          <table:table-cell office:value-type="string" table:style-name="ce17">
            <text:p>sbi.12394@sbi.co.in</text:p>
          </table:table-cell>
          <table:table-cell office:value-type="float" office:value="3252" table:style-name="ce16">
            <text:p>3252</text:p>
          </table:table-cell>
          <table:table-cell office:value-type="float" office:value="244177" table:style-name="ce16">
            <text:p>24417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Anara - Purulia</text:p>
          </table:table-cell>
          <table:table-cell office:value-type="float" office:value="12398" table:style-name="ce16">
            <text:p>12398</text:p>
          </table:table-cell>
          <table:table-cell office:value-type="string" table:style-name="ce16">
            <text:p>The Branch Manager,State Bank of India,Anar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26" table:style-name="ce16">
            <text:p>723126</text:p>
          </table:table-cell>
          <table:table-cell office:value-type="string" table:style-name="ce17">
            <text:p>sbi.12398@sbi.co.in</text:p>
          </table:table-cell>
          <table:table-cell office:value-type="float" office:value="3251" table:style-name="ce16">
            <text:p>3251</text:p>
          </table:table-cell>
          <table:table-cell office:value-type="float" office:value="254498" table:style-name="ce16">
            <text:p>25449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Gorjoypur</text:p>
          </table:table-cell>
          <table:table-cell office:value-type="float" office:value="14056" table:style-name="ce16">
            <text:p>14056</text:p>
          </table:table-cell>
          <table:table-cell office:value-type="string" table:style-name="ce16">
            <text:p>The Branch Manager,State Bank of India,Gor Joypur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201" table:style-name="ce16">
            <text:p>723201</text:p>
          </table:table-cell>
          <table:table-cell office:value-type="string" table:style-name="ce17">
            <text:p>sbi.14056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Nituria</text:p>
          </table:table-cell>
          <table:table-cell office:value-type="float" office:value="14057" table:style-name="ce16">
            <text:p>14057</text:p>
          </table:table-cell>
          <table:table-cell office:value-type="string" table:style-name="ce16">
            <text:p>The Branch Manager,State Bank of India,Monteswar, Nituri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13145" table:style-name="ce16">
            <text:p>713145</text:p>
          </table:table-cell>
          <table:table-cell office:value-type="string" table:style-name="ce17">
            <text:p>sbi.14057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KULTI TOWNSHIP</text:p>
          </table:table-cell>
          <table:table-cell office:value-type="float" office:value="14546" table:style-name="ce16">
            <text:p>14546</text:p>
          </table:table-cell>
          <table:table-cell office:value-type="string" table:style-name="ce16">
            <text:p>The Branch Manager,State Bank of India,4 Park Lane</text:p>
          </table:table-cell>
          <table:table-cell office:value-type="string" table:style-name="ce16">
            <text:p>Kulti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43" table:style-name="ce16">
            <text:p>713343</text:p>
          </table:table-cell>
          <table:table-cell office:value-type="string" table:style-name="ce17">
            <text:p>sbi.14546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Boro</text:p>
          </table:table-cell>
          <table:table-cell office:value-type="float" office:value="15936" table:style-name="ce16">
            <text:p>15936</text:p>
          </table:table-cell>
          <table:table-cell office:value-type="string" table:style-name="ce16">
            <text:p>The Branch Manager,State Bank of India,Vill &amp; PO Boro</text:p>
          </table:table-cell>
          <table:table-cell office:value-type="string" table:style-name="ce16">
            <text:p>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31" table:style-name="ce16">
            <text:p>723131</text:p>
          </table:table-cell>
          <table:table-cell office:value-type="string" table:style-name="ce17">
            <text:p>sbi.15936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Kotshilla</text:p>
          </table:table-cell>
          <table:table-cell office:value-type="float" office:value="15939" table:style-name="ce16">
            <text:p>15939</text:p>
          </table:table-cell>
          <table:table-cell office:value-type="string" table:style-name="ce16">
            <text:p>The Branch Manager,State Bank of India,Vill &amp; PO Kothsila</text:p>
          </table:table-cell>
          <table:table-cell office:value-type="string" table:style-name="ce16">
            <text:p>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213" table:style-name="ce16">
            <text:p>723213</text:p>
          </table:table-cell>
          <table:table-cell office:value-type="string" table:style-name="ce17">
            <text:p>sbi.15939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SPBB PURULIA</text:p>
          </table:table-cell>
          <table:table-cell office:value-type="float" office:value="16718" table:style-name="ce16">
            <text:p>16718</text:p>
          </table:table-cell>
          <table:table-cell office:value-type="string" table:style-name="ce16">
            <text:p>The Branch Manager,State Bank of India,Ranchi Road</text:p>
          </table:table-cell>
          <table:table-cell office:value-type="string" table:style-name="ce16">
            <text:p>Puruliy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01" table:style-name="ce16">
            <text:p>723101</text:p>
          </table:table-cell>
          <table:table-cell office:value-type="string" table:style-name="ce17">
            <text:p>sbi.16718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Kashipur</text:p>
          </table:table-cell>
          <table:table-cell office:value-type="float" office:value="17562" table:style-name="ce16">
            <text:p>17562</text:p>
          </table:table-cell>
          <table:table-cell office:value-type="string" table:style-name="ce16">
            <text:p>The Branch Manager,State Bank of India,Loharpar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Purulia</text:p>
          </table:table-cell>
          <table:table-cell office:value-type="string" table:style-name="ce16">
            <text:p>WB</text:p>
          </table:table-cell>
          <table:table-cell office:value-type="float" office:value="723132" table:style-name="ce16">
            <text:p>723132</text:p>
          </table:table-cell>
          <table:table-cell office:value-type="string" table:style-name="ce17">
            <text:p>sbi.17562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3" table:style-name="ce16">
            <text:p>16343</text:p>
          </table:table-cell>
          <table:table-cell office:value-type="string" table:style-name="ce16">
            <text:p>Chinakuri</text:p>
          </table:table-cell>
          <table:table-cell office:value-type="float" office:value="4637" table:style-name="ce16">
            <text:p>4637</text:p>
          </table:table-cell>
          <table:table-cell office:value-type="string" table:style-name="ce16">
            <text:p>The Branch Manager,State Bank of India,PO Sundarchak</text:p>
          </table:table-cell>
          <table:table-cell office:value-type="string" table:style-name="ce16">
            <text:p>Dist Burdwan</text:p>
          </table:table-cell>
          <table:table-cell office:value-type="string" table:style-name="ce16">
            <text:p>Burdwan</text:p>
          </table:table-cell>
          <table:table-cell office:value-type="string" table:style-name="ce16">
            <text:p>WB</text:p>
          </table:table-cell>
          <table:table-cell office:value-type="float" office:value="713359" table:style-name="ce16">
            <text:p>713359</text:p>
          </table:table-cell>
          <table:table-cell office:value-type="string" table:style-name="ce17">
            <text:p>Sbi.04637@sbi.co.in</text:p>
          </table:table-cell>
          <table:table-cell office:value-type="float" office:value="341" table:style-name="ce16">
            <text:p>341</text:p>
          </table:table-cell>
          <table:table-cell office:value-type="float" office:value="2510459" table:style-name="ce16">
            <text:p>2510459</text:p>
          </table:table-cell>
          <table:table-cell table:number-columns-repeated="16369"/>
        </table:table-row>
        <table:table-row table:style-name="ro6">
          <table:table-cell office:value-type="string" table:number-columns-spanned="3" table:number-rows-spanned="40" table:style-name="ce36">
            <text:p>Regional Manager, State Bank of India, RBO-I, Ramkrishna Pally, NH34, Malda, 732101</text:p>
          </table:table-cell>
          <table:covered-table-cell table:number-columns-repeated="2"/>
          <table:table-cell office:value-type="string" table:number-columns-spanned="1" table:number-rows-spanned="40" table:style-name="ce34">
            <text:p>03512-266100</text:p>
          </table:table-cell>
          <table:table-cell office:value-type="float" office:value="14878" table:style-name="ce16">
            <text:p>14878</text:p>
          </table:table-cell>
          <table:table-cell office:value-type="string" table:style-name="ce16">
            <text:p>Balurghat</text:p>
          </table:table-cell>
          <table:table-cell office:value-type="float" office:value="20" table:style-name="ce16">
            <text:p>20</text:p>
          </table:table-cell>
          <table:table-cell office:value-type="string" table:style-name="ce16">
            <text:p>The Branch Manager,State Bank of India,PO Balurghat</text:p>
          </table:table-cell>
          <table:table-cell office:value-type="string" table:style-name="ce16">
            <text:p>Dist North Dinajpur</text:p>
          </table:table-cell>
          <table:table-cell office:value-type="string" table:style-name="ce16">
            <text:p>Balurghat</text:p>
          </table:table-cell>
          <table:table-cell office:value-type="string" table:style-name="ce16">
            <text:p>WB</text:p>
          </table:table-cell>
          <table:table-cell office:value-type="float" office:value="733101" table:style-name="ce16">
            <text:p>733101</text:p>
          </table:table-cell>
          <table:table-cell office:value-type="string" table:style-name="ce17">
            <text:p>Sbi.00020@sbi.co.in</text:p>
          </table:table-cell>
          <table:table-cell office:value-type="float" office:value="3522" table:style-name="ce16">
            <text:p>3522</text:p>
          </table:table-cell>
          <table:table-cell office:value-type="float" office:value="255660" table:style-name="ce16">
            <text:p>25566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Malda</text:p>
          </table:table-cell>
          <table:table-cell office:value-type="float" office:value="129" table:style-name="ce16">
            <text:p>129</text:p>
          </table:table-cell>
          <table:table-cell office:value-type="string" table:style-name="ce16">
            <text:p>The Branch Manager,State Bank of India,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01" table:style-name="ce16">
            <text:p>732101</text:p>
          </table:table-cell>
          <table:table-cell office:value-type="string" table:style-name="ce17">
            <text:p>Sbi.00129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52271" table:style-name="ce16">
            <text:p>25227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Harishchandrapu</text:p>
          </table:table-cell>
          <table:table-cell office:value-type="float" office:value="1449" table:style-name="ce16">
            <text:p>1449</text:p>
          </table:table-cell>
          <table:table-cell office:value-type="string" table:style-name="ce16">
            <text:p>The Branch Manager,State Bank of India Harishchandrapur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25" table:style-name="ce16">
            <text:p>732125</text:p>
          </table:table-cell>
          <table:table-cell office:value-type="string" table:style-name="ce17">
            <text:p>sbi.01449@sbi.co.in</text:p>
          </table:table-cell>
          <table:table-cell office:value-type="float" office:value="3513" table:style-name="ce16">
            <text:p>3513</text:p>
          </table:table-cell>
          <table:table-cell office:value-type="float" office:value="256381" table:style-name="ce16">
            <text:p>25638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Chanchal</text:p>
          </table:table-cell>
          <table:table-cell office:value-type="float" office:value="2037" table:style-name="ce16">
            <text:p>2037</text:p>
          </table:table-cell>
          <table:table-cell office:value-type="string" table:style-name="ce16">
            <text:p>The Branch Manager,State Bank of India Chanchal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23" table:style-name="ce16">
            <text:p>732123</text:p>
          </table:table-cell>
          <table:table-cell office:value-type="string" table:style-name="ce17">
            <text:p>sbi.02037@sbi.co.in</text:p>
          </table:table-cell>
          <table:table-cell office:value-type="float" office:value="3513" table:style-name="ce16">
            <text:p>3513</text:p>
          </table:table-cell>
          <table:table-cell office:value-type="float" office:value="252254" table:style-name="ce16">
            <text:p>25225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Gazole</text:p>
          </table:table-cell>
          <table:table-cell office:value-type="float" office:value="2058" table:style-name="ce16">
            <text:p>2058</text:p>
          </table:table-cell>
          <table:table-cell office:value-type="string" table:style-name="ce16">
            <text:p>The Branch Manager,State Bank of India Gazole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24" table:style-name="ce16">
            <text:p>732124</text:p>
          </table:table-cell>
          <table:table-cell office:value-type="string" table:style-name="ce17">
            <text:p>sbi.02058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35347" table:style-name="ce16">
            <text:p>2353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Samsi</text:p>
          </table:table-cell>
          <table:table-cell office:value-type="float" office:value="2120" table:style-name="ce16">
            <text:p>2120</text:p>
          </table:table-cell>
          <table:table-cell office:value-type="string" table:style-name="ce16">
            <text:p>The Branch Manager,State Bank of India Samsi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39" table:style-name="ce16">
            <text:p>732139</text:p>
          </table:table-cell>
          <table:table-cell office:value-type="string" table:style-name="ce17">
            <text:p>sbi.02120@sbi.co.in</text:p>
          </table:table-cell>
          <table:table-cell office:value-type="float" office:value="3513" table:style-name="ce16">
            <text:p>3513</text:p>
          </table:table-cell>
          <table:table-cell office:value-type="float" office:value="265247" table:style-name="ce16">
            <text:p>2652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Manikchawk</text:p>
          </table:table-cell>
          <table:table-cell office:value-type="float" office:value="6664" table:style-name="ce16">
            <text:p>6664</text:p>
          </table:table-cell>
          <table:table-cell office:value-type="string" table:style-name="ce16">
            <text:p>The Branch Manager,State Bank of India,Manikchawk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01" table:style-name="ce16">
            <text:p>732101</text:p>
          </table:table-cell>
          <table:table-cell office:value-type="string" table:style-name="ce17">
            <text:p>sbi.06664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42337" table:style-name="ce16">
            <text:p>24233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Sujapur</text:p>
          </table:table-cell>
          <table:table-cell office:value-type="float" office:value="6810" table:style-name="ce16">
            <text:p>6810</text:p>
          </table:table-cell>
          <table:table-cell office:value-type="string" table:style-name="ce16">
            <text:p>The Branch Manager,State Bank of India,Sujapur</text:p>
          </table:table-cell>
          <table:table-cell office:value-type="string" table:style-name="ce16">
            <text:p>PS Kaliachak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206" table:style-name="ce16">
            <text:p>732206</text:p>
          </table:table-cell>
          <table:table-cell office:value-type="string" table:style-name="ce17">
            <text:p>sbi.06810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46238" table:style-name="ce16">
            <text:p>24623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Amriti</text:p>
          </table:table-cell>
          <table:table-cell office:value-type="float" office:value="6847" table:style-name="ce16">
            <text:p>6847</text:p>
          </table:table-cell>
          <table:table-cell office:value-type="string" table:style-name="ce16">
            <text:p>The Branch Manager,State Bank of India,Amriti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208" table:style-name="ce16">
            <text:p>732208</text:p>
          </table:table-cell>
          <table:table-cell office:value-type="string" table:style-name="ce17">
            <text:p>sbi.06847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74231" table:style-name="ce16">
            <text:p>27423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BalurpurHat Vil</text:p>
          </table:table-cell>
          <table:table-cell office:value-type="float" office:value="6849" table:style-name="ce16">
            <text:p>6849</text:p>
          </table:table-cell>
          <table:table-cell office:value-type="string" table:style-name="ce16">
            <text:p>The Branch Manager,State Bank of India,Balupurhat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205" table:style-name="ce16">
            <text:p>732205</text:p>
          </table:table-cell>
          <table:table-cell office:value-type="string" table:style-name="ce17">
            <text:p>sbi.06849@sbi.co.in</text:p>
          </table:table-cell>
          <table:table-cell office:value-type="float" office:value="3513" table:style-name="ce16">
            <text:p>3513</text:p>
          </table:table-cell>
          <table:table-cell office:value-type="float" office:value="266267" table:style-name="ce16">
            <text:p>26626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JadupurGabg.VB</text:p>
          </table:table-cell>
          <table:table-cell office:value-type="float" office:value="6971" table:style-name="ce16">
            <text:p>6971</text:p>
          </table:table-cell>
          <table:table-cell office:value-type="string" table:style-name="ce16">
            <text:p>The Branch Manager,State Bank of India,Kamalabari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03" table:style-name="ce16">
            <text:p>732103</text:p>
          </table:table-cell>
          <table:table-cell office:value-type="string" table:style-name="ce17">
            <text:p>sbi.06971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52702" table:style-name="ce16">
            <text:p>25270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ArapurKotwaliVB</text:p>
          </table:table-cell>
          <table:table-cell office:value-type="float" office:value="7088" table:style-name="ce16">
            <text:p>7088</text:p>
          </table:table-cell>
          <table:table-cell office:value-type="string" table:style-name="ce16">
            <text:p>The Branch Manager,State Bank of India,Arapur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43" table:style-name="ce16">
            <text:p>732143</text:p>
          </table:table-cell>
          <table:table-cell office:value-type="string" table:style-name="ce17">
            <text:p>sbi.07088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67821" table:style-name="ce16">
            <text:p>26782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Majumpur</text:p>
          </table:table-cell>
          <table:table-cell office:value-type="float" office:value="7204" table:style-name="ce16">
            <text:p>7204</text:p>
          </table:table-cell>
          <table:table-cell office:value-type="string" table:style-name="ce16">
            <text:p>The Branch Manager,State Bank of India,PO Haruchak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201" table:style-name="ce16">
            <text:p>732201</text:p>
          </table:table-cell>
          <table:table-cell office:value-type="string" table:style-name="ce17">
            <text:p>sbi.07204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44628" table:style-name="ce16">
            <text:p>24462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Rathbari</text:p>
          </table:table-cell>
          <table:table-cell office:value-type="float" office:value="8436" table:style-name="ce16">
            <text:p>8436</text:p>
          </table:table-cell>
          <table:table-cell office:value-type="string" table:style-name="ce16">
            <text:p>The Branch Manager,State Bank of India,Rathbari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01" table:style-name="ce16">
            <text:p>732101</text:p>
          </table:table-cell>
          <table:table-cell office:value-type="string" table:style-name="ce17">
            <text:p>sbi.08436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83962" table:style-name="ce16">
            <text:p>28396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Kaliachak</text:p>
          </table:table-cell>
          <table:table-cell office:value-type="float" office:value="8437" table:style-name="ce16">
            <text:p>8437</text:p>
          </table:table-cell>
          <table:table-cell office:value-type="string" table:style-name="ce16">
            <text:p>The Branch Manager,State Bank of India,Kaliachak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201" table:style-name="ce16">
            <text:p>732201</text:p>
          </table:table-cell>
          <table:table-cell office:value-type="string" table:style-name="ce17">
            <text:p>sbi.08437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44246" table:style-name="ce16">
            <text:p>24424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Alampur</text:p>
          </table:table-cell>
          <table:table-cell office:value-type="float" office:value="8458" table:style-name="ce16">
            <text:p>8458</text:p>
          </table:table-cell>
          <table:table-cell office:value-type="string" table:style-name="ce16">
            <text:p>The Branch Manager,State Bank of India,PO Shivajinagar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24" table:style-name="ce16">
            <text:p>732124</text:p>
          </table:table-cell>
          <table:table-cell office:value-type="string" table:style-name="ce17">
            <text:p>sbi.08458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30205" table:style-name="ce16">
            <text:p>23020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Barduary</text:p>
          </table:table-cell>
          <table:table-cell office:value-type="float" office:value="8731" table:style-name="ce16">
            <text:p>8731</text:p>
          </table:table-cell>
          <table:table-cell office:value-type="string" table:style-name="ce16">
            <text:p>The Branch Manager,State Bank of India,Barduary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51" table:style-name="ce16">
            <text:p>732151</text:p>
          </table:table-cell>
          <table:table-cell office:value-type="string" table:style-name="ce17">
            <text:p>sbi.08731@sbi.co.in</text:p>
          </table:table-cell>
          <table:table-cell office:value-type="float" office:value="3513" table:style-name="ce16">
            <text:p>3513</text:p>
          </table:table-cell>
          <table:table-cell office:value-type="float" office:value="255469" table:style-name="ce16">
            <text:p>25546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KhjuriaNTPCTown</text:p>
          </table:table-cell>
          <table:table-cell office:value-type="float" office:value="8747" table:style-name="ce16">
            <text:p>8747</text:p>
          </table:table-cell>
          <table:table-cell office:value-type="string" table:style-name="ce16">
            <text:p>The Branch Manager,State Bank of India,Khejuria NTPC Town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215" table:style-name="ce16">
            <text:p>732215</text:p>
          </table:table-cell>
          <table:table-cell office:value-type="string" table:style-name="ce17">
            <text:p>sbi.08747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24235" table:style-name="ce16">
            <text:p>22423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Tilason</text:p>
          </table:table-cell>
          <table:table-cell office:value-type="float" office:value="8861" table:style-name="ce16">
            <text:p>8861</text:p>
          </table:table-cell>
          <table:table-cell office:value-type="string" table:style-name="ce16">
            <text:p>The Branch Manager,State Bank of India,Tilason Singabad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22" table:style-name="ce16">
            <text:p>732122</text:p>
          </table:table-cell>
          <table:table-cell office:value-type="string" table:style-name="ce17">
            <text:p>sbi.08861@sbi.co.in</text:p>
          </table:table-cell>
          <table:table-cell office:value-type="float" office:value="3511" table:style-name="ce16">
            <text:p>3511</text:p>
          </table:table-cell>
          <table:table-cell office:value-type="float" office:value="257302" table:style-name="ce16">
            <text:p>25730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Jamtolla</text:p>
          </table:table-cell>
          <table:table-cell office:value-type="float" office:value="8926" table:style-name="ce16">
            <text:p>8926</text:p>
          </table:table-cell>
          <table:table-cell office:value-type="string" table:style-name="ce16">
            <text:p>The Branch Manager,State Bank of India,Jogdal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33" table:style-name="ce16">
            <text:p>732133</text:p>
          </table:table-cell>
          <table:table-cell office:value-type="string" table:style-name="ce17">
            <text:p>sbi.08926@sbi.co.in</text:p>
          </table:table-cell>
          <table:table-cell office:value-type="float" office:value="3511" table:style-name="ce16">
            <text:p>3511</text:p>
          </table:table-cell>
          <table:table-cell office:value-type="float" office:value="266347" table:style-name="ce16">
            <text:p>2663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Kahala</text:p>
          </table:table-cell>
          <table:table-cell office:value-type="float" office:value="9319" table:style-name="ce16">
            <text:p>9319</text:p>
          </table:table-cell>
          <table:table-cell office:value-type="string" table:style-name="ce16">
            <text:p>The Branch Manager,State Bank of India,Ratu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205" table:style-name="ce16">
            <text:p>732205</text:p>
          </table:table-cell>
          <table:table-cell office:value-type="string" table:style-name="ce17">
            <text:p>sbi.09319@sbi.co.in</text:p>
          </table:table-cell>
          <table:table-cell office:value-type="float" office:value="3513" table:style-name="ce16">
            <text:p>3513</text:p>
          </table:table-cell>
          <table:table-cell office:value-type="float" office:value="266100" table:style-name="ce16">
            <text:p>2661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Talbhakuria SAB</text:p>
          </table:table-cell>
          <table:table-cell office:value-type="float" office:value="9453" table:style-name="ce16">
            <text:p>9453</text:p>
          </table:table-cell>
          <table:table-cell office:value-type="string" table:style-name="ce16">
            <text:p>The Branch Manager,State Bank of India,Miahat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25" table:style-name="ce16">
            <text:p>732125</text:p>
          </table:table-cell>
          <table:table-cell office:value-type="string" table:style-name="ce17">
            <text:p>sbi.09453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89696" table:style-name="ce16">
            <text:p>28969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Santoshpur SAB</text:p>
          </table:table-cell>
          <table:table-cell office:value-type="float" office:value="9454" table:style-name="ce16">
            <text:p>9454</text:p>
          </table:table-cell>
          <table:table-cell office:value-type="string" table:style-name="ce16">
            <text:p>The Branch Manager,State Bank of India,Chanchal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26" table:style-name="ce16">
            <text:p>732126</text:p>
          </table:table-cell>
          <table:table-cell office:value-type="string" table:style-name="ce17">
            <text:p>SBI.09454@SBI.CO.IN</text:p>
          </table:table-cell>
          <table:table-cell office:value-type="float" office:value="3513" table:style-name="ce16">
            <text:p>3513</text:p>
          </table:table-cell>
          <table:table-cell office:value-type="float" office:value="254507" table:style-name="ce16">
            <text:p>25450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Manikora SAB</text:p>
          </table:table-cell>
          <table:table-cell office:value-type="float" office:value="9705" table:style-name="ce16">
            <text:p>9705</text:p>
          </table:table-cell>
          <table:table-cell office:value-type="string" table:style-name="ce16">
            <text:p>The Branch Manager,State Bank of India,Manikor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22" table:style-name="ce16">
            <text:p>732122</text:p>
          </table:table-cell>
          <table:table-cell office:value-type="string" table:style-name="ce17">
            <text:p>sbi.09705@sbi.co.in</text:p>
          </table:table-cell>
          <table:table-cell office:value-type="float" office:value="3511" table:style-name="ce16">
            <text:p>3511</text:p>
          </table:table-cell>
          <table:table-cell office:value-type="float" office:value="255377" table:style-name="ce16">
            <text:p>25537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Dhangara SAB</text:p>
          </table:table-cell>
          <table:table-cell office:value-type="float" office:value="9902" table:style-name="ce16">
            <text:p>9902</text:p>
          </table:table-cell>
          <table:table-cell office:value-type="string" table:style-name="ce16">
            <text:p>The Branch Manager,State Bank of India,Dhangar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25" table:style-name="ce16">
            <text:p>732125</text:p>
          </table:table-cell>
          <table:table-cell office:value-type="string" table:style-name="ce17">
            <text:p>sbi.09902@sbi.co.in</text:p>
          </table:table-cell>
          <table:table-cell office:value-type="float" office:value="3513" table:style-name="ce16">
            <text:p>3513</text:p>
          </table:table-cell>
          <table:table-cell office:value-type="float" office:value="251746" table:style-name="ce16">
            <text:p>25174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UttarLakshmi SA</text:p>
          </table:table-cell>
          <table:table-cell office:value-type="float" office:value="9975" table:style-name="ce16">
            <text:p>9975</text:p>
          </table:table-cell>
          <table:table-cell office:value-type="string" table:style-name="ce16">
            <text:p>The Branch Manager,State Bank of India,Mothabari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207" table:style-name="ce16">
            <text:p>732207</text:p>
          </table:table-cell>
          <table:table-cell office:value-type="string" table:style-name="ce17">
            <text:p>sbi.09975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48481" table:style-name="ce16">
            <text:p>24848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Borokamath SAB</text:p>
          </table:table-cell>
          <table:table-cell office:value-type="float" office:value="9976" table:style-name="ce16">
            <text:p>9976</text:p>
          </table:table-cell>
          <table:table-cell office:value-type="string" table:style-name="ce16">
            <text:p>The Branch Manager,State Bank of India,Bhagawanpur , Baisnabnagar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201" table:style-name="ce16">
            <text:p>732201</text:p>
          </table:table-cell>
          <table:table-cell office:value-type="string" table:style-name="ce17">
            <text:p>sbi.09976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22421" table:style-name="ce16">
            <text:p>22242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DRM OfficeMalda</text:p>
          </table:table-cell>
          <table:table-cell office:value-type="float" office:value="10428" table:style-name="ce16">
            <text:p>10428</text:p>
          </table:table-cell>
          <table:table-cell office:value-type="string" table:style-name="ce16">
            <text:p>The Branch Manager,State Bank of India,DRM Office, Malda Stn Rd.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02" table:style-name="ce16">
            <text:p>732102</text:p>
          </table:table-cell>
          <table:table-cell office:value-type="string" table:style-name="ce17">
            <text:p>sbi.10428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69072" table:style-name="ce16">
            <text:p>26907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MANGALBARI,DAKS</text:p>
          </table:table-cell>
          <table:table-cell office:value-type="float" office:value="12416" table:style-name="ce16">
            <text:p>12416</text:p>
          </table:table-cell>
          <table:table-cell office:value-type="string" table:style-name="ce16">
            <text:p>The Branch Manager,State Bank of India,Mangalbari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42" table:style-name="ce16">
            <text:p>732142</text:p>
          </table:table-cell>
          <table:table-cell office:value-type="string" table:style-name="ce17">
            <text:p>sbi.12416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61358" table:style-name="ce16">
            <text:p>26135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BAISHNABNAGAR</text:p>
          </table:table-cell>
          <table:table-cell office:value-type="float" office:value="12417" table:style-name="ce16">
            <text:p>12417</text:p>
          </table:table-cell>
          <table:table-cell office:value-type="string" table:style-name="ce16">
            <text:p>The Branch Manager,State Bank of India,Baishnabnagar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210" table:style-name="ce16">
            <text:p>732210</text:p>
          </table:table-cell>
          <table:table-cell office:value-type="string" table:style-name="ce17">
            <text:p>sbi.12417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RANKA</text:p>
          </table:table-cell>
          <table:table-cell office:value-type="float" office:value="12418" table:style-name="ce16">
            <text:p>12418</text:p>
          </table:table-cell>
          <table:table-cell office:value-type="string" table:style-name="ce16">
            <text:p>The Branch Manager,State Bank of India,Ranka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01" table:style-name="ce16">
            <text:p>737101</text:p>
          </table:table-cell>
          <table:table-cell office:value-type="string" table:style-name="ce17">
            <text:p>sbi.12418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10713" table:style-name="ce16">
            <text:p>21071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Bulbulchandi</text:p>
          </table:table-cell>
          <table:table-cell office:value-type="float" office:value="14070" table:style-name="ce16">
            <text:p>14070</text:p>
          </table:table-cell>
          <table:table-cell office:value-type="string" table:style-name="ce16">
            <text:p>The Branch Manager,State Bank of India,Habibpur,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22" table:style-name="ce16">
            <text:p>732122</text:p>
          </table:table-cell>
          <table:table-cell office:value-type="string" table:style-name="ce17">
            <text:p>sbi.14070@sbi.co.in</text:p>
          </table:table-cell>
          <table:table-cell office:value-type="float" office:value="3511" table:style-name="ce16">
            <text:p>3511</text:p>
          </table:table-cell>
          <table:table-cell office:value-type="float" office:value="252043" table:style-name="ce16">
            <text:p>25204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MAKDAMPUR</text:p>
          </table:table-cell>
          <table:table-cell office:value-type="float" office:value="14547" table:style-name="ce16">
            <text:p>14547</text:p>
          </table:table-cell>
          <table:table-cell office:value-type="string" table:style-name="ce16">
            <text:p>The Branch Manager,State Bank of India,.BG Rd Makdumpur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03" table:style-name="ce16">
            <text:p>732103</text:p>
          </table:table-cell>
          <table:table-cell office:value-type="string" table:style-name="ce17">
            <text:p>sbi.14547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21181" table:style-name="ce16">
            <text:p>22118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Nalagola</text:p>
          </table:table-cell>
          <table:table-cell office:value-type="float" office:value="15275" table:style-name="ce16">
            <text:p>15275</text:p>
          </table:table-cell>
          <table:table-cell office:value-type="string" table:style-name="ce16">
            <text:p>The Branch Manager,State Bank of India,Bamangol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3124" table:style-name="ce16">
            <text:p>733124</text:p>
          </table:table-cell>
          <table:table-cell office:value-type="string" table:style-name="ce17">
            <text:p>sbi15274@sbi.co.in</text:p>
          </table:table-cell>
          <table:table-cell office:value-type="float" office:value="3512" table:style-name="ce16">
            <text:p>3512</text:p>
          </table:table-cell>
          <table:table-cell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Mashalda Bazar</text:p>
          </table:table-cell>
          <table:table-cell office:value-type="float" office:value="15276" table:style-name="ce16">
            <text:p>15276</text:p>
          </table:table-cell>
          <table:table-cell office:value-type="string" table:style-name="ce16">
            <text:p>The Branch Manager,State Bank of India,Hrishchandrapur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15276@sbi.co.in</text:p>
          </table:table-cell>
          <table:table-cell office:value-type="float" office:value="3513" table:style-name="ce16">
            <text:p>3513</text:p>
          </table:table-cell>
          <table:table-cell office:value-type="float" office:value="204049" table:style-name="ce16">
            <text:p>20404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Milki</text:p>
          </table:table-cell>
          <table:table-cell office:value-type="float" office:value="15278" table:style-name="ce16">
            <text:p>15278</text:p>
          </table:table-cell>
          <table:table-cell office:value-type="string" table:style-name="ce16">
            <text:p>The Branch Manager,State Bank of India,English Bazar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209" table:style-name="ce16">
            <text:p>732209</text:p>
          </table:table-cell>
          <table:table-cell office:value-type="string" table:style-name="ce17">
            <text:p>sbi15278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74070" table:style-name="ce16">
            <text:p>27407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Old Malda</text:p>
          </table:table-cell>
          <table:table-cell office:value-type="float" office:value="15945" table:style-name="ce16">
            <text:p>15945</text:p>
          </table:table-cell>
          <table:table-cell office:value-type="string" table:style-name="ce16">
            <text:p>The Branch Manager,State Bank of India,Old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42" table:style-name="ce16">
            <text:p>732142</text:p>
          </table:table-cell>
          <table:table-cell office:value-type="string" table:style-name="ce17">
            <text:p>sbi15945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60058" table:style-name="ce16">
            <text:p>26005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Phukuria More</text:p>
          </table:table-cell>
          <table:table-cell office:value-type="float" office:value="18681" table:style-name="ce16">
            <text:p>18681</text:p>
          </table:table-cell>
          <table:table-cell office:value-type="string" table:style-name="ce16">
            <text:p>The Branch Manager,State Bank of India, Vill Phukuria More, PO. Ariadah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204" table:style-name="ce16">
            <text:p>732204</text:p>
          </table:table-cell>
          <table:table-cell office:value-type="string" table:style-name="ce17">
            <text:p>sbi.18681@sbi.co.in</text:p>
          </table:table-cell>
          <table:table-cell office:value-type="float" office:value="3513" table:style-name="ce16">
            <text:p>3513</text:p>
          </table:table-cell>
          <table:table-cell office:value-type="float" office:value="282009" table:style-name="ce16">
            <text:p>282009</text:p>
          </table:table-cell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Aiho</text:p>
          </table:table-cell>
          <table:table-cell office:value-type="float" office:value="18602" table:style-name="ce16">
            <text:p>18602</text:p>
          </table:table-cell>
          <table:table-cell office:value-type="string" table:style-name="ce16">
            <text:p>The Branch Manager,State Bank of India, PO Aiho, PS Habibpur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2121" table:style-name="ce16">
            <text:p>732121</text:p>
          </table:table-cell>
          <table:table-cell office:value-type="string" table:style-name="ce17">
            <text:p>sbi..18602@sbi.co.in</text:p>
          </table:table-cell>
          <table:table-cell office:value-type="float" office:value="3511" table:style-name="ce16">
            <text:p>3511</text:p>
          </table:table-cell>
          <table:table-cell office:value-type="float" office:value="253020" table:style-name="ce16">
            <text:p>253020</text:p>
          </table:table-cell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8" table:style-name="ce16">
            <text:p>14878</text:p>
          </table:table-cell>
          <table:table-cell office:value-type="string" table:style-name="ce16">
            <text:p>Malda Medical C</text:p>
          </table:table-cell>
          <table:table-cell office:value-type="float" office:value="15995" table:style-name="ce16">
            <text:p>15995</text:p>
          </table:table-cell>
          <table:table-cell office:value-type="string" table:style-name="ce16">
            <text:p>The Branch Manager,State Bank of India,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15995@sbi.co.in</text:p>
          </table:table-cell>
          <table:table-cell office:value-type="float" office:value="3512" table:style-name="ce16">
            <text:p>3512</text:p>
          </table:table-cell>
          <table:table-cell office:value-type="float" office:value="252277" table:style-name="ce16">
            <text:p>25227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table-cell office:value-type="string" table:number-columns-spanned="3" table:number-rows-spanned="38" table:style-name="ce36">
            <text:p>Regional Manager, State Bank of India, RBO-II, Homeland 1<text:span text:style-name="T4">st</text:span><text:s/>Floor, Jalpaiguri – 734008</text:p>
          </table:table-cell>
          <table:covered-table-cell table:number-columns-repeated="2"/>
          <table:table-cell office:value-type="string" table:number-columns-spanned="1" table:number-rows-spanned="38" table:style-name="ce34">
            <text:p>0353-2430388</text:p>
          </table:table-cell>
          <table:table-cell office:value-type="float" office:value="14879" table:style-name="ce16">
            <text:p>14879</text:p>
          </table:table-cell>
          <table:table-cell office:value-type="string" table:style-name="ce16">
            <text:p>Darjiling</text:p>
          </table:table-cell>
          <table:table-cell office:value-type="float" office:value="63" table:style-name="ce16">
            <text:p>63</text:p>
          </table:table-cell>
          <table:table-cell office:value-type="string" table:style-name="ce16">
            <text:p>The Branch Manager,State Bank of India,2, Ladenla Road</text:p>
          </table:table-cell>
          <table:table-cell office:value-type="string" table:style-name="ce16">
            <text:p>Darjiling</text:p>
          </table:table-cell>
          <table:table-cell office:value-type="string" table:style-name="ce16">
            <text:p>Darjiling</text:p>
          </table:table-cell>
          <table:table-cell office:value-type="string" table:style-name="ce16">
            <text:p>WB</text:p>
          </table:table-cell>
          <table:table-cell office:value-type="float" office:value="734101" table:style-name="ce16">
            <text:p>734101</text:p>
          </table:table-cell>
          <table:table-cell office:value-type="string" table:style-name="ce17">
            <text:p>Sbi.00063@sbi.co.in</text:p>
          </table:table-cell>
          <table:table-cell office:value-type="float" office:value="354" table:style-name="ce16">
            <text:p>354</text:p>
          </table:table-cell>
          <table:table-cell office:value-type="float" office:value="2252788" table:style-name="ce16">
            <text:p>225278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GHUGUMALI</text:p>
          </table:table-cell>
          <table:table-cell office:value-type="float" office:value="12408" table:style-name="ce16">
            <text:p>12408</text:p>
          </table:table-cell>
          <table:table-cell office:value-type="string" table:style-name="ce16">
            <text:p>The Branch Manager,State Bank of India,Ghugumali Main Rd.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4006" table:style-name="ce16">
            <text:p>734006</text:p>
          </table:table-cell>
          <table:table-cell office:value-type="string" table:style-name="ce17">
            <text:p>sbi.12408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96002" table:style-name="ce16">
            <text:p>2596002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Kalimpong</text:p>
          </table:table-cell>
          <table:table-cell office:value-type="float" office:value="105" table:style-name="ce16">
            <text:p>105</text:p>
          </table:table-cell>
          <table:table-cell office:value-type="string" table:style-name="ce16">
            <text:p>The Branch Manager,State Bank of India,Kalimpong</text:p>
          </table:table-cell>
          <table:table-cell office:value-type="string" table:style-name="ce16">
            <text:p>Dist 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301" table:style-name="ce16">
            <text:p>734301</text:p>
          </table:table-cell>
          <table:table-cell office:value-type="string" table:style-name="ce17">
            <text:p>Sbi.00105@sbi.co.in</text:p>
          </table:table-cell>
          <table:table-cell office:value-type="float" office:value="3552" table:style-name="ce16">
            <text:p>3552</text:p>
          </table:table-cell>
          <table:table-cell office:value-type="float" office:value="255310" table:style-name="ce16">
            <text:p>25531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Karseong</text:p>
          </table:table-cell>
          <table:table-cell office:value-type="float" office:value="123" table:style-name="ce16">
            <text:p>123</text:p>
          </table:table-cell>
          <table:table-cell office:value-type="string" table:style-name="ce16">
            <text:p>The Branch Manager,State Bank of India,Kurseo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Karseong</text:p>
          </table:table-cell>
          <table:table-cell office:value-type="string" table:style-name="ce16">
            <text:p>WB</text:p>
          </table:table-cell>
          <table:table-cell office:value-type="float" office:value="734203" table:style-name="ce16">
            <text:p>734203</text:p>
          </table:table-cell>
          <table:table-cell office:value-type="string" table:style-name="ce17">
            <text:p>Sbi.00123@sbi.co.in</text:p>
          </table:table-cell>
          <table:table-cell office:value-type="float" office:value="354" table:style-name="ce16">
            <text:p>354</text:p>
          </table:table-cell>
          <table:table-cell office:value-type="float" office:value="2234429" table:style-name="ce16">
            <text:p>223442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Raiganj</text:p>
          </table:table-cell>
          <table:table-cell office:value-type="float" office:value="162" table:style-name="ce16">
            <text:p>162</text:p>
          </table:table-cell>
          <table:table-cell office:value-type="string" table:style-name="ce16">
            <text:p>The Branch Manager,State Bank of India,PO Box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Raiganj</text:p>
          </table:table-cell>
          <table:table-cell office:value-type="string" table:style-name="ce16">
            <text:p>WB</text:p>
          </table:table-cell>
          <table:table-cell office:value-type="float" office:value="733134" table:style-name="ce16">
            <text:p>733134</text:p>
          </table:table-cell>
          <table:table-cell office:value-type="string" table:style-name="ce17">
            <text:p>Sbi.00162@sbi.co.in</text:p>
          </table:table-cell>
          <table:table-cell office:value-type="float" office:value="3523" table:style-name="ce16">
            <text:p>3523</text:p>
          </table:table-cell>
          <table:table-cell office:value-type="float" office:value="242665" table:style-name="ce16">
            <text:p>24266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Siliguri</text:p>
          </table:table-cell>
          <table:table-cell office:value-type="float" office:value="184" table:style-name="ce16">
            <text:p>184</text:p>
          </table:table-cell>
          <table:table-cell office:value-type="string" table:style-name="ce16">
            <text:p>The Branch Manager,State Bank of India,Mangal Deep</text:p>
          </table:table-cell>
          <table:table-cell office:value-type="string" table:style-name="ce16">
            <text:p>Hill Cart Road</text:p>
          </table:table-cell>
          <table:table-cell office:value-type="string" table:style-name="ce16">
            <text:p>Siliguri</text:p>
          </table:table-cell>
          <table:table-cell office:value-type="string" table:style-name="ce16">
            <text:p>WB</text:p>
          </table:table-cell>
          <table:table-cell office:value-type="float" office:value="734401" table:style-name="ce16">
            <text:p>734401</text:p>
          </table:table-cell>
          <table:table-cell office:value-type="string" table:style-name="ce17">
            <text:p>Sbi.00184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431363" table:style-name="ce16">
            <text:p>243136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Bijanbari</text:p>
          </table:table-cell>
          <table:table-cell office:value-type="float" office:value="2023" table:style-name="ce16">
            <text:p>2023</text:p>
          </table:table-cell>
          <table:table-cell office:value-type="string" table:style-name="ce16">
            <text:p>The Branch Manager,State Bank of India Bijan Bari</text:p>
          </table:table-cell>
          <table:table-cell office:value-type="string" table:style-name="ce16">
            <text:p>Dist Darjeeling</text:p>
          </table:table-cell>
          <table:table-cell office:value-type="string" table:style-name="ce16">
            <text:p>Bijanbari</text:p>
          </table:table-cell>
          <table:table-cell office:value-type="string" table:style-name="ce16">
            <text:p>WB</text:p>
          </table:table-cell>
          <table:table-cell office:value-type="float" office:value="734201" table:style-name="ce16">
            <text:p>734201</text:p>
          </table:table-cell>
          <table:table-cell office:value-type="string" table:style-name="ce17">
            <text:p>sbi.02023@sbi.co.in</text:p>
          </table:table-cell>
          <table:table-cell office:value-type="float" office:value="354" table:style-name="ce16">
            <text:p>354</text:p>
          </table:table-cell>
          <table:table-cell office:value-type="float" office:value="2260216" table:style-name="ce16">
            <text:p>226021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Mal</text:p>
          </table:table-cell>
          <table:table-cell office:value-type="float" office:value="2084" table:style-name="ce16">
            <text:p>2084</text:p>
          </table:table-cell>
          <table:table-cell office:value-type="string" table:style-name="ce16">
            <text:p>The Branch Manager,State Bank of India PO Mal</text:p>
          </table:table-cell>
          <table:table-cell office:value-type="string" table:style-name="ce16">
            <text:p>Dist Jalpaiguri</text:p>
          </table:table-cell>
          <table:table-cell office:value-type="string" table:style-name="ce16">
            <text:p>Mal Bazar</text:p>
          </table:table-cell>
          <table:table-cell office:value-type="string" table:style-name="ce16">
            <text:p>WB</text:p>
          </table:table-cell>
          <table:table-cell office:value-type="float" office:value="735221" table:style-name="ce16">
            <text:p>735221</text:p>
          </table:table-cell>
          <table:table-cell office:value-type="string" table:style-name="ce17">
            <text:p>sbi.02084@sbi.co.in</text:p>
          </table:table-cell>
          <table:table-cell office:value-type="float" office:value="3562" table:style-name="ce16">
            <text:p>3562</text:p>
          </table:table-cell>
          <table:table-cell office:value-type="float" office:value="255579" table:style-name="ce16">
            <text:p>25557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North Bengal un</text:p>
          </table:table-cell>
          <table:table-cell office:value-type="float" office:value="2096" table:style-name="ce16">
            <text:p>2096</text:p>
          </table:table-cell>
          <table:table-cell office:value-type="string" table:style-name="ce16">
            <text:p>The Branch Manager,State Bank of India NBU Campus</text:p>
          </table:table-cell>
          <table:table-cell office:value-type="string" table:style-name="ce16">
            <text:p>Rajaramohanpur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013" table:style-name="ce16">
            <text:p>734013</text:p>
          </table:table-cell>
          <table:table-cell office:value-type="string" table:style-name="ce17">
            <text:p>sbi.02096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81370" table:style-name="ce16">
            <text:p>258137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Bengdubi</text:p>
          </table:table-cell>
          <table:table-cell office:value-type="float" office:value="3333" table:style-name="ce16">
            <text:p>3333</text:p>
          </table:table-cell>
          <table:table-cell office:value-type="string" table:style-name="ce16">
            <text:p>The Branch Manager,State Bank of India,PO Bangdubi</text:p>
          </table:table-cell>
          <table:table-cell office:value-type="string" table:style-name="ce16">
            <text:p>Dist Darjeeling</text:p>
          </table:table-cell>
          <table:table-cell office:value-type="string" table:style-name="ce16">
            <text:p>Siliguri</text:p>
          </table:table-cell>
          <table:table-cell office:value-type="string" table:style-name="ce16">
            <text:p>WB</text:p>
          </table:table-cell>
          <table:table-cell office:value-type="float" office:value="734424" table:style-name="ce16">
            <text:p>734424</text:p>
          </table:table-cell>
          <table:table-cell office:value-type="string" table:style-name="ce17">
            <text:p>sbi.03333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480273" table:style-name="ce16">
            <text:p>248027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Nayabazar <text:s/>sili</text:p>
          </table:table-cell>
          <table:table-cell office:value-type="float" office:value="3376" table:style-name="ce16">
            <text:p>3376</text:p>
          </table:table-cell>
          <table:table-cell office:value-type="string" table:style-name="ce16">
            <text:p>The Branch Manager,State Bank of India,Nayabazar Siliguri</text:p>
          </table:table-cell>
          <table:table-cell office:value-type="string" table:style-name="ce16">
            <text:p>Dist Darjeeling</text:p>
          </table:table-cell>
          <table:table-cell office:value-type="string" table:style-name="ce16">
            <text:p>Siliguri</text:p>
          </table:table-cell>
          <table:table-cell office:value-type="string" table:style-name="ce16">
            <text:p>WB</text:p>
          </table:table-cell>
          <table:table-cell office:value-type="float" office:value="734405" table:style-name="ce16">
            <text:p>734405</text:p>
          </table:table-cell>
          <table:table-cell office:value-type="string" table:style-name="ce17">
            <text:p>sbi.03376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02390" table:style-name="ce16">
            <text:p>250239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Stn Feeder Road Siliguri</text:p>
          </table:table-cell>
          <table:table-cell office:value-type="float" office:value="4789" table:style-name="ce16">
            <text:p>4789</text:p>
          </table:table-cell>
          <table:table-cell office:value-type="string" table:style-name="ce16">
            <text:p>The Branch Manager,State Bank of India,Station Feeder Road</text:p>
          </table:table-cell>
          <table:table-cell office:value-type="string" table:style-name="ce16">
            <text:p>Siliguri</text:p>
          </table:table-cell>
          <table:table-cell office:value-type="string" table:style-name="ce16">
            <text:p>Siliguri</text:p>
          </table:table-cell>
          <table:table-cell office:value-type="string" table:style-name="ce16">
            <text:p>WB</text:p>
          </table:table-cell>
          <table:table-cell office:value-type="float" office:value="734405" table:style-name="ce16">
            <text:p>734405</text:p>
          </table:table-cell>
          <table:table-cell office:value-type="string" table:style-name="ce17">
            <text:p>Sbi.04789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61525" table:style-name="ce16">
            <text:p>256152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Ektiasal</text:p>
          </table:table-cell>
          <table:table-cell office:value-type="float" office:value="6509" table:style-name="ce16">
            <text:p>6509</text:p>
          </table:table-cell>
          <table:table-cell office:value-type="string" table:style-name="ce16">
            <text:p>The Branch Manager,State Bank of India,PCM Tower Sevoke Road</text:p>
          </table:table-cell>
          <table:table-cell office:value-type="string" table:style-name="ce16">
            <text:p>Dist Jalpaiguri</text:p>
          </table:table-cell>
          <table:table-cell office:value-type="string" table:style-name="ce16">
            <text:p>Japaiguri</text:p>
          </table:table-cell>
          <table:table-cell office:value-type="string" table:style-name="ce16">
            <text:p>WB</text:p>
          </table:table-cell>
          <table:table-cell office:value-type="float" office:value="734001" table:style-name="ce16">
            <text:p>734001</text:p>
          </table:table-cell>
          <table:table-cell office:value-type="string" table:style-name="ce17">
            <text:p>sbi.06509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42548" table:style-name="ce16">
            <text:p>254254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PradhanNr.,sili</text:p>
          </table:table-cell>
          <table:table-cell office:value-type="float" office:value="6829" table:style-name="ce16">
            <text:p>6829</text:p>
          </table:table-cell>
          <table:table-cell office:value-type="string" table:style-name="ce16">
            <text:p>The Branch Manager,State Bank of India,Meghnath Saha Sarani</text:p>
          </table:table-cell>
          <table:table-cell office:value-type="string" table:style-name="ce16">
            <text:p>PO Pradhanagar</text:p>
          </table:table-cell>
          <table:table-cell office:value-type="string" table:style-name="ce16">
            <text:p>Siliguri</text:p>
          </table:table-cell>
          <table:table-cell office:value-type="string" table:style-name="ce16">
            <text:p>WB</text:p>
          </table:table-cell>
          <table:table-cell office:value-type="float" office:value="734403" table:style-name="ce16">
            <text:p>734403</text:p>
          </table:table-cell>
          <table:table-cell office:value-type="string" table:style-name="ce17">
            <text:p>sbi.06829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16121" table:style-name="ce16">
            <text:p>251612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IAFCampBagdogra</text:p>
          </table:table-cell>
          <table:table-cell office:value-type="float" office:value="7148" table:style-name="ce16">
            <text:p>7148</text:p>
          </table:table-cell>
          <table:table-cell office:value-type="string" table:style-name="ce16">
            <text:p>The Branch Manager,State Bank of India,1st Fl Lalmoni Complex Nr Airport More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Bagdogra</text:p>
          </table:table-cell>
          <table:table-cell office:value-type="string" table:style-name="ce16">
            <text:p>WB</text:p>
          </table:table-cell>
          <table:table-cell office:value-type="float" office:value="734015" table:style-name="ce16">
            <text:p>734015</text:p>
          </table:table-cell>
          <table:table-cell office:value-type="string" table:style-name="ce17">
            <text:p>sbi.07148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51888" table:style-name="ce16">
            <text:p>255188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Siliguri Court</text:p>
          </table:table-cell>
          <table:table-cell office:value-type="float" office:value="7206" table:style-name="ce16">
            <text:p>7206</text:p>
          </table:table-cell>
          <table:table-cell office:value-type="string" table:style-name="ce16">
            <text:p>The Branch Manager,State Bank of India,10 Baghajatin Road</text:p>
          </table:table-cell>
          <table:table-cell office:value-type="string" table:style-name="ce16">
            <text:p>Dist Darjeeling</text:p>
          </table:table-cell>
          <table:table-cell office:value-type="string" table:style-name="ce16">
            <text:p>Siliguri</text:p>
          </table:table-cell>
          <table:table-cell office:value-type="string" table:style-name="ce16">
            <text:p>WB</text:p>
          </table:table-cell>
          <table:table-cell office:value-type="float" office:value="734001" table:style-name="ce16">
            <text:p>734001</text:p>
          </table:table-cell>
          <table:table-cell office:value-type="string" table:style-name="ce17">
            <text:p>Sbi.07206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23510" table:style-name="ce16">
            <text:p>252351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Hakimpara(silig</text:p>
          </table:table-cell>
          <table:table-cell office:value-type="float" office:value="7245" table:style-name="ce16">
            <text:p>7245</text:p>
          </table:table-cell>
          <table:table-cell office:value-type="string" table:style-name="ce16">
            <text:p>The Branch Manager,State Bank of India,Hakimpara Siliguri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401" table:style-name="ce16">
            <text:p>734401</text:p>
          </table:table-cell>
          <table:table-cell office:value-type="string" table:style-name="ce17">
            <text:p>sbi.07245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436703" table:style-name="ce16">
            <text:p>243670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Khaprail cantAr</text:p>
          </table:table-cell>
          <table:table-cell office:value-type="float" office:value="9962" table:style-name="ce16">
            <text:p>9962</text:p>
          </table:table-cell>
          <table:table-cell office:value-type="string" table:style-name="ce16">
            <text:p>The Branch Manager,State Bank of India,Simulburi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225" table:style-name="ce16">
            <text:p>734225</text:p>
          </table:table-cell>
          <table:table-cell office:value-type="string" table:style-name="ce17">
            <text:p>sbi.09962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7320" table:style-name="ce16">
            <text:p>2573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CAC, Siliguri</text:p>
          </table:table-cell>
          <table:table-cell office:value-type="float" office:value="10383" table:style-name="ce16">
            <text:p>10383</text:p>
          </table:table-cell>
          <table:table-cell office:value-type="string" table:style-name="ce16">
            <text:p>The Branch Manager,State Bank of India,SF Rd.Br. Siliguri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001" table:style-name="ce16">
            <text:p>734001</text:p>
          </table:table-cell>
          <table:table-cell office:value-type="string" table:style-name="ce17">
            <text:p>sbi.10383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NBMC, Siliguri</text:p>
          </table:table-cell>
          <table:table-cell office:value-type="float" office:value="10421" table:style-name="ce16">
            <text:p>10421</text:p>
          </table:table-cell>
          <table:table-cell office:value-type="string" table:style-name="ce16">
            <text:p>The Branch Manager,State Bank of India<text:span text:style-name="T2">,</text:span>NBMC Siliguri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Siliguri</text:p>
          </table:table-cell>
          <table:table-cell office:value-type="string" table:style-name="ce16">
            <text:p>WB</text:p>
          </table:table-cell>
          <table:table-cell office:value-type="float" office:value="734012" table:style-name="ce16">
            <text:p>734012</text:p>
          </table:table-cell>
          <table:table-cell office:value-type="string" table:style-name="ce17">
            <text:p>sbi.10421@sbi.cio.in</text:p>
          </table:table-cell>
          <table:table-cell office:value-type="float" office:value="353" table:style-name="ce16">
            <text:p>353</text:p>
          </table:table-cell>
          <table:table-cell office:value-type="float" office:value="2585892" table:style-name="ce16">
            <text:p>258589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SALUGARA</text:p>
          </table:table-cell>
          <table:table-cell office:value-type="float" office:value="11384" table:style-name="ce16">
            <text:p>11384</text:p>
          </table:table-cell>
          <table:table-cell office:value-type="string" table:style-name="ce16">
            <text:p>The Branch Manager,State Bank of India,Salugara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4008" table:style-name="ce16">
            <text:p>734008</text:p>
          </table:table-cell>
          <table:table-cell office:value-type="string" table:style-name="ce17">
            <text:p>sbi.11384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90232" table:style-name="ce16">
            <text:p>25902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CHAMPASARI</text:p>
          </table:table-cell>
          <table:table-cell office:value-type="float" office:value="12405" table:style-name="ce16">
            <text:p>12405</text:p>
          </table:table-cell>
          <table:table-cell office:value-type="string" table:style-name="ce16">
            <text:p>The Branch Manager,State Bank of India,Champasari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003" table:style-name="ce16">
            <text:p>734003</text:p>
          </table:table-cell>
          <table:table-cell office:value-type="string" table:style-name="ce17">
            <text:p>SBI.12405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14370" table:style-name="ce16">
            <text:p>251437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MATIGARA</text:p>
          </table:table-cell>
          <table:table-cell office:value-type="float" office:value="12422" table:style-name="ce16">
            <text:p>12422</text:p>
          </table:table-cell>
          <table:table-cell office:value-type="string" table:style-name="ce16">
            <text:p>The Branch Manager,State Bank of India,Khaprail More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010" table:style-name="ce16">
            <text:p>734010</text:p>
          </table:table-cell>
          <table:table-cell office:value-type="string" table:style-name="ce17">
            <text:p>sbi.12422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71129" table:style-name="ce16">
            <text:p>257112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FULBARI</text:p>
          </table:table-cell>
          <table:table-cell office:value-type="float" office:value="13123" table:style-name="ce16">
            <text:p>13123</text:p>
          </table:table-cell>
          <table:table-cell office:value-type="string" table:style-name="ce16">
            <text:p>The Branch Manager,State Bank of India,Fulbaarihat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4015" table:style-name="ce16">
            <text:p>734015</text:p>
          </table:table-cell>
          <table:table-cell office:value-type="string" table:style-name="ce17">
            <text:p>sbi.13123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68474" table:style-name="ce16">
            <text:p>256847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P.B.B.Siliguri</text:p>
          </table:table-cell>
          <table:table-cell office:value-type="float" office:value="13239" table:style-name="ce16">
            <text:p>13239</text:p>
          </table:table-cell>
          <table:table-cell office:value-type="string" table:style-name="ce16">
            <text:p>The Branch Manager,State Bank of India,Burdwan Road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001" table:style-name="ce16">
            <text:p>734001</text:p>
          </table:table-cell>
          <table:table-cell office:value-type="string" table:style-name="ce17">
            <text:p>sbi.13239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35611" table:style-name="ce16">
            <text:p>25356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HAIDERPARA</text:p>
          </table:table-cell>
          <table:table-cell office:value-type="float" office:value="14549" table:style-name="ce16">
            <text:p>14549</text:p>
          </table:table-cell>
          <table:table-cell office:value-type="string" table:style-name="ce16">
            <text:p>The Branch Manager,State Bank of India,Swarnali Bhawan</text:p>
          </table:table-cell>
          <table:table-cell office:value-type="string" table:style-name="ce16">
            <text:p>Haiderpara Bazar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4001" table:style-name="ce16">
            <text:p>734001</text:p>
          </table:table-cell>
          <table:table-cell office:value-type="string" table:style-name="ce17">
            <text:p>sbi.14549@sbi.co.in</text:p>
          </table:table-cell>
          <table:table-cell table:number-columns-repeated="2"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Sukantapally</text:p>
          </table:table-cell>
          <table:table-cell office:value-type="float" office:value="14551" table:style-name="ce16">
            <text:p>14551</text:p>
          </table:table-cell>
          <table:table-cell office:value-type="string" table:style-name="ce16">
            <text:p>The Branch Manager,State Bank of India,Sukantapally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4007" table:style-name="ce16">
            <text:p>734007</text:p>
          </table:table-cell>
          <table:table-cell office:value-type="string" table:style-name="ce17">
            <text:p>sbi.14551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62367" table:style-name="ce16">
            <text:p>256236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Salbari</text:p>
          </table:table-cell>
          <table:table-cell office:value-type="float" office:value="15946" table:style-name="ce16">
            <text:p>15946</text:p>
          </table:table-cell>
          <table:table-cell office:value-type="string" table:style-name="ce16">
            <text:p>The Branch Manager,State Bank of India,Salbari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009" table:style-name="ce16">
            <text:p>734009</text:p>
          </table:table-cell>
          <table:table-cell office:value-type="string" table:style-name="ce17">
            <text:p>sbi.15946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14370" table:style-name="ce16">
            <text:p>251437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Uttarayan</text:p>
          </table:table-cell>
          <table:table-cell office:value-type="float" office:value="15947" table:style-name="ce16">
            <text:p>15947</text:p>
          </table:table-cell>
          <table:table-cell office:value-type="string" table:style-name="ce16">
            <text:p>The Branch Manager,State Bank of India,City Centre PO Matiga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15947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76556" table:style-name="ce16">
            <text:p>257655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SILIGURI TOWN</text:p>
          </table:table-cell>
          <table:table-cell office:value-type="float" office:value="16772" table:style-name="ce16">
            <text:p>16772</text:p>
          </table:table-cell>
          <table:table-cell office:value-type="string" table:style-name="ce16">
            <text:p>The Branch Manager,State Bank of India,NTS More</text:p>
          </table:table-cell>
          <table:table-cell office:value-type="string" table:style-name="ce16">
            <text:p>Siliguri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004" table:style-name="ce16">
            <text:p>734004</text:p>
          </table:table-cell>
          <table:table-cell office:value-type="string" table:style-name="ce17">
            <text:p>sbi.16672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660470" table:style-name="ce16">
            <text:p>266047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DEBGRAM</text:p>
          </table:table-cell>
          <table:table-cell office:value-type="float" office:value="17373" table:style-name="ce16">
            <text:p>17373</text:p>
          </table:table-cell>
          <table:table-cell office:value-type="string" table:style-name="ce16">
            <text:p>The Branch Manager,State Bank of India,Surya Sen St, Dabgram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006" table:style-name="ce16">
            <text:p>734006</text:p>
          </table:table-cell>
          <table:table-cell office:value-type="string" table:style-name="ce17">
            <text:p>sbi17373@sbi.co.in</text:p>
          </table:table-cell>
          <table:table-cell table:number-columns-repeated="2"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H. C. Road</text:p>
          </table:table-cell>
          <table:table-cell office:value-type="float" office:value="17374" table:style-name="ce16">
            <text:p>17374</text:p>
          </table:table-cell>
          <table:table-cell office:value-type="string" table:style-name="ce16">
            <text:p>The Branch Manager,State Bank of India,53 Hill Cart Road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001" table:style-name="ce16">
            <text:p>734001</text:p>
          </table:table-cell>
          <table:table-cell office:value-type="string" table:style-name="ce17">
            <text:p>sbi.17374@sbi.co.in</text:p>
          </table:table-cell>
          <table:table-cell office:value-type="float" office:value="353" table:style-name="ce16">
            <text:p>353</text:p>
          </table:table-cell>
          <table:table-cell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SEVOKE ROAD</text:p>
          </table:table-cell>
          <table:table-cell office:value-type="float" office:value="17375" table:style-name="ce16">
            <text:p>17375</text:p>
          </table:table-cell>
          <table:table-cell office:value-type="string" table:style-name="ce16">
            <text:p>The Branch Manager,State Bank of India,Sevoke Road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001" table:style-name="ce16">
            <text:p>734001</text:p>
          </table:table-cell>
          <table:table-cell office:value-type="string" table:style-name="ce17">
            <text:p>sbi.17375@sbi.co.in</text:p>
          </table:table-cell>
          <table:table-cell table:number-columns-repeated="2"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79" table:style-name="ce16">
            <text:p>14879</text:p>
          </table:table-cell>
          <table:table-cell office:value-type="string" table:style-name="ce16">
            <text:p>Kadamtala</text:p>
          </table:table-cell>
          <table:table-cell office:value-type="float" office:value="18133" table:style-name="ce16">
            <text:p>18133</text:p>
          </table:table-cell>
          <table:table-cell office:value-type="string" table:style-name="ce16">
            <text:p>The Branch Manager,State Bank of India,Kadamtala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101" table:style-name="ce16">
            <text:p>735101</text:p>
          </table:table-cell>
          <table:table-cell office:value-type="string" table:style-name="ce17">
            <text:p>sbi.18133@sbi.co.in</text:p>
          </table:table-cell>
          <table:table-cell office:value-type="float" office:value="3561" table:style-name="ce16">
            <text:p>3561</text:p>
          </table:table-cell>
          <table:table-cell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MR Road Siliguri</text:p>
          </table:table-cell>
          <table:table-cell office:value-type="float" office:value="31744" table:style-name="ce16">
            <text:p>31744</text:p>
          </table:table-cell>
          <table:table-cell office:value-type="string" table:style-name="ce16">
            <text:p>The Branch Manager,State Bank of India, MR road</text:p>
          </table:table-cell>
          <table:table-cell office:value-type="string" table:style-name="ce16">
            <text:p>Siliguri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405" table:style-name="ce16">
            <text:p>734405</text:p>
          </table:table-cell>
          <table:table-cell office:value-type="string" table:style-name="ce17">
            <text:p>sbbj10744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00188" table:style-name="ce16">
            <text:p>2500188</text:p>
          </table:table-cell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Bhaktinagar Siliguri</text:p>
          </table:table-cell>
          <table:table-cell office:value-type="float" office:value="32499" table:style-name="ce16">
            <text:p>32499</text:p>
          </table:table-cell>
          <table:table-cell office:value-type="string" table:style-name="ce16">
            <text:p>The Branch Manager,State Bank of India, 4 &amp; 5 Sky View Apartment, Sevoke Road</text:p>
          </table:table-cell>
          <table:table-cell office:value-type="string" table:style-name="ce16">
            <text:p>Siliguri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001" table:style-name="ce16">
            <text:p>734001</text:p>
          </table:table-cell>
          <table:table-cell office:value-type="string" table:style-name="ce17">
            <text:p>sbbj.11499@sbi.co.in</text:p>
          </table:table-cell>
          <table:table-cell table:number-columns-repeated="2" table:style-name="ce16"/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New Jalpaiguri</text:p>
          </table:table-cell>
          <table:table-cell office:value-type="float" office:value="18409" table:style-name="ce16">
            <text:p>18409</text:p>
          </table:table-cell>
          <table:table-cell office:value-type="string" table:style-name="ce16">
            <text:p>The Branch Manager,State Bank of India, PO Bhaktinagar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4007" table:style-name="ce16">
            <text:p>734007</text:p>
          </table:table-cell>
          <table:table-cell office:value-type="string" table:style-name="ce17">
            <text:p>sbi.18409@sbi.co.in</text:p>
          </table:table-cell>
          <table:table-cell table:number-columns-repeated="2" table:style-name="ce16"/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Ranidanga</text:p>
          </table:table-cell>
          <table:table-cell office:value-type="float" office:value="18603" table:style-name="ce16">
            <text:p>18603</text:p>
          </table:table-cell>
          <table:table-cell office:value-type="string" table:style-name="ce16">
            <text:p>The Branch Manager,Ranidanga</text:p>
          </table:table-cell>
          <table:table-cell office:value-type="string" table:style-name="ce16">
            <text:p>Darjeeling</text:p>
          </table:table-cell>
          <table:table-cell table:style-name="ce16"/>
          <table:table-cell office:value-type="string" table:style-name="ce16">
            <text:p>WB</text:p>
          </table:table-cell>
          <table:table-cell office:value-type="float" office:value="734012" table:style-name="ce16">
            <text:p>734012</text:p>
          </table:table-cell>
          <table:table-cell office:value-type="string" table:style-name="ce17">
            <text:p>sbi.18603@sbi.co.in</text:p>
          </table:table-cell>
          <table:table-cell table:number-columns-repeated="2" table:style-name="ce16"/>
          <table:table-cell table:number-columns-repeated="1008" table:style-name="ce3"/>
          <table:table-cell table:number-columns-repeated="15361"/>
        </table:table-row>
        <table:table-row table:style-name="ro6">
          <table:table-cell office:value-type="string" table:number-columns-spanned="3" table:number-rows-spanned="43" table:style-name="ce52">
            <text:p>Regional Manager, State Bank of India, RBO-III, Homeland, Opp – Orbit Mall, 3<text:span text:style-name="T4">rd</text:span><text:s/>Mile Sevoke Road, Jalpaiguri – 734008</text:p>
          </table:table-cell>
          <table:covered-table-cell table:number-columns-repeated="2"/>
          <table:table-cell office:value-type="string" table:number-columns-spanned="1" table:number-rows-spanned="43" table:style-name="ce53">
            <text:p>0353-2523809</text:p>
          </table:table-cell>
          <table:table-cell office:value-type="float" office:value="14880" table:style-name="ce16">
            <text:p>14880</text:p>
          </table:table-cell>
          <table:table-cell office:value-type="string" table:style-name="ce16">
            <text:p>Alipurduar</text:p>
          </table:table-cell>
          <table:table-cell office:value-type="float" office:value="5" table:style-name="ce16">
            <text:p>5</text:p>
          </table:table-cell>
          <table:table-cell office:value-type="string" table:style-name="ce16">
            <text:p>The Branch Manager,State Bank of India,PO Alipurduar</text:p>
          </table:table-cell>
          <table:table-cell office:value-type="string" table:style-name="ce16">
            <text:p>Dist Jalpaiguri</text:p>
          </table:table-cell>
          <table:table-cell office:value-type="string" table:style-name="ce16">
            <text:p>Alipurduar</text:p>
          </table:table-cell>
          <table:table-cell office:value-type="string" table:style-name="ce16">
            <text:p>WB</text:p>
          </table:table-cell>
          <table:table-cell office:value-type="float" office:value="736121" table:style-name="ce16">
            <text:p>736121</text:p>
          </table:table-cell>
          <table:table-cell office:value-type="string" table:style-name="ce17">
            <text:p>Sbi.00005@sbi.co.in</text:p>
          </table:table-cell>
          <table:table-cell office:value-type="float" office:value="3564" table:style-name="ce16">
            <text:p>3564</text:p>
          </table:table-cell>
          <table:table-cell office:value-type="float" office:value="255023" table:style-name="ce16">
            <text:p>25502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Jalpaiguri</text:p>
          </table:table-cell>
          <table:table-cell office:value-type="float" office:value="95" table:style-name="ce16">
            <text:p>95</text:p>
          </table:table-cell>
          <table:table-cell office:value-type="string" table:style-name="ce16">
            <text:p>The Branch Manager,State Bank of India,Club Road PO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101" table:style-name="ce16">
            <text:p>735101</text:p>
          </table:table-cell>
          <table:table-cell office:value-type="string" table:style-name="ce17">
            <text:p>Sbi.00095@sbi.co.in</text:p>
          </table:table-cell>
          <table:table-cell office:value-type="float" office:value="3561" table:style-name="ce16">
            <text:p>3561</text:p>
          </table:table-cell>
          <table:table-cell office:value-type="float" office:value="230837" table:style-name="ce16">
            <text:p>23083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Dinhata</text:p>
          </table:table-cell>
          <table:table-cell office:value-type="float" office:value="209" table:style-name="ce16">
            <text:p>209</text:p>
          </table:table-cell>
          <table:table-cell office:value-type="string" table:style-name="ce16">
            <text:p>The Branch Manager,State Bank of India,PO Dinhata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Dinhata</text:p>
          </table:table-cell>
          <table:table-cell office:value-type="string" table:style-name="ce16">
            <text:p>WB</text:p>
          </table:table-cell>
          <table:table-cell office:value-type="float" office:value="736135" table:style-name="ce16">
            <text:p>736135</text:p>
          </table:table-cell>
          <table:table-cell office:value-type="string" table:style-name="ce17">
            <text:p>Sbi.00209@sbi.co.in</text:p>
          </table:table-cell>
          <table:table-cell office:value-type="float" office:value="3581" table:style-name="ce16">
            <text:p>3581</text:p>
          </table:table-cell>
          <table:table-cell office:value-type="float" office:value="257978" table:style-name="ce16">
            <text:p>25797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Dhupguri</text:p>
          </table:table-cell>
          <table:table-cell office:value-type="float" office:value="1296" table:style-name="ce16">
            <text:p>1296</text:p>
          </table:table-cell>
          <table:table-cell office:value-type="string" table:style-name="ce16">
            <text:p>The Branch Manager,State Bank of India Ward No 14 PO Dhup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210" table:style-name="ce16">
            <text:p>735210</text:p>
          </table:table-cell>
          <table:table-cell office:value-type="string" table:style-name="ce17">
            <text:p>sbi.01296@sbi.co.in</text:p>
          </table:table-cell>
          <table:table-cell office:value-type="float" office:value="3563" table:style-name="ce16">
            <text:p>3563</text:p>
          </table:table-cell>
          <table:table-cell office:value-type="float" office:value="258998" table:style-name="ce16">
            <text:p>25899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Falakata</text:p>
          </table:table-cell>
          <table:table-cell office:value-type="float" office:value="1297" table:style-name="ce16">
            <text:p>1297</text:p>
          </table:table-cell>
          <table:table-cell office:value-type="string" table:style-name="ce16">
            <text:p>The Branch Manager,State Bank of India,Bank Road Falakata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Falakata</text:p>
          </table:table-cell>
          <table:table-cell office:value-type="string" table:style-name="ce16">
            <text:p>WB</text:p>
          </table:table-cell>
          <table:table-cell office:value-type="float" office:value="735211" table:style-name="ce16">
            <text:p>735211</text:p>
          </table:table-cell>
          <table:table-cell office:value-type="string" table:style-name="ce17">
            <text:p>Sbi.01297@sbi.co.in</text:p>
          </table:table-cell>
          <table:table-cell office:value-type="float" office:value="3563" table:style-name="ce16">
            <text:p>3563</text:p>
          </table:table-cell>
          <table:table-cell office:value-type="float" office:value="260773" table:style-name="ce16">
            <text:p>26077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Changrabandha</text:p>
          </table:table-cell>
          <table:table-cell office:value-type="float" office:value="1448" table:style-name="ce16">
            <text:p>1448</text:p>
          </table:table-cell>
          <table:table-cell office:value-type="string" table:style-name="ce16">
            <text:p>The Branch Manager,State Bank of India PO Changrabandha</text:p>
          </table:table-cell>
          <table:table-cell office:value-type="string" table:style-name="ce16">
            <text:p>Dist 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5301" table:style-name="ce16">
            <text:p>735301</text:p>
          </table:table-cell>
          <table:table-cell office:value-type="string" table:style-name="ce17">
            <text:p>sbi.01448@sbi.co.in</text:p>
          </table:table-cell>
          <table:table-cell office:value-type="float" office:value="3584" table:style-name="ce16">
            <text:p>3584</text:p>
          </table:table-cell>
          <table:table-cell office:value-type="float" office:value="244342" table:style-name="ce16">
            <text:p>24434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Hamiltonganj</text:p>
          </table:table-cell>
          <table:table-cell office:value-type="float" office:value="1554" table:style-name="ce16">
            <text:p>1554</text:p>
          </table:table-cell>
          <table:table-cell office:value-type="string" table:style-name="ce16">
            <text:p>The Branch Manager,State Bank of India PO Hamiltanganj</text:p>
          </table:table-cell>
          <table:table-cell office:value-type="string" table:style-name="ce16">
            <text:p>Dist Jalpaiguri</text:p>
          </table:table-cell>
          <table:table-cell office:value-type="string" table:style-name="ce16">
            <text:p>Hamiltonganj</text:p>
          </table:table-cell>
          <table:table-cell office:value-type="string" table:style-name="ce16">
            <text:p>WB</text:p>
          </table:table-cell>
          <table:table-cell office:value-type="float" office:value="735214" table:style-name="ce16">
            <text:p>735214</text:p>
          </table:table-cell>
          <table:table-cell office:value-type="string" table:style-name="ce17">
            <text:p>sbi.01554@sbi.co.in</text:p>
          </table:table-cell>
          <table:table-cell office:value-type="float" office:value="3566" table:style-name="ce16">
            <text:p>3566</text:p>
          </table:table-cell>
          <table:table-cell office:value-type="float" office:value="241520" table:style-name="ce16">
            <text:p>2415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Cooch behar bz.</text:p>
          </table:table-cell>
          <table:table-cell office:value-type="float" office:value="1753" table:style-name="ce16">
            <text:p>1753</text:p>
          </table:table-cell>
          <table:table-cell office:value-type="string" table:style-name="ce16">
            <text:p>The Branch Manager,State Bank of India PO Coochbehar</text:p>
          </table:table-cell>
          <table:table-cell office:value-type="string" table:style-name="ce16">
            <text:p>Dist 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01" table:style-name="ce16">
            <text:p>736101</text:p>
          </table:table-cell>
          <table:table-cell office:value-type="string" table:style-name="ce17">
            <text:p>sbi.01753@sbi.co.in</text:p>
          </table:table-cell>
          <table:table-cell office:value-type="float" office:value="3582" table:style-name="ce16">
            <text:p>3582</text:p>
          </table:table-cell>
          <table:table-cell office:value-type="float" office:value="222634" table:style-name="ce16">
            <text:p>22263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Birpara</text:p>
          </table:table-cell>
          <table:table-cell office:value-type="float" office:value="2025" table:style-name="ce16">
            <text:p>2025</text:p>
          </table:table-cell>
          <table:table-cell office:value-type="string" table:style-name="ce16">
            <text:p>The Branch Manager,State Bank of India PO Birpara</text:p>
          </table:table-cell>
          <table:table-cell office:value-type="string" table:style-name="ce16">
            <text:p>Dist Jalpaiguri</text:p>
          </table:table-cell>
          <table:table-cell office:value-type="string" table:style-name="ce16">
            <text:p>Birpara</text:p>
          </table:table-cell>
          <table:table-cell office:value-type="string" table:style-name="ce16">
            <text:p>WB</text:p>
          </table:table-cell>
          <table:table-cell office:value-type="float" office:value="735204" table:style-name="ce16">
            <text:p>735204</text:p>
          </table:table-cell>
          <table:table-cell office:value-type="string" table:style-name="ce17">
            <text:p>sbi.02025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Jalpaiguri Town</text:p>
          </table:table-cell>
          <table:table-cell office:value-type="float" office:value="2070" table:style-name="ce16">
            <text:p>2070</text:p>
          </table:table-cell>
          <table:table-cell office:value-type="string" table:style-name="ce16">
            <text:p>The Branch Manager,State Bank of India,Merchant Road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101" table:style-name="ce16">
            <text:p>735101</text:p>
          </table:table-cell>
          <table:table-cell office:value-type="string" table:style-name="ce17">
            <text:p>Sbi.02070@sbi.co.in</text:p>
          </table:table-cell>
          <table:table-cell office:value-type="float" office:value="3561" table:style-name="ce16">
            <text:p>3561</text:p>
          </table:table-cell>
          <table:table-cell office:value-type="float" office:value="228711" table:style-name="ce16">
            <text:p>2287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Sukhiapokhari</text:p>
          </table:table-cell>
          <table:table-cell office:value-type="float" office:value="2127" table:style-name="ce16">
            <text:p>2127</text:p>
          </table:table-cell>
          <table:table-cell office:value-type="string" table:style-name="ce16">
            <text:p>The Branch Manager,State Bank of India Sukhiapokhari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221" table:style-name="ce16">
            <text:p>734221</text:p>
          </table:table-cell>
          <table:table-cell office:value-type="string" table:style-name="ce17">
            <text:p>sbi.02127@sbi.co.in</text:p>
          </table:table-cell>
          <table:table-cell office:value-type="float" office:value="354" table:style-name="ce16">
            <text:p>354</text:p>
          </table:table-cell>
          <table:table-cell office:value-type="float" office:value="2264274" table:style-name="ce16">
            <text:p>226427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Binnaguri cant</text:p>
          </table:table-cell>
          <table:table-cell office:value-type="float" office:value="3923" table:style-name="ce16">
            <text:p>3923</text:p>
          </table:table-cell>
          <table:table-cell office:value-type="string" table:style-name="ce16">
            <text:p>The Branch Manager,State Bank of India,PO Binnaguri Cantonment</text:p>
          </table:table-cell>
          <table:table-cell office:value-type="string" table:style-name="ce16">
            <text:p>Dist Jalpaiguri</text:p>
          </table:table-cell>
          <table:table-cell office:value-type="string" table:style-name="ce16">
            <text:p>Binnaguri</text:p>
          </table:table-cell>
          <table:table-cell office:value-type="string" table:style-name="ce16">
            <text:p>WB</text:p>
          </table:table-cell>
          <table:table-cell office:value-type="float" office:value="735232" table:style-name="ce16">
            <text:p>735232</text:p>
          </table:table-cell>
          <table:table-cell office:value-type="string" table:style-name="ce17">
            <text:p>sbi.03923@sbi.co.in</text:p>
          </table:table-cell>
          <table:table-cell office:value-type="float" office:value="3563" table:style-name="ce16">
            <text:p>3563</text:p>
          </table:table-cell>
          <table:table-cell office:value-type="float" office:value="259120" table:style-name="ce16">
            <text:p>2591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Khagrabari ADB</text:p>
          </table:table-cell>
          <table:table-cell office:value-type="float" office:value="4785" table:style-name="ce16">
            <text:p>4785</text:p>
          </table:table-cell>
          <table:table-cell office:value-type="string" table:style-name="ce16">
            <text:p>The Branch Manager,State Bank of India,PO Khagrabari</text:p>
          </table:table-cell>
          <table:table-cell office:value-type="string" table:style-name="ce16">
            <text:p>Dist Coochbehar</text:p>
          </table:table-cell>
          <table:table-cell office:value-type="string" table:style-name="ce16">
            <text:p>Siliguri</text:p>
          </table:table-cell>
          <table:table-cell office:value-type="string" table:style-name="ce16">
            <text:p>WB</text:p>
          </table:table-cell>
          <table:table-cell office:value-type="float" office:value="736101" table:style-name="ce16">
            <text:p>736101</text:p>
          </table:table-cell>
          <table:table-cell office:value-type="string" table:style-name="ce17">
            <text:p>sbi.04785@sbi.co.in</text:p>
          </table:table-cell>
          <table:table-cell office:value-type="float" office:value="3582" table:style-name="ce16">
            <text:p>3582</text:p>
          </table:table-cell>
          <table:table-cell office:value-type="float" office:value="250062" table:style-name="ce16">
            <text:p>25006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Jaigaon</text:p>
          </table:table-cell>
          <table:table-cell office:value-type="float" office:value="6278" table:style-name="ce16">
            <text:p>6278</text:p>
          </table:table-cell>
          <table:table-cell office:value-type="string" table:style-name="ce16">
            <text:p>The Branch Manager,State Bank of India,PO Jaigaon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208" table:style-name="ce16">
            <text:p>735208</text:p>
          </table:table-cell>
          <table:table-cell office:value-type="string" table:style-name="ce17">
            <text:p>sbi.06278@sbi.co.in</text:p>
          </table:table-cell>
          <table:table-cell office:value-type="float" office:value="3566" table:style-name="ce16">
            <text:p>3566</text:p>
          </table:table-cell>
          <table:table-cell office:value-type="float" office:value="263475" table:style-name="ce16">
            <text:p>26347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Gosanimari</text:p>
          </table:table-cell>
          <table:table-cell office:value-type="float" office:value="7000" table:style-name="ce16">
            <text:p>7000</text:p>
          </table:table-cell>
          <table:table-cell office:value-type="string" table:style-name="ce16">
            <text:p>The Branch Manager,State Bank of India,Gosainimari</text:p>
          </table:table-cell>
          <table:table-cell office:value-type="string" table:style-name="ce16">
            <text:p>Dist 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45" table:style-name="ce16">
            <text:p>736145</text:p>
          </table:table-cell>
          <table:table-cell office:value-type="string" table:style-name="ce17">
            <text:p>sbi.07000@sbi.co.in</text:p>
          </table:table-cell>
          <table:table-cell office:value-type="float" office:value="3581" table:style-name="ce16">
            <text:p>3581</text:p>
          </table:table-cell>
          <table:table-cell office:value-type="float" office:value="241306" table:style-name="ce16">
            <text:p>2413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Danguajhar</text:p>
          </table:table-cell>
          <table:table-cell office:value-type="float" office:value="7194" table:style-name="ce16">
            <text:p>7194</text:p>
          </table:table-cell>
          <table:table-cell office:value-type="string" table:style-name="ce16">
            <text:p>The Branch Manager,State Bank of India,PO Danguajhar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102" table:style-name="ce16">
            <text:p>735102</text:p>
          </table:table-cell>
          <table:table-cell office:value-type="string" table:style-name="ce17">
            <text:p>sbi.07194@sbi.co.in</text:p>
          </table:table-cell>
          <table:table-cell office:value-type="float" office:value="3561" table:style-name="ce16">
            <text:p>3561</text:p>
          </table:table-cell>
          <table:table-cell office:value-type="float" office:value="255472" table:style-name="ce16">
            <text:p>25547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Mirik</text:p>
          </table:table-cell>
          <table:table-cell office:value-type="float" office:value="7336" table:style-name="ce16">
            <text:p>7336</text:p>
          </table:table-cell>
          <table:table-cell office:value-type="string" table:style-name="ce16">
            <text:p>The Branch Manager,State Bank of India,Mirik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314" table:style-name="ce16">
            <text:p>734314</text:p>
          </table:table-cell>
          <table:table-cell office:value-type="string" table:style-name="ce17">
            <text:p>sbi.07336@sbi.co.in</text:p>
          </table:table-cell>
          <table:table-cell office:value-type="float" office:value="354" table:style-name="ce16">
            <text:p>354</text:p>
          </table:table-cell>
          <table:table-cell office:value-type="float" office:value="2243712" table:style-name="ce16">
            <text:p>224371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JalapaharStPaul</text:p>
          </table:table-cell>
          <table:table-cell office:value-type="float" office:value="7445" table:style-name="ce16">
            <text:p>7445</text:p>
          </table:table-cell>
          <table:table-cell office:value-type="string" table:style-name="ce16">
            <text:p>The Branch Manager,State Bank of India,Jalapahar St Pauls</text:p>
          </table:table-cell>
          <table:table-cell office:value-type="string" table:style-name="ce16">
            <text:p>School 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103" table:style-name="ce16">
            <text:p>734103</text:p>
          </table:table-cell>
          <table:table-cell office:value-type="string" table:style-name="ce17">
            <text:p>sbi.07445@sbi.co.in</text:p>
          </table:table-cell>
          <table:table-cell office:value-type="float" office:value="354" table:style-name="ce16">
            <text:p>354</text:p>
          </table:table-cell>
          <table:table-cell office:value-type="float" office:value="2252783" table:style-name="ce16">
            <text:p>225278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Bansbatte</text:p>
          </table:table-cell>
          <table:table-cell office:value-type="float" office:value="7821" table:style-name="ce16">
            <text:p>7821</text:p>
          </table:table-cell>
          <table:table-cell office:value-type="string" table:style-name="ce16">
            <text:p>The Branch Manager,State Bank of India,PO Lodhana Hat</text:p>
          </table:table-cell>
          <table:table-cell office:value-type="string" table:style-name="ce16">
            <text:p>Dist 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201" table:style-name="ce16">
            <text:p>734201</text:p>
          </table:table-cell>
          <table:table-cell office:value-type="string" table:style-name="ce17">
            <text:p>sbi.07821@sbi.co.in</text:p>
          </table:table-cell>
          <table:table-cell office:value-type="float" office:value="354" table:style-name="ce16">
            <text:p>354</text:p>
          </table:table-cell>
          <table:table-cell office:value-type="float" office:value="2269345" table:style-name="ce16">
            <text:p>226934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Binaguri</text:p>
          </table:table-cell>
          <table:table-cell office:value-type="float" office:value="8711" table:style-name="ce16">
            <text:p>8711</text:p>
          </table:table-cell>
          <table:table-cell office:value-type="string" table:style-name="ce16">
            <text:p>The Branch Manager,State Bank of India,PO Binna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203" table:style-name="ce16">
            <text:p>735203</text:p>
          </table:table-cell>
          <table:table-cell office:value-type="string" table:style-name="ce17">
            <text:p>sbi.08711@sbi.co.in</text:p>
          </table:table-cell>
          <table:table-cell office:value-type="float" office:value="3563" table:style-name="ce16">
            <text:p>3563</text:p>
          </table:table-cell>
          <table:table-cell office:value-type="float" office:value="257942" table:style-name="ce16">
            <text:p>25794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Hansquea</text:p>
          </table:table-cell>
          <table:table-cell office:value-type="float" office:value="9040" table:style-name="ce16">
            <text:p>9040</text:p>
          </table:table-cell>
          <table:table-cell office:value-type="string" table:style-name="ce16">
            <text:p>The Branch Manager,State Bank of India,Hansqua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422" table:style-name="ce16">
            <text:p>734422</text:p>
          </table:table-cell>
          <table:table-cell office:value-type="string" table:style-name="ce17">
            <text:p>sbi.09040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005492" table:style-name="ce16">
            <text:p>200549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Teesta bazar</text:p>
          </table:table-cell>
          <table:table-cell office:value-type="float" office:value="9324" table:style-name="ce16">
            <text:p>9324</text:p>
          </table:table-cell>
          <table:table-cell office:value-type="string" table:style-name="ce16">
            <text:p>The Branch Manager,State Bank of India,Teesta Bazar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312" table:style-name="ce16">
            <text:p>734312</text:p>
          </table:table-cell>
          <table:table-cell office:value-type="string" table:style-name="ce17">
            <text:p>sbi.09324@sbi.co.in</text:p>
          </table:table-cell>
          <table:table-cell office:value-type="float" office:value="355" table:style-name="ce16">
            <text:p>355</text:p>
          </table:table-cell>
          <table:table-cell office:value-type="float" office:value="2268260" table:style-name="ce16">
            <text:p>226826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Adhikari SAB</text:p>
          </table:table-cell>
          <table:table-cell office:value-type="float" office:value="9697" table:style-name="ce16">
            <text:p>9697</text:p>
          </table:table-cell>
          <table:table-cell office:value-type="string" table:style-name="ce16">
            <text:p>The Branch Manager,State Bank of India,Adhikari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427" table:style-name="ce16">
            <text:p>734427</text:p>
          </table:table-cell>
          <table:table-cell office:value-type="string" table:style-name="ce17">
            <text:p>sbi.09697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54379" table:style-name="ce16">
            <text:p>255437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Baulbari</text:p>
          </table:table-cell>
          <table:table-cell office:value-type="float" office:value="9700" table:style-name="ce16">
            <text:p>9700</text:p>
          </table:table-cell>
          <table:table-cell office:value-type="string" table:style-name="ce16">
            <text:p>The Branch Manager,State Bank of India,Domohin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302" table:style-name="ce16">
            <text:p>735302</text:p>
          </table:table-cell>
          <table:table-cell office:value-type="string" table:style-name="ce17">
            <text:p>sbi.09700@sbi.co.in</text:p>
          </table:table-cell>
          <table:table-cell office:value-type="float" office:value="3561" table:style-name="ce16">
            <text:p>3561</text:p>
          </table:table-cell>
          <table:table-cell office:value-type="float" office:value="268005" table:style-name="ce16">
            <text:p>26800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Moinatali</text:p>
          </table:table-cell>
          <table:table-cell office:value-type="float" office:value="9702" table:style-name="ce16">
            <text:p>9702</text:p>
          </table:table-cell>
          <table:table-cell office:value-type="string" table:style-name="ce16">
            <text:p>The Branch Manager,State Bank of India,Pachim Mallickpara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210" table:style-name="ce16">
            <text:p>735210</text:p>
          </table:table-cell>
          <table:table-cell office:value-type="string" table:style-name="ce17">
            <text:p>sbi.09702@sbi.co.in</text:p>
          </table:table-cell>
          <table:table-cell office:value-type="float" office:value="3561" table:style-name="ce16">
            <text:p>3561</text:p>
          </table:table-cell>
          <table:table-cell office:value-type="float" office:value="203206" table:style-name="ce16">
            <text:p>2032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Luisi pukri</text:p>
          </table:table-cell>
          <table:table-cell office:value-type="float" office:value="9704" table:style-name="ce16">
            <text:p>9704</text:p>
          </table:table-cell>
          <table:table-cell office:value-type="string" table:style-name="ce16">
            <text:p>The Branch Manager,State Bank of India,Liusipukuri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434" table:style-name="ce16">
            <text:p>734434</text:p>
          </table:table-cell>
          <table:table-cell office:value-type="string" table:style-name="ce17">
            <text:p>sbi.09704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588041" table:style-name="ce16">
            <text:p>258804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Kalipur</text:p>
          </table:table-cell>
          <table:table-cell office:value-type="float" office:value="9846" table:style-name="ce16">
            <text:p>9846</text:p>
          </table:table-cell>
          <table:table-cell office:value-type="string" table:style-name="ce16">
            <text:p>The Branch Manager,State Bank of India,Kalipur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6201" table:style-name="ce16">
            <text:p>736201</text:p>
          </table:table-cell>
          <table:table-cell office:value-type="string" table:style-name="ce17">
            <text:p>sbi.09846@sbi.co.in</text:p>
          </table:table-cell>
          <table:table-cell office:value-type="float" office:value="3563" table:style-name="ce16">
            <text:p>3563</text:p>
          </table:table-cell>
          <table:table-cell office:value-type="float" office:value="240356" table:style-name="ce16">
            <text:p>24035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BIDHANNAGAR - S</text:p>
          </table:table-cell>
          <table:table-cell office:value-type="float" office:value="12406" table:style-name="ce16">
            <text:p>12406</text:p>
          </table:table-cell>
          <table:table-cell office:value-type="string" table:style-name="ce16">
            <text:p>The Branch Manager,State Bank of India,Bidhannagar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426" table:style-name="ce16">
            <text:p>734426</text:p>
          </table:table-cell>
          <table:table-cell office:value-type="string" table:style-name="ce17">
            <text:p>sbi.12406@sbi.co.in</text:p>
          </table:table-cell>
          <table:table-cell office:value-type="float" office:value="353" table:style-name="ce16">
            <text:p>353</text:p>
          </table:table-cell>
          <table:table-cell office:value-type="float" office:value="2658888" table:style-name="ce16">
            <text:p>265888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Pedong</text:p>
          </table:table-cell>
          <table:table-cell office:value-type="float" office:value="12407" table:style-name="ce16">
            <text:p>12407</text:p>
          </table:table-cell>
          <table:table-cell office:value-type="string" table:style-name="ce16">
            <text:p>The Branch Manager,State Bank of India,Kagey Rd.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311" table:style-name="ce16">
            <text:p>734311</text:p>
          </table:table-cell>
          <table:table-cell office:value-type="string" table:style-name="ce17">
            <text:p>sbi.12407@sbi.co.in</text:p>
          </table:table-cell>
          <table:table-cell office:value-type="float" office:value="3552" table:style-name="ce16">
            <text:p>3552</text:p>
          </table:table-cell>
          <table:table-cell office:value-type="float" office:value="281545" table:style-name="ce16">
            <text:p>28154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Maynaguri</text:p>
          </table:table-cell>
          <table:table-cell office:value-type="float" office:value="12423" table:style-name="ce16">
            <text:p>12423</text:p>
          </table:table-cell>
          <table:table-cell office:value-type="string" table:style-name="ce16">
            <text:p>The Branch Manager,State Bank of India,Mayna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224" table:style-name="ce16">
            <text:p>735224</text:p>
          </table:table-cell>
          <table:table-cell office:value-type="string" table:style-name="ce17">
            <text:p>sbi.12423@sbi.co.in</text:p>
          </table:table-cell>
          <table:table-cell office:value-type="float" office:value="3561" table:style-name="ce16">
            <text:p>3561</text:p>
          </table:table-cell>
          <table:table-cell office:value-type="float" office:value="234920" table:style-name="ce16">
            <text:p>2349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Oodlabari</text:p>
          </table:table-cell>
          <table:table-cell office:value-type="float" office:value="13117" table:style-name="ce16">
            <text:p>13117</text:p>
          </table:table-cell>
          <table:table-cell office:value-type="string" table:style-name="ce16">
            <text:p>The Branch Manager,State Bank of India,Oodlaba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222" table:style-name="ce16">
            <text:p>735222</text:p>
          </table:table-cell>
          <table:table-cell office:value-type="string" table:style-name="ce17">
            <text:p>sbi.13117@sbi.coi.in</text:p>
          </table:table-cell>
          <table:table-cell office:value-type="float" office:value="3562" table:style-name="ce16">
            <text:p>3562</text:p>
          </table:table-cell>
          <table:table-cell office:value-type="float" office:value="250200" table:style-name="ce16">
            <text:p>25020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Belakoba</text:p>
          </table:table-cell>
          <table:table-cell office:value-type="float" office:value="13122" table:style-name="ce16">
            <text:p>13122</text:p>
          </table:table-cell>
          <table:table-cell office:value-type="string" table:style-name="ce16">
            <text:p>The Branch Manager,State Bank of India,Belakoba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133" table:style-name="ce16">
            <text:p>735133</text:p>
          </table:table-cell>
          <table:table-cell office:value-type="string" table:style-name="ce17">
            <text:p>sbi.13122@sbi.co.in</text:p>
          </table:table-cell>
          <table:table-cell office:value-type="float" office:value="3561" table:style-name="ce16">
            <text:p>3561</text:p>
          </table:table-cell>
          <table:table-cell office:value-type="float" office:value="240188" table:style-name="ce16">
            <text:p>24018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Banarhat</text:p>
          </table:table-cell>
          <table:table-cell office:value-type="float" office:value="14078" table:style-name="ce16">
            <text:p>14078</text:p>
          </table:table-cell>
          <table:table-cell office:value-type="string" table:style-name="ce16">
            <text:p>The Branch Manager,State Bank of India,Thana Road Banarhat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202" table:style-name="ce16">
            <text:p>735202</text:p>
          </table:table-cell>
          <table:table-cell office:value-type="string" table:style-name="ce17">
            <text:p>sbi.14078@sbi.co.in</text:p>
          </table:table-cell>
          <table:table-cell office:value-type="float" office:value="3563" table:style-name="ce16">
            <text:p>3563</text:p>
          </table:table-cell>
          <table:table-cell office:value-type="float" office:value="252120" table:style-name="ce16">
            <text:p>2521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DARJEELING BZR</text:p>
          </table:table-cell>
          <table:table-cell office:value-type="float" office:value="14550" table:style-name="ce16">
            <text:p>14550</text:p>
          </table:table-cell>
          <table:table-cell office:value-type="string" table:style-name="ce16">
            <text:p>The Branch Manager,State Bank of India,7/3 Hill Cart Road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101" table:style-name="ce16">
            <text:p>734101</text:p>
          </table:table-cell>
          <table:table-cell office:value-type="string" table:style-name="ce17">
            <text:p>sbi.14550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4th Mile Kalimp</text:p>
          </table:table-cell>
          <table:table-cell office:value-type="float" office:value="15047" table:style-name="ce16">
            <text:p>15047</text:p>
          </table:table-cell>
          <table:table-cell office:value-type="string" table:style-name="ce16">
            <text:p>The Branch Manager,State Bank of India,Kalimpo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301" table:style-name="ce16">
            <text:p>734301</text:p>
          </table:table-cell>
          <table:table-cell office:value-type="string" table:style-name="ce17">
            <text:p>sbi.15047@sbi.co.in</text:p>
          </table:table-cell>
          <table:table-cell office:value-type="float" office:value="3552" table:style-name="ce16">
            <text:p>3552</text:p>
          </table:table-cell>
          <table:table-cell office:value-type="float" office:value="283203" table:style-name="ce16">
            <text:p>28320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4880" table:style-name="ce16">
            <text:p>14880</text:p>
          </table:table-cell>
          <table:table-cell office:value-type="string" table:style-name="ce16">
            <text:p>Sonada</text:p>
          </table:table-cell>
          <table:table-cell office:value-type="float" office:value="15313" table:style-name="ce16">
            <text:p>15313</text:p>
          </table:table-cell>
          <table:table-cell office:value-type="string" table:style-name="ce16">
            <text:p>The Branch Manager,State Bank of India,Sonada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219" table:style-name="ce16">
            <text:p>734219</text:p>
          </table:table-cell>
          <table:table-cell office:value-type="string" table:style-name="ce17">
            <text:p>sbi15313@sbi.co.in</text:p>
          </table:table-cell>
          <table:table-cell table:number-columns-repeated="2"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Mekhliganj</text:p>
          </table:table-cell>
          <table:table-cell office:value-type="float" office:value="18013" table:style-name="ce16">
            <text:p>18013</text:p>
          </table:table-cell>
          <table:table-cell office:value-type="string" table:style-name="ce16">
            <text:p>The Branch Manager,PO Mekhliganj</text:p>
          </table:table-cell>
          <table:table-cell office:value-type="string" table:style-name="ce16">
            <text:p>Dist Coochbehar</text:p>
          </table:table-cell>
          <table:table-cell table:style-name="ce16"/>
          <table:table-cell office:value-type="string" table:style-name="ce16">
            <text:p>WB</text:p>
          </table:table-cell>
          <table:table-cell office:value-type="float" office:value="735304" table:style-name="ce16">
            <text:p>735304</text:p>
          </table:table-cell>
          <table:table-cell office:value-type="string" table:style-name="ce17">
            <text:p>sbi.18013@sbi.co.in</text:p>
          </table:table-cell>
          <table:table-cell table:number-columns-repeated="2" table:style-name="ce16"/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Kalimpong Bazar</text:p>
          </table:table-cell>
          <table:table-cell office:value-type="float" office:value="18609" table:style-name="ce16">
            <text:p>18609</text:p>
          </table:table-cell>
          <table:table-cell office:value-type="string" table:style-name="ce16">
            <text:p>The Branch Manager,State Bank of India, Rishi Road, Kalimpo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Darjeeling</text:p>
          </table:table-cell>
          <table:table-cell office:value-type="string" table:style-name="ce16">
            <text:p>WB</text:p>
          </table:table-cell>
          <table:table-cell office:value-type="float" office:value="734301" table:style-name="ce16">
            <text:p>734301</text:p>
          </table:table-cell>
          <table:table-cell office:value-type="string" table:style-name="ce17">
            <text:p>sbi.18609@sbi.co.in</text:p>
          </table:table-cell>
          <table:table-cell table:number-columns-repeated="2" table:style-name="ce16"/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Rajganj</text:p>
          </table:table-cell>
          <table:table-cell office:value-type="float" office:value="18782" table:style-name="ce16">
            <text:p>18782</text:p>
          </table:table-cell>
          <table:table-cell office:value-type="string" table:style-name="ce16">
            <text:p>The Branch Manager, State Bank of India, Subhaspally Rajganj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134" table:style-name="ce16">
            <text:p>735134</text:p>
          </table:table-cell>
          <table:table-cell office:value-type="string" table:style-name="ce17">
            <text:p>sbi.18782@sbi.co.in</text:p>
          </table:table-cell>
          <table:table-cell table:number-columns-repeated="2" table:style-name="ce16"/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65"/>
          <table:table-cell office:value-type="string" table:style-name="ce65">
            <text:p>Gorubathan</text:p>
          </table:table-cell>
          <table:table-cell office:value-type="float" office:value="18781" table:style-name="ce65">
            <text:p>18781</text:p>
          </table:table-cell>
          <table:table-cell office:value-type="string" table:style-name="ce66">
            <text:p>The Branch Manager, State Bank of India, Houyse of Pranay Guyrung, Gorubathan, Dist.-Darjeeling</text:p>
          </table:table-cell>
          <table:table-cell office:value-type="string" table:style-name="ce65">
            <text:p>Darjeeling</text:p>
          </table:table-cell>
          <table:table-cell table:style-name="ce65"/>
          <table:table-cell office:value-type="string" table:style-name="ce16">
            <text:p>WB</text:p>
          </table:table-cell>
          <table:table-cell office:value-type="float" office:value="735231" table:style-name="ce65">
            <text:p>735231</text:p>
          </table:table-cell>
          <table:table-cell office:value-type="string" table:style-name="ce67">
            <text:p>SBI.18781@SBI.CO.IN</text:p>
          </table:table-cell>
          <table:table-cell office:value-type="float" office:value="3552" table:style-name="ce68">
            <text:p>3552</text:p>
          </table:table-cell>
          <table:table-cell table:style-name="ce65"/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42">
            <text:p>Takdah</text:p>
          </table:table-cell>
          <table:table-cell office:value-type="float" office:value="18780" table:style-name="ce42">
            <text:p>18780</text:p>
          </table:table-cell>
          <table:table-cell office:value-type="string" table:style-name="ce66">
            <text:p>The Branch Manager, State Bank of India, Takdah Cantonment,P.O.-Takdah ,Dist.-Darjeeling</text:p>
          </table:table-cell>
          <table:table-cell office:value-type="string" table:style-name="ce42">
            <text:p>Darjeeling</text:p>
          </table:table-cell>
          <table:table-cell office:value-type="string" table:style-name="ce42">
            <text:p>Darjeeling</text:p>
          </table:table-cell>
          <table:table-cell office:value-type="string" table:style-name="ce42">
            <text:p>WB</text:p>
          </table:table-cell>
          <table:table-cell office:value-type="float" office:value="734222" table:style-name="ce42">
            <text:p>734222</text:p>
          </table:table-cell>
          <table:table-cell office:value-type="string" table:style-name="ce67">
            <text:p>SBI.18780@SBI.CO.IN</text:p>
          </table:table-cell>
          <table:table-cell table:style-name="ce69"/>
          <table:table-cell table:style-name="ce42"/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42"/>
          <table:table-cell office:value-type="string" table:style-name="ce42">
            <text:p>Nagrakata</text:p>
          </table:table-cell>
          <table:table-cell office:value-type="float" office:value="18783" table:style-name="ce42">
            <text:p>18783</text:p>
          </table:table-cell>
          <table:table-cell office:value-type="string" table:style-name="ce66">
            <text:p>The Branch Manager, State Bank of IndiaWSukani Busty Manmohanpara,P.O.-Nagrakata Dist.-Jalpaiguri</text:p>
          </table:table-cell>
          <table:table-cell office:value-type="string" table:style-name="ce42">
            <text:p>Jalpaiguri</text:p>
          </table:table-cell>
          <table:table-cell office:value-type="string" table:style-name="ce42">
            <text:p>Jalpaiguri</text:p>
          </table:table-cell>
          <table:table-cell office:value-type="string" table:style-name="ce42">
            <text:p>WB</text:p>
          </table:table-cell>
          <table:table-cell office:value-type="float" office:value="735225" table:style-name="ce42">
            <text:p>735225</text:p>
          </table:table-cell>
          <table:table-cell office:value-type="string" table:style-name="ce67">
            <text:p>SBI.18783@SBI.CO.IN</text:p>
          </table:table-cell>
          <table:table-cell table:style-name="ce69"/>
          <table:table-cell table:style-name="ce42"/>
          <table:table-cell table:number-columns-repeated="16369" table:style-name="ce20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Ghoom</text:p>
          </table:table-cell>
          <table:table-cell office:value-type="float" office:value="18263" table:style-name="ce16">
            <text:p>18263</text:p>
          </table:table-cell>
          <table:table-cell office:value-type="string" table:style-name="ce16">
            <text:p>The Branch Manager,13, Hill Cart Road, Ghoom</text:p>
          </table:table-cell>
          <table:table-cell office:value-type="string" table:style-name="ce16">
            <text:p>Darjeeling</text:p>
          </table:table-cell>
          <table:table-cell table:style-name="ce16"/>
          <table:table-cell office:value-type="string" table:style-name="ce16">
            <text:p>WB</text:p>
          </table:table-cell>
          <table:table-cell office:value-type="float" office:value="734102" table:style-name="ce16">
            <text:p>734102</text:p>
          </table:table-cell>
          <table:table-cell office:value-type="string" table:style-name="ce17">
            <text:p>sbi.18263@sbi.co.in</text:p>
          </table:table-cell>
          <table:table-cell table:number-columns-repeated="2" table:style-name="ce16"/>
          <table:table-cell table:number-columns-repeated="1008" table:style-name="ce3"/>
          <table:table-cell table:number-columns-repeated="15361"/>
        </table:table-row>
        <table:table-row table:style-name="ro6">
          <table:table-cell office:value-type="string" table:number-columns-spanned="3" table:number-rows-spanned="30" table:style-name="ce36">
            <text:p>Regional Manager, State Bank of India, RBO-IV, Cintury Bhawan, Gangtok, Sikkim - 737101</text:p>
          </table:table-cell>
          <table:covered-table-cell table:number-columns-repeated="2"/>
          <table:table-cell office:value-type="string" table:number-columns-spanned="1" table:number-rows-spanned="30" table:style-name="ce34">
            <text:p>03592-229931</text:p>
          </table:table-cell>
          <table:table-cell office:value-type="float" office:value="4259" table:style-name="ce16">
            <text:p>4259</text:p>
          </table:table-cell>
          <table:table-cell office:value-type="string" table:style-name="ce16">
            <text:p>Jorethang</text:p>
          </table:table-cell>
          <table:table-cell office:value-type="float" office:value="6954" table:style-name="ce16">
            <text:p>6954</text:p>
          </table:table-cell>
          <table:table-cell office:value-type="string" table:style-name="ce16">
            <text:p>The Branch Manager,State Bank of India,Near Jorthang Police St</text:p>
          </table:table-cell>
          <table:table-cell office:value-type="string" table:style-name="ce16">
            <text:p>Sou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21" table:style-name="ce16">
            <text:p>737121</text:p>
          </table:table-cell>
          <table:table-cell office:value-type="string" table:style-name="ce17">
            <text:p>sbi.06954@sbi.co.in</text:p>
          </table:table-cell>
          <table:table-cell office:value-type="float" office:value="3595" table:style-name="ce16">
            <text:p>3595</text:p>
          </table:table-cell>
          <table:table-cell office:value-type="float" office:value="257368" table:style-name="ce16">
            <text:p>25736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Chungthang</text:p>
          </table:table-cell>
          <table:table-cell office:value-type="float" office:value="7070" table:style-name="ce16">
            <text:p>7070</text:p>
          </table:table-cell>
          <table:table-cell office:value-type="string" table:style-name="ce16">
            <text:p>The Branch Manager,State Bank of India,Lachen Road Chunthang</text:p>
          </table:table-cell>
          <table:table-cell office:value-type="string" table:style-name="ce16">
            <text:p>Nor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WB</text:p>
          </table:table-cell>
          <table:table-cell office:value-type="float" office:value="737120" table:style-name="ce16">
            <text:p>737120</text:p>
          </table:table-cell>
          <table:table-cell office:value-type="string" table:style-name="ce17">
            <text:p>sbi.07070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76903" table:style-name="ce16">
            <text:p>27690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Zero point</text:p>
          </table:table-cell>
          <table:table-cell office:value-type="float" office:value="7097" table:style-name="ce16">
            <text:p>7097</text:p>
          </table:table-cell>
          <table:table-cell office:value-type="string" table:style-name="ce16">
            <text:p>The Branch Manager,State Bank of India,Congress Bhawan</text:p>
          </table:table-cell>
          <table:table-cell office:value-type="string" table:style-name="ce16">
            <text:p>East Sikkim</text:p>
          </table:table-cell>
          <table:table-cell office:value-type="string" table:style-name="ce16">
            <text:p>Gangtok</text:p>
          </table:table-cell>
          <table:table-cell office:value-type="string" table:style-name="ce16">
            <text:p>SK</text:p>
          </table:table-cell>
          <table:table-cell office:value-type="float" office:value="737101" table:style-name="ce16">
            <text:p>737101</text:p>
          </table:table-cell>
          <table:table-cell office:value-type="string" table:style-name="ce17">
            <text:p>sbi.07097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21274" table:style-name="ce16">
            <text:p>22127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Ravangla</text:p>
          </table:table-cell>
          <table:table-cell office:value-type="float" office:value="7218" table:style-name="ce16">
            <text:p>7218</text:p>
          </table:table-cell>
          <table:table-cell office:value-type="string" table:style-name="ce16">
            <text:p>The Branch Manager,State Bank of India,Ravangla</text:p>
          </table:table-cell>
          <table:table-cell office:value-type="string" table:style-name="ce16">
            <text:p>Sou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34" table:style-name="ce16">
            <text:p>737134</text:p>
          </table:table-cell>
          <table:table-cell office:value-type="string" table:style-name="ce17">
            <text:p>sbi.07218@sbi.co.in</text:p>
          </table:table-cell>
          <table:table-cell office:value-type="float" office:value="3595" table:style-name="ce16">
            <text:p>3595</text:p>
          </table:table-cell>
          <table:table-cell office:value-type="float" office:value="260834" table:style-name="ce16">
            <text:p>26083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Singtham</text:p>
          </table:table-cell>
          <table:table-cell office:value-type="float" office:value="7515" table:style-name="ce16">
            <text:p>7515</text:p>
          </table:table-cell>
          <table:table-cell office:value-type="string" table:style-name="ce16">
            <text:p>The Branch Manager,State Bank of India,PO Singhtam</text:p>
          </table:table-cell>
          <table:table-cell office:value-type="string" table:style-name="ce16">
            <text:p>East Sikkim</text:p>
          </table:table-cell>
          <table:table-cell office:value-type="string" table:style-name="ce16">
            <text:p>Singtam</text:p>
          </table:table-cell>
          <table:table-cell office:value-type="string" table:style-name="ce16">
            <text:p>SK</text:p>
          </table:table-cell>
          <table:table-cell office:value-type="float" office:value="737134" table:style-name="ce16">
            <text:p>737134</text:p>
          </table:table-cell>
          <table:table-cell office:value-type="string" table:style-name="ce17">
            <text:p>Sbi.07515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35248" table:style-name="ce16">
            <text:p>23524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Namchi</text:p>
          </table:table-cell>
          <table:table-cell office:value-type="float" office:value="7516" table:style-name="ce16">
            <text:p>7516</text:p>
          </table:table-cell>
          <table:table-cell office:value-type="string" table:style-name="ce16">
            <text:p>The Branch Manager,State Bank of India,Namchi</text:p>
          </table:table-cell>
          <table:table-cell office:value-type="string" table:style-name="ce16">
            <text:p>Sou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26" table:style-name="ce16">
            <text:p>737126</text:p>
          </table:table-cell>
          <table:table-cell office:value-type="string" table:style-name="ce17">
            <text:p>sbi.07516@sbi.co.in</text:p>
          </table:table-cell>
          <table:table-cell office:value-type="float" office:value="3595" table:style-name="ce16">
            <text:p>3595</text:p>
          </table:table-cell>
          <table:table-cell office:value-type="float" office:value="263755" table:style-name="ce16">
            <text:p>26375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Mangan</text:p>
          </table:table-cell>
          <table:table-cell office:value-type="float" office:value="7557" table:style-name="ce16">
            <text:p>7557</text:p>
          </table:table-cell>
          <table:table-cell office:value-type="string" table:style-name="ce16">
            <text:p>The Branch Manager,State Bank of India,Mangan</text:p>
          </table:table-cell>
          <table:table-cell office:value-type="string" table:style-name="ce16">
            <text:p>Nor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16" table:style-name="ce16">
            <text:p>737116</text:p>
          </table:table-cell>
          <table:table-cell office:value-type="string" table:style-name="ce17">
            <text:p>sbi.07557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34247" table:style-name="ce16">
            <text:p>23424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Melli</text:p>
          </table:table-cell>
          <table:table-cell office:value-type="float" office:value="7558" table:style-name="ce16">
            <text:p>7558</text:p>
          </table:table-cell>
          <table:table-cell office:value-type="string" table:style-name="ce16">
            <text:p>The Branch Manager,State Bank of India,Melli Bazar PO Melli</text:p>
          </table:table-cell>
          <table:table-cell office:value-type="string" table:style-name="ce16">
            <text:p>Sou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28" table:style-name="ce16">
            <text:p>737128</text:p>
          </table:table-cell>
          <table:table-cell office:value-type="string" table:style-name="ce17">
            <text:p>sbi.07558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48206" table:style-name="ce16">
            <text:p>24820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Sombaria</text:p>
          </table:table-cell>
          <table:table-cell office:value-type="float" office:value="7890" table:style-name="ce16">
            <text:p>7890</text:p>
          </table:table-cell>
          <table:table-cell office:value-type="string" table:style-name="ce16">
            <text:p>The Branch Manager,State Bank of India,Sombaria</text:p>
          </table:table-cell>
          <table:table-cell office:value-type="string" table:style-name="ce16">
            <text:p>West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WB</text:p>
          </table:table-cell>
          <table:table-cell office:value-type="float" office:value="737122" table:style-name="ce16">
            <text:p>737122</text:p>
          </table:table-cell>
          <table:table-cell office:value-type="string" table:style-name="ce17">
            <text:p>sbi.07890@sbi.co.in</text:p>
          </table:table-cell>
          <table:table-cell office:value-type="float" office:value="3595" table:style-name="ce16">
            <text:p>3595</text:p>
          </table:table-cell>
          <table:table-cell office:value-type="float" office:value="254212" table:style-name="ce16">
            <text:p>25421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Tadong</text:p>
          </table:table-cell>
          <table:table-cell office:value-type="float" office:value="7950" table:style-name="ce16">
            <text:p>7950</text:p>
          </table:table-cell>
          <table:table-cell office:value-type="string" table:style-name="ce16">
            <text:p>The Branch Manager,State Bank of India,Daragaon, Tadong</text:p>
          </table:table-cell>
          <table:table-cell office:value-type="string" table:style-name="ce16">
            <text:p>East Sikkim</text:p>
          </table:table-cell>
          <table:table-cell office:value-type="string" table:style-name="ce16">
            <text:p>Gangtok</text:p>
          </table:table-cell>
          <table:table-cell office:value-type="string" table:style-name="ce16">
            <text:p>SK</text:p>
          </table:table-cell>
          <table:table-cell office:value-type="float" office:value="737102" table:style-name="ce16">
            <text:p>737102</text:p>
          </table:table-cell>
          <table:table-cell office:value-type="string" table:style-name="ce17">
            <text:p>sbi.07950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70465" table:style-name="ce16">
            <text:p>27046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Deorali bazar</text:p>
          </table:table-cell>
          <table:table-cell office:value-type="float" office:value="8287" table:style-name="ce16">
            <text:p>8287</text:p>
          </table:table-cell>
          <table:table-cell office:value-type="string" table:style-name="ce16">
            <text:p>The Branch Manager,State Bank of India,Doarli Bazar</text:p>
          </table:table-cell>
          <table:table-cell office:value-type="string" table:style-name="ce16">
            <text:p>East Sikkim</text:p>
          </table:table-cell>
          <table:table-cell office:value-type="string" table:style-name="ce16">
            <text:p>Gangtok</text:p>
          </table:table-cell>
          <table:table-cell office:value-type="string" table:style-name="ce16">
            <text:p>SK</text:p>
          </table:table-cell>
          <table:table-cell office:value-type="float" office:value="737102" table:style-name="ce16">
            <text:p>737102</text:p>
          </table:table-cell>
          <table:table-cell office:value-type="string" table:style-name="ce17">
            <text:p>sbi.08287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81938" table:style-name="ce16">
            <text:p>28193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Rumtek</text:p>
          </table:table-cell>
          <table:table-cell office:value-type="float" office:value="8404" table:style-name="ce16">
            <text:p>8404</text:p>
          </table:table-cell>
          <table:table-cell office:value-type="string" table:style-name="ce16">
            <text:p>The Branch Manager,State Bank of India,Rumtek</text:p>
          </table:table-cell>
          <table:table-cell office:value-type="string" table:style-name="ce16">
            <text:p>East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35" table:style-name="ce16">
            <text:p>737135</text:p>
          </table:table-cell>
          <table:table-cell office:value-type="string" table:style-name="ce17">
            <text:p>sbi.08404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52248" table:style-name="ce16">
            <text:p>25224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Makha SAB</text:p>
          </table:table-cell>
          <table:table-cell office:value-type="float" office:value="8405" table:style-name="ce16">
            <text:p>8405</text:p>
          </table:table-cell>
          <table:table-cell office:value-type="string" table:style-name="ce16">
            <text:p>The Branch Manager,State Bank of India,PO Makha</text:p>
          </table:table-cell>
          <table:table-cell office:value-type="string" table:style-name="ce16">
            <text:p>East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38" table:style-name="ce16">
            <text:p>737138</text:p>
          </table:table-cell>
          <table:table-cell office:value-type="string" table:style-name="ce17">
            <text:p>sbi.08405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44206" table:style-name="ce16">
            <text:p>24420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Penengla</text:p>
          </table:table-cell>
          <table:table-cell office:value-type="float" office:value="8507" table:style-name="ce16">
            <text:p>8507</text:p>
          </table:table-cell>
          <table:table-cell office:value-type="string" table:style-name="ce16">
            <text:p>The Branch Manager,State Bank of India,PO Bojoghari</text:p>
          </table:table-cell>
          <table:table-cell office:value-type="string" table:style-name="ce16">
            <text:p>East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01" table:style-name="ce16">
            <text:p>737101</text:p>
          </table:table-cell>
          <table:table-cell office:value-type="string" table:style-name="ce17">
            <text:p>sbi.08507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37168" table:style-name="ce16">
            <text:p>23716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Kabi SAB</text:p>
          </table:table-cell>
          <table:table-cell office:value-type="float" office:value="8508" table:style-name="ce16">
            <text:p>8508</text:p>
          </table:table-cell>
          <table:table-cell office:value-type="string" table:style-name="ce16">
            <text:p>The Branch Manager,State Bank of India,Kabi</text:p>
          </table:table-cell>
          <table:table-cell office:value-type="string" table:style-name="ce16">
            <text:p>Nor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17" table:style-name="ce16">
            <text:p>737117</text:p>
          </table:table-cell>
          <table:table-cell office:value-type="string" table:style-name="ce17">
            <text:p>sbi.08508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37253" table:style-name="ce16">
            <text:p>23725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Lachung</text:p>
          </table:table-cell>
          <table:table-cell office:value-type="float" office:value="8510" table:style-name="ce16">
            <text:p>8510</text:p>
          </table:table-cell>
          <table:table-cell office:value-type="string" table:style-name="ce16">
            <text:p>The Branch Manager,State Bank of India,Lachung</text:p>
          </table:table-cell>
          <table:table-cell office:value-type="string" table:style-name="ce16">
            <text:p>Nor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20" table:style-name="ce16">
            <text:p>737120</text:p>
          </table:table-cell>
          <table:table-cell office:value-type="string" table:style-name="ce17">
            <text:p>sbi.08510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14855" table:style-name="ce16">
            <text:p>21485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Pelling</text:p>
          </table:table-cell>
          <table:table-cell office:value-type="float" office:value="8511" table:style-name="ce16">
            <text:p>8511</text:p>
          </table:table-cell>
          <table:table-cell office:value-type="string" table:style-name="ce16">
            <text:p>The Branch Manager,State Bank of India,Lower Pelling</text:p>
          </table:table-cell>
          <table:table-cell office:value-type="string" table:style-name="ce16">
            <text:p>West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13" table:style-name="ce16">
            <text:p>737113</text:p>
          </table:table-cell>
          <table:table-cell office:value-type="string" table:style-name="ce17">
            <text:p>sbi.08511@sbi.co.in</text:p>
          </table:table-cell>
          <table:table-cell office:value-type="float" office:value="3595" table:style-name="ce16">
            <text:p>3595</text:p>
          </table:table-cell>
          <table:table-cell office:value-type="float" office:value="258503" table:style-name="ce16">
            <text:p>25850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Kewzing SAB</text:p>
          </table:table-cell>
          <table:table-cell office:value-type="float" office:value="8512" table:style-name="ce16">
            <text:p>8512</text:p>
          </table:table-cell>
          <table:table-cell office:value-type="string" table:style-name="ce16">
            <text:p>The Branch Manager,State Bank of India,Kewzig</text:p>
          </table:table-cell>
          <table:table-cell office:value-type="string" table:style-name="ce16">
            <text:p>Sou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39" table:style-name="ce16">
            <text:p>737139</text:p>
          </table:table-cell>
          <table:table-cell office:value-type="string" table:style-name="ce17">
            <text:p>sbi.08512@sbi.co.in</text:p>
          </table:table-cell>
          <table:table-cell office:value-type="float" office:value="3595" table:style-name="ce16">
            <text:p>3595</text:p>
          </table:table-cell>
          <table:table-cell office:value-type="float" office:value="210103" table:style-name="ce16">
            <text:p>21010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Majhitar</text:p>
          </table:table-cell>
          <table:table-cell office:value-type="float" office:value="9034" table:style-name="ce16">
            <text:p>9034</text:p>
          </table:table-cell>
          <table:table-cell office:value-type="string" table:style-name="ce16">
            <text:p>The Branch Manager,State Bank of India,Majhitar Rangpo</text:p>
          </table:table-cell>
          <table:table-cell office:value-type="string" table:style-name="ce16">
            <text:p>East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36" table:style-name="ce16">
            <text:p>737136</text:p>
          </table:table-cell>
          <table:table-cell office:value-type="string" table:style-name="ce17">
            <text:p>sbi.09034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46113" table:style-name="ce16">
            <text:p>24611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Phodong</text:p>
          </table:table-cell>
          <table:table-cell office:value-type="float" office:value="9035" table:style-name="ce16">
            <text:p>9035</text:p>
          </table:table-cell>
          <table:table-cell office:value-type="string" table:style-name="ce16">
            <text:p>The Branch Manager,State Bank of India,Phodong</text:p>
          </table:table-cell>
          <table:table-cell office:value-type="string" table:style-name="ce16">
            <text:p>Nor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16" table:style-name="ce16">
            <text:p>737116</text:p>
          </table:table-cell>
          <table:table-cell office:value-type="string" table:style-name="ce17">
            <text:p>sbi.09035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62932" table:style-name="ce16">
            <text:p>26293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Pakyong</text:p>
          </table:table-cell>
          <table:table-cell office:value-type="float" office:value="9036" table:style-name="ce16">
            <text:p>9036</text:p>
          </table:table-cell>
          <table:table-cell office:value-type="string" table:style-name="ce16">
            <text:p>The Branch Manager,State Bank of India,Machong Road</text:p>
          </table:table-cell>
          <table:table-cell office:value-type="string" table:style-name="ce16">
            <text:p>East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06" table:style-name="ce16">
            <text:p>737106</text:p>
          </table:table-cell>
          <table:table-cell office:value-type="string" table:style-name="ce17">
            <text:p>sbi.09036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57843" table:style-name="ce16">
            <text:p>25784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Dikchu</text:p>
          </table:table-cell>
          <table:table-cell office:value-type="float" office:value="9037" table:style-name="ce16">
            <text:p>9037</text:p>
          </table:table-cell>
          <table:table-cell office:value-type="string" table:style-name="ce16">
            <text:p>The Branch Manager,State Bank of India,Dickchu Bazar</text:p>
          </table:table-cell>
          <table:table-cell office:value-type="string" table:style-name="ce16">
            <text:p>Nor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07" table:style-name="ce16">
            <text:p>737107</text:p>
          </table:table-cell>
          <table:table-cell office:value-type="string" table:style-name="ce17">
            <text:p>sbi.09037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45166" table:style-name="ce16">
            <text:p>24516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Temi</text:p>
          </table:table-cell>
          <table:table-cell office:value-type="float" office:value="9726" table:style-name="ce16">
            <text:p>9726</text:p>
          </table:table-cell>
          <table:table-cell office:value-type="string" table:style-name="ce16">
            <text:p>The Branch Manager,State Bank of India,Temi</text:p>
          </table:table-cell>
          <table:table-cell office:value-type="string" table:style-name="ce16">
            <text:p>Sou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34" table:style-name="ce16">
            <text:p>737134</text:p>
          </table:table-cell>
          <table:table-cell office:value-type="string" table:style-name="ce17">
            <text:p>sbi.09726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61818" table:style-name="ce16">
            <text:p>26181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Namthang</text:p>
          </table:table-cell>
          <table:table-cell office:value-type="float" office:value="9727" table:style-name="ce16">
            <text:p>9727</text:p>
          </table:table-cell>
          <table:table-cell office:value-type="string" table:style-name="ce16">
            <text:p>The Branch Manager,State Bank of India,Namthang</text:p>
          </table:table-cell>
          <table:table-cell office:value-type="string" table:style-name="ce16">
            <text:p>Sou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37" table:style-name="ce16">
            <text:p>737137</text:p>
          </table:table-cell>
          <table:table-cell office:value-type="string" table:style-name="ce17">
            <text:p>sbi.09727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41247" table:style-name="ce16">
            <text:p>24124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Rangitnagar</text:p>
          </table:table-cell>
          <table:table-cell office:value-type="float" office:value="9808" table:style-name="ce16">
            <text:p>9808</text:p>
          </table:table-cell>
          <table:table-cell office:value-type="string" table:style-name="ce16">
            <text:p>The Branch Manager,State Bank of India,Rangitnagar</text:p>
          </table:table-cell>
          <table:table-cell office:value-type="string" table:style-name="ce16">
            <text:p>South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11" table:style-name="ce16">
            <text:p>737111</text:p>
          </table:table-cell>
          <table:table-cell office:value-type="string" table:style-name="ce17">
            <text:p>sbi.09808@sbi.co.in</text:p>
          </table:table-cell>
          <table:table-cell office:value-type="float" office:value="3595" table:style-name="ce16">
            <text:p>3595</text:p>
          </table:table-cell>
          <table:table-cell office:value-type="float" office:value="259506" table:style-name="ce16">
            <text:p>25950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Rangpo</text:p>
          </table:table-cell>
          <table:table-cell office:value-type="float" office:value="10546" table:style-name="ce16">
            <text:p>10546</text:p>
          </table:table-cell>
          <table:table-cell office:value-type="string" table:style-name="ce16">
            <text:p>The Branch Manager,State Bank of India,Rangpo Bazar</text:p>
          </table:table-cell>
          <table:table-cell office:value-type="string" table:style-name="ce16">
            <text:p>East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32" table:style-name="ce16">
            <text:p>737132</text:p>
          </table:table-cell>
          <table:table-cell office:value-type="string" table:style-name="ce17">
            <text:p>sbi.10546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40026" table:style-name="ce16">
            <text:p>24002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YANGYANG</text:p>
          </table:table-cell>
          <table:table-cell office:value-type="float" office:value="12420" table:style-name="ce16">
            <text:p>12420</text:p>
          </table:table-cell>
          <table:table-cell office:value-type="string" table:style-name="ce16">
            <text:p>The Branch Manager,State Bank of India,Yangyang Bzr.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34" table:style-name="ce16">
            <text:p>737134</text:p>
          </table:table-cell>
          <table:table-cell office:value-type="string" table:style-name="ce17">
            <text:p>sbi.12420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43444" table:style-name="ce16">
            <text:p>24344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Ranipool</text:p>
          </table:table-cell>
          <table:table-cell office:value-type="float" office:value="12421" table:style-name="ce16">
            <text:p>12421</text:p>
          </table:table-cell>
          <table:table-cell office:value-type="string" table:style-name="ce16">
            <text:p>The Branch Manager,State Bank of India,Monoleela Bhavan</text:p>
          </table:table-cell>
          <table:table-cell office:value-type="string" table:style-name="ce16">
            <text:p>East Sikkim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35" table:style-name="ce16">
            <text:p>737135</text:p>
          </table:table-cell>
          <table:table-cell office:value-type="string" table:style-name="ce17">
            <text:p>sbi.12421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40026" table:style-name="ce16">
            <text:p>24002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SbiINTOUCH Gangtok</text:p>
          </table:table-cell>
          <table:table-cell office:value-type="float" office:value="19211" table:style-name="ce16">
            <text:p>19211</text:p>
          </table:table-cell>
          <table:table-cell office:value-type="string" table:style-name="ce16">
            <text:p>The Branch Manager, State Bank of India, Cintury Bhawan 10 , National Highway</text:p>
          </table:table-cell>
          <table:table-cell office:value-type="string" table:style-name="ce16">
            <text:p>Gangtok</text:p>
          </table:table-cell>
          <table:table-cell office:value-type="string" table:style-name="ce16">
            <text:p>East Sikkim</text:p>
          </table:table-cell>
          <table:table-cell office:value-type="string" table:style-name="ce16">
            <text:p>SK</text:p>
          </table:table-cell>
          <table:table-cell office:value-type="float" office:value="737101" table:style-name="ce16">
            <text:p>737101</text:p>
          </table:table-cell>
          <table:table-cell office:value-type="string" table:style-name="ce17">
            <text:p>sbi.19211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20653" table:style-name="ce16">
            <text:p>220653</text:p>
          </table:table-cell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P.B.B. Gangtok</text:p>
          </table:table-cell>
          <table:table-cell office:value-type="float" office:value="13240" table:style-name="ce16">
            <text:p>13240</text:p>
          </table:table-cell>
          <table:table-cell office:value-type="string" table:style-name="ce16">
            <text:p>The Branch Manager,State Bank of India,MG Marg</text:p>
          </table:table-cell>
          <table:table-cell office:value-type="string" table:style-name="ce16">
            <text:p>Gangtok</text:p>
          </table:table-cell>
          <table:table-cell office:value-type="string" table:style-name="ce16">
            <text:p>Sikkim</text:p>
          </table:table-cell>
          <table:table-cell office:value-type="string" table:style-name="ce16">
            <text:p>SK</text:p>
          </table:table-cell>
          <table:table-cell office:value-type="float" office:value="737101" table:style-name="ce16">
            <text:p>737101</text:p>
          </table:table-cell>
          <table:table-cell office:value-type="string" table:style-name="ce17">
            <text:p>sbi.13240@sbi.co.in</text:p>
          </table:table-cell>
          <table:table-cell office:value-type="float" office:value="3592" table:style-name="ce16">
            <text:p>3592</text:p>
          </table:table-cell>
          <table:table-cell office:value-type="float" office:value="206304" table:style-name="ce16">
            <text:p>206304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table-cell office:value-type="string" table:number-columns-spanned="3" table:number-rows-spanned="35" table:style-name="ce36">
            <text:p>Regional Manager, State Bank of India, RBO-V, Door No – 102/387, 2<text:span text:style-name="T4">nd</text:span><text:s/>Floor, Nahabat Building, NH-34, Mangalbari, malda – 732142</text:p>
          </table:table-cell>
          <table:covered-table-cell table:number-columns-repeated="2"/>
          <table:table-cell office:value-type="float" office:value="8001196932" table:number-columns-spanned="1" table:number-rows-spanned="35" table:style-name="ce34">
            <text:p>8001196932</text:p>
          </table:table-cell>
          <table:table-cell office:value-type="float" office:value="16344" table:style-name="ce16">
            <text:p>16344</text:p>
          </table:table-cell>
          <table:table-cell office:value-type="string" table:style-name="ce16">
            <text:p>Islampur</text:p>
          </table:table-cell>
          <table:table-cell office:value-type="float" office:value="245" table:style-name="ce16">
            <text:p>245</text:p>
          </table:table-cell>
          <table:table-cell office:value-type="string" table:style-name="ce16">
            <text:p>The Branch Manager,State Bank of India,Islampur</text:p>
          </table:table-cell>
          <table:table-cell office:value-type="string" table:style-name="ce16">
            <text:p>North Dinajpur</text:p>
          </table:table-cell>
          <table:table-cell office:value-type="string" table:style-name="ce16">
            <text:p>Islampur</text:p>
          </table:table-cell>
          <table:table-cell office:value-type="string" table:style-name="ce16">
            <text:p>WB</text:p>
          </table:table-cell>
          <table:table-cell office:value-type="float" office:value="733202" table:style-name="ce16">
            <text:p>733202</text:p>
          </table:table-cell>
          <table:table-cell office:value-type="string" table:style-name="ce17">
            <text:p>Sbi.00245@sbi.co.in</text:p>
          </table:table-cell>
          <table:table-cell office:value-type="float" office:value="3526" table:style-name="ce16">
            <text:p>3526</text:p>
          </table:table-cell>
          <table:table-cell office:value-type="float" office:value="255018" table:style-name="ce16">
            <text:p>25501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Karnojhora</text:p>
          </table:table-cell>
          <table:table-cell office:value-type="float" office:value="1654" table:style-name="ce16">
            <text:p>1654</text:p>
          </table:table-cell>
          <table:table-cell office:value-type="string" table:style-name="ce16">
            <text:p>The Branch Manager,SBI Building Karnajora</text:p>
          </table:table-cell>
          <table:table-cell office:value-type="string" table:style-name="ce16">
            <text:p>PS Raiganj</text:p>
          </table:table-cell>
          <table:table-cell office:value-type="string" table:style-name="ce16">
            <text:p>Raiganj</text:p>
          </table:table-cell>
          <table:table-cell office:value-type="string" table:style-name="ce16">
            <text:p>WB</text:p>
          </table:table-cell>
          <table:table-cell office:value-type="float" office:value="733130" table:style-name="ce16">
            <text:p>733130</text:p>
          </table:table-cell>
          <table:table-cell office:value-type="string" table:style-name="ce17">
            <text:p>Sbi.01654@sbi.co.in</text:p>
          </table:table-cell>
          <table:table-cell office:value-type="float" office:value="3523" table:style-name="ce16">
            <text:p>3523</text:p>
          </table:table-cell>
          <table:table-cell office:value-type="float" office:value="252297" table:style-name="ce16">
            <text:p>25229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Kaliyagunj ADB</text:p>
          </table:table-cell>
          <table:table-cell office:value-type="float" office:value="1806" table:style-name="ce16">
            <text:p>1806</text:p>
          </table:table-cell>
          <table:table-cell office:value-type="string" table:style-name="ce16">
            <text:p>The Branch Manager,State Bank of India Kaliyaganj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Kaliyaganj</text:p>
          </table:table-cell>
          <table:table-cell office:value-type="string" table:style-name="ce16">
            <text:p>WB</text:p>
          </table:table-cell>
          <table:table-cell office:value-type="float" office:value="733129" table:style-name="ce16">
            <text:p>733129</text:p>
          </table:table-cell>
          <table:table-cell office:value-type="string" table:style-name="ce17">
            <text:p>sbi.01806@sbi.co.in</text:p>
          </table:table-cell>
          <table:table-cell office:value-type="float" office:value="3523" table:style-name="ce16">
            <text:p>3523</text:p>
          </table:table-cell>
          <table:table-cell office:value-type="float" office:value="258127" table:style-name="ce16">
            <text:p>258127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Kushmandi</text:p>
          </table:table-cell>
          <table:table-cell office:value-type="float" office:value="1875" table:style-name="ce16">
            <text:p>1875</text:p>
          </table:table-cell>
          <table:table-cell office:value-type="string" table:style-name="ce16">
            <text:p>The Branch Manager,State Bank of India Kushmandi</text:p>
          </table:table-cell>
          <table:table-cell office:value-type="string" table:style-name="ce16">
            <text:p>Dakshin Dinajpur</text:p>
          </table:table-cell>
          <table:table-cell office:value-type="string" table:style-name="ce16">
            <text:p>Kushmandi</text:p>
          </table:table-cell>
          <table:table-cell office:value-type="string" table:style-name="ce16">
            <text:p>WB</text:p>
          </table:table-cell>
          <table:table-cell office:value-type="float" office:value="733132" table:style-name="ce16">
            <text:p>733132</text:p>
          </table:table-cell>
          <table:table-cell office:value-type="string" table:style-name="ce17">
            <text:p>sbi.01875@sbi.co.in</text:p>
          </table:table-cell>
          <table:table-cell office:value-type="float" office:value="3524" table:style-name="ce16">
            <text:p>3524</text:p>
          </table:table-cell>
          <table:table-cell office:value-type="float" office:value="263519" table:style-name="ce16">
            <text:p>263519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Dalkhola</text:p>
          </table:table-cell>
          <table:table-cell office:value-type="float" office:value="2047" table:style-name="ce16">
            <text:p>2047</text:p>
          </table:table-cell>
          <table:table-cell office:value-type="string" table:style-name="ce16">
            <text:p>The Branch Manager,State Bank of India Dalkhola</text:p>
          </table:table-cell>
          <table:table-cell office:value-type="string" table:style-name="ce16">
            <text:p>Dist Uttar Dinajpur</text:p>
          </table:table-cell>
          <table:table-cell office:value-type="string" table:style-name="ce16">
            <text:p>Dalkhola</text:p>
          </table:table-cell>
          <table:table-cell office:value-type="string" table:style-name="ce16">
            <text:p>WB</text:p>
          </table:table-cell>
          <table:table-cell office:value-type="float" office:value="733201" table:style-name="ce16">
            <text:p>733201</text:p>
          </table:table-cell>
          <table:table-cell office:value-type="string" table:style-name="ce17">
            <text:p>sbi.02047@sbi.co.in</text:p>
          </table:table-cell>
          <table:table-cell office:value-type="float" office:value="3525" table:style-name="ce16">
            <text:p>3525</text:p>
          </table:table-cell>
          <table:table-cell office:value-type="float" office:value="257870" table:style-name="ce16">
            <text:p>257870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Kaliyaganj</text:p>
          </table:table-cell>
          <table:table-cell office:value-type="float" office:value="2074" table:style-name="ce16">
            <text:p>2074</text:p>
          </table:table-cell>
          <table:table-cell office:value-type="string" table:style-name="ce16">
            <text:p>The Branch Manager,State Bank of India Kaliyaganj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Kaliyaganj</text:p>
          </table:table-cell>
          <table:table-cell office:value-type="string" table:style-name="ce16">
            <text:p>WB</text:p>
          </table:table-cell>
          <table:table-cell office:value-type="float" office:value="733129" table:style-name="ce16">
            <text:p>733129</text:p>
          </table:table-cell>
          <table:table-cell office:value-type="string" table:style-name="ce17">
            <text:p>sbi.02074@sbi.co.in</text:p>
          </table:table-cell>
          <table:table-cell office:value-type="float" office:value="3523" table:style-name="ce16">
            <text:p>3523</text:p>
          </table:table-cell>
          <table:table-cell office:value-type="float" office:value="258065" table:style-name="ce16">
            <text:p>258065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Panjipara</text:p>
          </table:table-cell>
          <table:table-cell office:value-type="float" office:value="4788" table:style-name="ce16">
            <text:p>4788</text:p>
          </table:table-cell>
          <table:table-cell office:value-type="string" table:style-name="ce16">
            <text:p>The Branch Manager,State Bank of India,Panjipara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Siliguri</text:p>
          </table:table-cell>
          <table:table-cell office:value-type="string" table:style-name="ce16">
            <text:p>WB</text:p>
          </table:table-cell>
          <table:table-cell office:value-type="float" office:value="733208" table:style-name="ce16">
            <text:p>733208</text:p>
          </table:table-cell>
          <table:table-cell office:value-type="string" table:style-name="ce17">
            <text:p>sbi.04788@sbi.co.in</text:p>
          </table:table-cell>
          <table:table-cell office:value-type="float" office:value="3526" table:style-name="ce16">
            <text:p>3526</text:p>
          </table:table-cell>
          <table:table-cell office:value-type="float" office:value="266116" table:style-name="ce16">
            <text:p>26611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4259" table:style-name="ce16">
            <text:p>4259</text:p>
          </table:table-cell>
          <table:table-cell office:value-type="string" table:style-name="ce16">
            <text:p>Raiganj bazar</text:p>
          </table:table-cell>
          <table:table-cell office:value-type="float" office:value="5523" table:style-name="ce16">
            <text:p>5523</text:p>
          </table:table-cell>
          <table:table-cell office:value-type="string" table:style-name="ce16">
            <text:p>The Branch Manager,State Bank of India,BL Market Mohanbati</text:p>
          </table:table-cell>
          <table:table-cell office:value-type="string" table:style-name="ce16">
            <text:p>PO Raiganj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WB</text:p>
          </table:table-cell>
          <table:table-cell office:value-type="float" office:value="733134" table:style-name="ce16">
            <text:p>733134</text:p>
          </table:table-cell>
          <table:table-cell office:value-type="string" table:style-name="ce17">
            <text:p>sbi.05523@sbi.co.in</text:p>
          </table:table-cell>
          <table:table-cell office:value-type="float" office:value="3523" table:style-name="ce16">
            <text:p>3523</text:p>
          </table:table-cell>
          <table:table-cell office:value-type="float" office:value="253183" table:style-name="ce16">
            <text:p>25318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Karandighi</text:p>
          </table:table-cell>
          <table:table-cell office:value-type="float" office:value="6665" table:style-name="ce16">
            <text:p>6665</text:p>
          </table:table-cell>
          <table:table-cell office:value-type="string" table:style-name="ce16">
            <text:p>The Branch Manager,State Bank of India,Near NH 34 Karandighi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215" table:style-name="ce16">
            <text:p>733215</text:p>
          </table:table-cell>
          <table:table-cell office:value-type="string" table:style-name="ce17">
            <text:p>sbi.06665@sbi.co.in</text:p>
          </table:table-cell>
          <table:table-cell office:value-type="float" office:value="3525" table:style-name="ce16">
            <text:p>3525</text:p>
          </table:table-cell>
          <table:table-cell office:value-type="float" office:value="252216" table:style-name="ce16">
            <text:p>252216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Buniadpur vill</text:p>
          </table:table-cell>
          <table:table-cell office:value-type="float" office:value="6795" table:style-name="ce16">
            <text:p>6795</text:p>
          </table:table-cell>
          <table:table-cell office:value-type="string" table:style-name="ce16">
            <text:p>The Branch Manager,State Bank of India,Buniadpur</text:p>
          </table:table-cell>
          <table:table-cell office:value-type="string" table:style-name="ce16">
            <text:p>Dakshin Dinajpur</text:p>
          </table:table-cell>
          <table:table-cell office:value-type="string" table:style-name="ce16">
            <text:p>Buniadpur</text:p>
          </table:table-cell>
          <table:table-cell office:value-type="string" table:style-name="ce16">
            <text:p>WB</text:p>
          </table:table-cell>
          <table:table-cell office:value-type="float" office:value="733121" table:style-name="ce16">
            <text:p>733121</text:p>
          </table:table-cell>
          <table:table-cell office:value-type="string" table:style-name="ce17">
            <text:p>sbi.06795@sbi.co.in</text:p>
          </table:table-cell>
          <table:table-cell office:value-type="float" office:value="3524" table:style-name="ce16">
            <text:p>3524</text:p>
          </table:table-cell>
          <table:table-cell office:value-type="float" office:value="259093" table:style-name="ce16">
            <text:p>259093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Laskarhat</text:p>
          </table:table-cell>
          <table:table-cell office:value-type="float" office:value="6862" table:style-name="ce16">
            <text:p>6862</text:p>
          </table:table-cell>
          <table:table-cell office:value-type="string" table:style-name="ce16">
            <text:p>The Branch Manager,State Bank of India,Laskarhat PS Tapan</text:p>
          </table:table-cell>
          <table:table-cell office:value-type="string" table:style-name="ce16">
            <text:p>Dakshin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27" table:style-name="ce16">
            <text:p>733127</text:p>
          </table:table-cell>
          <table:table-cell office:value-type="string" table:style-name="ce17">
            <text:p>sbi.06862@sbi.co.in</text:p>
          </table:table-cell>
          <table:table-cell office:value-type="float" office:value="3522" table:style-name="ce16">
            <text:p>3522</text:p>
          </table:table-cell>
          <table:table-cell office:value-type="float" office:value="263262" table:style-name="ce16">
            <text:p>26326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Kamarpara</text:p>
          </table:table-cell>
          <table:table-cell office:value-type="float" office:value="7069" table:style-name="ce16">
            <text:p>7069</text:p>
          </table:table-cell>
          <table:table-cell office:value-type="string" table:style-name="ce16">
            <text:p>The Branch Manager,State Bank of India,Kamarpara</text:p>
          </table:table-cell>
          <table:table-cell office:value-type="string" table:style-name="ce16">
            <text:p>Dakshin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53" table:style-name="ce16">
            <text:p>733153</text:p>
          </table:table-cell>
          <table:table-cell office:value-type="string" table:style-name="ce17">
            <text:p>sbi.07069@sbi.co.in</text:p>
          </table:table-cell>
          <table:table-cell office:value-type="float" office:value="3522" table:style-name="ce16">
            <text:p>3522</text:p>
          </table:table-cell>
          <table:table-cell office:value-type="float" office:value="264277" table:style-name="ce16">
            <text:p>26427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Lodhan vill Br.</text:p>
          </table:table-cell>
          <table:table-cell office:value-type="float" office:value="7713" table:style-name="ce16">
            <text:p>7713</text:p>
          </table:table-cell>
          <table:table-cell office:value-type="string" table:style-name="ce16">
            <text:p>The Branch Manager,State Bank of India,Lodhan</text:p>
          </table:table-cell>
          <table:table-cell office:value-type="string" table:style-name="ce16">
            <text:p>Dist Malda</text:p>
          </table:table-cell>
          <table:table-cell office:value-type="string" table:style-name="ce16">
            <text:p>Malda</text:p>
          </table:table-cell>
          <table:table-cell office:value-type="string" table:style-name="ce16">
            <text:p>WB</text:p>
          </table:table-cell>
          <table:table-cell office:value-type="float" office:value="733210" table:style-name="ce16">
            <text:p>733210</text:p>
          </table:table-cell>
          <table:table-cell office:value-type="string" table:style-name="ce17">
            <text:p>sbi.07713@sbi.co.in</text:p>
          </table:table-cell>
          <table:table-cell office:value-type="float" office:value="3526" table:style-name="ce16">
            <text:p>3526</text:p>
          </table:table-cell>
          <table:table-cell office:value-type="float" office:value="260264" table:style-name="ce16">
            <text:p>26026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Daspara</text:p>
          </table:table-cell>
          <table:table-cell office:value-type="float" office:value="8526" table:style-name="ce16">
            <text:p>8526</text:p>
          </table:table-cell>
          <table:table-cell office:value-type="string" table:style-name="ce16">
            <text:p>The Branch Manager,State Bank of India,Daspara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2207" table:style-name="ce16">
            <text:p>732207</text:p>
          </table:table-cell>
          <table:table-cell office:value-type="string" table:style-name="ce17">
            <text:p>sbi.08526@sbi.co.in</text:p>
          </table:table-cell>
          <table:table-cell office:value-type="float" office:value="3526" table:style-name="ce16">
            <text:p>3526</text:p>
          </table:table-cell>
          <table:table-cell office:value-type="float" office:value="264103" table:style-name="ce16">
            <text:p>26410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Shyampur SAB</text:p>
          </table:table-cell>
          <table:table-cell office:value-type="float" office:value="8927" table:style-name="ce16">
            <text:p>8927</text:p>
          </table:table-cell>
          <table:table-cell office:value-type="string" table:style-name="ce16">
            <text:p>The Branch Manager,State Bank of India,Ital Via Debinagar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23" table:style-name="ce16">
            <text:p>733123</text:p>
          </table:table-cell>
          <table:table-cell office:value-type="string" table:style-name="ce17">
            <text:p>sbi.08927@sbi.co.in</text:p>
          </table:table-cell>
          <table:table-cell office:value-type="float" office:value="3523" table:style-name="ce16">
            <text:p>3523</text:p>
          </table:table-cell>
          <table:table-cell office:value-type="float" office:value="222373" table:style-name="ce16">
            <text:p>22237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Kalanagin SAB</text:p>
          </table:table-cell>
          <table:table-cell office:value-type="float" office:value="8928" table:style-name="ce16">
            <text:p>8928</text:p>
          </table:table-cell>
          <table:table-cell office:value-type="string" table:style-name="ce16">
            <text:p>The Branch Manager,State Bank of India,Kalanagin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202" table:style-name="ce16">
            <text:p>733202</text:p>
          </table:table-cell>
          <table:table-cell office:value-type="string" table:style-name="ce17">
            <text:p>sbi.08928@sbi.co.in</text:p>
          </table:table-cell>
          <table:table-cell office:value-type="float" office:value="3526" table:style-name="ce16">
            <text:p>3526</text:p>
          </table:table-cell>
          <table:table-cell office:value-type="float" office:value="261288" table:style-name="ce16">
            <text:p>26128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Kaligang</text:p>
          </table:table-cell>
          <table:table-cell office:value-type="float" office:value="9038" table:style-name="ce16">
            <text:p>9038</text:p>
          </table:table-cell>
          <table:table-cell office:value-type="string" table:style-name="ce16">
            <text:p>The Branch Manager,State Bank of India,Khunia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207" table:style-name="ce16">
            <text:p>733207</text:p>
          </table:table-cell>
          <table:table-cell office:value-type="string" table:style-name="ce17">
            <text:p>sbi.09038@sbi.co.in</text:p>
          </table:table-cell>
          <table:table-cell office:value-type="float" office:value="3526" table:style-name="ce16">
            <text:p>3526</text:p>
          </table:table-cell>
          <table:table-cell office:value-type="float" office:value="263433" table:style-name="ce16">
            <text:p>26343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Kulavita</text:p>
          </table:table-cell>
          <table:table-cell office:value-type="float" office:value="9039" table:style-name="ce16">
            <text:p>9039</text:p>
          </table:table-cell>
          <table:table-cell office:value-type="string" table:style-name="ce16">
            <text:p>The Branch Manager,State Bank of India,Barbila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210" table:style-name="ce16">
            <text:p>733210</text:p>
          </table:table-cell>
          <table:table-cell office:value-type="string" table:style-name="ce17">
            <text:p>sbi.09039@sbi.co.in</text:p>
          </table:table-cell>
          <table:table-cell office:value-type="float" office:value="3526" table:style-name="ce16">
            <text:p>3526</text:p>
          </table:table-cell>
          <table:table-cell office:value-type="float" office:value="206259" table:style-name="ce16">
            <text:p>20625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Hemtabad</text:p>
          </table:table-cell>
          <table:table-cell office:value-type="float" office:value="9320" table:style-name="ce16">
            <text:p>9320</text:p>
          </table:table-cell>
          <table:table-cell office:value-type="string" table:style-name="ce16">
            <text:p>The Branch Manager,State Bank of India,Hemtabad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44" table:style-name="ce16">
            <text:p>733144</text:p>
          </table:table-cell>
          <table:table-cell office:value-type="string" table:style-name="ce17">
            <text:p>sbi.09320@sbi.co.in</text:p>
          </table:table-cell>
          <table:table-cell office:value-type="float" office:value="3523" table:style-name="ce16">
            <text:p>3523</text:p>
          </table:table-cell>
          <table:table-cell office:value-type="float" office:value="221235" table:style-name="ce16">
            <text:p>22123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Rajibpur</text:p>
          </table:table-cell>
          <table:table-cell office:value-type="float" office:value="9401" table:style-name="ce16">
            <text:p>9401</text:p>
          </table:table-cell>
          <table:table-cell office:value-type="string" table:style-name="ce16">
            <text:p>The Branch Manager,State Bank of India,Rajipur</text:p>
          </table:table-cell>
          <table:table-cell office:value-type="string" table:style-name="ce16">
            <text:p>Dakshin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24" table:style-name="ce16">
            <text:p>733124</text:p>
          </table:table-cell>
          <table:table-cell office:value-type="string" table:style-name="ce17">
            <text:p>sbi.09401@sbi.co.in</text:p>
          </table:table-cell>
          <table:table-cell office:value-type="float" office:value="3521" table:style-name="ce16">
            <text:p>3521</text:p>
          </table:table-cell>
          <table:table-cell office:value-type="float" office:value="255025" table:style-name="ce16">
            <text:p>25502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Madanpur SAB</text:p>
          </table:table-cell>
          <table:table-cell office:value-type="float" office:value="9701" table:style-name="ce16">
            <text:p>9701</text:p>
          </table:table-cell>
          <table:table-cell office:value-type="string" table:style-name="ce16">
            <text:p>The Branch Manager,State Bank of India,Baghan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29" table:style-name="ce16">
            <text:p>733129</text:p>
          </table:table-cell>
          <table:table-cell office:value-type="string" table:style-name="ce17">
            <text:p>sbi.09701@sbi.co.in</text:p>
          </table:table-cell>
          <table:table-cell office:value-type="float" office:value="3523" table:style-name="ce16">
            <text:p>3523</text:p>
          </table:table-cell>
          <table:table-cell office:value-type="float" office:value="238240" table:style-name="ce16">
            <text:p>23824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Patharghata SAB</text:p>
          </table:table-cell>
          <table:table-cell office:value-type="float" office:value="9703" table:style-name="ce16">
            <text:p>9703</text:p>
          </table:table-cell>
          <table:table-cell office:value-type="string" table:style-name="ce16">
            <text:p>The Branch Manager,State Bank of India,Sudarshanagar</text:p>
          </table:table-cell>
          <table:table-cell office:value-type="string" table:style-name="ce16">
            <text:p>Dakshin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21" table:style-name="ce16">
            <text:p>733121</text:p>
          </table:table-cell>
          <table:table-cell office:value-type="string" table:style-name="ce17">
            <text:p>sbi.09703@sbi.co.in</text:p>
          </table:table-cell>
          <table:table-cell office:value-type="float" office:value="3524" table:style-name="ce16">
            <text:p>3524</text:p>
          </table:table-cell>
          <table:table-cell office:value-type="float" office:value="258067" table:style-name="ce16">
            <text:p>25806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Lakhipur</text:p>
          </table:table-cell>
          <table:table-cell office:value-type="float" office:value="9728" table:style-name="ce16">
            <text:p>9728</text:p>
          </table:table-cell>
          <table:table-cell office:value-type="string" table:style-name="ce16">
            <text:p>The Branch Manager,State Bank of India,Ramganj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207" table:style-name="ce16">
            <text:p>733207</text:p>
          </table:table-cell>
          <table:table-cell office:value-type="string" table:style-name="ce17">
            <text:p>sbi.09728@sbi.co.in</text:p>
          </table:table-cell>
          <table:table-cell office:value-type="float" office:value="3526" table:style-name="ce16">
            <text:p>3526</text:p>
          </table:table-cell>
          <table:table-cell office:value-type="float" office:value="260264" table:style-name="ce16">
            <text:p>260264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RASAKHOWA</text:p>
          </table:table-cell>
          <table:table-cell office:value-type="float" office:value="12404" table:style-name="ce16">
            <text:p>12404</text:p>
          </table:table-cell>
          <table:table-cell office:value-type="string" table:style-name="ce16">
            <text:p>The Branch Manager,State Bank of India,Rasakhowa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212" table:style-name="ce16">
            <text:p>733212</text:p>
          </table:table-cell>
          <table:table-cell office:value-type="string" table:style-name="ce17">
            <text:p>sbi.12404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Patiram</text:p>
          </table:table-cell>
          <table:table-cell office:value-type="float" office:value="12411" table:style-name="ce16">
            <text:p>12411</text:p>
          </table:table-cell>
          <table:table-cell office:value-type="string" table:style-name="ce16">
            <text:p>The Branch Manager,State Bank of India,Patiram</text:p>
          </table:table-cell>
          <table:table-cell office:value-type="string" table:style-name="ce16">
            <text:p>Dakshin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33" table:style-name="ce16">
            <text:p>733133</text:p>
          </table:table-cell>
          <table:table-cell office:value-type="string" table:style-name="ce17">
            <text:p>sbi.12411@sbi.co.in</text:p>
          </table:table-cell>
          <table:table-cell office:value-type="float" office:value="3522" table:style-name="ce16">
            <text:p>3522</text:p>
          </table:table-cell>
          <table:table-cell office:value-type="float" office:value="273060" table:style-name="ce16">
            <text:p>27306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Harirampur</text:p>
          </table:table-cell>
          <table:table-cell office:value-type="float" office:value="12413" table:style-name="ce16">
            <text:p>12413</text:p>
          </table:table-cell>
          <table:table-cell office:value-type="string" table:style-name="ce16">
            <text:p>The Branch Manager,State Bank of India,Harirampur</text:p>
          </table:table-cell>
          <table:table-cell office:value-type="string" table:style-name="ce16">
            <text:p>Dakshin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25" table:style-name="ce16">
            <text:p>733125</text:p>
          </table:table-cell>
          <table:table-cell office:value-type="string" table:style-name="ce17">
            <text:p>sbi.12413@sbi.co.in</text:p>
          </table:table-cell>
          <table:table-cell office:value-type="float" office:value="3524" table:style-name="ce16">
            <text:p>3524</text:p>
          </table:table-cell>
          <table:table-cell office:value-type="float" office:value="265670" table:style-name="ce16">
            <text:p>26567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Tapan</text:p>
          </table:table-cell>
          <table:table-cell office:value-type="float" office:value="12414" table:style-name="ce16">
            <text:p>12414</text:p>
          </table:table-cell>
          <table:table-cell office:value-type="string" table:style-name="ce16">
            <text:p>The Branch Manager,State Bank of India,Salas,Tapan</text:p>
          </table:table-cell>
          <table:table-cell office:value-type="string" table:style-name="ce16">
            <text:p>Dakshin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27" table:style-name="ce16">
            <text:p>733127</text:p>
          </table:table-cell>
          <table:table-cell office:value-type="string" table:style-name="ce17">
            <text:p>sbi.12414@sbi.co.in</text:p>
          </table:table-cell>
          <table:table-cell office:value-type="float" office:value="3521" table:style-name="ce16">
            <text:p>3521</text:p>
          </table:table-cell>
          <table:table-cell office:value-type="float" office:value="252842" table:style-name="ce16">
            <text:p>252842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HILI</text:p>
          </table:table-cell>
          <table:table-cell office:value-type="float" office:value="12415" table:style-name="ce16">
            <text:p>12415</text:p>
          </table:table-cell>
          <table:table-cell office:value-type="string" table:style-name="ce16">
            <text:p>The Branch Manager,State Bank of India,Hili 72 Prahar Nam jyogya Samity</text:p>
          </table:table-cell>
          <table:table-cell office:value-type="string" table:style-name="ce16">
            <text:p>Dakshin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26" table:style-name="ce16">
            <text:p>733126</text:p>
          </table:table-cell>
          <table:table-cell office:value-type="string" table:style-name="ce17">
            <text:p>sbi.12415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COLLEGE PARA- R</text:p>
          </table:table-cell>
          <table:table-cell office:value-type="float" office:value="12461" table:style-name="ce16">
            <text:p>12461</text:p>
          </table:table-cell>
          <table:table-cell office:value-type="string" table:style-name="ce16">
            <text:p>The Branch Manager,State Bank of India,Raiganj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34" table:style-name="ce16">
            <text:p>733134</text:p>
          </table:table-cell>
          <table:table-cell office:value-type="string" table:style-name="ce17">
            <text:p>sbi.12461@sbi.co.in</text:p>
          </table:table-cell>
          <table:table-cell office:value-type="float" office:value="3523" table:style-name="ce16">
            <text:p>3523</text:p>
          </table:table-cell>
          <table:table-cell office:value-type="float" office:value="241607" table:style-name="ce16">
            <text:p>24160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Itahar</text:p>
          </table:table-cell>
          <table:table-cell office:value-type="float" office:value="14077" table:style-name="ce16">
            <text:p>14077</text:p>
          </table:table-cell>
          <table:table-cell office:value-type="string" table:style-name="ce16">
            <text:p>The Branch Manager,State Bank of India,Milan Market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28" table:style-name="ce16">
            <text:p>733128</text:p>
          </table:table-cell>
          <table:table-cell office:value-type="string" table:style-name="ce17">
            <text:p>sbi.14077@sbi.co.in</text:p>
          </table:table-cell>
          <table:table-cell office:value-type="float" office:value="3523" table:style-name="ce16">
            <text:p>3523</text:p>
          </table:table-cell>
          <table:table-cell office:value-type="float" office:value="277081" table:style-name="ce16">
            <text:p>27708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BALURGHAT BAZAR</text:p>
          </table:table-cell>
          <table:table-cell office:value-type="float" office:value="14548" table:style-name="ce16">
            <text:p>14548</text:p>
          </table:table-cell>
          <table:table-cell office:value-type="string" table:style-name="ce16">
            <text:p>The Branch Manager,State Bank of India,Narayanpur</text:p>
          </table:table-cell>
          <table:table-cell office:value-type="string" table:style-name="ce16">
            <text:p>Dakshin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01" table:style-name="ce16">
            <text:p>733101</text:p>
          </table:table-cell>
          <table:table-cell office:value-type="string" table:style-name="ce17">
            <text:p>sbi.14548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PhulbariGangara</text:p>
          </table:table-cell>
          <table:table-cell office:value-type="float" office:value="15279" table:style-name="ce16">
            <text:p>15279</text:p>
          </table:table-cell>
          <table:table-cell office:value-type="string" table:style-name="ce16">
            <text:p>The Branch Manager,State Bank of India,Gangarampur</text:p>
          </table:table-cell>
          <table:table-cell office:value-type="string" table:style-name="ce16">
            <text:p>Dakshin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40" table:style-name="ce16">
            <text:p>733140</text:p>
          </table:table-cell>
          <table:table-cell office:value-type="string" table:style-name="ce17">
            <text:p>sbi15279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ISLAMPUR BAZAR</text:p>
          </table:table-cell>
          <table:table-cell office:value-type="float" office:value="15948" table:style-name="ce16">
            <text:p>15948</text:p>
          </table:table-cell>
          <table:table-cell office:value-type="string" table:style-name="ce16">
            <text:p>The Branch Manager,State Bank of India,Islampur Bazar</text:p>
          </table:table-cell>
          <table:table-cell office:value-type="string" table:style-name="ce16">
            <text:p>Uttar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202" table:style-name="ce16">
            <text:p>733202</text:p>
          </table:table-cell>
          <table:table-cell office:value-type="string" table:style-name="ce17">
            <text:p>sbi.15948@sbi.co.in</text:p>
          </table:table-cell>
          <table:table-cell office:value-type="float" office:value="3526" table:style-name="ce16">
            <text:p>3526</text:p>
          </table:table-cell>
          <table:table-cell office:value-type="float" office:value="256046" table:style-name="ce16">
            <text:p>25604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6344" table:style-name="ce16">
            <text:p>16344</text:p>
          </table:table-cell>
          <table:table-cell office:value-type="string" table:style-name="ce16">
            <text:p>RAGHUNATHPUR</text:p>
          </table:table-cell>
          <table:table-cell office:value-type="float" office:value="16774" table:style-name="ce16">
            <text:p>16774</text:p>
          </table:table-cell>
          <table:table-cell office:value-type="string" table:style-name="ce16">
            <text:p>The Branch Manager,State Bank of India,Raghunathpur Tank More</text:p>
          </table:table-cell>
          <table:table-cell office:value-type="string" table:style-name="ce16">
            <text:p>Dakshin Dinajpur</text:p>
          </table:table-cell>
          <table:table-cell office:value-type="string" table:style-name="ce16">
            <text:p>Dinajpur</text:p>
          </table:table-cell>
          <table:table-cell office:value-type="string" table:style-name="ce16">
            <text:p>WB</text:p>
          </table:table-cell>
          <table:table-cell office:value-type="float" office:value="733103" table:style-name="ce16">
            <text:p>733103</text:p>
          </table:table-cell>
          <table:table-cell office:value-type="string" table:style-name="ce17">
            <text:p>sbi.16674@sbi.co.in</text:p>
          </table:table-cell>
          <table:table-cell office:value-type="float" office:value="3522" table:style-name="ce16">
            <text:p>3522</text:p>
          </table:table-cell>
          <table:table-cell office:value-type="float" office:value="256020" table:style-name="ce16">
            <text:p>2560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Subhasganj</text:p>
          </table:table-cell>
          <table:table-cell office:value-type="float" office:value="18264" table:style-name="ce16">
            <text:p>18264</text:p>
          </table:table-cell>
          <table:table-cell office:value-type="string" table:style-name="ce16">
            <text:p>The Branch Manager,State Bank of India,Sarbajanin Durgabari Market Complex</text:p>
          </table:table-cell>
          <table:table-cell office:value-type="string" table:style-name="ce16">
            <text:p>Uttar Dinajpur</text:p>
          </table:table-cell>
          <table:table-cell table:style-name="ce16"/>
          <table:table-cell office:value-type="string" table:style-name="ce16">
            <text:p>WB</text:p>
          </table:table-cell>
          <table:table-cell office:value-type="float" office:value="733134" table:style-name="ce16">
            <text:p>733134</text:p>
          </table:table-cell>
          <table:table-cell office:value-type="string" table:style-name="ce17">
            <text:p>sbi.18264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table-cell office:value-type="string" table:number-columns-spanned="3" table:number-rows-spanned="26" table:style-name="ce36">
            <text:p>Regional Manager, State Bank of India, RBO-VI, SBI Cooch Behar Branch Premises, 1<text:span text:style-name="T4">st</text:span><text:s/>Floor, Cooch Behar – 736101</text:p>
          </table:table-cell>
          <table:covered-table-cell table:number-columns-repeated="2"/>
          <table:table-cell table:number-columns-spanned="1" table:number-rows-spanned="26" table:style-name="ce70"/>
          <table:table-cell office:value-type="float" office:value="18254" table:style-name="ce16">
            <text:p>18254</text:p>
          </table:table-cell>
          <table:table-cell office:value-type="string" table:style-name="ce16">
            <text:p>Bhatibari vill</text:p>
          </table:table-cell>
          <table:table-cell office:value-type="float" office:value="7142" table:style-name="ce16">
            <text:p>7142</text:p>
          </table:table-cell>
          <table:table-cell office:value-type="string" table:style-name="ce16">
            <text:p>The Branch Manager,State Bank of India,Bhatibari Via Alipurduar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6121" table:style-name="ce16">
            <text:p>736121</text:p>
          </table:table-cell>
          <table:table-cell office:value-type="string" table:style-name="ce17">
            <text:p>sbi.07142@sbi.co.in</text:p>
          </table:table-cell>
          <table:table-cell office:value-type="float" office:value="3564" table:style-name="ce16">
            <text:p>3564</text:p>
          </table:table-cell>
          <table:table-cell office:value-type="float" office:value="222203" table:style-name="ce16">
            <text:p>22220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KumargramVill.B</text:p>
          </table:table-cell>
          <table:table-cell office:value-type="float" office:value="7143" table:style-name="ce16">
            <text:p>7143</text:p>
          </table:table-cell>
          <table:table-cell office:value-type="string" table:style-name="ce16">
            <text:p>The Branch Manager,State Bank of India,PO Kumargram</text:p>
          </table:table-cell>
          <table:table-cell office:value-type="string" table:style-name="ce16">
            <text:p>Dist 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6203" table:style-name="ce16">
            <text:p>736203</text:p>
          </table:table-cell>
          <table:table-cell office:value-type="string" table:style-name="ce17">
            <text:p>sbi.07143@sbi.co.in</text:p>
          </table:table-cell>
          <table:table-cell office:value-type="float" office:value="3564" table:style-name="ce16">
            <text:p>3564</text:p>
          </table:table-cell>
          <table:table-cell office:value-type="float" office:value="252311" table:style-name="ce16">
            <text:p>2523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Barobhisa</text:p>
          </table:table-cell>
          <table:table-cell office:value-type="float" office:value="7144" table:style-name="ce16">
            <text:p>7144</text:p>
          </table:table-cell>
          <table:table-cell office:value-type="string" table:style-name="ce16">
            <text:p>The Branch Manager,State Bank of India,PO Barobisha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6207" table:style-name="ce16">
            <text:p>736207</text:p>
          </table:table-cell>
          <table:table-cell office:value-type="string" table:style-name="ce17">
            <text:p>sbi.07144@sbi.co.in</text:p>
          </table:table-cell>
          <table:table-cell office:value-type="float" office:value="3564" table:style-name="ce16">
            <text:p>3564</text:p>
          </table:table-cell>
          <table:table-cell office:value-type="float" office:value="263241" table:style-name="ce16">
            <text:p>26324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NewCochBeharVB</text:p>
          </table:table-cell>
          <table:table-cell office:value-type="float" office:value="7193" table:style-name="ce16">
            <text:p>7193</text:p>
          </table:table-cell>
          <table:table-cell office:value-type="string" table:style-name="ce16">
            <text:p>The Branch Manager,State Bank of India,New 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01" table:style-name="ce16">
            <text:p>736101</text:p>
          </table:table-cell>
          <table:table-cell office:value-type="string" table:style-name="ce17">
            <text:p>sbi.07193@sbi.co.in</text:p>
          </table:table-cell>
          <table:table-cell office:value-type="float" office:value="3582" table:style-name="ce16">
            <text:p>3582</text:p>
          </table:table-cell>
          <table:table-cell office:value-type="float" office:value="227858" table:style-name="ce16">
            <text:p>227858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Balarampur</text:p>
          </table:table-cell>
          <table:table-cell office:value-type="float" office:value="7294" table:style-name="ce16">
            <text:p>7294</text:p>
          </table:table-cell>
          <table:table-cell office:value-type="string" table:style-name="ce16">
            <text:p>The Branch Manager,State Bank of India,PO Balarampu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32" table:style-name="ce16">
            <text:p>736132</text:p>
          </table:table-cell>
          <table:table-cell office:value-type="string" table:style-name="ce17">
            <text:p>sbi.07294@sbi.co.in</text:p>
          </table:table-cell>
          <table:table-cell office:value-type="float" office:value="3582" table:style-name="ce16">
            <text:p>3582</text:p>
          </table:table-cell>
          <table:table-cell office:value-type="float" office:value="255210" table:style-name="ce16">
            <text:p>25521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Balika bandar</text:p>
          </table:table-cell>
          <table:table-cell office:value-type="float" office:value="8712" table:style-name="ce16">
            <text:p>8712</text:p>
          </table:table-cell>
          <table:table-cell office:value-type="string" table:style-name="ce16">
            <text:p>The Branch Manager,State Bank of India,PO Balika Band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35" table:style-name="ce16">
            <text:p>736135</text:p>
          </table:table-cell>
          <table:table-cell office:value-type="string" table:style-name="ce17">
            <text:p>sbi.08712@sbi.co.in</text:p>
          </table:table-cell>
          <table:table-cell office:value-type="float" office:value="3581" table:style-name="ce16">
            <text:p>3581</text:p>
          </table:table-cell>
          <table:table-cell office:value-type="float" office:value="244257" table:style-name="ce16">
            <text:p>24425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Alipurduars baz</text:p>
          </table:table-cell>
          <table:table-cell office:value-type="float" office:value="8713" table:style-name="ce16">
            <text:p>8713</text:p>
          </table:table-cell>
          <table:table-cell office:value-type="string" table:style-name="ce16">
            <text:p>The Branch Manager,State Bank of India,PO Alipurduar</text:p>
          </table:table-cell>
          <table:table-cell office:value-type="string" table:style-name="ce16">
            <text:p>Alipurduar</text:p>
          </table:table-cell>
          <table:table-cell office:value-type="string" table:style-name="ce16">
            <text:p>Alipurduar</text:p>
          </table:table-cell>
          <table:table-cell office:value-type="string" table:style-name="ce16">
            <text:p>WB</text:p>
          </table:table-cell>
          <table:table-cell office:value-type="float" office:value="736121" table:style-name="ce16">
            <text:p>736121</text:p>
          </table:table-cell>
          <table:table-cell office:value-type="string" table:style-name="ce17">
            <text:p>sbi.08713@sbi.co.in</text:p>
          </table:table-cell>
          <table:table-cell office:value-type="float" office:value="3564" table:style-name="ce16">
            <text:p>3564</text:p>
          </table:table-cell>
          <table:table-cell office:value-type="float" office:value="255219" table:style-name="ce16">
            <text:p>25521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Hazrahat</text:p>
          </table:table-cell>
          <table:table-cell office:value-type="float" office:value="8924" table:style-name="ce16">
            <text:p>8924</text:p>
          </table:table-cell>
          <table:table-cell office:value-type="string" table:style-name="ce16">
            <text:p>The Branch Manager,State Bank of India,Mathavanga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46" table:style-name="ce16">
            <text:p>736146</text:p>
          </table:table-cell>
          <table:table-cell office:value-type="string" table:style-name="ce17">
            <text:p>sbi.08924@sbi.co.in</text:p>
          </table:table-cell>
          <table:table-cell office:value-type="float" office:value="3583" table:style-name="ce16">
            <text:p>3583</text:p>
          </table:table-cell>
          <table:table-cell office:value-type="float" office:value="257211" table:style-name="ce16">
            <text:p>25721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Jayantir hat</text:p>
          </table:table-cell>
          <table:table-cell office:value-type="float" office:value="8925" table:style-name="ce16">
            <text:p>8925</text:p>
          </table:table-cell>
          <table:table-cell office:value-type="string" table:style-name="ce16">
            <text:p>The Branch Manager,State Bank of India,Patakomari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71" table:style-name="ce16">
            <text:p>736171</text:p>
          </table:table-cell>
          <table:table-cell office:value-type="string" table:style-name="ce17">
            <text:p>sbi.08925@sbi.co.in</text:p>
          </table:table-cell>
          <table:table-cell office:value-type="float" office:value="3583" table:style-name="ce16">
            <text:p>3583</text:p>
          </table:table-cell>
          <table:table-cell office:value-type="float" office:value="262316" table:style-name="ce16">
            <text:p>26231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Khoardanga</text:p>
          </table:table-cell>
          <table:table-cell office:value-type="float" office:value="8929" table:style-name="ce16">
            <text:p>8929</text:p>
          </table:table-cell>
          <table:table-cell office:value-type="string" table:style-name="ce16">
            <text:p>The Branch Manager,State Bank of India,Kamakha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6202" table:style-name="ce16">
            <text:p>736202</text:p>
          </table:table-cell>
          <table:table-cell office:value-type="string" table:style-name="ce17">
            <text:p>sbi.08929@sbi.co.in</text:p>
          </table:table-cell>
          <table:table-cell office:value-type="float" office:value="3564" table:style-name="ce16">
            <text:p>3564</text:p>
          </table:table-cell>
          <table:table-cell office:value-type="float" office:value="200146" table:style-name="ce16">
            <text:p>200146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AFS Hasimara</text:p>
          </table:table-cell>
          <table:table-cell office:value-type="float" office:value="8942" table:style-name="ce16">
            <text:p>8942</text:p>
          </table:table-cell>
          <table:table-cell office:value-type="string" table:style-name="ce16">
            <text:p>The Branch Manager,State Bank of India,Hasimara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5215" table:style-name="ce16">
            <text:p>735215</text:p>
          </table:table-cell>
          <table:table-cell office:value-type="string" table:style-name="ce17">
            <text:p>sbi.08942@sbi.co.in</text:p>
          </table:table-cell>
          <table:table-cell office:value-type="float" office:value="3566" table:style-name="ce16">
            <text:p>3566</text:p>
          </table:table-cell>
          <table:table-cell office:value-type="float" office:value="256001" table:style-name="ce16">
            <text:p>256001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Kherbarihat SAB</text:p>
          </table:table-cell>
          <table:table-cell office:value-type="float" office:value="9725" table:style-name="ce16">
            <text:p>9725</text:p>
          </table:table-cell>
          <table:table-cell office:value-type="string" table:style-name="ce16">
            <text:p>The Branch Manager,State Bank of India,Krishnaathdasgram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69" table:style-name="ce16">
            <text:p>736169</text:p>
          </table:table-cell>
          <table:table-cell office:value-type="string" table:style-name="ce17">
            <text:p>sbi.09725@sbi.co.in</text:p>
          </table:table-cell>
          <table:table-cell office:value-type="float" office:value="3582" table:style-name="ce16">
            <text:p>3582</text:p>
          </table:table-cell>
          <table:table-cell office:value-type="float" office:value="279153" table:style-name="ce16">
            <text:p>27915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Kursahat SAB</text:p>
          </table:table-cell>
          <table:table-cell office:value-type="float" office:value="9847" table:style-name="ce16">
            <text:p>9847</text:p>
          </table:table-cell>
          <table:table-cell office:value-type="string" table:style-name="ce16">
            <text:p>The Branch Manager,State Bank of India,Kursahat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68" table:style-name="ce16">
            <text:p>736168</text:p>
          </table:table-cell>
          <table:table-cell office:value-type="string" table:style-name="ce17">
            <text:p>sbi.09847@sbi.co.in</text:p>
          </table:table-cell>
          <table:table-cell office:value-type="float" office:value="3582" table:style-name="ce16">
            <text:p>3582</text:p>
          </table:table-cell>
          <table:table-cell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KhapaidangaKSAB</text:p>
          </table:table-cell>
          <table:table-cell office:value-type="float" office:value="9964" table:style-name="ce16">
            <text:p>9964</text:p>
          </table:table-cell>
          <table:table-cell office:value-type="string" table:style-name="ce16">
            <text:p>The Branch Manager,State Bank of India,Borokamath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33" table:style-name="ce16">
            <text:p>736133</text:p>
          </table:table-cell>
          <table:table-cell office:value-type="string" table:style-name="ce17">
            <text:p>sbi.09964@sbi.co.in</text:p>
          </table:table-cell>
          <table:table-cell office:value-type="float" office:value="3582" table:style-name="ce16">
            <text:p>3582</text:p>
          </table:table-cell>
          <table:table-cell office:value-type="float" office:value="236107" table:style-name="ce16">
            <text:p>236107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Marichbari SAB</text:p>
          </table:table-cell>
          <table:table-cell office:value-type="float" office:value="9977" table:style-name="ce16">
            <text:p>9977</text:p>
          </table:table-cell>
          <table:table-cell office:value-type="string" table:style-name="ce16">
            <text:p>The Branch Manager,State Bank of India,Kochabarihat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21" table:style-name="ce16">
            <text:p>736121</text:p>
          </table:table-cell>
          <table:table-cell office:value-type="string" table:style-name="ce17">
            <text:p>sbi.09977@sbi.co.in</text:p>
          </table:table-cell>
          <table:table-cell office:value-type="float" office:value="3561" table:style-name="ce16">
            <text:p>3561</text:p>
          </table:table-cell>
          <table:table-cell office:value-type="float" office:value="234920" table:style-name="ce16">
            <text:p>23492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AlipurduarRlyJn</text:p>
          </table:table-cell>
          <table:table-cell office:value-type="float" office:value="10044" table:style-name="ce16">
            <text:p>10044</text:p>
          </table:table-cell>
          <table:table-cell office:value-type="string" table:style-name="ce16">
            <text:p>The Branch Manager,State Bank of India,Alipurduar Jnct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6123" table:style-name="ce16">
            <text:p>736123</text:p>
          </table:table-cell>
          <table:table-cell office:value-type="string" table:style-name="ce17">
            <text:p>sbi.10044@sbi.co.in</text:p>
          </table:table-cell>
          <table:table-cell office:value-type="float" office:value="3564" table:style-name="ce16">
            <text:p>3564</text:p>
          </table:table-cell>
          <table:table-cell office:value-type="float" office:value="255825" table:style-name="ce16">
            <text:p>25582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Tufanganj</text:p>
          </table:table-cell>
          <table:table-cell office:value-type="float" office:value="11382" table:style-name="ce16">
            <text:p>11382</text:p>
          </table:table-cell>
          <table:table-cell office:value-type="string" table:style-name="ce16">
            <text:p>The Branch Manager,State Bank of India,Tufanganj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59" table:style-name="ce16">
            <text:p>736159</text:p>
          </table:table-cell>
          <table:table-cell office:value-type="string" table:style-name="ce17">
            <text:p>sbi.11382@sbi.co.in</text:p>
          </table:table-cell>
          <table:table-cell office:value-type="float" office:value="3582" table:style-name="ce16">
            <text:p>3582</text:p>
          </table:table-cell>
          <table:table-cell office:value-type="float" office:value="244015" table:style-name="ce16">
            <text:p>24401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Nishiganj</text:p>
          </table:table-cell>
          <table:table-cell office:value-type="float" office:value="11383" table:style-name="ce16">
            <text:p>11383</text:p>
          </table:table-cell>
          <table:table-cell office:value-type="string" table:style-name="ce16">
            <text:p>The Branch Manager,State Bank of India,Nishiganj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57" table:style-name="ce16">
            <text:p>736157</text:p>
          </table:table-cell>
          <table:table-cell office:value-type="string" table:style-name="ce17">
            <text:p>sbi.11383@sbi.co.in</text:p>
          </table:table-cell>
          <table:table-cell office:value-type="float" office:value="3583" table:style-name="ce16">
            <text:p>3583</text:p>
          </table:table-cell>
          <table:table-cell office:value-type="float" office:value="266740" table:style-name="ce16">
            <text:p>266740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KAMAKHYAGURI</text:p>
          </table:table-cell>
          <table:table-cell office:value-type="float" office:value="12409" table:style-name="ce16">
            <text:p>12409</text:p>
          </table:table-cell>
          <table:table-cell office:value-type="string" table:style-name="ce16">
            <text:p>The Branch Manager,State Bank of India,Kamkhya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Jalpaiguri</text:p>
          </table:table-cell>
          <table:table-cell office:value-type="string" table:style-name="ce16">
            <text:p>WB</text:p>
          </table:table-cell>
          <table:table-cell office:value-type="float" office:value="736202" table:style-name="ce16">
            <text:p>736202</text:p>
          </table:table-cell>
          <table:table-cell office:value-type="string" table:style-name="ce17">
            <text:p>sbi.12409@sbi.co.in</text:p>
          </table:table-cell>
          <table:table-cell office:value-type="float" office:value="3564" table:style-name="ce16">
            <text:p>3564</text:p>
          </table:table-cell>
          <table:table-cell office:value-type="float" office:value="260113" table:style-name="ce16">
            <text:p>260113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Baneswar</text:p>
          </table:table-cell>
          <table:table-cell office:value-type="float" office:value="13121" table:style-name="ce16">
            <text:p>13121</text:p>
          </table:table-cell>
          <table:table-cell office:value-type="string" table:style-name="ce16">
            <text:p>The Branch Manager,State Bank of India,Pundivari Road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33" table:style-name="ce16">
            <text:p>736133</text:p>
          </table:table-cell>
          <table:table-cell office:value-type="string" table:style-name="ce17">
            <text:p>sbi.13121@sbi.co.in</text:p>
          </table:table-cell>
          <table:table-cell office:value-type="float" office:value="3582" table:style-name="ce16">
            <text:p>3582</text:p>
          </table:table-cell>
          <table:table-cell office:value-type="float" office:value="242605" table:style-name="ce16">
            <text:p>242605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Sitai</text:p>
          </table:table-cell>
          <table:table-cell office:value-type="float" office:value="15042" table:style-name="ce16">
            <text:p>15042</text:p>
          </table:table-cell>
          <table:table-cell office:value-type="string" table:style-name="ce16">
            <text:p>The Branch Manager,State Bank of India,BDO Office Complex, Post Sitai</text:p>
          </table:table-cell>
          <table:table-cell office:value-type="string" table:style-name="ce16">
            <text:p>Coochbehar</text:p>
          </table:table-cell>
          <table:table-cell table:style-name="ce16"/>
          <table:table-cell office:value-type="string" table:style-name="ce16">
            <text:p>WB</text:p>
          </table:table-cell>
          <table:table-cell office:value-type="float" office:value="736167" table:style-name="ce16">
            <text:p>736167</text:p>
          </table:table-cell>
          <table:table-cell office:value-type="string" table:style-name="ce17">
            <text:p>sbi.15042@sbi.co.in</text:p>
          </table:table-cell>
          <table:table-cell table:number-columns-repeated="2" table:style-name="ce16"/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Dinhata Town</text:p>
          </table:table-cell>
          <table:table-cell office:value-type="float" office:value="15949" table:style-name="ce16">
            <text:p>15949</text:p>
          </table:table-cell>
          <table:table-cell office:value-type="string" table:style-name="ce16">
            <text:p>The Branch Manager,State Bank of India,Godhuli Baz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35" table:style-name="ce16">
            <text:p>736135</text:p>
          </table:table-cell>
          <table:table-cell office:value-type="string" table:style-name="ce17">
            <text:p>sbi.15949@sbi.co.in</text:p>
          </table:table-cell>
          <table:table-cell office:value-type="float" office:value="3581" table:style-name="ce16">
            <text:p>3581</text:p>
          </table:table-cell>
          <table:table-cell office:value-type="float" office:value="27789" table:style-name="ce16">
            <text:p>2778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R. R. N. Road</text:p>
          </table:table-cell>
          <table:table-cell office:value-type="float" office:value="15950" table:style-name="ce16">
            <text:p>15950</text:p>
          </table:table-cell>
          <table:table-cell office:value-type="string" table:style-name="ce16">
            <text:p>The Branch Manager,State Bank of India,RRN Road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15950@sbi.co.in</text:p>
          </table:table-cell>
          <table:table-cell office:value-type="float" office:value="3582" table:style-name="ce16">
            <text:p>3582</text:p>
          </table:table-cell>
          <table:table-cell office:value-type="float" office:value="229629" table:style-name="ce16">
            <text:p>229629</text:p>
          </table:table-cell>
          <table:table-cell table:number-columns-repeated="16369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New Tn,Cochbehr</text:p>
          </table:table-cell>
          <table:table-cell office:value-type="float" office:value="15951" table:style-name="ce16">
            <text:p>15951</text:p>
          </table:table-cell>
          <table:table-cell office:value-type="string" table:style-name="ce16">
            <text:p>The Branch Manager,State Bank of India,New Town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table:style-name="ce16"/>
          <table:table-cell office:value-type="string" table:style-name="ce17">
            <text:p>sbi.15951@sbi.co.in</text:p>
          </table:table-cell>
          <table:table-cell office:value-type="float" office:value="3582" table:style-name="ce16">
            <text:p>3582</text:p>
          </table:table-cell>
          <table:table-cell office:value-type="float" office:value="227858" table:style-name="ce16">
            <text:p>227858</text:p>
          </table:table-cell>
          <table:table-cell table:number-columns-repeated="1008" table:style-name="ce3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table:style-name="ce16"/>
          <table:table-cell office:value-type="string" table:style-name="ce16">
            <text:p>Pundibari</text:p>
          </table:table-cell>
          <table:table-cell office:value-type="float" office:value="18606" table:style-name="ce16">
            <text:p>18606</text:p>
          </table:table-cell>
          <table:table-cell office:value-type="string" table:style-name="ce16">
            <text:p>The Branch Manager, State Bank of India, Hoglabari, Uttar Banga Krishi Viswa Vidhyalaya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65" table:style-name="ce16">
            <text:p>736165</text:p>
          </table:table-cell>
          <table:table-cell office:value-type="string" table:style-name="ce17">
            <text:p>sbi.18606@sbi.co.in</text:p>
          </table:table-cell>
          <table:table-cell table:number-columns-repeated="2" table:style-name="ce16"/>
          <table:table-cell table:number-columns-repeated="1007" table:style-name="ce18"/>
          <table:table-cell table:style-name="ce19"/>
          <table:table-cell table:number-columns-repeated="15361"/>
        </table:table-row>
        <table:table-row table:style-name="ro6">
          <table:covered-table-cell/>
          <table:covered-table-cell table:number-columns-repeated="2"/>
          <table:covered-table-cell/>
          <table:table-cell office:value-type="float" office:value="18254" table:style-name="ce16">
            <text:p>18254</text:p>
          </table:table-cell>
          <table:table-cell office:value-type="string" table:style-name="ce16">
            <text:p>MATHABHANGA</text:p>
          </table:table-cell>
          <table:table-cell office:value-type="float" office:value="15952" table:style-name="ce16">
            <text:p>15952</text:p>
          </table:table-cell>
          <table:table-cell office:value-type="string" table:style-name="ce16">
            <text:p>The Branch Manager,State Bank of India,Moranga Road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Coochbehar</text:p>
          </table:table-cell>
          <table:table-cell office:value-type="string" table:style-name="ce16">
            <text:p>WB</text:p>
          </table:table-cell>
          <table:table-cell office:value-type="float" office:value="736146" table:style-name="ce16">
            <text:p>736146</text:p>
          </table:table-cell>
          <table:table-cell office:value-type="string" table:style-name="ce17">
            <text:p>sbi.15952@sbi.co.in</text:p>
          </table:table-cell>
          <table:table-cell office:value-type="float" office:value="3583" table:style-name="ce16">
            <text:p>3583</text:p>
          </table:table-cell>
          <table:table-cell office:value-type="float" office:value="256999" table:style-name="ce16">
            <text:p>256999</text:p>
          </table:table-cell>
          <table:table-cell table:number-columns-repeated="1008" table:style-name="ce3"/>
          <table:table-cell table:number-columns-repeated="15361"/>
        </table:table-row>
        <table:table-row table:style-name="ro28">
          <table:table-cell office:value-type="string" table:number-columns-spanned="3" table:number-rows-spanned="1" table:style-name="ce61">
            <text:p>Assistant General Manager, State Bank of India, RASMEC, Burdwan, Municipal market complex,Burdwan, 713101</text:p>
          </table:table-cell>
          <table:covered-table-cell table:number-columns-repeated="2"/>
          <table:table-cell table:style-name="ce9"/>
          <table:table-cell table:style-name="ce10"/>
          <table:table-cell office:value-type="string" table:style-name="ce16">
            <text:p>RASMECCC, Burdwan</text:p>
          </table:table-cell>
          <table:table-cell office:value-type="float" office:value="10264" table:style-name="ce16">
            <text:p>10264</text:p>
          </table:table-cell>
          <table:table-cell table:number-columns-repeated="5" table:style-name="ce8"/>
          <table:table-cell office:value-type="string" table:style-name="ce13">
            <text:p>sbi.10264@sbi.co.in</text:p>
          </table:table-cell>
          <table:table-cell office:value-type="float" office:value="342" table:style-name="ce8">
            <text:p>342</text:p>
          </table:table-cell>
          <table:table-cell office:value-type="float" office:value="22424102" table:style-name="ce8">
            <text:p>22424102</text:p>
          </table:table-cell>
          <table:table-cell table:number-columns-repeated="1008" table:style-name="ce3"/>
          <table:table-cell table:number-columns-repeated="15361"/>
        </table:table-row>
        <table:table-row table:style-name="ro29">
          <table:table-cell office:value-type="string" table:number-columns-spanned="3" table:number-rows-spanned="1" table:style-name="ce61">
            <text:p>Assistant General Manager, State Bank of India, RASMECCC, Asansol, 1st floor Bijoy Pal Sarani, 713304</text:p>
          </table:table-cell>
          <table:covered-table-cell table:number-columns-repeated="2"/>
          <table:table-cell table:style-name="ce9"/>
          <table:table-cell table:style-name="ce10"/>
          <table:table-cell office:value-type="string" table:style-name="ce16">
            <text:p>RASMECCC, Asansol</text:p>
          </table:table-cell>
          <table:table-cell office:value-type="float" office:value="10267" table:style-name="ce16">
            <text:p>10267</text:p>
          </table:table-cell>
          <table:table-cell table:number-columns-repeated="5" table:style-name="ce8"/>
          <table:table-cell office:value-type="string" table:style-name="ce13">
            <text:p>sbi.10267@sbi.co.in</text:p>
          </table:table-cell>
          <table:table-cell office:value-type="float" office:value="341" table:style-name="ce8">
            <text:p>341</text:p>
          </table:table-cell>
          <table:table-cell office:value-type="float" office:value="2257105" table:style-name="ce8">
            <text:p>2257105</text:p>
          </table:table-cell>
          <table:table-cell table:number-columns-repeated="1008" table:style-name="ce3"/>
          <table:table-cell table:number-columns-repeated="15361"/>
        </table:table-row>
        <table:table-row table:style-name="ro28">
          <table:table-cell office:value-type="string" table:number-columns-spanned="3" table:number-rows-spanned="1" table:style-name="ce61">
            <text:p>Assistant General Manager, State Bank of India,Durgapur BR Premises Complex Durgapur, Burdwan</text:p>
          </table:table-cell>
          <table:covered-table-cell table:number-columns-repeated="2"/>
          <table:table-cell table:style-name="ce9"/>
          <table:table-cell table:style-name="ce10"/>
          <table:table-cell office:value-type="string" table:style-name="ce16">
            <text:p>SMECCC Durgapur</text:p>
          </table:table-cell>
          <table:table-cell office:value-type="float" office:value="15748" table:style-name="ce16">
            <text:p>15748</text:p>
          </table:table-cell>
          <table:table-cell table:number-columns-repeated="5" table:style-name="ce8"/>
          <table:table-cell office:value-type="string" table:style-name="ce13">
            <text:p>sbi.15748@sbi.co.in</text:p>
          </table:table-cell>
          <table:table-cell office:value-type="float" office:value="343" table:style-name="ce8">
            <text:p>343</text:p>
          </table:table-cell>
          <table:table-cell office:value-type="float" office:value="2587739" table:style-name="ce8">
            <text:p>2587739</text:p>
          </table:table-cell>
          <table:table-cell table:number-columns-repeated="1008" table:style-name="ce3"/>
          <table:table-cell table:number-columns-repeated="15361"/>
        </table:table-row>
        <table:table-row table:style-name="ro30">
          <table:table-cell office:value-type="string" table:number-columns-spanned="3" table:number-rows-spanned="1" table:style-name="ce61">
            <text:p>Deputy General Manager (B&amp;O), Zonal Office Siliguri, Sky Star Building, Sevioke Road, Siliguri, PIN- 734001</text:p>
          </table:table-cell>
          <table:covered-table-cell table:number-columns-repeated="2"/>
          <table:table-cell table:style-name="ce9"/>
          <table:table-cell table:style-name="ce10"/>
          <table:table-cell office:value-type="string" table:style-name="ce16">
            <text:p>SMECCC Siliguri</text:p>
          </table:table-cell>
          <table:table-cell office:value-type="float" office:value="15747" table:style-name="ce16">
            <text:p>15747</text:p>
          </table:table-cell>
          <table:table-cell table:number-columns-repeated="3" table:style-name="ce8"/>
          <table:table-cell office:value-type="string" table:style-name="ce8">
            <text:p>.</text:p>
          </table:table-cell>
          <table:table-cell table:style-name="ce8"/>
          <table:table-cell office:value-type="string" table:style-name="ce13">
            <text:p>sbi.15747@sbi.co.in</text:p>
          </table:table-cell>
          <table:table-cell office:value-type="float" office:value="353" table:style-name="ce8">
            <text:p>353</text:p>
          </table:table-cell>
          <table:table-cell office:value-type="float" office:value="2435990" table:style-name="ce8">
            <text:p>2435990</text:p>
          </table:table-cell>
          <table:table-cell table:number-columns-repeated="1008" table:style-name="ce3"/>
          <table:table-cell table:number-columns-repeated="15361"/>
        </table:table-row>
        <table:table-row table:style-name="ro31">
          <table:table-cell office:value-type="string" table:number-columns-spanned="3" table:number-rows-spanned="1" table:style-name="ce61">
            <text:p>Deputy General Manager (B&amp;O), Zonal Office Siliguri, Sky Star Building, Sevioke Road, Siliguri, PIN- 734002</text:p>
          </table:table-cell>
          <table:covered-table-cell table:number-columns-repeated="2"/>
          <table:table-cell table:style-name="ce9"/>
          <table:table-cell table:style-name="ce10"/>
          <table:table-cell office:value-type="string" table:style-name="ce16">
            <text:p>RACPC Siliguri</text:p>
          </table:table-cell>
          <table:table-cell office:value-type="float" office:value="10268" table:style-name="ce16">
            <text:p>10268</text:p>
          </table:table-cell>
          <table:table-cell table:number-columns-repeated="5" table:style-name="ce8"/>
          <table:table-cell office:value-type="string" table:style-name="ce13">
            <text:p>sbi.10268@sbi.co.in</text:p>
          </table:table-cell>
          <table:table-cell office:value-type="float" office:value="353" table:style-name="ce8">
            <text:p>353</text:p>
          </table:table-cell>
          <table:table-cell office:value-type="float" office:value="2526413" table:style-name="ce8">
            <text:p>2526413</text:p>
          </table:table-cell>
          <table:table-cell table:number-columns-repeated="1008" table:style-name="ce3"/>
          <table:table-cell table:number-columns-repeated="15361"/>
        </table:table-row>
        <table:table-row table:number-rows-repeated="1048104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11" svg:font-family="Arial11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_32_2" style:display-name="20% - Accent1 2" style:family="table-cell" style:data-style-name="N36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Accent2_32_2" style:display-name="20% - Accent2 2" style:family="table-cell" style:data-style-name="N36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Accent3_32_2" style:display-name="20% - Accent3 2" style:family="table-cell" style:data-style-name="N36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Accent4_32_2" style:display-name="20% - Accent4 2" style:family="table-cell" style:data-style-name="N36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Accent5_32_2" style:display-name="20% - Accent5 2" style:family="table-cell" style:data-style-name="N36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Accent6_32_2" style:display-name="20% - Accent6 2" style:family="table-cell" style:data-style-name="N36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Accent1_32_2" style:display-name="40% - Accent1 2" style:family="table-cell" style:data-style-name="N36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2_32_2" style:display-name="40% - Accent2 2" style:family="table-cell" style:data-style-name="N36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Accent3_32_2" style:display-name="40% - Accent3 2" style:family="table-cell" style:data-style-name="N36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Accent4_32_2" style:display-name="40% - Accent4 2" style:family="table-cell" style:data-style-name="N36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Accent5_32_2" style:display-name="40% - Accent5 2" style:family="table-cell" style:data-style-name="N36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Accent6_32_2" style:display-name="40% - Accent6 2" style:family="table-cell" style:data-style-name="N36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Accent1_32_2" style:display-name="60% - Accent1 2" style:family="table-cell" style:data-style-name="N36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Accent2_32_2" style:display-name="60% - Accent2 2" style:family="table-cell" style:data-style-name="N36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Accent3_32_2" style:display-name="60% - Accent3 2" style:family="table-cell" style:data-style-name="N36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Accent4_32_2" style:display-name="60% - Accent4 2" style:family="table-cell" style:data-style-name="N36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Accent5_32_2" style:display-name="60% - Accent5 2" style:family="table-cell" style:data-style-name="N36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Accent6_32_2" style:display-name="60% - Accent6 2" style:family="table-cell" style:data-style-name="N36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Accent1_32_2" style:display-name="Accent1 2" style:family="table-cell" style:data-style-name="N36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Accent2_32_2" style:display-name="Accent2 2" style:family="table-cell" style:data-style-name="N36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Accent3_32_2" style:display-name="Accent3 2" style:family="table-cell" style:data-style-name="N36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Accent4_32_2" style:display-name="Accent4 2" style:family="table-cell" style:data-style-name="N36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Accent5_32_2" style:display-name="Accent5 2" style:family="table-cell" style:data-style-name="N36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Accent6_32_2" style:display-name="Accent6 2" style:family="table-cell" style:data-style-name="N36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Bad_32_2" style:display-name="Bad 2" style:family="table-cell" style:data-style-name="N36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Calculation_32_2" style:display-name="Calculation 2" style:family="table-cell" style:data-style-name="N36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heck_32_Cell_32_2" style:display-name="Check Cell 2" style:family="table-cell" style:data-style-name="N36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planatory_32_Text_32_2" style:display-name="Explanatory Text 2" style:family="table-cell" style:data-style-name="N36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Good_32_2" style:display-name="Good 2" style:family="table-cell" style:data-style-name="N36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_32_2" style:display-name="Heading 1 2" style:family="table-cell" style:data-style-name="N36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_32_2" style:display-name="Heading 2 2" style:family="table-cell" style:data-style-name="N36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_32_2" style:display-name="Heading 3 2" style:family="table-cell" style:data-style-name="N36">
      <style:table-cell-properties fo:border-top="none" fo:border-bottom="2pt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_32_4_32_2" style:display-name="Heading 4 2" style:family="table-cell" style:data-style-name="N36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_32_2" style:display-name="Hyperlink 2" style:family="table-cell" style:data-style-name="N36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36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Linked_32_Cell_32_2" style:display-name="Linked Cell 2" style:family="table-cell" style:data-style-name="N36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Neutral_32_2" style:display-name="Neutral 2" style:family="table-cell" style:data-style-name="N36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36">
      <style:table-cell-properties style:vertical-align="automatic"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Note_32_2" style:display-name="Note 2" style:family="table-cell" style:data-style-name="N36">
      <style:table-cell-properties fo:border="thin solid #C0C0C0" style:vertical-align="automatic" fo:background-color="#FFFFCC"/>
      <style:text-properties fo:font-size="10pt" style:font-size-asian="10pt" style:font-size-complex="10pt"/>
    </style:style>
    <style:style style:name="Output_32_2" style:display-name="Output 2" style:family="table-cell" style:data-style-name="N36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_32_2" style:display-name="Title 2" style:family="table-cell" style:data-style-name="N36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36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Warning_32_Text_32_2" style:display-name="Warning Text 2" style:family="table-cel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Vinod Kumar Gupta@4563344</meta:initial-creator>
    <dc:creator>Vinod Kumar Gupta@4563344</dc:creator>
    <meta:creation-date>2021-08-21T08:30:40Z</meta:creation-date>
    <dc:date>2023-02-04T11:35:15Z</dc:date>
    <meta:print-date>2017-08-16T12:30:45Z</meta:print-date>
    <meta:editing-cycles>85</meta:editing-cycles>
    <meta:editing-duration>PT165775S</meta:editing-duration>
    <meta:user-defined meta:name="Info 1"/>
    <meta:user-defined meta:name="Info 2"/>
    <meta:user-defined meta:name="Info 3"/>
    <meta:user-defined meta:name="Info 4"/>
  </office:meta>
</office:document-meta>
</file>